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7.9mm"/>
    </style:style>
    <style:style style:name="co4" style:family="table-column">
      <style:table-column-properties fo:break-before="auto" style:column-width="20.97mm"/>
    </style:style>
    <style:style style:name="co5" style:family="table-column">
      <style:table-column-properties fo:break-before="auto" style:column-width="19.86mm"/>
    </style:style>
    <style:style style:name="co6" style:family="table-column">
      <style:table-column-properties fo:break-before="auto" style:column-width="17.74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1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29mm" fo:break-before="auto" style:use-optimal-row-height="false"/>
    </style:style>
    <style:style style:name="ro5" style:family="table-row">
      <style:table-row-properties style:row-height="5.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order-bottom="0.99pt solid #000000" fo:background-color="#ffffff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99">
      <style:table-cell-properties fo:background-color="#ffffff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 style:data-style-name="N10099">
      <style:table-cell-properties fo:background-color="#ffffff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font-size-asian="8pt" style:language-asian="en" style:country-asian="US" style:font-style-asian="italic" style:font-weight-asian="normal" style:font-size-complex="8pt" style:language-complex="en" style:country-complex="US" style:font-style-complex="italic" style:font-weight-complex="normal"/>
    </style:style>
    <style:style style:name="ce16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2.49pt solid #000000" fo:background-color="#ffffff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58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5f_BuiltIn_5f_Percent" style:data-style-name="N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22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5f_BuiltIn_5f_Percent" style:data-style-name="N15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5f_BuiltIn_5f_Percent" style:data-style-name="N15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font-size="8pt" fo:font-weight="normal" style:text-underline-style="none" style:text-underline-color="font-color" fo:font-style="italic" style:text-outline="false" fo:text-shadow="none" style:font-size-asian="8pt" style:font-size-complex="8pt" style:font-weight-asian="normal" style:font-weight-complex="normal" style:font-style-asian="italic" style:font-style-complex="italic" style:text-emphasize="none"/>
    </style:style>
    <style:style style:name="T2" style:family="text">
      <style:text-properties fo:font-size="8pt" fo:font-weight="normal" fo:font-style="italic" style:text-outline="false" fo:text-shadow="none" style:font-size-asian="8pt" style:font-size-complex="8pt" style:font-weight-asian="normal" style:font-weight-complex="normal" style:font-style-asian="italic" style:font-style-complex="italic" style:text-emphasize="none" fo:color="#0000ff" style:text-underline-style="solid" style:text-underline-width="auto" style:text-underline-color="font-color"/>
    </style:style>
    <style:style style:name="T3" style:family="text">
      <style:text-properties fo:font-size="8pt" fo:font-weight="normal" fo:font-style="italic" style:text-outline="false" fo:text-shadow="none" style:font-size-asian="8pt" style:font-size-complex="8pt" style:font-weight-asian="normal" style:font-weight-complex="normal" style:font-style-asian="italic" style:font-style-complex="italic" style:text-emphasize="none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Load Classes" table:style-name="ta1" table:print="false">
        <table:table-column table:style-name="co1" table:number-columns-repeated="8" table:default-cell-style-name="ce2"/>
        <table:table-column table:style-name="co2" table:number-columns-repeated="1016" table:default-cell-style-name="ce2"/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/>
          <table:table-cell table:style-name="Default"/>
          <table:table-cell table:style-name="ce1" table:number-columns-repeated="6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3" office:value-type="string" calcext:value-type="string">
            <text:p>Object Viewer</text:p>
          </table:table-cell>
          <table:table-cell table:style-name="ce3"/>
          <table:table-cell table:style-name="ce1"/>
          <table:table-cell table:style-name="ce3" office:value-type="string" calcext:value-type="string">
            <text:p>Java Libraries and Classes</text:p>
          </table:table-cell>
          <table:table-cell table:style-name="ce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4" office:value-type="string" calcext:value-type="string">
            <text:p>Parameters:</text:p>
          </table:table-cell>
          <table:table-cell table:style-name="ce4"/>
          <table:table-cell table:style-name="ce1"/>
          <table:table-cell table:style-name="ce4" office:value-type="string" calcext:value-type="string">
            <text:p>Load classes from</text:p>
          </table:table-cell>
          <table:table-cell table:style-name="ce4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Visibility</text:p>
          </table:table-cell>
          <table:table-cell table:style-name="ce9" table:formula="of:=TRUE()" office:value-type="boolean" office:boolean-value="true" calcext:value-type="boolean">
            <text:p>WAHR</text:p>
          </table:table-cell>
          <table:table-cell table:style-name="ce1"/>
          <table:table-cell table:style-name="ce1" office:value-type="string" calcext:value-type="string">
            <text:p>Path:</text:p>
          </table:table-cell>
          <table:table-cell table:style-name="ce11" office:value-type="string" calcext:value-type="string">
            <text:p>../../bin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 table:number-columns-repeated="4"/>
          <table:table-cell table:style-name="ce1" office:value-type="string" calcext:value-type="string">
            <text:p>isRelative:</text:p>
          </table:table-cell>
          <table:table-cell table:style-name="ce12" table:formula="of:=TRUE()" office:value-type="boolean" office:boolean-value="true" calcext:value-type="boolean">
            <text:p>WAHR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4" office:value-type="string" calcext:value-type="string">
            <text:p>Result:</text:p>
          </table:table-cell>
          <table:table-cell table:style-name="ce4"/>
          <table:table-cell table:style-name="ce1" table:number-columns-repeated="5"/>
          <table:table-cell table:number-columns-repeated="1016"/>
        </table:table-row>
        <table:table-row table:style-name="ro2">
          <table:table-cell table:style-name="ce1"/>
          <table:table-cell table:style-name="ce5" table:formula="of:=INFO.OBBA.OBBA.OBCONTROLPANELSETVISIBLE([.C7])" office:value-type="boolean" office:boolean-value="true" calcext:value-type="boolean">
            <text:p>WAHR</text:p>
          </table:table-cell>
          <table:table-cell table:style-name="ce1" table:number-columns-repeated="2"/>
          <table:table-cell table:style-name="ce4" office:value-type="string" calcext:value-type="string">
            <text:p>Result:</text:p>
          </table:table-cell>
          <table:table-cell table:style-name="ce4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 table:number-columns-repeated="4"/>
          <table:table-cell table:style-name="ce1" office:value-type="string" calcext:value-type="string">
            <text:p>Loaded:</text:p>
          </table:table-cell>
          <table:table-cell table:style-name="ce1" table:formula="of:=INFO.OBBA.OBBA.OBADDCLASSES([.F7];[.F8])" office:value-type="string" office:string-value="/Users/fries/Documents/Development/Repositories/finmath experiments/spreadsheets/Pseudo Random and Low Discrepancy Sequences/../../bin" calcext:value-type="string">
            <text:p>/Users/fries/Documents/Development/Repositories/finmath experiments/spreadsheets/Pseudo Random and Low Discrepancy Sequences/../../bin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6" office:value-type="string" calcext:value-type="string">
            <text:p>Obba Version</text:p>
          </table:table-cell>
          <table:table-cell table:style-name="ce6"/>
          <table:table-cell table:style-name="ce1" table:number-columns-repeated="5"/>
          <table:table-cell table:number-columns-repeated="1016"/>
        </table:table-row>
        <table:table-row table:style-name="ro2">
          <table:table-cell table:style-name="ce1"/>
          <table:table-cell table:style-name="ce7" table:number-columns-repeated="2"/>
          <table:table-cell table:style-name="ce1"/>
          <table:table-cell table:style-name="ce4" office:value-type="string" calcext:value-type="string">
            <text:p>Load libraries from</text:p>
          </table:table-cell>
          <table:table-cell table:style-name="ce4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8" office:value-type="string" calcext:value-type="string">
            <text:p>Result:</text:p>
          </table:table-cell>
          <table:table-cell table:style-name="ce8"/>
          <table:table-cell table:style-name="ce1"/>
          <table:table-cell table:style-name="ce1" office:value-type="string" calcext:value-type="string">
            <text:p>Path:</text:p>
          </table:table-cell>
          <table:table-cell table:style-name="ce11" office:value-type="string" calcext:value-type="string">
            <text:p>../../lib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/>
          <table:table-cell table:style-name="ce7" office:value-type="string" calcext:value-type="string">
            <text:p>Version:</text:p>
          </table:table-cell>
          <table:table-cell table:style-name="ce7" table:formula="of:=INFO.OBBA.OBBA.OBGETPROPERTY(&quot;version&quot;)" office:value-type="string" office:string-value="5.0.2" calcext:value-type="string">
            <text:p>5.0.2</text:p>
          </table:table-cell>
          <table:table-cell table:style-name="ce1"/>
          <table:table-cell table:style-name="ce1" office:value-type="string" calcext:value-type="string">
            <text:p>isRelative:</text:p>
          </table:table-cell>
          <table:table-cell table:style-name="ce12" table:formula="of:=TRUE()" office:value-type="boolean" office:boolean-value="true" calcext:value-type="boolean">
            <text:p>WAHR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4" office:value-type="string" calcext:value-type="string">
            <text:p>Result:</text:p>
          </table:table-cell>
          <table:table-cell table:style-name="ce4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Loaded:</text:p>
          </table:table-cell>
          <table:table-cell table:style-name="ce1" table:formula="of:=INFO.OBBA.OBBA.OBADDALLJARS([.F15];[.F16])" office:value-type="string" office:string-value="/Users/fries/Documents/Development/Repositories/finmath experiments/spreadsheets/Pseudo Random and Low Discrepancy Sequences/../../lib" calcext:value-type="string">
            <text:p>/Users/fries/Documents/Development/Repositories/finmath experiments/spreadsheets/Pseudo Random and Low Discrepancy Sequences/../../lib</text:p>
          </table:table-cell>
          <table:table-cell table:style-name="ce1" table:number-columns-repeated="2"/>
          <table:table-cell table:number-columns-repeated="1016"/>
        </table:table-row>
        <table:table-row table:style-name="ro1" table:number-rows-repeated="2">
          <table:table-cell table:style-name="ce1" table:number-columns-repeated="8"/>
          <table:table-cell table:number-columns-repeated="1016"/>
        </table:table-row>
        <table:table-row table:style-name="ro3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 table:number-columns-repeated="3"/>
          <table:table-cell table:style-name="Default"/>
          <table:table-cell table:style-name="ce3" office:value-type="string" calcext:value-type="string">
            <text:p>Reference cell below to ensure lib is loaded:</text:p>
          </table:table-cell>
          <table:table-cell table:style-name="ce3"/>
          <table:table-cell table:style-name="Default"/>
          <table:table-cell table:number-columns-repeated="1017"/>
        </table:table-row>
        <table:table-row table:style-name="ro3">
          <table:table-cell table:number-columns-repeated="4"/>
          <table:table-cell table:style-name="ce10" table:formula="of:=IF(OR(ISERROR([.F11]);ISERROR([.F19]));NA();&quot;&quot;)">
            <text:p/>
          </table:table-cell>
          <table:table-cell table:style-name="ce1"/>
          <table:table-cell table:number-columns-repeated="1018"/>
        </table:table-row>
        <table:table-row table:style-name="ro3" table:number-rows-repeated="7">
          <table:table-cell table:number-columns-repeated="4"/>
          <table:table-cell table:style-name="ce1" table:number-columns-repeated="2"/>
          <table:table-cell table:number-columns-repeated="1018"/>
        </table:table-row>
        <table:table-row table:style-name="ro3">
          <table:table-cell table:number-columns-repeated="4"/>
          <table:table-cell table:style-name="ce1"/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nte Carlo Sequence" table:style-name="ta1" table:print="false">
        <table:table-column table:style-name="co3" table:number-columns-repeated="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4" table:number-columns-repeated="243" table:default-cell-style-name="Default"/>
        <table:table-column table:style-name="co6" table:number-columns-repeated="767" table:default-cell-style-name="Default"/>
        <table:table-row table:style-name="ro4">
          <table:table-cell table:style-name="ce1" table:number-columns-repeated="8"/>
          <table:table-cell table:style-name="ce11"/>
          <table:table-cell table:style-name="ce1" table:number-columns-repeated="3"/>
          <table:table-cell table:style-name="ce11" table:number-columns-repeated="2"/>
          <table:table-cell table:style-name="ce1" table:number-columns-repeated="243"/>
          <table:table-cell table:number-columns-repeated="767"/>
        </table:table-row>
        <table:table-row table:style-name="ro5">
          <table:table-cell table:style-name="ce13"/>
          <table:table-cell table:style-name="ce14" office:value-type="string" calcext:value-type="string">
            <text:p>This sheet illustrates the sampling of two dimensional (pseudo random) points from a (one dim) (pseudo) random number sequence</text:p>
          </table:table-cell>
          <table:table-cell table:style-name="ce13" table:number-columns-repeated="6"/>
          <table:table-cell table:style-name="ce21"/>
          <table:table-cell table:style-name="ce13" table:number-columns-repeated="3"/>
          <table:table-cell table:style-name="ce21" table:number-columns-repeated="2"/>
          <table:table-cell table:style-name="ce13" table:number-columns-repeated="1010"/>
        </table:table-row>
        <table:table-row table:style-name="ro4">
          <table:table-cell table:style-name="ce13"/>
          <table:table-cell table:style-name="ce15" office:value-type="string" calcext:value-type="string">
            <text:p><text:span text:style-name="T1">Note: This sheet requires Obba 3.0 ( </text:span><text:span text:style-name="T2">http://www.obba.info/</text:span><text:span text:style-name="T3"> )</text:span></text:p>
          </table:table-cell>
          <table:table-cell table:style-name="ce13" table:number-columns-repeated="6"/>
          <table:table-cell table:style-name="ce21"/>
          <table:table-cell table:style-name="ce13" table:number-columns-repeated="3"/>
          <table:table-cell table:style-name="ce21" table:number-columns-repeated="2"/>
          <table:table-cell table:style-name="ce13" table:number-columns-repeated="1010"/>
        </table:table-row>
        <table:table-row table:style-name="ro4">
          <table:table-cell table:style-name="ce1" table:number-columns-repeated="8"/>
          <table:table-cell table:style-name="ce11"/>
          <table:table-cell table:style-name="ce1" table:number-columns-repeated="3"/>
          <table:table-cell table:style-name="ce11" table:number-columns-repeated="2"/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/>
          <table:table-cell table:style-name="ce3" office:value-type="string" calcext:value-type="string">
            <text:p>Random Number Sequence</text:p>
          </table:table-cell>
          <table:table-cell table:style-name="ce3"/>
          <table:table-cell table:style-name="ce1" table:number-columns-repeated="4"/>
          <table:table-cell table:style-name="ce18" office:value-type="string" calcext:value-type="string">
            <text:p>Random Number Sequence</text:p>
          </table:table-cell>
          <table:table-cell table:style-name="ce22"/>
          <table:table-cell table:style-name="ce1"/>
          <table:table-cell table:style-name="ce18" office:value-type="string" calcext:value-type="string">
            <text:p>Random Number Sequence</text:p>
          </table:table-cell>
          <table:table-cell table:style-name="ce18"/>
          <table:table-cell table:style-name="ce22" table:number-columns-repeated="2"/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8"/>
          <table:table-cell table:style-name="ce11"/>
          <table:table-cell table:style-name="ce1" table:number-columns-repeated="3"/>
          <table:table-cell table:style-name="ce11" table:number-columns-repeated="2"/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/>
          <table:table-cell table:style-name="ce4" office:value-type="string" calcext:value-type="string">
            <text:p>Parameters:</text:p>
          </table:table-cell>
          <table:table-cell table:style-name="ce4"/>
          <table:table-cell table:style-name="ce1" table:number-columns-repeated="4"/>
          <table:table-cell table:style-name="ce19" office:value-type="string" calcext:value-type="string">
            <text:p>i</text:p>
          </table:table-cell>
          <table:table-cell table:style-name="ce23" office:value-type="string" calcext:value-type="string">
            <text:p>x</text:p>
          </table:table-cell>
          <table:table-cell table:style-name="ce25"/>
          <table:table-cell table:style-name="ce19" office:value-type="string" calcext:value-type="string">
            <text:p>i1</text:p>
          </table:table-cell>
          <table:table-cell table:style-name="ce19" office:value-type="string" calcext:value-type="string">
            <text:p>i2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string" calcext:value-type="string">
            <text:p>x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/>
          <table:table-cell table:style-name="ce1" office:value-type="string" calcext:value-type="string">
            <text:p>seed</text:p>
          </table:table-cell>
          <table:table-cell table:style-name="ce17" office:value-type="float" office:value="5634" calcext:value-type="float">
            <text:p>5634</text:p>
          </table:table-cell>
          <table:table-cell table:style-name="ce1" table:number-columns-repeated="4"/>
          <table:table-cell table:style-name="ce20" office:value-type="float" office:value="0" calcext:value-type="float">
            <text:p>0</text:p>
          </table:table-cell>
          <table:table-cell table:style-name="ce24" table:formula="of:=INFO.OBBA.OBBA.OBGET(INFO.OBBA.OBBA.OBCALL(&quot;&quot;;[.$B$12];&quot;getRandomNumber&quot;;INFO.OBBA.OBBA.OBMAKE(&quot;&quot;;&quot;int&quot;;[.H8])))" office:value-type="float" office:value="0.491266787041796" calcext:value-type="float">
            <text:p>0,491</text:p>
          </table:table-cell>
          <table:table-cell table:style-name="ce1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formula="of:=INFO.OBBA.OBBA.OBGET(INFO.OBBA.OBBA.OBCALL(&quot;&quot;;[.$B$12];&quot;getRandomNumber&quot;;INFO.OBBA.OBBA.OBMAKE(&quot;&quot;;&quot;int&quot;;[.K8])))" office:value-type="float" office:value="0.491266787041796" calcext:value-type="float">
            <text:p>0,491</text:p>
          </table:table-cell>
          <table:table-cell table:style-name="ce24" table:formula="of:=INFO.OBBA.OBBA.OBGET(INFO.OBBA.OBBA.OBCALL(&quot;&quot;;[.$B$12];&quot;getRandomNumber&quot;;INFO.OBBA.OBBA.OBMAKE(&quot;&quot;;&quot;int&quot;;[.L8])))" office:value-type="float" office:value="0.319959716378707" calcext:value-type="float">
            <text:p>0,32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/>
          <table:table-cell table:style-name="ce1" office:value-type="string" calcext:value-type="string">
            <text:p>length</text:p>
          </table:table-cell>
          <table:table-cell table:style-name="ce17" office:value-type="float" office:value="1000" calcext:value-type="float">
            <text:p>1000</text:p>
          </table:table-cell>
          <table:table-cell table:style-name="ce1" table:number-columns-repeated="4"/>
          <table:table-cell table:style-name="ce20" office:value-type="float" office:value="1" calcext:value-type="float">
            <text:p>1</text:p>
          </table:table-cell>
          <table:table-cell table:style-name="ce24" table:formula="of:=INFO.OBBA.OBBA.OBGET(INFO.OBBA.OBBA.OBCALL(&quot;&quot;;[.$B$12];&quot;getRandomNumber&quot;;INFO.OBBA.OBBA.OBMAKE(&quot;&quot;;&quot;int&quot;;[.H9])))" office:value-type="float" office:value="0.319959716378707" calcext:value-type="float">
            <text:p>0,320</text:p>
          </table:table-cell>
          <table:table-cell table:style-name="ce1"/>
          <table:table-cell table:style-name="ce20" table:formula="of:=[.K8]+2" office:value-type="float" office:value="2" calcext:value-type="float">
            <text:p>2</text:p>
          </table:table-cell>
          <table:table-cell table:style-name="ce20" table:formula="of:=[.L8]+2" office:value-type="float" office:value="3" calcext:value-type="float">
            <text:p>3</text:p>
          </table:table-cell>
          <table:table-cell table:style-name="ce24" table:formula="of:=INFO.OBBA.OBBA.OBGET(INFO.OBBA.OBBA.OBCALL(&quot;&quot;;[.$B$12];&quot;getRandomNumber&quot;;INFO.OBBA.OBBA.OBMAKE(&quot;&quot;;&quot;int&quot;;[.K9])))" office:value-type="float" office:value="0.862761712262768" calcext:value-type="float">
            <text:p>0,863</text:p>
          </table:table-cell>
          <table:table-cell table:style-name="ce24" table:formula="of:=INFO.OBBA.OBBA.OBGET(INFO.OBBA.OBBA.OBCALL(&quot;&quot;;[.$B$12];&quot;getRandomNumber&quot;;INFO.OBBA.OBBA.OBMAKE(&quot;&quot;;&quot;int&quot;;[.L9])))" office:value-type="float" office:value="0.152408127678771" calcext:value-type="float">
            <text:p>0,15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" calcext:value-type="float">
            <text:p>2</text:p>
          </table:table-cell>
          <table:table-cell table:style-name="ce24" table:formula="of:=INFO.OBBA.OBBA.OBGET(INFO.OBBA.OBBA.OBCALL(&quot;&quot;;[.$B$12];&quot;getRandomNumber&quot;;INFO.OBBA.OBBA.OBMAKE(&quot;&quot;;&quot;int&quot;;[.H10])))" office:value-type="float" office:value="0.862761712262768" calcext:value-type="float">
            <text:p>0,863</text:p>
          </table:table-cell>
          <table:table-cell table:style-name="ce1"/>
          <table:table-cell table:style-name="ce20" table:formula="of:=[.K9]+2" office:value-type="float" office:value="4" calcext:value-type="float">
            <text:p>4</text:p>
          </table:table-cell>
          <table:table-cell table:style-name="ce20" table:formula="of:=[.L9]+2" office:value-type="float" office:value="5" calcext:value-type="float">
            <text:p>5</text:p>
          </table:table-cell>
          <table:table-cell table:style-name="ce24" table:formula="of:=INFO.OBBA.OBBA.OBGET(INFO.OBBA.OBBA.OBCALL(&quot;&quot;;[.$B$12];&quot;getRandomNumber&quot;;INFO.OBBA.OBBA.OBMAKE(&quot;&quot;;&quot;int&quot;;[.K10])))" office:value-type="float" office:value="0.483554868775577" calcext:value-type="float">
            <text:p>0,484</text:p>
          </table:table-cell>
          <table:table-cell table:style-name="ce24" table:formula="of:=INFO.OBBA.OBBA.OBGET(INFO.OBBA.OBBA.OBCALL(&quot;&quot;;[.$B$12];&quot;getRandomNumber&quot;;INFO.OBBA.OBBA.OBMAKE(&quot;&quot;;&quot;int&quot;;[.L10])))" office:value-type="float" office:value="0.195723697013806" calcext:value-type="float">
            <text:p>0,19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/>
          <table:table-cell table:style-name="ce4" office:value-type="string" calcext:value-type="string">
            <text:p>Object:</text:p>
          </table:table-cell>
          <table:table-cell table:style-name="ce4"/>
          <table:table-cell table:style-name="ce1" table:number-columns-repeated="4"/>
          <table:table-cell table:style-name="ce20" office:value-type="float" office:value="3" calcext:value-type="float">
            <text:p>3</text:p>
          </table:table-cell>
          <table:table-cell table:style-name="ce24" table:formula="of:=INFO.OBBA.OBBA.OBGET(INFO.OBBA.OBBA.OBCALL(&quot;&quot;;[.$B$12];&quot;getRandomNumber&quot;;INFO.OBBA.OBBA.OBMAKE(&quot;&quot;;&quot;int&quot;;[.H11])))" office:value-type="float" office:value="0.152408127678771" calcext:value-type="float">
            <text:p>0,152</text:p>
          </table:table-cell>
          <table:table-cell table:style-name="ce1"/>
          <table:table-cell table:style-name="ce20" table:formula="of:=[.K10]+2" office:value-type="float" office:value="6" calcext:value-type="float">
            <text:p>6</text:p>
          </table:table-cell>
          <table:table-cell table:style-name="ce20" table:formula="of:=[.L10]+2" office:value-type="float" office:value="7" calcext:value-type="float">
            <text:p>7</text:p>
          </table:table-cell>
          <table:table-cell table:style-name="ce24" table:formula="of:=INFO.OBBA.OBBA.OBGET(INFO.OBBA.OBBA.OBCALL(&quot;&quot;;[.$B$12];&quot;getRandomNumber&quot;;INFO.OBBA.OBBA.OBMAKE(&quot;&quot;;&quot;int&quot;;[.K11])))" office:value-type="float" office:value="0.900331867616665" calcext:value-type="float">
            <text:p>0,900</text:p>
          </table:table-cell>
          <table:table-cell table:style-name="ce24" table:formula="of:=INFO.OBBA.OBBA.OBGET(INFO.OBBA.OBBA.OBCALL(&quot;&quot;;[.$B$12];&quot;getRandomNumber&quot;;INFO.OBBA.OBBA.OBMAKE(&quot;&quot;;&quot;int&quot;;[.L11])))" office:value-type="float" office:value="0.691717788948182" calcext:value-type="float">
            <text:p>0,69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/>
          <table:table-cell table:style-name="ce16" table:formula="of:=INFO.OBBA.OBBA.OBMAKE(&quot;monteCarloSequence&quot;;obLibs&amp;&quot;net.finmath.experiments.montecarlo.randomnumbers.PseudoRandomNumberSequence&quot;;INFO.OBBA.OBBA.OBMAKE(&quot;&quot;;&quot;long&quot;;[.C8]);INFO.OBBA.OBBA.OBMAKE(&quot;&quot;;&quot;int&quot;;[.C9]))" office:value-type="string" office:string-value="monteCarloSequence &#10;[29551]" calcext:value-type="string">
            <text:p>monteCarloSequence </text:p>
            <text:p>[29551]</text:p>
          </table:table-cell>
          <table:table-cell table:style-name="ce1" table:number-columns-repeated="5"/>
          <table:table-cell table:style-name="ce20" office:value-type="float" office:value="4" calcext:value-type="float">
            <text:p>4</text:p>
          </table:table-cell>
          <table:table-cell table:style-name="ce24" table:formula="of:=INFO.OBBA.OBBA.OBGET(INFO.OBBA.OBBA.OBCALL(&quot;&quot;;[.$B$12];&quot;getRandomNumber&quot;;INFO.OBBA.OBBA.OBMAKE(&quot;&quot;;&quot;int&quot;;[.H12])))" office:value-type="float" office:value="0.483554868775577" calcext:value-type="float">
            <text:p>0,484</text:p>
          </table:table-cell>
          <table:table-cell table:style-name="ce1"/>
          <table:table-cell table:style-name="ce20" table:formula="of:=[.K11]+2" office:value-type="float" office:value="8" calcext:value-type="float">
            <text:p>8</text:p>
          </table:table-cell>
          <table:table-cell table:style-name="ce20" table:formula="of:=[.L11]+2" office:value-type="float" office:value="9" calcext:value-type="float">
            <text:p>9</text:p>
          </table:table-cell>
          <table:table-cell table:style-name="ce24" table:formula="of:=INFO.OBBA.OBBA.OBGET(INFO.OBBA.OBBA.OBCALL(&quot;&quot;;[.$B$12];&quot;getRandomNumber&quot;;INFO.OBBA.OBBA.OBMAKE(&quot;&quot;;&quot;int&quot;;[.K12])))" office:value-type="float" office:value="0.412798977810858" calcext:value-type="float">
            <text:p>0,413</text:p>
          </table:table-cell>
          <table:table-cell table:style-name="ce24" table:formula="of:=INFO.OBBA.OBBA.OBGET(INFO.OBBA.OBBA.OBCALL(&quot;&quot;;[.$B$12];&quot;getRandomNumber&quot;;INFO.OBBA.OBBA.OBMAKE(&quot;&quot;;&quot;int&quot;;[.L12])))" office:value-type="float" office:value="0.311580323425579" calcext:value-type="float">
            <text:p>0,31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/>
          <table:table-cell table:style-name="ce1">
            <draw:frame table:end-cell-address="'Monte Carlo Sequence'.G31" table:end-x="12mm" table:end-y="0.84mm" draw:z-index="0" draw:style-name="gr1" draw:text-style-name="P1" svg:width="110.18mm" svg:height="74.41mm" svg:x="0.56mm" svg:y="3.6mm">
              <draw:object draw:notify-on-update-of-ranges="'Monte Carlo Sequence'.M8:'Monte Carlo Sequence'.M507 'Monte Carlo Sequence'.N8:'Monte Carlo Sequence'.N50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5"/>
          <table:table-cell table:style-name="ce20" office:value-type="float" office:value="5" calcext:value-type="float">
            <text:p>5</text:p>
          </table:table-cell>
          <table:table-cell table:style-name="ce24" table:formula="of:=INFO.OBBA.OBBA.OBGET(INFO.OBBA.OBBA.OBCALL(&quot;&quot;;[.$B$12];&quot;getRandomNumber&quot;;INFO.OBBA.OBBA.OBMAKE(&quot;&quot;;&quot;int&quot;;[.H13])))" office:value-type="float" office:value="0.195723697013806" calcext:value-type="float">
            <text:p>0,196</text:p>
          </table:table-cell>
          <table:table-cell table:style-name="ce1"/>
          <table:table-cell table:style-name="ce20" table:formula="of:=[.K12]+2" office:value-type="float" office:value="10" calcext:value-type="float">
            <text:p>10</text:p>
          </table:table-cell>
          <table:table-cell table:style-name="ce20" table:formula="of:=[.L12]+2" office:value-type="float" office:value="11" calcext:value-type="float">
            <text:p>11</text:p>
          </table:table-cell>
          <table:table-cell table:style-name="ce24" table:formula="of:=INFO.OBBA.OBBA.OBGET(INFO.OBBA.OBBA.OBCALL(&quot;&quot;;[.$B$12];&quot;getRandomNumber&quot;;INFO.OBBA.OBBA.OBMAKE(&quot;&quot;;&quot;int&quot;;[.K13])))" office:value-type="float" office:value="0.137926740950651" calcext:value-type="float">
            <text:p>0,138</text:p>
          </table:table-cell>
          <table:table-cell table:style-name="ce24" table:formula="of:=INFO.OBBA.OBBA.OBGET(INFO.OBBA.OBBA.OBCALL(&quot;&quot;;[.$B$12];&quot;getRandomNumber&quot;;INFO.OBBA.OBBA.OBMAKE(&quot;&quot;;&quot;int&quot;;[.L13])))" office:value-type="float" office:value="0.576877784020538" calcext:value-type="float">
            <text:p>0,57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" calcext:value-type="float">
            <text:p>6</text:p>
          </table:table-cell>
          <table:table-cell table:style-name="ce24" table:formula="of:=INFO.OBBA.OBBA.OBGET(INFO.OBBA.OBBA.OBCALL(&quot;&quot;;[.$B$12];&quot;getRandomNumber&quot;;INFO.OBBA.OBBA.OBMAKE(&quot;&quot;;&quot;int&quot;;[.H14])))" office:value-type="float" office:value="0.900331867616665" calcext:value-type="float">
            <text:p>0,900</text:p>
          </table:table-cell>
          <table:table-cell table:style-name="ce1"/>
          <table:table-cell table:style-name="ce20" table:formula="of:=[.K13]+2" office:value-type="float" office:value="12" calcext:value-type="float">
            <text:p>12</text:p>
          </table:table-cell>
          <table:table-cell table:style-name="ce20" table:formula="of:=[.L13]+2" office:value-type="float" office:value="13" calcext:value-type="float">
            <text:p>13</text:p>
          </table:table-cell>
          <table:table-cell table:style-name="ce24" table:formula="of:=INFO.OBBA.OBBA.OBGET(INFO.OBBA.OBBA.OBCALL(&quot;&quot;;[.$B$12];&quot;getRandomNumber&quot;;INFO.OBBA.OBBA.OBMAKE(&quot;&quot;;&quot;int&quot;;[.K14])))" office:value-type="float" office:value="0.332206094016582" calcext:value-type="float">
            <text:p>0,332</text:p>
          </table:table-cell>
          <table:table-cell table:style-name="ce24" table:formula="of:=INFO.OBBA.OBBA.OBGET(INFO.OBBA.OBBA.OBCALL(&quot;&quot;;[.$B$12];&quot;getRandomNumber&quot;;INFO.OBBA.OBBA.OBMAKE(&quot;&quot;;&quot;int&quot;;[.L14])))" office:value-type="float" office:value="0.890922290687735" calcext:value-type="float">
            <text:p>0,89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" calcext:value-type="float">
            <text:p>7</text:p>
          </table:table-cell>
          <table:table-cell table:style-name="ce24" table:formula="of:=INFO.OBBA.OBBA.OBGET(INFO.OBBA.OBBA.OBCALL(&quot;&quot;;[.$B$12];&quot;getRandomNumber&quot;;INFO.OBBA.OBBA.OBMAKE(&quot;&quot;;&quot;int&quot;;[.H15])))" office:value-type="float" office:value="0.691717788948182" calcext:value-type="float">
            <text:p>0,692</text:p>
          </table:table-cell>
          <table:table-cell table:style-name="ce1"/>
          <table:table-cell table:style-name="ce20" table:formula="of:=[.K14]+2" office:value-type="float" office:value="14" calcext:value-type="float">
            <text:p>14</text:p>
          </table:table-cell>
          <table:table-cell table:style-name="ce20" table:formula="of:=[.L14]+2" office:value-type="float" office:value="15" calcext:value-type="float">
            <text:p>15</text:p>
          </table:table-cell>
          <table:table-cell table:style-name="ce24" table:formula="of:=INFO.OBBA.OBBA.OBGET(INFO.OBBA.OBBA.OBCALL(&quot;&quot;;[.$B$12];&quot;getRandomNumber&quot;;INFO.OBBA.OBBA.OBMAKE(&quot;&quot;;&quot;int&quot;;[.K15])))" office:value-type="float" office:value="0.444858204329473" calcext:value-type="float">
            <text:p>0,445</text:p>
          </table:table-cell>
          <table:table-cell table:style-name="ce24" table:formula="of:=INFO.OBBA.OBBA.OBGET(INFO.OBBA.OBBA.OBCALL(&quot;&quot;;[.$B$12];&quot;getRandomNumber&quot;;INFO.OBBA.OBBA.OBMAKE(&quot;&quot;;&quot;int&quot;;[.L15])))" office:value-type="float" office:value="0.345015513634154" calcext:value-type="float">
            <text:p>0,34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" calcext:value-type="float">
            <text:p>8</text:p>
          </table:table-cell>
          <table:table-cell table:style-name="ce24" table:formula="of:=INFO.OBBA.OBBA.OBGET(INFO.OBBA.OBBA.OBCALL(&quot;&quot;;[.$B$12];&quot;getRandomNumber&quot;;INFO.OBBA.OBBA.OBMAKE(&quot;&quot;;&quot;int&quot;;[.H16])))" office:value-type="float" office:value="0.412798977810858" calcext:value-type="float">
            <text:p>0,413</text:p>
          </table:table-cell>
          <table:table-cell table:style-name="ce1"/>
          <table:table-cell table:style-name="ce20" table:formula="of:=[.K15]+2" office:value-type="float" office:value="16" calcext:value-type="float">
            <text:p>16</text:p>
          </table:table-cell>
          <table:table-cell table:style-name="ce20" table:formula="of:=[.L15]+2" office:value-type="float" office:value="17" calcext:value-type="float">
            <text:p>17</text:p>
          </table:table-cell>
          <table:table-cell table:style-name="ce24" table:formula="of:=INFO.OBBA.OBBA.OBGET(INFO.OBBA.OBBA.OBCALL(&quot;&quot;;[.$B$12];&quot;getRandomNumber&quot;;INFO.OBBA.OBBA.OBMAKE(&quot;&quot;;&quot;int&quot;;[.K16])))" office:value-type="float" office:value="0.105668937555207" calcext:value-type="float">
            <text:p>0,106</text:p>
          </table:table-cell>
          <table:table-cell table:style-name="ce24" table:formula="of:=INFO.OBBA.OBBA.OBGET(INFO.OBBA.OBBA.OBCALL(&quot;&quot;;[.$B$12];&quot;getRandomNumber&quot;;INFO.OBBA.OBBA.OBMAKE(&quot;&quot;;&quot;int&quot;;[.L16])))" office:value-type="float" office:value="0.684963177841517" calcext:value-type="float">
            <text:p>0,68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" calcext:value-type="float">
            <text:p>9</text:p>
          </table:table-cell>
          <table:table-cell table:style-name="ce24" table:formula="of:=INFO.OBBA.OBBA.OBGET(INFO.OBBA.OBBA.OBCALL(&quot;&quot;;[.$B$12];&quot;getRandomNumber&quot;;INFO.OBBA.OBBA.OBMAKE(&quot;&quot;;&quot;int&quot;;[.H17])))" office:value-type="float" office:value="0.311580323425579" calcext:value-type="float">
            <text:p>0,312</text:p>
          </table:table-cell>
          <table:table-cell table:style-name="ce1"/>
          <table:table-cell table:style-name="ce20" table:formula="of:=[.K16]+2" office:value-type="float" office:value="18" calcext:value-type="float">
            <text:p>18</text:p>
          </table:table-cell>
          <table:table-cell table:style-name="ce20" table:formula="of:=[.L16]+2" office:value-type="float" office:value="19" calcext:value-type="float">
            <text:p>19</text:p>
          </table:table-cell>
          <table:table-cell table:style-name="ce24" table:formula="of:=INFO.OBBA.OBBA.OBGET(INFO.OBBA.OBBA.OBCALL(&quot;&quot;;[.$B$12];&quot;getRandomNumber&quot;;INFO.OBBA.OBBA.OBMAKE(&quot;&quot;;&quot;int&quot;;[.K17])))" office:value-type="float" office:value="0.319535147953779" calcext:value-type="float">
            <text:p>0,320</text:p>
          </table:table-cell>
          <table:table-cell table:style-name="ce24" table:formula="of:=INFO.OBBA.OBBA.OBGET(INFO.OBBA.OBBA.OBCALL(&quot;&quot;;[.$B$12];&quot;getRandomNumber&quot;;INFO.OBBA.OBBA.OBMAKE(&quot;&quot;;&quot;int&quot;;[.L17])))" office:value-type="float" office:value="0.69428491211106" calcext:value-type="float">
            <text:p>0,69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" calcext:value-type="float">
            <text:p>10</text:p>
          </table:table-cell>
          <table:table-cell table:style-name="ce24" table:formula="of:=INFO.OBBA.OBBA.OBGET(INFO.OBBA.OBBA.OBCALL(&quot;&quot;;[.$B$12];&quot;getRandomNumber&quot;;INFO.OBBA.OBBA.OBMAKE(&quot;&quot;;&quot;int&quot;;[.H18])))" office:value-type="float" office:value="0.137926740950651" calcext:value-type="float">
            <text:p>0,138</text:p>
          </table:table-cell>
          <table:table-cell table:style-name="ce1"/>
          <table:table-cell table:style-name="ce20" table:formula="of:=[.K17]+2" office:value-type="float" office:value="20" calcext:value-type="float">
            <text:p>20</text:p>
          </table:table-cell>
          <table:table-cell table:style-name="ce20" table:formula="of:=[.L17]+2" office:value-type="float" office:value="21" calcext:value-type="float">
            <text:p>21</text:p>
          </table:table-cell>
          <table:table-cell table:style-name="ce24" table:formula="of:=INFO.OBBA.OBBA.OBGET(INFO.OBBA.OBBA.OBCALL(&quot;&quot;;[.$B$12];&quot;getRandomNumber&quot;;INFO.OBBA.OBBA.OBMAKE(&quot;&quot;;&quot;int&quot;;[.K18])))" office:value-type="float" office:value="0.170277615352075" calcext:value-type="float">
            <text:p>0,170</text:p>
          </table:table-cell>
          <table:table-cell table:style-name="ce24" table:formula="of:=INFO.OBBA.OBBA.OBGET(INFO.OBBA.OBBA.OBCALL(&quot;&quot;;[.$B$12];&quot;getRandomNumber&quot;;INFO.OBBA.OBBA.OBMAKE(&quot;&quot;;&quot;int&quot;;[.L18])))" office:value-type="float" office:value="0.66853828298524" calcext:value-type="float">
            <text:p>0,66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" calcext:value-type="float">
            <text:p>11</text:p>
          </table:table-cell>
          <table:table-cell table:style-name="ce24" table:formula="of:=INFO.OBBA.OBBA.OBGET(INFO.OBBA.OBBA.OBCALL(&quot;&quot;;[.$B$12];&quot;getRandomNumber&quot;;INFO.OBBA.OBBA.OBMAKE(&quot;&quot;;&quot;int&quot;;[.H19])))" office:value-type="float" office:value="0.576877784020538" calcext:value-type="float">
            <text:p>0,577</text:p>
          </table:table-cell>
          <table:table-cell table:style-name="ce1"/>
          <table:table-cell table:style-name="ce20" table:formula="of:=[.K18]+2" office:value-type="float" office:value="22" calcext:value-type="float">
            <text:p>22</text:p>
          </table:table-cell>
          <table:table-cell table:style-name="ce20" table:formula="of:=[.L18]+2" office:value-type="float" office:value="23" calcext:value-type="float">
            <text:p>23</text:p>
          </table:table-cell>
          <table:table-cell table:style-name="ce24" table:formula="of:=INFO.OBBA.OBBA.OBGET(INFO.OBBA.OBBA.OBCALL(&quot;&quot;;[.$B$12];&quot;getRandomNumber&quot;;INFO.OBBA.OBBA.OBMAKE(&quot;&quot;;&quot;int&quot;;[.K19])))" office:value-type="float" office:value="0.845224288144085" calcext:value-type="float">
            <text:p>0,845</text:p>
          </table:table-cell>
          <table:table-cell table:style-name="ce24" table:formula="of:=INFO.OBBA.OBBA.OBGET(INFO.OBBA.OBBA.OBCALL(&quot;&quot;;[.$B$12];&quot;getRandomNumber&quot;;INFO.OBBA.OBBA.OBMAKE(&quot;&quot;;&quot;int&quot;;[.L19])))" office:value-type="float" office:value="0.565938779787297" calcext:value-type="float">
            <text:p>0,56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" calcext:value-type="float">
            <text:p>12</text:p>
          </table:table-cell>
          <table:table-cell table:style-name="ce24" table:formula="of:=INFO.OBBA.OBBA.OBGET(INFO.OBBA.OBBA.OBCALL(&quot;&quot;;[.$B$12];&quot;getRandomNumber&quot;;INFO.OBBA.OBBA.OBMAKE(&quot;&quot;;&quot;int&quot;;[.H20])))" office:value-type="float" office:value="0.332206094016582" calcext:value-type="float">
            <text:p>0,332</text:p>
          </table:table-cell>
          <table:table-cell table:style-name="ce1"/>
          <table:table-cell table:style-name="ce20" table:formula="of:=[.K19]+2" office:value-type="float" office:value="24" calcext:value-type="float">
            <text:p>24</text:p>
          </table:table-cell>
          <table:table-cell table:style-name="ce20" table:formula="of:=[.L19]+2" office:value-type="float" office:value="25" calcext:value-type="float">
            <text:p>25</text:p>
          </table:table-cell>
          <table:table-cell table:style-name="ce24" table:formula="of:=INFO.OBBA.OBBA.OBGET(INFO.OBBA.OBBA.OBCALL(&quot;&quot;;[.$B$12];&quot;getRandomNumber&quot;;INFO.OBBA.OBBA.OBMAKE(&quot;&quot;;&quot;int&quot;;[.K20])))" office:value-type="float" office:value="0.32175577525502" calcext:value-type="float">
            <text:p>0,322</text:p>
          </table:table-cell>
          <table:table-cell table:style-name="ce24" table:formula="of:=INFO.OBBA.OBBA.OBGET(INFO.OBBA.OBBA.OBCALL(&quot;&quot;;[.$B$12];&quot;getRandomNumber&quot;;INFO.OBBA.OBBA.OBMAKE(&quot;&quot;;&quot;int&quot;;[.L20])))" office:value-type="float" office:value="0.998857210674226" calcext:value-type="float">
            <text:p>0,99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" calcext:value-type="float">
            <text:p>13</text:p>
          </table:table-cell>
          <table:table-cell table:style-name="ce24" table:formula="of:=INFO.OBBA.OBBA.OBGET(INFO.OBBA.OBBA.OBCALL(&quot;&quot;;[.$B$12];&quot;getRandomNumber&quot;;INFO.OBBA.OBBA.OBMAKE(&quot;&quot;;&quot;int&quot;;[.H21])))" office:value-type="float" office:value="0.890922290687735" calcext:value-type="float">
            <text:p>0,891</text:p>
          </table:table-cell>
          <table:table-cell table:style-name="ce1"/>
          <table:table-cell table:style-name="ce20" table:formula="of:=[.K20]+2" office:value-type="float" office:value="26" calcext:value-type="float">
            <text:p>26</text:p>
          </table:table-cell>
          <table:table-cell table:style-name="ce20" table:formula="of:=[.L20]+2" office:value-type="float" office:value="27" calcext:value-type="float">
            <text:p>27</text:p>
          </table:table-cell>
          <table:table-cell table:style-name="ce24" table:formula="of:=INFO.OBBA.OBBA.OBGET(INFO.OBBA.OBBA.OBCALL(&quot;&quot;;[.$B$12];&quot;getRandomNumber&quot;;INFO.OBBA.OBBA.OBMAKE(&quot;&quot;;&quot;int&quot;;[.K21])))" office:value-type="float" office:value="0.113090995731385" calcext:value-type="float">
            <text:p>0,113</text:p>
          </table:table-cell>
          <table:table-cell table:style-name="ce24" table:formula="of:=INFO.OBBA.OBBA.OBGET(INFO.OBBA.OBBA.OBCALL(&quot;&quot;;[.$B$12];&quot;getRandomNumber&quot;;INFO.OBBA.OBBA.OBMAKE(&quot;&quot;;&quot;int&quot;;[.L21])))" office:value-type="float" office:value="0.289203586283748" calcext:value-type="float">
            <text:p>0,28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" calcext:value-type="float">
            <text:p>14</text:p>
          </table:table-cell>
          <table:table-cell table:style-name="ce24" table:formula="of:=INFO.OBBA.OBBA.OBGET(INFO.OBBA.OBBA.OBCALL(&quot;&quot;;[.$B$12];&quot;getRandomNumber&quot;;INFO.OBBA.OBBA.OBMAKE(&quot;&quot;;&quot;int&quot;;[.H22])))" office:value-type="float" office:value="0.444858204329473" calcext:value-type="float">
            <text:p>0,445</text:p>
          </table:table-cell>
          <table:table-cell table:style-name="ce1"/>
          <table:table-cell table:style-name="ce20" table:formula="of:=[.K21]+2" office:value-type="float" office:value="28" calcext:value-type="float">
            <text:p>28</text:p>
          </table:table-cell>
          <table:table-cell table:style-name="ce20" table:formula="of:=[.L21]+2" office:value-type="float" office:value="29" calcext:value-type="float">
            <text:p>29</text:p>
          </table:table-cell>
          <table:table-cell table:style-name="ce24" table:formula="of:=INFO.OBBA.OBBA.OBGET(INFO.OBBA.OBBA.OBCALL(&quot;&quot;;[.$B$12];&quot;getRandomNumber&quot;;INFO.OBBA.OBBA.OBMAKE(&quot;&quot;;&quot;int&quot;;[.K22])))" office:value-type="float" office:value="0.503730362812233" calcext:value-type="float">
            <text:p>0,504</text:p>
          </table:table-cell>
          <table:table-cell table:style-name="ce24" table:formula="of:=INFO.OBBA.OBBA.OBGET(INFO.OBBA.OBBA.OBCALL(&quot;&quot;;[.$B$12];&quot;getRandomNumber&quot;;INFO.OBBA.OBBA.OBMAKE(&quot;&quot;;&quot;int&quot;;[.L22])))" office:value-type="float" office:value="0.425838503254859" calcext:value-type="float">
            <text:p>0,42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" calcext:value-type="float">
            <text:p>15</text:p>
          </table:table-cell>
          <table:table-cell table:style-name="ce24" table:formula="of:=INFO.OBBA.OBBA.OBGET(INFO.OBBA.OBBA.OBCALL(&quot;&quot;;[.$B$12];&quot;getRandomNumber&quot;;INFO.OBBA.OBBA.OBMAKE(&quot;&quot;;&quot;int&quot;;[.H23])))" office:value-type="float" office:value="0.345015513634154" calcext:value-type="float">
            <text:p>0,345</text:p>
          </table:table-cell>
          <table:table-cell table:style-name="ce1"/>
          <table:table-cell table:style-name="ce20" table:formula="of:=[.K22]+2" office:value-type="float" office:value="30" calcext:value-type="float">
            <text:p>30</text:p>
          </table:table-cell>
          <table:table-cell table:style-name="ce20" table:formula="of:=[.L22]+2" office:value-type="float" office:value="31" calcext:value-type="float">
            <text:p>31</text:p>
          </table:table-cell>
          <table:table-cell table:style-name="ce24" table:formula="of:=INFO.OBBA.OBBA.OBGET(INFO.OBBA.OBBA.OBCALL(&quot;&quot;;[.$B$12];&quot;getRandomNumber&quot;;INFO.OBBA.OBBA.OBMAKE(&quot;&quot;;&quot;int&quot;;[.K23])))" office:value-type="float" office:value="0.250672580147404" calcext:value-type="float">
            <text:p>0,251</text:p>
          </table:table-cell>
          <table:table-cell table:style-name="ce24" table:formula="of:=INFO.OBBA.OBBA.OBGET(INFO.OBBA.OBBA.OBCALL(&quot;&quot;;[.$B$12];&quot;getRandomNumber&quot;;INFO.OBBA.OBBA.OBMAKE(&quot;&quot;;&quot;int&quot;;[.L23])))" office:value-type="float" office:value="0.936282550911169" calcext:value-type="float">
            <text:p>0,93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" calcext:value-type="float">
            <text:p>16</text:p>
          </table:table-cell>
          <table:table-cell table:style-name="ce24" table:formula="of:=INFO.OBBA.OBBA.OBGET(INFO.OBBA.OBBA.OBCALL(&quot;&quot;;[.$B$12];&quot;getRandomNumber&quot;;INFO.OBBA.OBBA.OBMAKE(&quot;&quot;;&quot;int&quot;;[.H24])))" office:value-type="float" office:value="0.105668937555207" calcext:value-type="float">
            <text:p>0,106</text:p>
          </table:table-cell>
          <table:table-cell table:style-name="ce1"/>
          <table:table-cell table:style-name="ce20" table:formula="of:=[.K23]+2" office:value-type="float" office:value="32" calcext:value-type="float">
            <text:p>32</text:p>
          </table:table-cell>
          <table:table-cell table:style-name="ce20" table:formula="of:=[.L23]+2" office:value-type="float" office:value="33" calcext:value-type="float">
            <text:p>33</text:p>
          </table:table-cell>
          <table:table-cell table:style-name="ce24" table:formula="of:=INFO.OBBA.OBBA.OBGET(INFO.OBBA.OBBA.OBCALL(&quot;&quot;;[.$B$12];&quot;getRandomNumber&quot;;INFO.OBBA.OBBA.OBMAKE(&quot;&quot;;&quot;int&quot;;[.K24])))" office:value-type="float" office:value="0.169359970424186" calcext:value-type="float">
            <text:p>0,169</text:p>
          </table:table-cell>
          <table:table-cell table:style-name="ce24" table:formula="of:=INFO.OBBA.OBBA.OBGET(INFO.OBBA.OBBA.OBCALL(&quot;&quot;;[.$B$12];&quot;getRandomNumber&quot;;INFO.OBBA.OBBA.OBMAKE(&quot;&quot;;&quot;int&quot;;[.L24])))" office:value-type="float" office:value="0.342317069013126" calcext:value-type="float">
            <text:p>0,34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" calcext:value-type="float">
            <text:p>17</text:p>
          </table:table-cell>
          <table:table-cell table:style-name="ce24" table:formula="of:=INFO.OBBA.OBBA.OBGET(INFO.OBBA.OBBA.OBCALL(&quot;&quot;;[.$B$12];&quot;getRandomNumber&quot;;INFO.OBBA.OBBA.OBMAKE(&quot;&quot;;&quot;int&quot;;[.H25])))" office:value-type="float" office:value="0.684963177841517" calcext:value-type="float">
            <text:p>0,685</text:p>
          </table:table-cell>
          <table:table-cell table:style-name="ce1"/>
          <table:table-cell table:style-name="ce20" table:formula="of:=[.K24]+2" office:value-type="float" office:value="34" calcext:value-type="float">
            <text:p>34</text:p>
          </table:table-cell>
          <table:table-cell table:style-name="ce20" table:formula="of:=[.L24]+2" office:value-type="float" office:value="35" calcext:value-type="float">
            <text:p>35</text:p>
          </table:table-cell>
          <table:table-cell table:style-name="ce24" table:formula="of:=INFO.OBBA.OBBA.OBGET(INFO.OBBA.OBBA.OBCALL(&quot;&quot;;[.$B$12];&quot;getRandomNumber&quot;;INFO.OBBA.OBBA.OBMAKE(&quot;&quot;;&quot;int&quot;;[.K25])))" office:value-type="float" office:value="0.656053540392132" calcext:value-type="float">
            <text:p>0,656</text:p>
          </table:table-cell>
          <table:table-cell table:style-name="ce24" table:formula="of:=INFO.OBBA.OBBA.OBGET(INFO.OBBA.OBBA.OBCALL(&quot;&quot;;[.$B$12];&quot;getRandomNumber&quot;;INFO.OBBA.OBBA.OBMAKE(&quot;&quot;;&quot;int&quot;;[.L25])))" office:value-type="float" office:value="0.281368679451911" calcext:value-type="float">
            <text:p>0,28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" calcext:value-type="float">
            <text:p>18</text:p>
          </table:table-cell>
          <table:table-cell table:style-name="ce24" table:formula="of:=INFO.OBBA.OBBA.OBGET(INFO.OBBA.OBBA.OBCALL(&quot;&quot;;[.$B$12];&quot;getRandomNumber&quot;;INFO.OBBA.OBBA.OBMAKE(&quot;&quot;;&quot;int&quot;;[.H26])))" office:value-type="float" office:value="0.319535147953779" calcext:value-type="float">
            <text:p>0,320</text:p>
          </table:table-cell>
          <table:table-cell table:style-name="ce1"/>
          <table:table-cell table:style-name="ce20" table:formula="of:=[.K25]+2" office:value-type="float" office:value="36" calcext:value-type="float">
            <text:p>36</text:p>
          </table:table-cell>
          <table:table-cell table:style-name="ce20" table:formula="of:=[.L25]+2" office:value-type="float" office:value="37" calcext:value-type="float">
            <text:p>37</text:p>
          </table:table-cell>
          <table:table-cell table:style-name="ce24" table:formula="of:=INFO.OBBA.OBBA.OBGET(INFO.OBBA.OBBA.OBCALL(&quot;&quot;;[.$B$12];&quot;getRandomNumber&quot;;INFO.OBBA.OBBA.OBMAKE(&quot;&quot;;&quot;int&quot;;[.K26])))" office:value-type="float" office:value="0.637387398565359" calcext:value-type="float">
            <text:p>0,637</text:p>
          </table:table-cell>
          <table:table-cell table:style-name="ce24" table:formula="of:=INFO.OBBA.OBBA.OBGET(INFO.OBBA.OBBA.OBCALL(&quot;&quot;;[.$B$12];&quot;getRandomNumber&quot;;INFO.OBBA.OBBA.OBMAKE(&quot;&quot;;&quot;int&quot;;[.L26])))" office:value-type="float" office:value="0.453501713142253" calcext:value-type="float">
            <text:p>0,45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" calcext:value-type="float">
            <text:p>19</text:p>
          </table:table-cell>
          <table:table-cell table:style-name="ce24" table:formula="of:=INFO.OBBA.OBBA.OBGET(INFO.OBBA.OBBA.OBCALL(&quot;&quot;;[.$B$12];&quot;getRandomNumber&quot;;INFO.OBBA.OBBA.OBMAKE(&quot;&quot;;&quot;int&quot;;[.H27])))" office:value-type="float" office:value="0.69428491211106" calcext:value-type="float">
            <text:p>0,694</text:p>
          </table:table-cell>
          <table:table-cell table:style-name="ce1"/>
          <table:table-cell table:style-name="ce20" table:formula="of:=[.K26]+2" office:value-type="float" office:value="38" calcext:value-type="float">
            <text:p>38</text:p>
          </table:table-cell>
          <table:table-cell table:style-name="ce20" table:formula="of:=[.L26]+2" office:value-type="float" office:value="39" calcext:value-type="float">
            <text:p>39</text:p>
          </table:table-cell>
          <table:table-cell table:style-name="ce24" table:formula="of:=INFO.OBBA.OBBA.OBGET(INFO.OBBA.OBBA.OBCALL(&quot;&quot;;[.$B$12];&quot;getRandomNumber&quot;;INFO.OBBA.OBBA.OBMAKE(&quot;&quot;;&quot;int&quot;;[.K27])))" office:value-type="float" office:value="0.389605441675764" calcext:value-type="float">
            <text:p>0,390</text:p>
          </table:table-cell>
          <table:table-cell table:style-name="ce24" table:formula="of:=INFO.OBBA.OBBA.OBGET(INFO.OBBA.OBBA.OBCALL(&quot;&quot;;[.$B$12];&quot;getRandomNumber&quot;;INFO.OBBA.OBBA.OBMAKE(&quot;&quot;;&quot;int&quot;;[.L27])))" office:value-type="float" office:value="0.862348303287929" calcext:value-type="float">
            <text:p>0,86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" calcext:value-type="float">
            <text:p>20</text:p>
          </table:table-cell>
          <table:table-cell table:style-name="ce24" table:formula="of:=INFO.OBBA.OBBA.OBGET(INFO.OBBA.OBBA.OBCALL(&quot;&quot;;[.$B$12];&quot;getRandomNumber&quot;;INFO.OBBA.OBBA.OBMAKE(&quot;&quot;;&quot;int&quot;;[.H28])))" office:value-type="float" office:value="0.170277615352075" calcext:value-type="float">
            <text:p>0,170</text:p>
          </table:table-cell>
          <table:table-cell table:style-name="ce1"/>
          <table:table-cell table:style-name="ce20" table:formula="of:=[.K27]+2" office:value-type="float" office:value="40" calcext:value-type="float">
            <text:p>40</text:p>
          </table:table-cell>
          <table:table-cell table:style-name="ce20" table:formula="of:=[.L27]+2" office:value-type="float" office:value="41" calcext:value-type="float">
            <text:p>41</text:p>
          </table:table-cell>
          <table:table-cell table:style-name="ce24" table:formula="of:=INFO.OBBA.OBBA.OBGET(INFO.OBBA.OBBA.OBCALL(&quot;&quot;;[.$B$12];&quot;getRandomNumber&quot;;INFO.OBBA.OBBA.OBMAKE(&quot;&quot;;&quot;int&quot;;[.K28])))" office:value-type="float" office:value="0.206462041854534" calcext:value-type="float">
            <text:p>0,206</text:p>
          </table:table-cell>
          <table:table-cell table:style-name="ce24" table:formula="of:=INFO.OBBA.OBBA.OBGET(INFO.OBBA.OBBA.OBCALL(&quot;&quot;;[.$B$12];&quot;getRandomNumber&quot;;INFO.OBBA.OBBA.OBMAKE(&quot;&quot;;&quot;int&quot;;[.L28])))" office:value-type="float" office:value="0.442802357835815" calcext:value-type="float">
            <text:p>0,44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" calcext:value-type="float">
            <text:p>21</text:p>
          </table:table-cell>
          <table:table-cell table:style-name="ce24" table:formula="of:=INFO.OBBA.OBBA.OBGET(INFO.OBBA.OBBA.OBCALL(&quot;&quot;;[.$B$12];&quot;getRandomNumber&quot;;INFO.OBBA.OBBA.OBMAKE(&quot;&quot;;&quot;int&quot;;[.H29])))" office:value-type="float" office:value="0.66853828298524" calcext:value-type="float">
            <text:p>0,669</text:p>
          </table:table-cell>
          <table:table-cell table:style-name="ce1"/>
          <table:table-cell table:style-name="ce20" table:formula="of:=[.K28]+2" office:value-type="float" office:value="42" calcext:value-type="float">
            <text:p>42</text:p>
          </table:table-cell>
          <table:table-cell table:style-name="ce20" table:formula="of:=[.L28]+2" office:value-type="float" office:value="43" calcext:value-type="float">
            <text:p>43</text:p>
          </table:table-cell>
          <table:table-cell table:style-name="ce24" table:formula="of:=INFO.OBBA.OBBA.OBGET(INFO.OBBA.OBBA.OBCALL(&quot;&quot;;[.$B$12];&quot;getRandomNumber&quot;;INFO.OBBA.OBBA.OBMAKE(&quot;&quot;;&quot;int&quot;;[.K29])))" office:value-type="float" office:value="0.271555642557828" calcext:value-type="float">
            <text:p>0,272</text:p>
          </table:table-cell>
          <table:table-cell table:style-name="ce24" table:formula="of:=INFO.OBBA.OBBA.OBGET(INFO.OBBA.OBBA.OBCALL(&quot;&quot;;[.$B$12];&quot;getRandomNumber&quot;;INFO.OBBA.OBBA.OBMAKE(&quot;&quot;;&quot;int&quot;;[.L29])))" office:value-type="float" office:value="0.25327681776857" calcext:value-type="float">
            <text:p>0,25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" calcext:value-type="float">
            <text:p>22</text:p>
          </table:table-cell>
          <table:table-cell table:style-name="ce24" table:formula="of:=INFO.OBBA.OBBA.OBGET(INFO.OBBA.OBBA.OBCALL(&quot;&quot;;[.$B$12];&quot;getRandomNumber&quot;;INFO.OBBA.OBBA.OBMAKE(&quot;&quot;;&quot;int&quot;;[.H30])))" office:value-type="float" office:value="0.845224288144085" calcext:value-type="float">
            <text:p>0,845</text:p>
          </table:table-cell>
          <table:table-cell table:style-name="ce1"/>
          <table:table-cell table:style-name="ce20" table:formula="of:=[.K29]+2" office:value-type="float" office:value="44" calcext:value-type="float">
            <text:p>44</text:p>
          </table:table-cell>
          <table:table-cell table:style-name="ce20" table:formula="of:=[.L29]+2" office:value-type="float" office:value="45" calcext:value-type="float">
            <text:p>45</text:p>
          </table:table-cell>
          <table:table-cell table:style-name="ce24" table:formula="of:=INFO.OBBA.OBBA.OBGET(INFO.OBBA.OBBA.OBCALL(&quot;&quot;;[.$B$12];&quot;getRandomNumber&quot;;INFO.OBBA.OBBA.OBMAKE(&quot;&quot;;&quot;int&quot;;[.K30])))" office:value-type="float" office:value="0.429797706488562" calcext:value-type="float">
            <text:p>0,430</text:p>
          </table:table-cell>
          <table:table-cell table:style-name="ce24" table:formula="of:=INFO.OBBA.OBBA.OBGET(INFO.OBBA.OBBA.OBCALL(&quot;&quot;;[.$B$12];&quot;getRandomNumber&quot;;INFO.OBBA.OBBA.OBMAKE(&quot;&quot;;&quot;int&quot;;[.L30])))" office:value-type="float" office:value="0.793264278360531" calcext:value-type="float">
            <text:p>0,79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" calcext:value-type="float">
            <text:p>23</text:p>
          </table:table-cell>
          <table:table-cell table:style-name="ce24" table:formula="of:=INFO.OBBA.OBBA.OBGET(INFO.OBBA.OBBA.OBCALL(&quot;&quot;;[.$B$12];&quot;getRandomNumber&quot;;INFO.OBBA.OBBA.OBMAKE(&quot;&quot;;&quot;int&quot;;[.H31])))" office:value-type="float" office:value="0.565938779787297" calcext:value-type="float">
            <text:p>0,566</text:p>
          </table:table-cell>
          <table:table-cell table:style-name="ce1"/>
          <table:table-cell table:style-name="ce20" table:formula="of:=[.K30]+2" office:value-type="float" office:value="46" calcext:value-type="float">
            <text:p>46</text:p>
          </table:table-cell>
          <table:table-cell table:style-name="ce20" table:formula="of:=[.L30]+2" office:value-type="float" office:value="47" calcext:value-type="float">
            <text:p>47</text:p>
          </table:table-cell>
          <table:table-cell table:style-name="ce24" table:formula="of:=INFO.OBBA.OBBA.OBGET(INFO.OBBA.OBBA.OBCALL(&quot;&quot;;[.$B$12];&quot;getRandomNumber&quot;;INFO.OBBA.OBBA.OBMAKE(&quot;&quot;;&quot;int&quot;;[.K31])))" office:value-type="float" office:value="0.955280234297958" calcext:value-type="float">
            <text:p>0,955</text:p>
          </table:table-cell>
          <table:table-cell table:style-name="ce24" table:formula="of:=INFO.OBBA.OBBA.OBGET(INFO.OBBA.OBBA.OBCALL(&quot;&quot;;[.$B$12];&quot;getRandomNumber&quot;;INFO.OBBA.OBBA.OBMAKE(&quot;&quot;;&quot;int&quot;;[.L31])))" office:value-type="float" office:value="0.254059303270686" calcext:value-type="float">
            <text:p>0,25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" calcext:value-type="float">
            <text:p>24</text:p>
          </table:table-cell>
          <table:table-cell table:style-name="ce24" table:formula="of:=INFO.OBBA.OBBA.OBGET(INFO.OBBA.OBBA.OBCALL(&quot;&quot;;[.$B$12];&quot;getRandomNumber&quot;;INFO.OBBA.OBBA.OBMAKE(&quot;&quot;;&quot;int&quot;;[.H32])))" office:value-type="float" office:value="0.32175577525502" calcext:value-type="float">
            <text:p>0,322</text:p>
          </table:table-cell>
          <table:table-cell table:style-name="ce1"/>
          <table:table-cell table:style-name="ce20" table:formula="of:=[.K31]+2" office:value-type="float" office:value="48" calcext:value-type="float">
            <text:p>48</text:p>
          </table:table-cell>
          <table:table-cell table:style-name="ce20" table:formula="of:=[.L31]+2" office:value-type="float" office:value="49" calcext:value-type="float">
            <text:p>49</text:p>
          </table:table-cell>
          <table:table-cell table:style-name="ce24" table:formula="of:=INFO.OBBA.OBBA.OBGET(INFO.OBBA.OBBA.OBCALL(&quot;&quot;;[.$B$12];&quot;getRandomNumber&quot;;INFO.OBBA.OBBA.OBMAKE(&quot;&quot;;&quot;int&quot;;[.K32])))" office:value-type="float" office:value="0.195524617316856" calcext:value-type="float">
            <text:p>0,196</text:p>
          </table:table-cell>
          <table:table-cell table:style-name="ce24" table:formula="of:=INFO.OBBA.OBBA.OBGET(INFO.OBBA.OBBA.OBCALL(&quot;&quot;;[.$B$12];&quot;getRandomNumber&quot;;INFO.OBBA.OBBA.OBMAKE(&quot;&quot;;&quot;int&quot;;[.L32])))" office:value-type="float" office:value="0.587962107421348" calcext:value-type="float">
            <text:p>0,58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" calcext:value-type="float">
            <text:p>25</text:p>
          </table:table-cell>
          <table:table-cell table:style-name="ce24" table:formula="of:=INFO.OBBA.OBBA.OBGET(INFO.OBBA.OBBA.OBCALL(&quot;&quot;;[.$B$12];&quot;getRandomNumber&quot;;INFO.OBBA.OBBA.OBMAKE(&quot;&quot;;&quot;int&quot;;[.H33])))" office:value-type="float" office:value="0.998857210674226" calcext:value-type="float">
            <text:p>0,999</text:p>
          </table:table-cell>
          <table:table-cell table:style-name="ce1"/>
          <table:table-cell table:style-name="ce20" table:formula="of:=[.K32]+2" office:value-type="float" office:value="50" calcext:value-type="float">
            <text:p>50</text:p>
          </table:table-cell>
          <table:table-cell table:style-name="ce20" table:formula="of:=[.L32]+2" office:value-type="float" office:value="51" calcext:value-type="float">
            <text:p>51</text:p>
          </table:table-cell>
          <table:table-cell table:style-name="ce24" table:formula="of:=INFO.OBBA.OBBA.OBGET(INFO.OBBA.OBBA.OBCALL(&quot;&quot;;[.$B$12];&quot;getRandomNumber&quot;;INFO.OBBA.OBBA.OBMAKE(&quot;&quot;;&quot;int&quot;;[.K33])))" office:value-type="float" office:value="0.129219772772476" calcext:value-type="float">
            <text:p>0,129</text:p>
          </table:table-cell>
          <table:table-cell table:style-name="ce24" table:formula="of:=INFO.OBBA.OBBA.OBGET(INFO.OBBA.OBBA.OBCALL(&quot;&quot;;[.$B$12];&quot;getRandomNumber&quot;;INFO.OBBA.OBBA.OBMAKE(&quot;&quot;;&quot;int&quot;;[.L33])))" office:value-type="float" office:value="0.310467630276009" calcext:value-type="float">
            <text:p>0,31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" calcext:value-type="float">
            <text:p>26</text:p>
          </table:table-cell>
          <table:table-cell table:style-name="ce24" table:formula="of:=INFO.OBBA.OBBA.OBGET(INFO.OBBA.OBBA.OBCALL(&quot;&quot;;[.$B$12];&quot;getRandomNumber&quot;;INFO.OBBA.OBBA.OBMAKE(&quot;&quot;;&quot;int&quot;;[.H34])))" office:value-type="float" office:value="0.113090995731385" calcext:value-type="float">
            <text:p>0,113</text:p>
          </table:table-cell>
          <table:table-cell table:style-name="ce1"/>
          <table:table-cell table:style-name="ce20" table:formula="of:=[.K33]+2" office:value-type="float" office:value="52" calcext:value-type="float">
            <text:p>52</text:p>
          </table:table-cell>
          <table:table-cell table:style-name="ce20" table:formula="of:=[.L33]+2" office:value-type="float" office:value="53" calcext:value-type="float">
            <text:p>53</text:p>
          </table:table-cell>
          <table:table-cell table:style-name="ce24" table:formula="of:=INFO.OBBA.OBBA.OBGET(INFO.OBBA.OBBA.OBCALL(&quot;&quot;;[.$B$12];&quot;getRandomNumber&quot;;INFO.OBBA.OBBA.OBMAKE(&quot;&quot;;&quot;int&quot;;[.K34])))" office:value-type="float" office:value="0.282369873269862" calcext:value-type="float">
            <text:p>0,282</text:p>
          </table:table-cell>
          <table:table-cell table:style-name="ce24" table:formula="of:=INFO.OBBA.OBBA.OBGET(INFO.OBBA.OBBA.OBCALL(&quot;&quot;;[.$B$12];&quot;getRandomNumber&quot;;INFO.OBBA.OBBA.OBMAKE(&quot;&quot;;&quot;int&quot;;[.L34])))" office:value-type="float" office:value="0.960271993639459" calcext:value-type="float">
            <text:p>0,96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" calcext:value-type="float">
            <text:p>27</text:p>
          </table:table-cell>
          <table:table-cell table:style-name="ce24" table:formula="of:=INFO.OBBA.OBBA.OBGET(INFO.OBBA.OBBA.OBCALL(&quot;&quot;;[.$B$12];&quot;getRandomNumber&quot;;INFO.OBBA.OBBA.OBMAKE(&quot;&quot;;&quot;int&quot;;[.H35])))" office:value-type="float" office:value="0.289203586283748" calcext:value-type="float">
            <text:p>0,289</text:p>
          </table:table-cell>
          <table:table-cell table:style-name="ce1"/>
          <table:table-cell table:style-name="ce20" table:formula="of:=[.K34]+2" office:value-type="float" office:value="54" calcext:value-type="float">
            <text:p>54</text:p>
          </table:table-cell>
          <table:table-cell table:style-name="ce20" table:formula="of:=[.L34]+2" office:value-type="float" office:value="55" calcext:value-type="float">
            <text:p>55</text:p>
          </table:table-cell>
          <table:table-cell table:style-name="ce24" table:formula="of:=INFO.OBBA.OBBA.OBGET(INFO.OBBA.OBBA.OBCALL(&quot;&quot;;[.$B$12];&quot;getRandomNumber&quot;;INFO.OBBA.OBBA.OBMAKE(&quot;&quot;;&quot;int&quot;;[.K35])))" office:value-type="float" office:value="0.474650341030656" calcext:value-type="float">
            <text:p>0,475</text:p>
          </table:table-cell>
          <table:table-cell table:style-name="ce24" table:formula="of:=INFO.OBBA.OBBA.OBGET(INFO.OBBA.OBBA.OBCALL(&quot;&quot;;[.$B$12];&quot;getRandomNumber&quot;;INFO.OBBA.OBBA.OBMAKE(&quot;&quot;;&quot;int&quot;;[.L35])))" office:value-type="float" office:value="0.273950084420188" calcext:value-type="float">
            <text:p>0,27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" calcext:value-type="float">
            <text:p>28</text:p>
          </table:table-cell>
          <table:table-cell table:style-name="ce24" table:formula="of:=INFO.OBBA.OBBA.OBGET(INFO.OBBA.OBBA.OBCALL(&quot;&quot;;[.$B$12];&quot;getRandomNumber&quot;;INFO.OBBA.OBBA.OBMAKE(&quot;&quot;;&quot;int&quot;;[.H36])))" office:value-type="float" office:value="0.503730362812233" calcext:value-type="float">
            <text:p>0,504</text:p>
          </table:table-cell>
          <table:table-cell table:style-name="ce1"/>
          <table:table-cell table:style-name="ce20" table:formula="of:=[.K35]+2" office:value-type="float" office:value="56" calcext:value-type="float">
            <text:p>56</text:p>
          </table:table-cell>
          <table:table-cell table:style-name="ce20" table:formula="of:=[.L35]+2" office:value-type="float" office:value="57" calcext:value-type="float">
            <text:p>57</text:p>
          </table:table-cell>
          <table:table-cell table:style-name="ce24" table:formula="of:=INFO.OBBA.OBBA.OBGET(INFO.OBBA.OBBA.OBCALL(&quot;&quot;;[.$B$12];&quot;getRandomNumber&quot;;INFO.OBBA.OBBA.OBMAKE(&quot;&quot;;&quot;int&quot;;[.K36])))" office:value-type="float" office:value="0.410106189266396" calcext:value-type="float">
            <text:p>0,410</text:p>
          </table:table-cell>
          <table:table-cell table:style-name="ce24" table:formula="of:=INFO.OBBA.OBBA.OBGET(INFO.OBBA.OBBA.OBCALL(&quot;&quot;;[.$B$12];&quot;getRandomNumber&quot;;INFO.OBBA.OBBA.OBMAKE(&quot;&quot;;&quot;int&quot;;[.L36])))" office:value-type="float" office:value="0.391023139376141" calcext:value-type="float">
            <text:p>0,39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" calcext:value-type="float">
            <text:p>29</text:p>
          </table:table-cell>
          <table:table-cell table:style-name="ce24" table:formula="of:=INFO.OBBA.OBBA.OBGET(INFO.OBBA.OBBA.OBCALL(&quot;&quot;;[.$B$12];&quot;getRandomNumber&quot;;INFO.OBBA.OBBA.OBMAKE(&quot;&quot;;&quot;int&quot;;[.H37])))" office:value-type="float" office:value="0.425838503254859" calcext:value-type="float">
            <text:p>0,426</text:p>
          </table:table-cell>
          <table:table-cell table:style-name="ce1"/>
          <table:table-cell table:style-name="ce20" table:formula="of:=[.K36]+2" office:value-type="float" office:value="58" calcext:value-type="float">
            <text:p>58</text:p>
          </table:table-cell>
          <table:table-cell table:style-name="ce20" table:formula="of:=[.L36]+2" office:value-type="float" office:value="59" calcext:value-type="float">
            <text:p>59</text:p>
          </table:table-cell>
          <table:table-cell table:style-name="ce24" table:formula="of:=INFO.OBBA.OBBA.OBGET(INFO.OBBA.OBBA.OBCALL(&quot;&quot;;[.$B$12];&quot;getRandomNumber&quot;;INFO.OBBA.OBBA.OBMAKE(&quot;&quot;;&quot;int&quot;;[.K37])))" office:value-type="float" office:value="0.456739386153443" calcext:value-type="float">
            <text:p>0,457</text:p>
          </table:table-cell>
          <table:table-cell table:style-name="ce24" table:formula="of:=INFO.OBBA.OBBA.OBGET(INFO.OBBA.OBBA.OBCALL(&quot;&quot;;[.$B$12];&quot;getRandomNumber&quot;;INFO.OBBA.OBBA.OBMAKE(&quot;&quot;;&quot;int&quot;;[.L37])))" office:value-type="float" office:value="0.891967959467788" calcext:value-type="float">
            <text:p>0,89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" calcext:value-type="float">
            <text:p>30</text:p>
          </table:table-cell>
          <table:table-cell table:style-name="ce24" table:formula="of:=INFO.OBBA.OBBA.OBGET(INFO.OBBA.OBBA.OBCALL(&quot;&quot;;[.$B$12];&quot;getRandomNumber&quot;;INFO.OBBA.OBBA.OBMAKE(&quot;&quot;;&quot;int&quot;;[.H38])))" office:value-type="float" office:value="0.250672580147404" calcext:value-type="float">
            <text:p>0,251</text:p>
          </table:table-cell>
          <table:table-cell table:style-name="ce1"/>
          <table:table-cell table:style-name="ce20" table:formula="of:=[.K37]+2" office:value-type="float" office:value="60" calcext:value-type="float">
            <text:p>60</text:p>
          </table:table-cell>
          <table:table-cell table:style-name="ce20" table:formula="of:=[.L37]+2" office:value-type="float" office:value="61" calcext:value-type="float">
            <text:p>61</text:p>
          </table:table-cell>
          <table:table-cell table:style-name="ce24" table:formula="of:=INFO.OBBA.OBBA.OBGET(INFO.OBBA.OBBA.OBCALL(&quot;&quot;;[.$B$12];&quot;getRandomNumber&quot;;INFO.OBBA.OBBA.OBMAKE(&quot;&quot;;&quot;int&quot;;[.K38])))" office:value-type="float" office:value="0.358549160366524" calcext:value-type="float">
            <text:p>0,359</text:p>
          </table:table-cell>
          <table:table-cell table:style-name="ce24" table:formula="of:=INFO.OBBA.OBBA.OBGET(INFO.OBBA.OBBA.OBCALL(&quot;&quot;;[.$B$12];&quot;getRandomNumber&quot;;INFO.OBBA.OBBA.OBMAKE(&quot;&quot;;&quot;int&quot;;[.L38])))" office:value-type="float" office:value="0.141295052354573" calcext:value-type="float">
            <text:p>0,14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" calcext:value-type="float">
            <text:p>31</text:p>
          </table:table-cell>
          <table:table-cell table:style-name="ce24" table:formula="of:=INFO.OBBA.OBBA.OBGET(INFO.OBBA.OBBA.OBCALL(&quot;&quot;;[.$B$12];&quot;getRandomNumber&quot;;INFO.OBBA.OBBA.OBMAKE(&quot;&quot;;&quot;int&quot;;[.H39])))" office:value-type="float" office:value="0.936282550911169" calcext:value-type="float">
            <text:p>0,936</text:p>
          </table:table-cell>
          <table:table-cell table:style-name="ce1"/>
          <table:table-cell table:style-name="ce20" table:formula="of:=[.K38]+2" office:value-type="float" office:value="62" calcext:value-type="float">
            <text:p>62</text:p>
          </table:table-cell>
          <table:table-cell table:style-name="ce20" table:formula="of:=[.L38]+2" office:value-type="float" office:value="63" calcext:value-type="float">
            <text:p>63</text:p>
          </table:table-cell>
          <table:table-cell table:style-name="ce24" table:formula="of:=INFO.OBBA.OBBA.OBGET(INFO.OBBA.OBBA.OBCALL(&quot;&quot;;[.$B$12];&quot;getRandomNumber&quot;;INFO.OBBA.OBBA.OBMAKE(&quot;&quot;;&quot;int&quot;;[.K39])))" office:value-type="float" office:value="0.130924006109247" calcext:value-type="float">
            <text:p>0,131</text:p>
          </table:table-cell>
          <table:table-cell table:style-name="ce24" table:formula="of:=INFO.OBBA.OBBA.OBGET(INFO.OBBA.OBBA.OBCALL(&quot;&quot;;[.$B$12];&quot;getRandomNumber&quot;;INFO.OBBA.OBBA.OBMAKE(&quot;&quot;;&quot;int&quot;;[.L39])))" office:value-type="float" office:value="0.427130400392279" calcext:value-type="float">
            <text:p>0,42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" calcext:value-type="float">
            <text:p>32</text:p>
          </table:table-cell>
          <table:table-cell table:style-name="ce24" table:formula="of:=INFO.OBBA.OBBA.OBGET(INFO.OBBA.OBBA.OBCALL(&quot;&quot;;[.$B$12];&quot;getRandomNumber&quot;;INFO.OBBA.OBBA.OBMAKE(&quot;&quot;;&quot;int&quot;;[.H40])))" office:value-type="float" office:value="0.169359970424186" calcext:value-type="float">
            <text:p>0,169</text:p>
          </table:table-cell>
          <table:table-cell table:style-name="ce1"/>
          <table:table-cell table:style-name="ce20" table:formula="of:=[.K39]+2" office:value-type="float" office:value="64" calcext:value-type="float">
            <text:p>64</text:p>
          </table:table-cell>
          <table:table-cell table:style-name="ce20" table:formula="of:=[.L39]+2" office:value-type="float" office:value="65" calcext:value-type="float">
            <text:p>65</text:p>
          </table:table-cell>
          <table:table-cell table:style-name="ce24" table:formula="of:=INFO.OBBA.OBBA.OBGET(INFO.OBBA.OBBA.OBCALL(&quot;&quot;;[.$B$12];&quot;getRandomNumber&quot;;INFO.OBBA.OBBA.OBMAKE(&quot;&quot;;&quot;int&quot;;[.K40])))" office:value-type="float" office:value="0.447614055828475" calcext:value-type="float">
            <text:p>0,448</text:p>
          </table:table-cell>
          <table:table-cell table:style-name="ce24" table:formula="of:=INFO.OBBA.OBBA.OBGET(INFO.OBBA.OBBA.OBCALL(&quot;&quot;;[.$B$12];&quot;getRandomNumber&quot;;INFO.OBBA.OBBA.OBMAKE(&quot;&quot;;&quot;int&quot;;[.L40])))" office:value-type="float" office:value="0.418760125159711" calcext:value-type="float">
            <text:p>0,41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" calcext:value-type="float">
            <text:p>33</text:p>
          </table:table-cell>
          <table:table-cell table:style-name="ce24" table:formula="of:=INFO.OBBA.OBBA.OBGET(INFO.OBBA.OBBA.OBCALL(&quot;&quot;;[.$B$12];&quot;getRandomNumber&quot;;INFO.OBBA.OBBA.OBMAKE(&quot;&quot;;&quot;int&quot;;[.H41])))" office:value-type="float" office:value="0.342317069013126" calcext:value-type="float">
            <text:p>0,342</text:p>
          </table:table-cell>
          <table:table-cell table:style-name="ce1"/>
          <table:table-cell table:style-name="ce20" table:formula="of:=[.K40]+2" office:value-type="float" office:value="66" calcext:value-type="float">
            <text:p>66</text:p>
          </table:table-cell>
          <table:table-cell table:style-name="ce20" table:formula="of:=[.L40]+2" office:value-type="float" office:value="67" calcext:value-type="float">
            <text:p>67</text:p>
          </table:table-cell>
          <table:table-cell table:style-name="ce24" table:formula="of:=INFO.OBBA.OBBA.OBGET(INFO.OBBA.OBBA.OBCALL(&quot;&quot;;[.$B$12];&quot;getRandomNumber&quot;;INFO.OBBA.OBBA.OBMAKE(&quot;&quot;;&quot;int&quot;;[.K41])))" office:value-type="float" office:value="0.378630134929669" calcext:value-type="float">
            <text:p>0,379</text:p>
          </table:table-cell>
          <table:table-cell table:style-name="ce24" table:formula="of:=INFO.OBBA.OBBA.OBGET(INFO.OBBA.OBBA.OBCALL(&quot;&quot;;[.$B$12];&quot;getRandomNumber&quot;;INFO.OBBA.OBBA.OBMAKE(&quot;&quot;;&quot;int&quot;;[.L41])))" office:value-type="float" office:value="0.514989733775082" calcext:value-type="float">
            <text:p>0,51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" calcext:value-type="float">
            <text:p>34</text:p>
          </table:table-cell>
          <table:table-cell table:style-name="ce24" table:formula="of:=INFO.OBBA.OBBA.OBGET(INFO.OBBA.OBBA.OBCALL(&quot;&quot;;[.$B$12];&quot;getRandomNumber&quot;;INFO.OBBA.OBBA.OBMAKE(&quot;&quot;;&quot;int&quot;;[.H42])))" office:value-type="float" office:value="0.656053540392132" calcext:value-type="float">
            <text:p>0,656</text:p>
          </table:table-cell>
          <table:table-cell table:style-name="ce1"/>
          <table:table-cell table:style-name="ce20" table:formula="of:=[.K41]+2" office:value-type="float" office:value="68" calcext:value-type="float">
            <text:p>68</text:p>
          </table:table-cell>
          <table:table-cell table:style-name="ce20" table:formula="of:=[.L41]+2" office:value-type="float" office:value="69" calcext:value-type="float">
            <text:p>69</text:p>
          </table:table-cell>
          <table:table-cell table:style-name="ce24" table:formula="of:=INFO.OBBA.OBBA.OBGET(INFO.OBBA.OBBA.OBCALL(&quot;&quot;;[.$B$12];&quot;getRandomNumber&quot;;INFO.OBBA.OBBA.OBMAKE(&quot;&quot;;&quot;int&quot;;[.K42])))" office:value-type="float" office:value="0.185021092319093" calcext:value-type="float">
            <text:p>0,185</text:p>
          </table:table-cell>
          <table:table-cell table:style-name="ce24" table:formula="of:=INFO.OBBA.OBBA.OBGET(INFO.OBBA.OBBA.OBCALL(&quot;&quot;;[.$B$12];&quot;getRandomNumber&quot;;INFO.OBBA.OBBA.OBMAKE(&quot;&quot;;&quot;int&quot;;[.L42])))" office:value-type="float" office:value="0.843903291131052" calcext:value-type="float">
            <text:p>0,84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" calcext:value-type="float">
            <text:p>35</text:p>
          </table:table-cell>
          <table:table-cell table:style-name="ce24" table:formula="of:=INFO.OBBA.OBBA.OBGET(INFO.OBBA.OBBA.OBCALL(&quot;&quot;;[.$B$12];&quot;getRandomNumber&quot;;INFO.OBBA.OBBA.OBMAKE(&quot;&quot;;&quot;int&quot;;[.H43])))" office:value-type="float" office:value="0.281368679451911" calcext:value-type="float">
            <text:p>0,281</text:p>
          </table:table-cell>
          <table:table-cell table:style-name="ce1"/>
          <table:table-cell table:style-name="ce20" table:formula="of:=[.K42]+2" office:value-type="float" office:value="70" calcext:value-type="float">
            <text:p>70</text:p>
          </table:table-cell>
          <table:table-cell table:style-name="ce20" table:formula="of:=[.L42]+2" office:value-type="float" office:value="71" calcext:value-type="float">
            <text:p>71</text:p>
          </table:table-cell>
          <table:table-cell table:style-name="ce24" table:formula="of:=INFO.OBBA.OBBA.OBGET(INFO.OBBA.OBBA.OBCALL(&quot;&quot;;[.$B$12];&quot;getRandomNumber&quot;;INFO.OBBA.OBBA.OBMAKE(&quot;&quot;;&quot;int&quot;;[.K43])))" office:value-type="float" office:value="0.806236462733698" calcext:value-type="float">
            <text:p>0,806</text:p>
          </table:table-cell>
          <table:table-cell table:style-name="ce24" table:formula="of:=INFO.OBBA.OBBA.OBGET(INFO.OBBA.OBBA.OBCALL(&quot;&quot;;[.$B$12];&quot;getRandomNumber&quot;;INFO.OBBA.OBBA.OBMAKE(&quot;&quot;;&quot;int&quot;;[.L43])))" office:value-type="float" office:value="0.976151808061484" calcext:value-type="float">
            <text:p>0,97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" calcext:value-type="float">
            <text:p>36</text:p>
          </table:table-cell>
          <table:table-cell table:style-name="ce24" table:formula="of:=INFO.OBBA.OBBA.OBGET(INFO.OBBA.OBBA.OBCALL(&quot;&quot;;[.$B$12];&quot;getRandomNumber&quot;;INFO.OBBA.OBBA.OBMAKE(&quot;&quot;;&quot;int&quot;;[.H44])))" office:value-type="float" office:value="0.637387398565359" calcext:value-type="float">
            <text:p>0,637</text:p>
          </table:table-cell>
          <table:table-cell table:style-name="ce1"/>
          <table:table-cell table:style-name="ce20" table:formula="of:=[.K43]+2" office:value-type="float" office:value="72" calcext:value-type="float">
            <text:p>72</text:p>
          </table:table-cell>
          <table:table-cell table:style-name="ce20" table:formula="of:=[.L43]+2" office:value-type="float" office:value="73" calcext:value-type="float">
            <text:p>73</text:p>
          </table:table-cell>
          <table:table-cell table:style-name="ce24" table:formula="of:=INFO.OBBA.OBBA.OBGET(INFO.OBBA.OBBA.OBCALL(&quot;&quot;;[.$B$12];&quot;getRandomNumber&quot;;INFO.OBBA.OBBA.OBMAKE(&quot;&quot;;&quot;int&quot;;[.K44])))" office:value-type="float" office:value="0.670366290440483" calcext:value-type="float">
            <text:p>0,670</text:p>
          </table:table-cell>
          <table:table-cell table:style-name="ce24" table:formula="of:=INFO.OBBA.OBBA.OBGET(INFO.OBBA.OBBA.OBCALL(&quot;&quot;;[.$B$12];&quot;getRandomNumber&quot;;INFO.OBBA.OBBA.OBMAKE(&quot;&quot;;&quot;int&quot;;[.L44])))" office:value-type="float" office:value="0.681738559585933" calcext:value-type="float">
            <text:p>0,68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" calcext:value-type="float">
            <text:p>37</text:p>
          </table:table-cell>
          <table:table-cell table:style-name="ce24" table:formula="of:=INFO.OBBA.OBBA.OBGET(INFO.OBBA.OBBA.OBCALL(&quot;&quot;;[.$B$12];&quot;getRandomNumber&quot;;INFO.OBBA.OBBA.OBMAKE(&quot;&quot;;&quot;int&quot;;[.H45])))" office:value-type="float" office:value="0.453501713142253" calcext:value-type="float">
            <text:p>0,454</text:p>
          </table:table-cell>
          <table:table-cell table:style-name="ce1"/>
          <table:table-cell table:style-name="ce20" table:formula="of:=[.K44]+2" office:value-type="float" office:value="74" calcext:value-type="float">
            <text:p>74</text:p>
          </table:table-cell>
          <table:table-cell table:style-name="ce20" table:formula="of:=[.L44]+2" office:value-type="float" office:value="75" calcext:value-type="float">
            <text:p>75</text:p>
          </table:table-cell>
          <table:table-cell table:style-name="ce24" table:formula="of:=INFO.OBBA.OBBA.OBGET(INFO.OBBA.OBBA.OBCALL(&quot;&quot;;[.$B$12];&quot;getRandomNumber&quot;;INFO.OBBA.OBBA.OBMAKE(&quot;&quot;;&quot;int&quot;;[.K45])))" office:value-type="float" office:value="0.988565421256328" calcext:value-type="float">
            <text:p>0,989</text:p>
          </table:table-cell>
          <table:table-cell table:style-name="ce24" table:formula="of:=INFO.OBBA.OBBA.OBGET(INFO.OBBA.OBBA.OBCALL(&quot;&quot;;[.$B$12];&quot;getRandomNumber&quot;;INFO.OBBA.OBBA.OBMAKE(&quot;&quot;;&quot;int&quot;;[.L45])))" office:value-type="float" office:value="0.975134355189875" calcext:value-type="float">
            <text:p>0,97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" calcext:value-type="float">
            <text:p>38</text:p>
          </table:table-cell>
          <table:table-cell table:style-name="ce24" table:formula="of:=INFO.OBBA.OBBA.OBGET(INFO.OBBA.OBBA.OBCALL(&quot;&quot;;[.$B$12];&quot;getRandomNumber&quot;;INFO.OBBA.OBBA.OBMAKE(&quot;&quot;;&quot;int&quot;;[.H46])))" office:value-type="float" office:value="0.389605441675764" calcext:value-type="float">
            <text:p>0,390</text:p>
          </table:table-cell>
          <table:table-cell table:style-name="ce1"/>
          <table:table-cell table:style-name="ce20" table:formula="of:=[.K45]+2" office:value-type="float" office:value="76" calcext:value-type="float">
            <text:p>76</text:p>
          </table:table-cell>
          <table:table-cell table:style-name="ce20" table:formula="of:=[.L45]+2" office:value-type="float" office:value="77" calcext:value-type="float">
            <text:p>77</text:p>
          </table:table-cell>
          <table:table-cell table:style-name="ce24" table:formula="of:=INFO.OBBA.OBBA.OBGET(INFO.OBBA.OBBA.OBCALL(&quot;&quot;;[.$B$12];&quot;getRandomNumber&quot;;INFO.OBBA.OBBA.OBMAKE(&quot;&quot;;&quot;int&quot;;[.K46])))" office:value-type="float" office:value="0.372595834315766" calcext:value-type="float">
            <text:p>0,373</text:p>
          </table:table-cell>
          <table:table-cell table:style-name="ce24" table:formula="of:=INFO.OBBA.OBBA.OBGET(INFO.OBBA.OBBA.OBCALL(&quot;&quot;;[.$B$12];&quot;getRandomNumber&quot;;INFO.OBBA.OBBA.OBMAKE(&quot;&quot;;&quot;int&quot;;[.L46])))" office:value-type="float" office:value="0.952959008317628" calcext:value-type="float">
            <text:p>0,95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" calcext:value-type="float">
            <text:p>39</text:p>
          </table:table-cell>
          <table:table-cell table:style-name="ce24" table:formula="of:=INFO.OBBA.OBBA.OBGET(INFO.OBBA.OBBA.OBCALL(&quot;&quot;;[.$B$12];&quot;getRandomNumber&quot;;INFO.OBBA.OBBA.OBMAKE(&quot;&quot;;&quot;int&quot;;[.H47])))" office:value-type="float" office:value="0.862348303287929" calcext:value-type="float">
            <text:p>0,862</text:p>
          </table:table-cell>
          <table:table-cell table:style-name="ce1"/>
          <table:table-cell table:style-name="ce20" table:formula="of:=[.K46]+2" office:value-type="float" office:value="78" calcext:value-type="float">
            <text:p>78</text:p>
          </table:table-cell>
          <table:table-cell table:style-name="ce20" table:formula="of:=[.L46]+2" office:value-type="float" office:value="79" calcext:value-type="float">
            <text:p>79</text:p>
          </table:table-cell>
          <table:table-cell table:style-name="ce24" table:formula="of:=INFO.OBBA.OBBA.OBGET(INFO.OBBA.OBBA.OBCALL(&quot;&quot;;[.$B$12];&quot;getRandomNumber&quot;;INFO.OBBA.OBBA.OBMAKE(&quot;&quot;;&quot;int&quot;;[.K47])))" office:value-type="float" office:value="0.969859940494469" calcext:value-type="float">
            <text:p>0,970</text:p>
          </table:table-cell>
          <table:table-cell table:style-name="ce24" table:formula="of:=INFO.OBBA.OBBA.OBGET(INFO.OBBA.OBBA.OBCALL(&quot;&quot;;[.$B$12];&quot;getRandomNumber&quot;;INFO.OBBA.OBBA.OBMAKE(&quot;&quot;;&quot;int&quot;;[.L47])))" office:value-type="float" office:value="0.898269290595008" calcext:value-type="float">
            <text:p>0,89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" calcext:value-type="float">
            <text:p>40</text:p>
          </table:table-cell>
          <table:table-cell table:style-name="ce24" table:formula="of:=INFO.OBBA.OBBA.OBGET(INFO.OBBA.OBBA.OBCALL(&quot;&quot;;[.$B$12];&quot;getRandomNumber&quot;;INFO.OBBA.OBBA.OBMAKE(&quot;&quot;;&quot;int&quot;;[.H48])))" office:value-type="float" office:value="0.206462041854534" calcext:value-type="float">
            <text:p>0,206</text:p>
          </table:table-cell>
          <table:table-cell table:style-name="ce1"/>
          <table:table-cell table:style-name="ce20" table:formula="of:=[.K47]+2" office:value-type="float" office:value="80" calcext:value-type="float">
            <text:p>80</text:p>
          </table:table-cell>
          <table:table-cell table:style-name="ce20" table:formula="of:=[.L47]+2" office:value-type="float" office:value="81" calcext:value-type="float">
            <text:p>81</text:p>
          </table:table-cell>
          <table:table-cell table:style-name="ce24" table:formula="of:=INFO.OBBA.OBBA.OBGET(INFO.OBBA.OBBA.OBCALL(&quot;&quot;;[.$B$12];&quot;getRandomNumber&quot;;INFO.OBBA.OBBA.OBMAKE(&quot;&quot;;&quot;int&quot;;[.K48])))" office:value-type="float" office:value="0.806780783555355" calcext:value-type="float">
            <text:p>0,807</text:p>
          </table:table-cell>
          <table:table-cell table:style-name="ce24" table:formula="of:=INFO.OBBA.OBBA.OBGET(INFO.OBBA.OBBA.OBCALL(&quot;&quot;;[.$B$12];&quot;getRandomNumber&quot;;INFO.OBBA.OBBA.OBMAKE(&quot;&quot;;&quot;int&quot;;[.L48])))" office:value-type="float" office:value="0.854060889254196" calcext:value-type="float">
            <text:p>0,85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" calcext:value-type="float">
            <text:p>41</text:p>
          </table:table-cell>
          <table:table-cell table:style-name="ce24" table:formula="of:=INFO.OBBA.OBBA.OBGET(INFO.OBBA.OBBA.OBCALL(&quot;&quot;;[.$B$12];&quot;getRandomNumber&quot;;INFO.OBBA.OBBA.OBMAKE(&quot;&quot;;&quot;int&quot;;[.H49])))" office:value-type="float" office:value="0.442802357835815" calcext:value-type="float">
            <text:p>0,443</text:p>
          </table:table-cell>
          <table:table-cell table:style-name="ce1"/>
          <table:table-cell table:style-name="ce20" table:formula="of:=[.K48]+2" office:value-type="float" office:value="82" calcext:value-type="float">
            <text:p>82</text:p>
          </table:table-cell>
          <table:table-cell table:style-name="ce20" table:formula="of:=[.L48]+2" office:value-type="float" office:value="83" calcext:value-type="float">
            <text:p>83</text:p>
          </table:table-cell>
          <table:table-cell table:style-name="ce24" table:formula="of:=INFO.OBBA.OBBA.OBGET(INFO.OBBA.OBBA.OBCALL(&quot;&quot;;[.$B$12];&quot;getRandomNumber&quot;;INFO.OBBA.OBBA.OBMAKE(&quot;&quot;;&quot;int&quot;;[.K49])))" office:value-type="float" office:value="0.562316054421811" calcext:value-type="float">
            <text:p>0,562</text:p>
          </table:table-cell>
          <table:table-cell table:style-name="ce24" table:formula="of:=INFO.OBBA.OBBA.OBGET(INFO.OBBA.OBBA.OBCALL(&quot;&quot;;[.$B$12];&quot;getRandomNumber&quot;;INFO.OBBA.OBBA.OBMAKE(&quot;&quot;;&quot;int&quot;;[.L49])))" office:value-type="float" office:value="0.0990719429564013" calcext:value-type="float">
            <text:p>0,09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" calcext:value-type="float">
            <text:p>42</text:p>
          </table:table-cell>
          <table:table-cell table:style-name="ce24" table:formula="of:=INFO.OBBA.OBBA.OBGET(INFO.OBBA.OBBA.OBCALL(&quot;&quot;;[.$B$12];&quot;getRandomNumber&quot;;INFO.OBBA.OBBA.OBMAKE(&quot;&quot;;&quot;int&quot;;[.H50])))" office:value-type="float" office:value="0.271555642557828" calcext:value-type="float">
            <text:p>0,272</text:p>
          </table:table-cell>
          <table:table-cell table:style-name="ce1"/>
          <table:table-cell table:style-name="ce20" table:formula="of:=[.K49]+2" office:value-type="float" office:value="84" calcext:value-type="float">
            <text:p>84</text:p>
          </table:table-cell>
          <table:table-cell table:style-name="ce20" table:formula="of:=[.L49]+2" office:value-type="float" office:value="85" calcext:value-type="float">
            <text:p>85</text:p>
          </table:table-cell>
          <table:table-cell table:style-name="ce24" table:formula="of:=INFO.OBBA.OBBA.OBGET(INFO.OBBA.OBBA.OBCALL(&quot;&quot;;[.$B$12];&quot;getRandomNumber&quot;;INFO.OBBA.OBBA.OBMAKE(&quot;&quot;;&quot;int&quot;;[.K50])))" office:value-type="float" office:value="0.915726301481846" calcext:value-type="float">
            <text:p>0,916</text:p>
          </table:table-cell>
          <table:table-cell table:style-name="ce24" table:formula="of:=INFO.OBBA.OBBA.OBGET(INFO.OBBA.OBBA.OBCALL(&quot;&quot;;[.$B$12];&quot;getRandomNumber&quot;;INFO.OBBA.OBBA.OBMAKE(&quot;&quot;;&quot;int&quot;;[.L50])))" office:value-type="float" office:value="0.500564570252312" calcext:value-type="float">
            <text:p>0,50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" calcext:value-type="float">
            <text:p>43</text:p>
          </table:table-cell>
          <table:table-cell table:style-name="ce24" table:formula="of:=INFO.OBBA.OBBA.OBGET(INFO.OBBA.OBBA.OBCALL(&quot;&quot;;[.$B$12];&quot;getRandomNumber&quot;;INFO.OBBA.OBBA.OBMAKE(&quot;&quot;;&quot;int&quot;;[.H51])))" office:value-type="float" office:value="0.25327681776857" calcext:value-type="float">
            <text:p>0,253</text:p>
          </table:table-cell>
          <table:table-cell table:style-name="ce1"/>
          <table:table-cell table:style-name="ce20" table:formula="of:=[.K50]+2" office:value-type="float" office:value="86" calcext:value-type="float">
            <text:p>86</text:p>
          </table:table-cell>
          <table:table-cell table:style-name="ce20" table:formula="of:=[.L50]+2" office:value-type="float" office:value="87" calcext:value-type="float">
            <text:p>87</text:p>
          </table:table-cell>
          <table:table-cell table:style-name="ce24" table:formula="of:=INFO.OBBA.OBBA.OBGET(INFO.OBBA.OBBA.OBCALL(&quot;&quot;;[.$B$12];&quot;getRandomNumber&quot;;INFO.OBBA.OBBA.OBMAKE(&quot;&quot;;&quot;int&quot;;[.K51])))" office:value-type="float" office:value="0.595965736735122" calcext:value-type="float">
            <text:p>0,596</text:p>
          </table:table-cell>
          <table:table-cell table:style-name="ce24" table:formula="of:=INFO.OBBA.OBBA.OBGET(INFO.OBBA.OBBA.OBCALL(&quot;&quot;;[.$B$12];&quot;getRandomNumber&quot;;INFO.OBBA.OBBA.OBMAKE(&quot;&quot;;&quot;int&quot;;[.L51])))" office:value-type="float" office:value="0.663106773389548" calcext:value-type="float">
            <text:p>0,66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" calcext:value-type="float">
            <text:p>44</text:p>
          </table:table-cell>
          <table:table-cell table:style-name="ce24" table:formula="of:=INFO.OBBA.OBBA.OBGET(INFO.OBBA.OBBA.OBCALL(&quot;&quot;;[.$B$12];&quot;getRandomNumber&quot;;INFO.OBBA.OBBA.OBMAKE(&quot;&quot;;&quot;int&quot;;[.H52])))" office:value-type="float" office:value="0.429797706488562" calcext:value-type="float">
            <text:p>0,430</text:p>
          </table:table-cell>
          <table:table-cell table:style-name="ce1"/>
          <table:table-cell table:style-name="ce20" table:formula="of:=[.K51]+2" office:value-type="float" office:value="88" calcext:value-type="float">
            <text:p>88</text:p>
          </table:table-cell>
          <table:table-cell table:style-name="ce20" table:formula="of:=[.L51]+2" office:value-type="float" office:value="89" calcext:value-type="float">
            <text:p>89</text:p>
          </table:table-cell>
          <table:table-cell table:style-name="ce24" table:formula="of:=INFO.OBBA.OBBA.OBGET(INFO.OBBA.OBBA.OBCALL(&quot;&quot;;[.$B$12];&quot;getRandomNumber&quot;;INFO.OBBA.OBBA.OBMAKE(&quot;&quot;;&quot;int&quot;;[.K52])))" office:value-type="float" office:value="0.285874179562523" calcext:value-type="float">
            <text:p>0,286</text:p>
          </table:table-cell>
          <table:table-cell table:style-name="ce24" table:formula="of:=INFO.OBBA.OBBA.OBGET(INFO.OBBA.OBBA.OBCALL(&quot;&quot;;[.$B$12];&quot;getRandomNumber&quot;;INFO.OBBA.OBBA.OBMAKE(&quot;&quot;;&quot;int&quot;;[.L52])))" office:value-type="float" office:value="0.547912861366432" calcext:value-type="float">
            <text:p>0,54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" calcext:value-type="float">
            <text:p>45</text:p>
          </table:table-cell>
          <table:table-cell table:style-name="ce24" table:formula="of:=INFO.OBBA.OBBA.OBGET(INFO.OBBA.OBBA.OBCALL(&quot;&quot;;[.$B$12];&quot;getRandomNumber&quot;;INFO.OBBA.OBBA.OBMAKE(&quot;&quot;;&quot;int&quot;;[.H53])))" office:value-type="float" office:value="0.793264278360531" calcext:value-type="float">
            <text:p>0,793</text:p>
          </table:table-cell>
          <table:table-cell table:style-name="ce1"/>
          <table:table-cell table:style-name="ce20" table:formula="of:=[.K52]+2" office:value-type="float" office:value="90" calcext:value-type="float">
            <text:p>90</text:p>
          </table:table-cell>
          <table:table-cell table:style-name="ce20" table:formula="of:=[.L52]+2" office:value-type="float" office:value="91" calcext:value-type="float">
            <text:p>91</text:p>
          </table:table-cell>
          <table:table-cell table:style-name="ce24" table:formula="of:=INFO.OBBA.OBBA.OBGET(INFO.OBBA.OBBA.OBCALL(&quot;&quot;;[.$B$12];&quot;getRandomNumber&quot;;INFO.OBBA.OBBA.OBMAKE(&quot;&quot;;&quot;int&quot;;[.K53])))" office:value-type="float" office:value="0.140637751873356" calcext:value-type="float">
            <text:p>0,141</text:p>
          </table:table-cell>
          <table:table-cell table:style-name="ce24" table:formula="of:=INFO.OBBA.OBBA.OBGET(INFO.OBBA.OBBA.OBCALL(&quot;&quot;;[.$B$12];&quot;getRandomNumber&quot;;INFO.OBBA.OBBA.OBMAKE(&quot;&quot;;&quot;int&quot;;[.L53])))" office:value-type="float" office:value="0.352004001127325" calcext:value-type="float">
            <text:p>0,35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" calcext:value-type="float">
            <text:p>46</text:p>
          </table:table-cell>
          <table:table-cell table:style-name="ce24" table:formula="of:=INFO.OBBA.OBBA.OBGET(INFO.OBBA.OBBA.OBCALL(&quot;&quot;;[.$B$12];&quot;getRandomNumber&quot;;INFO.OBBA.OBBA.OBMAKE(&quot;&quot;;&quot;int&quot;;[.H54])))" office:value-type="float" office:value="0.955280234297958" calcext:value-type="float">
            <text:p>0,955</text:p>
          </table:table-cell>
          <table:table-cell table:style-name="ce1"/>
          <table:table-cell table:style-name="ce20" table:formula="of:=[.K53]+2" office:value-type="float" office:value="92" calcext:value-type="float">
            <text:p>92</text:p>
          </table:table-cell>
          <table:table-cell table:style-name="ce20" table:formula="of:=[.L53]+2" office:value-type="float" office:value="93" calcext:value-type="float">
            <text:p>93</text:p>
          </table:table-cell>
          <table:table-cell table:style-name="ce24" table:formula="of:=INFO.OBBA.OBBA.OBGET(INFO.OBBA.OBBA.OBCALL(&quot;&quot;;[.$B$12];&quot;getRandomNumber&quot;;INFO.OBBA.OBBA.OBMAKE(&quot;&quot;;&quot;int&quot;;[.K54])))" office:value-type="float" office:value="0.133604780610569" calcext:value-type="float">
            <text:p>0,134</text:p>
          </table:table-cell>
          <table:table-cell table:style-name="ce24" table:formula="of:=INFO.OBBA.OBBA.OBGET(INFO.OBBA.OBBA.OBCALL(&quot;&quot;;[.$B$12];&quot;getRandomNumber&quot;;INFO.OBBA.OBBA.OBMAKE(&quot;&quot;;&quot;int&quot;;[.L54])))" office:value-type="float" office:value="0.25513896598899" calcext:value-type="float">
            <text:p>0,25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" calcext:value-type="float">
            <text:p>47</text:p>
          </table:table-cell>
          <table:table-cell table:style-name="ce24" table:formula="of:=INFO.OBBA.OBBA.OBGET(INFO.OBBA.OBBA.OBCALL(&quot;&quot;;[.$B$12];&quot;getRandomNumber&quot;;INFO.OBBA.OBBA.OBMAKE(&quot;&quot;;&quot;int&quot;;[.H55])))" office:value-type="float" office:value="0.254059303270686" calcext:value-type="float">
            <text:p>0,254</text:p>
          </table:table-cell>
          <table:table-cell table:style-name="ce1"/>
          <table:table-cell table:style-name="ce20" table:formula="of:=[.K54]+2" office:value-type="float" office:value="94" calcext:value-type="float">
            <text:p>94</text:p>
          </table:table-cell>
          <table:table-cell table:style-name="ce20" table:formula="of:=[.L54]+2" office:value-type="float" office:value="95" calcext:value-type="float">
            <text:p>95</text:p>
          </table:table-cell>
          <table:table-cell table:style-name="ce24" table:formula="of:=INFO.OBBA.OBBA.OBGET(INFO.OBBA.OBBA.OBCALL(&quot;&quot;;[.$B$12];&quot;getRandomNumber&quot;;INFO.OBBA.OBBA.OBMAKE(&quot;&quot;;&quot;int&quot;;[.K55])))" office:value-type="float" office:value="0.611623783107008" calcext:value-type="float">
            <text:p>0,612</text:p>
          </table:table-cell>
          <table:table-cell table:style-name="ce24" table:formula="of:=INFO.OBBA.OBBA.OBGET(INFO.OBBA.OBBA.OBCALL(&quot;&quot;;[.$B$12];&quot;getRandomNumber&quot;;INFO.OBBA.OBBA.OBMAKE(&quot;&quot;;&quot;int&quot;;[.L55])))" office:value-type="float" office:value="0.839716373085253" calcext:value-type="float">
            <text:p>0,84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" calcext:value-type="float">
            <text:p>48</text:p>
          </table:table-cell>
          <table:table-cell table:style-name="ce24" table:formula="of:=INFO.OBBA.OBBA.OBGET(INFO.OBBA.OBBA.OBCALL(&quot;&quot;;[.$B$12];&quot;getRandomNumber&quot;;INFO.OBBA.OBBA.OBMAKE(&quot;&quot;;&quot;int&quot;;[.H56])))" office:value-type="float" office:value="0.195524617316856" calcext:value-type="float">
            <text:p>0,196</text:p>
          </table:table-cell>
          <table:table-cell table:style-name="ce1"/>
          <table:table-cell table:style-name="ce20" table:formula="of:=[.K55]+2" office:value-type="float" office:value="96" calcext:value-type="float">
            <text:p>96</text:p>
          </table:table-cell>
          <table:table-cell table:style-name="ce20" table:formula="of:=[.L55]+2" office:value-type="float" office:value="97" calcext:value-type="float">
            <text:p>97</text:p>
          </table:table-cell>
          <table:table-cell table:style-name="ce24" table:formula="of:=INFO.OBBA.OBBA.OBGET(INFO.OBBA.OBBA.OBCALL(&quot;&quot;;[.$B$12];&quot;getRandomNumber&quot;;INFO.OBBA.OBBA.OBMAKE(&quot;&quot;;&quot;int&quot;;[.K56])))" office:value-type="float" office:value="0.428526497097741" calcext:value-type="float">
            <text:p>0,429</text:p>
          </table:table-cell>
          <table:table-cell table:style-name="ce24" table:formula="of:=INFO.OBBA.OBBA.OBGET(INFO.OBBA.OBBA.OBCALL(&quot;&quot;;[.$B$12];&quot;getRandomNumber&quot;;INFO.OBBA.OBBA.OBMAKE(&quot;&quot;;&quot;int&quot;;[.L56])))" office:value-type="float" office:value="0.648723013119825" calcext:value-type="float">
            <text:p>0,64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" calcext:value-type="float">
            <text:p>49</text:p>
          </table:table-cell>
          <table:table-cell table:style-name="ce24" table:formula="of:=INFO.OBBA.OBBA.OBGET(INFO.OBBA.OBBA.OBCALL(&quot;&quot;;[.$B$12];&quot;getRandomNumber&quot;;INFO.OBBA.OBBA.OBMAKE(&quot;&quot;;&quot;int&quot;;[.H57])))" office:value-type="float" office:value="0.587962107421348" calcext:value-type="float">
            <text:p>0,588</text:p>
          </table:table-cell>
          <table:table-cell table:style-name="ce1"/>
          <table:table-cell table:style-name="ce20" table:formula="of:=[.K56]+2" office:value-type="float" office:value="98" calcext:value-type="float">
            <text:p>98</text:p>
          </table:table-cell>
          <table:table-cell table:style-name="ce20" table:formula="of:=[.L56]+2" office:value-type="float" office:value="99" calcext:value-type="float">
            <text:p>99</text:p>
          </table:table-cell>
          <table:table-cell table:style-name="ce24" table:formula="of:=INFO.OBBA.OBBA.OBGET(INFO.OBBA.OBBA.OBCALL(&quot;&quot;;[.$B$12];&quot;getRandomNumber&quot;;INFO.OBBA.OBBA.OBMAKE(&quot;&quot;;&quot;int&quot;;[.K57])))" office:value-type="float" office:value="0.94438727478741" calcext:value-type="float">
            <text:p>0,944</text:p>
          </table:table-cell>
          <table:table-cell table:style-name="ce24" table:formula="of:=INFO.OBBA.OBBA.OBGET(INFO.OBBA.OBBA.OBCALL(&quot;&quot;;[.$B$12];&quot;getRandomNumber&quot;;INFO.OBBA.OBBA.OBMAKE(&quot;&quot;;&quot;int&quot;;[.L57])))" office:value-type="float" office:value="0.832280734343007" calcext:value-type="float">
            <text:p>0,83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0" calcext:value-type="float">
            <text:p>50</text:p>
          </table:table-cell>
          <table:table-cell table:style-name="ce24" table:formula="of:=INFO.OBBA.OBBA.OBGET(INFO.OBBA.OBBA.OBCALL(&quot;&quot;;[.$B$12];&quot;getRandomNumber&quot;;INFO.OBBA.OBBA.OBMAKE(&quot;&quot;;&quot;int&quot;;[.H58])))" office:value-type="float" office:value="0.129219772772476" calcext:value-type="float">
            <text:p>0,129</text:p>
          </table:table-cell>
          <table:table-cell table:style-name="ce1"/>
          <table:table-cell table:style-name="ce20" table:formula="of:=[.K57]+2" office:value-type="float" office:value="100" calcext:value-type="float">
            <text:p>100</text:p>
          </table:table-cell>
          <table:table-cell table:style-name="ce20" table:formula="of:=[.L57]+2" office:value-type="float" office:value="101" calcext:value-type="float">
            <text:p>101</text:p>
          </table:table-cell>
          <table:table-cell table:style-name="ce24" table:formula="of:=INFO.OBBA.OBBA.OBGET(INFO.OBBA.OBBA.OBCALL(&quot;&quot;;[.$B$12];&quot;getRandomNumber&quot;;INFO.OBBA.OBBA.OBMAKE(&quot;&quot;;&quot;int&quot;;[.K58])))" office:value-type="float" office:value="0.322871425553641" calcext:value-type="float">
            <text:p>0,323</text:p>
          </table:table-cell>
          <table:table-cell table:style-name="ce24" table:formula="of:=INFO.OBBA.OBBA.OBGET(INFO.OBBA.OBBA.OBCALL(&quot;&quot;;[.$B$12];&quot;getRandomNumber&quot;;INFO.OBBA.OBBA.OBMAKE(&quot;&quot;;&quot;int&quot;;[.L58])))" office:value-type="float" office:value="0.170274483056426" calcext:value-type="float">
            <text:p>0,17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1" calcext:value-type="float">
            <text:p>51</text:p>
          </table:table-cell>
          <table:table-cell table:style-name="ce24" table:formula="of:=INFO.OBBA.OBBA.OBGET(INFO.OBBA.OBBA.OBCALL(&quot;&quot;;[.$B$12];&quot;getRandomNumber&quot;;INFO.OBBA.OBBA.OBMAKE(&quot;&quot;;&quot;int&quot;;[.H59])))" office:value-type="float" office:value="0.310467630276009" calcext:value-type="float">
            <text:p>0,310</text:p>
          </table:table-cell>
          <table:table-cell table:style-name="ce1"/>
          <table:table-cell table:style-name="ce20" table:formula="of:=[.K58]+2" office:value-type="float" office:value="102" calcext:value-type="float">
            <text:p>102</text:p>
          </table:table-cell>
          <table:table-cell table:style-name="ce20" table:formula="of:=[.L58]+2" office:value-type="float" office:value="103" calcext:value-type="float">
            <text:p>103</text:p>
          </table:table-cell>
          <table:table-cell table:style-name="ce24" table:formula="of:=INFO.OBBA.OBBA.OBGET(INFO.OBBA.OBBA.OBCALL(&quot;&quot;;[.$B$12];&quot;getRandomNumber&quot;;INFO.OBBA.OBBA.OBMAKE(&quot;&quot;;&quot;int&quot;;[.K59])))" office:value-type="float" office:value="0.483249462162866" calcext:value-type="float">
            <text:p>0,483</text:p>
          </table:table-cell>
          <table:table-cell table:style-name="ce24" table:formula="of:=INFO.OBBA.OBBA.OBGET(INFO.OBBA.OBBA.OBCALL(&quot;&quot;;[.$B$12];&quot;getRandomNumber&quot;;INFO.OBBA.OBBA.OBMAKE(&quot;&quot;;&quot;int&quot;;[.L59])))" office:value-type="float" office:value="0.885271545935874" calcext:value-type="float">
            <text:p>0,88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2" calcext:value-type="float">
            <text:p>52</text:p>
          </table:table-cell>
          <table:table-cell table:style-name="ce24" table:formula="of:=INFO.OBBA.OBBA.OBGET(INFO.OBBA.OBBA.OBCALL(&quot;&quot;;[.$B$12];&quot;getRandomNumber&quot;;INFO.OBBA.OBBA.OBMAKE(&quot;&quot;;&quot;int&quot;;[.H60])))" office:value-type="float" office:value="0.282369873269862" calcext:value-type="float">
            <text:p>0,282</text:p>
          </table:table-cell>
          <table:table-cell table:style-name="ce1"/>
          <table:table-cell table:style-name="ce20" table:formula="of:=[.K59]+2" office:value-type="float" office:value="104" calcext:value-type="float">
            <text:p>104</text:p>
          </table:table-cell>
          <table:table-cell table:style-name="ce20" table:formula="of:=[.L59]+2" office:value-type="float" office:value="105" calcext:value-type="float">
            <text:p>105</text:p>
          </table:table-cell>
          <table:table-cell table:style-name="ce24" table:formula="of:=INFO.OBBA.OBBA.OBGET(INFO.OBBA.OBBA.OBCALL(&quot;&quot;;[.$B$12];&quot;getRandomNumber&quot;;INFO.OBBA.OBBA.OBMAKE(&quot;&quot;;&quot;int&quot;;[.K60])))" office:value-type="float" office:value="0.132512420327919" calcext:value-type="float">
            <text:p>0,133</text:p>
          </table:table-cell>
          <table:table-cell table:style-name="ce24" table:formula="of:=INFO.OBBA.OBBA.OBGET(INFO.OBBA.OBBA.OBCALL(&quot;&quot;;[.$B$12];&quot;getRandomNumber&quot;;INFO.OBBA.OBBA.OBMAKE(&quot;&quot;;&quot;int&quot;;[.L60])))" office:value-type="float" office:value="0.0550469905851424" calcext:value-type="float">
            <text:p>0,05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3" calcext:value-type="float">
            <text:p>53</text:p>
          </table:table-cell>
          <table:table-cell table:style-name="ce24" table:formula="of:=INFO.OBBA.OBBA.OBGET(INFO.OBBA.OBBA.OBCALL(&quot;&quot;;[.$B$12];&quot;getRandomNumber&quot;;INFO.OBBA.OBBA.OBMAKE(&quot;&quot;;&quot;int&quot;;[.H61])))" office:value-type="float" office:value="0.960271993639459" calcext:value-type="float">
            <text:p>0,960</text:p>
          </table:table-cell>
          <table:table-cell table:style-name="ce1"/>
          <table:table-cell table:style-name="ce20" table:formula="of:=[.K60]+2" office:value-type="float" office:value="106" calcext:value-type="float">
            <text:p>106</text:p>
          </table:table-cell>
          <table:table-cell table:style-name="ce20" table:formula="of:=[.L60]+2" office:value-type="float" office:value="107" calcext:value-type="float">
            <text:p>107</text:p>
          </table:table-cell>
          <table:table-cell table:style-name="ce24" table:formula="of:=INFO.OBBA.OBBA.OBGET(INFO.OBBA.OBBA.OBCALL(&quot;&quot;;[.$B$12];&quot;getRandomNumber&quot;;INFO.OBBA.OBBA.OBMAKE(&quot;&quot;;&quot;int&quot;;[.K61])))" office:value-type="float" office:value="0.684501872806452" calcext:value-type="float">
            <text:p>0,685</text:p>
          </table:table-cell>
          <table:table-cell table:style-name="ce24" table:formula="of:=INFO.OBBA.OBBA.OBGET(INFO.OBBA.OBBA.OBCALL(&quot;&quot;;[.$B$12];&quot;getRandomNumber&quot;;INFO.OBBA.OBBA.OBMAKE(&quot;&quot;;&quot;int&quot;;[.L61])))" office:value-type="float" office:value="0.968533195630013" calcext:value-type="float">
            <text:p>0,96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4" calcext:value-type="float">
            <text:p>54</text:p>
          </table:table-cell>
          <table:table-cell table:style-name="ce24" table:formula="of:=INFO.OBBA.OBBA.OBGET(INFO.OBBA.OBBA.OBCALL(&quot;&quot;;[.$B$12];&quot;getRandomNumber&quot;;INFO.OBBA.OBBA.OBMAKE(&quot;&quot;;&quot;int&quot;;[.H62])))" office:value-type="float" office:value="0.474650341030656" calcext:value-type="float">
            <text:p>0,475</text:p>
          </table:table-cell>
          <table:table-cell table:style-name="ce1"/>
          <table:table-cell table:style-name="ce20" table:formula="of:=[.K61]+2" office:value-type="float" office:value="108" calcext:value-type="float">
            <text:p>108</text:p>
          </table:table-cell>
          <table:table-cell table:style-name="ce20" table:formula="of:=[.L61]+2" office:value-type="float" office:value="109" calcext:value-type="float">
            <text:p>109</text:p>
          </table:table-cell>
          <table:table-cell table:style-name="ce24" table:formula="of:=INFO.OBBA.OBBA.OBGET(INFO.OBBA.OBBA.OBCALL(&quot;&quot;;[.$B$12];&quot;getRandomNumber&quot;;INFO.OBBA.OBBA.OBMAKE(&quot;&quot;;&quot;int&quot;;[.K62])))" office:value-type="float" office:value="0.552992794096955" calcext:value-type="float">
            <text:p>0,553</text:p>
          </table:table-cell>
          <table:table-cell table:style-name="ce24" table:formula="of:=INFO.OBBA.OBBA.OBGET(INFO.OBBA.OBBA.OBCALL(&quot;&quot;;[.$B$12];&quot;getRandomNumber&quot;;INFO.OBBA.OBBA.OBMAKE(&quot;&quot;;&quot;int&quot;;[.L62])))" office:value-type="float" office:value="0.616128421520225" calcext:value-type="float">
            <text:p>0,61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5" calcext:value-type="float">
            <text:p>55</text:p>
          </table:table-cell>
          <table:table-cell table:style-name="ce24" table:formula="of:=INFO.OBBA.OBBA.OBGET(INFO.OBBA.OBBA.OBCALL(&quot;&quot;;[.$B$12];&quot;getRandomNumber&quot;;INFO.OBBA.OBBA.OBMAKE(&quot;&quot;;&quot;int&quot;;[.H63])))" office:value-type="float" office:value="0.273950084420188" calcext:value-type="float">
            <text:p>0,274</text:p>
          </table:table-cell>
          <table:table-cell table:style-name="ce1"/>
          <table:table-cell table:style-name="ce20" table:formula="of:=[.K62]+2" office:value-type="float" office:value="110" calcext:value-type="float">
            <text:p>110</text:p>
          </table:table-cell>
          <table:table-cell table:style-name="ce20" table:formula="of:=[.L62]+2" office:value-type="float" office:value="111" calcext:value-type="float">
            <text:p>111</text:p>
          </table:table-cell>
          <table:table-cell table:style-name="ce24" table:formula="of:=INFO.OBBA.OBBA.OBGET(INFO.OBBA.OBBA.OBCALL(&quot;&quot;;[.$B$12];&quot;getRandomNumber&quot;;INFO.OBBA.OBBA.OBMAKE(&quot;&quot;;&quot;int&quot;;[.K63])))" office:value-type="float" office:value="0.0430830220824308" calcext:value-type="float">
            <text:p>0,043</text:p>
          </table:table-cell>
          <table:table-cell table:style-name="ce24" table:formula="of:=INFO.OBBA.OBBA.OBGET(INFO.OBBA.OBBA.OBCALL(&quot;&quot;;[.$B$12];&quot;getRandomNumber&quot;;INFO.OBBA.OBBA.OBMAKE(&quot;&quot;;&quot;int&quot;;[.L63])))" office:value-type="float" office:value="0.0539236649359544" calcext:value-type="float">
            <text:p>0,05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6" calcext:value-type="float">
            <text:p>56</text:p>
          </table:table-cell>
          <table:table-cell table:style-name="ce24" table:formula="of:=INFO.OBBA.OBBA.OBGET(INFO.OBBA.OBBA.OBCALL(&quot;&quot;;[.$B$12];&quot;getRandomNumber&quot;;INFO.OBBA.OBBA.OBMAKE(&quot;&quot;;&quot;int&quot;;[.H64])))" office:value-type="float" office:value="0.410106189266396" calcext:value-type="float">
            <text:p>0,410</text:p>
          </table:table-cell>
          <table:table-cell table:style-name="ce1"/>
          <table:table-cell table:style-name="ce20" table:formula="of:=[.K63]+2" office:value-type="float" office:value="112" calcext:value-type="float">
            <text:p>112</text:p>
          </table:table-cell>
          <table:table-cell table:style-name="ce20" table:formula="of:=[.L63]+2" office:value-type="float" office:value="113" calcext:value-type="float">
            <text:p>113</text:p>
          </table:table-cell>
          <table:table-cell table:style-name="ce24" table:formula="of:=INFO.OBBA.OBBA.OBGET(INFO.OBBA.OBBA.OBCALL(&quot;&quot;;[.$B$12];&quot;getRandomNumber&quot;;INFO.OBBA.OBBA.OBMAKE(&quot;&quot;;&quot;int&quot;;[.K64])))" office:value-type="float" office:value="0.44120258598313" calcext:value-type="float">
            <text:p>0,441</text:p>
          </table:table-cell>
          <table:table-cell table:style-name="ce24" table:formula="of:=INFO.OBBA.OBBA.OBGET(INFO.OBBA.OBBA.OBCALL(&quot;&quot;;[.$B$12];&quot;getRandomNumber&quot;;INFO.OBBA.OBBA.OBMAKE(&quot;&quot;;&quot;int&quot;;[.L64])))" office:value-type="float" office:value="0.361302940605926" calcext:value-type="float">
            <text:p>0,36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7" calcext:value-type="float">
            <text:p>57</text:p>
          </table:table-cell>
          <table:table-cell table:style-name="ce24" table:formula="of:=INFO.OBBA.OBBA.OBGET(INFO.OBBA.OBBA.OBCALL(&quot;&quot;;[.$B$12];&quot;getRandomNumber&quot;;INFO.OBBA.OBBA.OBMAKE(&quot;&quot;;&quot;int&quot;;[.H65])))" office:value-type="float" office:value="0.391023139376141" calcext:value-type="float">
            <text:p>0,391</text:p>
          </table:table-cell>
          <table:table-cell table:style-name="ce1"/>
          <table:table-cell table:style-name="ce20" table:formula="of:=[.K64]+2" office:value-type="float" office:value="114" calcext:value-type="float">
            <text:p>114</text:p>
          </table:table-cell>
          <table:table-cell table:style-name="ce20" table:formula="of:=[.L64]+2" office:value-type="float" office:value="115" calcext:value-type="float">
            <text:p>115</text:p>
          </table:table-cell>
          <table:table-cell table:style-name="ce24" table:formula="of:=INFO.OBBA.OBBA.OBGET(INFO.OBBA.OBBA.OBCALL(&quot;&quot;;[.$B$12];&quot;getRandomNumber&quot;;INFO.OBBA.OBBA.OBMAKE(&quot;&quot;;&quot;int&quot;;[.K65])))" office:value-type="float" office:value="0.962453532006794" calcext:value-type="float">
            <text:p>0,962</text:p>
          </table:table-cell>
          <table:table-cell table:style-name="ce24" table:formula="of:=INFO.OBBA.OBBA.OBGET(INFO.OBBA.OBBA.OBCALL(&quot;&quot;;[.$B$12];&quot;getRandomNumber&quot;;INFO.OBBA.OBBA.OBMAKE(&quot;&quot;;&quot;int&quot;;[.L65])))" office:value-type="float" office:value="0.414816703749175" calcext:value-type="float">
            <text:p>0,41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8" calcext:value-type="float">
            <text:p>58</text:p>
          </table:table-cell>
          <table:table-cell table:style-name="ce24" table:formula="of:=INFO.OBBA.OBBA.OBGET(INFO.OBBA.OBBA.OBCALL(&quot;&quot;;[.$B$12];&quot;getRandomNumber&quot;;INFO.OBBA.OBBA.OBMAKE(&quot;&quot;;&quot;int&quot;;[.H66])))" office:value-type="float" office:value="0.456739386153443" calcext:value-type="float">
            <text:p>0,457</text:p>
          </table:table-cell>
          <table:table-cell table:style-name="ce1"/>
          <table:table-cell table:style-name="ce20" table:formula="of:=[.K65]+2" office:value-type="float" office:value="116" calcext:value-type="float">
            <text:p>116</text:p>
          </table:table-cell>
          <table:table-cell table:style-name="ce20" table:formula="of:=[.L65]+2" office:value-type="float" office:value="117" calcext:value-type="float">
            <text:p>117</text:p>
          </table:table-cell>
          <table:table-cell table:style-name="ce24" table:formula="of:=INFO.OBBA.OBBA.OBGET(INFO.OBBA.OBBA.OBCALL(&quot;&quot;;[.$B$12];&quot;getRandomNumber&quot;;INFO.OBBA.OBBA.OBMAKE(&quot;&quot;;&quot;int&quot;;[.K66])))" office:value-type="float" office:value="0.561068155854541" calcext:value-type="float">
            <text:p>0,561</text:p>
          </table:table-cell>
          <table:table-cell table:style-name="ce24" table:formula="of:=INFO.OBBA.OBBA.OBGET(INFO.OBBA.OBBA.OBCALL(&quot;&quot;;[.$B$12];&quot;getRandomNumber&quot;;INFO.OBBA.OBBA.OBMAKE(&quot;&quot;;&quot;int&quot;;[.L66])))" office:value-type="float" office:value="0.447636848510664" calcext:value-type="float">
            <text:p>0,44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9" calcext:value-type="float">
            <text:p>59</text:p>
          </table:table-cell>
          <table:table-cell table:style-name="ce24" table:formula="of:=INFO.OBBA.OBBA.OBGET(INFO.OBBA.OBBA.OBCALL(&quot;&quot;;[.$B$12];&quot;getRandomNumber&quot;;INFO.OBBA.OBBA.OBMAKE(&quot;&quot;;&quot;int&quot;;[.H67])))" office:value-type="float" office:value="0.891967959467788" calcext:value-type="float">
            <text:p>0,892</text:p>
          </table:table-cell>
          <table:table-cell table:style-name="ce1"/>
          <table:table-cell table:style-name="ce20" table:formula="of:=[.K66]+2" office:value-type="float" office:value="118" calcext:value-type="float">
            <text:p>118</text:p>
          </table:table-cell>
          <table:table-cell table:style-name="ce20" table:formula="of:=[.L66]+2" office:value-type="float" office:value="119" calcext:value-type="float">
            <text:p>119</text:p>
          </table:table-cell>
          <table:table-cell table:style-name="ce24" table:formula="of:=INFO.OBBA.OBBA.OBGET(INFO.OBBA.OBBA.OBCALL(&quot;&quot;;[.$B$12];&quot;getRandomNumber&quot;;INFO.OBBA.OBBA.OBMAKE(&quot;&quot;;&quot;int&quot;;[.K67])))" office:value-type="float" office:value="0.465220851597543" calcext:value-type="float">
            <text:p>0,465</text:p>
          </table:table-cell>
          <table:table-cell table:style-name="ce24" table:formula="of:=INFO.OBBA.OBBA.OBGET(INFO.OBBA.OBBA.OBCALL(&quot;&quot;;[.$B$12];&quot;getRandomNumber&quot;;INFO.OBBA.OBBA.OBMAKE(&quot;&quot;;&quot;int&quot;;[.L67])))" office:value-type="float" office:value="0.607834331165607" calcext:value-type="float">
            <text:p>0,60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0" calcext:value-type="float">
            <text:p>60</text:p>
          </table:table-cell>
          <table:table-cell table:style-name="ce24" table:formula="of:=INFO.OBBA.OBBA.OBGET(INFO.OBBA.OBBA.OBCALL(&quot;&quot;;[.$B$12];&quot;getRandomNumber&quot;;INFO.OBBA.OBBA.OBMAKE(&quot;&quot;;&quot;int&quot;;[.H68])))" office:value-type="float" office:value="0.358549160366524" calcext:value-type="float">
            <text:p>0,359</text:p>
          </table:table-cell>
          <table:table-cell table:style-name="ce1"/>
          <table:table-cell table:style-name="ce20" table:formula="of:=[.K67]+2" office:value-type="float" office:value="120" calcext:value-type="float">
            <text:p>120</text:p>
          </table:table-cell>
          <table:table-cell table:style-name="ce20" table:formula="of:=[.L67]+2" office:value-type="float" office:value="121" calcext:value-type="float">
            <text:p>121</text:p>
          </table:table-cell>
          <table:table-cell table:style-name="ce24" table:formula="of:=INFO.OBBA.OBBA.OBGET(INFO.OBBA.OBBA.OBCALL(&quot;&quot;;[.$B$12];&quot;getRandomNumber&quot;;INFO.OBBA.OBBA.OBMAKE(&quot;&quot;;&quot;int&quot;;[.K68])))" office:value-type="float" office:value="0.7984640288084" calcext:value-type="float">
            <text:p>0,798</text:p>
          </table:table-cell>
          <table:table-cell table:style-name="ce24" table:formula="of:=INFO.OBBA.OBBA.OBGET(INFO.OBBA.OBBA.OBCALL(&quot;&quot;;[.$B$12];&quot;getRandomNumber&quot;;INFO.OBBA.OBBA.OBMAKE(&quot;&quot;;&quot;int&quot;;[.L68])))" office:value-type="float" office:value="0.515529390191277" calcext:value-type="float">
            <text:p>0,51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1" calcext:value-type="float">
            <text:p>61</text:p>
          </table:table-cell>
          <table:table-cell table:style-name="ce24" table:formula="of:=INFO.OBBA.OBBA.OBGET(INFO.OBBA.OBBA.OBCALL(&quot;&quot;;[.$B$12];&quot;getRandomNumber&quot;;INFO.OBBA.OBBA.OBMAKE(&quot;&quot;;&quot;int&quot;;[.H69])))" office:value-type="float" office:value="0.141295052354573" calcext:value-type="float">
            <text:p>0,141</text:p>
          </table:table-cell>
          <table:table-cell table:style-name="ce1"/>
          <table:table-cell table:style-name="ce20" table:formula="of:=[.K68]+2" office:value-type="float" office:value="122" calcext:value-type="float">
            <text:p>122</text:p>
          </table:table-cell>
          <table:table-cell table:style-name="ce20" table:formula="of:=[.L68]+2" office:value-type="float" office:value="123" calcext:value-type="float">
            <text:p>123</text:p>
          </table:table-cell>
          <table:table-cell table:style-name="ce24" table:formula="of:=INFO.OBBA.OBBA.OBGET(INFO.OBBA.OBBA.OBCALL(&quot;&quot;;[.$B$12];&quot;getRandomNumber&quot;;INFO.OBBA.OBBA.OBMAKE(&quot;&quot;;&quot;int&quot;;[.K69])))" office:value-type="float" office:value="0.668349775399511" calcext:value-type="float">
            <text:p>0,668</text:p>
          </table:table-cell>
          <table:table-cell table:style-name="ce24" table:formula="of:=INFO.OBBA.OBBA.OBGET(INFO.OBBA.OBBA.OBCALL(&quot;&quot;;[.$B$12];&quot;getRandomNumber&quot;;INFO.OBBA.OBBA.OBMAKE(&quot;&quot;;&quot;int&quot;;[.L69])))" office:value-type="float" office:value="0.904797674437416" calcext:value-type="float">
            <text:p>0,90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2" calcext:value-type="float">
            <text:p>62</text:p>
          </table:table-cell>
          <table:table-cell table:style-name="ce24" table:formula="of:=INFO.OBBA.OBBA.OBGET(INFO.OBBA.OBBA.OBCALL(&quot;&quot;;[.$B$12];&quot;getRandomNumber&quot;;INFO.OBBA.OBBA.OBMAKE(&quot;&quot;;&quot;int&quot;;[.H70])))" office:value-type="float" office:value="0.130924006109247" calcext:value-type="float">
            <text:p>0,131</text:p>
          </table:table-cell>
          <table:table-cell table:style-name="ce1"/>
          <table:table-cell table:style-name="ce20" table:formula="of:=[.K69]+2" office:value-type="float" office:value="124" calcext:value-type="float">
            <text:p>124</text:p>
          </table:table-cell>
          <table:table-cell table:style-name="ce20" table:formula="of:=[.L69]+2" office:value-type="float" office:value="125" calcext:value-type="float">
            <text:p>125</text:p>
          </table:table-cell>
          <table:table-cell table:style-name="ce24" table:formula="of:=INFO.OBBA.OBBA.OBGET(INFO.OBBA.OBBA.OBCALL(&quot;&quot;;[.$B$12];&quot;getRandomNumber&quot;;INFO.OBBA.OBBA.OBMAKE(&quot;&quot;;&quot;int&quot;;[.K70])))" office:value-type="float" office:value="0.0895748740557811" calcext:value-type="float">
            <text:p>0,090</text:p>
          </table:table-cell>
          <table:table-cell table:style-name="ce24" table:formula="of:=INFO.OBBA.OBBA.OBGET(INFO.OBBA.OBBA.OBCALL(&quot;&quot;;[.$B$12];&quot;getRandomNumber&quot;;INFO.OBBA.OBBA.OBMAKE(&quot;&quot;;&quot;int&quot;;[.L70])))" office:value-type="float" office:value="0.363186496335463" calcext:value-type="float">
            <text:p>0,36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3" calcext:value-type="float">
            <text:p>63</text:p>
          </table:table-cell>
          <table:table-cell table:style-name="ce24" table:formula="of:=INFO.OBBA.OBBA.OBGET(INFO.OBBA.OBBA.OBCALL(&quot;&quot;;[.$B$12];&quot;getRandomNumber&quot;;INFO.OBBA.OBBA.OBMAKE(&quot;&quot;;&quot;int&quot;;[.H71])))" office:value-type="float" office:value="0.427130400392279" calcext:value-type="float">
            <text:p>0,427</text:p>
          </table:table-cell>
          <table:table-cell table:style-name="ce1"/>
          <table:table-cell table:style-name="ce20" table:formula="of:=[.K70]+2" office:value-type="float" office:value="126" calcext:value-type="float">
            <text:p>126</text:p>
          </table:table-cell>
          <table:table-cell table:style-name="ce20" table:formula="of:=[.L70]+2" office:value-type="float" office:value="127" calcext:value-type="float">
            <text:p>127</text:p>
          </table:table-cell>
          <table:table-cell table:style-name="ce24" table:formula="of:=INFO.OBBA.OBBA.OBGET(INFO.OBBA.OBBA.OBCALL(&quot;&quot;;[.$B$12];&quot;getRandomNumber&quot;;INFO.OBBA.OBBA.OBMAKE(&quot;&quot;;&quot;int&quot;;[.K71])))" office:value-type="float" office:value="0.74908721778359" calcext:value-type="float">
            <text:p>0,749</text:p>
          </table:table-cell>
          <table:table-cell table:style-name="ce24" table:formula="of:=INFO.OBBA.OBBA.OBGET(INFO.OBBA.OBBA.OBCALL(&quot;&quot;;[.$B$12];&quot;getRandomNumber&quot;;INFO.OBBA.OBBA.OBMAKE(&quot;&quot;;&quot;int&quot;;[.L71])))" office:value-type="float" office:value="0.333323579010524" calcext:value-type="float">
            <text:p>0,33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4" calcext:value-type="float">
            <text:p>64</text:p>
          </table:table-cell>
          <table:table-cell table:style-name="ce24" table:formula="of:=INFO.OBBA.OBBA.OBGET(INFO.OBBA.OBBA.OBCALL(&quot;&quot;;[.$B$12];&quot;getRandomNumber&quot;;INFO.OBBA.OBBA.OBMAKE(&quot;&quot;;&quot;int&quot;;[.H72])))" office:value-type="float" office:value="0.447614055828475" calcext:value-type="float">
            <text:p>0,448</text:p>
          </table:table-cell>
          <table:table-cell table:style-name="ce1"/>
          <table:table-cell table:style-name="ce20" table:formula="of:=[.K71]+2" office:value-type="float" office:value="128" calcext:value-type="float">
            <text:p>128</text:p>
          </table:table-cell>
          <table:table-cell table:style-name="ce20" table:formula="of:=[.L71]+2" office:value-type="float" office:value="129" calcext:value-type="float">
            <text:p>129</text:p>
          </table:table-cell>
          <table:table-cell table:style-name="ce24" table:formula="of:=INFO.OBBA.OBBA.OBGET(INFO.OBBA.OBBA.OBCALL(&quot;&quot;;[.$B$12];&quot;getRandomNumber&quot;;INFO.OBBA.OBBA.OBMAKE(&quot;&quot;;&quot;int&quot;;[.K72])))" office:value-type="float" office:value="0.170224246913608" calcext:value-type="float">
            <text:p>0,170</text:p>
          </table:table-cell>
          <table:table-cell table:style-name="ce24" table:formula="of:=INFO.OBBA.OBBA.OBGET(INFO.OBBA.OBBA.OBCALL(&quot;&quot;;[.$B$12];&quot;getRandomNumber&quot;;INFO.OBBA.OBBA.OBMAKE(&quot;&quot;;&quot;int&quot;;[.L72])))" office:value-type="float" office:value="0.808831987587184" calcext:value-type="float">
            <text:p>0,80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5" calcext:value-type="float">
            <text:p>65</text:p>
          </table:table-cell>
          <table:table-cell table:style-name="ce24" table:formula="of:=INFO.OBBA.OBBA.OBGET(INFO.OBBA.OBBA.OBCALL(&quot;&quot;;[.$B$12];&quot;getRandomNumber&quot;;INFO.OBBA.OBBA.OBMAKE(&quot;&quot;;&quot;int&quot;;[.H73])))" office:value-type="float" office:value="0.418760125159711" calcext:value-type="float">
            <text:p>0,419</text:p>
          </table:table-cell>
          <table:table-cell table:style-name="ce1"/>
          <table:table-cell table:style-name="ce20" table:formula="of:=[.K72]+2" office:value-type="float" office:value="130" calcext:value-type="float">
            <text:p>130</text:p>
          </table:table-cell>
          <table:table-cell table:style-name="ce20" table:formula="of:=[.L72]+2" office:value-type="float" office:value="131" calcext:value-type="float">
            <text:p>131</text:p>
          </table:table-cell>
          <table:table-cell table:style-name="ce24" table:formula="of:=INFO.OBBA.OBBA.OBGET(INFO.OBBA.OBBA.OBCALL(&quot;&quot;;[.$B$12];&quot;getRandomNumber&quot;;INFO.OBBA.OBBA.OBMAKE(&quot;&quot;;&quot;int&quot;;[.K73])))" office:value-type="float" office:value="0.0707433106458745" calcext:value-type="float">
            <text:p>0,071</text:p>
          </table:table-cell>
          <table:table-cell table:style-name="ce24" table:formula="of:=INFO.OBBA.OBBA.OBGET(INFO.OBBA.OBBA.OBCALL(&quot;&quot;;[.$B$12];&quot;getRandomNumber&quot;;INFO.OBBA.OBBA.OBMAKE(&quot;&quot;;&quot;int&quot;;[.L73])))" office:value-type="float" office:value="0.756511286719199" calcext:value-type="float">
            <text:p>0,75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6" calcext:value-type="float">
            <text:p>66</text:p>
          </table:table-cell>
          <table:table-cell table:style-name="ce24" table:formula="of:=INFO.OBBA.OBBA.OBGET(INFO.OBBA.OBBA.OBCALL(&quot;&quot;;[.$B$12];&quot;getRandomNumber&quot;;INFO.OBBA.OBBA.OBMAKE(&quot;&quot;;&quot;int&quot;;[.H74])))" office:value-type="float" office:value="0.378630134929669" calcext:value-type="float">
            <text:p>0,379</text:p>
          </table:table-cell>
          <table:table-cell table:style-name="ce1"/>
          <table:table-cell table:style-name="ce20" table:formula="of:=[.K73]+2" office:value-type="float" office:value="132" calcext:value-type="float">
            <text:p>132</text:p>
          </table:table-cell>
          <table:table-cell table:style-name="ce20" table:formula="of:=[.L73]+2" office:value-type="float" office:value="133" calcext:value-type="float">
            <text:p>133</text:p>
          </table:table-cell>
          <table:table-cell table:style-name="ce24" table:formula="of:=INFO.OBBA.OBBA.OBGET(INFO.OBBA.OBBA.OBCALL(&quot;&quot;;[.$B$12];&quot;getRandomNumber&quot;;INFO.OBBA.OBBA.OBMAKE(&quot;&quot;;&quot;int&quot;;[.K74])))" office:value-type="float" office:value="0.17000187385894" calcext:value-type="float">
            <text:p>0,170</text:p>
          </table:table-cell>
          <table:table-cell table:style-name="ce24" table:formula="of:=INFO.OBBA.OBBA.OBGET(INFO.OBBA.OBBA.OBCALL(&quot;&quot;;[.$B$12];&quot;getRandomNumber&quot;;INFO.OBBA.OBBA.OBMAKE(&quot;&quot;;&quot;int&quot;;[.L74])))" office:value-type="float" office:value="0.324292831330839" calcext:value-type="float">
            <text:p>0,32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7" calcext:value-type="float">
            <text:p>67</text:p>
          </table:table-cell>
          <table:table-cell table:style-name="ce24" table:formula="of:=INFO.OBBA.OBBA.OBGET(INFO.OBBA.OBBA.OBCALL(&quot;&quot;;[.$B$12];&quot;getRandomNumber&quot;;INFO.OBBA.OBBA.OBMAKE(&quot;&quot;;&quot;int&quot;;[.H75])))" office:value-type="float" office:value="0.514989733775082" calcext:value-type="float">
            <text:p>0,515</text:p>
          </table:table-cell>
          <table:table-cell table:style-name="ce1"/>
          <table:table-cell table:style-name="ce20" table:formula="of:=[.K74]+2" office:value-type="float" office:value="134" calcext:value-type="float">
            <text:p>134</text:p>
          </table:table-cell>
          <table:table-cell table:style-name="ce20" table:formula="of:=[.L74]+2" office:value-type="float" office:value="135" calcext:value-type="float">
            <text:p>135</text:p>
          </table:table-cell>
          <table:table-cell table:style-name="ce24" table:formula="of:=INFO.OBBA.OBBA.OBGET(INFO.OBBA.OBBA.OBCALL(&quot;&quot;;[.$B$12];&quot;getRandomNumber&quot;;INFO.OBBA.OBBA.OBMAKE(&quot;&quot;;&quot;int&quot;;[.K75])))" office:value-type="float" office:value="0.0584514124474141" calcext:value-type="float">
            <text:p>0,058</text:p>
          </table:table-cell>
          <table:table-cell table:style-name="ce24" table:formula="of:=INFO.OBBA.OBBA.OBGET(INFO.OBBA.OBBA.OBCALL(&quot;&quot;;[.$B$12];&quot;getRandomNumber&quot;;INFO.OBBA.OBBA.OBMAKE(&quot;&quot;;&quot;int&quot;;[.L75])))" office:value-type="float" office:value="0.195357102572043" calcext:value-type="float">
            <text:p>0,19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8" calcext:value-type="float">
            <text:p>68</text:p>
          </table:table-cell>
          <table:table-cell table:style-name="ce24" table:formula="of:=INFO.OBBA.OBBA.OBGET(INFO.OBBA.OBBA.OBCALL(&quot;&quot;;[.$B$12];&quot;getRandomNumber&quot;;INFO.OBBA.OBBA.OBMAKE(&quot;&quot;;&quot;int&quot;;[.H76])))" office:value-type="float" office:value="0.185021092319093" calcext:value-type="float">
            <text:p>0,185</text:p>
          </table:table-cell>
          <table:table-cell table:style-name="ce1"/>
          <table:table-cell table:style-name="ce20" table:formula="of:=[.K75]+2" office:value-type="float" office:value="136" calcext:value-type="float">
            <text:p>136</text:p>
          </table:table-cell>
          <table:table-cell table:style-name="ce20" table:formula="of:=[.L75]+2" office:value-type="float" office:value="137" calcext:value-type="float">
            <text:p>137</text:p>
          </table:table-cell>
          <table:table-cell table:style-name="ce24" table:formula="of:=INFO.OBBA.OBBA.OBGET(INFO.OBBA.OBBA.OBCALL(&quot;&quot;;[.$B$12];&quot;getRandomNumber&quot;;INFO.OBBA.OBBA.OBMAKE(&quot;&quot;;&quot;int&quot;;[.K76])))" office:value-type="float" office:value="0.218118370554164" calcext:value-type="float">
            <text:p>0,218</text:p>
          </table:table-cell>
          <table:table-cell table:style-name="ce24" table:formula="of:=INFO.OBBA.OBBA.OBGET(INFO.OBBA.OBBA.OBCALL(&quot;&quot;;[.$B$12];&quot;getRandomNumber&quot;;INFO.OBBA.OBBA.OBMAKE(&quot;&quot;;&quot;int&quot;;[.L76])))" office:value-type="float" office:value="0.465567560794013" calcext:value-type="float">
            <text:p>0,46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9" calcext:value-type="float">
            <text:p>69</text:p>
          </table:table-cell>
          <table:table-cell table:style-name="ce24" table:formula="of:=INFO.OBBA.OBBA.OBGET(INFO.OBBA.OBBA.OBCALL(&quot;&quot;;[.$B$12];&quot;getRandomNumber&quot;;INFO.OBBA.OBBA.OBMAKE(&quot;&quot;;&quot;int&quot;;[.H77])))" office:value-type="float" office:value="0.843903291131052" calcext:value-type="float">
            <text:p>0,844</text:p>
          </table:table-cell>
          <table:table-cell table:style-name="ce1"/>
          <table:table-cell table:style-name="ce20" table:formula="of:=[.K76]+2" office:value-type="float" office:value="138" calcext:value-type="float">
            <text:p>138</text:p>
          </table:table-cell>
          <table:table-cell table:style-name="ce20" table:formula="of:=[.L76]+2" office:value-type="float" office:value="139" calcext:value-type="float">
            <text:p>139</text:p>
          </table:table-cell>
          <table:table-cell table:style-name="ce24" table:formula="of:=INFO.OBBA.OBBA.OBGET(INFO.OBBA.OBBA.OBCALL(&quot;&quot;;[.$B$12];&quot;getRandomNumber&quot;;INFO.OBBA.OBBA.OBMAKE(&quot;&quot;;&quot;int&quot;;[.K77])))" office:value-type="float" office:value="0.760054848754996" calcext:value-type="float">
            <text:p>0,760</text:p>
          </table:table-cell>
          <table:table-cell table:style-name="ce24" table:formula="of:=INFO.OBBA.OBBA.OBGET(INFO.OBBA.OBBA.OBCALL(&quot;&quot;;[.$B$12];&quot;getRandomNumber&quot;;INFO.OBBA.OBBA.OBMAKE(&quot;&quot;;&quot;int&quot;;[.L77])))" office:value-type="float" office:value="0.278714061926186" calcext:value-type="float">
            <text:p>0,27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0" calcext:value-type="float">
            <text:p>70</text:p>
          </table:table-cell>
          <table:table-cell table:style-name="ce24" table:formula="of:=INFO.OBBA.OBBA.OBGET(INFO.OBBA.OBBA.OBCALL(&quot;&quot;;[.$B$12];&quot;getRandomNumber&quot;;INFO.OBBA.OBBA.OBMAKE(&quot;&quot;;&quot;int&quot;;[.H78])))" office:value-type="float" office:value="0.806236462733698" calcext:value-type="float">
            <text:p>0,806</text:p>
          </table:table-cell>
          <table:table-cell table:style-name="ce1"/>
          <table:table-cell table:style-name="ce20" table:formula="of:=[.K77]+2" office:value-type="float" office:value="140" calcext:value-type="float">
            <text:p>140</text:p>
          </table:table-cell>
          <table:table-cell table:style-name="ce20" table:formula="of:=[.L77]+2" office:value-type="float" office:value="141" calcext:value-type="float">
            <text:p>141</text:p>
          </table:table-cell>
          <table:table-cell table:style-name="ce24" table:formula="of:=INFO.OBBA.OBBA.OBGET(INFO.OBBA.OBBA.OBCALL(&quot;&quot;;[.$B$12];&quot;getRandomNumber&quot;;INFO.OBBA.OBBA.OBMAKE(&quot;&quot;;&quot;int&quot;;[.K78])))" office:value-type="float" office:value="0.103573108873664" calcext:value-type="float">
            <text:p>0,104</text:p>
          </table:table-cell>
          <table:table-cell table:style-name="ce24" table:formula="of:=INFO.OBBA.OBBA.OBGET(INFO.OBBA.OBBA.OBCALL(&quot;&quot;;[.$B$12];&quot;getRandomNumber&quot;;INFO.OBBA.OBBA.OBMAKE(&quot;&quot;;&quot;int&quot;;[.L78])))" office:value-type="float" office:value="0.927938595131532" calcext:value-type="float">
            <text:p>0,92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1" calcext:value-type="float">
            <text:p>71</text:p>
          </table:table-cell>
          <table:table-cell table:style-name="ce24" table:formula="of:=INFO.OBBA.OBBA.OBGET(INFO.OBBA.OBBA.OBCALL(&quot;&quot;;[.$B$12];&quot;getRandomNumber&quot;;INFO.OBBA.OBBA.OBMAKE(&quot;&quot;;&quot;int&quot;;[.H79])))" office:value-type="float" office:value="0.976151808061484" calcext:value-type="float">
            <text:p>0,976</text:p>
          </table:table-cell>
          <table:table-cell table:style-name="ce1"/>
          <table:table-cell table:style-name="ce20" table:formula="of:=[.K78]+2" office:value-type="float" office:value="142" calcext:value-type="float">
            <text:p>142</text:p>
          </table:table-cell>
          <table:table-cell table:style-name="ce20" table:formula="of:=[.L78]+2" office:value-type="float" office:value="143" calcext:value-type="float">
            <text:p>143</text:p>
          </table:table-cell>
          <table:table-cell table:style-name="ce24" table:formula="of:=INFO.OBBA.OBBA.OBGET(INFO.OBBA.OBBA.OBCALL(&quot;&quot;;[.$B$12];&quot;getRandomNumber&quot;;INFO.OBBA.OBBA.OBMAKE(&quot;&quot;;&quot;int&quot;;[.K79])))" office:value-type="float" office:value="0.985900599580019" calcext:value-type="float">
            <text:p>0,986</text:p>
          </table:table-cell>
          <table:table-cell table:style-name="ce24" table:formula="of:=INFO.OBBA.OBBA.OBGET(INFO.OBBA.OBBA.OBCALL(&quot;&quot;;[.$B$12];&quot;getRandomNumber&quot;;INFO.OBBA.OBBA.OBMAKE(&quot;&quot;;&quot;int&quot;;[.L79])))" office:value-type="float" office:value="0.372604980447667" calcext:value-type="float">
            <text:p>0,37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2" calcext:value-type="float">
            <text:p>72</text:p>
          </table:table-cell>
          <table:table-cell table:style-name="ce24" table:formula="of:=INFO.OBBA.OBBA.OBGET(INFO.OBBA.OBBA.OBCALL(&quot;&quot;;[.$B$12];&quot;getRandomNumber&quot;;INFO.OBBA.OBBA.OBMAKE(&quot;&quot;;&quot;int&quot;;[.H80])))" office:value-type="float" office:value="0.670366290440483" calcext:value-type="float">
            <text:p>0,670</text:p>
          </table:table-cell>
          <table:table-cell table:style-name="ce1"/>
          <table:table-cell table:style-name="ce20" table:formula="of:=[.K79]+2" office:value-type="float" office:value="144" calcext:value-type="float">
            <text:p>144</text:p>
          </table:table-cell>
          <table:table-cell table:style-name="ce20" table:formula="of:=[.L79]+2" office:value-type="float" office:value="145" calcext:value-type="float">
            <text:p>145</text:p>
          </table:table-cell>
          <table:table-cell table:style-name="ce24" table:formula="of:=INFO.OBBA.OBBA.OBGET(INFO.OBBA.OBBA.OBCALL(&quot;&quot;;[.$B$12];&quot;getRandomNumber&quot;;INFO.OBBA.OBBA.OBMAKE(&quot;&quot;;&quot;int&quot;;[.K80])))" office:value-type="float" office:value="0.578202453491998" calcext:value-type="float">
            <text:p>0,578</text:p>
          </table:table-cell>
          <table:table-cell table:style-name="ce24" table:formula="of:=INFO.OBBA.OBBA.OBGET(INFO.OBBA.OBBA.OBCALL(&quot;&quot;;[.$B$12];&quot;getRandomNumber&quot;;INFO.OBBA.OBBA.OBMAKE(&quot;&quot;;&quot;int&quot;;[.L80])))" office:value-type="float" office:value="0.667231011536823" calcext:value-type="float">
            <text:p>0,66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3" calcext:value-type="float">
            <text:p>73</text:p>
          </table:table-cell>
          <table:table-cell table:style-name="ce24" table:formula="of:=INFO.OBBA.OBBA.OBGET(INFO.OBBA.OBBA.OBCALL(&quot;&quot;;[.$B$12];&quot;getRandomNumber&quot;;INFO.OBBA.OBBA.OBMAKE(&quot;&quot;;&quot;int&quot;;[.H81])))" office:value-type="float" office:value="0.681738559585933" calcext:value-type="float">
            <text:p>0,682</text:p>
          </table:table-cell>
          <table:table-cell table:style-name="ce1"/>
          <table:table-cell table:style-name="ce20" table:formula="of:=[.K80]+2" office:value-type="float" office:value="146" calcext:value-type="float">
            <text:p>146</text:p>
          </table:table-cell>
          <table:table-cell table:style-name="ce20" table:formula="of:=[.L80]+2" office:value-type="float" office:value="147" calcext:value-type="float">
            <text:p>147</text:p>
          </table:table-cell>
          <table:table-cell table:style-name="ce24" table:formula="of:=INFO.OBBA.OBBA.OBGET(INFO.OBBA.OBBA.OBCALL(&quot;&quot;;[.$B$12];&quot;getRandomNumber&quot;;INFO.OBBA.OBBA.OBMAKE(&quot;&quot;;&quot;int&quot;;[.K81])))" office:value-type="float" office:value="0.0336587493874488" calcext:value-type="float">
            <text:p>0,034</text:p>
          </table:table-cell>
          <table:table-cell table:style-name="ce24" table:formula="of:=INFO.OBBA.OBBA.OBGET(INFO.OBBA.OBBA.OBCALL(&quot;&quot;;[.$B$12];&quot;getRandomNumber&quot;;INFO.OBBA.OBBA.OBMAKE(&quot;&quot;;&quot;int&quot;;[.L81])))" office:value-type="float" office:value="0.638621836901724" calcext:value-type="float">
            <text:p>0,63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4" calcext:value-type="float">
            <text:p>74</text:p>
          </table:table-cell>
          <table:table-cell table:style-name="ce24" table:formula="of:=INFO.OBBA.OBBA.OBGET(INFO.OBBA.OBBA.OBCALL(&quot;&quot;;[.$B$12];&quot;getRandomNumber&quot;;INFO.OBBA.OBBA.OBMAKE(&quot;&quot;;&quot;int&quot;;[.H82])))" office:value-type="float" office:value="0.988565421256328" calcext:value-type="float">
            <text:p>0,989</text:p>
          </table:table-cell>
          <table:table-cell table:style-name="ce1"/>
          <table:table-cell table:style-name="ce20" table:formula="of:=[.K81]+2" office:value-type="float" office:value="148" calcext:value-type="float">
            <text:p>148</text:p>
          </table:table-cell>
          <table:table-cell table:style-name="ce20" table:formula="of:=[.L81]+2" office:value-type="float" office:value="149" calcext:value-type="float">
            <text:p>149</text:p>
          </table:table-cell>
          <table:table-cell table:style-name="ce24" table:formula="of:=INFO.OBBA.OBBA.OBGET(INFO.OBBA.OBBA.OBCALL(&quot;&quot;;[.$B$12];&quot;getRandomNumber&quot;;INFO.OBBA.OBBA.OBMAKE(&quot;&quot;;&quot;int&quot;;[.K82])))" office:value-type="float" office:value="0.97456596182957" calcext:value-type="float">
            <text:p>0,975</text:p>
          </table:table-cell>
          <table:table-cell table:style-name="ce24" table:formula="of:=INFO.OBBA.OBBA.OBGET(INFO.OBBA.OBBA.OBCALL(&quot;&quot;;[.$B$12];&quot;getRandomNumber&quot;;INFO.OBBA.OBBA.OBMAKE(&quot;&quot;;&quot;int&quot;;[.L82])))" office:value-type="float" office:value="0.0709533532411997" calcext:value-type="float">
            <text:p>0,07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5" calcext:value-type="float">
            <text:p>75</text:p>
          </table:table-cell>
          <table:table-cell table:style-name="ce24" table:formula="of:=INFO.OBBA.OBBA.OBGET(INFO.OBBA.OBBA.OBCALL(&quot;&quot;;[.$B$12];&quot;getRandomNumber&quot;;INFO.OBBA.OBBA.OBMAKE(&quot;&quot;;&quot;int&quot;;[.H83])))" office:value-type="float" office:value="0.975134355189875" calcext:value-type="float">
            <text:p>0,975</text:p>
          </table:table-cell>
          <table:table-cell table:style-name="ce1"/>
          <table:table-cell table:style-name="ce20" table:formula="of:=[.K82]+2" office:value-type="float" office:value="150" calcext:value-type="float">
            <text:p>150</text:p>
          </table:table-cell>
          <table:table-cell table:style-name="ce20" table:formula="of:=[.L82]+2" office:value-type="float" office:value="151" calcext:value-type="float">
            <text:p>151</text:p>
          </table:table-cell>
          <table:table-cell table:style-name="ce24" table:formula="of:=INFO.OBBA.OBBA.OBGET(INFO.OBBA.OBBA.OBCALL(&quot;&quot;;[.$B$12];&quot;getRandomNumber&quot;;INFO.OBBA.OBBA.OBMAKE(&quot;&quot;;&quot;int&quot;;[.K83])))" office:value-type="float" office:value="0.134067129368326" calcext:value-type="float">
            <text:p>0,134</text:p>
          </table:table-cell>
          <table:table-cell table:style-name="ce24" table:formula="of:=INFO.OBBA.OBBA.OBGET(INFO.OBBA.OBBA.OBCALL(&quot;&quot;;[.$B$12];&quot;getRandomNumber&quot;;INFO.OBBA.OBBA.OBMAKE(&quot;&quot;;&quot;int&quot;;[.L83])))" office:value-type="float" office:value="0.974643191575533" calcext:value-type="float">
            <text:p>0,97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6" calcext:value-type="float">
            <text:p>76</text:p>
          </table:table-cell>
          <table:table-cell table:style-name="ce24" table:formula="of:=INFO.OBBA.OBBA.OBGET(INFO.OBBA.OBBA.OBCALL(&quot;&quot;;[.$B$12];&quot;getRandomNumber&quot;;INFO.OBBA.OBBA.OBMAKE(&quot;&quot;;&quot;int&quot;;[.H84])))" office:value-type="float" office:value="0.372595834315766" calcext:value-type="float">
            <text:p>0,373</text:p>
          </table:table-cell>
          <table:table-cell table:style-name="ce1"/>
          <table:table-cell table:style-name="ce20" table:formula="of:=[.K83]+2" office:value-type="float" office:value="152" calcext:value-type="float">
            <text:p>152</text:p>
          </table:table-cell>
          <table:table-cell table:style-name="ce20" table:formula="of:=[.L83]+2" office:value-type="float" office:value="153" calcext:value-type="float">
            <text:p>153</text:p>
          </table:table-cell>
          <table:table-cell table:style-name="ce24" table:formula="of:=INFO.OBBA.OBBA.OBGET(INFO.OBBA.OBBA.OBCALL(&quot;&quot;;[.$B$12];&quot;getRandomNumber&quot;;INFO.OBBA.OBBA.OBMAKE(&quot;&quot;;&quot;int&quot;;[.K84])))" office:value-type="float" office:value="0.461699790820727" calcext:value-type="float">
            <text:p>0,462</text:p>
          </table:table-cell>
          <table:table-cell table:style-name="ce24" table:formula="of:=INFO.OBBA.OBBA.OBGET(INFO.OBBA.OBBA.OBCALL(&quot;&quot;;[.$B$12];&quot;getRandomNumber&quot;;INFO.OBBA.OBBA.OBMAKE(&quot;&quot;;&quot;int&quot;;[.L84])))" office:value-type="float" office:value="0.046703190754844" calcext:value-type="float">
            <text:p>0,04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7" calcext:value-type="float">
            <text:p>77</text:p>
          </table:table-cell>
          <table:table-cell table:style-name="ce24" table:formula="of:=INFO.OBBA.OBBA.OBGET(INFO.OBBA.OBBA.OBCALL(&quot;&quot;;[.$B$12];&quot;getRandomNumber&quot;;INFO.OBBA.OBBA.OBMAKE(&quot;&quot;;&quot;int&quot;;[.H85])))" office:value-type="float" office:value="0.952959008317628" calcext:value-type="float">
            <text:p>0,953</text:p>
          </table:table-cell>
          <table:table-cell table:style-name="ce1"/>
          <table:table-cell table:style-name="ce20" table:formula="of:=[.K84]+2" office:value-type="float" office:value="154" calcext:value-type="float">
            <text:p>154</text:p>
          </table:table-cell>
          <table:table-cell table:style-name="ce20" table:formula="of:=[.L84]+2" office:value-type="float" office:value="155" calcext:value-type="float">
            <text:p>155</text:p>
          </table:table-cell>
          <table:table-cell table:style-name="ce24" table:formula="of:=INFO.OBBA.OBBA.OBGET(INFO.OBBA.OBBA.OBCALL(&quot;&quot;;[.$B$12];&quot;getRandomNumber&quot;;INFO.OBBA.OBBA.OBMAKE(&quot;&quot;;&quot;int&quot;;[.K85])))" office:value-type="float" office:value="0.970009660381101" calcext:value-type="float">
            <text:p>0,970</text:p>
          </table:table-cell>
          <table:table-cell table:style-name="ce24" table:formula="of:=INFO.OBBA.OBBA.OBGET(INFO.OBBA.OBBA.OBCALL(&quot;&quot;;[.$B$12];&quot;getRandomNumber&quot;;INFO.OBBA.OBBA.OBMAKE(&quot;&quot;;&quot;int&quot;;[.L85])))" office:value-type="float" office:value="0.106869409555224" calcext:value-type="float">
            <text:p>0,10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8" calcext:value-type="float">
            <text:p>78</text:p>
          </table:table-cell>
          <table:table-cell table:style-name="ce24" table:formula="of:=INFO.OBBA.OBBA.OBGET(INFO.OBBA.OBBA.OBCALL(&quot;&quot;;[.$B$12];&quot;getRandomNumber&quot;;INFO.OBBA.OBBA.OBMAKE(&quot;&quot;;&quot;int&quot;;[.H86])))" office:value-type="float" office:value="0.969859940494469" calcext:value-type="float">
            <text:p>0,970</text:p>
          </table:table-cell>
          <table:table-cell table:style-name="ce1"/>
          <table:table-cell table:style-name="ce20" table:formula="of:=[.K85]+2" office:value-type="float" office:value="156" calcext:value-type="float">
            <text:p>156</text:p>
          </table:table-cell>
          <table:table-cell table:style-name="ce20" table:formula="of:=[.L85]+2" office:value-type="float" office:value="157" calcext:value-type="float">
            <text:p>157</text:p>
          </table:table-cell>
          <table:table-cell table:style-name="ce24" table:formula="of:=INFO.OBBA.OBBA.OBGET(INFO.OBBA.OBBA.OBCALL(&quot;&quot;;[.$B$12];&quot;getRandomNumber&quot;;INFO.OBBA.OBBA.OBMAKE(&quot;&quot;;&quot;int&quot;;[.K86])))" office:value-type="float" office:value="0.927962109640663" calcext:value-type="float">
            <text:p>0,928</text:p>
          </table:table-cell>
          <table:table-cell table:style-name="ce24" table:formula="of:=INFO.OBBA.OBBA.OBGET(INFO.OBBA.OBBA.OBCALL(&quot;&quot;;[.$B$12];&quot;getRandomNumber&quot;;INFO.OBBA.OBBA.OBMAKE(&quot;&quot;;&quot;int&quot;;[.L86])))" office:value-type="float" office:value="0.049974649687296" calcext:value-type="float">
            <text:p>0,0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9" calcext:value-type="float">
            <text:p>79</text:p>
          </table:table-cell>
          <table:table-cell table:style-name="ce24" table:formula="of:=INFO.OBBA.OBBA.OBGET(INFO.OBBA.OBBA.OBCALL(&quot;&quot;;[.$B$12];&quot;getRandomNumber&quot;;INFO.OBBA.OBBA.OBMAKE(&quot;&quot;;&quot;int&quot;;[.H87])))" office:value-type="float" office:value="0.898269290595008" calcext:value-type="float">
            <text:p>0,898</text:p>
          </table:table-cell>
          <table:table-cell table:style-name="ce1"/>
          <table:table-cell table:style-name="ce20" table:formula="of:=[.K86]+2" office:value-type="float" office:value="158" calcext:value-type="float">
            <text:p>158</text:p>
          </table:table-cell>
          <table:table-cell table:style-name="ce20" table:formula="of:=[.L86]+2" office:value-type="float" office:value="159" calcext:value-type="float">
            <text:p>159</text:p>
          </table:table-cell>
          <table:table-cell table:style-name="ce24" table:formula="of:=INFO.OBBA.OBBA.OBGET(INFO.OBBA.OBBA.OBCALL(&quot;&quot;;[.$B$12];&quot;getRandomNumber&quot;;INFO.OBBA.OBBA.OBMAKE(&quot;&quot;;&quot;int&quot;;[.K87])))" office:value-type="float" office:value="0.898778923135695" calcext:value-type="float">
            <text:p>0,899</text:p>
          </table:table-cell>
          <table:table-cell table:style-name="ce24" table:formula="of:=INFO.OBBA.OBBA.OBGET(INFO.OBBA.OBBA.OBCALL(&quot;&quot;;[.$B$12];&quot;getRandomNumber&quot;;INFO.OBBA.OBBA.OBMAKE(&quot;&quot;;&quot;int&quot;;[.L87])))" office:value-type="float" office:value="0.924657584114594" calcext:value-type="float">
            <text:p>0,92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0" calcext:value-type="float">
            <text:p>80</text:p>
          </table:table-cell>
          <table:table-cell table:style-name="ce24" table:formula="of:=INFO.OBBA.OBBA.OBGET(INFO.OBBA.OBBA.OBCALL(&quot;&quot;;[.$B$12];&quot;getRandomNumber&quot;;INFO.OBBA.OBBA.OBMAKE(&quot;&quot;;&quot;int&quot;;[.H88])))" office:value-type="float" office:value="0.806780783555355" calcext:value-type="float">
            <text:p>0,807</text:p>
          </table:table-cell>
          <table:table-cell table:style-name="ce1"/>
          <table:table-cell table:style-name="ce20" table:formula="of:=[.K87]+2" office:value-type="float" office:value="160" calcext:value-type="float">
            <text:p>160</text:p>
          </table:table-cell>
          <table:table-cell table:style-name="ce20" table:formula="of:=[.L87]+2" office:value-type="float" office:value="161" calcext:value-type="float">
            <text:p>161</text:p>
          </table:table-cell>
          <table:table-cell table:style-name="ce24" table:formula="of:=INFO.OBBA.OBBA.OBGET(INFO.OBBA.OBBA.OBCALL(&quot;&quot;;[.$B$12];&quot;getRandomNumber&quot;;INFO.OBBA.OBBA.OBMAKE(&quot;&quot;;&quot;int&quot;;[.K88])))" office:value-type="float" office:value="0.147975522427749" calcext:value-type="float">
            <text:p>0,148</text:p>
          </table:table-cell>
          <table:table-cell table:style-name="ce24" table:formula="of:=INFO.OBBA.OBBA.OBGET(INFO.OBBA.OBBA.OBCALL(&quot;&quot;;[.$B$12];&quot;getRandomNumber&quot;;INFO.OBBA.OBBA.OBMAKE(&quot;&quot;;&quot;int&quot;;[.L88])))" office:value-type="float" office:value="0.91882617827019" calcext:value-type="float">
            <text:p>0,91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1" calcext:value-type="float">
            <text:p>81</text:p>
          </table:table-cell>
          <table:table-cell table:style-name="ce24" table:formula="of:=INFO.OBBA.OBBA.OBGET(INFO.OBBA.OBBA.OBCALL(&quot;&quot;;[.$B$12];&quot;getRandomNumber&quot;;INFO.OBBA.OBBA.OBMAKE(&quot;&quot;;&quot;int&quot;;[.H89])))" office:value-type="float" office:value="0.854060889254196" calcext:value-type="float">
            <text:p>0,854</text:p>
          </table:table-cell>
          <table:table-cell table:style-name="ce1"/>
          <table:table-cell table:style-name="ce20" table:formula="of:=[.K88]+2" office:value-type="float" office:value="162" calcext:value-type="float">
            <text:p>162</text:p>
          </table:table-cell>
          <table:table-cell table:style-name="ce20" table:formula="of:=[.L88]+2" office:value-type="float" office:value="163" calcext:value-type="float">
            <text:p>163</text:p>
          </table:table-cell>
          <table:table-cell table:style-name="ce24" table:formula="of:=INFO.OBBA.OBBA.OBGET(INFO.OBBA.OBBA.OBCALL(&quot;&quot;;[.$B$12];&quot;getRandomNumber&quot;;INFO.OBBA.OBBA.OBMAKE(&quot;&quot;;&quot;int&quot;;[.K89])))" office:value-type="float" office:value="0.242725615198763" calcext:value-type="float">
            <text:p>0,243</text:p>
          </table:table-cell>
          <table:table-cell table:style-name="ce24" table:formula="of:=INFO.OBBA.OBBA.OBGET(INFO.OBBA.OBBA.OBCALL(&quot;&quot;;[.$B$12];&quot;getRandomNumber&quot;;INFO.OBBA.OBBA.OBMAKE(&quot;&quot;;&quot;int&quot;;[.L89])))" office:value-type="float" office:value="0.342193068263791" calcext:value-type="float">
            <text:p>0,34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2" calcext:value-type="float">
            <text:p>82</text:p>
          </table:table-cell>
          <table:table-cell table:style-name="ce24" table:formula="of:=INFO.OBBA.OBBA.OBGET(INFO.OBBA.OBBA.OBCALL(&quot;&quot;;[.$B$12];&quot;getRandomNumber&quot;;INFO.OBBA.OBBA.OBMAKE(&quot;&quot;;&quot;int&quot;;[.H90])))" office:value-type="float" office:value="0.562316054421811" calcext:value-type="float">
            <text:p>0,562</text:p>
          </table:table-cell>
          <table:table-cell table:style-name="ce1"/>
          <table:table-cell table:style-name="ce20" table:formula="of:=[.K89]+2" office:value-type="float" office:value="164" calcext:value-type="float">
            <text:p>164</text:p>
          </table:table-cell>
          <table:table-cell table:style-name="ce20" table:formula="of:=[.L89]+2" office:value-type="float" office:value="165" calcext:value-type="float">
            <text:p>165</text:p>
          </table:table-cell>
          <table:table-cell table:style-name="ce24" table:formula="of:=INFO.OBBA.OBBA.OBGET(INFO.OBBA.OBBA.OBCALL(&quot;&quot;;[.$B$12];&quot;getRandomNumber&quot;;INFO.OBBA.OBBA.OBMAKE(&quot;&quot;;&quot;int&quot;;[.K90])))" office:value-type="float" office:value="0.942580050830331" calcext:value-type="float">
            <text:p>0,943</text:p>
          </table:table-cell>
          <table:table-cell table:style-name="ce24" table:formula="of:=INFO.OBBA.OBBA.OBGET(INFO.OBBA.OBBA.OBCALL(&quot;&quot;;[.$B$12];&quot;getRandomNumber&quot;;INFO.OBBA.OBBA.OBMAKE(&quot;&quot;;&quot;int&quot;;[.L90])))" office:value-type="float" office:value="0.567970328489008" calcext:value-type="float">
            <text:p>0,56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3" calcext:value-type="float">
            <text:p>83</text:p>
          </table:table-cell>
          <table:table-cell table:style-name="ce24" table:formula="of:=INFO.OBBA.OBBA.OBGET(INFO.OBBA.OBBA.OBCALL(&quot;&quot;;[.$B$12];&quot;getRandomNumber&quot;;INFO.OBBA.OBBA.OBMAKE(&quot;&quot;;&quot;int&quot;;[.H91])))" office:value-type="float" office:value="0.0990719429564013" calcext:value-type="float">
            <text:p>0,099</text:p>
          </table:table-cell>
          <table:table-cell table:style-name="ce1"/>
          <table:table-cell table:style-name="ce20" table:formula="of:=[.K90]+2" office:value-type="float" office:value="166" calcext:value-type="float">
            <text:p>166</text:p>
          </table:table-cell>
          <table:table-cell table:style-name="ce20" table:formula="of:=[.L90]+2" office:value-type="float" office:value="167" calcext:value-type="float">
            <text:p>167</text:p>
          </table:table-cell>
          <table:table-cell table:style-name="ce24" table:formula="of:=INFO.OBBA.OBBA.OBGET(INFO.OBBA.OBBA.OBCALL(&quot;&quot;;[.$B$12];&quot;getRandomNumber&quot;;INFO.OBBA.OBBA.OBMAKE(&quot;&quot;;&quot;int&quot;;[.K91])))" office:value-type="float" office:value="0.585763409713982" calcext:value-type="float">
            <text:p>0,586</text:p>
          </table:table-cell>
          <table:table-cell table:style-name="ce24" table:formula="of:=INFO.OBBA.OBBA.OBGET(INFO.OBBA.OBBA.OBCALL(&quot;&quot;;[.$B$12];&quot;getRandomNumber&quot;;INFO.OBBA.OBBA.OBMAKE(&quot;&quot;;&quot;int&quot;;[.L91])))" office:value-type="float" office:value="0.841076984939657" calcext:value-type="float">
            <text:p>0,84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4" calcext:value-type="float">
            <text:p>84</text:p>
          </table:table-cell>
          <table:table-cell table:style-name="ce24" table:formula="of:=INFO.OBBA.OBBA.OBGET(INFO.OBBA.OBBA.OBCALL(&quot;&quot;;[.$B$12];&quot;getRandomNumber&quot;;INFO.OBBA.OBBA.OBMAKE(&quot;&quot;;&quot;int&quot;;[.H92])))" office:value-type="float" office:value="0.915726301481846" calcext:value-type="float">
            <text:p>0,916</text:p>
          </table:table-cell>
          <table:table-cell table:style-name="ce1"/>
          <table:table-cell table:style-name="ce20" table:formula="of:=[.K91]+2" office:value-type="float" office:value="168" calcext:value-type="float">
            <text:p>168</text:p>
          </table:table-cell>
          <table:table-cell table:style-name="ce20" table:formula="of:=[.L91]+2" office:value-type="float" office:value="169" calcext:value-type="float">
            <text:p>169</text:p>
          </table:table-cell>
          <table:table-cell table:style-name="ce24" table:formula="of:=INFO.OBBA.OBBA.OBGET(INFO.OBBA.OBBA.OBCALL(&quot;&quot;;[.$B$12];&quot;getRandomNumber&quot;;INFO.OBBA.OBBA.OBMAKE(&quot;&quot;;&quot;int&quot;;[.K92])))" office:value-type="float" office:value="0.681823508797017" calcext:value-type="float">
            <text:p>0,682</text:p>
          </table:table-cell>
          <table:table-cell table:style-name="ce24" table:formula="of:=INFO.OBBA.OBBA.OBGET(INFO.OBBA.OBBA.OBCALL(&quot;&quot;;[.$B$12];&quot;getRandomNumber&quot;;INFO.OBBA.OBBA.OBMAKE(&quot;&quot;;&quot;int&quot;;[.L92])))" office:value-type="float" office:value="0.0265781444641058" calcext:value-type="float">
            <text:p>0,02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5" calcext:value-type="float">
            <text:p>85</text:p>
          </table:table-cell>
          <table:table-cell table:style-name="ce24" table:formula="of:=INFO.OBBA.OBBA.OBGET(INFO.OBBA.OBBA.OBCALL(&quot;&quot;;[.$B$12];&quot;getRandomNumber&quot;;INFO.OBBA.OBBA.OBMAKE(&quot;&quot;;&quot;int&quot;;[.H93])))" office:value-type="float" office:value="0.500564570252312" calcext:value-type="float">
            <text:p>0,501</text:p>
          </table:table-cell>
          <table:table-cell table:style-name="ce1"/>
          <table:table-cell table:style-name="ce20" table:formula="of:=[.K92]+2" office:value-type="float" office:value="170" calcext:value-type="float">
            <text:p>170</text:p>
          </table:table-cell>
          <table:table-cell table:style-name="ce20" table:formula="of:=[.L92]+2" office:value-type="float" office:value="171" calcext:value-type="float">
            <text:p>171</text:p>
          </table:table-cell>
          <table:table-cell table:style-name="ce24" table:formula="of:=INFO.OBBA.OBBA.OBGET(INFO.OBBA.OBBA.OBCALL(&quot;&quot;;[.$B$12];&quot;getRandomNumber&quot;;INFO.OBBA.OBBA.OBMAKE(&quot;&quot;;&quot;int&quot;;[.K93])))" office:value-type="float" office:value="0.67653878987764" calcext:value-type="float">
            <text:p>0,677</text:p>
          </table:table-cell>
          <table:table-cell table:style-name="ce24" table:formula="of:=INFO.OBBA.OBBA.OBGET(INFO.OBBA.OBBA.OBCALL(&quot;&quot;;[.$B$12];&quot;getRandomNumber&quot;;INFO.OBBA.OBBA.OBMAKE(&quot;&quot;;&quot;int&quot;;[.L93])))" office:value-type="float" office:value="0.73166501923371" calcext:value-type="float">
            <text:p>0,73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6" calcext:value-type="float">
            <text:p>86</text:p>
          </table:table-cell>
          <table:table-cell table:style-name="ce24" table:formula="of:=INFO.OBBA.OBBA.OBGET(INFO.OBBA.OBBA.OBCALL(&quot;&quot;;[.$B$12];&quot;getRandomNumber&quot;;INFO.OBBA.OBBA.OBMAKE(&quot;&quot;;&quot;int&quot;;[.H94])))" office:value-type="float" office:value="0.595965736735122" calcext:value-type="float">
            <text:p>0,596</text:p>
          </table:table-cell>
          <table:table-cell table:style-name="ce1"/>
          <table:table-cell table:style-name="ce20" table:formula="of:=[.K93]+2" office:value-type="float" office:value="172" calcext:value-type="float">
            <text:p>172</text:p>
          </table:table-cell>
          <table:table-cell table:style-name="ce20" table:formula="of:=[.L93]+2" office:value-type="float" office:value="173" calcext:value-type="float">
            <text:p>173</text:p>
          </table:table-cell>
          <table:table-cell table:style-name="ce24" table:formula="of:=INFO.OBBA.OBBA.OBGET(INFO.OBBA.OBBA.OBCALL(&quot;&quot;;[.$B$12];&quot;getRandomNumber&quot;;INFO.OBBA.OBBA.OBMAKE(&quot;&quot;;&quot;int&quot;;[.K94])))" office:value-type="float" office:value="0.559003673728113" calcext:value-type="float">
            <text:p>0,559</text:p>
          </table:table-cell>
          <table:table-cell table:style-name="ce24" table:formula="of:=INFO.OBBA.OBBA.OBGET(INFO.OBBA.OBBA.OBCALL(&quot;&quot;;[.$B$12];&quot;getRandomNumber&quot;;INFO.OBBA.OBBA.OBMAKE(&quot;&quot;;&quot;int&quot;;[.L94])))" office:value-type="float" office:value="0.276364461833399" calcext:value-type="float">
            <text:p>0,27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7" calcext:value-type="float">
            <text:p>87</text:p>
          </table:table-cell>
          <table:table-cell table:style-name="ce24" table:formula="of:=INFO.OBBA.OBBA.OBGET(INFO.OBBA.OBBA.OBCALL(&quot;&quot;;[.$B$12];&quot;getRandomNumber&quot;;INFO.OBBA.OBBA.OBMAKE(&quot;&quot;;&quot;int&quot;;[.H95])))" office:value-type="float" office:value="0.663106773389548" calcext:value-type="float">
            <text:p>0,663</text:p>
          </table:table-cell>
          <table:table-cell table:style-name="ce1"/>
          <table:table-cell table:style-name="ce20" table:formula="of:=[.K94]+2" office:value-type="float" office:value="174" calcext:value-type="float">
            <text:p>174</text:p>
          </table:table-cell>
          <table:table-cell table:style-name="ce20" table:formula="of:=[.L94]+2" office:value-type="float" office:value="175" calcext:value-type="float">
            <text:p>175</text:p>
          </table:table-cell>
          <table:table-cell table:style-name="ce24" table:formula="of:=INFO.OBBA.OBBA.OBGET(INFO.OBBA.OBBA.OBCALL(&quot;&quot;;[.$B$12];&quot;getRandomNumber&quot;;INFO.OBBA.OBBA.OBMAKE(&quot;&quot;;&quot;int&quot;;[.K95])))" office:value-type="float" office:value="0.463213808041243" calcext:value-type="float">
            <text:p>0,463</text:p>
          </table:table-cell>
          <table:table-cell table:style-name="ce24" table:formula="of:=INFO.OBBA.OBBA.OBGET(INFO.OBBA.OBBA.OBCALL(&quot;&quot;;[.$B$12];&quot;getRandomNumber&quot;;INFO.OBBA.OBBA.OBMAKE(&quot;&quot;;&quot;int&quot;;[.L95])))" office:value-type="float" office:value="0.133789013799982" calcext:value-type="float">
            <text:p>0,13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8" calcext:value-type="float">
            <text:p>88</text:p>
          </table:table-cell>
          <table:table-cell table:style-name="ce24" table:formula="of:=INFO.OBBA.OBBA.OBGET(INFO.OBBA.OBBA.OBCALL(&quot;&quot;;[.$B$12];&quot;getRandomNumber&quot;;INFO.OBBA.OBBA.OBMAKE(&quot;&quot;;&quot;int&quot;;[.H96])))" office:value-type="float" office:value="0.285874179562523" calcext:value-type="float">
            <text:p>0,286</text:p>
          </table:table-cell>
          <table:table-cell table:style-name="ce1"/>
          <table:table-cell table:style-name="ce20" table:formula="of:=[.K95]+2" office:value-type="float" office:value="176" calcext:value-type="float">
            <text:p>176</text:p>
          </table:table-cell>
          <table:table-cell table:style-name="ce20" table:formula="of:=[.L95]+2" office:value-type="float" office:value="177" calcext:value-type="float">
            <text:p>177</text:p>
          </table:table-cell>
          <table:table-cell table:style-name="ce24" table:formula="of:=INFO.OBBA.OBBA.OBGET(INFO.OBBA.OBBA.OBCALL(&quot;&quot;;[.$B$12];&quot;getRandomNumber&quot;;INFO.OBBA.OBBA.OBMAKE(&quot;&quot;;&quot;int&quot;;[.K96])))" office:value-type="float" office:value="0.956758928264589" calcext:value-type="float">
            <text:p>0,957</text:p>
          </table:table-cell>
          <table:table-cell table:style-name="ce24" table:formula="of:=INFO.OBBA.OBBA.OBGET(INFO.OBBA.OBBA.OBCALL(&quot;&quot;;[.$B$12];&quot;getRandomNumber&quot;;INFO.OBBA.OBBA.OBMAKE(&quot;&quot;;&quot;int&quot;;[.L96])))" office:value-type="float" office:value="0.874216841800604" calcext:value-type="float">
            <text:p>0,87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9" calcext:value-type="float">
            <text:p>89</text:p>
          </table:table-cell>
          <table:table-cell table:style-name="ce24" table:formula="of:=INFO.OBBA.OBBA.OBGET(INFO.OBBA.OBBA.OBCALL(&quot;&quot;;[.$B$12];&quot;getRandomNumber&quot;;INFO.OBBA.OBBA.OBMAKE(&quot;&quot;;&quot;int&quot;;[.H97])))" office:value-type="float" office:value="0.547912861366432" calcext:value-type="float">
            <text:p>0,548</text:p>
          </table:table-cell>
          <table:table-cell table:style-name="ce1"/>
          <table:table-cell table:style-name="ce20" table:formula="of:=[.K96]+2" office:value-type="float" office:value="178" calcext:value-type="float">
            <text:p>178</text:p>
          </table:table-cell>
          <table:table-cell table:style-name="ce20" table:formula="of:=[.L96]+2" office:value-type="float" office:value="179" calcext:value-type="float">
            <text:p>179</text:p>
          </table:table-cell>
          <table:table-cell table:style-name="ce24" table:formula="of:=INFO.OBBA.OBBA.OBGET(INFO.OBBA.OBBA.OBCALL(&quot;&quot;;[.$B$12];&quot;getRandomNumber&quot;;INFO.OBBA.OBBA.OBMAKE(&quot;&quot;;&quot;int&quot;;[.K97])))" office:value-type="float" office:value="0.995589182728677" calcext:value-type="float">
            <text:p>0,996</text:p>
          </table:table-cell>
          <table:table-cell table:style-name="ce24" table:formula="of:=INFO.OBBA.OBBA.OBGET(INFO.OBBA.OBBA.OBCALL(&quot;&quot;;[.$B$12];&quot;getRandomNumber&quot;;INFO.OBBA.OBBA.OBMAKE(&quot;&quot;;&quot;int&quot;;[.L97])))" office:value-type="float" office:value="0.566534096551673" calcext:value-type="float">
            <text:p>0,56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0" calcext:value-type="float">
            <text:p>90</text:p>
          </table:table-cell>
          <table:table-cell table:style-name="ce24" table:formula="of:=INFO.OBBA.OBBA.OBGET(INFO.OBBA.OBBA.OBCALL(&quot;&quot;;[.$B$12];&quot;getRandomNumber&quot;;INFO.OBBA.OBBA.OBMAKE(&quot;&quot;;&quot;int&quot;;[.H98])))" office:value-type="float" office:value="0.140637751873356" calcext:value-type="float">
            <text:p>0,141</text:p>
          </table:table-cell>
          <table:table-cell table:style-name="ce1"/>
          <table:table-cell table:style-name="ce20" table:formula="of:=[.K97]+2" office:value-type="float" office:value="180" calcext:value-type="float">
            <text:p>180</text:p>
          </table:table-cell>
          <table:table-cell table:style-name="ce20" table:formula="of:=[.L97]+2" office:value-type="float" office:value="181" calcext:value-type="float">
            <text:p>181</text:p>
          </table:table-cell>
          <table:table-cell table:style-name="ce24" table:formula="of:=INFO.OBBA.OBBA.OBGET(INFO.OBBA.OBBA.OBCALL(&quot;&quot;;[.$B$12];&quot;getRandomNumber&quot;;INFO.OBBA.OBBA.OBMAKE(&quot;&quot;;&quot;int&quot;;[.K98])))" office:value-type="float" office:value="0.859510074270377" calcext:value-type="float">
            <text:p>0,860</text:p>
          </table:table-cell>
          <table:table-cell table:style-name="ce24" table:formula="of:=INFO.OBBA.OBBA.OBGET(INFO.OBBA.OBBA.OBCALL(&quot;&quot;;[.$B$12];&quot;getRandomNumber&quot;;INFO.OBBA.OBBA.OBMAKE(&quot;&quot;;&quot;int&quot;;[.L98])))" office:value-type="float" office:value="0.666472877760977" calcext:value-type="float">
            <text:p>0,66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1" calcext:value-type="float">
            <text:p>91</text:p>
          </table:table-cell>
          <table:table-cell table:style-name="ce24" table:formula="of:=INFO.OBBA.OBBA.OBGET(INFO.OBBA.OBBA.OBCALL(&quot;&quot;;[.$B$12];&quot;getRandomNumber&quot;;INFO.OBBA.OBBA.OBMAKE(&quot;&quot;;&quot;int&quot;;[.H99])))" office:value-type="float" office:value="0.352004001127325" calcext:value-type="float">
            <text:p>0,352</text:p>
          </table:table-cell>
          <table:table-cell table:style-name="ce1"/>
          <table:table-cell table:style-name="ce20" table:formula="of:=[.K98]+2" office:value-type="float" office:value="182" calcext:value-type="float">
            <text:p>182</text:p>
          </table:table-cell>
          <table:table-cell table:style-name="ce20" table:formula="of:=[.L98]+2" office:value-type="float" office:value="183" calcext:value-type="float">
            <text:p>183</text:p>
          </table:table-cell>
          <table:table-cell table:style-name="ce24" table:formula="of:=INFO.OBBA.OBBA.OBGET(INFO.OBBA.OBBA.OBCALL(&quot;&quot;;[.$B$12];&quot;getRandomNumber&quot;;INFO.OBBA.OBBA.OBMAKE(&quot;&quot;;&quot;int&quot;;[.K99])))" office:value-type="float" office:value="0.0370463681406771" calcext:value-type="float">
            <text:p>0,037</text:p>
          </table:table-cell>
          <table:table-cell table:style-name="ce24" table:formula="of:=INFO.OBBA.OBBA.OBGET(INFO.OBBA.OBBA.OBCALL(&quot;&quot;;[.$B$12];&quot;getRandomNumber&quot;;INFO.OBBA.OBBA.OBMAKE(&quot;&quot;;&quot;int&quot;;[.L99])))" office:value-type="float" office:value="0.128332616919877" calcext:value-type="float">
            <text:p>0,12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2" calcext:value-type="float">
            <text:p>92</text:p>
          </table:table-cell>
          <table:table-cell table:style-name="ce24" table:formula="of:=INFO.OBBA.OBBA.OBGET(INFO.OBBA.OBBA.OBCALL(&quot;&quot;;[.$B$12];&quot;getRandomNumber&quot;;INFO.OBBA.OBBA.OBMAKE(&quot;&quot;;&quot;int&quot;;[.H100])))" office:value-type="float" office:value="0.133604780610569" calcext:value-type="float">
            <text:p>0,134</text:p>
          </table:table-cell>
          <table:table-cell table:style-name="ce1"/>
          <table:table-cell table:style-name="ce20" table:formula="of:=[.K99]+2" office:value-type="float" office:value="184" calcext:value-type="float">
            <text:p>184</text:p>
          </table:table-cell>
          <table:table-cell table:style-name="ce20" table:formula="of:=[.L99]+2" office:value-type="float" office:value="185" calcext:value-type="float">
            <text:p>185</text:p>
          </table:table-cell>
          <table:table-cell table:style-name="ce24" table:formula="of:=INFO.OBBA.OBBA.OBGET(INFO.OBBA.OBBA.OBCALL(&quot;&quot;;[.$B$12];&quot;getRandomNumber&quot;;INFO.OBBA.OBBA.OBMAKE(&quot;&quot;;&quot;int&quot;;[.K100])))" office:value-type="float" office:value="0.0561283126512794" calcext:value-type="float">
            <text:p>0,056</text:p>
          </table:table-cell>
          <table:table-cell table:style-name="ce24" table:formula="of:=INFO.OBBA.OBBA.OBGET(INFO.OBBA.OBBA.OBCALL(&quot;&quot;;[.$B$12];&quot;getRandomNumber&quot;;INFO.OBBA.OBBA.OBMAKE(&quot;&quot;;&quot;int&quot;;[.L100])))" office:value-type="float" office:value="0.12141524601541" calcext:value-type="float">
            <text:p>0,12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3" calcext:value-type="float">
            <text:p>93</text:p>
          </table:table-cell>
          <table:table-cell table:style-name="ce24" table:formula="of:=INFO.OBBA.OBBA.OBGET(INFO.OBBA.OBBA.OBCALL(&quot;&quot;;[.$B$12];&quot;getRandomNumber&quot;;INFO.OBBA.OBBA.OBMAKE(&quot;&quot;;&quot;int&quot;;[.H101])))" office:value-type="float" office:value="0.25513896598899" calcext:value-type="float">
            <text:p>0,255</text:p>
          </table:table-cell>
          <table:table-cell table:style-name="ce1"/>
          <table:table-cell table:style-name="ce20" table:formula="of:=[.K100]+2" office:value-type="float" office:value="186" calcext:value-type="float">
            <text:p>186</text:p>
          </table:table-cell>
          <table:table-cell table:style-name="ce20" table:formula="of:=[.L100]+2" office:value-type="float" office:value="187" calcext:value-type="float">
            <text:p>187</text:p>
          </table:table-cell>
          <table:table-cell table:style-name="ce24" table:formula="of:=INFO.OBBA.OBBA.OBGET(INFO.OBBA.OBBA.OBCALL(&quot;&quot;;[.$B$12];&quot;getRandomNumber&quot;;INFO.OBBA.OBBA.OBMAKE(&quot;&quot;;&quot;int&quot;;[.K101])))" office:value-type="float" office:value="0.931887924643503" calcext:value-type="float">
            <text:p>0,932</text:p>
          </table:table-cell>
          <table:table-cell table:style-name="ce24" table:formula="of:=INFO.OBBA.OBBA.OBGET(INFO.OBBA.OBBA.OBCALL(&quot;&quot;;[.$B$12];&quot;getRandomNumber&quot;;INFO.OBBA.OBBA.OBMAKE(&quot;&quot;;&quot;int&quot;;[.L101])))" office:value-type="float" office:value="0.555072919788922" calcext:value-type="float">
            <text:p>0,55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4" calcext:value-type="float">
            <text:p>94</text:p>
          </table:table-cell>
          <table:table-cell table:style-name="ce24" table:formula="of:=INFO.OBBA.OBBA.OBGET(INFO.OBBA.OBBA.OBCALL(&quot;&quot;;[.$B$12];&quot;getRandomNumber&quot;;INFO.OBBA.OBBA.OBMAKE(&quot;&quot;;&quot;int&quot;;[.H102])))" office:value-type="float" office:value="0.611623783107008" calcext:value-type="float">
            <text:p>0,612</text:p>
          </table:table-cell>
          <table:table-cell table:style-name="ce1"/>
          <table:table-cell table:style-name="ce20" table:formula="of:=[.K101]+2" office:value-type="float" office:value="188" calcext:value-type="float">
            <text:p>188</text:p>
          </table:table-cell>
          <table:table-cell table:style-name="ce20" table:formula="of:=[.L101]+2" office:value-type="float" office:value="189" calcext:value-type="float">
            <text:p>189</text:p>
          </table:table-cell>
          <table:table-cell table:style-name="ce24" table:formula="of:=INFO.OBBA.OBBA.OBGET(INFO.OBBA.OBBA.OBCALL(&quot;&quot;;[.$B$12];&quot;getRandomNumber&quot;;INFO.OBBA.OBBA.OBMAKE(&quot;&quot;;&quot;int&quot;;[.K102])))" office:value-type="float" office:value="0.478668657986997" calcext:value-type="float">
            <text:p>0,479</text:p>
          </table:table-cell>
          <table:table-cell table:style-name="ce24" table:formula="of:=INFO.OBBA.OBBA.OBGET(INFO.OBBA.OBBA.OBCALL(&quot;&quot;;[.$B$12];&quot;getRandomNumber&quot;;INFO.OBBA.OBBA.OBMAKE(&quot;&quot;;&quot;int&quot;;[.L102])))" office:value-type="float" office:value="0.0273949519752977" calcext:value-type="float">
            <text:p>0,02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5" calcext:value-type="float">
            <text:p>95</text:p>
          </table:table-cell>
          <table:table-cell table:style-name="ce24" table:formula="of:=INFO.OBBA.OBBA.OBGET(INFO.OBBA.OBBA.OBCALL(&quot;&quot;;[.$B$12];&quot;getRandomNumber&quot;;INFO.OBBA.OBBA.OBMAKE(&quot;&quot;;&quot;int&quot;;[.H103])))" office:value-type="float" office:value="0.839716373085253" calcext:value-type="float">
            <text:p>0,840</text:p>
          </table:table-cell>
          <table:table-cell table:style-name="ce1"/>
          <table:table-cell table:style-name="ce20" table:formula="of:=[.K102]+2" office:value-type="float" office:value="190" calcext:value-type="float">
            <text:p>190</text:p>
          </table:table-cell>
          <table:table-cell table:style-name="ce20" table:formula="of:=[.L102]+2" office:value-type="float" office:value="191" calcext:value-type="float">
            <text:p>191</text:p>
          </table:table-cell>
          <table:table-cell table:style-name="ce24" table:formula="of:=INFO.OBBA.OBBA.OBGET(INFO.OBBA.OBBA.OBCALL(&quot;&quot;;[.$B$12];&quot;getRandomNumber&quot;;INFO.OBBA.OBBA.OBMAKE(&quot;&quot;;&quot;int&quot;;[.K103])))" office:value-type="float" office:value="0.19481391428466" calcext:value-type="float">
            <text:p>0,195</text:p>
          </table:table-cell>
          <table:table-cell table:style-name="ce24" table:formula="of:=INFO.OBBA.OBBA.OBGET(INFO.OBBA.OBBA.OBCALL(&quot;&quot;;[.$B$12];&quot;getRandomNumber&quot;;INFO.OBBA.OBBA.OBMAKE(&quot;&quot;;&quot;int&quot;;[.L103])))" office:value-type="float" office:value="0.261391164297566" calcext:value-type="float">
            <text:p>0,26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6" calcext:value-type="float">
            <text:p>96</text:p>
          </table:table-cell>
          <table:table-cell table:style-name="ce24" table:formula="of:=INFO.OBBA.OBBA.OBGET(INFO.OBBA.OBBA.OBCALL(&quot;&quot;;[.$B$12];&quot;getRandomNumber&quot;;INFO.OBBA.OBBA.OBMAKE(&quot;&quot;;&quot;int&quot;;[.H104])))" office:value-type="float" office:value="0.428526497097741" calcext:value-type="float">
            <text:p>0,429</text:p>
          </table:table-cell>
          <table:table-cell table:style-name="ce1"/>
          <table:table-cell table:style-name="ce20" table:formula="of:=[.K103]+2" office:value-type="float" office:value="192" calcext:value-type="float">
            <text:p>192</text:p>
          </table:table-cell>
          <table:table-cell table:style-name="ce20" table:formula="of:=[.L103]+2" office:value-type="float" office:value="193" calcext:value-type="float">
            <text:p>193</text:p>
          </table:table-cell>
          <table:table-cell table:style-name="ce24" table:formula="of:=INFO.OBBA.OBBA.OBGET(INFO.OBBA.OBBA.OBCALL(&quot;&quot;;[.$B$12];&quot;getRandomNumber&quot;;INFO.OBBA.OBBA.OBMAKE(&quot;&quot;;&quot;int&quot;;[.K104])))" office:value-type="float" office:value="0.39513305650412" calcext:value-type="float">
            <text:p>0,395</text:p>
          </table:table-cell>
          <table:table-cell table:style-name="ce24" table:formula="of:=INFO.OBBA.OBBA.OBGET(INFO.OBBA.OBBA.OBCALL(&quot;&quot;;[.$B$12];&quot;getRandomNumber&quot;;INFO.OBBA.OBBA.OBMAKE(&quot;&quot;;&quot;int&quot;;[.L104])))" office:value-type="float" office:value="0.628552768208528" calcext:value-type="float">
            <text:p>0,62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7" calcext:value-type="float">
            <text:p>97</text:p>
          </table:table-cell>
          <table:table-cell table:style-name="ce24" table:formula="of:=INFO.OBBA.OBBA.OBGET(INFO.OBBA.OBBA.OBCALL(&quot;&quot;;[.$B$12];&quot;getRandomNumber&quot;;INFO.OBBA.OBBA.OBMAKE(&quot;&quot;;&quot;int&quot;;[.H105])))" office:value-type="float" office:value="0.648723013119825" calcext:value-type="float">
            <text:p>0,649</text:p>
          </table:table-cell>
          <table:table-cell table:style-name="ce1"/>
          <table:table-cell table:style-name="ce20" table:formula="of:=[.K104]+2" office:value-type="float" office:value="194" calcext:value-type="float">
            <text:p>194</text:p>
          </table:table-cell>
          <table:table-cell table:style-name="ce20" table:formula="of:=[.L104]+2" office:value-type="float" office:value="195" calcext:value-type="float">
            <text:p>195</text:p>
          </table:table-cell>
          <table:table-cell table:style-name="ce24" table:formula="of:=INFO.OBBA.OBBA.OBGET(INFO.OBBA.OBBA.OBCALL(&quot;&quot;;[.$B$12];&quot;getRandomNumber&quot;;INFO.OBBA.OBBA.OBMAKE(&quot;&quot;;&quot;int&quot;;[.K105])))" office:value-type="float" office:value="0.670004295158384" calcext:value-type="float">
            <text:p>0,670</text:p>
          </table:table-cell>
          <table:table-cell table:style-name="ce24" table:formula="of:=INFO.OBBA.OBBA.OBGET(INFO.OBBA.OBBA.OBCALL(&quot;&quot;;[.$B$12];&quot;getRandomNumber&quot;;INFO.OBBA.OBBA.OBMAKE(&quot;&quot;;&quot;int&quot;;[.L105])))" office:value-type="float" office:value="0.233377124133964" calcext:value-type="float">
            <text:p>0,23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8" calcext:value-type="float">
            <text:p>98</text:p>
          </table:table-cell>
          <table:table-cell table:style-name="ce24" table:formula="of:=INFO.OBBA.OBBA.OBGET(INFO.OBBA.OBBA.OBCALL(&quot;&quot;;[.$B$12];&quot;getRandomNumber&quot;;INFO.OBBA.OBBA.OBMAKE(&quot;&quot;;&quot;int&quot;;[.H106])))" office:value-type="float" office:value="0.94438727478741" calcext:value-type="float">
            <text:p>0,944</text:p>
          </table:table-cell>
          <table:table-cell table:style-name="ce1"/>
          <table:table-cell table:style-name="ce20" table:formula="of:=[.K105]+2" office:value-type="float" office:value="196" calcext:value-type="float">
            <text:p>196</text:p>
          </table:table-cell>
          <table:table-cell table:style-name="ce20" table:formula="of:=[.L105]+2" office:value-type="float" office:value="197" calcext:value-type="float">
            <text:p>197</text:p>
          </table:table-cell>
          <table:table-cell table:style-name="ce24" table:formula="of:=INFO.OBBA.OBBA.OBGET(INFO.OBBA.OBBA.OBCALL(&quot;&quot;;[.$B$12];&quot;getRandomNumber&quot;;INFO.OBBA.OBBA.OBMAKE(&quot;&quot;;&quot;int&quot;;[.K106])))" office:value-type="float" office:value="0.436907305947427" calcext:value-type="float">
            <text:p>0,437</text:p>
          </table:table-cell>
          <table:table-cell table:style-name="ce24" table:formula="of:=INFO.OBBA.OBBA.OBGET(INFO.OBBA.OBBA.OBCALL(&quot;&quot;;[.$B$12];&quot;getRandomNumber&quot;;INFO.OBBA.OBBA.OBMAKE(&quot;&quot;;&quot;int&quot;;[.L106])))" office:value-type="float" office:value="0.998416216252839" calcext:value-type="float">
            <text:p>0,99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9" calcext:value-type="float">
            <text:p>99</text:p>
          </table:table-cell>
          <table:table-cell table:style-name="ce24" table:formula="of:=INFO.OBBA.OBBA.OBGET(INFO.OBBA.OBBA.OBCALL(&quot;&quot;;[.$B$12];&quot;getRandomNumber&quot;;INFO.OBBA.OBBA.OBMAKE(&quot;&quot;;&quot;int&quot;;[.H107])))" office:value-type="float" office:value="0.832280734343007" calcext:value-type="float">
            <text:p>0,832</text:p>
          </table:table-cell>
          <table:table-cell table:style-name="ce1"/>
          <table:table-cell table:style-name="ce20" table:formula="of:=[.K106]+2" office:value-type="float" office:value="198" calcext:value-type="float">
            <text:p>198</text:p>
          </table:table-cell>
          <table:table-cell table:style-name="ce20" table:formula="of:=[.L106]+2" office:value-type="float" office:value="199" calcext:value-type="float">
            <text:p>199</text:p>
          </table:table-cell>
          <table:table-cell table:style-name="ce24" table:formula="of:=INFO.OBBA.OBBA.OBGET(INFO.OBBA.OBBA.OBCALL(&quot;&quot;;[.$B$12];&quot;getRandomNumber&quot;;INFO.OBBA.OBBA.OBMAKE(&quot;&quot;;&quot;int&quot;;[.K107])))" office:value-type="float" office:value="0.246030208111284" calcext:value-type="float">
            <text:p>0,246</text:p>
          </table:table-cell>
          <table:table-cell table:style-name="ce24" table:formula="of:=INFO.OBBA.OBBA.OBGET(INFO.OBBA.OBBA.OBCALL(&quot;&quot;;[.$B$12];&quot;getRandomNumber&quot;;INFO.OBBA.OBBA.OBMAKE(&quot;&quot;;&quot;int&quot;;[.L107])))" office:value-type="float" office:value="0.923633788126073" calcext:value-type="float">
            <text:p>0,92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0" calcext:value-type="float">
            <text:p>100</text:p>
          </table:table-cell>
          <table:table-cell table:style-name="ce24" table:formula="of:=INFO.OBBA.OBBA.OBGET(INFO.OBBA.OBBA.OBCALL(&quot;&quot;;[.$B$12];&quot;getRandomNumber&quot;;INFO.OBBA.OBBA.OBMAKE(&quot;&quot;;&quot;int&quot;;[.H108])))" office:value-type="float" office:value="0.322871425553641" calcext:value-type="float">
            <text:p>0,323</text:p>
          </table:table-cell>
          <table:table-cell table:style-name="ce1"/>
          <table:table-cell table:style-name="ce20" table:formula="of:=[.K107]+2" office:value-type="float" office:value="200" calcext:value-type="float">
            <text:p>200</text:p>
          </table:table-cell>
          <table:table-cell table:style-name="ce20" table:formula="of:=[.L107]+2" office:value-type="float" office:value="201" calcext:value-type="float">
            <text:p>201</text:p>
          </table:table-cell>
          <table:table-cell table:style-name="ce24" table:formula="of:=INFO.OBBA.OBBA.OBGET(INFO.OBBA.OBBA.OBCALL(&quot;&quot;;[.$B$12];&quot;getRandomNumber&quot;;INFO.OBBA.OBBA.OBMAKE(&quot;&quot;;&quot;int&quot;;[.K108])))" office:value-type="float" office:value="0.105032604561904" calcext:value-type="float">
            <text:p>0,105</text:p>
          </table:table-cell>
          <table:table-cell table:style-name="ce24" table:formula="of:=INFO.OBBA.OBBA.OBGET(INFO.OBBA.OBBA.OBCALL(&quot;&quot;;[.$B$12];&quot;getRandomNumber&quot;;INFO.OBBA.OBBA.OBMAKE(&quot;&quot;;&quot;int&quot;;[.L108])))" office:value-type="float" office:value="0.708761375696732" calcext:value-type="float">
            <text:p>0,70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1" calcext:value-type="float">
            <text:p>101</text:p>
          </table:table-cell>
          <table:table-cell table:style-name="ce24" table:formula="of:=INFO.OBBA.OBBA.OBGET(INFO.OBBA.OBBA.OBCALL(&quot;&quot;;[.$B$12];&quot;getRandomNumber&quot;;INFO.OBBA.OBBA.OBMAKE(&quot;&quot;;&quot;int&quot;;[.H109])))" office:value-type="float" office:value="0.170274483056426" calcext:value-type="float">
            <text:p>0,170</text:p>
          </table:table-cell>
          <table:table-cell table:style-name="ce1"/>
          <table:table-cell table:style-name="ce20" table:formula="of:=[.K108]+2" office:value-type="float" office:value="202" calcext:value-type="float">
            <text:p>202</text:p>
          </table:table-cell>
          <table:table-cell table:style-name="ce20" table:formula="of:=[.L108]+2" office:value-type="float" office:value="203" calcext:value-type="float">
            <text:p>203</text:p>
          </table:table-cell>
          <table:table-cell table:style-name="ce24" table:formula="of:=INFO.OBBA.OBBA.OBGET(INFO.OBBA.OBBA.OBCALL(&quot;&quot;;[.$B$12];&quot;getRandomNumber&quot;;INFO.OBBA.OBBA.OBMAKE(&quot;&quot;;&quot;int&quot;;[.K109])))" office:value-type="float" office:value="0.468599842721866" calcext:value-type="float">
            <text:p>0,469</text:p>
          </table:table-cell>
          <table:table-cell table:style-name="ce24" table:formula="of:=INFO.OBBA.OBBA.OBGET(INFO.OBBA.OBBA.OBCALL(&quot;&quot;;[.$B$12];&quot;getRandomNumber&quot;;INFO.OBBA.OBBA.OBMAKE(&quot;&quot;;&quot;int&quot;;[.L109])))" office:value-type="float" office:value="0.0620983808089973" calcext:value-type="float">
            <text:p>0,06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2" calcext:value-type="float">
            <text:p>102</text:p>
          </table:table-cell>
          <table:table-cell table:style-name="ce24" table:formula="of:=INFO.OBBA.OBBA.OBGET(INFO.OBBA.OBBA.OBCALL(&quot;&quot;;[.$B$12];&quot;getRandomNumber&quot;;INFO.OBBA.OBBA.OBMAKE(&quot;&quot;;&quot;int&quot;;[.H110])))" office:value-type="float" office:value="0.483249462162866" calcext:value-type="float">
            <text:p>0,483</text:p>
          </table:table-cell>
          <table:table-cell table:style-name="ce1"/>
          <table:table-cell table:style-name="ce20" table:formula="of:=[.K109]+2" office:value-type="float" office:value="204" calcext:value-type="float">
            <text:p>204</text:p>
          </table:table-cell>
          <table:table-cell table:style-name="ce20" table:formula="of:=[.L109]+2" office:value-type="float" office:value="205" calcext:value-type="float">
            <text:p>205</text:p>
          </table:table-cell>
          <table:table-cell table:style-name="ce24" table:formula="of:=INFO.OBBA.OBBA.OBGET(INFO.OBBA.OBBA.OBCALL(&quot;&quot;;[.$B$12];&quot;getRandomNumber&quot;;INFO.OBBA.OBBA.OBMAKE(&quot;&quot;;&quot;int&quot;;[.K110])))" office:value-type="float" office:value="0.649495820634061" calcext:value-type="float">
            <text:p>0,649</text:p>
          </table:table-cell>
          <table:table-cell table:style-name="ce24" table:formula="of:=INFO.OBBA.OBBA.OBGET(INFO.OBBA.OBBA.OBCALL(&quot;&quot;;[.$B$12];&quot;getRandomNumber&quot;;INFO.OBBA.OBBA.OBMAKE(&quot;&quot;;&quot;int&quot;;[.L110])))" office:value-type="float" office:value="0.334654445095199" calcext:value-type="float">
            <text:p>0,33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3" calcext:value-type="float">
            <text:p>103</text:p>
          </table:table-cell>
          <table:table-cell table:style-name="ce24" table:formula="of:=INFO.OBBA.OBBA.OBGET(INFO.OBBA.OBBA.OBCALL(&quot;&quot;;[.$B$12];&quot;getRandomNumber&quot;;INFO.OBBA.OBBA.OBMAKE(&quot;&quot;;&quot;int&quot;;[.H111])))" office:value-type="float" office:value="0.885271545935874" calcext:value-type="float">
            <text:p>0,885</text:p>
          </table:table-cell>
          <table:table-cell table:style-name="ce1"/>
          <table:table-cell table:style-name="ce20" table:formula="of:=[.K110]+2" office:value-type="float" office:value="206" calcext:value-type="float">
            <text:p>206</text:p>
          </table:table-cell>
          <table:table-cell table:style-name="ce20" table:formula="of:=[.L110]+2" office:value-type="float" office:value="207" calcext:value-type="float">
            <text:p>207</text:p>
          </table:table-cell>
          <table:table-cell table:style-name="ce24" table:formula="of:=INFO.OBBA.OBBA.OBGET(INFO.OBBA.OBBA.OBCALL(&quot;&quot;;[.$B$12];&quot;getRandomNumber&quot;;INFO.OBBA.OBBA.OBMAKE(&quot;&quot;;&quot;int&quot;;[.K111])))" office:value-type="float" office:value="0.185435423463521" calcext:value-type="float">
            <text:p>0,185</text:p>
          </table:table-cell>
          <table:table-cell table:style-name="ce24" table:formula="of:=INFO.OBBA.OBBA.OBGET(INFO.OBBA.OBBA.OBCALL(&quot;&quot;;[.$B$12];&quot;getRandomNumber&quot;;INFO.OBBA.OBBA.OBMAKE(&quot;&quot;;&quot;int&quot;;[.L111])))" office:value-type="float" office:value="0.857531608503006" calcext:value-type="float">
            <text:p>0,85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4" calcext:value-type="float">
            <text:p>104</text:p>
          </table:table-cell>
          <table:table-cell table:style-name="ce24" table:formula="of:=INFO.OBBA.OBBA.OBGET(INFO.OBBA.OBBA.OBCALL(&quot;&quot;;[.$B$12];&quot;getRandomNumber&quot;;INFO.OBBA.OBBA.OBMAKE(&quot;&quot;;&quot;int&quot;;[.H112])))" office:value-type="float" office:value="0.132512420327919" calcext:value-type="float">
            <text:p>0,133</text:p>
          </table:table-cell>
          <table:table-cell table:style-name="ce1"/>
          <table:table-cell table:style-name="ce20" table:formula="of:=[.K111]+2" office:value-type="float" office:value="208" calcext:value-type="float">
            <text:p>208</text:p>
          </table:table-cell>
          <table:table-cell table:style-name="ce20" table:formula="of:=[.L111]+2" office:value-type="float" office:value="209" calcext:value-type="float">
            <text:p>209</text:p>
          </table:table-cell>
          <table:table-cell table:style-name="ce24" table:formula="of:=INFO.OBBA.OBBA.OBGET(INFO.OBBA.OBBA.OBCALL(&quot;&quot;;[.$B$12];&quot;getRandomNumber&quot;;INFO.OBBA.OBBA.OBMAKE(&quot;&quot;;&quot;int&quot;;[.K112])))" office:value-type="float" office:value="0.441795287054558" calcext:value-type="float">
            <text:p>0,442</text:p>
          </table:table-cell>
          <table:table-cell table:style-name="ce24" table:formula="of:=INFO.OBBA.OBBA.OBGET(INFO.OBBA.OBBA.OBCALL(&quot;&quot;;[.$B$12];&quot;getRandomNumber&quot;;INFO.OBBA.OBBA.OBMAKE(&quot;&quot;;&quot;int&quot;;[.L112])))" office:value-type="float" office:value="0.273366509527656" calcext:value-type="float">
            <text:p>0,27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5" calcext:value-type="float">
            <text:p>105</text:p>
          </table:table-cell>
          <table:table-cell table:style-name="ce24" table:formula="of:=INFO.OBBA.OBBA.OBGET(INFO.OBBA.OBBA.OBCALL(&quot;&quot;;[.$B$12];&quot;getRandomNumber&quot;;INFO.OBBA.OBBA.OBMAKE(&quot;&quot;;&quot;int&quot;;[.H113])))" office:value-type="float" office:value="0.0550469905851424" calcext:value-type="float">
            <text:p>0,055</text:p>
          </table:table-cell>
          <table:table-cell table:style-name="ce1"/>
          <table:table-cell table:style-name="ce20" table:formula="of:=[.K112]+2" office:value-type="float" office:value="210" calcext:value-type="float">
            <text:p>210</text:p>
          </table:table-cell>
          <table:table-cell table:style-name="ce20" table:formula="of:=[.L112]+2" office:value-type="float" office:value="211" calcext:value-type="float">
            <text:p>211</text:p>
          </table:table-cell>
          <table:table-cell table:style-name="ce24" table:formula="of:=INFO.OBBA.OBBA.OBGET(INFO.OBBA.OBBA.OBCALL(&quot;&quot;;[.$B$12];&quot;getRandomNumber&quot;;INFO.OBBA.OBBA.OBMAKE(&quot;&quot;;&quot;int&quot;;[.K113])))" office:value-type="float" office:value="0.235437120306377" calcext:value-type="float">
            <text:p>0,235</text:p>
          </table:table-cell>
          <table:table-cell table:style-name="ce24" table:formula="of:=INFO.OBBA.OBBA.OBGET(INFO.OBBA.OBBA.OBCALL(&quot;&quot;;[.$B$12];&quot;getRandomNumber&quot;;INFO.OBBA.OBBA.OBMAKE(&quot;&quot;;&quot;int&quot;;[.L113])))" office:value-type="float" office:value="0.723860465082364" calcext:value-type="float">
            <text:p>0,72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6" calcext:value-type="float">
            <text:p>106</text:p>
          </table:table-cell>
          <table:table-cell table:style-name="ce24" table:formula="of:=INFO.OBBA.OBBA.OBGET(INFO.OBBA.OBBA.OBCALL(&quot;&quot;;[.$B$12];&quot;getRandomNumber&quot;;INFO.OBBA.OBBA.OBMAKE(&quot;&quot;;&quot;int&quot;;[.H114])))" office:value-type="float" office:value="0.684501872806452" calcext:value-type="float">
            <text:p>0,685</text:p>
          </table:table-cell>
          <table:table-cell table:style-name="ce1"/>
          <table:table-cell table:style-name="ce20" table:formula="of:=[.K113]+2" office:value-type="float" office:value="212" calcext:value-type="float">
            <text:p>212</text:p>
          </table:table-cell>
          <table:table-cell table:style-name="ce20" table:formula="of:=[.L113]+2" office:value-type="float" office:value="213" calcext:value-type="float">
            <text:p>213</text:p>
          </table:table-cell>
          <table:table-cell table:style-name="ce24" table:formula="of:=INFO.OBBA.OBBA.OBGET(INFO.OBBA.OBBA.OBCALL(&quot;&quot;;[.$B$12];&quot;getRandomNumber&quot;;INFO.OBBA.OBBA.OBMAKE(&quot;&quot;;&quot;int&quot;;[.K114])))" office:value-type="float" office:value="0.857193528620942" calcext:value-type="float">
            <text:p>0,857</text:p>
          </table:table-cell>
          <table:table-cell table:style-name="ce24" table:formula="of:=INFO.OBBA.OBBA.OBGET(INFO.OBBA.OBBA.OBCALL(&quot;&quot;;[.$B$12];&quot;getRandomNumber&quot;;INFO.OBBA.OBBA.OBMAKE(&quot;&quot;;&quot;int&quot;;[.L114])))" office:value-type="float" office:value="0.17825568610225" calcext:value-type="float">
            <text:p>0,17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7" calcext:value-type="float">
            <text:p>107</text:p>
          </table:table-cell>
          <table:table-cell table:style-name="ce24" table:formula="of:=INFO.OBBA.OBBA.OBGET(INFO.OBBA.OBBA.OBCALL(&quot;&quot;;[.$B$12];&quot;getRandomNumber&quot;;INFO.OBBA.OBBA.OBMAKE(&quot;&quot;;&quot;int&quot;;[.H115])))" office:value-type="float" office:value="0.968533195630013" calcext:value-type="float">
            <text:p>0,969</text:p>
          </table:table-cell>
          <table:table-cell table:style-name="ce1"/>
          <table:table-cell table:style-name="ce20" table:formula="of:=[.K114]+2" office:value-type="float" office:value="214" calcext:value-type="float">
            <text:p>214</text:p>
          </table:table-cell>
          <table:table-cell table:style-name="ce20" table:formula="of:=[.L114]+2" office:value-type="float" office:value="215" calcext:value-type="float">
            <text:p>215</text:p>
          </table:table-cell>
          <table:table-cell table:style-name="ce24" table:formula="of:=INFO.OBBA.OBBA.OBGET(INFO.OBBA.OBBA.OBCALL(&quot;&quot;;[.$B$12];&quot;getRandomNumber&quot;;INFO.OBBA.OBBA.OBMAKE(&quot;&quot;;&quot;int&quot;;[.K115])))" office:value-type="float" office:value="0.429218466286789" calcext:value-type="float">
            <text:p>0,429</text:p>
          </table:table-cell>
          <table:table-cell table:style-name="ce24" table:formula="of:=INFO.OBBA.OBBA.OBGET(INFO.OBBA.OBBA.OBCALL(&quot;&quot;;[.$B$12];&quot;getRandomNumber&quot;;INFO.OBBA.OBBA.OBMAKE(&quot;&quot;;&quot;int&quot;;[.L115])))" office:value-type="float" office:value="0.518062960170855" calcext:value-type="float">
            <text:p>0,51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8" calcext:value-type="float">
            <text:p>108</text:p>
          </table:table-cell>
          <table:table-cell table:style-name="ce24" table:formula="of:=INFO.OBBA.OBBA.OBGET(INFO.OBBA.OBBA.OBCALL(&quot;&quot;;[.$B$12];&quot;getRandomNumber&quot;;INFO.OBBA.OBBA.OBMAKE(&quot;&quot;;&quot;int&quot;;[.H116])))" office:value-type="float" office:value="0.552992794096955" calcext:value-type="float">
            <text:p>0,553</text:p>
          </table:table-cell>
          <table:table-cell table:style-name="ce1"/>
          <table:table-cell table:style-name="ce20" table:formula="of:=[.K115]+2" office:value-type="float" office:value="216" calcext:value-type="float">
            <text:p>216</text:p>
          </table:table-cell>
          <table:table-cell table:style-name="ce20" table:formula="of:=[.L115]+2" office:value-type="float" office:value="217" calcext:value-type="float">
            <text:p>217</text:p>
          </table:table-cell>
          <table:table-cell table:style-name="ce24" table:formula="of:=INFO.OBBA.OBBA.OBGET(INFO.OBBA.OBBA.OBCALL(&quot;&quot;;[.$B$12];&quot;getRandomNumber&quot;;INFO.OBBA.OBBA.OBMAKE(&quot;&quot;;&quot;int&quot;;[.K116])))" office:value-type="float" office:value="0.27803582455119" calcext:value-type="float">
            <text:p>0,278</text:p>
          </table:table-cell>
          <table:table-cell table:style-name="ce24" table:formula="of:=INFO.OBBA.OBBA.OBGET(INFO.OBBA.OBBA.OBCALL(&quot;&quot;;[.$B$12];&quot;getRandomNumber&quot;;INFO.OBBA.OBBA.OBMAKE(&quot;&quot;;&quot;int&quot;;[.L116])))" office:value-type="float" office:value="0.283387582666438" calcext:value-type="float">
            <text:p>0,28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9" calcext:value-type="float">
            <text:p>109</text:p>
          </table:table-cell>
          <table:table-cell table:style-name="ce24" table:formula="of:=INFO.OBBA.OBBA.OBGET(INFO.OBBA.OBBA.OBCALL(&quot;&quot;;[.$B$12];&quot;getRandomNumber&quot;;INFO.OBBA.OBBA.OBMAKE(&quot;&quot;;&quot;int&quot;;[.H117])))" office:value-type="float" office:value="0.616128421520225" calcext:value-type="float">
            <text:p>0,616</text:p>
          </table:table-cell>
          <table:table-cell table:style-name="ce1"/>
          <table:table-cell table:style-name="ce20" table:formula="of:=[.K116]+2" office:value-type="float" office:value="218" calcext:value-type="float">
            <text:p>218</text:p>
          </table:table-cell>
          <table:table-cell table:style-name="ce20" table:formula="of:=[.L116]+2" office:value-type="float" office:value="219" calcext:value-type="float">
            <text:p>219</text:p>
          </table:table-cell>
          <table:table-cell table:style-name="ce24" table:formula="of:=INFO.OBBA.OBBA.OBGET(INFO.OBBA.OBBA.OBCALL(&quot;&quot;;[.$B$12];&quot;getRandomNumber&quot;;INFO.OBBA.OBBA.OBMAKE(&quot;&quot;;&quot;int&quot;;[.K117])))" office:value-type="float" office:value="0.230043620889996" calcext:value-type="float">
            <text:p>0,230</text:p>
          </table:table-cell>
          <table:table-cell table:style-name="ce24" table:formula="of:=INFO.OBBA.OBBA.OBGET(INFO.OBBA.OBBA.OBCALL(&quot;&quot;;[.$B$12];&quot;getRandomNumber&quot;;INFO.OBBA.OBBA.OBMAKE(&quot;&quot;;&quot;int&quot;;[.L117])))" office:value-type="float" office:value="0.732544005290889" calcext:value-type="float">
            <text:p>0,73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0" calcext:value-type="float">
            <text:p>110</text:p>
          </table:table-cell>
          <table:table-cell table:style-name="ce24" table:formula="of:=INFO.OBBA.OBBA.OBGET(INFO.OBBA.OBBA.OBCALL(&quot;&quot;;[.$B$12];&quot;getRandomNumber&quot;;INFO.OBBA.OBBA.OBMAKE(&quot;&quot;;&quot;int&quot;;[.H118])))" office:value-type="float" office:value="0.0430830220824308" calcext:value-type="float">
            <text:p>0,043</text:p>
          </table:table-cell>
          <table:table-cell table:style-name="ce1"/>
          <table:table-cell table:style-name="ce20" table:formula="of:=[.K117]+2" office:value-type="float" office:value="220" calcext:value-type="float">
            <text:p>220</text:p>
          </table:table-cell>
          <table:table-cell table:style-name="ce20" table:formula="of:=[.L117]+2" office:value-type="float" office:value="221" calcext:value-type="float">
            <text:p>221</text:p>
          </table:table-cell>
          <table:table-cell table:style-name="ce24" table:formula="of:=INFO.OBBA.OBBA.OBGET(INFO.OBBA.OBBA.OBCALL(&quot;&quot;;[.$B$12];&quot;getRandomNumber&quot;;INFO.OBBA.OBBA.OBMAKE(&quot;&quot;;&quot;int&quot;;[.K118])))" office:value-type="float" office:value="0.270524997441983" calcext:value-type="float">
            <text:p>0,271</text:p>
          </table:table-cell>
          <table:table-cell table:style-name="ce24" table:formula="of:=INFO.OBBA.OBBA.OBGET(INFO.OBBA.OBBA.OBCALL(&quot;&quot;;[.$B$12];&quot;getRandomNumber&quot;;INFO.OBBA.OBBA.OBMAKE(&quot;&quot;;&quot;int&quot;;[.L118])))" office:value-type="float" office:value="0.295496094646814" calcext:value-type="float">
            <text:p>0,29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1" calcext:value-type="float">
            <text:p>111</text:p>
          </table:table-cell>
          <table:table-cell table:style-name="ce24" table:formula="of:=INFO.OBBA.OBBA.OBGET(INFO.OBBA.OBBA.OBCALL(&quot;&quot;;[.$B$12];&quot;getRandomNumber&quot;;INFO.OBBA.OBBA.OBMAKE(&quot;&quot;;&quot;int&quot;;[.H119])))" office:value-type="float" office:value="0.0539236649359544" calcext:value-type="float">
            <text:p>0,054</text:p>
          </table:table-cell>
          <table:table-cell table:style-name="ce1"/>
          <table:table-cell table:style-name="ce20" table:formula="of:=[.K118]+2" office:value-type="float" office:value="222" calcext:value-type="float">
            <text:p>222</text:p>
          </table:table-cell>
          <table:table-cell table:style-name="ce20" table:formula="of:=[.L118]+2" office:value-type="float" office:value="223" calcext:value-type="float">
            <text:p>223</text:p>
          </table:table-cell>
          <table:table-cell table:style-name="ce24" table:formula="of:=INFO.OBBA.OBBA.OBGET(INFO.OBBA.OBBA.OBCALL(&quot;&quot;;[.$B$12];&quot;getRandomNumber&quot;;INFO.OBBA.OBBA.OBMAKE(&quot;&quot;;&quot;int&quot;;[.K119])))" office:value-type="float" office:value="0.59939229561625" calcext:value-type="float">
            <text:p>0,599</text:p>
          </table:table-cell>
          <table:table-cell table:style-name="ce24" table:formula="of:=INFO.OBBA.OBBA.OBGET(INFO.OBBA.OBBA.OBCALL(&quot;&quot;;[.$B$12];&quot;getRandomNumber&quot;;INFO.OBBA.OBBA.OBMAKE(&quot;&quot;;&quot;int&quot;;[.L119])))" office:value-type="float" office:value="0.799977201533892" calcext:value-type="float">
            <text:p>0,80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2" calcext:value-type="float">
            <text:p>112</text:p>
          </table:table-cell>
          <table:table-cell table:style-name="ce24" table:formula="of:=INFO.OBBA.OBBA.OBGET(INFO.OBBA.OBBA.OBCALL(&quot;&quot;;[.$B$12];&quot;getRandomNumber&quot;;INFO.OBBA.OBBA.OBMAKE(&quot;&quot;;&quot;int&quot;;[.H120])))" office:value-type="float" office:value="0.44120258598313" calcext:value-type="float">
            <text:p>0,441</text:p>
          </table:table-cell>
          <table:table-cell table:style-name="ce1"/>
          <table:table-cell table:style-name="ce20" table:formula="of:=[.K119]+2" office:value-type="float" office:value="224" calcext:value-type="float">
            <text:p>224</text:p>
          </table:table-cell>
          <table:table-cell table:style-name="ce20" table:formula="of:=[.L119]+2" office:value-type="float" office:value="225" calcext:value-type="float">
            <text:p>225</text:p>
          </table:table-cell>
          <table:table-cell table:style-name="ce24" table:formula="of:=INFO.OBBA.OBBA.OBGET(INFO.OBBA.OBBA.OBCALL(&quot;&quot;;[.$B$12];&quot;getRandomNumber&quot;;INFO.OBBA.OBBA.OBMAKE(&quot;&quot;;&quot;int&quot;;[.K120])))" office:value-type="float" office:value="0.00505557195339251" calcext:value-type="float">
            <text:p>0,005</text:p>
          </table:table-cell>
          <table:table-cell table:style-name="ce24" table:formula="of:=INFO.OBBA.OBBA.OBGET(INFO.OBBA.OBBA.OBCALL(&quot;&quot;;[.$B$12];&quot;getRandomNumber&quot;;INFO.OBBA.OBBA.OBMAKE(&quot;&quot;;&quot;int&quot;;[.L120])))" office:value-type="float" office:value="0.417364511377586" calcext:value-type="float">
            <text:p>0,41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3" calcext:value-type="float">
            <text:p>113</text:p>
          </table:table-cell>
          <table:table-cell table:style-name="ce24" table:formula="of:=INFO.OBBA.OBBA.OBGET(INFO.OBBA.OBBA.OBCALL(&quot;&quot;;[.$B$12];&quot;getRandomNumber&quot;;INFO.OBBA.OBBA.OBMAKE(&quot;&quot;;&quot;int&quot;;[.H121])))" office:value-type="float" office:value="0.361302940605926" calcext:value-type="float">
            <text:p>0,361</text:p>
          </table:table-cell>
          <table:table-cell table:style-name="ce1"/>
          <table:table-cell table:style-name="ce20" table:formula="of:=[.K120]+2" office:value-type="float" office:value="226" calcext:value-type="float">
            <text:p>226</text:p>
          </table:table-cell>
          <table:table-cell table:style-name="ce20" table:formula="of:=[.L120]+2" office:value-type="float" office:value="227" calcext:value-type="float">
            <text:p>227</text:p>
          </table:table-cell>
          <table:table-cell table:style-name="ce24" table:formula="of:=INFO.OBBA.OBBA.OBGET(INFO.OBBA.OBBA.OBCALL(&quot;&quot;;[.$B$12];&quot;getRandomNumber&quot;;INFO.OBBA.OBBA.OBMAKE(&quot;&quot;;&quot;int&quot;;[.K121])))" office:value-type="float" office:value="0.065677831100398" calcext:value-type="float">
            <text:p>0,066</text:p>
          </table:table-cell>
          <table:table-cell table:style-name="ce24" table:formula="of:=INFO.OBBA.OBBA.OBGET(INFO.OBBA.OBBA.OBCALL(&quot;&quot;;[.$B$12];&quot;getRandomNumber&quot;;INFO.OBBA.OBBA.OBMAKE(&quot;&quot;;&quot;int&quot;;[.L121])))" office:value-type="float" office:value="0.868769318165264" calcext:value-type="float">
            <text:p>0,86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4" calcext:value-type="float">
            <text:p>114</text:p>
          </table:table-cell>
          <table:table-cell table:style-name="ce24" table:formula="of:=INFO.OBBA.OBBA.OBGET(INFO.OBBA.OBBA.OBCALL(&quot;&quot;;[.$B$12];&quot;getRandomNumber&quot;;INFO.OBBA.OBBA.OBMAKE(&quot;&quot;;&quot;int&quot;;[.H122])))" office:value-type="float" office:value="0.962453532006794" calcext:value-type="float">
            <text:p>0,962</text:p>
          </table:table-cell>
          <table:table-cell table:style-name="ce1"/>
          <table:table-cell table:style-name="ce20" table:formula="of:=[.K121]+2" office:value-type="float" office:value="228" calcext:value-type="float">
            <text:p>228</text:p>
          </table:table-cell>
          <table:table-cell table:style-name="ce20" table:formula="of:=[.L121]+2" office:value-type="float" office:value="229" calcext:value-type="float">
            <text:p>229</text:p>
          </table:table-cell>
          <table:table-cell table:style-name="ce24" table:formula="of:=INFO.OBBA.OBBA.OBGET(INFO.OBBA.OBBA.OBCALL(&quot;&quot;;[.$B$12];&quot;getRandomNumber&quot;;INFO.OBBA.OBBA.OBMAKE(&quot;&quot;;&quot;int&quot;;[.K122])))" office:value-type="float" office:value="0.615199310737291" calcext:value-type="float">
            <text:p>0,615</text:p>
          </table:table-cell>
          <table:table-cell table:style-name="ce24" table:formula="of:=INFO.OBBA.OBBA.OBGET(INFO.OBBA.OBBA.OBCALL(&quot;&quot;;[.$B$12];&quot;getRandomNumber&quot;;INFO.OBBA.OBBA.OBMAKE(&quot;&quot;;&quot;int&quot;;[.L122])))" office:value-type="float" office:value="0.501299026243549" calcext:value-type="float">
            <text:p>0,50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5" calcext:value-type="float">
            <text:p>115</text:p>
          </table:table-cell>
          <table:table-cell table:style-name="ce24" table:formula="of:=INFO.OBBA.OBBA.OBGET(INFO.OBBA.OBBA.OBCALL(&quot;&quot;;[.$B$12];&quot;getRandomNumber&quot;;INFO.OBBA.OBBA.OBMAKE(&quot;&quot;;&quot;int&quot;;[.H123])))" office:value-type="float" office:value="0.414816703749175" calcext:value-type="float">
            <text:p>0,415</text:p>
          </table:table-cell>
          <table:table-cell table:style-name="ce1"/>
          <table:table-cell table:style-name="ce20" table:formula="of:=[.K122]+2" office:value-type="float" office:value="230" calcext:value-type="float">
            <text:p>230</text:p>
          </table:table-cell>
          <table:table-cell table:style-name="ce20" table:formula="of:=[.L122]+2" office:value-type="float" office:value="231" calcext:value-type="float">
            <text:p>231</text:p>
          </table:table-cell>
          <table:table-cell table:style-name="ce24" table:formula="of:=INFO.OBBA.OBBA.OBGET(INFO.OBBA.OBBA.OBCALL(&quot;&quot;;[.$B$12];&quot;getRandomNumber&quot;;INFO.OBBA.OBBA.OBMAKE(&quot;&quot;;&quot;int&quot;;[.K123])))" office:value-type="float" office:value="0.443721369435456" calcext:value-type="float">
            <text:p>0,444</text:p>
          </table:table-cell>
          <table:table-cell table:style-name="ce24" table:formula="of:=INFO.OBBA.OBBA.OBGET(INFO.OBBA.OBBA.OBCALL(&quot;&quot;;[.$B$12];&quot;getRandomNumber&quot;;INFO.OBBA.OBBA.OBMAKE(&quot;&quot;;&quot;int&quot;;[.L123])))" office:value-type="float" office:value="0.206454436133222" calcext:value-type="float">
            <text:p>0,20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6" calcext:value-type="float">
            <text:p>116</text:p>
          </table:table-cell>
          <table:table-cell table:style-name="ce24" table:formula="of:=INFO.OBBA.OBBA.OBGET(INFO.OBBA.OBBA.OBCALL(&quot;&quot;;[.$B$12];&quot;getRandomNumber&quot;;INFO.OBBA.OBBA.OBMAKE(&quot;&quot;;&quot;int&quot;;[.H124])))" office:value-type="float" office:value="0.561068155854541" calcext:value-type="float">
            <text:p>0,561</text:p>
          </table:table-cell>
          <table:table-cell table:style-name="ce1"/>
          <table:table-cell table:style-name="ce20" table:formula="of:=[.K123]+2" office:value-type="float" office:value="232" calcext:value-type="float">
            <text:p>232</text:p>
          </table:table-cell>
          <table:table-cell table:style-name="ce20" table:formula="of:=[.L123]+2" office:value-type="float" office:value="233" calcext:value-type="float">
            <text:p>233</text:p>
          </table:table-cell>
          <table:table-cell table:style-name="ce24" table:formula="of:=INFO.OBBA.OBBA.OBGET(INFO.OBBA.OBBA.OBCALL(&quot;&quot;;[.$B$12];&quot;getRandomNumber&quot;;INFO.OBBA.OBBA.OBMAKE(&quot;&quot;;&quot;int&quot;;[.K124])))" office:value-type="float" office:value="0.605310858994836" calcext:value-type="float">
            <text:p>0,605</text:p>
          </table:table-cell>
          <table:table-cell table:style-name="ce24" table:formula="of:=INFO.OBBA.OBBA.OBGET(INFO.OBBA.OBBA.OBCALL(&quot;&quot;;[.$B$12];&quot;getRandomNumber&quot;;INFO.OBBA.OBBA.OBMAKE(&quot;&quot;;&quot;int&quot;;[.L124])))" office:value-type="float" office:value="0.239087720936877" calcext:value-type="float">
            <text:p>0,23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7" calcext:value-type="float">
            <text:p>117</text:p>
          </table:table-cell>
          <table:table-cell table:style-name="ce24" table:formula="of:=INFO.OBBA.OBBA.OBGET(INFO.OBBA.OBBA.OBCALL(&quot;&quot;;[.$B$12];&quot;getRandomNumber&quot;;INFO.OBBA.OBBA.OBMAKE(&quot;&quot;;&quot;int&quot;;[.H125])))" office:value-type="float" office:value="0.447636848510664" calcext:value-type="float">
            <text:p>0,448</text:p>
          </table:table-cell>
          <table:table-cell table:style-name="ce1"/>
          <table:table-cell table:style-name="ce20" table:formula="of:=[.K124]+2" office:value-type="float" office:value="234" calcext:value-type="float">
            <text:p>234</text:p>
          </table:table-cell>
          <table:table-cell table:style-name="ce20" table:formula="of:=[.L124]+2" office:value-type="float" office:value="235" calcext:value-type="float">
            <text:p>235</text:p>
          </table:table-cell>
          <table:table-cell table:style-name="ce24" table:formula="of:=INFO.OBBA.OBBA.OBGET(INFO.OBBA.OBBA.OBCALL(&quot;&quot;;[.$B$12];&quot;getRandomNumber&quot;;INFO.OBBA.OBBA.OBMAKE(&quot;&quot;;&quot;int&quot;;[.K125])))" office:value-type="float" office:value="0.0911891709553832" calcext:value-type="float">
            <text:p>0,091</text:p>
          </table:table-cell>
          <table:table-cell table:style-name="ce24" table:formula="of:=INFO.OBBA.OBBA.OBGET(INFO.OBBA.OBBA.OBCALL(&quot;&quot;;[.$B$12];&quot;getRandomNumber&quot;;INFO.OBBA.OBBA.OBMAKE(&quot;&quot;;&quot;int&quot;;[.L125])))" office:value-type="float" office:value="0.781372498184199" calcext:value-type="float">
            <text:p>0,78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8" calcext:value-type="float">
            <text:p>118</text:p>
          </table:table-cell>
          <table:table-cell table:style-name="ce24" table:formula="of:=INFO.OBBA.OBBA.OBGET(INFO.OBBA.OBBA.OBCALL(&quot;&quot;;[.$B$12];&quot;getRandomNumber&quot;;INFO.OBBA.OBBA.OBMAKE(&quot;&quot;;&quot;int&quot;;[.H126])))" office:value-type="float" office:value="0.465220851597543" calcext:value-type="float">
            <text:p>0,465</text:p>
          </table:table-cell>
          <table:table-cell table:style-name="ce1"/>
          <table:table-cell table:style-name="ce20" table:formula="of:=[.K125]+2" office:value-type="float" office:value="236" calcext:value-type="float">
            <text:p>236</text:p>
          </table:table-cell>
          <table:table-cell table:style-name="ce20" table:formula="of:=[.L125]+2" office:value-type="float" office:value="237" calcext:value-type="float">
            <text:p>237</text:p>
          </table:table-cell>
          <table:table-cell table:style-name="ce24" table:formula="of:=INFO.OBBA.OBBA.OBGET(INFO.OBBA.OBBA.OBCALL(&quot;&quot;;[.$B$12];&quot;getRandomNumber&quot;;INFO.OBBA.OBBA.OBMAKE(&quot;&quot;;&quot;int&quot;;[.K126])))" office:value-type="float" office:value="0.214790059387134" calcext:value-type="float">
            <text:p>0,215</text:p>
          </table:table-cell>
          <table:table-cell table:style-name="ce24" table:formula="of:=INFO.OBBA.OBBA.OBGET(INFO.OBBA.OBBA.OBCALL(&quot;&quot;;[.$B$12];&quot;getRandomNumber&quot;;INFO.OBBA.OBBA.OBMAKE(&quot;&quot;;&quot;int&quot;;[.L126])))" office:value-type="float" office:value="0.427732779308842" calcext:value-type="float">
            <text:p>0,42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9" calcext:value-type="float">
            <text:p>119</text:p>
          </table:table-cell>
          <table:table-cell table:style-name="ce24" table:formula="of:=INFO.OBBA.OBBA.OBGET(INFO.OBBA.OBBA.OBCALL(&quot;&quot;;[.$B$12];&quot;getRandomNumber&quot;;INFO.OBBA.OBBA.OBMAKE(&quot;&quot;;&quot;int&quot;;[.H127])))" office:value-type="float" office:value="0.607834331165607" calcext:value-type="float">
            <text:p>0,608</text:p>
          </table:table-cell>
          <table:table-cell table:style-name="ce1"/>
          <table:table-cell table:style-name="ce20" table:formula="of:=[.K126]+2" office:value-type="float" office:value="238" calcext:value-type="float">
            <text:p>238</text:p>
          </table:table-cell>
          <table:table-cell table:style-name="ce20" table:formula="of:=[.L126]+2" office:value-type="float" office:value="239" calcext:value-type="float">
            <text:p>239</text:p>
          </table:table-cell>
          <table:table-cell table:style-name="ce24" table:formula="of:=INFO.OBBA.OBBA.OBGET(INFO.OBBA.OBBA.OBCALL(&quot;&quot;;[.$B$12];&quot;getRandomNumber&quot;;INFO.OBBA.OBBA.OBMAKE(&quot;&quot;;&quot;int&quot;;[.K127])))" office:value-type="float" office:value="0.910498430477794" calcext:value-type="float">
            <text:p>0,910</text:p>
          </table:table-cell>
          <table:table-cell table:style-name="ce24" table:formula="of:=INFO.OBBA.OBBA.OBGET(INFO.OBBA.OBBA.OBCALL(&quot;&quot;;[.$B$12];&quot;getRandomNumber&quot;;INFO.OBBA.OBBA.OBMAKE(&quot;&quot;;&quot;int&quot;;[.L127])))" office:value-type="float" office:value="0.261240846258988" calcext:value-type="float">
            <text:p>0,26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0" calcext:value-type="float">
            <text:p>120</text:p>
          </table:table-cell>
          <table:table-cell table:style-name="ce24" table:formula="of:=INFO.OBBA.OBBA.OBGET(INFO.OBBA.OBBA.OBCALL(&quot;&quot;;[.$B$12];&quot;getRandomNumber&quot;;INFO.OBBA.OBBA.OBMAKE(&quot;&quot;;&quot;int&quot;;[.H128])))" office:value-type="float" office:value="0.7984640288084" calcext:value-type="float">
            <text:p>0,798</text:p>
          </table:table-cell>
          <table:table-cell table:style-name="ce1"/>
          <table:table-cell table:style-name="ce20" table:formula="of:=[.K127]+2" office:value-type="float" office:value="240" calcext:value-type="float">
            <text:p>240</text:p>
          </table:table-cell>
          <table:table-cell table:style-name="ce20" table:formula="of:=[.L127]+2" office:value-type="float" office:value="241" calcext:value-type="float">
            <text:p>241</text:p>
          </table:table-cell>
          <table:table-cell table:style-name="ce24" table:formula="of:=INFO.OBBA.OBBA.OBGET(INFO.OBBA.OBBA.OBCALL(&quot;&quot;;[.$B$12];&quot;getRandomNumber&quot;;INFO.OBBA.OBBA.OBMAKE(&quot;&quot;;&quot;int&quot;;[.K128])))" office:value-type="float" office:value="0.959525551863615" calcext:value-type="float">
            <text:p>0,960</text:p>
          </table:table-cell>
          <table:table-cell table:style-name="ce24" table:formula="of:=INFO.OBBA.OBBA.OBGET(INFO.OBBA.OBBA.OBCALL(&quot;&quot;;[.$B$12];&quot;getRandomNumber&quot;;INFO.OBBA.OBBA.OBMAKE(&quot;&quot;;&quot;int&quot;;[.L128])))" office:value-type="float" office:value="0.37279069437626" calcext:value-type="float">
            <text:p>0,37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1" calcext:value-type="float">
            <text:p>121</text:p>
          </table:table-cell>
          <table:table-cell table:style-name="ce24" table:formula="of:=INFO.OBBA.OBBA.OBGET(INFO.OBBA.OBBA.OBCALL(&quot;&quot;;[.$B$12];&quot;getRandomNumber&quot;;INFO.OBBA.OBBA.OBMAKE(&quot;&quot;;&quot;int&quot;;[.H129])))" office:value-type="float" office:value="0.515529390191277" calcext:value-type="float">
            <text:p>0,516</text:p>
          </table:table-cell>
          <table:table-cell table:style-name="ce1"/>
          <table:table-cell table:style-name="ce20" table:formula="of:=[.K128]+2" office:value-type="float" office:value="242" calcext:value-type="float">
            <text:p>242</text:p>
          </table:table-cell>
          <table:table-cell table:style-name="ce20" table:formula="of:=[.L128]+2" office:value-type="float" office:value="243" calcext:value-type="float">
            <text:p>243</text:p>
          </table:table-cell>
          <table:table-cell table:style-name="ce24" table:formula="of:=INFO.OBBA.OBBA.OBGET(INFO.OBBA.OBBA.OBCALL(&quot;&quot;;[.$B$12];&quot;getRandomNumber&quot;;INFO.OBBA.OBBA.OBMAKE(&quot;&quot;;&quot;int&quot;;[.K129])))" office:value-type="float" office:value="0.926828376612623" calcext:value-type="float">
            <text:p>0,927</text:p>
          </table:table-cell>
          <table:table-cell table:style-name="ce24" table:formula="of:=INFO.OBBA.OBBA.OBGET(INFO.OBBA.OBBA.OBCALL(&quot;&quot;;[.$B$12];&quot;getRandomNumber&quot;;INFO.OBBA.OBBA.OBMAKE(&quot;&quot;;&quot;int&quot;;[.L129])))" office:value-type="float" office:value="0.604090600442898" calcext:value-type="float">
            <text:p>0,60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2" calcext:value-type="float">
            <text:p>122</text:p>
          </table:table-cell>
          <table:table-cell table:style-name="ce24" table:formula="of:=INFO.OBBA.OBBA.OBGET(INFO.OBBA.OBBA.OBCALL(&quot;&quot;;[.$B$12];&quot;getRandomNumber&quot;;INFO.OBBA.OBBA.OBMAKE(&quot;&quot;;&quot;int&quot;;[.H130])))" office:value-type="float" office:value="0.668349775399511" calcext:value-type="float">
            <text:p>0,668</text:p>
          </table:table-cell>
          <table:table-cell table:style-name="ce1"/>
          <table:table-cell table:style-name="ce20" table:formula="of:=[.K129]+2" office:value-type="float" office:value="244" calcext:value-type="float">
            <text:p>244</text:p>
          </table:table-cell>
          <table:table-cell table:style-name="ce20" table:formula="of:=[.L129]+2" office:value-type="float" office:value="245" calcext:value-type="float">
            <text:p>245</text:p>
          </table:table-cell>
          <table:table-cell table:style-name="ce24" table:formula="of:=INFO.OBBA.OBBA.OBGET(INFO.OBBA.OBBA.OBCALL(&quot;&quot;;[.$B$12];&quot;getRandomNumber&quot;;INFO.OBBA.OBBA.OBMAKE(&quot;&quot;;&quot;int&quot;;[.K130])))" office:value-type="float" office:value="0.0126318474547284" calcext:value-type="float">
            <text:p>0,013</text:p>
          </table:table-cell>
          <table:table-cell table:style-name="ce24" table:formula="of:=INFO.OBBA.OBBA.OBGET(INFO.OBBA.OBBA.OBCALL(&quot;&quot;;[.$B$12];&quot;getRandomNumber&quot;;INFO.OBBA.OBBA.OBMAKE(&quot;&quot;;&quot;int&quot;;[.L130])))" office:value-type="float" office:value="0.789099185153814" calcext:value-type="float">
            <text:p>0,78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3" calcext:value-type="float">
            <text:p>123</text:p>
          </table:table-cell>
          <table:table-cell table:style-name="ce24" table:formula="of:=INFO.OBBA.OBBA.OBGET(INFO.OBBA.OBBA.OBCALL(&quot;&quot;;[.$B$12];&quot;getRandomNumber&quot;;INFO.OBBA.OBBA.OBMAKE(&quot;&quot;;&quot;int&quot;;[.H131])))" office:value-type="float" office:value="0.904797674437416" calcext:value-type="float">
            <text:p>0,905</text:p>
          </table:table-cell>
          <table:table-cell table:style-name="ce1"/>
          <table:table-cell table:style-name="ce20" table:formula="of:=[.K130]+2" office:value-type="float" office:value="246" calcext:value-type="float">
            <text:p>246</text:p>
          </table:table-cell>
          <table:table-cell table:style-name="ce20" table:formula="of:=[.L130]+2" office:value-type="float" office:value="247" calcext:value-type="float">
            <text:p>247</text:p>
          </table:table-cell>
          <table:table-cell table:style-name="ce24" table:formula="of:=INFO.OBBA.OBBA.OBGET(INFO.OBBA.OBBA.OBCALL(&quot;&quot;;[.$B$12];&quot;getRandomNumber&quot;;INFO.OBBA.OBBA.OBMAKE(&quot;&quot;;&quot;int&quot;;[.K131])))" office:value-type="float" office:value="0.458108589116593" calcext:value-type="float">
            <text:p>0,458</text:p>
          </table:table-cell>
          <table:table-cell table:style-name="ce24" table:formula="of:=INFO.OBBA.OBBA.OBGET(INFO.OBBA.OBBA.OBCALL(&quot;&quot;;[.$B$12];&quot;getRandomNumber&quot;;INFO.OBBA.OBBA.OBMAKE(&quot;&quot;;&quot;int&quot;;[.L131])))" office:value-type="float" office:value="0.824035138732843" calcext:value-type="float">
            <text:p>0,82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4" calcext:value-type="float">
            <text:p>124</text:p>
          </table:table-cell>
          <table:table-cell table:style-name="ce24" table:formula="of:=INFO.OBBA.OBBA.OBGET(INFO.OBBA.OBBA.OBCALL(&quot;&quot;;[.$B$12];&quot;getRandomNumber&quot;;INFO.OBBA.OBBA.OBMAKE(&quot;&quot;;&quot;int&quot;;[.H132])))" office:value-type="float" office:value="0.0895748740557811" calcext:value-type="float">
            <text:p>0,090</text:p>
          </table:table-cell>
          <table:table-cell table:style-name="ce1"/>
          <table:table-cell table:style-name="ce20" table:formula="of:=[.K131]+2" office:value-type="float" office:value="248" calcext:value-type="float">
            <text:p>248</text:p>
          </table:table-cell>
          <table:table-cell table:style-name="ce20" table:formula="of:=[.L131]+2" office:value-type="float" office:value="249" calcext:value-type="float">
            <text:p>249</text:p>
          </table:table-cell>
          <table:table-cell table:style-name="ce24" table:formula="of:=INFO.OBBA.OBBA.OBGET(INFO.OBBA.OBBA.OBCALL(&quot;&quot;;[.$B$12];&quot;getRandomNumber&quot;;INFO.OBBA.OBBA.OBMAKE(&quot;&quot;;&quot;int&quot;;[.K132])))" office:value-type="float" office:value="0.127963540078116" calcext:value-type="float">
            <text:p>0,128</text:p>
          </table:table-cell>
          <table:table-cell table:style-name="ce24" table:formula="of:=INFO.OBBA.OBBA.OBGET(INFO.OBBA.OBBA.OBCALL(&quot;&quot;;[.$B$12];&quot;getRandomNumber&quot;;INFO.OBBA.OBBA.OBMAKE(&quot;&quot;;&quot;int&quot;;[.L132])))" office:value-type="float" office:value="0.484518716468852" calcext:value-type="float">
            <text:p>0,48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5" calcext:value-type="float">
            <text:p>125</text:p>
          </table:table-cell>
          <table:table-cell table:style-name="ce24" table:formula="of:=INFO.OBBA.OBBA.OBGET(INFO.OBBA.OBBA.OBCALL(&quot;&quot;;[.$B$12];&quot;getRandomNumber&quot;;INFO.OBBA.OBBA.OBMAKE(&quot;&quot;;&quot;int&quot;;[.H133])))" office:value-type="float" office:value="0.363186496335463" calcext:value-type="float">
            <text:p>0,363</text:p>
          </table:table-cell>
          <table:table-cell table:style-name="ce1"/>
          <table:table-cell table:style-name="ce20" table:formula="of:=[.K132]+2" office:value-type="float" office:value="250" calcext:value-type="float">
            <text:p>250</text:p>
          </table:table-cell>
          <table:table-cell table:style-name="ce20" table:formula="of:=[.L132]+2" office:value-type="float" office:value="251" calcext:value-type="float">
            <text:p>251</text:p>
          </table:table-cell>
          <table:table-cell table:style-name="ce24" table:formula="of:=INFO.OBBA.OBBA.OBGET(INFO.OBBA.OBBA.OBCALL(&quot;&quot;;[.$B$12];&quot;getRandomNumber&quot;;INFO.OBBA.OBBA.OBMAKE(&quot;&quot;;&quot;int&quot;;[.K133])))" office:value-type="float" office:value="0.4513340365438" calcext:value-type="float">
            <text:p>0,451</text:p>
          </table:table-cell>
          <table:table-cell table:style-name="ce24" table:formula="of:=INFO.OBBA.OBBA.OBGET(INFO.OBBA.OBBA.OBCALL(&quot;&quot;;[.$B$12];&quot;getRandomNumber&quot;;INFO.OBBA.OBBA.OBMAKE(&quot;&quot;;&quot;int&quot;;[.L133])))" office:value-type="float" office:value="0.33443804121941" calcext:value-type="float">
            <text:p>0,33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6" calcext:value-type="float">
            <text:p>126</text:p>
          </table:table-cell>
          <table:table-cell table:style-name="ce24" table:formula="of:=INFO.OBBA.OBBA.OBGET(INFO.OBBA.OBBA.OBCALL(&quot;&quot;;[.$B$12];&quot;getRandomNumber&quot;;INFO.OBBA.OBBA.OBMAKE(&quot;&quot;;&quot;int&quot;;[.H134])))" office:value-type="float" office:value="0.74908721778359" calcext:value-type="float">
            <text:p>0,749</text:p>
          </table:table-cell>
          <table:table-cell table:style-name="ce1"/>
          <table:table-cell table:style-name="ce20" table:formula="of:=[.K133]+2" office:value-type="float" office:value="252" calcext:value-type="float">
            <text:p>252</text:p>
          </table:table-cell>
          <table:table-cell table:style-name="ce20" table:formula="of:=[.L133]+2" office:value-type="float" office:value="253" calcext:value-type="float">
            <text:p>253</text:p>
          </table:table-cell>
          <table:table-cell table:style-name="ce24" table:formula="of:=INFO.OBBA.OBBA.OBGET(INFO.OBBA.OBBA.OBCALL(&quot;&quot;;[.$B$12];&quot;getRandomNumber&quot;;INFO.OBBA.OBBA.OBMAKE(&quot;&quot;;&quot;int&quot;;[.K134])))" office:value-type="float" office:value="0.146868697270659" calcext:value-type="float">
            <text:p>0,147</text:p>
          </table:table-cell>
          <table:table-cell table:style-name="ce24" table:formula="of:=INFO.OBBA.OBBA.OBGET(INFO.OBBA.OBBA.OBCALL(&quot;&quot;;[.$B$12];&quot;getRandomNumber&quot;;INFO.OBBA.OBBA.OBMAKE(&quot;&quot;;&quot;int&quot;;[.L134])))" office:value-type="float" office:value="0.239505015567584" calcext:value-type="float">
            <text:p>0,24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7" calcext:value-type="float">
            <text:p>127</text:p>
          </table:table-cell>
          <table:table-cell table:style-name="ce24" table:formula="of:=INFO.OBBA.OBBA.OBGET(INFO.OBBA.OBBA.OBCALL(&quot;&quot;;[.$B$12];&quot;getRandomNumber&quot;;INFO.OBBA.OBBA.OBMAKE(&quot;&quot;;&quot;int&quot;;[.H135])))" office:value-type="float" office:value="0.333323579010524" calcext:value-type="float">
            <text:p>0,333</text:p>
          </table:table-cell>
          <table:table-cell table:style-name="ce1"/>
          <table:table-cell table:style-name="ce20" table:formula="of:=[.K134]+2" office:value-type="float" office:value="254" calcext:value-type="float">
            <text:p>254</text:p>
          </table:table-cell>
          <table:table-cell table:style-name="ce20" table:formula="of:=[.L134]+2" office:value-type="float" office:value="255" calcext:value-type="float">
            <text:p>255</text:p>
          </table:table-cell>
          <table:table-cell table:style-name="ce24" table:formula="of:=INFO.OBBA.OBBA.OBGET(INFO.OBBA.OBBA.OBCALL(&quot;&quot;;[.$B$12];&quot;getRandomNumber&quot;;INFO.OBBA.OBBA.OBMAKE(&quot;&quot;;&quot;int&quot;;[.K135])))" office:value-type="float" office:value="0.0030223308826654" calcext:value-type="float">
            <text:p>0,003</text:p>
          </table:table-cell>
          <table:table-cell table:style-name="ce24" table:formula="of:=INFO.OBBA.OBBA.OBGET(INFO.OBBA.OBBA.OBCALL(&quot;&quot;;[.$B$12];&quot;getRandomNumber&quot;;INFO.OBBA.OBBA.OBMAKE(&quot;&quot;;&quot;int&quot;;[.L135])))" office:value-type="float" office:value="0.991335061530603" calcext:value-type="float">
            <text:p>0,99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8" calcext:value-type="float">
            <text:p>128</text:p>
          </table:table-cell>
          <table:table-cell table:style-name="ce24" table:formula="of:=INFO.OBBA.OBBA.OBGET(INFO.OBBA.OBBA.OBCALL(&quot;&quot;;[.$B$12];&quot;getRandomNumber&quot;;INFO.OBBA.OBBA.OBMAKE(&quot;&quot;;&quot;int&quot;;[.H136])))" office:value-type="float" office:value="0.170224246913608" calcext:value-type="float">
            <text:p>0,170</text:p>
          </table:table-cell>
          <table:table-cell table:style-name="ce1"/>
          <table:table-cell table:style-name="ce20" table:formula="of:=[.K135]+2" office:value-type="float" office:value="256" calcext:value-type="float">
            <text:p>256</text:p>
          </table:table-cell>
          <table:table-cell table:style-name="ce20" table:formula="of:=[.L135]+2" office:value-type="float" office:value="257" calcext:value-type="float">
            <text:p>257</text:p>
          </table:table-cell>
          <table:table-cell table:style-name="ce24" table:formula="of:=INFO.OBBA.OBBA.OBGET(INFO.OBBA.OBBA.OBCALL(&quot;&quot;;[.$B$12];&quot;getRandomNumber&quot;;INFO.OBBA.OBBA.OBMAKE(&quot;&quot;;&quot;int&quot;;[.K136])))" office:value-type="float" office:value="0.193727111100634" calcext:value-type="float">
            <text:p>0,194</text:p>
          </table:table-cell>
          <table:table-cell table:style-name="ce24" table:formula="of:=INFO.OBBA.OBBA.OBGET(INFO.OBBA.OBBA.OBCALL(&quot;&quot;;[.$B$12];&quot;getRandomNumber&quot;;INFO.OBBA.OBBA.OBMAKE(&quot;&quot;;&quot;int&quot;;[.L136])))" office:value-type="float" office:value="0.455571447180288" calcext:value-type="float">
            <text:p>0,45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9" calcext:value-type="float">
            <text:p>129</text:p>
          </table:table-cell>
          <table:table-cell table:style-name="ce24" table:formula="of:=INFO.OBBA.OBBA.OBGET(INFO.OBBA.OBBA.OBCALL(&quot;&quot;;[.$B$12];&quot;getRandomNumber&quot;;INFO.OBBA.OBBA.OBMAKE(&quot;&quot;;&quot;int&quot;;[.H137])))" office:value-type="float" office:value="0.808831987587184" calcext:value-type="float">
            <text:p>0,809</text:p>
          </table:table-cell>
          <table:table-cell table:style-name="ce1"/>
          <table:table-cell table:style-name="ce20" table:formula="of:=[.K136]+2" office:value-type="float" office:value="258" calcext:value-type="float">
            <text:p>258</text:p>
          </table:table-cell>
          <table:table-cell table:style-name="ce20" table:formula="of:=[.L136]+2" office:value-type="float" office:value="259" calcext:value-type="float">
            <text:p>259</text:p>
          </table:table-cell>
          <table:table-cell table:style-name="ce24" table:formula="of:=INFO.OBBA.OBBA.OBGET(INFO.OBBA.OBBA.OBCALL(&quot;&quot;;[.$B$12];&quot;getRandomNumber&quot;;INFO.OBBA.OBBA.OBMAKE(&quot;&quot;;&quot;int&quot;;[.K137])))" office:value-type="float" office:value="0.715580362140276" calcext:value-type="float">
            <text:p>0,716</text:p>
          </table:table-cell>
          <table:table-cell table:style-name="ce24" table:formula="of:=INFO.OBBA.OBBA.OBGET(INFO.OBBA.OBBA.OBCALL(&quot;&quot;;[.$B$12];&quot;getRandomNumber&quot;;INFO.OBBA.OBBA.OBMAKE(&quot;&quot;;&quot;int&quot;;[.L137])))" office:value-type="float" office:value="0.702239041907582" calcext:value-type="float">
            <text:p>0,70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0" calcext:value-type="float">
            <text:p>130</text:p>
          </table:table-cell>
          <table:table-cell table:style-name="ce24" table:formula="of:=INFO.OBBA.OBBA.OBGET(INFO.OBBA.OBBA.OBCALL(&quot;&quot;;[.$B$12];&quot;getRandomNumber&quot;;INFO.OBBA.OBBA.OBMAKE(&quot;&quot;;&quot;int&quot;;[.H138])))" office:value-type="float" office:value="0.0707433106458745" calcext:value-type="float">
            <text:p>0,071</text:p>
          </table:table-cell>
          <table:table-cell table:style-name="ce1"/>
          <table:table-cell table:style-name="ce20" table:formula="of:=[.K137]+2" office:value-type="float" office:value="260" calcext:value-type="float">
            <text:p>260</text:p>
          </table:table-cell>
          <table:table-cell table:style-name="ce20" table:formula="of:=[.L137]+2" office:value-type="float" office:value="261" calcext:value-type="float">
            <text:p>261</text:p>
          </table:table-cell>
          <table:table-cell table:style-name="ce24" table:formula="of:=INFO.OBBA.OBBA.OBGET(INFO.OBBA.OBBA.OBCALL(&quot;&quot;;[.$B$12];&quot;getRandomNumber&quot;;INFO.OBBA.OBBA.OBMAKE(&quot;&quot;;&quot;int&quot;;[.K138])))" office:value-type="float" office:value="0.286000649118599" calcext:value-type="float">
            <text:p>0,286</text:p>
          </table:table-cell>
          <table:table-cell table:style-name="ce24" table:formula="of:=INFO.OBBA.OBBA.OBGET(INFO.OBBA.OBBA.OBCALL(&quot;&quot;;[.$B$12];&quot;getRandomNumber&quot;;INFO.OBBA.OBBA.OBMAKE(&quot;&quot;;&quot;int&quot;;[.L138])))" office:value-type="float" office:value="0.372118267683536" calcext:value-type="float">
            <text:p>0,37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1" calcext:value-type="float">
            <text:p>131</text:p>
          </table:table-cell>
          <table:table-cell table:style-name="ce24" table:formula="of:=INFO.OBBA.OBBA.OBGET(INFO.OBBA.OBBA.OBCALL(&quot;&quot;;[.$B$12];&quot;getRandomNumber&quot;;INFO.OBBA.OBBA.OBMAKE(&quot;&quot;;&quot;int&quot;;[.H139])))" office:value-type="float" office:value="0.756511286719199" calcext:value-type="float">
            <text:p>0,757</text:p>
          </table:table-cell>
          <table:table-cell table:style-name="ce1"/>
          <table:table-cell table:style-name="ce20" table:formula="of:=[.K138]+2" office:value-type="float" office:value="262" calcext:value-type="float">
            <text:p>262</text:p>
          </table:table-cell>
          <table:table-cell table:style-name="ce20" table:formula="of:=[.L138]+2" office:value-type="float" office:value="263" calcext:value-type="float">
            <text:p>263</text:p>
          </table:table-cell>
          <table:table-cell table:style-name="ce24" table:formula="of:=INFO.OBBA.OBBA.OBGET(INFO.OBBA.OBBA.OBCALL(&quot;&quot;;[.$B$12];&quot;getRandomNumber&quot;;INFO.OBBA.OBBA.OBMAKE(&quot;&quot;;&quot;int&quot;;[.K139])))" office:value-type="float" office:value="0.290058594945404" calcext:value-type="float">
            <text:p>0,290</text:p>
          </table:table-cell>
          <table:table-cell table:style-name="ce24" table:formula="of:=INFO.OBBA.OBBA.OBGET(INFO.OBBA.OBBA.OBCALL(&quot;&quot;;[.$B$12];&quot;getRandomNumber&quot;;INFO.OBBA.OBBA.OBMAKE(&quot;&quot;;&quot;int&quot;;[.L139])))" office:value-type="float" office:value="0.986227399706414" calcext:value-type="float">
            <text:p>0,98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2" calcext:value-type="float">
            <text:p>132</text:p>
          </table:table-cell>
          <table:table-cell table:style-name="ce24" table:formula="of:=INFO.OBBA.OBBA.OBGET(INFO.OBBA.OBBA.OBCALL(&quot;&quot;;[.$B$12];&quot;getRandomNumber&quot;;INFO.OBBA.OBBA.OBMAKE(&quot;&quot;;&quot;int&quot;;[.H140])))" office:value-type="float" office:value="0.17000187385894" calcext:value-type="float">
            <text:p>0,170</text:p>
          </table:table-cell>
          <table:table-cell table:style-name="ce1"/>
          <table:table-cell table:style-name="ce20" table:formula="of:=[.K139]+2" office:value-type="float" office:value="264" calcext:value-type="float">
            <text:p>264</text:p>
          </table:table-cell>
          <table:table-cell table:style-name="ce20" table:formula="of:=[.L139]+2" office:value-type="float" office:value="265" calcext:value-type="float">
            <text:p>265</text:p>
          </table:table-cell>
          <table:table-cell table:style-name="ce24" table:formula="of:=INFO.OBBA.OBBA.OBGET(INFO.OBBA.OBBA.OBCALL(&quot;&quot;;[.$B$12];&quot;getRandomNumber&quot;;INFO.OBBA.OBBA.OBMAKE(&quot;&quot;;&quot;int&quot;;[.K140])))" office:value-type="float" office:value="0.554596702967493" calcext:value-type="float">
            <text:p>0,555</text:p>
          </table:table-cell>
          <table:table-cell table:style-name="ce24" table:formula="of:=INFO.OBBA.OBBA.OBGET(INFO.OBBA.OBBA.OBCALL(&quot;&quot;;[.$B$12];&quot;getRandomNumber&quot;;INFO.OBBA.OBBA.OBMAKE(&quot;&quot;;&quot;int&quot;;[.L140])))" office:value-type="float" office:value="0.842135439709721" calcext:value-type="float">
            <text:p>0,84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3" calcext:value-type="float">
            <text:p>133</text:p>
          </table:table-cell>
          <table:table-cell table:style-name="ce24" table:formula="of:=INFO.OBBA.OBBA.OBGET(INFO.OBBA.OBBA.OBCALL(&quot;&quot;;[.$B$12];&quot;getRandomNumber&quot;;INFO.OBBA.OBBA.OBMAKE(&quot;&quot;;&quot;int&quot;;[.H141])))" office:value-type="float" office:value="0.324292831330839" calcext:value-type="float">
            <text:p>0,324</text:p>
          </table:table-cell>
          <table:table-cell table:style-name="ce1"/>
          <table:table-cell table:style-name="ce20" table:formula="of:=[.K140]+2" office:value-type="float" office:value="266" calcext:value-type="float">
            <text:p>266</text:p>
          </table:table-cell>
          <table:table-cell table:style-name="ce20" table:formula="of:=[.L140]+2" office:value-type="float" office:value="267" calcext:value-type="float">
            <text:p>267</text:p>
          </table:table-cell>
          <table:table-cell table:style-name="ce24" table:formula="of:=INFO.OBBA.OBBA.OBGET(INFO.OBBA.OBBA.OBCALL(&quot;&quot;;[.$B$12];&quot;getRandomNumber&quot;;INFO.OBBA.OBBA.OBMAKE(&quot;&quot;;&quot;int&quot;;[.K141])))" office:value-type="float" office:value="0.635159460820318" calcext:value-type="float">
            <text:p>0,635</text:p>
          </table:table-cell>
          <table:table-cell table:style-name="ce24" table:formula="of:=INFO.OBBA.OBBA.OBGET(INFO.OBBA.OBBA.OBCALL(&quot;&quot;;[.$B$12];&quot;getRandomNumber&quot;;INFO.OBBA.OBBA.OBMAKE(&quot;&quot;;&quot;int&quot;;[.L141])))" office:value-type="float" office:value="0.585252663210294" calcext:value-type="float">
            <text:p>0,58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4" calcext:value-type="float">
            <text:p>134</text:p>
          </table:table-cell>
          <table:table-cell table:style-name="ce24" table:formula="of:=INFO.OBBA.OBBA.OBGET(INFO.OBBA.OBBA.OBCALL(&quot;&quot;;[.$B$12];&quot;getRandomNumber&quot;;INFO.OBBA.OBBA.OBMAKE(&quot;&quot;;&quot;int&quot;;[.H142])))" office:value-type="float" office:value="0.0584514124474141" calcext:value-type="float">
            <text:p>0,058</text:p>
          </table:table-cell>
          <table:table-cell table:style-name="ce1"/>
          <table:table-cell table:style-name="ce20" table:formula="of:=[.K141]+2" office:value-type="float" office:value="268" calcext:value-type="float">
            <text:p>268</text:p>
          </table:table-cell>
          <table:table-cell table:style-name="ce20" table:formula="of:=[.L141]+2" office:value-type="float" office:value="269" calcext:value-type="float">
            <text:p>269</text:p>
          </table:table-cell>
          <table:table-cell table:style-name="ce24" table:formula="of:=INFO.OBBA.OBBA.OBGET(INFO.OBBA.OBBA.OBCALL(&quot;&quot;;[.$B$12];&quot;getRandomNumber&quot;;INFO.OBBA.OBBA.OBMAKE(&quot;&quot;;&quot;int&quot;;[.K142])))" office:value-type="float" office:value="0.553207792657785" calcext:value-type="float">
            <text:p>0,553</text:p>
          </table:table-cell>
          <table:table-cell table:style-name="ce24" table:formula="of:=INFO.OBBA.OBBA.OBGET(INFO.OBBA.OBBA.OBCALL(&quot;&quot;;[.$B$12];&quot;getRandomNumber&quot;;INFO.OBBA.OBBA.OBMAKE(&quot;&quot;;&quot;int&quot;;[.L142])))" office:value-type="float" office:value="0.555090349277807" calcext:value-type="float">
            <text:p>0,55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5" calcext:value-type="float">
            <text:p>135</text:p>
          </table:table-cell>
          <table:table-cell table:style-name="ce24" table:formula="of:=INFO.OBBA.OBBA.OBGET(INFO.OBBA.OBBA.OBCALL(&quot;&quot;;[.$B$12];&quot;getRandomNumber&quot;;INFO.OBBA.OBBA.OBMAKE(&quot;&quot;;&quot;int&quot;;[.H143])))" office:value-type="float" office:value="0.195357102572043" calcext:value-type="float">
            <text:p>0,195</text:p>
          </table:table-cell>
          <table:table-cell table:style-name="ce1"/>
          <table:table-cell table:style-name="ce20" table:formula="of:=[.K142]+2" office:value-type="float" office:value="270" calcext:value-type="float">
            <text:p>270</text:p>
          </table:table-cell>
          <table:table-cell table:style-name="ce20" table:formula="of:=[.L142]+2" office:value-type="float" office:value="271" calcext:value-type="float">
            <text:p>271</text:p>
          </table:table-cell>
          <table:table-cell table:style-name="ce24" table:formula="of:=INFO.OBBA.OBBA.OBGET(INFO.OBBA.OBBA.OBCALL(&quot;&quot;;[.$B$12];&quot;getRandomNumber&quot;;INFO.OBBA.OBBA.OBMAKE(&quot;&quot;;&quot;int&quot;;[.K143])))" office:value-type="float" office:value="0.795369959425648" calcext:value-type="float">
            <text:p>0,795</text:p>
          </table:table-cell>
          <table:table-cell table:style-name="ce24" table:formula="of:=INFO.OBBA.OBBA.OBGET(INFO.OBBA.OBBA.OBCALL(&quot;&quot;;[.$B$12];&quot;getRandomNumber&quot;;INFO.OBBA.OBBA.OBMAKE(&quot;&quot;;&quot;int&quot;;[.L143])))" office:value-type="float" office:value="0.901071699066853" calcext:value-type="float">
            <text:p>0,90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6" calcext:value-type="float">
            <text:p>136</text:p>
          </table:table-cell>
          <table:table-cell table:style-name="ce24" table:formula="of:=INFO.OBBA.OBBA.OBGET(INFO.OBBA.OBBA.OBCALL(&quot;&quot;;[.$B$12];&quot;getRandomNumber&quot;;INFO.OBBA.OBBA.OBMAKE(&quot;&quot;;&quot;int&quot;;[.H144])))" office:value-type="float" office:value="0.218118370554164" calcext:value-type="float">
            <text:p>0,218</text:p>
          </table:table-cell>
          <table:table-cell table:style-name="ce1"/>
          <table:table-cell table:style-name="ce20" table:formula="of:=[.K143]+2" office:value-type="float" office:value="272" calcext:value-type="float">
            <text:p>272</text:p>
          </table:table-cell>
          <table:table-cell table:style-name="ce20" table:formula="of:=[.L143]+2" office:value-type="float" office:value="273" calcext:value-type="float">
            <text:p>273</text:p>
          </table:table-cell>
          <table:table-cell table:style-name="ce24" table:formula="of:=INFO.OBBA.OBBA.OBGET(INFO.OBBA.OBBA.OBCALL(&quot;&quot;;[.$B$12];&quot;getRandomNumber&quot;;INFO.OBBA.OBBA.OBMAKE(&quot;&quot;;&quot;int&quot;;[.K144])))" office:value-type="float" office:value="0.0845059617399323" calcext:value-type="float">
            <text:p>0,085</text:p>
          </table:table-cell>
          <table:table-cell table:style-name="ce24" table:formula="of:=INFO.OBBA.OBBA.OBGET(INFO.OBBA.OBBA.OBCALL(&quot;&quot;;[.$B$12];&quot;getRandomNumber&quot;;INFO.OBBA.OBBA.OBMAKE(&quot;&quot;;&quot;int&quot;;[.L144])))" office:value-type="float" office:value="0.583829359273151" calcext:value-type="float">
            <text:p>0,58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7" calcext:value-type="float">
            <text:p>137</text:p>
          </table:table-cell>
          <table:table-cell table:style-name="ce24" table:formula="of:=INFO.OBBA.OBBA.OBGET(INFO.OBBA.OBBA.OBCALL(&quot;&quot;;[.$B$12];&quot;getRandomNumber&quot;;INFO.OBBA.OBBA.OBMAKE(&quot;&quot;;&quot;int&quot;;[.H145])))" office:value-type="float" office:value="0.465567560794013" calcext:value-type="float">
            <text:p>0,466</text:p>
          </table:table-cell>
          <table:table-cell table:style-name="ce1"/>
          <table:table-cell table:style-name="ce20" table:formula="of:=[.K144]+2" office:value-type="float" office:value="274" calcext:value-type="float">
            <text:p>274</text:p>
          </table:table-cell>
          <table:table-cell table:style-name="ce20" table:formula="of:=[.L144]+2" office:value-type="float" office:value="275" calcext:value-type="float">
            <text:p>275</text:p>
          </table:table-cell>
          <table:table-cell table:style-name="ce24" table:formula="of:=INFO.OBBA.OBBA.OBGET(INFO.OBBA.OBBA.OBCALL(&quot;&quot;;[.$B$12];&quot;getRandomNumber&quot;;INFO.OBBA.OBBA.OBMAKE(&quot;&quot;;&quot;int&quot;;[.K145])))" office:value-type="float" office:value="0.230693082609085" calcext:value-type="float">
            <text:p>0,231</text:p>
          </table:table-cell>
          <table:table-cell table:style-name="ce24" table:formula="of:=INFO.OBBA.OBBA.OBGET(INFO.OBBA.OBBA.OBCALL(&quot;&quot;;[.$B$12];&quot;getRandomNumber&quot;;INFO.OBBA.OBBA.OBMAKE(&quot;&quot;;&quot;int&quot;;[.L145])))" office:value-type="float" office:value="0.245167367158173" calcext:value-type="float">
            <text:p>0,24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8" calcext:value-type="float">
            <text:p>138</text:p>
          </table:table-cell>
          <table:table-cell table:style-name="ce24" table:formula="of:=INFO.OBBA.OBBA.OBGET(INFO.OBBA.OBBA.OBCALL(&quot;&quot;;[.$B$12];&quot;getRandomNumber&quot;;INFO.OBBA.OBBA.OBMAKE(&quot;&quot;;&quot;int&quot;;[.H146])))" office:value-type="float" office:value="0.760054848754996" calcext:value-type="float">
            <text:p>0,760</text:p>
          </table:table-cell>
          <table:table-cell table:style-name="ce1"/>
          <table:table-cell table:style-name="ce20" table:formula="of:=[.K145]+2" office:value-type="float" office:value="276" calcext:value-type="float">
            <text:p>276</text:p>
          </table:table-cell>
          <table:table-cell table:style-name="ce20" table:formula="of:=[.L145]+2" office:value-type="float" office:value="277" calcext:value-type="float">
            <text:p>277</text:p>
          </table:table-cell>
          <table:table-cell table:style-name="ce24" table:formula="of:=INFO.OBBA.OBBA.OBGET(INFO.OBBA.OBBA.OBCALL(&quot;&quot;;[.$B$12];&quot;getRandomNumber&quot;;INFO.OBBA.OBBA.OBMAKE(&quot;&quot;;&quot;int&quot;;[.K146])))" office:value-type="float" office:value="0.18382826330806" calcext:value-type="float">
            <text:p>0,184</text:p>
          </table:table-cell>
          <table:table-cell table:style-name="ce24" table:formula="of:=INFO.OBBA.OBBA.OBGET(INFO.OBBA.OBBA.OBCALL(&quot;&quot;;[.$B$12];&quot;getRandomNumber&quot;;INFO.OBBA.OBBA.OBMAKE(&quot;&quot;;&quot;int&quot;;[.L146])))" office:value-type="float" office:value="0.201959406117257" calcext:value-type="float">
            <text:p>0,20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9" calcext:value-type="float">
            <text:p>139</text:p>
          </table:table-cell>
          <table:table-cell table:style-name="ce24" table:formula="of:=INFO.OBBA.OBBA.OBGET(INFO.OBBA.OBBA.OBCALL(&quot;&quot;;[.$B$12];&quot;getRandomNumber&quot;;INFO.OBBA.OBBA.OBMAKE(&quot;&quot;;&quot;int&quot;;[.H147])))" office:value-type="float" office:value="0.278714061926186" calcext:value-type="float">
            <text:p>0,279</text:p>
          </table:table-cell>
          <table:table-cell table:style-name="ce1"/>
          <table:table-cell table:style-name="ce20" table:formula="of:=[.K146]+2" office:value-type="float" office:value="278" calcext:value-type="float">
            <text:p>278</text:p>
          </table:table-cell>
          <table:table-cell table:style-name="ce20" table:formula="of:=[.L146]+2" office:value-type="float" office:value="279" calcext:value-type="float">
            <text:p>279</text:p>
          </table:table-cell>
          <table:table-cell table:style-name="ce24" table:formula="of:=INFO.OBBA.OBBA.OBGET(INFO.OBBA.OBBA.OBCALL(&quot;&quot;;[.$B$12];&quot;getRandomNumber&quot;;INFO.OBBA.OBBA.OBMAKE(&quot;&quot;;&quot;int&quot;;[.K147])))" office:value-type="float" office:value="0.380031585249226" calcext:value-type="float">
            <text:p>0,380</text:p>
          </table:table-cell>
          <table:table-cell table:style-name="ce24" table:formula="of:=INFO.OBBA.OBBA.OBGET(INFO.OBBA.OBBA.OBCALL(&quot;&quot;;[.$B$12];&quot;getRandomNumber&quot;;INFO.OBBA.OBBA.OBMAKE(&quot;&quot;;&quot;int&quot;;[.L147])))" office:value-type="float" office:value="0.210031272899193" calcext:value-type="float">
            <text:p>0,21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0" calcext:value-type="float">
            <text:p>140</text:p>
          </table:table-cell>
          <table:table-cell table:style-name="ce24" table:formula="of:=INFO.OBBA.OBBA.OBGET(INFO.OBBA.OBBA.OBCALL(&quot;&quot;;[.$B$12];&quot;getRandomNumber&quot;;INFO.OBBA.OBBA.OBMAKE(&quot;&quot;;&quot;int&quot;;[.H148])))" office:value-type="float" office:value="0.103573108873664" calcext:value-type="float">
            <text:p>0,104</text:p>
          </table:table-cell>
          <table:table-cell table:style-name="ce1"/>
          <table:table-cell table:style-name="ce20" table:formula="of:=[.K147]+2" office:value-type="float" office:value="280" calcext:value-type="float">
            <text:p>280</text:p>
          </table:table-cell>
          <table:table-cell table:style-name="ce20" table:formula="of:=[.L147]+2" office:value-type="float" office:value="281" calcext:value-type="float">
            <text:p>281</text:p>
          </table:table-cell>
          <table:table-cell table:style-name="ce24" table:formula="of:=INFO.OBBA.OBBA.OBGET(INFO.OBBA.OBBA.OBCALL(&quot;&quot;;[.$B$12];&quot;getRandomNumber&quot;;INFO.OBBA.OBBA.OBMAKE(&quot;&quot;;&quot;int&quot;;[.K148])))" office:value-type="float" office:value="0.586697066844613" calcext:value-type="float">
            <text:p>0,587</text:p>
          </table:table-cell>
          <table:table-cell table:style-name="ce24" table:formula="of:=INFO.OBBA.OBBA.OBGET(INFO.OBBA.OBBA.OBCALL(&quot;&quot;;[.$B$12];&quot;getRandomNumber&quot;;INFO.OBBA.OBBA.OBMAKE(&quot;&quot;;&quot;int&quot;;[.L148])))" office:value-type="float" office:value="0.449106196219126" calcext:value-type="float">
            <text:p>0,44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1" calcext:value-type="float">
            <text:p>141</text:p>
          </table:table-cell>
          <table:table-cell table:style-name="ce24" table:formula="of:=INFO.OBBA.OBBA.OBGET(INFO.OBBA.OBBA.OBCALL(&quot;&quot;;[.$B$12];&quot;getRandomNumber&quot;;INFO.OBBA.OBBA.OBMAKE(&quot;&quot;;&quot;int&quot;;[.H149])))" office:value-type="float" office:value="0.927938595131532" calcext:value-type="float">
            <text:p>0,928</text:p>
          </table:table-cell>
          <table:table-cell table:style-name="ce1"/>
          <table:table-cell table:style-name="ce20" table:formula="of:=[.K148]+2" office:value-type="float" office:value="282" calcext:value-type="float">
            <text:p>282</text:p>
          </table:table-cell>
          <table:table-cell table:style-name="ce20" table:formula="of:=[.L148]+2" office:value-type="float" office:value="283" calcext:value-type="float">
            <text:p>283</text:p>
          </table:table-cell>
          <table:table-cell table:style-name="ce24" table:formula="of:=INFO.OBBA.OBBA.OBGET(INFO.OBBA.OBBA.OBCALL(&quot;&quot;;[.$B$12];&quot;getRandomNumber&quot;;INFO.OBBA.OBBA.OBMAKE(&quot;&quot;;&quot;int&quot;;[.K149])))" office:value-type="float" office:value="0.452031290046256" calcext:value-type="float">
            <text:p>0,452</text:p>
          </table:table-cell>
          <table:table-cell table:style-name="ce24" table:formula="of:=INFO.OBBA.OBBA.OBGET(INFO.OBBA.OBBA.OBCALL(&quot;&quot;;[.$B$12];&quot;getRandomNumber&quot;;INFO.OBBA.OBBA.OBMAKE(&quot;&quot;;&quot;int&quot;;[.L149])))" office:value-type="float" office:value="0.331340278073393" calcext:value-type="float">
            <text:p>0,33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2" calcext:value-type="float">
            <text:p>142</text:p>
          </table:table-cell>
          <table:table-cell table:style-name="ce24" table:formula="of:=INFO.OBBA.OBBA.OBGET(INFO.OBBA.OBBA.OBCALL(&quot;&quot;;[.$B$12];&quot;getRandomNumber&quot;;INFO.OBBA.OBBA.OBMAKE(&quot;&quot;;&quot;int&quot;;[.H150])))" office:value-type="float" office:value="0.985900599580019" calcext:value-type="float">
            <text:p>0,986</text:p>
          </table:table-cell>
          <table:table-cell table:style-name="ce1"/>
          <table:table-cell table:style-name="ce20" table:formula="of:=[.K149]+2" office:value-type="float" office:value="284" calcext:value-type="float">
            <text:p>284</text:p>
          </table:table-cell>
          <table:table-cell table:style-name="ce20" table:formula="of:=[.L149]+2" office:value-type="float" office:value="285" calcext:value-type="float">
            <text:p>285</text:p>
          </table:table-cell>
          <table:table-cell table:style-name="ce24" table:formula="of:=INFO.OBBA.OBBA.OBGET(INFO.OBBA.OBBA.OBCALL(&quot;&quot;;[.$B$12];&quot;getRandomNumber&quot;;INFO.OBBA.OBBA.OBMAKE(&quot;&quot;;&quot;int&quot;;[.K150])))" office:value-type="float" office:value="0.0701673072300231" calcext:value-type="float">
            <text:p>0,070</text:p>
          </table:table-cell>
          <table:table-cell table:style-name="ce24" table:formula="of:=INFO.OBBA.OBBA.OBGET(INFO.OBBA.OBBA.OBCALL(&quot;&quot;;[.$B$12];&quot;getRandomNumber&quot;;INFO.OBBA.OBBA.OBMAKE(&quot;&quot;;&quot;int&quot;;[.L150])))" office:value-type="float" office:value="0.456201976954572" calcext:value-type="float">
            <text:p>0,45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3" calcext:value-type="float">
            <text:p>143</text:p>
          </table:table-cell>
          <table:table-cell table:style-name="ce24" table:formula="of:=INFO.OBBA.OBBA.OBGET(INFO.OBBA.OBBA.OBCALL(&quot;&quot;;[.$B$12];&quot;getRandomNumber&quot;;INFO.OBBA.OBBA.OBMAKE(&quot;&quot;;&quot;int&quot;;[.H151])))" office:value-type="float" office:value="0.372604980447667" calcext:value-type="float">
            <text:p>0,373</text:p>
          </table:table-cell>
          <table:table-cell table:style-name="ce1"/>
          <table:table-cell table:style-name="ce20" table:formula="of:=[.K150]+2" office:value-type="float" office:value="286" calcext:value-type="float">
            <text:p>286</text:p>
          </table:table-cell>
          <table:table-cell table:style-name="ce20" table:formula="of:=[.L150]+2" office:value-type="float" office:value="287" calcext:value-type="float">
            <text:p>287</text:p>
          </table:table-cell>
          <table:table-cell table:style-name="ce24" table:formula="of:=INFO.OBBA.OBBA.OBGET(INFO.OBBA.OBBA.OBCALL(&quot;&quot;;[.$B$12];&quot;getRandomNumber&quot;;INFO.OBBA.OBBA.OBMAKE(&quot;&quot;;&quot;int&quot;;[.K151])))" office:value-type="float" office:value="0.532139333020549" calcext:value-type="float">
            <text:p>0,532</text:p>
          </table:table-cell>
          <table:table-cell table:style-name="ce24" table:formula="of:=INFO.OBBA.OBBA.OBGET(INFO.OBBA.OBBA.OBCALL(&quot;&quot;;[.$B$12];&quot;getRandomNumber&quot;;INFO.OBBA.OBBA.OBMAKE(&quot;&quot;;&quot;int&quot;;[.L151])))" office:value-type="float" office:value="0.348418411354681" calcext:value-type="float">
            <text:p>0,34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4" calcext:value-type="float">
            <text:p>144</text:p>
          </table:table-cell>
          <table:table-cell table:style-name="ce24" table:formula="of:=INFO.OBBA.OBBA.OBGET(INFO.OBBA.OBBA.OBCALL(&quot;&quot;;[.$B$12];&quot;getRandomNumber&quot;;INFO.OBBA.OBBA.OBMAKE(&quot;&quot;;&quot;int&quot;;[.H152])))" office:value-type="float" office:value="0.578202453491998" calcext:value-type="float">
            <text:p>0,578</text:p>
          </table:table-cell>
          <table:table-cell table:style-name="ce1"/>
          <table:table-cell table:style-name="ce20" table:formula="of:=[.K151]+2" office:value-type="float" office:value="288" calcext:value-type="float">
            <text:p>288</text:p>
          </table:table-cell>
          <table:table-cell table:style-name="ce20" table:formula="of:=[.L151]+2" office:value-type="float" office:value="289" calcext:value-type="float">
            <text:p>289</text:p>
          </table:table-cell>
          <table:table-cell table:style-name="ce24" table:formula="of:=INFO.OBBA.OBBA.OBGET(INFO.OBBA.OBBA.OBCALL(&quot;&quot;;[.$B$12];&quot;getRandomNumber&quot;;INFO.OBBA.OBBA.OBMAKE(&quot;&quot;;&quot;int&quot;;[.K152])))" office:value-type="float" office:value="0.199648690317733" calcext:value-type="float">
            <text:p>0,200</text:p>
          </table:table-cell>
          <table:table-cell table:style-name="ce24" table:formula="of:=INFO.OBBA.OBBA.OBGET(INFO.OBBA.OBBA.OBCALL(&quot;&quot;;[.$B$12];&quot;getRandomNumber&quot;;INFO.OBBA.OBBA.OBMAKE(&quot;&quot;;&quot;int&quot;;[.L152])))" office:value-type="float" office:value="0.994690475794457" calcext:value-type="float">
            <text:p>0,99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5" calcext:value-type="float">
            <text:p>145</text:p>
          </table:table-cell>
          <table:table-cell table:style-name="ce24" table:formula="of:=INFO.OBBA.OBBA.OBGET(INFO.OBBA.OBBA.OBCALL(&quot;&quot;;[.$B$12];&quot;getRandomNumber&quot;;INFO.OBBA.OBBA.OBMAKE(&quot;&quot;;&quot;int&quot;;[.H153])))" office:value-type="float" office:value="0.667231011536823" calcext:value-type="float">
            <text:p>0,667</text:p>
          </table:table-cell>
          <table:table-cell table:style-name="ce1"/>
          <table:table-cell table:style-name="ce20" table:formula="of:=[.K152]+2" office:value-type="float" office:value="290" calcext:value-type="float">
            <text:p>290</text:p>
          </table:table-cell>
          <table:table-cell table:style-name="ce20" table:formula="of:=[.L152]+2" office:value-type="float" office:value="291" calcext:value-type="float">
            <text:p>291</text:p>
          </table:table-cell>
          <table:table-cell table:style-name="ce24" table:formula="of:=INFO.OBBA.OBBA.OBGET(INFO.OBBA.OBBA.OBCALL(&quot;&quot;;[.$B$12];&quot;getRandomNumber&quot;;INFO.OBBA.OBBA.OBMAKE(&quot;&quot;;&quot;int&quot;;[.K153])))" office:value-type="float" office:value="0.857676412214018" calcext:value-type="float">
            <text:p>0,858</text:p>
          </table:table-cell>
          <table:table-cell table:style-name="ce24" table:formula="of:=INFO.OBBA.OBBA.OBGET(INFO.OBBA.OBBA.OBCALL(&quot;&quot;;[.$B$12];&quot;getRandomNumber&quot;;INFO.OBBA.OBBA.OBMAKE(&quot;&quot;;&quot;int&quot;;[.L153])))" office:value-type="float" office:value="0.76299466126521" calcext:value-type="float">
            <text:p>0,76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6" calcext:value-type="float">
            <text:p>146</text:p>
          </table:table-cell>
          <table:table-cell table:style-name="ce24" table:formula="of:=INFO.OBBA.OBBA.OBGET(INFO.OBBA.OBBA.OBCALL(&quot;&quot;;[.$B$12];&quot;getRandomNumber&quot;;INFO.OBBA.OBBA.OBMAKE(&quot;&quot;;&quot;int&quot;;[.H154])))" office:value-type="float" office:value="0.0336587493874488" calcext:value-type="float">
            <text:p>0,034</text:p>
          </table:table-cell>
          <table:table-cell table:style-name="ce1"/>
          <table:table-cell table:style-name="ce20" table:formula="of:=[.K153]+2" office:value-type="float" office:value="292" calcext:value-type="float">
            <text:p>292</text:p>
          </table:table-cell>
          <table:table-cell table:style-name="ce20" table:formula="of:=[.L153]+2" office:value-type="float" office:value="293" calcext:value-type="float">
            <text:p>293</text:p>
          </table:table-cell>
          <table:table-cell table:style-name="ce24" table:formula="of:=INFO.OBBA.OBBA.OBGET(INFO.OBBA.OBBA.OBCALL(&quot;&quot;;[.$B$12];&quot;getRandomNumber&quot;;INFO.OBBA.OBBA.OBMAKE(&quot;&quot;;&quot;int&quot;;[.K154])))" office:value-type="float" office:value="0.918779320536793" calcext:value-type="float">
            <text:p>0,919</text:p>
          </table:table-cell>
          <table:table-cell table:style-name="ce24" table:formula="of:=INFO.OBBA.OBBA.OBGET(INFO.OBBA.OBBA.OBCALL(&quot;&quot;;[.$B$12];&quot;getRandomNumber&quot;;INFO.OBBA.OBBA.OBMAKE(&quot;&quot;;&quot;int&quot;;[.L154])))" office:value-type="float" office:value="0.850669599806577" calcext:value-type="float">
            <text:p>0,85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7" calcext:value-type="float">
            <text:p>147</text:p>
          </table:table-cell>
          <table:table-cell table:style-name="ce24" table:formula="of:=INFO.OBBA.OBBA.OBGET(INFO.OBBA.OBBA.OBCALL(&quot;&quot;;[.$B$12];&quot;getRandomNumber&quot;;INFO.OBBA.OBBA.OBMAKE(&quot;&quot;;&quot;int&quot;;[.H155])))" office:value-type="float" office:value="0.638621836901724" calcext:value-type="float">
            <text:p>0,639</text:p>
          </table:table-cell>
          <table:table-cell table:style-name="ce1"/>
          <table:table-cell table:style-name="ce20" table:formula="of:=[.K154]+2" office:value-type="float" office:value="294" calcext:value-type="float">
            <text:p>294</text:p>
          </table:table-cell>
          <table:table-cell table:style-name="ce20" table:formula="of:=[.L154]+2" office:value-type="float" office:value="295" calcext:value-type="float">
            <text:p>295</text:p>
          </table:table-cell>
          <table:table-cell table:style-name="ce24" table:formula="of:=INFO.OBBA.OBBA.OBGET(INFO.OBBA.OBBA.OBCALL(&quot;&quot;;[.$B$12];&quot;getRandomNumber&quot;;INFO.OBBA.OBBA.OBMAKE(&quot;&quot;;&quot;int&quot;;[.K155])))" office:value-type="float" office:value="0.422909849894669" calcext:value-type="float">
            <text:p>0,423</text:p>
          </table:table-cell>
          <table:table-cell table:style-name="ce24" table:formula="of:=INFO.OBBA.OBBA.OBGET(INFO.OBBA.OBBA.OBCALL(&quot;&quot;;[.$B$12];&quot;getRandomNumber&quot;;INFO.OBBA.OBBA.OBMAKE(&quot;&quot;;&quot;int&quot;;[.L155])))" office:value-type="float" office:value="0.304195079206321" calcext:value-type="float">
            <text:p>0,30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8" calcext:value-type="float">
            <text:p>148</text:p>
          </table:table-cell>
          <table:table-cell table:style-name="ce24" table:formula="of:=INFO.OBBA.OBBA.OBGET(INFO.OBBA.OBBA.OBCALL(&quot;&quot;;[.$B$12];&quot;getRandomNumber&quot;;INFO.OBBA.OBBA.OBMAKE(&quot;&quot;;&quot;int&quot;;[.H156])))" office:value-type="float" office:value="0.97456596182957" calcext:value-type="float">
            <text:p>0,975</text:p>
          </table:table-cell>
          <table:table-cell table:style-name="ce1"/>
          <table:table-cell table:style-name="ce20" table:formula="of:=[.K155]+2" office:value-type="float" office:value="296" calcext:value-type="float">
            <text:p>296</text:p>
          </table:table-cell>
          <table:table-cell table:style-name="ce20" table:formula="of:=[.L155]+2" office:value-type="float" office:value="297" calcext:value-type="float">
            <text:p>297</text:p>
          </table:table-cell>
          <table:table-cell table:style-name="ce24" table:formula="of:=INFO.OBBA.OBBA.OBGET(INFO.OBBA.OBBA.OBCALL(&quot;&quot;;[.$B$12];&quot;getRandomNumber&quot;;INFO.OBBA.OBBA.OBMAKE(&quot;&quot;;&quot;int&quot;;[.K156])))" office:value-type="float" office:value="0.872472458724812" calcext:value-type="float">
            <text:p>0,872</text:p>
          </table:table-cell>
          <table:table-cell table:style-name="ce24" table:formula="of:=INFO.OBBA.OBBA.OBGET(INFO.OBBA.OBBA.OBCALL(&quot;&quot;;[.$B$12];&quot;getRandomNumber&quot;;INFO.OBBA.OBBA.OBMAKE(&quot;&quot;;&quot;int&quot;;[.L156])))" office:value-type="float" office:value="0.752938493140684" calcext:value-type="float">
            <text:p>0,75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9" calcext:value-type="float">
            <text:p>149</text:p>
          </table:table-cell>
          <table:table-cell table:style-name="ce24" table:formula="of:=INFO.OBBA.OBBA.OBGET(INFO.OBBA.OBBA.OBCALL(&quot;&quot;;[.$B$12];&quot;getRandomNumber&quot;;INFO.OBBA.OBBA.OBMAKE(&quot;&quot;;&quot;int&quot;;[.H157])))" office:value-type="float" office:value="0.0709533532411997" calcext:value-type="float">
            <text:p>0,071</text:p>
          </table:table-cell>
          <table:table-cell table:style-name="ce1"/>
          <table:table-cell table:style-name="ce20" table:formula="of:=[.K156]+2" office:value-type="float" office:value="298" calcext:value-type="float">
            <text:p>298</text:p>
          </table:table-cell>
          <table:table-cell table:style-name="ce20" table:formula="of:=[.L156]+2" office:value-type="float" office:value="299" calcext:value-type="float">
            <text:p>299</text:p>
          </table:table-cell>
          <table:table-cell table:style-name="ce24" table:formula="of:=INFO.OBBA.OBBA.OBGET(INFO.OBBA.OBBA.OBCALL(&quot;&quot;;[.$B$12];&quot;getRandomNumber&quot;;INFO.OBBA.OBBA.OBMAKE(&quot;&quot;;&quot;int&quot;;[.K157])))" office:value-type="float" office:value="0.075034499336733" calcext:value-type="float">
            <text:p>0,075</text:p>
          </table:table-cell>
          <table:table-cell table:style-name="ce24" table:formula="of:=INFO.OBBA.OBBA.OBGET(INFO.OBBA.OBBA.OBCALL(&quot;&quot;;[.$B$12];&quot;getRandomNumber&quot;;INFO.OBBA.OBBA.OBMAKE(&quot;&quot;;&quot;int&quot;;[.L157])))" office:value-type="float" office:value="0.267172250695718" calcext:value-type="float">
            <text:p>0,26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0" calcext:value-type="float">
            <text:p>150</text:p>
          </table:table-cell>
          <table:table-cell table:style-name="ce24" table:formula="of:=INFO.OBBA.OBBA.OBGET(INFO.OBBA.OBBA.OBCALL(&quot;&quot;;[.$B$12];&quot;getRandomNumber&quot;;INFO.OBBA.OBBA.OBMAKE(&quot;&quot;;&quot;int&quot;;[.H158])))" office:value-type="float" office:value="0.134067129368326" calcext:value-type="float">
            <text:p>0,134</text:p>
          </table:table-cell>
          <table:table-cell table:style-name="ce1"/>
          <table:table-cell table:style-name="ce20" table:formula="of:=[.K157]+2" office:value-type="float" office:value="300" calcext:value-type="float">
            <text:p>300</text:p>
          </table:table-cell>
          <table:table-cell table:style-name="ce20" table:formula="of:=[.L157]+2" office:value-type="float" office:value="301" calcext:value-type="float">
            <text:p>301</text:p>
          </table:table-cell>
          <table:table-cell table:style-name="ce24" table:formula="of:=INFO.OBBA.OBBA.OBGET(INFO.OBBA.OBBA.OBCALL(&quot;&quot;;[.$B$12];&quot;getRandomNumber&quot;;INFO.OBBA.OBBA.OBMAKE(&quot;&quot;;&quot;int&quot;;[.K158])))" office:value-type="float" office:value="0.471794458037734" calcext:value-type="float">
            <text:p>0,472</text:p>
          </table:table-cell>
          <table:table-cell table:style-name="ce24" table:formula="of:=INFO.OBBA.OBBA.OBGET(INFO.OBBA.OBBA.OBCALL(&quot;&quot;;[.$B$12];&quot;getRandomNumber&quot;;INFO.OBBA.OBBA.OBMAKE(&quot;&quot;;&quot;int&quot;;[.L158])))" office:value-type="float" office:value="0.1971637632728" calcext:value-type="float">
            <text:p>0,19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1" calcext:value-type="float">
            <text:p>151</text:p>
          </table:table-cell>
          <table:table-cell table:style-name="ce24" table:formula="of:=INFO.OBBA.OBBA.OBGET(INFO.OBBA.OBBA.OBCALL(&quot;&quot;;[.$B$12];&quot;getRandomNumber&quot;;INFO.OBBA.OBBA.OBMAKE(&quot;&quot;;&quot;int&quot;;[.H159])))" office:value-type="float" office:value="0.974643191575533" calcext:value-type="float">
            <text:p>0,975</text:p>
          </table:table-cell>
          <table:table-cell table:style-name="ce1"/>
          <table:table-cell table:style-name="ce20" table:formula="of:=[.K158]+2" office:value-type="float" office:value="302" calcext:value-type="float">
            <text:p>302</text:p>
          </table:table-cell>
          <table:table-cell table:style-name="ce20" table:formula="of:=[.L158]+2" office:value-type="float" office:value="303" calcext:value-type="float">
            <text:p>303</text:p>
          </table:table-cell>
          <table:table-cell table:style-name="ce24" table:formula="of:=INFO.OBBA.OBBA.OBGET(INFO.OBBA.OBBA.OBCALL(&quot;&quot;;[.$B$12];&quot;getRandomNumber&quot;;INFO.OBBA.OBBA.OBMAKE(&quot;&quot;;&quot;int&quot;;[.K159])))" office:value-type="float" office:value="0.992996961208045" calcext:value-type="float">
            <text:p>0,993</text:p>
          </table:table-cell>
          <table:table-cell table:style-name="ce24" table:formula="of:=INFO.OBBA.OBBA.OBGET(INFO.OBBA.OBBA.OBCALL(&quot;&quot;;[.$B$12];&quot;getRandomNumber&quot;;INFO.OBBA.OBBA.OBMAKE(&quot;&quot;;&quot;int&quot;;[.L159])))" office:value-type="float" office:value="0.872160003702141" calcext:value-type="float">
            <text:p>0,87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2" calcext:value-type="float">
            <text:p>152</text:p>
          </table:table-cell>
          <table:table-cell table:style-name="ce24" table:formula="of:=INFO.OBBA.OBBA.OBGET(INFO.OBBA.OBBA.OBCALL(&quot;&quot;;[.$B$12];&quot;getRandomNumber&quot;;INFO.OBBA.OBBA.OBMAKE(&quot;&quot;;&quot;int&quot;;[.H160])))" office:value-type="float" office:value="0.461699790820727" calcext:value-type="float">
            <text:p>0,462</text:p>
          </table:table-cell>
          <table:table-cell table:style-name="ce1"/>
          <table:table-cell table:style-name="ce20" table:formula="of:=[.K159]+2" office:value-type="float" office:value="304" calcext:value-type="float">
            <text:p>304</text:p>
          </table:table-cell>
          <table:table-cell table:style-name="ce20" table:formula="of:=[.L159]+2" office:value-type="float" office:value="305" calcext:value-type="float">
            <text:p>305</text:p>
          </table:table-cell>
          <table:table-cell table:style-name="ce24" table:formula="of:=INFO.OBBA.OBBA.OBGET(INFO.OBBA.OBBA.OBCALL(&quot;&quot;;[.$B$12];&quot;getRandomNumber&quot;;INFO.OBBA.OBBA.OBMAKE(&quot;&quot;;&quot;int&quot;;[.K160])))" office:value-type="float" office:value="0.301684071431335" calcext:value-type="float">
            <text:p>0,302</text:p>
          </table:table-cell>
          <table:table-cell table:style-name="ce24" table:formula="of:=INFO.OBBA.OBBA.OBGET(INFO.OBBA.OBBA.OBCALL(&quot;&quot;;[.$B$12];&quot;getRandomNumber&quot;;INFO.OBBA.OBBA.OBMAKE(&quot;&quot;;&quot;int&quot;;[.L160])))" office:value-type="float" office:value="0.449081201246203" calcext:value-type="float">
            <text:p>0,44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3" calcext:value-type="float">
            <text:p>153</text:p>
          </table:table-cell>
          <table:table-cell table:style-name="ce24" table:formula="of:=INFO.OBBA.OBBA.OBGET(INFO.OBBA.OBBA.OBCALL(&quot;&quot;;[.$B$12];&quot;getRandomNumber&quot;;INFO.OBBA.OBBA.OBMAKE(&quot;&quot;;&quot;int&quot;;[.H161])))" office:value-type="float" office:value="0.046703190754844" calcext:value-type="float">
            <text:p>0,047</text:p>
          </table:table-cell>
          <table:table-cell table:style-name="ce1"/>
          <table:table-cell table:style-name="ce20" table:formula="of:=[.K160]+2" office:value-type="float" office:value="306" calcext:value-type="float">
            <text:p>306</text:p>
          </table:table-cell>
          <table:table-cell table:style-name="ce20" table:formula="of:=[.L160]+2" office:value-type="float" office:value="307" calcext:value-type="float">
            <text:p>307</text:p>
          </table:table-cell>
          <table:table-cell table:style-name="ce24" table:formula="of:=INFO.OBBA.OBBA.OBGET(INFO.OBBA.OBBA.OBCALL(&quot;&quot;;[.$B$12];&quot;getRandomNumber&quot;;INFO.OBBA.OBBA.OBMAKE(&quot;&quot;;&quot;int&quot;;[.K161])))" office:value-type="float" office:value="0.242133989006189" calcext:value-type="float">
            <text:p>0,242</text:p>
          </table:table-cell>
          <table:table-cell table:style-name="ce24" table:formula="of:=INFO.OBBA.OBBA.OBGET(INFO.OBBA.OBBA.OBCALL(&quot;&quot;;[.$B$12];&quot;getRandomNumber&quot;;INFO.OBBA.OBBA.OBMAKE(&quot;&quot;;&quot;int&quot;;[.L161])))" office:value-type="float" office:value="0.486667090719779" calcext:value-type="float">
            <text:p>0,48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4" calcext:value-type="float">
            <text:p>154</text:p>
          </table:table-cell>
          <table:table-cell table:style-name="ce24" table:formula="of:=INFO.OBBA.OBBA.OBGET(INFO.OBBA.OBBA.OBCALL(&quot;&quot;;[.$B$12];&quot;getRandomNumber&quot;;INFO.OBBA.OBBA.OBMAKE(&quot;&quot;;&quot;int&quot;;[.H162])))" office:value-type="float" office:value="0.970009660381101" calcext:value-type="float">
            <text:p>0,970</text:p>
          </table:table-cell>
          <table:table-cell table:style-name="ce1"/>
          <table:table-cell table:style-name="ce20" table:formula="of:=[.K161]+2" office:value-type="float" office:value="308" calcext:value-type="float">
            <text:p>308</text:p>
          </table:table-cell>
          <table:table-cell table:style-name="ce20" table:formula="of:=[.L161]+2" office:value-type="float" office:value="309" calcext:value-type="float">
            <text:p>309</text:p>
          </table:table-cell>
          <table:table-cell table:style-name="ce24" table:formula="of:=INFO.OBBA.OBBA.OBGET(INFO.OBBA.OBBA.OBCALL(&quot;&quot;;[.$B$12];&quot;getRandomNumber&quot;;INFO.OBBA.OBBA.OBMAKE(&quot;&quot;;&quot;int&quot;;[.K162])))" office:value-type="float" office:value="0.582854683469739" calcext:value-type="float">
            <text:p>0,583</text:p>
          </table:table-cell>
          <table:table-cell table:style-name="ce24" table:formula="of:=INFO.OBBA.OBBA.OBGET(INFO.OBBA.OBBA.OBCALL(&quot;&quot;;[.$B$12];&quot;getRandomNumber&quot;;INFO.OBBA.OBBA.OBMAKE(&quot;&quot;;&quot;int&quot;;[.L162])))" office:value-type="float" office:value="0.52329766548105" calcext:value-type="float">
            <text:p>0,52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5" calcext:value-type="float">
            <text:p>155</text:p>
          </table:table-cell>
          <table:table-cell table:style-name="ce24" table:formula="of:=INFO.OBBA.OBBA.OBGET(INFO.OBBA.OBBA.OBCALL(&quot;&quot;;[.$B$12];&quot;getRandomNumber&quot;;INFO.OBBA.OBBA.OBMAKE(&quot;&quot;;&quot;int&quot;;[.H163])))" office:value-type="float" office:value="0.106869409555224" calcext:value-type="float">
            <text:p>0,107</text:p>
          </table:table-cell>
          <table:table-cell table:style-name="ce1"/>
          <table:table-cell table:style-name="ce20" table:formula="of:=[.K162]+2" office:value-type="float" office:value="310" calcext:value-type="float">
            <text:p>310</text:p>
          </table:table-cell>
          <table:table-cell table:style-name="ce20" table:formula="of:=[.L162]+2" office:value-type="float" office:value="311" calcext:value-type="float">
            <text:p>311</text:p>
          </table:table-cell>
          <table:table-cell table:style-name="ce24" table:formula="of:=INFO.OBBA.OBBA.OBGET(INFO.OBBA.OBBA.OBCALL(&quot;&quot;;[.$B$12];&quot;getRandomNumber&quot;;INFO.OBBA.OBBA.OBMAKE(&quot;&quot;;&quot;int&quot;;[.K163])))" office:value-type="float" office:value="0.0690576375128842" calcext:value-type="float">
            <text:p>0,069</text:p>
          </table:table-cell>
          <table:table-cell table:style-name="ce24" table:formula="of:=INFO.OBBA.OBBA.OBGET(INFO.OBBA.OBBA.OBCALL(&quot;&quot;;[.$B$12];&quot;getRandomNumber&quot;;INFO.OBBA.OBBA.OBMAKE(&quot;&quot;;&quot;int&quot;;[.L163])))" office:value-type="float" office:value="0.905120105160039" calcext:value-type="float">
            <text:p>0,90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6" calcext:value-type="float">
            <text:p>156</text:p>
          </table:table-cell>
          <table:table-cell table:style-name="ce24" table:formula="of:=INFO.OBBA.OBBA.OBGET(INFO.OBBA.OBBA.OBCALL(&quot;&quot;;[.$B$12];&quot;getRandomNumber&quot;;INFO.OBBA.OBBA.OBMAKE(&quot;&quot;;&quot;int&quot;;[.H164])))" office:value-type="float" office:value="0.927962109640663" calcext:value-type="float">
            <text:p>0,928</text:p>
          </table:table-cell>
          <table:table-cell table:style-name="ce1"/>
          <table:table-cell table:style-name="ce20" table:formula="of:=[.K163]+2" office:value-type="float" office:value="312" calcext:value-type="float">
            <text:p>312</text:p>
          </table:table-cell>
          <table:table-cell table:style-name="ce20" table:formula="of:=[.L163]+2" office:value-type="float" office:value="313" calcext:value-type="float">
            <text:p>313</text:p>
          </table:table-cell>
          <table:table-cell table:style-name="ce24" table:formula="of:=INFO.OBBA.OBBA.OBGET(INFO.OBBA.OBBA.OBCALL(&quot;&quot;;[.$B$12];&quot;getRandomNumber&quot;;INFO.OBBA.OBBA.OBMAKE(&quot;&quot;;&quot;int&quot;;[.K164])))" office:value-type="float" office:value="0.468926963660018" calcext:value-type="float">
            <text:p>0,469</text:p>
          </table:table-cell>
          <table:table-cell table:style-name="ce24" table:formula="of:=INFO.OBBA.OBBA.OBGET(INFO.OBBA.OBBA.OBCALL(&quot;&quot;;[.$B$12];&quot;getRandomNumber&quot;;INFO.OBBA.OBBA.OBMAKE(&quot;&quot;;&quot;int&quot;;[.L164])))" office:value-type="float" office:value="0.740101374007293" calcext:value-type="float">
            <text:p>0,74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7" calcext:value-type="float">
            <text:p>157</text:p>
          </table:table-cell>
          <table:table-cell table:style-name="ce24" table:formula="of:=INFO.OBBA.OBBA.OBGET(INFO.OBBA.OBBA.OBCALL(&quot;&quot;;[.$B$12];&quot;getRandomNumber&quot;;INFO.OBBA.OBBA.OBMAKE(&quot;&quot;;&quot;int&quot;;[.H165])))" office:value-type="float" office:value="0.049974649687296" calcext:value-type="float">
            <text:p>0,050</text:p>
          </table:table-cell>
          <table:table-cell table:style-name="ce1"/>
          <table:table-cell table:style-name="ce20" table:formula="of:=[.K164]+2" office:value-type="float" office:value="314" calcext:value-type="float">
            <text:p>314</text:p>
          </table:table-cell>
          <table:table-cell table:style-name="ce20" table:formula="of:=[.L164]+2" office:value-type="float" office:value="315" calcext:value-type="float">
            <text:p>315</text:p>
          </table:table-cell>
          <table:table-cell table:style-name="ce24" table:formula="of:=INFO.OBBA.OBBA.OBGET(INFO.OBBA.OBBA.OBCALL(&quot;&quot;;[.$B$12];&quot;getRandomNumber&quot;;INFO.OBBA.OBBA.OBMAKE(&quot;&quot;;&quot;int&quot;;[.K165])))" office:value-type="float" office:value="0.269161106112613" calcext:value-type="float">
            <text:p>0,269</text:p>
          </table:table-cell>
          <table:table-cell table:style-name="ce24" table:formula="of:=INFO.OBBA.OBBA.OBGET(INFO.OBBA.OBBA.OBCALL(&quot;&quot;;[.$B$12];&quot;getRandomNumber&quot;;INFO.OBBA.OBBA.OBMAKE(&quot;&quot;;&quot;int&quot;;[.L165])))" office:value-type="float" office:value="0.312438424984667" calcext:value-type="float">
            <text:p>0,31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8" calcext:value-type="float">
            <text:p>158</text:p>
          </table:table-cell>
          <table:table-cell table:style-name="ce24" table:formula="of:=INFO.OBBA.OBBA.OBGET(INFO.OBBA.OBBA.OBCALL(&quot;&quot;;[.$B$12];&quot;getRandomNumber&quot;;INFO.OBBA.OBBA.OBMAKE(&quot;&quot;;&quot;int&quot;;[.H166])))" office:value-type="float" office:value="0.898778923135695" calcext:value-type="float">
            <text:p>0,899</text:p>
          </table:table-cell>
          <table:table-cell table:style-name="ce1"/>
          <table:table-cell table:style-name="ce20" table:formula="of:=[.K165]+2" office:value-type="float" office:value="316" calcext:value-type="float">
            <text:p>316</text:p>
          </table:table-cell>
          <table:table-cell table:style-name="ce20" table:formula="of:=[.L165]+2" office:value-type="float" office:value="317" calcext:value-type="float">
            <text:p>317</text:p>
          </table:table-cell>
          <table:table-cell table:style-name="ce24" table:formula="of:=INFO.OBBA.OBBA.OBGET(INFO.OBBA.OBBA.OBCALL(&quot;&quot;;[.$B$12];&quot;getRandomNumber&quot;;INFO.OBBA.OBBA.OBMAKE(&quot;&quot;;&quot;int&quot;;[.K166])))" office:value-type="float" office:value="0.142738345139203" calcext:value-type="float">
            <text:p>0,143</text:p>
          </table:table-cell>
          <table:table-cell table:style-name="ce24" table:formula="of:=INFO.OBBA.OBBA.OBGET(INFO.OBBA.OBBA.OBCALL(&quot;&quot;;[.$B$12];&quot;getRandomNumber&quot;;INFO.OBBA.OBBA.OBMAKE(&quot;&quot;;&quot;int&quot;;[.L166])))" office:value-type="float" office:value="0.92671972687305" calcext:value-type="float">
            <text:p>0,92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9" calcext:value-type="float">
            <text:p>159</text:p>
          </table:table-cell>
          <table:table-cell table:style-name="ce24" table:formula="of:=INFO.OBBA.OBBA.OBGET(INFO.OBBA.OBBA.OBCALL(&quot;&quot;;[.$B$12];&quot;getRandomNumber&quot;;INFO.OBBA.OBBA.OBMAKE(&quot;&quot;;&quot;int&quot;;[.H167])))" office:value-type="float" office:value="0.924657584114594" calcext:value-type="float">
            <text:p>0,925</text:p>
          </table:table-cell>
          <table:table-cell table:style-name="ce1"/>
          <table:table-cell table:style-name="ce20" table:formula="of:=[.K166]+2" office:value-type="float" office:value="318" calcext:value-type="float">
            <text:p>318</text:p>
          </table:table-cell>
          <table:table-cell table:style-name="ce20" table:formula="of:=[.L166]+2" office:value-type="float" office:value="319" calcext:value-type="float">
            <text:p>319</text:p>
          </table:table-cell>
          <table:table-cell table:style-name="ce24" table:formula="of:=INFO.OBBA.OBBA.OBGET(INFO.OBBA.OBBA.OBCALL(&quot;&quot;;[.$B$12];&quot;getRandomNumber&quot;;INFO.OBBA.OBBA.OBMAKE(&quot;&quot;;&quot;int&quot;;[.K167])))" office:value-type="float" office:value="0.871794369416076" calcext:value-type="float">
            <text:p>0,872</text:p>
          </table:table-cell>
          <table:table-cell table:style-name="ce24" table:formula="of:=INFO.OBBA.OBBA.OBGET(INFO.OBBA.OBBA.OBCALL(&quot;&quot;;[.$B$12];&quot;getRandomNumber&quot;;INFO.OBBA.OBBA.OBMAKE(&quot;&quot;;&quot;int&quot;;[.L167])))" office:value-type="float" office:value="0.473308182643285" calcext:value-type="float">
            <text:p>0,47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0" calcext:value-type="float">
            <text:p>160</text:p>
          </table:table-cell>
          <table:table-cell table:style-name="ce24" table:formula="of:=INFO.OBBA.OBBA.OBGET(INFO.OBBA.OBBA.OBCALL(&quot;&quot;;[.$B$12];&quot;getRandomNumber&quot;;INFO.OBBA.OBBA.OBMAKE(&quot;&quot;;&quot;int&quot;;[.H168])))" office:value-type="float" office:value="0.147975522427749" calcext:value-type="float">
            <text:p>0,148</text:p>
          </table:table-cell>
          <table:table-cell table:style-name="ce1"/>
          <table:table-cell table:style-name="ce20" table:formula="of:=[.K167]+2" office:value-type="float" office:value="320" calcext:value-type="float">
            <text:p>320</text:p>
          </table:table-cell>
          <table:table-cell table:style-name="ce20" table:formula="of:=[.L167]+2" office:value-type="float" office:value="321" calcext:value-type="float">
            <text:p>321</text:p>
          </table:table-cell>
          <table:table-cell table:style-name="ce24" table:formula="of:=INFO.OBBA.OBBA.OBGET(INFO.OBBA.OBBA.OBCALL(&quot;&quot;;[.$B$12];&quot;getRandomNumber&quot;;INFO.OBBA.OBBA.OBMAKE(&quot;&quot;;&quot;int&quot;;[.K168])))" office:value-type="float" office:value="0.0617101495441852" calcext:value-type="float">
            <text:p>0,062</text:p>
          </table:table-cell>
          <table:table-cell table:style-name="ce24" table:formula="of:=INFO.OBBA.OBBA.OBGET(INFO.OBBA.OBBA.OBCALL(&quot;&quot;;[.$B$12];&quot;getRandomNumber&quot;;INFO.OBBA.OBBA.OBMAKE(&quot;&quot;;&quot;int&quot;;[.L168])))" office:value-type="float" office:value="0.3757035278276" calcext:value-type="float">
            <text:p>0,37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1" calcext:value-type="float">
            <text:p>161</text:p>
          </table:table-cell>
          <table:table-cell table:style-name="ce24" table:formula="of:=INFO.OBBA.OBBA.OBGET(INFO.OBBA.OBBA.OBCALL(&quot;&quot;;[.$B$12];&quot;getRandomNumber&quot;;INFO.OBBA.OBBA.OBMAKE(&quot;&quot;;&quot;int&quot;;[.H169])))" office:value-type="float" office:value="0.91882617827019" calcext:value-type="float">
            <text:p>0,919</text:p>
          </table:table-cell>
          <table:table-cell table:style-name="ce1"/>
          <table:table-cell table:style-name="ce20" table:formula="of:=[.K168]+2" office:value-type="float" office:value="322" calcext:value-type="float">
            <text:p>322</text:p>
          </table:table-cell>
          <table:table-cell table:style-name="ce20" table:formula="of:=[.L168]+2" office:value-type="float" office:value="323" calcext:value-type="float">
            <text:p>323</text:p>
          </table:table-cell>
          <table:table-cell table:style-name="ce24" table:formula="of:=INFO.OBBA.OBBA.OBGET(INFO.OBBA.OBBA.OBCALL(&quot;&quot;;[.$B$12];&quot;getRandomNumber&quot;;INFO.OBBA.OBBA.OBMAKE(&quot;&quot;;&quot;int&quot;;[.K169])))" office:value-type="float" office:value="0.783094239687529" calcext:value-type="float">
            <text:p>0,783</text:p>
          </table:table-cell>
          <table:table-cell table:style-name="ce24" table:formula="of:=INFO.OBBA.OBBA.OBGET(INFO.OBBA.OBBA.OBCALL(&quot;&quot;;[.$B$12];&quot;getRandomNumber&quot;;INFO.OBBA.OBBA.OBMAKE(&quot;&quot;;&quot;int&quot;;[.L169])))" office:value-type="float" office:value="0.255100757633609" calcext:value-type="float">
            <text:p>0,25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2" calcext:value-type="float">
            <text:p>162</text:p>
          </table:table-cell>
          <table:table-cell table:style-name="ce24" table:formula="of:=INFO.OBBA.OBBA.OBGET(INFO.OBBA.OBBA.OBCALL(&quot;&quot;;[.$B$12];&quot;getRandomNumber&quot;;INFO.OBBA.OBBA.OBMAKE(&quot;&quot;;&quot;int&quot;;[.H170])))" office:value-type="float" office:value="0.242725615198763" calcext:value-type="float">
            <text:p>0,243</text:p>
          </table:table-cell>
          <table:table-cell table:style-name="ce1"/>
          <table:table-cell table:style-name="ce20" table:formula="of:=[.K169]+2" office:value-type="float" office:value="324" calcext:value-type="float">
            <text:p>324</text:p>
          </table:table-cell>
          <table:table-cell table:style-name="ce20" table:formula="of:=[.L169]+2" office:value-type="float" office:value="325" calcext:value-type="float">
            <text:p>325</text:p>
          </table:table-cell>
          <table:table-cell table:style-name="ce24" table:formula="of:=INFO.OBBA.OBBA.OBGET(INFO.OBBA.OBBA.OBCALL(&quot;&quot;;[.$B$12];&quot;getRandomNumber&quot;;INFO.OBBA.OBBA.OBMAKE(&quot;&quot;;&quot;int&quot;;[.K170])))" office:value-type="float" office:value="0.613820253351106" calcext:value-type="float">
            <text:p>0,614</text:p>
          </table:table-cell>
          <table:table-cell table:style-name="ce24" table:formula="of:=INFO.OBBA.OBBA.OBGET(INFO.OBBA.OBBA.OBCALL(&quot;&quot;;[.$B$12];&quot;getRandomNumber&quot;;INFO.OBBA.OBBA.OBMAKE(&quot;&quot;;&quot;int&quot;;[.L170])))" office:value-type="float" office:value="0.460194660121356" calcext:value-type="float">
            <text:p>0,46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3" calcext:value-type="float">
            <text:p>163</text:p>
          </table:table-cell>
          <table:table-cell table:style-name="ce24" table:formula="of:=INFO.OBBA.OBBA.OBGET(INFO.OBBA.OBBA.OBCALL(&quot;&quot;;[.$B$12];&quot;getRandomNumber&quot;;INFO.OBBA.OBBA.OBMAKE(&quot;&quot;;&quot;int&quot;;[.H171])))" office:value-type="float" office:value="0.342193068263791" calcext:value-type="float">
            <text:p>0,342</text:p>
          </table:table-cell>
          <table:table-cell table:style-name="ce1"/>
          <table:table-cell table:style-name="ce20" table:formula="of:=[.K170]+2" office:value-type="float" office:value="326" calcext:value-type="float">
            <text:p>326</text:p>
          </table:table-cell>
          <table:table-cell table:style-name="ce20" table:formula="of:=[.L170]+2" office:value-type="float" office:value="327" calcext:value-type="float">
            <text:p>327</text:p>
          </table:table-cell>
          <table:table-cell table:style-name="ce24" table:formula="of:=INFO.OBBA.OBBA.OBGET(INFO.OBBA.OBBA.OBCALL(&quot;&quot;;[.$B$12];&quot;getRandomNumber&quot;;INFO.OBBA.OBBA.OBMAKE(&quot;&quot;;&quot;int&quot;;[.K171])))" office:value-type="float" office:value="0.417685292887981" calcext:value-type="float">
            <text:p>0,418</text:p>
          </table:table-cell>
          <table:table-cell table:style-name="ce24" table:formula="of:=INFO.OBBA.OBBA.OBGET(INFO.OBBA.OBBA.OBCALL(&quot;&quot;;[.$B$12];&quot;getRandomNumber&quot;;INFO.OBBA.OBBA.OBMAKE(&quot;&quot;;&quot;int&quot;;[.L171])))" office:value-type="float" office:value="0.607702723090367" calcext:value-type="float">
            <text:p>0,60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4" calcext:value-type="float">
            <text:p>164</text:p>
          </table:table-cell>
          <table:table-cell table:style-name="ce24" table:formula="of:=INFO.OBBA.OBBA.OBGET(INFO.OBBA.OBBA.OBCALL(&quot;&quot;;[.$B$12];&quot;getRandomNumber&quot;;INFO.OBBA.OBBA.OBMAKE(&quot;&quot;;&quot;int&quot;;[.H172])))" office:value-type="float" office:value="0.942580050830331" calcext:value-type="float">
            <text:p>0,943</text:p>
          </table:table-cell>
          <table:table-cell table:style-name="ce1"/>
          <table:table-cell table:style-name="ce20" table:formula="of:=[.K171]+2" office:value-type="float" office:value="328" calcext:value-type="float">
            <text:p>328</text:p>
          </table:table-cell>
          <table:table-cell table:style-name="ce20" table:formula="of:=[.L171]+2" office:value-type="float" office:value="329" calcext:value-type="float">
            <text:p>329</text:p>
          </table:table-cell>
          <table:table-cell table:style-name="ce24" table:formula="of:=INFO.OBBA.OBBA.OBGET(INFO.OBBA.OBBA.OBCALL(&quot;&quot;;[.$B$12];&quot;getRandomNumber&quot;;INFO.OBBA.OBBA.OBMAKE(&quot;&quot;;&quot;int&quot;;[.K172])))" office:value-type="float" office:value="0.159292005450542" calcext:value-type="float">
            <text:p>0,159</text:p>
          </table:table-cell>
          <table:table-cell table:style-name="ce24" table:formula="of:=INFO.OBBA.OBBA.OBGET(INFO.OBBA.OBBA.OBCALL(&quot;&quot;;[.$B$12];&quot;getRandomNumber&quot;;INFO.OBBA.OBBA.OBMAKE(&quot;&quot;;&quot;int&quot;;[.L172])))" office:value-type="float" office:value="0.537457145577058" calcext:value-type="float">
            <text:p>0,53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5" calcext:value-type="float">
            <text:p>165</text:p>
          </table:table-cell>
          <table:table-cell table:style-name="ce24" table:formula="of:=INFO.OBBA.OBBA.OBGET(INFO.OBBA.OBBA.OBCALL(&quot;&quot;;[.$B$12];&quot;getRandomNumber&quot;;INFO.OBBA.OBBA.OBMAKE(&quot;&quot;;&quot;int&quot;;[.H173])))" office:value-type="float" office:value="0.567970328489008" calcext:value-type="float">
            <text:p>0,568</text:p>
          </table:table-cell>
          <table:table-cell table:style-name="ce1"/>
          <table:table-cell table:style-name="ce20" table:formula="of:=[.K172]+2" office:value-type="float" office:value="330" calcext:value-type="float">
            <text:p>330</text:p>
          </table:table-cell>
          <table:table-cell table:style-name="ce20" table:formula="of:=[.L172]+2" office:value-type="float" office:value="331" calcext:value-type="float">
            <text:p>331</text:p>
          </table:table-cell>
          <table:table-cell table:style-name="ce24" table:formula="of:=INFO.OBBA.OBBA.OBGET(INFO.OBBA.OBBA.OBCALL(&quot;&quot;;[.$B$12];&quot;getRandomNumber&quot;;INFO.OBBA.OBBA.OBMAKE(&quot;&quot;;&quot;int&quot;;[.K173])))" office:value-type="float" office:value="0.497405987446002" calcext:value-type="float">
            <text:p>0,497</text:p>
          </table:table-cell>
          <table:table-cell table:style-name="ce24" table:formula="of:=INFO.OBBA.OBBA.OBGET(INFO.OBBA.OBBA.OBCALL(&quot;&quot;;[.$B$12];&quot;getRandomNumber&quot;;INFO.OBBA.OBBA.OBMAKE(&quot;&quot;;&quot;int&quot;;[.L173])))" office:value-type="float" office:value="0.758930182231331" calcext:value-type="float">
            <text:p>0,75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6" calcext:value-type="float">
            <text:p>166</text:p>
          </table:table-cell>
          <table:table-cell table:style-name="ce24" table:formula="of:=INFO.OBBA.OBBA.OBGET(INFO.OBBA.OBBA.OBCALL(&quot;&quot;;[.$B$12];&quot;getRandomNumber&quot;;INFO.OBBA.OBBA.OBMAKE(&quot;&quot;;&quot;int&quot;;[.H174])))" office:value-type="float" office:value="0.585763409713982" calcext:value-type="float">
            <text:p>0,586</text:p>
          </table:table-cell>
          <table:table-cell table:style-name="ce1"/>
          <table:table-cell table:style-name="ce20" table:formula="of:=[.K173]+2" office:value-type="float" office:value="332" calcext:value-type="float">
            <text:p>332</text:p>
          </table:table-cell>
          <table:table-cell table:style-name="ce20" table:formula="of:=[.L173]+2" office:value-type="float" office:value="333" calcext:value-type="float">
            <text:p>333</text:p>
          </table:table-cell>
          <table:table-cell table:style-name="ce24" table:formula="of:=INFO.OBBA.OBBA.OBGET(INFO.OBBA.OBBA.OBCALL(&quot;&quot;;[.$B$12];&quot;getRandomNumber&quot;;INFO.OBBA.OBBA.OBMAKE(&quot;&quot;;&quot;int&quot;;[.K174])))" office:value-type="float" office:value="0.332462371794669" calcext:value-type="float">
            <text:p>0,332</text:p>
          </table:table-cell>
          <table:table-cell table:style-name="ce24" table:formula="of:=INFO.OBBA.OBBA.OBGET(INFO.OBBA.OBBA.OBCALL(&quot;&quot;;[.$B$12];&quot;getRandomNumber&quot;;INFO.OBBA.OBBA.OBMAKE(&quot;&quot;;&quot;int&quot;;[.L174])))" office:value-type="float" office:value="0.493191276747541" calcext:value-type="float">
            <text:p>0,49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7" calcext:value-type="float">
            <text:p>167</text:p>
          </table:table-cell>
          <table:table-cell table:style-name="ce24" table:formula="of:=INFO.OBBA.OBBA.OBGET(INFO.OBBA.OBBA.OBCALL(&quot;&quot;;[.$B$12];&quot;getRandomNumber&quot;;INFO.OBBA.OBBA.OBMAKE(&quot;&quot;;&quot;int&quot;;[.H175])))" office:value-type="float" office:value="0.841076984939657" calcext:value-type="float">
            <text:p>0,841</text:p>
          </table:table-cell>
          <table:table-cell table:style-name="ce1"/>
          <table:table-cell table:style-name="ce20" table:formula="of:=[.K174]+2" office:value-type="float" office:value="334" calcext:value-type="float">
            <text:p>334</text:p>
          </table:table-cell>
          <table:table-cell table:style-name="ce20" table:formula="of:=[.L174]+2" office:value-type="float" office:value="335" calcext:value-type="float">
            <text:p>335</text:p>
          </table:table-cell>
          <table:table-cell table:style-name="ce24" table:formula="of:=INFO.OBBA.OBBA.OBGET(INFO.OBBA.OBBA.OBCALL(&quot;&quot;;[.$B$12];&quot;getRandomNumber&quot;;INFO.OBBA.OBBA.OBMAKE(&quot;&quot;;&quot;int&quot;;[.K175])))" office:value-type="float" office:value="0.8701819863959" calcext:value-type="float">
            <text:p>0,870</text:p>
          </table:table-cell>
          <table:table-cell table:style-name="ce24" table:formula="of:=INFO.OBBA.OBBA.OBGET(INFO.OBBA.OBBA.OBCALL(&quot;&quot;;[.$B$12];&quot;getRandomNumber&quot;;INFO.OBBA.OBBA.OBMAKE(&quot;&quot;;&quot;int&quot;;[.L175])))" office:value-type="float" office:value="0.693382876173066" calcext:value-type="float">
            <text:p>0,69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8" calcext:value-type="float">
            <text:p>168</text:p>
          </table:table-cell>
          <table:table-cell table:style-name="ce24" table:formula="of:=INFO.OBBA.OBBA.OBGET(INFO.OBBA.OBBA.OBCALL(&quot;&quot;;[.$B$12];&quot;getRandomNumber&quot;;INFO.OBBA.OBBA.OBMAKE(&quot;&quot;;&quot;int&quot;;[.H176])))" office:value-type="float" office:value="0.681823508797017" calcext:value-type="float">
            <text:p>0,682</text:p>
          </table:table-cell>
          <table:table-cell table:style-name="ce1"/>
          <table:table-cell table:style-name="ce20" table:formula="of:=[.K175]+2" office:value-type="float" office:value="336" calcext:value-type="float">
            <text:p>336</text:p>
          </table:table-cell>
          <table:table-cell table:style-name="ce20" table:formula="of:=[.L175]+2" office:value-type="float" office:value="337" calcext:value-type="float">
            <text:p>337</text:p>
          </table:table-cell>
          <table:table-cell table:style-name="ce24" table:formula="of:=INFO.OBBA.OBBA.OBGET(INFO.OBBA.OBBA.OBCALL(&quot;&quot;;[.$B$12];&quot;getRandomNumber&quot;;INFO.OBBA.OBBA.OBMAKE(&quot;&quot;;&quot;int&quot;;[.K176])))" office:value-type="float" office:value="0.633947766051954" calcext:value-type="float">
            <text:p>0,634</text:p>
          </table:table-cell>
          <table:table-cell table:style-name="ce24" table:formula="of:=INFO.OBBA.OBBA.OBGET(INFO.OBBA.OBBA.OBCALL(&quot;&quot;;[.$B$12];&quot;getRandomNumber&quot;;INFO.OBBA.OBBA.OBMAKE(&quot;&quot;;&quot;int&quot;;[.L176])))" office:value-type="float" office:value="0.0309937268481018" calcext:value-type="float">
            <text:p>0,03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9" calcext:value-type="float">
            <text:p>169</text:p>
          </table:table-cell>
          <table:table-cell table:style-name="ce24" table:formula="of:=INFO.OBBA.OBBA.OBGET(INFO.OBBA.OBBA.OBCALL(&quot;&quot;;[.$B$12];&quot;getRandomNumber&quot;;INFO.OBBA.OBBA.OBMAKE(&quot;&quot;;&quot;int&quot;;[.H177])))" office:value-type="float" office:value="0.0265781444641058" calcext:value-type="float">
            <text:p>0,027</text:p>
          </table:table-cell>
          <table:table-cell table:style-name="ce1"/>
          <table:table-cell table:style-name="ce20" table:formula="of:=[.K176]+2" office:value-type="float" office:value="338" calcext:value-type="float">
            <text:p>338</text:p>
          </table:table-cell>
          <table:table-cell table:style-name="ce20" table:formula="of:=[.L176]+2" office:value-type="float" office:value="339" calcext:value-type="float">
            <text:p>339</text:p>
          </table:table-cell>
          <table:table-cell table:style-name="ce24" table:formula="of:=INFO.OBBA.OBBA.OBGET(INFO.OBBA.OBBA.OBCALL(&quot;&quot;;[.$B$12];&quot;getRandomNumber&quot;;INFO.OBBA.OBBA.OBMAKE(&quot;&quot;;&quot;int&quot;;[.K177])))" office:value-type="float" office:value="0.348010819865204" calcext:value-type="float">
            <text:p>0,348</text:p>
          </table:table-cell>
          <table:table-cell table:style-name="ce24" table:formula="of:=INFO.OBBA.OBBA.OBGET(INFO.OBBA.OBBA.OBCALL(&quot;&quot;;[.$B$12];&quot;getRandomNumber&quot;;INFO.OBBA.OBBA.OBMAKE(&quot;&quot;;&quot;int&quot;;[.L177])))" office:value-type="float" office:value="0.57246282499042" calcext:value-type="float">
            <text:p>0,57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0" calcext:value-type="float">
            <text:p>170</text:p>
          </table:table-cell>
          <table:table-cell table:style-name="ce24" table:formula="of:=INFO.OBBA.OBBA.OBGET(INFO.OBBA.OBBA.OBCALL(&quot;&quot;;[.$B$12];&quot;getRandomNumber&quot;;INFO.OBBA.OBBA.OBMAKE(&quot;&quot;;&quot;int&quot;;[.H178])))" office:value-type="float" office:value="0.67653878987764" calcext:value-type="float">
            <text:p>0,677</text:p>
          </table:table-cell>
          <table:table-cell table:style-name="ce1"/>
          <table:table-cell table:style-name="ce20" table:formula="of:=[.K177]+2" office:value-type="float" office:value="340" calcext:value-type="float">
            <text:p>340</text:p>
          </table:table-cell>
          <table:table-cell table:style-name="ce20" table:formula="of:=[.L177]+2" office:value-type="float" office:value="341" calcext:value-type="float">
            <text:p>341</text:p>
          </table:table-cell>
          <table:table-cell table:style-name="ce24" table:formula="of:=INFO.OBBA.OBBA.OBGET(INFO.OBBA.OBBA.OBCALL(&quot;&quot;;[.$B$12];&quot;getRandomNumber&quot;;INFO.OBBA.OBBA.OBMAKE(&quot;&quot;;&quot;int&quot;;[.K178])))" office:value-type="float" office:value="0.197846782403236" calcext:value-type="float">
            <text:p>0,198</text:p>
          </table:table-cell>
          <table:table-cell table:style-name="ce24" table:formula="of:=INFO.OBBA.OBBA.OBGET(INFO.OBBA.OBBA.OBCALL(&quot;&quot;;[.$B$12];&quot;getRandomNumber&quot;;INFO.OBBA.OBBA.OBMAKE(&quot;&quot;;&quot;int&quot;;[.L178])))" office:value-type="float" office:value="0.253663668979395" calcext:value-type="float">
            <text:p>0,25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1" calcext:value-type="float">
            <text:p>171</text:p>
          </table:table-cell>
          <table:table-cell table:style-name="ce24" table:formula="of:=INFO.OBBA.OBBA.OBGET(INFO.OBBA.OBBA.OBCALL(&quot;&quot;;[.$B$12];&quot;getRandomNumber&quot;;INFO.OBBA.OBBA.OBMAKE(&quot;&quot;;&quot;int&quot;;[.H179])))" office:value-type="float" office:value="0.73166501923371" calcext:value-type="float">
            <text:p>0,732</text:p>
          </table:table-cell>
          <table:table-cell table:style-name="ce1"/>
          <table:table-cell table:style-name="ce20" table:formula="of:=[.K178]+2" office:value-type="float" office:value="342" calcext:value-type="float">
            <text:p>342</text:p>
          </table:table-cell>
          <table:table-cell table:style-name="ce20" table:formula="of:=[.L178]+2" office:value-type="float" office:value="343" calcext:value-type="float">
            <text:p>343</text:p>
          </table:table-cell>
          <table:table-cell table:style-name="ce24" table:formula="of:=INFO.OBBA.OBBA.OBGET(INFO.OBBA.OBBA.OBCALL(&quot;&quot;;[.$B$12];&quot;getRandomNumber&quot;;INFO.OBBA.OBBA.OBMAKE(&quot;&quot;;&quot;int&quot;;[.K179])))" office:value-type="float" office:value="0.643153172528242" calcext:value-type="float">
            <text:p>0,643</text:p>
          </table:table-cell>
          <table:table-cell table:style-name="ce24" table:formula="of:=INFO.OBBA.OBBA.OBGET(INFO.OBBA.OBBA.OBCALL(&quot;&quot;;[.$B$12];&quot;getRandomNumber&quot;;INFO.OBBA.OBBA.OBMAKE(&quot;&quot;;&quot;int&quot;;[.L179])))" office:value-type="float" office:value="0.332536913410088" calcext:value-type="float">
            <text:p>0,33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2" calcext:value-type="float">
            <text:p>172</text:p>
          </table:table-cell>
          <table:table-cell table:style-name="ce24" table:formula="of:=INFO.OBBA.OBBA.OBGET(INFO.OBBA.OBBA.OBCALL(&quot;&quot;;[.$B$12];&quot;getRandomNumber&quot;;INFO.OBBA.OBBA.OBMAKE(&quot;&quot;;&quot;int&quot;;[.H180])))" office:value-type="float" office:value="0.559003673728113" calcext:value-type="float">
            <text:p>0,559</text:p>
          </table:table-cell>
          <table:table-cell table:style-name="ce1"/>
          <table:table-cell table:style-name="ce20" table:formula="of:=[.K179]+2" office:value-type="float" office:value="344" calcext:value-type="float">
            <text:p>344</text:p>
          </table:table-cell>
          <table:table-cell table:style-name="ce20" table:formula="of:=[.L179]+2" office:value-type="float" office:value="345" calcext:value-type="float">
            <text:p>345</text:p>
          </table:table-cell>
          <table:table-cell table:style-name="ce24" table:formula="of:=INFO.OBBA.OBBA.OBGET(INFO.OBBA.OBBA.OBCALL(&quot;&quot;;[.$B$12];&quot;getRandomNumber&quot;;INFO.OBBA.OBBA.OBMAKE(&quot;&quot;;&quot;int&quot;;[.K180])))" office:value-type="float" office:value="0.809600795907659" calcext:value-type="float">
            <text:p>0,810</text:p>
          </table:table-cell>
          <table:table-cell table:style-name="ce24" table:formula="of:=INFO.OBBA.OBBA.OBGET(INFO.OBBA.OBBA.OBCALL(&quot;&quot;;[.$B$12];&quot;getRandomNumber&quot;;INFO.OBBA.OBBA.OBMAKE(&quot;&quot;;&quot;int&quot;;[.L180])))" office:value-type="float" office:value="0.303669349144982" calcext:value-type="float">
            <text:p>0,30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3" calcext:value-type="float">
            <text:p>173</text:p>
          </table:table-cell>
          <table:table-cell table:style-name="ce24" table:formula="of:=INFO.OBBA.OBBA.OBGET(INFO.OBBA.OBBA.OBCALL(&quot;&quot;;[.$B$12];&quot;getRandomNumber&quot;;INFO.OBBA.OBBA.OBMAKE(&quot;&quot;;&quot;int&quot;;[.H181])))" office:value-type="float" office:value="0.276364461833399" calcext:value-type="float">
            <text:p>0,276</text:p>
          </table:table-cell>
          <table:table-cell table:style-name="ce1"/>
          <table:table-cell table:style-name="ce20" table:formula="of:=[.K180]+2" office:value-type="float" office:value="346" calcext:value-type="float">
            <text:p>346</text:p>
          </table:table-cell>
          <table:table-cell table:style-name="ce20" table:formula="of:=[.L180]+2" office:value-type="float" office:value="347" calcext:value-type="float">
            <text:p>347</text:p>
          </table:table-cell>
          <table:table-cell table:style-name="ce24" table:formula="of:=INFO.OBBA.OBBA.OBGET(INFO.OBBA.OBBA.OBCALL(&quot;&quot;;[.$B$12];&quot;getRandomNumber&quot;;INFO.OBBA.OBBA.OBMAKE(&quot;&quot;;&quot;int&quot;;[.K181])))" office:value-type="float" office:value="0.904174604419515" calcext:value-type="float">
            <text:p>0,904</text:p>
          </table:table-cell>
          <table:table-cell table:style-name="ce24" table:formula="of:=INFO.OBBA.OBBA.OBGET(INFO.OBBA.OBBA.OBCALL(&quot;&quot;;[.$B$12];&quot;getRandomNumber&quot;;INFO.OBBA.OBBA.OBMAKE(&quot;&quot;;&quot;int&quot;;[.L181])))" office:value-type="float" office:value="0.634031122482842" calcext:value-type="float">
            <text:p>0,63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4" calcext:value-type="float">
            <text:p>174</text:p>
          </table:table-cell>
          <table:table-cell table:style-name="ce24" table:formula="of:=INFO.OBBA.OBBA.OBGET(INFO.OBBA.OBBA.OBCALL(&quot;&quot;;[.$B$12];&quot;getRandomNumber&quot;;INFO.OBBA.OBBA.OBMAKE(&quot;&quot;;&quot;int&quot;;[.H182])))" office:value-type="float" office:value="0.463213808041243" calcext:value-type="float">
            <text:p>0,463</text:p>
          </table:table-cell>
          <table:table-cell table:style-name="ce1"/>
          <table:table-cell table:style-name="ce20" table:formula="of:=[.K181]+2" office:value-type="float" office:value="348" calcext:value-type="float">
            <text:p>348</text:p>
          </table:table-cell>
          <table:table-cell table:style-name="ce20" table:formula="of:=[.L181]+2" office:value-type="float" office:value="349" calcext:value-type="float">
            <text:p>349</text:p>
          </table:table-cell>
          <table:table-cell table:style-name="ce24" table:formula="of:=INFO.OBBA.OBBA.OBGET(INFO.OBBA.OBBA.OBCALL(&quot;&quot;;[.$B$12];&quot;getRandomNumber&quot;;INFO.OBBA.OBBA.OBMAKE(&quot;&quot;;&quot;int&quot;;[.K182])))" office:value-type="float" office:value="0.00748007766354752" calcext:value-type="float">
            <text:p>0,007</text:p>
          </table:table-cell>
          <table:table-cell table:style-name="ce24" table:formula="of:=INFO.OBBA.OBBA.OBGET(INFO.OBBA.OBBA.OBCALL(&quot;&quot;;[.$B$12];&quot;getRandomNumber&quot;;INFO.OBBA.OBBA.OBMAKE(&quot;&quot;;&quot;int&quot;;[.L182])))" office:value-type="float" office:value="0.785071161387937" calcext:value-type="float">
            <text:p>0,78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5" calcext:value-type="float">
            <text:p>175</text:p>
          </table:table-cell>
          <table:table-cell table:style-name="ce24" table:formula="of:=INFO.OBBA.OBBA.OBGET(INFO.OBBA.OBBA.OBCALL(&quot;&quot;;[.$B$12];&quot;getRandomNumber&quot;;INFO.OBBA.OBBA.OBMAKE(&quot;&quot;;&quot;int&quot;;[.H183])))" office:value-type="float" office:value="0.133789013799982" calcext:value-type="float">
            <text:p>0,134</text:p>
          </table:table-cell>
          <table:table-cell table:style-name="ce1"/>
          <table:table-cell table:style-name="ce20" table:formula="of:=[.K182]+2" office:value-type="float" office:value="350" calcext:value-type="float">
            <text:p>350</text:p>
          </table:table-cell>
          <table:table-cell table:style-name="ce20" table:formula="of:=[.L182]+2" office:value-type="float" office:value="351" calcext:value-type="float">
            <text:p>351</text:p>
          </table:table-cell>
          <table:table-cell table:style-name="ce24" table:formula="of:=INFO.OBBA.OBBA.OBGET(INFO.OBBA.OBBA.OBCALL(&quot;&quot;;[.$B$12];&quot;getRandomNumber&quot;;INFO.OBBA.OBBA.OBMAKE(&quot;&quot;;&quot;int&quot;;[.K183])))" office:value-type="float" office:value="0.833090934702367" calcext:value-type="float">
            <text:p>0,833</text:p>
          </table:table-cell>
          <table:table-cell table:style-name="ce24" table:formula="of:=INFO.OBBA.OBBA.OBGET(INFO.OBBA.OBBA.OBCALL(&quot;&quot;;[.$B$12];&quot;getRandomNumber&quot;;INFO.OBBA.OBBA.OBMAKE(&quot;&quot;;&quot;int&quot;;[.L183])))" office:value-type="float" office:value="0.397452397901428" calcext:value-type="float">
            <text:p>0,39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6" calcext:value-type="float">
            <text:p>176</text:p>
          </table:table-cell>
          <table:table-cell table:style-name="ce24" table:formula="of:=INFO.OBBA.OBBA.OBGET(INFO.OBBA.OBBA.OBCALL(&quot;&quot;;[.$B$12];&quot;getRandomNumber&quot;;INFO.OBBA.OBBA.OBMAKE(&quot;&quot;;&quot;int&quot;;[.H184])))" office:value-type="float" office:value="0.956758928264589" calcext:value-type="float">
            <text:p>0,957</text:p>
          </table:table-cell>
          <table:table-cell table:style-name="ce1"/>
          <table:table-cell table:style-name="ce20" table:formula="of:=[.K183]+2" office:value-type="float" office:value="352" calcext:value-type="float">
            <text:p>352</text:p>
          </table:table-cell>
          <table:table-cell table:style-name="ce20" table:formula="of:=[.L183]+2" office:value-type="float" office:value="353" calcext:value-type="float">
            <text:p>353</text:p>
          </table:table-cell>
          <table:table-cell table:style-name="ce24" table:formula="of:=INFO.OBBA.OBBA.OBGET(INFO.OBBA.OBBA.OBCALL(&quot;&quot;;[.$B$12];&quot;getRandomNumber&quot;;INFO.OBBA.OBBA.OBMAKE(&quot;&quot;;&quot;int&quot;;[.K184])))" office:value-type="float" office:value="0.423269671290821" calcext:value-type="float">
            <text:p>0,423</text:p>
          </table:table-cell>
          <table:table-cell table:style-name="ce24" table:formula="of:=INFO.OBBA.OBBA.OBGET(INFO.OBBA.OBBA.OBCALL(&quot;&quot;;[.$B$12];&quot;getRandomNumber&quot;;INFO.OBBA.OBBA.OBMAKE(&quot;&quot;;&quot;int&quot;;[.L184])))" office:value-type="float" office:value="0.588614513875836" calcext:value-type="float">
            <text:p>0,58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7" calcext:value-type="float">
            <text:p>177</text:p>
          </table:table-cell>
          <table:table-cell table:style-name="ce24" table:formula="of:=INFO.OBBA.OBBA.OBGET(INFO.OBBA.OBBA.OBCALL(&quot;&quot;;[.$B$12];&quot;getRandomNumber&quot;;INFO.OBBA.OBBA.OBMAKE(&quot;&quot;;&quot;int&quot;;[.H185])))" office:value-type="float" office:value="0.874216841800604" calcext:value-type="float">
            <text:p>0,874</text:p>
          </table:table-cell>
          <table:table-cell table:style-name="ce1"/>
          <table:table-cell table:style-name="ce20" table:formula="of:=[.K184]+2" office:value-type="float" office:value="354" calcext:value-type="float">
            <text:p>354</text:p>
          </table:table-cell>
          <table:table-cell table:style-name="ce20" table:formula="of:=[.L184]+2" office:value-type="float" office:value="355" calcext:value-type="float">
            <text:p>355</text:p>
          </table:table-cell>
          <table:table-cell table:style-name="ce24" table:formula="of:=INFO.OBBA.OBBA.OBGET(INFO.OBBA.OBBA.OBCALL(&quot;&quot;;[.$B$12];&quot;getRandomNumber&quot;;INFO.OBBA.OBBA.OBMAKE(&quot;&quot;;&quot;int&quot;;[.K185])))" office:value-type="float" office:value="0.156452601232576" calcext:value-type="float">
            <text:p>0,156</text:p>
          </table:table-cell>
          <table:table-cell table:style-name="ce24" table:formula="of:=INFO.OBBA.OBBA.OBGET(INFO.OBBA.OBBA.OBCALL(&quot;&quot;;[.$B$12];&quot;getRandomNumber&quot;;INFO.OBBA.OBBA.OBMAKE(&quot;&quot;;&quot;int&quot;;[.L185])))" office:value-type="float" office:value="0.942882852326684" calcext:value-type="float">
            <text:p>0,94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8" calcext:value-type="float">
            <text:p>178</text:p>
          </table:table-cell>
          <table:table-cell table:style-name="ce24" table:formula="of:=INFO.OBBA.OBBA.OBGET(INFO.OBBA.OBBA.OBCALL(&quot;&quot;;[.$B$12];&quot;getRandomNumber&quot;;INFO.OBBA.OBBA.OBMAKE(&quot;&quot;;&quot;int&quot;;[.H186])))" office:value-type="float" office:value="0.995589182728677" calcext:value-type="float">
            <text:p>0,996</text:p>
          </table:table-cell>
          <table:table-cell table:style-name="ce1"/>
          <table:table-cell table:style-name="ce20" table:formula="of:=[.K185]+2" office:value-type="float" office:value="356" calcext:value-type="float">
            <text:p>356</text:p>
          </table:table-cell>
          <table:table-cell table:style-name="ce20" table:formula="of:=[.L185]+2" office:value-type="float" office:value="357" calcext:value-type="float">
            <text:p>357</text:p>
          </table:table-cell>
          <table:table-cell table:style-name="ce24" table:formula="of:=INFO.OBBA.OBBA.OBGET(INFO.OBBA.OBBA.OBCALL(&quot;&quot;;[.$B$12];&quot;getRandomNumber&quot;;INFO.OBBA.OBBA.OBMAKE(&quot;&quot;;&quot;int&quot;;[.K186])))" office:value-type="float" office:value="0.611646064717711" calcext:value-type="float">
            <text:p>0,612</text:p>
          </table:table-cell>
          <table:table-cell table:style-name="ce24" table:formula="of:=INFO.OBBA.OBBA.OBGET(INFO.OBBA.OBBA.OBCALL(&quot;&quot;;[.$B$12];&quot;getRandomNumber&quot;;INFO.OBBA.OBBA.OBMAKE(&quot;&quot;;&quot;int&quot;;[.L186])))" office:value-type="float" office:value="0.459587123024961" calcext:value-type="float">
            <text:p>0,46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9" calcext:value-type="float">
            <text:p>179</text:p>
          </table:table-cell>
          <table:table-cell table:style-name="ce24" table:formula="of:=INFO.OBBA.OBBA.OBGET(INFO.OBBA.OBBA.OBCALL(&quot;&quot;;[.$B$12];&quot;getRandomNumber&quot;;INFO.OBBA.OBBA.OBMAKE(&quot;&quot;;&quot;int&quot;;[.H187])))" office:value-type="float" office:value="0.566534096551673" calcext:value-type="float">
            <text:p>0,567</text:p>
          </table:table-cell>
          <table:table-cell table:style-name="ce1"/>
          <table:table-cell table:style-name="ce20" table:formula="of:=[.K186]+2" office:value-type="float" office:value="358" calcext:value-type="float">
            <text:p>358</text:p>
          </table:table-cell>
          <table:table-cell table:style-name="ce20" table:formula="of:=[.L186]+2" office:value-type="float" office:value="359" calcext:value-type="float">
            <text:p>359</text:p>
          </table:table-cell>
          <table:table-cell table:style-name="ce24" table:formula="of:=INFO.OBBA.OBBA.OBGET(INFO.OBBA.OBBA.OBCALL(&quot;&quot;;[.$B$12];&quot;getRandomNumber&quot;;INFO.OBBA.OBBA.OBMAKE(&quot;&quot;;&quot;int&quot;;[.K187])))" office:value-type="float" office:value="0.0766872237815115" calcext:value-type="float">
            <text:p>0,077</text:p>
          </table:table-cell>
          <table:table-cell table:style-name="ce24" table:formula="of:=INFO.OBBA.OBBA.OBGET(INFO.OBBA.OBBA.OBCALL(&quot;&quot;;[.$B$12];&quot;getRandomNumber&quot;;INFO.OBBA.OBBA.OBMAKE(&quot;&quot;;&quot;int&quot;;[.L187])))" office:value-type="float" office:value="0.8040692126371" calcext:value-type="float">
            <text:p>0,80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0" calcext:value-type="float">
            <text:p>180</text:p>
          </table:table-cell>
          <table:table-cell table:style-name="ce24" table:formula="of:=INFO.OBBA.OBBA.OBGET(INFO.OBBA.OBBA.OBCALL(&quot;&quot;;[.$B$12];&quot;getRandomNumber&quot;;INFO.OBBA.OBBA.OBMAKE(&quot;&quot;;&quot;int&quot;;[.H188])))" office:value-type="float" office:value="0.859510074270377" calcext:value-type="float">
            <text:p>0,860</text:p>
          </table:table-cell>
          <table:table-cell table:style-name="ce1"/>
          <table:table-cell table:style-name="ce20" table:formula="of:=[.K187]+2" office:value-type="float" office:value="360" calcext:value-type="float">
            <text:p>360</text:p>
          </table:table-cell>
          <table:table-cell table:style-name="ce20" table:formula="of:=[.L187]+2" office:value-type="float" office:value="361" calcext:value-type="float">
            <text:p>361</text:p>
          </table:table-cell>
          <table:table-cell table:style-name="ce24" table:formula="of:=INFO.OBBA.OBBA.OBGET(INFO.OBBA.OBBA.OBCALL(&quot;&quot;;[.$B$12];&quot;getRandomNumber&quot;;INFO.OBBA.OBBA.OBMAKE(&quot;&quot;;&quot;int&quot;;[.K188])))" office:value-type="float" office:value="0.620270912696858" calcext:value-type="float">
            <text:p>0,620</text:p>
          </table:table-cell>
          <table:table-cell table:style-name="ce24" table:formula="of:=INFO.OBBA.OBBA.OBGET(INFO.OBBA.OBBA.OBCALL(&quot;&quot;;[.$B$12];&quot;getRandomNumber&quot;;INFO.OBBA.OBBA.OBMAKE(&quot;&quot;;&quot;int&quot;;[.L188])))" office:value-type="float" office:value="0.386654760701868" calcext:value-type="float">
            <text:p>0,38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1" calcext:value-type="float">
            <text:p>181</text:p>
          </table:table-cell>
          <table:table-cell table:style-name="ce24" table:formula="of:=INFO.OBBA.OBBA.OBGET(INFO.OBBA.OBBA.OBCALL(&quot;&quot;;[.$B$12];&quot;getRandomNumber&quot;;INFO.OBBA.OBBA.OBMAKE(&quot;&quot;;&quot;int&quot;;[.H189])))" office:value-type="float" office:value="0.666472877760977" calcext:value-type="float">
            <text:p>0,666</text:p>
          </table:table-cell>
          <table:table-cell table:style-name="ce1"/>
          <table:table-cell table:style-name="ce20" table:formula="of:=[.K188]+2" office:value-type="float" office:value="362" calcext:value-type="float">
            <text:p>362</text:p>
          </table:table-cell>
          <table:table-cell table:style-name="ce20" table:formula="of:=[.L188]+2" office:value-type="float" office:value="363" calcext:value-type="float">
            <text:p>363</text:p>
          </table:table-cell>
          <table:table-cell table:style-name="ce24" table:formula="of:=INFO.OBBA.OBBA.OBGET(INFO.OBBA.OBBA.OBCALL(&quot;&quot;;[.$B$12];&quot;getRandomNumber&quot;;INFO.OBBA.OBBA.OBMAKE(&quot;&quot;;&quot;int&quot;;[.K189])))" office:value-type="float" office:value="0.987633471110405" calcext:value-type="float">
            <text:p>0,988</text:p>
          </table:table-cell>
          <table:table-cell table:style-name="ce24" table:formula="of:=INFO.OBBA.OBBA.OBGET(INFO.OBBA.OBBA.OBCALL(&quot;&quot;;[.$B$12];&quot;getRandomNumber&quot;;INFO.OBBA.OBBA.OBMAKE(&quot;&quot;;&quot;int&quot;;[.L189])))" office:value-type="float" office:value="0.136868473632283" calcext:value-type="float">
            <text:p>0,13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2" calcext:value-type="float">
            <text:p>182</text:p>
          </table:table-cell>
          <table:table-cell table:style-name="ce24" table:formula="of:=INFO.OBBA.OBBA.OBGET(INFO.OBBA.OBBA.OBCALL(&quot;&quot;;[.$B$12];&quot;getRandomNumber&quot;;INFO.OBBA.OBBA.OBMAKE(&quot;&quot;;&quot;int&quot;;[.H190])))" office:value-type="float" office:value="0.0370463681406771" calcext:value-type="float">
            <text:p>0,037</text:p>
          </table:table-cell>
          <table:table-cell table:style-name="ce1"/>
          <table:table-cell table:style-name="ce20" table:formula="of:=[.K189]+2" office:value-type="float" office:value="364" calcext:value-type="float">
            <text:p>364</text:p>
          </table:table-cell>
          <table:table-cell table:style-name="ce20" table:formula="of:=[.L189]+2" office:value-type="float" office:value="365" calcext:value-type="float">
            <text:p>365</text:p>
          </table:table-cell>
          <table:table-cell table:style-name="ce24" table:formula="of:=INFO.OBBA.OBBA.OBGET(INFO.OBBA.OBBA.OBCALL(&quot;&quot;;[.$B$12];&quot;getRandomNumber&quot;;INFO.OBBA.OBBA.OBMAKE(&quot;&quot;;&quot;int&quot;;[.K190])))" office:value-type="float" office:value="0.519848691275478" calcext:value-type="float">
            <text:p>0,520</text:p>
          </table:table-cell>
          <table:table-cell table:style-name="ce24" table:formula="of:=INFO.OBBA.OBBA.OBGET(INFO.OBBA.OBBA.OBCALL(&quot;&quot;;[.$B$12];&quot;getRandomNumber&quot;;INFO.OBBA.OBBA.OBMAKE(&quot;&quot;;&quot;int&quot;;[.L190])))" office:value-type="float" office:value="0.553494385158245" calcext:value-type="float">
            <text:p>0,55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3" calcext:value-type="float">
            <text:p>183</text:p>
          </table:table-cell>
          <table:table-cell table:style-name="ce24" table:formula="of:=INFO.OBBA.OBBA.OBGET(INFO.OBBA.OBBA.OBCALL(&quot;&quot;;[.$B$12];&quot;getRandomNumber&quot;;INFO.OBBA.OBBA.OBMAKE(&quot;&quot;;&quot;int&quot;;[.H191])))" office:value-type="float" office:value="0.128332616919877" calcext:value-type="float">
            <text:p>0,128</text:p>
          </table:table-cell>
          <table:table-cell table:style-name="ce1"/>
          <table:table-cell table:style-name="ce20" table:formula="of:=[.K190]+2" office:value-type="float" office:value="366" calcext:value-type="float">
            <text:p>366</text:p>
          </table:table-cell>
          <table:table-cell table:style-name="ce20" table:formula="of:=[.L190]+2" office:value-type="float" office:value="367" calcext:value-type="float">
            <text:p>367</text:p>
          </table:table-cell>
          <table:table-cell table:style-name="ce24" table:formula="of:=INFO.OBBA.OBBA.OBGET(INFO.OBBA.OBBA.OBCALL(&quot;&quot;;[.$B$12];&quot;getRandomNumber&quot;;INFO.OBBA.OBBA.OBMAKE(&quot;&quot;;&quot;int&quot;;[.K191])))" office:value-type="float" office:value="0.625835989293514" calcext:value-type="float">
            <text:p>0,626</text:p>
          </table:table-cell>
          <table:table-cell table:style-name="ce24" table:formula="of:=INFO.OBBA.OBBA.OBGET(INFO.OBBA.OBBA.OBCALL(&quot;&quot;;[.$B$12];&quot;getRandomNumber&quot;;INFO.OBBA.OBBA.OBMAKE(&quot;&quot;;&quot;int&quot;;[.L191])))" office:value-type="float" office:value="0.558229394232968" calcext:value-type="float">
            <text:p>0,55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4" calcext:value-type="float">
            <text:p>184</text:p>
          </table:table-cell>
          <table:table-cell table:style-name="ce24" table:formula="of:=INFO.OBBA.OBBA.OBGET(INFO.OBBA.OBBA.OBCALL(&quot;&quot;;[.$B$12];&quot;getRandomNumber&quot;;INFO.OBBA.OBBA.OBMAKE(&quot;&quot;;&quot;int&quot;;[.H192])))" office:value-type="float" office:value="0.0561283126512794" calcext:value-type="float">
            <text:p>0,056</text:p>
          </table:table-cell>
          <table:table-cell table:style-name="ce1"/>
          <table:table-cell table:style-name="ce20" table:formula="of:=[.K191]+2" office:value-type="float" office:value="368" calcext:value-type="float">
            <text:p>368</text:p>
          </table:table-cell>
          <table:table-cell table:style-name="ce20" table:formula="of:=[.L191]+2" office:value-type="float" office:value="369" calcext:value-type="float">
            <text:p>369</text:p>
          </table:table-cell>
          <table:table-cell table:style-name="ce24" table:formula="of:=INFO.OBBA.OBBA.OBGET(INFO.OBBA.OBBA.OBCALL(&quot;&quot;;[.$B$12];&quot;getRandomNumber&quot;;INFO.OBBA.OBBA.OBMAKE(&quot;&quot;;&quot;int&quot;;[.K192])))" office:value-type="float" office:value="0.477466684807929" calcext:value-type="float">
            <text:p>0,477</text:p>
          </table:table-cell>
          <table:table-cell table:style-name="ce24" table:formula="of:=INFO.OBBA.OBBA.OBGET(INFO.OBBA.OBBA.OBCALL(&quot;&quot;;[.$B$12];&quot;getRandomNumber&quot;;INFO.OBBA.OBBA.OBMAKE(&quot;&quot;;&quot;int&quot;;[.L192])))" office:value-type="float" office:value="0.280222530549308" calcext:value-type="float">
            <text:p>0,28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5" calcext:value-type="float">
            <text:p>185</text:p>
          </table:table-cell>
          <table:table-cell table:style-name="ce24" table:formula="of:=INFO.OBBA.OBBA.OBGET(INFO.OBBA.OBBA.OBCALL(&quot;&quot;;[.$B$12];&quot;getRandomNumber&quot;;INFO.OBBA.OBBA.OBMAKE(&quot;&quot;;&quot;int&quot;;[.H193])))" office:value-type="float" office:value="0.12141524601541" calcext:value-type="float">
            <text:p>0,121</text:p>
          </table:table-cell>
          <table:table-cell table:style-name="ce1"/>
          <table:table-cell table:style-name="ce20" table:formula="of:=[.K192]+2" office:value-type="float" office:value="370" calcext:value-type="float">
            <text:p>370</text:p>
          </table:table-cell>
          <table:table-cell table:style-name="ce20" table:formula="of:=[.L192]+2" office:value-type="float" office:value="371" calcext:value-type="float">
            <text:p>371</text:p>
          </table:table-cell>
          <table:table-cell table:style-name="ce24" table:formula="of:=INFO.OBBA.OBBA.OBGET(INFO.OBBA.OBBA.OBCALL(&quot;&quot;;[.$B$12];&quot;getRandomNumber&quot;;INFO.OBBA.OBBA.OBMAKE(&quot;&quot;;&quot;int&quot;;[.K193])))" office:value-type="float" office:value="0.765300628454974" calcext:value-type="float">
            <text:p>0,765</text:p>
          </table:table-cell>
          <table:table-cell table:style-name="ce24" table:formula="of:=INFO.OBBA.OBBA.OBGET(INFO.OBBA.OBBA.OBCALL(&quot;&quot;;[.$B$12];&quot;getRandomNumber&quot;;INFO.OBBA.OBBA.OBMAKE(&quot;&quot;;&quot;int&quot;;[.L193])))" office:value-type="float" office:value="0.345130871711027" calcext:value-type="float">
            <text:p>0,34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6" calcext:value-type="float">
            <text:p>186</text:p>
          </table:table-cell>
          <table:table-cell table:style-name="ce24" table:formula="of:=INFO.OBBA.OBBA.OBGET(INFO.OBBA.OBBA.OBCALL(&quot;&quot;;[.$B$12];&quot;getRandomNumber&quot;;INFO.OBBA.OBBA.OBMAKE(&quot;&quot;;&quot;int&quot;;[.H194])))" office:value-type="float" office:value="0.931887924643503" calcext:value-type="float">
            <text:p>0,932</text:p>
          </table:table-cell>
          <table:table-cell table:style-name="ce1"/>
          <table:table-cell table:style-name="ce20" table:formula="of:=[.K193]+2" office:value-type="float" office:value="372" calcext:value-type="float">
            <text:p>372</text:p>
          </table:table-cell>
          <table:table-cell table:style-name="ce20" table:formula="of:=[.L193]+2" office:value-type="float" office:value="373" calcext:value-type="float">
            <text:p>373</text:p>
          </table:table-cell>
          <table:table-cell table:style-name="ce24" table:formula="of:=INFO.OBBA.OBBA.OBGET(INFO.OBBA.OBBA.OBCALL(&quot;&quot;;[.$B$12];&quot;getRandomNumber&quot;;INFO.OBBA.OBBA.OBMAKE(&quot;&quot;;&quot;int&quot;;[.K194])))" office:value-type="float" office:value="0.248457866687697" calcext:value-type="float">
            <text:p>0,248</text:p>
          </table:table-cell>
          <table:table-cell table:style-name="ce24" table:formula="of:=INFO.OBBA.OBBA.OBGET(INFO.OBBA.OBBA.OBCALL(&quot;&quot;;[.$B$12];&quot;getRandomNumber&quot;;INFO.OBBA.OBBA.OBMAKE(&quot;&quot;;&quot;int&quot;;[.L194])))" office:value-type="float" office:value="0.567438347352861" calcext:value-type="float">
            <text:p>0,56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7" calcext:value-type="float">
            <text:p>187</text:p>
          </table:table-cell>
          <table:table-cell table:style-name="ce24" table:formula="of:=INFO.OBBA.OBBA.OBGET(INFO.OBBA.OBBA.OBCALL(&quot;&quot;;[.$B$12];&quot;getRandomNumber&quot;;INFO.OBBA.OBBA.OBMAKE(&quot;&quot;;&quot;int&quot;;[.H195])))" office:value-type="float" office:value="0.555072919788922" calcext:value-type="float">
            <text:p>0,555</text:p>
          </table:table-cell>
          <table:table-cell table:style-name="ce1"/>
          <table:table-cell table:style-name="ce20" table:formula="of:=[.K194]+2" office:value-type="float" office:value="374" calcext:value-type="float">
            <text:p>374</text:p>
          </table:table-cell>
          <table:table-cell table:style-name="ce20" table:formula="of:=[.L194]+2" office:value-type="float" office:value="375" calcext:value-type="float">
            <text:p>375</text:p>
          </table:table-cell>
          <table:table-cell table:style-name="ce24" table:formula="of:=INFO.OBBA.OBBA.OBGET(INFO.OBBA.OBBA.OBCALL(&quot;&quot;;[.$B$12];&quot;getRandomNumber&quot;;INFO.OBBA.OBBA.OBMAKE(&quot;&quot;;&quot;int&quot;;[.K195])))" office:value-type="float" office:value="0.803290401725943" calcext:value-type="float">
            <text:p>0,803</text:p>
          </table:table-cell>
          <table:table-cell table:style-name="ce24" table:formula="of:=INFO.OBBA.OBBA.OBGET(INFO.OBBA.OBBA.OBCALL(&quot;&quot;;[.$B$12];&quot;getRandomNumber&quot;;INFO.OBBA.OBBA.OBMAKE(&quot;&quot;;&quot;int&quot;;[.L195])))" office:value-type="float" office:value="0.578677321310702" calcext:value-type="float">
            <text:p>0,57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8" calcext:value-type="float">
            <text:p>188</text:p>
          </table:table-cell>
          <table:table-cell table:style-name="ce24" table:formula="of:=INFO.OBBA.OBBA.OBGET(INFO.OBBA.OBBA.OBCALL(&quot;&quot;;[.$B$12];&quot;getRandomNumber&quot;;INFO.OBBA.OBBA.OBMAKE(&quot;&quot;;&quot;int&quot;;[.H196])))" office:value-type="float" office:value="0.478668657986997" calcext:value-type="float">
            <text:p>0,479</text:p>
          </table:table-cell>
          <table:table-cell table:style-name="ce1"/>
          <table:table-cell table:style-name="ce20" table:formula="of:=[.K195]+2" office:value-type="float" office:value="376" calcext:value-type="float">
            <text:p>376</text:p>
          </table:table-cell>
          <table:table-cell table:style-name="ce20" table:formula="of:=[.L195]+2" office:value-type="float" office:value="377" calcext:value-type="float">
            <text:p>377</text:p>
          </table:table-cell>
          <table:table-cell table:style-name="ce24" table:formula="of:=INFO.OBBA.OBBA.OBGET(INFO.OBBA.OBBA.OBCALL(&quot;&quot;;[.$B$12];&quot;getRandomNumber&quot;;INFO.OBBA.OBBA.OBMAKE(&quot;&quot;;&quot;int&quot;;[.K196])))" office:value-type="float" office:value="0.859331732809303" calcext:value-type="float">
            <text:p>0,859</text:p>
          </table:table-cell>
          <table:table-cell table:style-name="ce24" table:formula="of:=INFO.OBBA.OBBA.OBGET(INFO.OBBA.OBBA.OBCALL(&quot;&quot;;[.$B$12];&quot;getRandomNumber&quot;;INFO.OBBA.OBBA.OBMAKE(&quot;&quot;;&quot;int&quot;;[.L196])))" office:value-type="float" office:value="0.35341459746776" calcext:value-type="float">
            <text:p>0,35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9" calcext:value-type="float">
            <text:p>189</text:p>
          </table:table-cell>
          <table:table-cell table:style-name="ce24" table:formula="of:=INFO.OBBA.OBBA.OBGET(INFO.OBBA.OBBA.OBCALL(&quot;&quot;;[.$B$12];&quot;getRandomNumber&quot;;INFO.OBBA.OBBA.OBMAKE(&quot;&quot;;&quot;int&quot;;[.H197])))" office:value-type="float" office:value="0.0273949519752977" calcext:value-type="float">
            <text:p>0,027</text:p>
          </table:table-cell>
          <table:table-cell table:style-name="ce1"/>
          <table:table-cell table:style-name="ce20" table:formula="of:=[.K196]+2" office:value-type="float" office:value="378" calcext:value-type="float">
            <text:p>378</text:p>
          </table:table-cell>
          <table:table-cell table:style-name="ce20" table:formula="of:=[.L196]+2" office:value-type="float" office:value="379" calcext:value-type="float">
            <text:p>379</text:p>
          </table:table-cell>
          <table:table-cell table:style-name="ce24" table:formula="of:=INFO.OBBA.OBBA.OBGET(INFO.OBBA.OBBA.OBCALL(&quot;&quot;;[.$B$12];&quot;getRandomNumber&quot;;INFO.OBBA.OBBA.OBMAKE(&quot;&quot;;&quot;int&quot;;[.K197])))" office:value-type="float" office:value="0.0647419085842176" calcext:value-type="float">
            <text:p>0,065</text:p>
          </table:table-cell>
          <table:table-cell table:style-name="ce24" table:formula="of:=INFO.OBBA.OBBA.OBGET(INFO.OBBA.OBBA.OBCALL(&quot;&quot;;[.$B$12];&quot;getRandomNumber&quot;;INFO.OBBA.OBBA.OBMAKE(&quot;&quot;;&quot;int&quot;;[.L197])))" office:value-type="float" office:value="0.431636471896409" calcext:value-type="float">
            <text:p>0,43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0" calcext:value-type="float">
            <text:p>190</text:p>
          </table:table-cell>
          <table:table-cell table:style-name="ce24" table:formula="of:=INFO.OBBA.OBBA.OBGET(INFO.OBBA.OBBA.OBCALL(&quot;&quot;;[.$B$12];&quot;getRandomNumber&quot;;INFO.OBBA.OBBA.OBMAKE(&quot;&quot;;&quot;int&quot;;[.H198])))" office:value-type="float" office:value="0.19481391428466" calcext:value-type="float">
            <text:p>0,195</text:p>
          </table:table-cell>
          <table:table-cell table:style-name="ce1"/>
          <table:table-cell table:style-name="ce20" table:formula="of:=[.K197]+2" office:value-type="float" office:value="380" calcext:value-type="float">
            <text:p>380</text:p>
          </table:table-cell>
          <table:table-cell table:style-name="ce20" table:formula="of:=[.L197]+2" office:value-type="float" office:value="381" calcext:value-type="float">
            <text:p>381</text:p>
          </table:table-cell>
          <table:table-cell table:style-name="ce24" table:formula="of:=INFO.OBBA.OBBA.OBGET(INFO.OBBA.OBBA.OBCALL(&quot;&quot;;[.$B$12];&quot;getRandomNumber&quot;;INFO.OBBA.OBBA.OBMAKE(&quot;&quot;;&quot;int&quot;;[.K198])))" office:value-type="float" office:value="0.785254847437661" calcext:value-type="float">
            <text:p>0,785</text:p>
          </table:table-cell>
          <table:table-cell table:style-name="ce24" table:formula="of:=INFO.OBBA.OBBA.OBGET(INFO.OBBA.OBBA.OBCALL(&quot;&quot;;[.$B$12];&quot;getRandomNumber&quot;;INFO.OBBA.OBBA.OBMAKE(&quot;&quot;;&quot;int&quot;;[.L198])))" office:value-type="float" office:value="0.881421903931589" calcext:value-type="float">
            <text:p>0,88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1" calcext:value-type="float">
            <text:p>191</text:p>
          </table:table-cell>
          <table:table-cell table:style-name="ce24" table:formula="of:=INFO.OBBA.OBBA.OBGET(INFO.OBBA.OBBA.OBCALL(&quot;&quot;;[.$B$12];&quot;getRandomNumber&quot;;INFO.OBBA.OBBA.OBMAKE(&quot;&quot;;&quot;int&quot;;[.H199])))" office:value-type="float" office:value="0.261391164297566" calcext:value-type="float">
            <text:p>0,261</text:p>
          </table:table-cell>
          <table:table-cell table:style-name="ce1"/>
          <table:table-cell table:style-name="ce20" table:formula="of:=[.K198]+2" office:value-type="float" office:value="382" calcext:value-type="float">
            <text:p>382</text:p>
          </table:table-cell>
          <table:table-cell table:style-name="ce20" table:formula="of:=[.L198]+2" office:value-type="float" office:value="383" calcext:value-type="float">
            <text:p>383</text:p>
          </table:table-cell>
          <table:table-cell table:style-name="ce24" table:formula="of:=INFO.OBBA.OBBA.OBGET(INFO.OBBA.OBBA.OBCALL(&quot;&quot;;[.$B$12];&quot;getRandomNumber&quot;;INFO.OBBA.OBBA.OBMAKE(&quot;&quot;;&quot;int&quot;;[.K199])))" office:value-type="float" office:value="0.602889570553108" calcext:value-type="float">
            <text:p>0,603</text:p>
          </table:table-cell>
          <table:table-cell table:style-name="ce24" table:formula="of:=INFO.OBBA.OBBA.OBGET(INFO.OBBA.OBBA.OBCALL(&quot;&quot;;[.$B$12];&quot;getRandomNumber&quot;;INFO.OBBA.OBBA.OBMAKE(&quot;&quot;;&quot;int&quot;;[.L199])))" office:value-type="float" office:value="0.783560723895" calcext:value-type="float">
            <text:p>0,78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2" calcext:value-type="float">
            <text:p>192</text:p>
          </table:table-cell>
          <table:table-cell table:style-name="ce24" table:formula="of:=INFO.OBBA.OBBA.OBGET(INFO.OBBA.OBBA.OBCALL(&quot;&quot;;[.$B$12];&quot;getRandomNumber&quot;;INFO.OBBA.OBBA.OBMAKE(&quot;&quot;;&quot;int&quot;;[.H200])))" office:value-type="float" office:value="0.39513305650412" calcext:value-type="float">
            <text:p>0,395</text:p>
          </table:table-cell>
          <table:table-cell table:style-name="ce1"/>
          <table:table-cell table:style-name="ce20" table:formula="of:=[.K199]+2" office:value-type="float" office:value="384" calcext:value-type="float">
            <text:p>384</text:p>
          </table:table-cell>
          <table:table-cell table:style-name="ce20" table:formula="of:=[.L199]+2" office:value-type="float" office:value="385" calcext:value-type="float">
            <text:p>385</text:p>
          </table:table-cell>
          <table:table-cell table:style-name="ce24" table:formula="of:=INFO.OBBA.OBBA.OBGET(INFO.OBBA.OBBA.OBCALL(&quot;&quot;;[.$B$12];&quot;getRandomNumber&quot;;INFO.OBBA.OBBA.OBMAKE(&quot;&quot;;&quot;int&quot;;[.K200])))" office:value-type="float" office:value="0.353837600387878" calcext:value-type="float">
            <text:p>0,354</text:p>
          </table:table-cell>
          <table:table-cell table:style-name="ce24" table:formula="of:=INFO.OBBA.OBBA.OBGET(INFO.OBBA.OBBA.OBCALL(&quot;&quot;;[.$B$12];&quot;getRandomNumber&quot;;INFO.OBBA.OBBA.OBMAKE(&quot;&quot;;&quot;int&quot;;[.L200])))" office:value-type="float" office:value="0.270647166131659" calcext:value-type="float">
            <text:p>0,27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3" calcext:value-type="float">
            <text:p>193</text:p>
          </table:table-cell>
          <table:table-cell table:style-name="ce24" table:formula="of:=INFO.OBBA.OBBA.OBGET(INFO.OBBA.OBBA.OBCALL(&quot;&quot;;[.$B$12];&quot;getRandomNumber&quot;;INFO.OBBA.OBBA.OBMAKE(&quot;&quot;;&quot;int&quot;;[.H201])))" office:value-type="float" office:value="0.628552768208528" calcext:value-type="float">
            <text:p>0,629</text:p>
          </table:table-cell>
          <table:table-cell table:style-name="ce1"/>
          <table:table-cell table:style-name="ce20" table:formula="of:=[.K200]+2" office:value-type="float" office:value="386" calcext:value-type="float">
            <text:p>386</text:p>
          </table:table-cell>
          <table:table-cell table:style-name="ce20" table:formula="of:=[.L200]+2" office:value-type="float" office:value="387" calcext:value-type="float">
            <text:p>387</text:p>
          </table:table-cell>
          <table:table-cell table:style-name="ce24" table:formula="of:=INFO.OBBA.OBBA.OBGET(INFO.OBBA.OBBA.OBCALL(&quot;&quot;;[.$B$12];&quot;getRandomNumber&quot;;INFO.OBBA.OBBA.OBMAKE(&quot;&quot;;&quot;int&quot;;[.K201])))" office:value-type="float" office:value="0.79643099267288" calcext:value-type="float">
            <text:p>0,796</text:p>
          </table:table-cell>
          <table:table-cell table:style-name="ce24" table:formula="of:=INFO.OBBA.OBBA.OBGET(INFO.OBBA.OBBA.OBCALL(&quot;&quot;;[.$B$12];&quot;getRandomNumber&quot;;INFO.OBBA.OBBA.OBMAKE(&quot;&quot;;&quot;int&quot;;[.L201])))" office:value-type="float" office:value="0.158199562973535" calcext:value-type="float">
            <text:p>0,15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4" calcext:value-type="float">
            <text:p>194</text:p>
          </table:table-cell>
          <table:table-cell table:style-name="ce24" table:formula="of:=INFO.OBBA.OBBA.OBGET(INFO.OBBA.OBBA.OBCALL(&quot;&quot;;[.$B$12];&quot;getRandomNumber&quot;;INFO.OBBA.OBBA.OBMAKE(&quot;&quot;;&quot;int&quot;;[.H202])))" office:value-type="float" office:value="0.670004295158384" calcext:value-type="float">
            <text:p>0,670</text:p>
          </table:table-cell>
          <table:table-cell table:style-name="ce1"/>
          <table:table-cell table:style-name="ce20" table:formula="of:=[.K201]+2" office:value-type="float" office:value="388" calcext:value-type="float">
            <text:p>388</text:p>
          </table:table-cell>
          <table:table-cell table:style-name="ce20" table:formula="of:=[.L201]+2" office:value-type="float" office:value="389" calcext:value-type="float">
            <text:p>389</text:p>
          </table:table-cell>
          <table:table-cell table:style-name="ce24" table:formula="of:=INFO.OBBA.OBBA.OBGET(INFO.OBBA.OBBA.OBCALL(&quot;&quot;;[.$B$12];&quot;getRandomNumber&quot;;INFO.OBBA.OBBA.OBMAKE(&quot;&quot;;&quot;int&quot;;[.K202])))" office:value-type="float" office:value="0.932559612305573" calcext:value-type="float">
            <text:p>0,933</text:p>
          </table:table-cell>
          <table:table-cell table:style-name="ce24" table:formula="of:=INFO.OBBA.OBBA.OBGET(INFO.OBBA.OBBA.OBCALL(&quot;&quot;;[.$B$12];&quot;getRandomNumber&quot;;INFO.OBBA.OBBA.OBMAKE(&quot;&quot;;&quot;int&quot;;[.L202])))" office:value-type="float" office:value="0.316413308085608" calcext:value-type="float">
            <text:p>0,31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5" calcext:value-type="float">
            <text:p>195</text:p>
          </table:table-cell>
          <table:table-cell table:style-name="ce24" table:formula="of:=INFO.OBBA.OBBA.OBGET(INFO.OBBA.OBBA.OBCALL(&quot;&quot;;[.$B$12];&quot;getRandomNumber&quot;;INFO.OBBA.OBBA.OBMAKE(&quot;&quot;;&quot;int&quot;;[.H203])))" office:value-type="float" office:value="0.233377124133964" calcext:value-type="float">
            <text:p>0,233</text:p>
          </table:table-cell>
          <table:table-cell table:style-name="ce1"/>
          <table:table-cell table:style-name="ce20" table:formula="of:=[.K202]+2" office:value-type="float" office:value="390" calcext:value-type="float">
            <text:p>390</text:p>
          </table:table-cell>
          <table:table-cell table:style-name="ce20" table:formula="of:=[.L202]+2" office:value-type="float" office:value="391" calcext:value-type="float">
            <text:p>391</text:p>
          </table:table-cell>
          <table:table-cell table:style-name="ce24" table:formula="of:=INFO.OBBA.OBBA.OBGET(INFO.OBBA.OBBA.OBCALL(&quot;&quot;;[.$B$12];&quot;getRandomNumber&quot;;INFO.OBBA.OBBA.OBMAKE(&quot;&quot;;&quot;int&quot;;[.K203])))" office:value-type="float" office:value="0.089810330101085" calcext:value-type="float">
            <text:p>0,090</text:p>
          </table:table-cell>
          <table:table-cell table:style-name="ce24" table:formula="of:=INFO.OBBA.OBBA.OBGET(INFO.OBBA.OBBA.OBCALL(&quot;&quot;;[.$B$12];&quot;getRandomNumber&quot;;INFO.OBBA.OBBA.OBMAKE(&quot;&quot;;&quot;int&quot;;[.L203])))" office:value-type="float" office:value="0.871440713254242" calcext:value-type="float">
            <text:p>0,87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6" calcext:value-type="float">
            <text:p>196</text:p>
          </table:table-cell>
          <table:table-cell table:style-name="ce24" table:formula="of:=INFO.OBBA.OBBA.OBGET(INFO.OBBA.OBBA.OBCALL(&quot;&quot;;[.$B$12];&quot;getRandomNumber&quot;;INFO.OBBA.OBBA.OBMAKE(&quot;&quot;;&quot;int&quot;;[.H204])))" office:value-type="float" office:value="0.436907305947427" calcext:value-type="float">
            <text:p>0,437</text:p>
          </table:table-cell>
          <table:table-cell table:style-name="ce1"/>
          <table:table-cell table:style-name="ce20" table:formula="of:=[.K203]+2" office:value-type="float" office:value="392" calcext:value-type="float">
            <text:p>392</text:p>
          </table:table-cell>
          <table:table-cell table:style-name="ce20" table:formula="of:=[.L203]+2" office:value-type="float" office:value="393" calcext:value-type="float">
            <text:p>393</text:p>
          </table:table-cell>
          <table:table-cell table:style-name="ce24" table:formula="of:=INFO.OBBA.OBBA.OBGET(INFO.OBBA.OBBA.OBCALL(&quot;&quot;;[.$B$12];&quot;getRandomNumber&quot;;INFO.OBBA.OBBA.OBMAKE(&quot;&quot;;&quot;int&quot;;[.K204])))" office:value-type="float" office:value="0.744615241654196" calcext:value-type="float">
            <text:p>0,745</text:p>
          </table:table-cell>
          <table:table-cell table:style-name="ce24" table:formula="of:=INFO.OBBA.OBBA.OBGET(INFO.OBBA.OBBA.OBCALL(&quot;&quot;;[.$B$12];&quot;getRandomNumber&quot;;INFO.OBBA.OBBA.OBMAKE(&quot;&quot;;&quot;int&quot;;[.L204])))" office:value-type="float" office:value="0.710426741126995" calcext:value-type="float">
            <text:p>0,71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7" calcext:value-type="float">
            <text:p>197</text:p>
          </table:table-cell>
          <table:table-cell table:style-name="ce24" table:formula="of:=INFO.OBBA.OBBA.OBGET(INFO.OBBA.OBBA.OBCALL(&quot;&quot;;[.$B$12];&quot;getRandomNumber&quot;;INFO.OBBA.OBBA.OBMAKE(&quot;&quot;;&quot;int&quot;;[.H205])))" office:value-type="float" office:value="0.998416216252839" calcext:value-type="float">
            <text:p>0,998</text:p>
          </table:table-cell>
          <table:table-cell table:style-name="ce1"/>
          <table:table-cell table:style-name="ce20" table:formula="of:=[.K204]+2" office:value-type="float" office:value="394" calcext:value-type="float">
            <text:p>394</text:p>
          </table:table-cell>
          <table:table-cell table:style-name="ce20" table:formula="of:=[.L204]+2" office:value-type="float" office:value="395" calcext:value-type="float">
            <text:p>395</text:p>
          </table:table-cell>
          <table:table-cell table:style-name="ce24" table:formula="of:=INFO.OBBA.OBBA.OBGET(INFO.OBBA.OBBA.OBCALL(&quot;&quot;;[.$B$12];&quot;getRandomNumber&quot;;INFO.OBBA.OBBA.OBMAKE(&quot;&quot;;&quot;int&quot;;[.K205])))" office:value-type="float" office:value="0.470469333014519" calcext:value-type="float">
            <text:p>0,470</text:p>
          </table:table-cell>
          <table:table-cell table:style-name="ce24" table:formula="of:=INFO.OBBA.OBBA.OBGET(INFO.OBBA.OBBA.OBCALL(&quot;&quot;;[.$B$12];&quot;getRandomNumber&quot;;INFO.OBBA.OBBA.OBMAKE(&quot;&quot;;&quot;int&quot;;[.L205])))" office:value-type="float" office:value="0.81425341212602" calcext:value-type="float">
            <text:p>0,81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8" calcext:value-type="float">
            <text:p>198</text:p>
          </table:table-cell>
          <table:table-cell table:style-name="ce24" table:formula="of:=INFO.OBBA.OBBA.OBGET(INFO.OBBA.OBBA.OBCALL(&quot;&quot;;[.$B$12];&quot;getRandomNumber&quot;;INFO.OBBA.OBBA.OBMAKE(&quot;&quot;;&quot;int&quot;;[.H206])))" office:value-type="float" office:value="0.246030208111284" calcext:value-type="float">
            <text:p>0,246</text:p>
          </table:table-cell>
          <table:table-cell table:style-name="ce1"/>
          <table:table-cell table:style-name="ce20" table:formula="of:=[.K205]+2" office:value-type="float" office:value="396" calcext:value-type="float">
            <text:p>396</text:p>
          </table:table-cell>
          <table:table-cell table:style-name="ce20" table:formula="of:=[.L205]+2" office:value-type="float" office:value="397" calcext:value-type="float">
            <text:p>397</text:p>
          </table:table-cell>
          <table:table-cell table:style-name="ce24" table:formula="of:=INFO.OBBA.OBBA.OBGET(INFO.OBBA.OBBA.OBCALL(&quot;&quot;;[.$B$12];&quot;getRandomNumber&quot;;INFO.OBBA.OBBA.OBMAKE(&quot;&quot;;&quot;int&quot;;[.K206])))" office:value-type="float" office:value="0.96897499438821" calcext:value-type="float">
            <text:p>0,969</text:p>
          </table:table-cell>
          <table:table-cell table:style-name="ce24" table:formula="of:=INFO.OBBA.OBBA.OBGET(INFO.OBBA.OBBA.OBCALL(&quot;&quot;;[.$B$12];&quot;getRandomNumber&quot;;INFO.OBBA.OBBA.OBMAKE(&quot;&quot;;&quot;int&quot;;[.L206])))" office:value-type="float" office:value="0.451364839465048" calcext:value-type="float">
            <text:p>0,45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9" calcext:value-type="float">
            <text:p>199</text:p>
          </table:table-cell>
          <table:table-cell table:style-name="ce24" table:formula="of:=INFO.OBBA.OBBA.OBGET(INFO.OBBA.OBBA.OBCALL(&quot;&quot;;[.$B$12];&quot;getRandomNumber&quot;;INFO.OBBA.OBBA.OBMAKE(&quot;&quot;;&quot;int&quot;;[.H207])))" office:value-type="float" office:value="0.923633788126073" calcext:value-type="float">
            <text:p>0,924</text:p>
          </table:table-cell>
          <table:table-cell table:style-name="ce1"/>
          <table:table-cell table:style-name="ce20" table:formula="of:=[.K206]+2" office:value-type="float" office:value="398" calcext:value-type="float">
            <text:p>398</text:p>
          </table:table-cell>
          <table:table-cell table:style-name="ce20" table:formula="of:=[.L206]+2" office:value-type="float" office:value="399" calcext:value-type="float">
            <text:p>399</text:p>
          </table:table-cell>
          <table:table-cell table:style-name="ce24" table:formula="of:=INFO.OBBA.OBBA.OBGET(INFO.OBBA.OBBA.OBCALL(&quot;&quot;;[.$B$12];&quot;getRandomNumber&quot;;INFO.OBBA.OBBA.OBMAKE(&quot;&quot;;&quot;int&quot;;[.K207])))" office:value-type="float" office:value="0.351828052639144" calcext:value-type="float">
            <text:p>0,352</text:p>
          </table:table-cell>
          <table:table-cell table:style-name="ce24" table:formula="of:=INFO.OBBA.OBBA.OBGET(INFO.OBBA.OBBA.OBCALL(&quot;&quot;;[.$B$12];&quot;getRandomNumber&quot;;INFO.OBBA.OBBA.OBMAKE(&quot;&quot;;&quot;int&quot;;[.L207])))" office:value-type="float" office:value="0.512899264043952" calcext:value-type="float">
            <text:p>0,51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0" calcext:value-type="float">
            <text:p>200</text:p>
          </table:table-cell>
          <table:table-cell table:style-name="ce24" table:formula="of:=INFO.OBBA.OBBA.OBGET(INFO.OBBA.OBBA.OBCALL(&quot;&quot;;[.$B$12];&quot;getRandomNumber&quot;;INFO.OBBA.OBBA.OBMAKE(&quot;&quot;;&quot;int&quot;;[.H208])))" office:value-type="float" office:value="0.105032604561904" calcext:value-type="float">
            <text:p>0,105</text:p>
          </table:table-cell>
          <table:table-cell table:style-name="ce1"/>
          <table:table-cell table:style-name="ce20" table:formula="of:=[.K207]+2" office:value-type="float" office:value="400" calcext:value-type="float">
            <text:p>400</text:p>
          </table:table-cell>
          <table:table-cell table:style-name="ce20" table:formula="of:=[.L207]+2" office:value-type="float" office:value="401" calcext:value-type="float">
            <text:p>401</text:p>
          </table:table-cell>
          <table:table-cell table:style-name="ce24" table:formula="of:=INFO.OBBA.OBBA.OBGET(INFO.OBBA.OBBA.OBCALL(&quot;&quot;;[.$B$12];&quot;getRandomNumber&quot;;INFO.OBBA.OBBA.OBMAKE(&quot;&quot;;&quot;int&quot;;[.K208])))" office:value-type="float" office:value="0.159125697252472" calcext:value-type="float">
            <text:p>0,159</text:p>
          </table:table-cell>
          <table:table-cell table:style-name="ce24" table:formula="of:=INFO.OBBA.OBBA.OBGET(INFO.OBBA.OBBA.OBCALL(&quot;&quot;;[.$B$12];&quot;getRandomNumber&quot;;INFO.OBBA.OBBA.OBMAKE(&quot;&quot;;&quot;int&quot;;[.L208])))" office:value-type="float" office:value="0.908437077685542" calcext:value-type="float">
            <text:p>0,90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1" calcext:value-type="float">
            <text:p>201</text:p>
          </table:table-cell>
          <table:table-cell table:style-name="ce24" table:formula="of:=INFO.OBBA.OBBA.OBGET(INFO.OBBA.OBBA.OBCALL(&quot;&quot;;[.$B$12];&quot;getRandomNumber&quot;;INFO.OBBA.OBBA.OBMAKE(&quot;&quot;;&quot;int&quot;;[.H209])))" office:value-type="float" office:value="0.708761375696732" calcext:value-type="float">
            <text:p>0,709</text:p>
          </table:table-cell>
          <table:table-cell table:style-name="ce1"/>
          <table:table-cell table:style-name="ce20" table:formula="of:=[.K208]+2" office:value-type="float" office:value="402" calcext:value-type="float">
            <text:p>402</text:p>
          </table:table-cell>
          <table:table-cell table:style-name="ce20" table:formula="of:=[.L208]+2" office:value-type="float" office:value="403" calcext:value-type="float">
            <text:p>403</text:p>
          </table:table-cell>
          <table:table-cell table:style-name="ce24" table:formula="of:=INFO.OBBA.OBBA.OBGET(INFO.OBBA.OBBA.OBCALL(&quot;&quot;;[.$B$12];&quot;getRandomNumber&quot;;INFO.OBBA.OBBA.OBMAKE(&quot;&quot;;&quot;int&quot;;[.K209])))" office:value-type="float" office:value="0.0465853376176098" calcext:value-type="float">
            <text:p>0,047</text:p>
          </table:table-cell>
          <table:table-cell table:style-name="ce24" table:formula="of:=INFO.OBBA.OBBA.OBGET(INFO.OBBA.OBBA.OBCALL(&quot;&quot;;[.$B$12];&quot;getRandomNumber&quot;;INFO.OBBA.OBBA.OBMAKE(&quot;&quot;;&quot;int&quot;;[.L209])))" office:value-type="float" office:value="0.466505717489185" calcext:value-type="float">
            <text:p>0,46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2" calcext:value-type="float">
            <text:p>202</text:p>
          </table:table-cell>
          <table:table-cell table:style-name="ce24" table:formula="of:=INFO.OBBA.OBBA.OBGET(INFO.OBBA.OBBA.OBCALL(&quot;&quot;;[.$B$12];&quot;getRandomNumber&quot;;INFO.OBBA.OBBA.OBMAKE(&quot;&quot;;&quot;int&quot;;[.H210])))" office:value-type="float" office:value="0.468599842721866" calcext:value-type="float">
            <text:p>0,469</text:p>
          </table:table-cell>
          <table:table-cell table:style-name="ce1"/>
          <table:table-cell table:style-name="ce20" table:formula="of:=[.K209]+2" office:value-type="float" office:value="404" calcext:value-type="float">
            <text:p>404</text:p>
          </table:table-cell>
          <table:table-cell table:style-name="ce20" table:formula="of:=[.L209]+2" office:value-type="float" office:value="405" calcext:value-type="float">
            <text:p>405</text:p>
          </table:table-cell>
          <table:table-cell table:style-name="ce24" table:formula="of:=INFO.OBBA.OBBA.OBGET(INFO.OBBA.OBBA.OBCALL(&quot;&quot;;[.$B$12];&quot;getRandomNumber&quot;;INFO.OBBA.OBBA.OBMAKE(&quot;&quot;;&quot;int&quot;;[.K210])))" office:value-type="float" office:value="0.0368453071979619" calcext:value-type="float">
            <text:p>0,037</text:p>
          </table:table-cell>
          <table:table-cell table:style-name="ce24" table:formula="of:=INFO.OBBA.OBBA.OBGET(INFO.OBBA.OBBA.OBCALL(&quot;&quot;;[.$B$12];&quot;getRandomNumber&quot;;INFO.OBBA.OBBA.OBMAKE(&quot;&quot;;&quot;int&quot;;[.L210])))" office:value-type="float" office:value="0.303615186635789" calcext:value-type="float">
            <text:p>0,30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3" calcext:value-type="float">
            <text:p>203</text:p>
          </table:table-cell>
          <table:table-cell table:style-name="ce24" table:formula="of:=INFO.OBBA.OBBA.OBGET(INFO.OBBA.OBBA.OBCALL(&quot;&quot;;[.$B$12];&quot;getRandomNumber&quot;;INFO.OBBA.OBBA.OBMAKE(&quot;&quot;;&quot;int&quot;;[.H211])))" office:value-type="float" office:value="0.0620983808089973" calcext:value-type="float">
            <text:p>0,062</text:p>
          </table:table-cell>
          <table:table-cell table:style-name="ce1"/>
          <table:table-cell table:style-name="ce20" table:formula="of:=[.K210]+2" office:value-type="float" office:value="406" calcext:value-type="float">
            <text:p>406</text:p>
          </table:table-cell>
          <table:table-cell table:style-name="ce20" table:formula="of:=[.L210]+2" office:value-type="float" office:value="407" calcext:value-type="float">
            <text:p>407</text:p>
          </table:table-cell>
          <table:table-cell table:style-name="ce24" table:formula="of:=INFO.OBBA.OBBA.OBGET(INFO.OBBA.OBBA.OBCALL(&quot;&quot;;[.$B$12];&quot;getRandomNumber&quot;;INFO.OBBA.OBBA.OBMAKE(&quot;&quot;;&quot;int&quot;;[.K211])))" office:value-type="float" office:value="0.962074068088498" calcext:value-type="float">
            <text:p>0,962</text:p>
          </table:table-cell>
          <table:table-cell table:style-name="ce24" table:formula="of:=INFO.OBBA.OBBA.OBGET(INFO.OBBA.OBBA.OBCALL(&quot;&quot;;[.$B$12];&quot;getRandomNumber&quot;;INFO.OBBA.OBBA.OBMAKE(&quot;&quot;;&quot;int&quot;;[.L211])))" office:value-type="float" office:value="0.966710889110604" calcext:value-type="float">
            <text:p>0,96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4" calcext:value-type="float">
            <text:p>204</text:p>
          </table:table-cell>
          <table:table-cell table:style-name="ce24" table:formula="of:=INFO.OBBA.OBBA.OBGET(INFO.OBBA.OBBA.OBCALL(&quot;&quot;;[.$B$12];&quot;getRandomNumber&quot;;INFO.OBBA.OBBA.OBMAKE(&quot;&quot;;&quot;int&quot;;[.H212])))" office:value-type="float" office:value="0.649495820634061" calcext:value-type="float">
            <text:p>0,649</text:p>
          </table:table-cell>
          <table:table-cell table:style-name="ce1"/>
          <table:table-cell table:style-name="ce20" table:formula="of:=[.K211]+2" office:value-type="float" office:value="408" calcext:value-type="float">
            <text:p>408</text:p>
          </table:table-cell>
          <table:table-cell table:style-name="ce20" table:formula="of:=[.L211]+2" office:value-type="float" office:value="409" calcext:value-type="float">
            <text:p>409</text:p>
          </table:table-cell>
          <table:table-cell table:style-name="ce24" table:formula="of:=INFO.OBBA.OBBA.OBGET(INFO.OBBA.OBBA.OBCALL(&quot;&quot;;[.$B$12];&quot;getRandomNumber&quot;;INFO.OBBA.OBBA.OBMAKE(&quot;&quot;;&quot;int&quot;;[.K212])))" office:value-type="float" office:value="0.103600591389094" calcext:value-type="float">
            <text:p>0,104</text:p>
          </table:table-cell>
          <table:table-cell table:style-name="ce24" table:formula="of:=INFO.OBBA.OBBA.OBGET(INFO.OBBA.OBBA.OBCALL(&quot;&quot;;[.$B$12];&quot;getRandomNumber&quot;;INFO.OBBA.OBBA.OBMAKE(&quot;&quot;;&quot;int&quot;;[.L212])))" office:value-type="float" office:value="0.513273933093358" calcext:value-type="float">
            <text:p>0,51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5" calcext:value-type="float">
            <text:p>205</text:p>
          </table:table-cell>
          <table:table-cell table:style-name="ce24" table:formula="of:=INFO.OBBA.OBBA.OBGET(INFO.OBBA.OBBA.OBCALL(&quot;&quot;;[.$B$12];&quot;getRandomNumber&quot;;INFO.OBBA.OBBA.OBMAKE(&quot;&quot;;&quot;int&quot;;[.H213])))" office:value-type="float" office:value="0.334654445095199" calcext:value-type="float">
            <text:p>0,335</text:p>
          </table:table-cell>
          <table:table-cell table:style-name="ce1"/>
          <table:table-cell table:style-name="ce20" table:formula="of:=[.K212]+2" office:value-type="float" office:value="410" calcext:value-type="float">
            <text:p>410</text:p>
          </table:table-cell>
          <table:table-cell table:style-name="ce20" table:formula="of:=[.L212]+2" office:value-type="float" office:value="411" calcext:value-type="float">
            <text:p>411</text:p>
          </table:table-cell>
          <table:table-cell table:style-name="ce24" table:formula="of:=INFO.OBBA.OBBA.OBGET(INFO.OBBA.OBBA.OBCALL(&quot;&quot;;[.$B$12];&quot;getRandomNumber&quot;;INFO.OBBA.OBBA.OBMAKE(&quot;&quot;;&quot;int&quot;;[.K213])))" office:value-type="float" office:value="0.466045855340459" calcext:value-type="float">
            <text:p>0,466</text:p>
          </table:table-cell>
          <table:table-cell table:style-name="ce24" table:formula="of:=INFO.OBBA.OBBA.OBGET(INFO.OBBA.OBBA.OBCALL(&quot;&quot;;[.$B$12];&quot;getRandomNumber&quot;;INFO.OBBA.OBBA.OBMAKE(&quot;&quot;;&quot;int&quot;;[.L213])))" office:value-type="float" office:value="0.357289003814713" calcext:value-type="float">
            <text:p>0,35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6" calcext:value-type="float">
            <text:p>206</text:p>
          </table:table-cell>
          <table:table-cell table:style-name="ce24" table:formula="of:=INFO.OBBA.OBBA.OBGET(INFO.OBBA.OBBA.OBCALL(&quot;&quot;;[.$B$12];&quot;getRandomNumber&quot;;INFO.OBBA.OBBA.OBMAKE(&quot;&quot;;&quot;int&quot;;[.H214])))" office:value-type="float" office:value="0.185435423463521" calcext:value-type="float">
            <text:p>0,185</text:p>
          </table:table-cell>
          <table:table-cell table:style-name="ce1"/>
          <table:table-cell table:style-name="ce20" table:formula="of:=[.K213]+2" office:value-type="float" office:value="412" calcext:value-type="float">
            <text:p>412</text:p>
          </table:table-cell>
          <table:table-cell table:style-name="ce20" table:formula="of:=[.L213]+2" office:value-type="float" office:value="413" calcext:value-type="float">
            <text:p>413</text:p>
          </table:table-cell>
          <table:table-cell table:style-name="ce24" table:formula="of:=INFO.OBBA.OBBA.OBGET(INFO.OBBA.OBBA.OBCALL(&quot;&quot;;[.$B$12];&quot;getRandomNumber&quot;;INFO.OBBA.OBBA.OBMAKE(&quot;&quot;;&quot;int&quot;;[.K214])))" office:value-type="float" office:value="0.966079101784659" calcext:value-type="float">
            <text:p>0,966</text:p>
          </table:table-cell>
          <table:table-cell table:style-name="ce24" table:formula="of:=INFO.OBBA.OBBA.OBGET(INFO.OBBA.OBBA.OBCALL(&quot;&quot;;[.$B$12];&quot;getRandomNumber&quot;;INFO.OBBA.OBBA.OBMAKE(&quot;&quot;;&quot;int&quot;;[.L214])))" office:value-type="float" office:value="0.501042139553482" calcext:value-type="float">
            <text:p>0,50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7" calcext:value-type="float">
            <text:p>207</text:p>
          </table:table-cell>
          <table:table-cell table:style-name="ce24" table:formula="of:=INFO.OBBA.OBBA.OBGET(INFO.OBBA.OBBA.OBCALL(&quot;&quot;;[.$B$12];&quot;getRandomNumber&quot;;INFO.OBBA.OBBA.OBMAKE(&quot;&quot;;&quot;int&quot;;[.H215])))" office:value-type="float" office:value="0.857531608503006" calcext:value-type="float">
            <text:p>0,858</text:p>
          </table:table-cell>
          <table:table-cell table:style-name="ce1"/>
          <table:table-cell table:style-name="ce20" table:formula="of:=[.K214]+2" office:value-type="float" office:value="414" calcext:value-type="float">
            <text:p>414</text:p>
          </table:table-cell>
          <table:table-cell table:style-name="ce20" table:formula="of:=[.L214]+2" office:value-type="float" office:value="415" calcext:value-type="float">
            <text:p>415</text:p>
          </table:table-cell>
          <table:table-cell table:style-name="ce24" table:formula="of:=INFO.OBBA.OBBA.OBGET(INFO.OBBA.OBBA.OBCALL(&quot;&quot;;[.$B$12];&quot;getRandomNumber&quot;;INFO.OBBA.OBBA.OBMAKE(&quot;&quot;;&quot;int&quot;;[.K215])))" office:value-type="float" office:value="0.518252857934583" calcext:value-type="float">
            <text:p>0,518</text:p>
          </table:table-cell>
          <table:table-cell table:style-name="ce24" table:formula="of:=INFO.OBBA.OBBA.OBGET(INFO.OBBA.OBBA.OBCALL(&quot;&quot;;[.$B$12];&quot;getRandomNumber&quot;;INFO.OBBA.OBBA.OBMAKE(&quot;&quot;;&quot;int&quot;;[.L215])))" office:value-type="float" office:value="0.395434564505935" calcext:value-type="float">
            <text:p>0,39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8" calcext:value-type="float">
            <text:p>208</text:p>
          </table:table-cell>
          <table:table-cell table:style-name="ce24" table:formula="of:=INFO.OBBA.OBBA.OBGET(INFO.OBBA.OBBA.OBCALL(&quot;&quot;;[.$B$12];&quot;getRandomNumber&quot;;INFO.OBBA.OBBA.OBMAKE(&quot;&quot;;&quot;int&quot;;[.H216])))" office:value-type="float" office:value="0.441795287054558" calcext:value-type="float">
            <text:p>0,442</text:p>
          </table:table-cell>
          <table:table-cell table:style-name="ce1"/>
          <table:table-cell table:style-name="ce20" table:formula="of:=[.K215]+2" office:value-type="float" office:value="416" calcext:value-type="float">
            <text:p>416</text:p>
          </table:table-cell>
          <table:table-cell table:style-name="ce20" table:formula="of:=[.L215]+2" office:value-type="float" office:value="417" calcext:value-type="float">
            <text:p>417</text:p>
          </table:table-cell>
          <table:table-cell table:style-name="ce24" table:formula="of:=INFO.OBBA.OBBA.OBGET(INFO.OBBA.OBBA.OBCALL(&quot;&quot;;[.$B$12];&quot;getRandomNumber&quot;;INFO.OBBA.OBBA.OBMAKE(&quot;&quot;;&quot;int&quot;;[.K216])))" office:value-type="float" office:value="0.363232299847691" calcext:value-type="float">
            <text:p>0,363</text:p>
          </table:table-cell>
          <table:table-cell table:style-name="ce24" table:formula="of:=INFO.OBBA.OBBA.OBGET(INFO.OBBA.OBBA.OBCALL(&quot;&quot;;[.$B$12];&quot;getRandomNumber&quot;;INFO.OBBA.OBBA.OBMAKE(&quot;&quot;;&quot;int&quot;;[.L216])))" office:value-type="float" office:value="0.738495797759572" calcext:value-type="float">
            <text:p>0,73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9" calcext:value-type="float">
            <text:p>209</text:p>
          </table:table-cell>
          <table:table-cell table:style-name="ce24" table:formula="of:=INFO.OBBA.OBBA.OBGET(INFO.OBBA.OBBA.OBCALL(&quot;&quot;;[.$B$12];&quot;getRandomNumber&quot;;INFO.OBBA.OBBA.OBMAKE(&quot;&quot;;&quot;int&quot;;[.H217])))" office:value-type="float" office:value="0.273366509527656" calcext:value-type="float">
            <text:p>0,273</text:p>
          </table:table-cell>
          <table:table-cell table:style-name="ce1"/>
          <table:table-cell table:style-name="ce20" table:formula="of:=[.K216]+2" office:value-type="float" office:value="418" calcext:value-type="float">
            <text:p>418</text:p>
          </table:table-cell>
          <table:table-cell table:style-name="ce20" table:formula="of:=[.L216]+2" office:value-type="float" office:value="419" calcext:value-type="float">
            <text:p>419</text:p>
          </table:table-cell>
          <table:table-cell table:style-name="ce24" table:formula="of:=INFO.OBBA.OBBA.OBGET(INFO.OBBA.OBBA.OBCALL(&quot;&quot;;[.$B$12];&quot;getRandomNumber&quot;;INFO.OBBA.OBBA.OBMAKE(&quot;&quot;;&quot;int&quot;;[.K217])))" office:value-type="float" office:value="0.332316756450995" calcext:value-type="float">
            <text:p>0,332</text:p>
          </table:table-cell>
          <table:table-cell table:style-name="ce24" table:formula="of:=INFO.OBBA.OBBA.OBGET(INFO.OBBA.OBBA.OBCALL(&quot;&quot;;[.$B$12];&quot;getRandomNumber&quot;;INFO.OBBA.OBBA.OBMAKE(&quot;&quot;;&quot;int&quot;;[.L217])))" office:value-type="float" office:value="0.949554245340301" calcext:value-type="float">
            <text:p>0,9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0" calcext:value-type="float">
            <text:p>210</text:p>
          </table:table-cell>
          <table:table-cell table:style-name="ce24" table:formula="of:=INFO.OBBA.OBBA.OBGET(INFO.OBBA.OBBA.OBCALL(&quot;&quot;;[.$B$12];&quot;getRandomNumber&quot;;INFO.OBBA.OBBA.OBMAKE(&quot;&quot;;&quot;int&quot;;[.H218])))" office:value-type="float" office:value="0.235437120306377" calcext:value-type="float">
            <text:p>0,235</text:p>
          </table:table-cell>
          <table:table-cell table:style-name="ce1"/>
          <table:table-cell table:style-name="ce20" table:formula="of:=[.K217]+2" office:value-type="float" office:value="420" calcext:value-type="float">
            <text:p>420</text:p>
          </table:table-cell>
          <table:table-cell table:style-name="ce20" table:formula="of:=[.L217]+2" office:value-type="float" office:value="421" calcext:value-type="float">
            <text:p>421</text:p>
          </table:table-cell>
          <table:table-cell table:style-name="ce24" table:formula="of:=INFO.OBBA.OBBA.OBGET(INFO.OBBA.OBBA.OBCALL(&quot;&quot;;[.$B$12];&quot;getRandomNumber&quot;;INFO.OBBA.OBBA.OBMAKE(&quot;&quot;;&quot;int&quot;;[.K218])))" office:value-type="float" office:value="0.892794908915678" calcext:value-type="float">
            <text:p>0,893</text:p>
          </table:table-cell>
          <table:table-cell table:style-name="ce24" table:formula="of:=INFO.OBBA.OBBA.OBGET(INFO.OBBA.OBBA.OBCALL(&quot;&quot;;[.$B$12];&quot;getRandomNumber&quot;;INFO.OBBA.OBBA.OBMAKE(&quot;&quot;;&quot;int&quot;;[.L218])))" office:value-type="float" office:value="0.39084955706842" calcext:value-type="float">
            <text:p>0,39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1" calcext:value-type="float">
            <text:p>211</text:p>
          </table:table-cell>
          <table:table-cell table:style-name="ce24" table:formula="of:=INFO.OBBA.OBBA.OBGET(INFO.OBBA.OBBA.OBCALL(&quot;&quot;;[.$B$12];&quot;getRandomNumber&quot;;INFO.OBBA.OBBA.OBMAKE(&quot;&quot;;&quot;int&quot;;[.H219])))" office:value-type="float" office:value="0.723860465082364" calcext:value-type="float">
            <text:p>0,724</text:p>
          </table:table-cell>
          <table:table-cell table:style-name="ce1"/>
          <table:table-cell table:style-name="ce20" table:formula="of:=[.K218]+2" office:value-type="float" office:value="422" calcext:value-type="float">
            <text:p>422</text:p>
          </table:table-cell>
          <table:table-cell table:style-name="ce20" table:formula="of:=[.L218]+2" office:value-type="float" office:value="423" calcext:value-type="float">
            <text:p>423</text:p>
          </table:table-cell>
          <table:table-cell table:style-name="ce24" table:formula="of:=INFO.OBBA.OBBA.OBGET(INFO.OBBA.OBBA.OBCALL(&quot;&quot;;[.$B$12];&quot;getRandomNumber&quot;;INFO.OBBA.OBBA.OBMAKE(&quot;&quot;;&quot;int&quot;;[.K219])))" office:value-type="float" office:value="0.347018825926455" calcext:value-type="float">
            <text:p>0,347</text:p>
          </table:table-cell>
          <table:table-cell table:style-name="ce24" table:formula="of:=INFO.OBBA.OBBA.OBGET(INFO.OBBA.OBBA.OBCALL(&quot;&quot;;[.$B$12];&quot;getRandomNumber&quot;;INFO.OBBA.OBBA.OBMAKE(&quot;&quot;;&quot;int&quot;;[.L219])))" office:value-type="float" office:value="0.590800051089876" calcext:value-type="float">
            <text:p>0,59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2" calcext:value-type="float">
            <text:p>212</text:p>
          </table:table-cell>
          <table:table-cell table:style-name="ce24" table:formula="of:=INFO.OBBA.OBBA.OBGET(INFO.OBBA.OBBA.OBCALL(&quot;&quot;;[.$B$12];&quot;getRandomNumber&quot;;INFO.OBBA.OBBA.OBMAKE(&quot;&quot;;&quot;int&quot;;[.H220])))" office:value-type="float" office:value="0.857193528620942" calcext:value-type="float">
            <text:p>0,857</text:p>
          </table:table-cell>
          <table:table-cell table:style-name="ce1"/>
          <table:table-cell table:style-name="ce20" table:formula="of:=[.K219]+2" office:value-type="float" office:value="424" calcext:value-type="float">
            <text:p>424</text:p>
          </table:table-cell>
          <table:table-cell table:style-name="ce20" table:formula="of:=[.L219]+2" office:value-type="float" office:value="425" calcext:value-type="float">
            <text:p>425</text:p>
          </table:table-cell>
          <table:table-cell table:style-name="ce24" table:formula="of:=INFO.OBBA.OBBA.OBGET(INFO.OBBA.OBBA.OBCALL(&quot;&quot;;[.$B$12];&quot;getRandomNumber&quot;;INFO.OBBA.OBBA.OBMAKE(&quot;&quot;;&quot;int&quot;;[.K220])))" office:value-type="float" office:value="0.773578304518487" calcext:value-type="float">
            <text:p>0,774</text:p>
          </table:table-cell>
          <table:table-cell table:style-name="ce24" table:formula="of:=INFO.OBBA.OBBA.OBGET(INFO.OBBA.OBBA.OBCALL(&quot;&quot;;[.$B$12];&quot;getRandomNumber&quot;;INFO.OBBA.OBBA.OBMAKE(&quot;&quot;;&quot;int&quot;;[.L220])))" office:value-type="float" office:value="0.404027326074322" calcext:value-type="float">
            <text:p>0,40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3" calcext:value-type="float">
            <text:p>213</text:p>
          </table:table-cell>
          <table:table-cell table:style-name="ce24" table:formula="of:=INFO.OBBA.OBBA.OBGET(INFO.OBBA.OBBA.OBCALL(&quot;&quot;;[.$B$12];&quot;getRandomNumber&quot;;INFO.OBBA.OBBA.OBMAKE(&quot;&quot;;&quot;int&quot;;[.H221])))" office:value-type="float" office:value="0.17825568610225" calcext:value-type="float">
            <text:p>0,178</text:p>
          </table:table-cell>
          <table:table-cell table:style-name="ce1"/>
          <table:table-cell table:style-name="ce20" table:formula="of:=[.K220]+2" office:value-type="float" office:value="426" calcext:value-type="float">
            <text:p>426</text:p>
          </table:table-cell>
          <table:table-cell table:style-name="ce20" table:formula="of:=[.L220]+2" office:value-type="float" office:value="427" calcext:value-type="float">
            <text:p>427</text:p>
          </table:table-cell>
          <table:table-cell table:style-name="ce24" table:formula="of:=INFO.OBBA.OBBA.OBGET(INFO.OBBA.OBBA.OBCALL(&quot;&quot;;[.$B$12];&quot;getRandomNumber&quot;;INFO.OBBA.OBBA.OBMAKE(&quot;&quot;;&quot;int&quot;;[.K221])))" office:value-type="float" office:value="0.800828809935259" calcext:value-type="float">
            <text:p>0,801</text:p>
          </table:table-cell>
          <table:table-cell table:style-name="ce24" table:formula="of:=INFO.OBBA.OBBA.OBGET(INFO.OBBA.OBBA.OBCALL(&quot;&quot;;[.$B$12];&quot;getRandomNumber&quot;;INFO.OBBA.OBBA.OBMAKE(&quot;&quot;;&quot;int&quot;;[.L221])))" office:value-type="float" office:value="0.204718114103466" calcext:value-type="float">
            <text:p>0,20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4" calcext:value-type="float">
            <text:p>214</text:p>
          </table:table-cell>
          <table:table-cell table:style-name="ce24" table:formula="of:=INFO.OBBA.OBBA.OBGET(INFO.OBBA.OBBA.OBCALL(&quot;&quot;;[.$B$12];&quot;getRandomNumber&quot;;INFO.OBBA.OBBA.OBMAKE(&quot;&quot;;&quot;int&quot;;[.H222])))" office:value-type="float" office:value="0.429218466286789" calcext:value-type="float">
            <text:p>0,429</text:p>
          </table:table-cell>
          <table:table-cell table:style-name="ce1"/>
          <table:table-cell table:style-name="ce20" table:formula="of:=[.K221]+2" office:value-type="float" office:value="428" calcext:value-type="float">
            <text:p>428</text:p>
          </table:table-cell>
          <table:table-cell table:style-name="ce20" table:formula="of:=[.L221]+2" office:value-type="float" office:value="429" calcext:value-type="float">
            <text:p>429</text:p>
          </table:table-cell>
          <table:table-cell table:style-name="ce24" table:formula="of:=INFO.OBBA.OBBA.OBGET(INFO.OBBA.OBBA.OBCALL(&quot;&quot;;[.$B$12];&quot;getRandomNumber&quot;;INFO.OBBA.OBBA.OBMAKE(&quot;&quot;;&quot;int&quot;;[.K222])))" office:value-type="float" office:value="0.53433251700773" calcext:value-type="float">
            <text:p>0,534</text:p>
          </table:table-cell>
          <table:table-cell table:style-name="ce24" table:formula="of:=INFO.OBBA.OBBA.OBGET(INFO.OBBA.OBBA.OBCALL(&quot;&quot;;[.$B$12];&quot;getRandomNumber&quot;;INFO.OBBA.OBBA.OBMAKE(&quot;&quot;;&quot;int&quot;;[.L222])))" office:value-type="float" office:value="0.116052703568302" calcext:value-type="float">
            <text:p>0,11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5" calcext:value-type="float">
            <text:p>215</text:p>
          </table:table-cell>
          <table:table-cell table:style-name="ce24" table:formula="of:=INFO.OBBA.OBBA.OBGET(INFO.OBBA.OBBA.OBCALL(&quot;&quot;;[.$B$12];&quot;getRandomNumber&quot;;INFO.OBBA.OBBA.OBMAKE(&quot;&quot;;&quot;int&quot;;[.H223])))" office:value-type="float" office:value="0.518062960170855" calcext:value-type="float">
            <text:p>0,518</text:p>
          </table:table-cell>
          <table:table-cell table:style-name="ce1"/>
          <table:table-cell table:style-name="ce20" table:formula="of:=[.K222]+2" office:value-type="float" office:value="430" calcext:value-type="float">
            <text:p>430</text:p>
          </table:table-cell>
          <table:table-cell table:style-name="ce20" table:formula="of:=[.L222]+2" office:value-type="float" office:value="431" calcext:value-type="float">
            <text:p>431</text:p>
          </table:table-cell>
          <table:table-cell table:style-name="ce24" table:formula="of:=INFO.OBBA.OBBA.OBGET(INFO.OBBA.OBBA.OBCALL(&quot;&quot;;[.$B$12];&quot;getRandomNumber&quot;;INFO.OBBA.OBBA.OBMAKE(&quot;&quot;;&quot;int&quot;;[.K223])))" office:value-type="float" office:value="0.964099518952692" calcext:value-type="float">
            <text:p>0,964</text:p>
          </table:table-cell>
          <table:table-cell table:style-name="ce24" table:formula="of:=INFO.OBBA.OBBA.OBGET(INFO.OBBA.OBBA.OBCALL(&quot;&quot;;[.$B$12];&quot;getRandomNumber&quot;;INFO.OBBA.OBBA.OBMAKE(&quot;&quot;;&quot;int&quot;;[.L223])))" office:value-type="float" office:value="0.885918834379048" calcext:value-type="float">
            <text:p>0,88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6" calcext:value-type="float">
            <text:p>216</text:p>
          </table:table-cell>
          <table:table-cell table:style-name="ce24" table:formula="of:=INFO.OBBA.OBBA.OBGET(INFO.OBBA.OBBA.OBCALL(&quot;&quot;;[.$B$12];&quot;getRandomNumber&quot;;INFO.OBBA.OBBA.OBMAKE(&quot;&quot;;&quot;int&quot;;[.H224])))" office:value-type="float" office:value="0.27803582455119" calcext:value-type="float">
            <text:p>0,278</text:p>
          </table:table-cell>
          <table:table-cell table:style-name="ce1"/>
          <table:table-cell table:style-name="ce20" table:formula="of:=[.K223]+2" office:value-type="float" office:value="432" calcext:value-type="float">
            <text:p>432</text:p>
          </table:table-cell>
          <table:table-cell table:style-name="ce20" table:formula="of:=[.L223]+2" office:value-type="float" office:value="433" calcext:value-type="float">
            <text:p>433</text:p>
          </table:table-cell>
          <table:table-cell table:style-name="ce24" table:formula="of:=INFO.OBBA.OBBA.OBGET(INFO.OBBA.OBBA.OBCALL(&quot;&quot;;[.$B$12];&quot;getRandomNumber&quot;;INFO.OBBA.OBBA.OBMAKE(&quot;&quot;;&quot;int&quot;;[.K224])))" office:value-type="float" office:value="0.677882380790777" calcext:value-type="float">
            <text:p>0,678</text:p>
          </table:table-cell>
          <table:table-cell table:style-name="ce24" table:formula="of:=INFO.OBBA.OBBA.OBGET(INFO.OBBA.OBBA.OBCALL(&quot;&quot;;[.$B$12];&quot;getRandomNumber&quot;;INFO.OBBA.OBBA.OBMAKE(&quot;&quot;;&quot;int&quot;;[.L224])))" office:value-type="float" office:value="0.0401525270298984" calcext:value-type="float">
            <text:p>0,04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7" calcext:value-type="float">
            <text:p>217</text:p>
          </table:table-cell>
          <table:table-cell table:style-name="ce24" table:formula="of:=INFO.OBBA.OBBA.OBGET(INFO.OBBA.OBBA.OBCALL(&quot;&quot;;[.$B$12];&quot;getRandomNumber&quot;;INFO.OBBA.OBBA.OBMAKE(&quot;&quot;;&quot;int&quot;;[.H225])))" office:value-type="float" office:value="0.283387582666438" calcext:value-type="float">
            <text:p>0,283</text:p>
          </table:table-cell>
          <table:table-cell table:style-name="ce1"/>
          <table:table-cell table:style-name="ce20" table:formula="of:=[.K224]+2" office:value-type="float" office:value="434" calcext:value-type="float">
            <text:p>434</text:p>
          </table:table-cell>
          <table:table-cell table:style-name="ce20" table:formula="of:=[.L224]+2" office:value-type="float" office:value="435" calcext:value-type="float">
            <text:p>435</text:p>
          </table:table-cell>
          <table:table-cell table:style-name="ce24" table:formula="of:=INFO.OBBA.OBBA.OBGET(INFO.OBBA.OBBA.OBCALL(&quot;&quot;;[.$B$12];&quot;getRandomNumber&quot;;INFO.OBBA.OBBA.OBMAKE(&quot;&quot;;&quot;int&quot;;[.K225])))" office:value-type="float" office:value="0.475047803723508" calcext:value-type="float">
            <text:p>0,475</text:p>
          </table:table-cell>
          <table:table-cell table:style-name="ce24" table:formula="of:=INFO.OBBA.OBBA.OBGET(INFO.OBBA.OBBA.OBCALL(&quot;&quot;;[.$B$12];&quot;getRandomNumber&quot;;INFO.OBBA.OBBA.OBMAKE(&quot;&quot;;&quot;int&quot;;[.L225])))" office:value-type="float" office:value="0.710950435876996" calcext:value-type="float">
            <text:p>0,71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8" calcext:value-type="float">
            <text:p>218</text:p>
          </table:table-cell>
          <table:table-cell table:style-name="ce24" table:formula="of:=INFO.OBBA.OBBA.OBGET(INFO.OBBA.OBBA.OBCALL(&quot;&quot;;[.$B$12];&quot;getRandomNumber&quot;;INFO.OBBA.OBBA.OBMAKE(&quot;&quot;;&quot;int&quot;;[.H226])))" office:value-type="float" office:value="0.230043620889996" calcext:value-type="float">
            <text:p>0,230</text:p>
          </table:table-cell>
          <table:table-cell table:style-name="ce1"/>
          <table:table-cell table:style-name="ce20" table:formula="of:=[.K225]+2" office:value-type="float" office:value="436" calcext:value-type="float">
            <text:p>436</text:p>
          </table:table-cell>
          <table:table-cell table:style-name="ce20" table:formula="of:=[.L225]+2" office:value-type="float" office:value="437" calcext:value-type="float">
            <text:p>437</text:p>
          </table:table-cell>
          <table:table-cell table:style-name="ce24" table:formula="of:=INFO.OBBA.OBBA.OBGET(INFO.OBBA.OBBA.OBCALL(&quot;&quot;;[.$B$12];&quot;getRandomNumber&quot;;INFO.OBBA.OBBA.OBMAKE(&quot;&quot;;&quot;int&quot;;[.K226])))" office:value-type="float" office:value="0.342204826427678" calcext:value-type="float">
            <text:p>0,342</text:p>
          </table:table-cell>
          <table:table-cell table:style-name="ce24" table:formula="of:=INFO.OBBA.OBBA.OBGET(INFO.OBBA.OBBA.OBCALL(&quot;&quot;;[.$B$12];&quot;getRandomNumber&quot;;INFO.OBBA.OBBA.OBMAKE(&quot;&quot;;&quot;int&quot;;[.L226])))" office:value-type="float" office:value="0.436771928762241" calcext:value-type="float">
            <text:p>0,43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9" calcext:value-type="float">
            <text:p>219</text:p>
          </table:table-cell>
          <table:table-cell table:style-name="ce24" table:formula="of:=INFO.OBBA.OBBA.OBGET(INFO.OBBA.OBBA.OBCALL(&quot;&quot;;[.$B$12];&quot;getRandomNumber&quot;;INFO.OBBA.OBBA.OBMAKE(&quot;&quot;;&quot;int&quot;;[.H227])))" office:value-type="float" office:value="0.732544005290889" calcext:value-type="float">
            <text:p>0,733</text:p>
          </table:table-cell>
          <table:table-cell table:style-name="ce1"/>
          <table:table-cell table:style-name="ce20" table:formula="of:=[.K226]+2" office:value-type="float" office:value="438" calcext:value-type="float">
            <text:p>438</text:p>
          </table:table-cell>
          <table:table-cell table:style-name="ce20" table:formula="of:=[.L226]+2" office:value-type="float" office:value="439" calcext:value-type="float">
            <text:p>439</text:p>
          </table:table-cell>
          <table:table-cell table:style-name="ce24" table:formula="of:=INFO.OBBA.OBBA.OBGET(INFO.OBBA.OBBA.OBCALL(&quot;&quot;;[.$B$12];&quot;getRandomNumber&quot;;INFO.OBBA.OBBA.OBMAKE(&quot;&quot;;&quot;int&quot;;[.K227])))" office:value-type="float" office:value="0.260137401733796" calcext:value-type="float">
            <text:p>0,260</text:p>
          </table:table-cell>
          <table:table-cell table:style-name="ce24" table:formula="of:=INFO.OBBA.OBBA.OBGET(INFO.OBBA.OBBA.OBCALL(&quot;&quot;;[.$B$12];&quot;getRandomNumber&quot;;INFO.OBBA.OBBA.OBMAKE(&quot;&quot;;&quot;int&quot;;[.L227])))" office:value-type="float" office:value="0.373251893301623" calcext:value-type="float">
            <text:p>0,37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0" calcext:value-type="float">
            <text:p>220</text:p>
          </table:table-cell>
          <table:table-cell table:style-name="ce24" table:formula="of:=INFO.OBBA.OBBA.OBGET(INFO.OBBA.OBBA.OBCALL(&quot;&quot;;[.$B$12];&quot;getRandomNumber&quot;;INFO.OBBA.OBBA.OBMAKE(&quot;&quot;;&quot;int&quot;;[.H228])))" office:value-type="float" office:value="0.270524997441983" calcext:value-type="float">
            <text:p>0,271</text:p>
          </table:table-cell>
          <table:table-cell table:style-name="ce1"/>
          <table:table-cell table:style-name="ce20" table:formula="of:=[.K227]+2" office:value-type="float" office:value="440" calcext:value-type="float">
            <text:p>440</text:p>
          </table:table-cell>
          <table:table-cell table:style-name="ce20" table:formula="of:=[.L227]+2" office:value-type="float" office:value="441" calcext:value-type="float">
            <text:p>441</text:p>
          </table:table-cell>
          <table:table-cell table:style-name="ce24" table:formula="of:=INFO.OBBA.OBBA.OBGET(INFO.OBBA.OBBA.OBCALL(&quot;&quot;;[.$B$12];&quot;getRandomNumber&quot;;INFO.OBBA.OBBA.OBMAKE(&quot;&quot;;&quot;int&quot;;[.K228])))" office:value-type="float" office:value="0.369443551723332" calcext:value-type="float">
            <text:p>0,369</text:p>
          </table:table-cell>
          <table:table-cell table:style-name="ce24" table:formula="of:=INFO.OBBA.OBBA.OBGET(INFO.OBBA.OBBA.OBCALL(&quot;&quot;;[.$B$12];&quot;getRandomNumber&quot;;INFO.OBBA.OBBA.OBMAKE(&quot;&quot;;&quot;int&quot;;[.L228])))" office:value-type="float" office:value="0.346095115985111" calcext:value-type="float">
            <text:p>0,34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1" calcext:value-type="float">
            <text:p>221</text:p>
          </table:table-cell>
          <table:table-cell table:style-name="ce24" table:formula="of:=INFO.OBBA.OBBA.OBGET(INFO.OBBA.OBBA.OBCALL(&quot;&quot;;[.$B$12];&quot;getRandomNumber&quot;;INFO.OBBA.OBBA.OBMAKE(&quot;&quot;;&quot;int&quot;;[.H229])))" office:value-type="float" office:value="0.295496094646814" calcext:value-type="float">
            <text:p>0,295</text:p>
          </table:table-cell>
          <table:table-cell table:style-name="ce1"/>
          <table:table-cell table:style-name="ce20" table:formula="of:=[.K228]+2" office:value-type="float" office:value="442" calcext:value-type="float">
            <text:p>442</text:p>
          </table:table-cell>
          <table:table-cell table:style-name="ce20" table:formula="of:=[.L228]+2" office:value-type="float" office:value="443" calcext:value-type="float">
            <text:p>443</text:p>
          </table:table-cell>
          <table:table-cell table:style-name="ce24" table:formula="of:=INFO.OBBA.OBBA.OBGET(INFO.OBBA.OBBA.OBCALL(&quot;&quot;;[.$B$12];&quot;getRandomNumber&quot;;INFO.OBBA.OBBA.OBMAKE(&quot;&quot;;&quot;int&quot;;[.K229])))" office:value-type="float" office:value="0.232856327378562" calcext:value-type="float">
            <text:p>0,233</text:p>
          </table:table-cell>
          <table:table-cell table:style-name="ce24" table:formula="of:=INFO.OBBA.OBBA.OBGET(INFO.OBBA.OBBA.OBCALL(&quot;&quot;;[.$B$12];&quot;getRandomNumber&quot;;INFO.OBBA.OBBA.OBMAKE(&quot;&quot;;&quot;int&quot;;[.L229])))" office:value-type="float" office:value="0.207898336394235" calcext:value-type="float">
            <text:p>0,20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2" calcext:value-type="float">
            <text:p>222</text:p>
          </table:table-cell>
          <table:table-cell table:style-name="ce24" table:formula="of:=INFO.OBBA.OBBA.OBGET(INFO.OBBA.OBBA.OBCALL(&quot;&quot;;[.$B$12];&quot;getRandomNumber&quot;;INFO.OBBA.OBBA.OBMAKE(&quot;&quot;;&quot;int&quot;;[.H230])))" office:value-type="float" office:value="0.59939229561625" calcext:value-type="float">
            <text:p>0,599</text:p>
          </table:table-cell>
          <table:table-cell table:style-name="ce1"/>
          <table:table-cell table:style-name="ce20" table:formula="of:=[.K229]+2" office:value-type="float" office:value="444" calcext:value-type="float">
            <text:p>444</text:p>
          </table:table-cell>
          <table:table-cell table:style-name="ce20" table:formula="of:=[.L229]+2" office:value-type="float" office:value="445" calcext:value-type="float">
            <text:p>445</text:p>
          </table:table-cell>
          <table:table-cell table:style-name="ce24" table:formula="of:=INFO.OBBA.OBBA.OBGET(INFO.OBBA.OBBA.OBCALL(&quot;&quot;;[.$B$12];&quot;getRandomNumber&quot;;INFO.OBBA.OBBA.OBMAKE(&quot;&quot;;&quot;int&quot;;[.K230])))" office:value-type="float" office:value="0.35773616126051" calcext:value-type="float">
            <text:p>0,358</text:p>
          </table:table-cell>
          <table:table-cell table:style-name="ce24" table:formula="of:=INFO.OBBA.OBBA.OBGET(INFO.OBBA.OBBA.OBCALL(&quot;&quot;;[.$B$12];&quot;getRandomNumber&quot;;INFO.OBBA.OBBA.OBMAKE(&quot;&quot;;&quot;int&quot;;[.L230])))" office:value-type="float" office:value="0.200335616468024" calcext:value-type="float">
            <text:p>0,20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3" calcext:value-type="float">
            <text:p>223</text:p>
          </table:table-cell>
          <table:table-cell table:style-name="ce24" table:formula="of:=INFO.OBBA.OBBA.OBGET(INFO.OBBA.OBBA.OBCALL(&quot;&quot;;[.$B$12];&quot;getRandomNumber&quot;;INFO.OBBA.OBBA.OBMAKE(&quot;&quot;;&quot;int&quot;;[.H231])))" office:value-type="float" office:value="0.799977201533892" calcext:value-type="float">
            <text:p>0,800</text:p>
          </table:table-cell>
          <table:table-cell table:style-name="ce1"/>
          <table:table-cell table:style-name="ce20" table:formula="of:=[.K230]+2" office:value-type="float" office:value="446" calcext:value-type="float">
            <text:p>446</text:p>
          </table:table-cell>
          <table:table-cell table:style-name="ce20" table:formula="of:=[.L230]+2" office:value-type="float" office:value="447" calcext:value-type="float">
            <text:p>447</text:p>
          </table:table-cell>
          <table:table-cell table:style-name="ce24" table:formula="of:=INFO.OBBA.OBBA.OBGET(INFO.OBBA.OBBA.OBCALL(&quot;&quot;;[.$B$12];&quot;getRandomNumber&quot;;INFO.OBBA.OBBA.OBMAKE(&quot;&quot;;&quot;int&quot;;[.K231])))" office:value-type="float" office:value="0.264309996462623" calcext:value-type="float">
            <text:p>0,264</text:p>
          </table:table-cell>
          <table:table-cell table:style-name="ce24" table:formula="of:=INFO.OBBA.OBBA.OBGET(INFO.OBBA.OBBA.OBCALL(&quot;&quot;;[.$B$12];&quot;getRandomNumber&quot;;INFO.OBBA.OBBA.OBMAKE(&quot;&quot;;&quot;int&quot;;[.L231])))" office:value-type="float" office:value="0.686291502898018" calcext:value-type="float">
            <text:p>0,68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4" calcext:value-type="float">
            <text:p>224</text:p>
          </table:table-cell>
          <table:table-cell table:style-name="ce24" table:formula="of:=INFO.OBBA.OBBA.OBGET(INFO.OBBA.OBBA.OBCALL(&quot;&quot;;[.$B$12];&quot;getRandomNumber&quot;;INFO.OBBA.OBBA.OBMAKE(&quot;&quot;;&quot;int&quot;;[.H232])))" office:value-type="float" office:value="0.00505557195339251" calcext:value-type="float">
            <text:p>0,005</text:p>
          </table:table-cell>
          <table:table-cell table:style-name="ce1"/>
          <table:table-cell table:style-name="ce20" table:formula="of:=[.K231]+2" office:value-type="float" office:value="448" calcext:value-type="float">
            <text:p>448</text:p>
          </table:table-cell>
          <table:table-cell table:style-name="ce20" table:formula="of:=[.L231]+2" office:value-type="float" office:value="449" calcext:value-type="float">
            <text:p>449</text:p>
          </table:table-cell>
          <table:table-cell table:style-name="ce24" table:formula="of:=INFO.OBBA.OBBA.OBGET(INFO.OBBA.OBBA.OBCALL(&quot;&quot;;[.$B$12];&quot;getRandomNumber&quot;;INFO.OBBA.OBBA.OBMAKE(&quot;&quot;;&quot;int&quot;;[.K232])))" office:value-type="float" office:value="0.0133582301410197" calcext:value-type="float">
            <text:p>0,013</text:p>
          </table:table-cell>
          <table:table-cell table:style-name="ce24" table:formula="of:=INFO.OBBA.OBBA.OBGET(INFO.OBBA.OBBA.OBCALL(&quot;&quot;;[.$B$12];&quot;getRandomNumber&quot;;INFO.OBBA.OBBA.OBMAKE(&quot;&quot;;&quot;int&quot;;[.L232])))" office:value-type="float" office:value="0.982108152817378" calcext:value-type="float">
            <text:p>0,98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5" calcext:value-type="float">
            <text:p>225</text:p>
          </table:table-cell>
          <table:table-cell table:style-name="ce24" table:formula="of:=INFO.OBBA.OBBA.OBGET(INFO.OBBA.OBBA.OBCALL(&quot;&quot;;[.$B$12];&quot;getRandomNumber&quot;;INFO.OBBA.OBBA.OBMAKE(&quot;&quot;;&quot;int&quot;;[.H233])))" office:value-type="float" office:value="0.417364511377586" calcext:value-type="float">
            <text:p>0,417</text:p>
          </table:table-cell>
          <table:table-cell table:style-name="ce1"/>
          <table:table-cell table:style-name="ce20" table:formula="of:=[.K232]+2" office:value-type="float" office:value="450" calcext:value-type="float">
            <text:p>450</text:p>
          </table:table-cell>
          <table:table-cell table:style-name="ce20" table:formula="of:=[.L232]+2" office:value-type="float" office:value="451" calcext:value-type="float">
            <text:p>451</text:p>
          </table:table-cell>
          <table:table-cell table:style-name="ce24" table:formula="of:=INFO.OBBA.OBBA.OBGET(INFO.OBBA.OBBA.OBCALL(&quot;&quot;;[.$B$12];&quot;getRandomNumber&quot;;INFO.OBBA.OBBA.OBMAKE(&quot;&quot;;&quot;int&quot;;[.K233])))" office:value-type="float" office:value="0.0327275026189195" calcext:value-type="float">
            <text:p>0,033</text:p>
          </table:table-cell>
          <table:table-cell table:style-name="ce24" table:formula="of:=INFO.OBBA.OBBA.OBGET(INFO.OBBA.OBBA.OBCALL(&quot;&quot;;[.$B$12];&quot;getRandomNumber&quot;;INFO.OBBA.OBBA.OBMAKE(&quot;&quot;;&quot;int&quot;;[.L233])))" office:value-type="float" office:value="0.908695271141876" calcext:value-type="float">
            <text:p>0,90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6" calcext:value-type="float">
            <text:p>226</text:p>
          </table:table-cell>
          <table:table-cell table:style-name="ce24" table:formula="of:=INFO.OBBA.OBBA.OBGET(INFO.OBBA.OBBA.OBCALL(&quot;&quot;;[.$B$12];&quot;getRandomNumber&quot;;INFO.OBBA.OBBA.OBMAKE(&quot;&quot;;&quot;int&quot;;[.H234])))" office:value-type="float" office:value="0.065677831100398" calcext:value-type="float">
            <text:p>0,066</text:p>
          </table:table-cell>
          <table:table-cell table:style-name="ce1"/>
          <table:table-cell table:style-name="ce20" table:formula="of:=[.K233]+2" office:value-type="float" office:value="452" calcext:value-type="float">
            <text:p>452</text:p>
          </table:table-cell>
          <table:table-cell table:style-name="ce20" table:formula="of:=[.L233]+2" office:value-type="float" office:value="453" calcext:value-type="float">
            <text:p>453</text:p>
          </table:table-cell>
          <table:table-cell table:style-name="ce24" table:formula="of:=INFO.OBBA.OBBA.OBGET(INFO.OBBA.OBBA.OBCALL(&quot;&quot;;[.$B$12];&quot;getRandomNumber&quot;;INFO.OBBA.OBBA.OBMAKE(&quot;&quot;;&quot;int&quot;;[.K234])))" office:value-type="float" office:value="0.934411995948967" calcext:value-type="float">
            <text:p>0,934</text:p>
          </table:table-cell>
          <table:table-cell table:style-name="ce24" table:formula="of:=INFO.OBBA.OBBA.OBGET(INFO.OBBA.OBBA.OBCALL(&quot;&quot;;[.$B$12];&quot;getRandomNumber&quot;;INFO.OBBA.OBBA.OBMAKE(&quot;&quot;;&quot;int&quot;;[.L234])))" office:value-type="float" office:value="0.139069076674531" calcext:value-type="float">
            <text:p>0,13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7" calcext:value-type="float">
            <text:p>227</text:p>
          </table:table-cell>
          <table:table-cell table:style-name="ce24" table:formula="of:=INFO.OBBA.OBBA.OBGET(INFO.OBBA.OBBA.OBCALL(&quot;&quot;;[.$B$12];&quot;getRandomNumber&quot;;INFO.OBBA.OBBA.OBMAKE(&quot;&quot;;&quot;int&quot;;[.H235])))" office:value-type="float" office:value="0.868769318165264" calcext:value-type="float">
            <text:p>0,869</text:p>
          </table:table-cell>
          <table:table-cell table:style-name="ce1"/>
          <table:table-cell table:style-name="ce20" table:formula="of:=[.K234]+2" office:value-type="float" office:value="454" calcext:value-type="float">
            <text:p>454</text:p>
          </table:table-cell>
          <table:table-cell table:style-name="ce20" table:formula="of:=[.L234]+2" office:value-type="float" office:value="455" calcext:value-type="float">
            <text:p>455</text:p>
          </table:table-cell>
          <table:table-cell table:style-name="ce24" table:formula="of:=INFO.OBBA.OBBA.OBGET(INFO.OBBA.OBBA.OBCALL(&quot;&quot;;[.$B$12];&quot;getRandomNumber&quot;;INFO.OBBA.OBBA.OBMAKE(&quot;&quot;;&quot;int&quot;;[.K235])))" office:value-type="float" office:value="0.159169675966875" calcext:value-type="float">
            <text:p>0,159</text:p>
          </table:table-cell>
          <table:table-cell table:style-name="ce24" table:formula="of:=INFO.OBBA.OBBA.OBGET(INFO.OBBA.OBBA.OBCALL(&quot;&quot;;[.$B$12];&quot;getRandomNumber&quot;;INFO.OBBA.OBBA.OBMAKE(&quot;&quot;;&quot;int&quot;;[.L235])))" office:value-type="float" office:value="0.433341310500672" calcext:value-type="float">
            <text:p>0,43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8" calcext:value-type="float">
            <text:p>228</text:p>
          </table:table-cell>
          <table:table-cell table:style-name="ce24" table:formula="of:=INFO.OBBA.OBBA.OBGET(INFO.OBBA.OBBA.OBCALL(&quot;&quot;;[.$B$12];&quot;getRandomNumber&quot;;INFO.OBBA.OBBA.OBMAKE(&quot;&quot;;&quot;int&quot;;[.H236])))" office:value-type="float" office:value="0.615199310737291" calcext:value-type="float">
            <text:p>0,615</text:p>
          </table:table-cell>
          <table:table-cell table:style-name="ce1"/>
          <table:table-cell table:style-name="ce20" table:formula="of:=[.K235]+2" office:value-type="float" office:value="456" calcext:value-type="float">
            <text:p>456</text:p>
          </table:table-cell>
          <table:table-cell table:style-name="ce20" table:formula="of:=[.L235]+2" office:value-type="float" office:value="457" calcext:value-type="float">
            <text:p>457</text:p>
          </table:table-cell>
          <table:table-cell table:style-name="ce24" table:formula="of:=INFO.OBBA.OBBA.OBGET(INFO.OBBA.OBBA.OBCALL(&quot;&quot;;[.$B$12];&quot;getRandomNumber&quot;;INFO.OBBA.OBBA.OBMAKE(&quot;&quot;;&quot;int&quot;;[.K236])))" office:value-type="float" office:value="0.834026836753459" calcext:value-type="float">
            <text:p>0,834</text:p>
          </table:table-cell>
          <table:table-cell table:style-name="ce24" table:formula="of:=INFO.OBBA.OBBA.OBGET(INFO.OBBA.OBBA.OBCALL(&quot;&quot;;[.$B$12];&quot;getRandomNumber&quot;;INFO.OBBA.OBBA.OBMAKE(&quot;&quot;;&quot;int&quot;;[.L236])))" office:value-type="float" office:value="0.246164073160514" calcext:value-type="float">
            <text:p>0,24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9" calcext:value-type="float">
            <text:p>229</text:p>
          </table:table-cell>
          <table:table-cell table:style-name="ce24" table:formula="of:=INFO.OBBA.OBBA.OBGET(INFO.OBBA.OBBA.OBCALL(&quot;&quot;;[.$B$12];&quot;getRandomNumber&quot;;INFO.OBBA.OBBA.OBMAKE(&quot;&quot;;&quot;int&quot;;[.H237])))" office:value-type="float" office:value="0.501299026243549" calcext:value-type="float">
            <text:p>0,501</text:p>
          </table:table-cell>
          <table:table-cell table:style-name="ce1"/>
          <table:table-cell table:style-name="ce20" table:formula="of:=[.K236]+2" office:value-type="float" office:value="458" calcext:value-type="float">
            <text:p>458</text:p>
          </table:table-cell>
          <table:table-cell table:style-name="ce20" table:formula="of:=[.L236]+2" office:value-type="float" office:value="459" calcext:value-type="float">
            <text:p>459</text:p>
          </table:table-cell>
          <table:table-cell table:style-name="ce24" table:formula="of:=INFO.OBBA.OBBA.OBGET(INFO.OBBA.OBBA.OBCALL(&quot;&quot;;[.$B$12];&quot;getRandomNumber&quot;;INFO.OBBA.OBBA.OBMAKE(&quot;&quot;;&quot;int&quot;;[.K237])))" office:value-type="float" office:value="0.455921943891064" calcext:value-type="float">
            <text:p>0,456</text:p>
          </table:table-cell>
          <table:table-cell table:style-name="ce24" table:formula="of:=INFO.OBBA.OBBA.OBGET(INFO.OBBA.OBBA.OBCALL(&quot;&quot;;[.$B$12];&quot;getRandomNumber&quot;;INFO.OBBA.OBBA.OBMAKE(&quot;&quot;;&quot;int&quot;;[.L237])))" office:value-type="float" office:value="0.858199288544827" calcext:value-type="float">
            <text:p>0,85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0" calcext:value-type="float">
            <text:p>230</text:p>
          </table:table-cell>
          <table:table-cell table:style-name="ce24" table:formula="of:=INFO.OBBA.OBBA.OBGET(INFO.OBBA.OBBA.OBCALL(&quot;&quot;;[.$B$12];&quot;getRandomNumber&quot;;INFO.OBBA.OBBA.OBMAKE(&quot;&quot;;&quot;int&quot;;[.H238])))" office:value-type="float" office:value="0.443721369435456" calcext:value-type="float">
            <text:p>0,444</text:p>
          </table:table-cell>
          <table:table-cell table:style-name="ce1"/>
          <table:table-cell table:style-name="ce20" table:formula="of:=[.K237]+2" office:value-type="float" office:value="460" calcext:value-type="float">
            <text:p>460</text:p>
          </table:table-cell>
          <table:table-cell table:style-name="ce20" table:formula="of:=[.L237]+2" office:value-type="float" office:value="461" calcext:value-type="float">
            <text:p>461</text:p>
          </table:table-cell>
          <table:table-cell table:style-name="ce24" table:formula="of:=INFO.OBBA.OBBA.OBGET(INFO.OBBA.OBBA.OBCALL(&quot;&quot;;[.$B$12];&quot;getRandomNumber&quot;;INFO.OBBA.OBBA.OBMAKE(&quot;&quot;;&quot;int&quot;;[.K238])))" office:value-type="float" office:value="0.844848016421101" calcext:value-type="float">
            <text:p>0,845</text:p>
          </table:table-cell>
          <table:table-cell table:style-name="ce24" table:formula="of:=INFO.OBBA.OBBA.OBGET(INFO.OBBA.OBBA.OBCALL(&quot;&quot;;[.$B$12];&quot;getRandomNumber&quot;;INFO.OBBA.OBBA.OBMAKE(&quot;&quot;;&quot;int&quot;;[.L238])))" office:value-type="float" office:value="0.891880472063755" calcext:value-type="float">
            <text:p>0,89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1" calcext:value-type="float">
            <text:p>231</text:p>
          </table:table-cell>
          <table:table-cell table:style-name="ce24" table:formula="of:=INFO.OBBA.OBBA.OBGET(INFO.OBBA.OBBA.OBCALL(&quot;&quot;;[.$B$12];&quot;getRandomNumber&quot;;INFO.OBBA.OBBA.OBMAKE(&quot;&quot;;&quot;int&quot;;[.H239])))" office:value-type="float" office:value="0.206454436133222" calcext:value-type="float">
            <text:p>0,206</text:p>
          </table:table-cell>
          <table:table-cell table:style-name="ce1"/>
          <table:table-cell table:style-name="ce20" table:formula="of:=[.K238]+2" office:value-type="float" office:value="462" calcext:value-type="float">
            <text:p>462</text:p>
          </table:table-cell>
          <table:table-cell table:style-name="ce20" table:formula="of:=[.L238]+2" office:value-type="float" office:value="463" calcext:value-type="float">
            <text:p>463</text:p>
          </table:table-cell>
          <table:table-cell table:style-name="ce24" table:formula="of:=INFO.OBBA.OBBA.OBGET(INFO.OBBA.OBBA.OBCALL(&quot;&quot;;[.$B$12];&quot;getRandomNumber&quot;;INFO.OBBA.OBBA.OBMAKE(&quot;&quot;;&quot;int&quot;;[.K239])))" office:value-type="float" office:value="0.314332511007383" calcext:value-type="float">
            <text:p>0,314</text:p>
          </table:table-cell>
          <table:table-cell table:style-name="ce24" table:formula="of:=INFO.OBBA.OBBA.OBGET(INFO.OBBA.OBBA.OBCALL(&quot;&quot;;[.$B$12];&quot;getRandomNumber&quot;;INFO.OBBA.OBBA.OBMAKE(&quot;&quot;;&quot;int&quot;;[.L239])))" office:value-type="float" office:value="0.708117200273661" calcext:value-type="float">
            <text:p>0,70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2" calcext:value-type="float">
            <text:p>232</text:p>
          </table:table-cell>
          <table:table-cell table:style-name="ce24" table:formula="of:=INFO.OBBA.OBBA.OBGET(INFO.OBBA.OBBA.OBCALL(&quot;&quot;;[.$B$12];&quot;getRandomNumber&quot;;INFO.OBBA.OBBA.OBMAKE(&quot;&quot;;&quot;int&quot;;[.H240])))" office:value-type="float" office:value="0.605310858994836" calcext:value-type="float">
            <text:p>0,605</text:p>
          </table:table-cell>
          <table:table-cell table:style-name="ce1"/>
          <table:table-cell table:style-name="ce20" table:formula="of:=[.K239]+2" office:value-type="float" office:value="464" calcext:value-type="float">
            <text:p>464</text:p>
          </table:table-cell>
          <table:table-cell table:style-name="ce20" table:formula="of:=[.L239]+2" office:value-type="float" office:value="465" calcext:value-type="float">
            <text:p>465</text:p>
          </table:table-cell>
          <table:table-cell table:style-name="ce24" table:formula="of:=INFO.OBBA.OBBA.OBGET(INFO.OBBA.OBBA.OBCALL(&quot;&quot;;[.$B$12];&quot;getRandomNumber&quot;;INFO.OBBA.OBBA.OBMAKE(&quot;&quot;;&quot;int&quot;;[.K240])))" office:value-type="float" office:value="0.217506012968346" calcext:value-type="float">
            <text:p>0,218</text:p>
          </table:table-cell>
          <table:table-cell table:style-name="ce24" table:formula="of:=INFO.OBBA.OBBA.OBGET(INFO.OBBA.OBBA.OBCALL(&quot;&quot;;[.$B$12];&quot;getRandomNumber&quot;;INFO.OBBA.OBBA.OBMAKE(&quot;&quot;;&quot;int&quot;;[.L240])))" office:value-type="float" office:value="0.805385087376561" calcext:value-type="float">
            <text:p>0,80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3" calcext:value-type="float">
            <text:p>233</text:p>
          </table:table-cell>
          <table:table-cell table:style-name="ce24" table:formula="of:=INFO.OBBA.OBBA.OBGET(INFO.OBBA.OBBA.OBCALL(&quot;&quot;;[.$B$12];&quot;getRandomNumber&quot;;INFO.OBBA.OBBA.OBMAKE(&quot;&quot;;&quot;int&quot;;[.H241])))" office:value-type="float" office:value="0.239087720936877" calcext:value-type="float">
            <text:p>0,239</text:p>
          </table:table-cell>
          <table:table-cell table:style-name="ce1"/>
          <table:table-cell table:style-name="ce20" table:formula="of:=[.K240]+2" office:value-type="float" office:value="466" calcext:value-type="float">
            <text:p>466</text:p>
          </table:table-cell>
          <table:table-cell table:style-name="ce20" table:formula="of:=[.L240]+2" office:value-type="float" office:value="467" calcext:value-type="float">
            <text:p>467</text:p>
          </table:table-cell>
          <table:table-cell table:style-name="ce24" table:formula="of:=INFO.OBBA.OBBA.OBGET(INFO.OBBA.OBBA.OBCALL(&quot;&quot;;[.$B$12];&quot;getRandomNumber&quot;;INFO.OBBA.OBBA.OBMAKE(&quot;&quot;;&quot;int&quot;;[.K241])))" office:value-type="float" office:value="0.941360052346745" calcext:value-type="float">
            <text:p>0,941</text:p>
          </table:table-cell>
          <table:table-cell table:style-name="ce24" table:formula="of:=INFO.OBBA.OBBA.OBGET(INFO.OBBA.OBBA.OBCALL(&quot;&quot;;[.$B$12];&quot;getRandomNumber&quot;;INFO.OBBA.OBBA.OBMAKE(&quot;&quot;;&quot;int&quot;;[.L241])))" office:value-type="float" office:value="0.515486899695228" calcext:value-type="float">
            <text:p>0,51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4" calcext:value-type="float">
            <text:p>234</text:p>
          </table:table-cell>
          <table:table-cell table:style-name="ce24" table:formula="of:=INFO.OBBA.OBBA.OBGET(INFO.OBBA.OBBA.OBCALL(&quot;&quot;;[.$B$12];&quot;getRandomNumber&quot;;INFO.OBBA.OBBA.OBMAKE(&quot;&quot;;&quot;int&quot;;[.H242])))" office:value-type="float" office:value="0.0911891709553832" calcext:value-type="float">
            <text:p>0,091</text:p>
          </table:table-cell>
          <table:table-cell table:style-name="ce1"/>
          <table:table-cell table:style-name="ce20" table:formula="of:=[.K241]+2" office:value-type="float" office:value="468" calcext:value-type="float">
            <text:p>468</text:p>
          </table:table-cell>
          <table:table-cell table:style-name="ce20" table:formula="of:=[.L241]+2" office:value-type="float" office:value="469" calcext:value-type="float">
            <text:p>469</text:p>
          </table:table-cell>
          <table:table-cell table:style-name="ce24" table:formula="of:=INFO.OBBA.OBBA.OBGET(INFO.OBBA.OBBA.OBCALL(&quot;&quot;;[.$B$12];&quot;getRandomNumber&quot;;INFO.OBBA.OBBA.OBMAKE(&quot;&quot;;&quot;int&quot;;[.K242])))" office:value-type="float" office:value="0.834497160003663" calcext:value-type="float">
            <text:p>0,834</text:p>
          </table:table-cell>
          <table:table-cell table:style-name="ce24" table:formula="of:=INFO.OBBA.OBBA.OBGET(INFO.OBBA.OBBA.OBCALL(&quot;&quot;;[.$B$12];&quot;getRandomNumber&quot;;INFO.OBBA.OBBA.OBMAKE(&quot;&quot;;&quot;int&quot;;[.L242])))" office:value-type="float" office:value="0.282470479090295" calcext:value-type="float">
            <text:p>0,28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5" calcext:value-type="float">
            <text:p>235</text:p>
          </table:table-cell>
          <table:table-cell table:style-name="ce24" table:formula="of:=INFO.OBBA.OBBA.OBGET(INFO.OBBA.OBBA.OBCALL(&quot;&quot;;[.$B$12];&quot;getRandomNumber&quot;;INFO.OBBA.OBBA.OBMAKE(&quot;&quot;;&quot;int&quot;;[.H243])))" office:value-type="float" office:value="0.781372498184199" calcext:value-type="float">
            <text:p>0,781</text:p>
          </table:table-cell>
          <table:table-cell table:style-name="ce1"/>
          <table:table-cell table:style-name="ce20" table:formula="of:=[.K242]+2" office:value-type="float" office:value="470" calcext:value-type="float">
            <text:p>470</text:p>
          </table:table-cell>
          <table:table-cell table:style-name="ce20" table:formula="of:=[.L242]+2" office:value-type="float" office:value="471" calcext:value-type="float">
            <text:p>471</text:p>
          </table:table-cell>
          <table:table-cell table:style-name="ce24" table:formula="of:=INFO.OBBA.OBBA.OBGET(INFO.OBBA.OBBA.OBCALL(&quot;&quot;;[.$B$12];&quot;getRandomNumber&quot;;INFO.OBBA.OBBA.OBMAKE(&quot;&quot;;&quot;int&quot;;[.K243])))" office:value-type="float" office:value="0.40964766992436" calcext:value-type="float">
            <text:p>0,410</text:p>
          </table:table-cell>
          <table:table-cell table:style-name="ce24" table:formula="of:=INFO.OBBA.OBBA.OBGET(INFO.OBBA.OBBA.OBCALL(&quot;&quot;;[.$B$12];&quot;getRandomNumber&quot;;INFO.OBBA.OBBA.OBMAKE(&quot;&quot;;&quot;int&quot;;[.L243])))" office:value-type="float" office:value="0.488348648202575" calcext:value-type="float">
            <text:p>0,48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6" calcext:value-type="float">
            <text:p>236</text:p>
          </table:table-cell>
          <table:table-cell table:style-name="ce24" table:formula="of:=INFO.OBBA.OBBA.OBGET(INFO.OBBA.OBBA.OBCALL(&quot;&quot;;[.$B$12];&quot;getRandomNumber&quot;;INFO.OBBA.OBBA.OBMAKE(&quot;&quot;;&quot;int&quot;;[.H244])))" office:value-type="float" office:value="0.214790059387134" calcext:value-type="float">
            <text:p>0,215</text:p>
          </table:table-cell>
          <table:table-cell table:style-name="ce1"/>
          <table:table-cell table:style-name="ce20" table:formula="of:=[.K243]+2" office:value-type="float" office:value="472" calcext:value-type="float">
            <text:p>472</text:p>
          </table:table-cell>
          <table:table-cell table:style-name="ce20" table:formula="of:=[.L243]+2" office:value-type="float" office:value="473" calcext:value-type="float">
            <text:p>473</text:p>
          </table:table-cell>
          <table:table-cell table:style-name="ce24" table:formula="of:=INFO.OBBA.OBBA.OBGET(INFO.OBBA.OBBA.OBCALL(&quot;&quot;;[.$B$12];&quot;getRandomNumber&quot;;INFO.OBBA.OBBA.OBMAKE(&quot;&quot;;&quot;int&quot;;[.K244])))" office:value-type="float" office:value="0.961522793461399" calcext:value-type="float">
            <text:p>0,962</text:p>
          </table:table-cell>
          <table:table-cell table:style-name="ce24" table:formula="of:=INFO.OBBA.OBBA.OBGET(INFO.OBBA.OBBA.OBCALL(&quot;&quot;;[.$B$12];&quot;getRandomNumber&quot;;INFO.OBBA.OBBA.OBMAKE(&quot;&quot;;&quot;int&quot;;[.L244])))" office:value-type="float" office:value="0.180851155096839" calcext:value-type="float">
            <text:p>0,18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7" calcext:value-type="float">
            <text:p>237</text:p>
          </table:table-cell>
          <table:table-cell table:style-name="ce24" table:formula="of:=INFO.OBBA.OBBA.OBGET(INFO.OBBA.OBBA.OBCALL(&quot;&quot;;[.$B$12];&quot;getRandomNumber&quot;;INFO.OBBA.OBBA.OBMAKE(&quot;&quot;;&quot;int&quot;;[.H245])))" office:value-type="float" office:value="0.427732779308842" calcext:value-type="float">
            <text:p>0,428</text:p>
          </table:table-cell>
          <table:table-cell table:style-name="ce1"/>
          <table:table-cell table:style-name="ce20" table:formula="of:=[.K244]+2" office:value-type="float" office:value="474" calcext:value-type="float">
            <text:p>474</text:p>
          </table:table-cell>
          <table:table-cell table:style-name="ce20" table:formula="of:=[.L244]+2" office:value-type="float" office:value="475" calcext:value-type="float">
            <text:p>475</text:p>
          </table:table-cell>
          <table:table-cell table:style-name="ce24" table:formula="of:=INFO.OBBA.OBBA.OBGET(INFO.OBBA.OBBA.OBCALL(&quot;&quot;;[.$B$12];&quot;getRandomNumber&quot;;INFO.OBBA.OBBA.OBMAKE(&quot;&quot;;&quot;int&quot;;[.K245])))" office:value-type="float" office:value="0.869639578280296" calcext:value-type="float">
            <text:p>0,870</text:p>
          </table:table-cell>
          <table:table-cell table:style-name="ce24" table:formula="of:=INFO.OBBA.OBBA.OBGET(INFO.OBBA.OBBA.OBCALL(&quot;&quot;;[.$B$12];&quot;getRandomNumber&quot;;INFO.OBBA.OBBA.OBMAKE(&quot;&quot;;&quot;int&quot;;[.L245])))" office:value-type="float" office:value="0.723382287400549" calcext:value-type="float">
            <text:p>0,72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8" calcext:value-type="float">
            <text:p>238</text:p>
          </table:table-cell>
          <table:table-cell table:style-name="ce24" table:formula="of:=INFO.OBBA.OBBA.OBGET(INFO.OBBA.OBBA.OBCALL(&quot;&quot;;[.$B$12];&quot;getRandomNumber&quot;;INFO.OBBA.OBBA.OBMAKE(&quot;&quot;;&quot;int&quot;;[.H246])))" office:value-type="float" office:value="0.910498430477794" calcext:value-type="float">
            <text:p>0,910</text:p>
          </table:table-cell>
          <table:table-cell table:style-name="ce1"/>
          <table:table-cell table:style-name="ce20" table:formula="of:=[.K245]+2" office:value-type="float" office:value="476" calcext:value-type="float">
            <text:p>476</text:p>
          </table:table-cell>
          <table:table-cell table:style-name="ce20" table:formula="of:=[.L245]+2" office:value-type="float" office:value="477" calcext:value-type="float">
            <text:p>477</text:p>
          </table:table-cell>
          <table:table-cell table:style-name="ce24" table:formula="of:=INFO.OBBA.OBBA.OBGET(INFO.OBBA.OBBA.OBCALL(&quot;&quot;;[.$B$12];&quot;getRandomNumber&quot;;INFO.OBBA.OBBA.OBMAKE(&quot;&quot;;&quot;int&quot;;[.K246])))" office:value-type="float" office:value="0.132406402593143" calcext:value-type="float">
            <text:p>0,132</text:p>
          </table:table-cell>
          <table:table-cell table:style-name="ce24" table:formula="of:=INFO.OBBA.OBBA.OBGET(INFO.OBBA.OBBA.OBCALL(&quot;&quot;;[.$B$12];&quot;getRandomNumber&quot;;INFO.OBBA.OBBA.OBMAKE(&quot;&quot;;&quot;int&quot;;[.L246])))" office:value-type="float" office:value="0.889842465732817" calcext:value-type="float">
            <text:p>0,89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9" calcext:value-type="float">
            <text:p>239</text:p>
          </table:table-cell>
          <table:table-cell table:style-name="ce24" table:formula="of:=INFO.OBBA.OBBA.OBGET(INFO.OBBA.OBBA.OBCALL(&quot;&quot;;[.$B$12];&quot;getRandomNumber&quot;;INFO.OBBA.OBBA.OBMAKE(&quot;&quot;;&quot;int&quot;;[.H247])))" office:value-type="float" office:value="0.261240846258988" calcext:value-type="float">
            <text:p>0,261</text:p>
          </table:table-cell>
          <table:table-cell table:style-name="ce1"/>
          <table:table-cell table:style-name="ce20" table:formula="of:=[.K246]+2" office:value-type="float" office:value="478" calcext:value-type="float">
            <text:p>478</text:p>
          </table:table-cell>
          <table:table-cell table:style-name="ce20" table:formula="of:=[.L246]+2" office:value-type="float" office:value="479" calcext:value-type="float">
            <text:p>479</text:p>
          </table:table-cell>
          <table:table-cell table:style-name="ce24" table:formula="of:=INFO.OBBA.OBBA.OBGET(INFO.OBBA.OBBA.OBCALL(&quot;&quot;;[.$B$12];&quot;getRandomNumber&quot;;INFO.OBBA.OBBA.OBMAKE(&quot;&quot;;&quot;int&quot;;[.K247])))" office:value-type="float" office:value="0.496430451261283" calcext:value-type="float">
            <text:p>0,496</text:p>
          </table:table-cell>
          <table:table-cell table:style-name="ce24" table:formula="of:=INFO.OBBA.OBBA.OBGET(INFO.OBBA.OBBA.OBCALL(&quot;&quot;;[.$B$12];&quot;getRandomNumber&quot;;INFO.OBBA.OBBA.OBMAKE(&quot;&quot;;&quot;int&quot;;[.L247])))" office:value-type="float" office:value="0.185888091642406" calcext:value-type="float">
            <text:p>0,18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0" calcext:value-type="float">
            <text:p>240</text:p>
          </table:table-cell>
          <table:table-cell table:style-name="ce24" table:formula="of:=INFO.OBBA.OBBA.OBGET(INFO.OBBA.OBBA.OBCALL(&quot;&quot;;[.$B$12];&quot;getRandomNumber&quot;;INFO.OBBA.OBBA.OBMAKE(&quot;&quot;;&quot;int&quot;;[.H248])))" office:value-type="float" office:value="0.959525551863615" calcext:value-type="float">
            <text:p>0,960</text:p>
          </table:table-cell>
          <table:table-cell table:style-name="ce1"/>
          <table:table-cell table:style-name="ce20" table:formula="of:=[.K247]+2" office:value-type="float" office:value="480" calcext:value-type="float">
            <text:p>480</text:p>
          </table:table-cell>
          <table:table-cell table:style-name="ce20" table:formula="of:=[.L247]+2" office:value-type="float" office:value="481" calcext:value-type="float">
            <text:p>481</text:p>
          </table:table-cell>
          <table:table-cell table:style-name="ce24" table:formula="of:=INFO.OBBA.OBBA.OBGET(INFO.OBBA.OBBA.OBCALL(&quot;&quot;;[.$B$12];&quot;getRandomNumber&quot;;INFO.OBBA.OBBA.OBMAKE(&quot;&quot;;&quot;int&quot;;[.K248])))" office:value-type="float" office:value="0.783091236164907" calcext:value-type="float">
            <text:p>0,783</text:p>
          </table:table-cell>
          <table:table-cell table:style-name="ce24" table:formula="of:=INFO.OBBA.OBBA.OBGET(INFO.OBBA.OBBA.OBCALL(&quot;&quot;;[.$B$12];&quot;getRandomNumber&quot;;INFO.OBBA.OBBA.OBMAKE(&quot;&quot;;&quot;int&quot;;[.L248])))" office:value-type="float" office:value="0.736827908401322" calcext:value-type="float">
            <text:p>0,73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1" calcext:value-type="float">
            <text:p>241</text:p>
          </table:table-cell>
          <table:table-cell table:style-name="ce24" table:formula="of:=INFO.OBBA.OBBA.OBGET(INFO.OBBA.OBBA.OBCALL(&quot;&quot;;[.$B$12];&quot;getRandomNumber&quot;;INFO.OBBA.OBBA.OBMAKE(&quot;&quot;;&quot;int&quot;;[.H249])))" office:value-type="float" office:value="0.37279069437626" calcext:value-type="float">
            <text:p>0,373</text:p>
          </table:table-cell>
          <table:table-cell table:style-name="ce1"/>
          <table:table-cell table:style-name="ce20" table:formula="of:=[.K248]+2" office:value-type="float" office:value="482" calcext:value-type="float">
            <text:p>482</text:p>
          </table:table-cell>
          <table:table-cell table:style-name="ce20" table:formula="of:=[.L248]+2" office:value-type="float" office:value="483" calcext:value-type="float">
            <text:p>483</text:p>
          </table:table-cell>
          <table:table-cell table:style-name="ce24" table:formula="of:=INFO.OBBA.OBBA.OBGET(INFO.OBBA.OBBA.OBCALL(&quot;&quot;;[.$B$12];&quot;getRandomNumber&quot;;INFO.OBBA.OBBA.OBMAKE(&quot;&quot;;&quot;int&quot;;[.K249])))" office:value-type="float" office:value="0.548470323310931" calcext:value-type="float">
            <text:p>0,548</text:p>
          </table:table-cell>
          <table:table-cell table:style-name="ce24" table:formula="of:=INFO.OBBA.OBBA.OBGET(INFO.OBBA.OBBA.OBCALL(&quot;&quot;;[.$B$12];&quot;getRandomNumber&quot;;INFO.OBBA.OBBA.OBMAKE(&quot;&quot;;&quot;int&quot;;[.L249])))" office:value-type="float" office:value="0.228630647002444" calcext:value-type="float">
            <text:p>0,22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2" calcext:value-type="float">
            <text:p>242</text:p>
          </table:table-cell>
          <table:table-cell table:style-name="ce24" table:formula="of:=INFO.OBBA.OBBA.OBGET(INFO.OBBA.OBBA.OBCALL(&quot;&quot;;[.$B$12];&quot;getRandomNumber&quot;;INFO.OBBA.OBBA.OBMAKE(&quot;&quot;;&quot;int&quot;;[.H250])))" office:value-type="float" office:value="0.926828376612623" calcext:value-type="float">
            <text:p>0,927</text:p>
          </table:table-cell>
          <table:table-cell table:style-name="ce1"/>
          <table:table-cell table:style-name="ce20" table:formula="of:=[.K249]+2" office:value-type="float" office:value="484" calcext:value-type="float">
            <text:p>484</text:p>
          </table:table-cell>
          <table:table-cell table:style-name="ce20" table:formula="of:=[.L249]+2" office:value-type="float" office:value="485" calcext:value-type="float">
            <text:p>485</text:p>
          </table:table-cell>
          <table:table-cell table:style-name="ce24" table:formula="of:=INFO.OBBA.OBBA.OBGET(INFO.OBBA.OBBA.OBCALL(&quot;&quot;;[.$B$12];&quot;getRandomNumber&quot;;INFO.OBBA.OBBA.OBMAKE(&quot;&quot;;&quot;int&quot;;[.K250])))" office:value-type="float" office:value="0.294466959113671" calcext:value-type="float">
            <text:p>0,294</text:p>
          </table:table-cell>
          <table:table-cell table:style-name="ce24" table:formula="of:=INFO.OBBA.OBBA.OBGET(INFO.OBBA.OBBA.OBCALL(&quot;&quot;;[.$B$12];&quot;getRandomNumber&quot;;INFO.OBBA.OBBA.OBMAKE(&quot;&quot;;&quot;int&quot;;[.L250])))" office:value-type="float" office:value="0.432136592967211" calcext:value-type="float">
            <text:p>0,43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3" calcext:value-type="float">
            <text:p>243</text:p>
          </table:table-cell>
          <table:table-cell table:style-name="ce24" table:formula="of:=INFO.OBBA.OBBA.OBGET(INFO.OBBA.OBBA.OBCALL(&quot;&quot;;[.$B$12];&quot;getRandomNumber&quot;;INFO.OBBA.OBBA.OBMAKE(&quot;&quot;;&quot;int&quot;;[.H251])))" office:value-type="float" office:value="0.604090600442898" calcext:value-type="float">
            <text:p>0,604</text:p>
          </table:table-cell>
          <table:table-cell table:style-name="ce1"/>
          <table:table-cell table:style-name="ce20" table:formula="of:=[.K250]+2" office:value-type="float" office:value="486" calcext:value-type="float">
            <text:p>486</text:p>
          </table:table-cell>
          <table:table-cell table:style-name="ce20" table:formula="of:=[.L250]+2" office:value-type="float" office:value="487" calcext:value-type="float">
            <text:p>487</text:p>
          </table:table-cell>
          <table:table-cell table:style-name="ce24" table:formula="of:=INFO.OBBA.OBBA.OBGET(INFO.OBBA.OBBA.OBCALL(&quot;&quot;;[.$B$12];&quot;getRandomNumber&quot;;INFO.OBBA.OBBA.OBMAKE(&quot;&quot;;&quot;int&quot;;[.K251])))" office:value-type="float" office:value="0.235513052586399" calcext:value-type="float">
            <text:p>0,236</text:p>
          </table:table-cell>
          <table:table-cell table:style-name="ce24" table:formula="of:=INFO.OBBA.OBBA.OBGET(INFO.OBBA.OBBA.OBCALL(&quot;&quot;;[.$B$12];&quot;getRandomNumber&quot;;INFO.OBBA.OBBA.OBMAKE(&quot;&quot;;&quot;int&quot;;[.L251])))" office:value-type="float" office:value="0.0558981646157451" calcext:value-type="float">
            <text:p>0,05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4" calcext:value-type="float">
            <text:p>244</text:p>
          </table:table-cell>
          <table:table-cell table:style-name="ce24" table:formula="of:=INFO.OBBA.OBBA.OBGET(INFO.OBBA.OBBA.OBCALL(&quot;&quot;;[.$B$12];&quot;getRandomNumber&quot;;INFO.OBBA.OBBA.OBMAKE(&quot;&quot;;&quot;int&quot;;[.H252])))" office:value-type="float" office:value="0.0126318474547284" calcext:value-type="float">
            <text:p>0,013</text:p>
          </table:table-cell>
          <table:table-cell table:style-name="ce1"/>
          <table:table-cell table:style-name="ce20" table:formula="of:=[.K251]+2" office:value-type="float" office:value="488" calcext:value-type="float">
            <text:p>488</text:p>
          </table:table-cell>
          <table:table-cell table:style-name="ce20" table:formula="of:=[.L251]+2" office:value-type="float" office:value="489" calcext:value-type="float">
            <text:p>489</text:p>
          </table:table-cell>
          <table:table-cell table:style-name="ce24" table:formula="of:=INFO.OBBA.OBBA.OBGET(INFO.OBBA.OBBA.OBCALL(&quot;&quot;;[.$B$12];&quot;getRandomNumber&quot;;INFO.OBBA.OBBA.OBMAKE(&quot;&quot;;&quot;int&quot;;[.K252])))" office:value-type="float" office:value="0.504551817141547" calcext:value-type="float">
            <text:p>0,505</text:p>
          </table:table-cell>
          <table:table-cell table:style-name="ce24" table:formula="of:=INFO.OBBA.OBBA.OBGET(INFO.OBBA.OBBA.OBCALL(&quot;&quot;;[.$B$12];&quot;getRandomNumber&quot;;INFO.OBBA.OBBA.OBMAKE(&quot;&quot;;&quot;int&quot;;[.L252])))" office:value-type="float" office:value="0.440071689431982" calcext:value-type="float">
            <text:p>0,44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5" calcext:value-type="float">
            <text:p>245</text:p>
          </table:table-cell>
          <table:table-cell table:style-name="ce24" table:formula="of:=INFO.OBBA.OBBA.OBGET(INFO.OBBA.OBBA.OBCALL(&quot;&quot;;[.$B$12];&quot;getRandomNumber&quot;;INFO.OBBA.OBBA.OBMAKE(&quot;&quot;;&quot;int&quot;;[.H253])))" office:value-type="float" office:value="0.789099185153814" calcext:value-type="float">
            <text:p>0,789</text:p>
          </table:table-cell>
          <table:table-cell table:style-name="ce1"/>
          <table:table-cell table:style-name="ce20" table:formula="of:=[.K252]+2" office:value-type="float" office:value="490" calcext:value-type="float">
            <text:p>490</text:p>
          </table:table-cell>
          <table:table-cell table:style-name="ce20" table:formula="of:=[.L252]+2" office:value-type="float" office:value="491" calcext:value-type="float">
            <text:p>491</text:p>
          </table:table-cell>
          <table:table-cell table:style-name="ce24" table:formula="of:=INFO.OBBA.OBBA.OBGET(INFO.OBBA.OBBA.OBCALL(&quot;&quot;;[.$B$12];&quot;getRandomNumber&quot;;INFO.OBBA.OBBA.OBMAKE(&quot;&quot;;&quot;int&quot;;[.K253])))" office:value-type="float" office:value="0.154699142939573" calcext:value-type="float">
            <text:p>0,155</text:p>
          </table:table-cell>
          <table:table-cell table:style-name="ce24" table:formula="of:=INFO.OBBA.OBBA.OBGET(INFO.OBBA.OBBA.OBCALL(&quot;&quot;;[.$B$12];&quot;getRandomNumber&quot;;INFO.OBBA.OBBA.OBMAKE(&quot;&quot;;&quot;int&quot;;[.L253])))" office:value-type="float" office:value="0.167286554594017" calcext:value-type="float">
            <text:p>0,16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6" calcext:value-type="float">
            <text:p>246</text:p>
          </table:table-cell>
          <table:table-cell table:style-name="ce24" table:formula="of:=INFO.OBBA.OBBA.OBGET(INFO.OBBA.OBBA.OBCALL(&quot;&quot;;[.$B$12];&quot;getRandomNumber&quot;;INFO.OBBA.OBBA.OBMAKE(&quot;&quot;;&quot;int&quot;;[.H254])))" office:value-type="float" office:value="0.458108589116593" calcext:value-type="float">
            <text:p>0,458</text:p>
          </table:table-cell>
          <table:table-cell table:style-name="ce1"/>
          <table:table-cell table:style-name="ce20" table:formula="of:=[.K253]+2" office:value-type="float" office:value="492" calcext:value-type="float">
            <text:p>492</text:p>
          </table:table-cell>
          <table:table-cell table:style-name="ce20" table:formula="of:=[.L253]+2" office:value-type="float" office:value="493" calcext:value-type="float">
            <text:p>493</text:p>
          </table:table-cell>
          <table:table-cell table:style-name="ce24" table:formula="of:=INFO.OBBA.OBBA.OBGET(INFO.OBBA.OBBA.OBCALL(&quot;&quot;;[.$B$12];&quot;getRandomNumber&quot;;INFO.OBBA.OBBA.OBMAKE(&quot;&quot;;&quot;int&quot;;[.K254])))" office:value-type="float" office:value="0.162780777695343" calcext:value-type="float">
            <text:p>0,163</text:p>
          </table:table-cell>
          <table:table-cell table:style-name="ce24" table:formula="of:=INFO.OBBA.OBBA.OBGET(INFO.OBBA.OBBA.OBCALL(&quot;&quot;;[.$B$12];&quot;getRandomNumber&quot;;INFO.OBBA.OBBA.OBMAKE(&quot;&quot;;&quot;int&quot;;[.L254])))" office:value-type="float" office:value="0.301592289426611" calcext:value-type="float">
            <text:p>0,30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7" calcext:value-type="float">
            <text:p>247</text:p>
          </table:table-cell>
          <table:table-cell table:style-name="ce24" table:formula="of:=INFO.OBBA.OBBA.OBGET(INFO.OBBA.OBBA.OBCALL(&quot;&quot;;[.$B$12];&quot;getRandomNumber&quot;;INFO.OBBA.OBBA.OBMAKE(&quot;&quot;;&quot;int&quot;;[.H255])))" office:value-type="float" office:value="0.824035138732843" calcext:value-type="float">
            <text:p>0,824</text:p>
          </table:table-cell>
          <table:table-cell table:style-name="ce1"/>
          <table:table-cell table:style-name="ce20" table:formula="of:=[.K254]+2" office:value-type="float" office:value="494" calcext:value-type="float">
            <text:p>494</text:p>
          </table:table-cell>
          <table:table-cell table:style-name="ce20" table:formula="of:=[.L254]+2" office:value-type="float" office:value="495" calcext:value-type="float">
            <text:p>495</text:p>
          </table:table-cell>
          <table:table-cell table:style-name="ce24" table:formula="of:=INFO.OBBA.OBBA.OBGET(INFO.OBBA.OBBA.OBCALL(&quot;&quot;;[.$B$12];&quot;getRandomNumber&quot;;INFO.OBBA.OBBA.OBMAKE(&quot;&quot;;&quot;int&quot;;[.K255])))" office:value-type="float" office:value="0.526860244699958" calcext:value-type="float">
            <text:p>0,527</text:p>
          </table:table-cell>
          <table:table-cell table:style-name="ce24" table:formula="of:=INFO.OBBA.OBBA.OBGET(INFO.OBBA.OBBA.OBCALL(&quot;&quot;;[.$B$12];&quot;getRandomNumber&quot;;INFO.OBBA.OBBA.OBMAKE(&quot;&quot;;&quot;int&quot;;[.L255])))" office:value-type="float" office:value="0.212041700364248" calcext:value-type="float">
            <text:p>0,21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8" calcext:value-type="float">
            <text:p>248</text:p>
          </table:table-cell>
          <table:table-cell table:style-name="ce24" table:formula="of:=INFO.OBBA.OBBA.OBGET(INFO.OBBA.OBBA.OBCALL(&quot;&quot;;[.$B$12];&quot;getRandomNumber&quot;;INFO.OBBA.OBBA.OBMAKE(&quot;&quot;;&quot;int&quot;;[.H256])))" office:value-type="float" office:value="0.127963540078116" calcext:value-type="float">
            <text:p>0,128</text:p>
          </table:table-cell>
          <table:table-cell table:style-name="ce1"/>
          <table:table-cell table:style-name="ce20" table:formula="of:=[.K255]+2" office:value-type="float" office:value="496" calcext:value-type="float">
            <text:p>496</text:p>
          </table:table-cell>
          <table:table-cell table:style-name="ce20" table:formula="of:=[.L255]+2" office:value-type="float" office:value="497" calcext:value-type="float">
            <text:p>497</text:p>
          </table:table-cell>
          <table:table-cell table:style-name="ce24" table:formula="of:=INFO.OBBA.OBBA.OBGET(INFO.OBBA.OBBA.OBCALL(&quot;&quot;;[.$B$12];&quot;getRandomNumber&quot;;INFO.OBBA.OBBA.OBMAKE(&quot;&quot;;&quot;int&quot;;[.K256])))" office:value-type="float" office:value="0.947187883946619" calcext:value-type="float">
            <text:p>0,947</text:p>
          </table:table-cell>
          <table:table-cell table:style-name="ce24" table:formula="of:=INFO.OBBA.OBBA.OBGET(INFO.OBBA.OBBA.OBCALL(&quot;&quot;;[.$B$12];&quot;getRandomNumber&quot;;INFO.OBBA.OBBA.OBMAKE(&quot;&quot;;&quot;int&quot;;[.L256])))" office:value-type="float" office:value="0.0942019290664697" calcext:value-type="float">
            <text:p>0,09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9" calcext:value-type="float">
            <text:p>249</text:p>
          </table:table-cell>
          <table:table-cell table:style-name="ce24" table:formula="of:=INFO.OBBA.OBBA.OBGET(INFO.OBBA.OBBA.OBCALL(&quot;&quot;;[.$B$12];&quot;getRandomNumber&quot;;INFO.OBBA.OBBA.OBMAKE(&quot;&quot;;&quot;int&quot;;[.H257])))" office:value-type="float" office:value="0.484518716468852" calcext:value-type="float">
            <text:p>0,485</text:p>
          </table:table-cell>
          <table:table-cell table:style-name="ce1"/>
          <table:table-cell table:style-name="ce20" table:formula="of:=[.K256]+2" office:value-type="float" office:value="498" calcext:value-type="float">
            <text:p>498</text:p>
          </table:table-cell>
          <table:table-cell table:style-name="ce20" table:formula="of:=[.L256]+2" office:value-type="float" office:value="499" calcext:value-type="float">
            <text:p>499</text:p>
          </table:table-cell>
          <table:table-cell table:style-name="ce24" table:formula="of:=INFO.OBBA.OBBA.OBGET(INFO.OBBA.OBBA.OBCALL(&quot;&quot;;[.$B$12];&quot;getRandomNumber&quot;;INFO.OBBA.OBBA.OBMAKE(&quot;&quot;;&quot;int&quot;;[.K257])))" office:value-type="float" office:value="0.0094807970274286" calcext:value-type="float">
            <text:p>0,009</text:p>
          </table:table-cell>
          <table:table-cell table:style-name="ce24" table:formula="of:=INFO.OBBA.OBBA.OBGET(INFO.OBBA.OBBA.OBCALL(&quot;&quot;;[.$B$12];&quot;getRandomNumber&quot;;INFO.OBBA.OBBA.OBMAKE(&quot;&quot;;&quot;int&quot;;[.L257])))" office:value-type="float" office:value="0.444843981061806" calcext:value-type="float">
            <text:p>0,44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0" calcext:value-type="float">
            <text:p>250</text:p>
          </table:table-cell>
          <table:table-cell table:style-name="ce24" table:formula="of:=INFO.OBBA.OBBA.OBGET(INFO.OBBA.OBBA.OBCALL(&quot;&quot;;[.$B$12];&quot;getRandomNumber&quot;;INFO.OBBA.OBBA.OBMAKE(&quot;&quot;;&quot;int&quot;;[.H258])))" office:value-type="float" office:value="0.4513340365438" calcext:value-type="float">
            <text:p>0,451</text:p>
          </table:table-cell>
          <table:table-cell table:style-name="ce1"/>
          <table:table-cell table:style-name="ce20" table:formula="of:=[.K257]+2" office:value-type="float" office:value="500" calcext:value-type="float">
            <text:p>500</text:p>
          </table:table-cell>
          <table:table-cell table:style-name="ce20" table:formula="of:=[.L257]+2" office:value-type="float" office:value="501" calcext:value-type="float">
            <text:p>501</text:p>
          </table:table-cell>
          <table:table-cell table:style-name="ce24" table:formula="of:=INFO.OBBA.OBBA.OBGET(INFO.OBBA.OBBA.OBCALL(&quot;&quot;;[.$B$12];&quot;getRandomNumber&quot;;INFO.OBBA.OBBA.OBMAKE(&quot;&quot;;&quot;int&quot;;[.K258])))" office:value-type="float" office:value="0.165119076940831" calcext:value-type="float">
            <text:p>0,165</text:p>
          </table:table-cell>
          <table:table-cell table:style-name="ce24" table:formula="of:=INFO.OBBA.OBBA.OBGET(INFO.OBBA.OBBA.OBCALL(&quot;&quot;;[.$B$12];&quot;getRandomNumber&quot;;INFO.OBBA.OBBA.OBMAKE(&quot;&quot;;&quot;int&quot;;[.L258])))" office:value-type="float" office:value="0.356953690973818" calcext:value-type="float">
            <text:p>0,35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1" calcext:value-type="float">
            <text:p>251</text:p>
          </table:table-cell>
          <table:table-cell table:style-name="ce24" table:formula="of:=INFO.OBBA.OBBA.OBGET(INFO.OBBA.OBBA.OBCALL(&quot;&quot;;[.$B$12];&quot;getRandomNumber&quot;;INFO.OBBA.OBBA.OBMAKE(&quot;&quot;;&quot;int&quot;;[.H259])))" office:value-type="float" office:value="0.33443804121941" calcext:value-type="float">
            <text:p>0,334</text:p>
          </table:table-cell>
          <table:table-cell table:style-name="ce1"/>
          <table:table-cell table:style-name="ce20" table:formula="of:=[.K258]+2" office:value-type="float" office:value="502" calcext:value-type="float">
            <text:p>502</text:p>
          </table:table-cell>
          <table:table-cell table:style-name="ce20" table:formula="of:=[.L258]+2" office:value-type="float" office:value="503" calcext:value-type="float">
            <text:p>503</text:p>
          </table:table-cell>
          <table:table-cell table:style-name="ce24" table:formula="of:=INFO.OBBA.OBBA.OBGET(INFO.OBBA.OBBA.OBCALL(&quot;&quot;;[.$B$12];&quot;getRandomNumber&quot;;INFO.OBBA.OBBA.OBMAKE(&quot;&quot;;&quot;int&quot;;[.K259])))" office:value-type="float" office:value="0.868458096525919" calcext:value-type="float">
            <text:p>0,868</text:p>
          </table:table-cell>
          <table:table-cell table:style-name="ce24" table:formula="of:=INFO.OBBA.OBBA.OBGET(INFO.OBBA.OBBA.OBCALL(&quot;&quot;;[.$B$12];&quot;getRandomNumber&quot;;INFO.OBBA.OBBA.OBMAKE(&quot;&quot;;&quot;int&quot;;[.L259])))" office:value-type="float" office:value="0.683895054753081" calcext:value-type="float">
            <text:p>0,68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2" calcext:value-type="float">
            <text:p>252</text:p>
          </table:table-cell>
          <table:table-cell table:style-name="ce24" table:formula="of:=INFO.OBBA.OBBA.OBGET(INFO.OBBA.OBBA.OBCALL(&quot;&quot;;[.$B$12];&quot;getRandomNumber&quot;;INFO.OBBA.OBBA.OBMAKE(&quot;&quot;;&quot;int&quot;;[.H260])))" office:value-type="float" office:value="0.146868697270659" calcext:value-type="float">
            <text:p>0,147</text:p>
          </table:table-cell>
          <table:table-cell table:style-name="ce1"/>
          <table:table-cell table:style-name="ce20" table:formula="of:=[.K259]+2" office:value-type="float" office:value="504" calcext:value-type="float">
            <text:p>504</text:p>
          </table:table-cell>
          <table:table-cell table:style-name="ce20" table:formula="of:=[.L259]+2" office:value-type="float" office:value="505" calcext:value-type="float">
            <text:p>505</text:p>
          </table:table-cell>
          <table:table-cell table:style-name="ce24" table:formula="of:=INFO.OBBA.OBBA.OBGET(INFO.OBBA.OBBA.OBCALL(&quot;&quot;;[.$B$12];&quot;getRandomNumber&quot;;INFO.OBBA.OBBA.OBMAKE(&quot;&quot;;&quot;int&quot;;[.K260])))" office:value-type="float" office:value="0.588593728722563" calcext:value-type="float">
            <text:p>0,589</text:p>
          </table:table-cell>
          <table:table-cell table:style-name="ce24" table:formula="of:=INFO.OBBA.OBBA.OBGET(INFO.OBBA.OBBA.OBCALL(&quot;&quot;;[.$B$12];&quot;getRandomNumber&quot;;INFO.OBBA.OBBA.OBMAKE(&quot;&quot;;&quot;int&quot;;[.L260])))" office:value-type="float" office:value="0.182075071628423" calcext:value-type="float">
            <text:p>0,18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3" calcext:value-type="float">
            <text:p>253</text:p>
          </table:table-cell>
          <table:table-cell table:style-name="ce24" table:formula="of:=INFO.OBBA.OBBA.OBGET(INFO.OBBA.OBBA.OBCALL(&quot;&quot;;[.$B$12];&quot;getRandomNumber&quot;;INFO.OBBA.OBBA.OBMAKE(&quot;&quot;;&quot;int&quot;;[.H261])))" office:value-type="float" office:value="0.239505015567584" calcext:value-type="float">
            <text:p>0,240</text:p>
          </table:table-cell>
          <table:table-cell table:style-name="ce1"/>
          <table:table-cell table:style-name="ce20" table:formula="of:=[.K260]+2" office:value-type="float" office:value="506" calcext:value-type="float">
            <text:p>506</text:p>
          </table:table-cell>
          <table:table-cell table:style-name="ce20" table:formula="of:=[.L260]+2" office:value-type="float" office:value="507" calcext:value-type="float">
            <text:p>507</text:p>
          </table:table-cell>
          <table:table-cell table:style-name="ce24" table:formula="of:=INFO.OBBA.OBBA.OBGET(INFO.OBBA.OBBA.OBCALL(&quot;&quot;;[.$B$12];&quot;getRandomNumber&quot;;INFO.OBBA.OBBA.OBMAKE(&quot;&quot;;&quot;int&quot;;[.K261])))" office:value-type="float" office:value="0.283710996575845" calcext:value-type="float">
            <text:p>0,284</text:p>
          </table:table-cell>
          <table:table-cell table:style-name="ce24" table:formula="of:=INFO.OBBA.OBBA.OBGET(INFO.OBBA.OBBA.OBCALL(&quot;&quot;;[.$B$12];&quot;getRandomNumber&quot;;INFO.OBBA.OBBA.OBMAKE(&quot;&quot;;&quot;int&quot;;[.L261])))" office:value-type="float" office:value="0.650980800425417" calcext:value-type="float">
            <text:p>0,65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4" calcext:value-type="float">
            <text:p>254</text:p>
          </table:table-cell>
          <table:table-cell table:style-name="ce24" table:formula="of:=INFO.OBBA.OBBA.OBGET(INFO.OBBA.OBBA.OBCALL(&quot;&quot;;[.$B$12];&quot;getRandomNumber&quot;;INFO.OBBA.OBBA.OBMAKE(&quot;&quot;;&quot;int&quot;;[.H262])))" office:value-type="float" office:value="0.0030223308826654" calcext:value-type="float">
            <text:p>0,003</text:p>
          </table:table-cell>
          <table:table-cell table:style-name="ce1"/>
          <table:table-cell table:style-name="ce20" table:formula="of:=[.K261]+2" office:value-type="float" office:value="508" calcext:value-type="float">
            <text:p>508</text:p>
          </table:table-cell>
          <table:table-cell table:style-name="ce20" table:formula="of:=[.L261]+2" office:value-type="float" office:value="509" calcext:value-type="float">
            <text:p>509</text:p>
          </table:table-cell>
          <table:table-cell table:style-name="ce24" table:formula="of:=INFO.OBBA.OBBA.OBGET(INFO.OBBA.OBBA.OBCALL(&quot;&quot;;[.$B$12];&quot;getRandomNumber&quot;;INFO.OBBA.OBBA.OBMAKE(&quot;&quot;;&quot;int&quot;;[.K262])))" office:value-type="float" office:value="0.225733721265369" calcext:value-type="float">
            <text:p>0,226</text:p>
          </table:table-cell>
          <table:table-cell table:style-name="ce24" table:formula="of:=INFO.OBBA.OBBA.OBGET(INFO.OBBA.OBBA.OBCALL(&quot;&quot;;[.$B$12];&quot;getRandomNumber&quot;;INFO.OBBA.OBBA.OBMAKE(&quot;&quot;;&quot;int&quot;;[.L262])))" office:value-type="float" office:value="0.536604599180491" calcext:value-type="float">
            <text:p>0,53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5" calcext:value-type="float">
            <text:p>255</text:p>
          </table:table-cell>
          <table:table-cell table:style-name="ce24" table:formula="of:=INFO.OBBA.OBBA.OBGET(INFO.OBBA.OBBA.OBCALL(&quot;&quot;;[.$B$12];&quot;getRandomNumber&quot;;INFO.OBBA.OBBA.OBMAKE(&quot;&quot;;&quot;int&quot;;[.H263])))" office:value-type="float" office:value="0.991335061530603" calcext:value-type="float">
            <text:p>0,991</text:p>
          </table:table-cell>
          <table:table-cell table:style-name="ce1"/>
          <table:table-cell table:style-name="ce20" table:formula="of:=[.K262]+2" office:value-type="float" office:value="510" calcext:value-type="float">
            <text:p>510</text:p>
          </table:table-cell>
          <table:table-cell table:style-name="ce20" table:formula="of:=[.L262]+2" office:value-type="float" office:value="511" calcext:value-type="float">
            <text:p>511</text:p>
          </table:table-cell>
          <table:table-cell table:style-name="ce24" table:formula="of:=INFO.OBBA.OBBA.OBGET(INFO.OBBA.OBBA.OBCALL(&quot;&quot;;[.$B$12];&quot;getRandomNumber&quot;;INFO.OBBA.OBBA.OBMAKE(&quot;&quot;;&quot;int&quot;;[.K263])))" office:value-type="float" office:value="0.331533347855889" calcext:value-type="float">
            <text:p>0,332</text:p>
          </table:table-cell>
          <table:table-cell table:style-name="ce24" table:formula="of:=INFO.OBBA.OBBA.OBGET(INFO.OBBA.OBBA.OBCALL(&quot;&quot;;[.$B$12];&quot;getRandomNumber&quot;;INFO.OBBA.OBBA.OBMAKE(&quot;&quot;;&quot;int&quot;;[.L263])))" office:value-type="float" office:value="0.359896929219293" calcext:value-type="float">
            <text:p>0,36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6" calcext:value-type="float">
            <text:p>256</text:p>
          </table:table-cell>
          <table:table-cell table:style-name="ce24" table:formula="of:=INFO.OBBA.OBBA.OBGET(INFO.OBBA.OBBA.OBCALL(&quot;&quot;;[.$B$12];&quot;getRandomNumber&quot;;INFO.OBBA.OBBA.OBMAKE(&quot;&quot;;&quot;int&quot;;[.H264])))" office:value-type="float" office:value="0.193727111100634" calcext:value-type="float">
            <text:p>0,194</text:p>
          </table:table-cell>
          <table:table-cell table:style-name="ce1"/>
          <table:table-cell table:style-name="ce20" table:formula="of:=[.K263]+2" office:value-type="float" office:value="512" calcext:value-type="float">
            <text:p>512</text:p>
          </table:table-cell>
          <table:table-cell table:style-name="ce20" table:formula="of:=[.L263]+2" office:value-type="float" office:value="513" calcext:value-type="float">
            <text:p>513</text:p>
          </table:table-cell>
          <table:table-cell table:style-name="ce24" table:formula="of:=INFO.OBBA.OBBA.OBGET(INFO.OBBA.OBBA.OBCALL(&quot;&quot;;[.$B$12];&quot;getRandomNumber&quot;;INFO.OBBA.OBBA.OBMAKE(&quot;&quot;;&quot;int&quot;;[.K264])))" office:value-type="float" office:value="0.473635030313569" calcext:value-type="float">
            <text:p>0,474</text:p>
          </table:table-cell>
          <table:table-cell table:style-name="ce24" table:formula="of:=INFO.OBBA.OBBA.OBGET(INFO.OBBA.OBBA.OBCALL(&quot;&quot;;[.$B$12];&quot;getRandomNumber&quot;;INFO.OBBA.OBBA.OBMAKE(&quot;&quot;;&quot;int&quot;;[.L264])))" office:value-type="float" office:value="0.413455139582869" calcext:value-type="float">
            <text:p>0,41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7" calcext:value-type="float">
            <text:p>257</text:p>
          </table:table-cell>
          <table:table-cell table:style-name="ce24" table:formula="of:=INFO.OBBA.OBBA.OBGET(INFO.OBBA.OBBA.OBCALL(&quot;&quot;;[.$B$12];&quot;getRandomNumber&quot;;INFO.OBBA.OBBA.OBMAKE(&quot;&quot;;&quot;int&quot;;[.H265])))" office:value-type="float" office:value="0.455571447180288" calcext:value-type="float">
            <text:p>0,456</text:p>
          </table:table-cell>
          <table:table-cell table:style-name="ce1"/>
          <table:table-cell table:style-name="ce20" table:formula="of:=[.K264]+2" office:value-type="float" office:value="514" calcext:value-type="float">
            <text:p>514</text:p>
          </table:table-cell>
          <table:table-cell table:style-name="ce20" table:formula="of:=[.L264]+2" office:value-type="float" office:value="515" calcext:value-type="float">
            <text:p>515</text:p>
          </table:table-cell>
          <table:table-cell table:style-name="ce24" table:formula="of:=INFO.OBBA.OBBA.OBGET(INFO.OBBA.OBBA.OBCALL(&quot;&quot;;[.$B$12];&quot;getRandomNumber&quot;;INFO.OBBA.OBBA.OBMAKE(&quot;&quot;;&quot;int&quot;;[.K265])))" office:value-type="float" office:value="0.609833252503962" calcext:value-type="float">
            <text:p>0,610</text:p>
          </table:table-cell>
          <table:table-cell table:style-name="ce24" table:formula="of:=INFO.OBBA.OBBA.OBGET(INFO.OBBA.OBBA.OBCALL(&quot;&quot;;[.$B$12];&quot;getRandomNumber&quot;;INFO.OBBA.OBBA.OBMAKE(&quot;&quot;;&quot;int&quot;;[.L265])))" office:value-type="float" office:value="0.180985326091824" calcext:value-type="float">
            <text:p>0,18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8" calcext:value-type="float">
            <text:p>258</text:p>
          </table:table-cell>
          <table:table-cell table:style-name="ce24" table:formula="of:=INFO.OBBA.OBBA.OBGET(INFO.OBBA.OBBA.OBCALL(&quot;&quot;;[.$B$12];&quot;getRandomNumber&quot;;INFO.OBBA.OBBA.OBMAKE(&quot;&quot;;&quot;int&quot;;[.H266])))" office:value-type="float" office:value="0.715580362140276" calcext:value-type="float">
            <text:p>0,716</text:p>
          </table:table-cell>
          <table:table-cell table:style-name="ce1"/>
          <table:table-cell table:style-name="ce20" table:formula="of:=[.K265]+2" office:value-type="float" office:value="516" calcext:value-type="float">
            <text:p>516</text:p>
          </table:table-cell>
          <table:table-cell table:style-name="ce20" table:formula="of:=[.L265]+2" office:value-type="float" office:value="517" calcext:value-type="float">
            <text:p>517</text:p>
          </table:table-cell>
          <table:table-cell table:style-name="ce24" table:formula="of:=INFO.OBBA.OBBA.OBGET(INFO.OBBA.OBBA.OBCALL(&quot;&quot;;[.$B$12];&quot;getRandomNumber&quot;;INFO.OBBA.OBBA.OBMAKE(&quot;&quot;;&quot;int&quot;;[.K266])))" office:value-type="float" office:value="0.0126208370520436" calcext:value-type="float">
            <text:p>0,013</text:p>
          </table:table-cell>
          <table:table-cell table:style-name="ce24" table:formula="of:=INFO.OBBA.OBBA.OBGET(INFO.OBBA.OBBA.OBCALL(&quot;&quot;;[.$B$12];&quot;getRandomNumber&quot;;INFO.OBBA.OBBA.OBMAKE(&quot;&quot;;&quot;int&quot;;[.L266])))" office:value-type="float" office:value="0.0335113775134794" calcext:value-type="float">
            <text:p>0,03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9" calcext:value-type="float">
            <text:p>259</text:p>
          </table:table-cell>
          <table:table-cell table:style-name="ce24" table:formula="of:=INFO.OBBA.OBBA.OBGET(INFO.OBBA.OBBA.OBCALL(&quot;&quot;;[.$B$12];&quot;getRandomNumber&quot;;INFO.OBBA.OBBA.OBMAKE(&quot;&quot;;&quot;int&quot;;[.H267])))" office:value-type="float" office:value="0.702239041907582" calcext:value-type="float">
            <text:p>0,702</text:p>
          </table:table-cell>
          <table:table-cell table:style-name="ce1"/>
          <table:table-cell table:style-name="ce20" table:formula="of:=[.K266]+2" office:value-type="float" office:value="518" calcext:value-type="float">
            <text:p>518</text:p>
          </table:table-cell>
          <table:table-cell table:style-name="ce20" table:formula="of:=[.L266]+2" office:value-type="float" office:value="519" calcext:value-type="float">
            <text:p>519</text:p>
          </table:table-cell>
          <table:table-cell table:style-name="ce24" table:formula="of:=INFO.OBBA.OBBA.OBGET(INFO.OBBA.OBBA.OBCALL(&quot;&quot;;[.$B$12];&quot;getRandomNumber&quot;;INFO.OBBA.OBBA.OBMAKE(&quot;&quot;;&quot;int&quot;;[.K267])))" office:value-type="float" office:value="0.794666748360543" calcext:value-type="float">
            <text:p>0,795</text:p>
          </table:table-cell>
          <table:table-cell table:style-name="ce24" table:formula="of:=INFO.OBBA.OBBA.OBGET(INFO.OBBA.OBBA.OBCALL(&quot;&quot;;[.$B$12];&quot;getRandomNumber&quot;;INFO.OBBA.OBBA.OBMAKE(&quot;&quot;;&quot;int&quot;;[.L267])))" office:value-type="float" office:value="0.387700266973052" calcext:value-type="float">
            <text:p>0,38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0" calcext:value-type="float">
            <text:p>260</text:p>
          </table:table-cell>
          <table:table-cell table:style-name="ce24" table:formula="of:=INFO.OBBA.OBBA.OBGET(INFO.OBBA.OBBA.OBCALL(&quot;&quot;;[.$B$12];&quot;getRandomNumber&quot;;INFO.OBBA.OBBA.OBMAKE(&quot;&quot;;&quot;int&quot;;[.H268])))" office:value-type="float" office:value="0.286000649118599" calcext:value-type="float">
            <text:p>0,286</text:p>
          </table:table-cell>
          <table:table-cell table:style-name="ce1"/>
          <table:table-cell table:style-name="ce20" table:formula="of:=[.K267]+2" office:value-type="float" office:value="520" calcext:value-type="float">
            <text:p>520</text:p>
          </table:table-cell>
          <table:table-cell table:style-name="ce20" table:formula="of:=[.L267]+2" office:value-type="float" office:value="521" calcext:value-type="float">
            <text:p>521</text:p>
          </table:table-cell>
          <table:table-cell table:style-name="ce24" table:formula="of:=INFO.OBBA.OBBA.OBGET(INFO.OBBA.OBBA.OBCALL(&quot;&quot;;[.$B$12];&quot;getRandomNumber&quot;;INFO.OBBA.OBBA.OBMAKE(&quot;&quot;;&quot;int&quot;;[.K268])))" office:value-type="float" office:value="0.214911393952872" calcext:value-type="float">
            <text:p>0,215</text:p>
          </table:table-cell>
          <table:table-cell table:style-name="ce24" table:formula="of:=INFO.OBBA.OBBA.OBGET(INFO.OBBA.OBBA.OBCALL(&quot;&quot;;[.$B$12];&quot;getRandomNumber&quot;;INFO.OBBA.OBBA.OBMAKE(&quot;&quot;;&quot;int&quot;;[.L268])))" office:value-type="float" office:value="0.979862877091693" calcext:value-type="float">
            <text:p>0,98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1" calcext:value-type="float">
            <text:p>261</text:p>
          </table:table-cell>
          <table:table-cell table:style-name="ce24" table:formula="of:=INFO.OBBA.OBBA.OBGET(INFO.OBBA.OBBA.OBCALL(&quot;&quot;;[.$B$12];&quot;getRandomNumber&quot;;INFO.OBBA.OBBA.OBMAKE(&quot;&quot;;&quot;int&quot;;[.H269])))" office:value-type="float" office:value="0.372118267683536" calcext:value-type="float">
            <text:p>0,372</text:p>
          </table:table-cell>
          <table:table-cell table:style-name="ce1"/>
          <table:table-cell table:style-name="ce20" table:formula="of:=[.K268]+2" office:value-type="float" office:value="522" calcext:value-type="float">
            <text:p>522</text:p>
          </table:table-cell>
          <table:table-cell table:style-name="ce20" table:formula="of:=[.L268]+2" office:value-type="float" office:value="523" calcext:value-type="float">
            <text:p>523</text:p>
          </table:table-cell>
          <table:table-cell table:style-name="ce24" table:formula="of:=INFO.OBBA.OBBA.OBGET(INFO.OBBA.OBBA.OBCALL(&quot;&quot;;[.$B$12];&quot;getRandomNumber&quot;;INFO.OBBA.OBBA.OBMAKE(&quot;&quot;;&quot;int&quot;;[.K269])))" office:value-type="float" office:value="0.564676618945835" calcext:value-type="float">
            <text:p>0,565</text:p>
          </table:table-cell>
          <table:table-cell table:style-name="ce24" table:formula="of:=INFO.OBBA.OBBA.OBGET(INFO.OBBA.OBBA.OBCALL(&quot;&quot;;[.$B$12];&quot;getRandomNumber&quot;;INFO.OBBA.OBBA.OBMAKE(&quot;&quot;;&quot;int&quot;;[.L269])))" office:value-type="float" office:value="0.172088305452415" calcext:value-type="float">
            <text:p>0,17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2" calcext:value-type="float">
            <text:p>262</text:p>
          </table:table-cell>
          <table:table-cell table:style-name="ce24" table:formula="of:=INFO.OBBA.OBBA.OBGET(INFO.OBBA.OBBA.OBCALL(&quot;&quot;;[.$B$12];&quot;getRandomNumber&quot;;INFO.OBBA.OBBA.OBMAKE(&quot;&quot;;&quot;int&quot;;[.H270])))" office:value-type="float" office:value="0.290058594945404" calcext:value-type="float">
            <text:p>0,290</text:p>
          </table:table-cell>
          <table:table-cell table:style-name="ce1"/>
          <table:table-cell table:style-name="ce20" table:formula="of:=[.K269]+2" office:value-type="float" office:value="524" calcext:value-type="float">
            <text:p>524</text:p>
          </table:table-cell>
          <table:table-cell table:style-name="ce20" table:formula="of:=[.L269]+2" office:value-type="float" office:value="525" calcext:value-type="float">
            <text:p>525</text:p>
          </table:table-cell>
          <table:table-cell table:style-name="ce24" table:formula="of:=INFO.OBBA.OBBA.OBGET(INFO.OBBA.OBBA.OBCALL(&quot;&quot;;[.$B$12];&quot;getRandomNumber&quot;;INFO.OBBA.OBBA.OBMAKE(&quot;&quot;;&quot;int&quot;;[.K270])))" office:value-type="float" office:value="0.609502911542588" calcext:value-type="float">
            <text:p>0,610</text:p>
          </table:table-cell>
          <table:table-cell table:style-name="ce24" table:formula="of:=INFO.OBBA.OBBA.OBGET(INFO.OBBA.OBBA.OBCALL(&quot;&quot;;[.$B$12];&quot;getRandomNumber&quot;;INFO.OBBA.OBBA.OBMAKE(&quot;&quot;;&quot;int&quot;;[.L270])))" office:value-type="float" office:value="0.45430508773719" calcext:value-type="float">
            <text:p>0,45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3" calcext:value-type="float">
            <text:p>263</text:p>
          </table:table-cell>
          <table:table-cell table:style-name="ce24" table:formula="of:=INFO.OBBA.OBBA.OBGET(INFO.OBBA.OBBA.OBCALL(&quot;&quot;;[.$B$12];&quot;getRandomNumber&quot;;INFO.OBBA.OBBA.OBMAKE(&quot;&quot;;&quot;int&quot;;[.H271])))" office:value-type="float" office:value="0.986227399706414" calcext:value-type="float">
            <text:p>0,986</text:p>
          </table:table-cell>
          <table:table-cell table:style-name="ce1"/>
          <table:table-cell table:style-name="ce20" table:formula="of:=[.K270]+2" office:value-type="float" office:value="526" calcext:value-type="float">
            <text:p>526</text:p>
          </table:table-cell>
          <table:table-cell table:style-name="ce20" table:formula="of:=[.L270]+2" office:value-type="float" office:value="527" calcext:value-type="float">
            <text:p>527</text:p>
          </table:table-cell>
          <table:table-cell table:style-name="ce24" table:formula="of:=INFO.OBBA.OBBA.OBGET(INFO.OBBA.OBBA.OBCALL(&quot;&quot;;[.$B$12];&quot;getRandomNumber&quot;;INFO.OBBA.OBBA.OBMAKE(&quot;&quot;;&quot;int&quot;;[.K271])))" office:value-type="float" office:value="0.376877015035219" calcext:value-type="float">
            <text:p>0,377</text:p>
          </table:table-cell>
          <table:table-cell table:style-name="ce24" table:formula="of:=INFO.OBBA.OBBA.OBGET(INFO.OBBA.OBBA.OBCALL(&quot;&quot;;[.$B$12];&quot;getRandomNumber&quot;;INFO.OBBA.OBBA.OBMAKE(&quot;&quot;;&quot;int&quot;;[.L271])))" office:value-type="float" office:value="0.252324436415043" calcext:value-type="float">
            <text:p>0,25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4" calcext:value-type="float">
            <text:p>264</text:p>
          </table:table-cell>
          <table:table-cell table:style-name="ce24" table:formula="of:=INFO.OBBA.OBBA.OBGET(INFO.OBBA.OBBA.OBCALL(&quot;&quot;;[.$B$12];&quot;getRandomNumber&quot;;INFO.OBBA.OBBA.OBMAKE(&quot;&quot;;&quot;int&quot;;[.H272])))" office:value-type="float" office:value="0.554596702967493" calcext:value-type="float">
            <text:p>0,555</text:p>
          </table:table-cell>
          <table:table-cell table:style-name="ce1"/>
          <table:table-cell table:style-name="ce20" table:formula="of:=[.K271]+2" office:value-type="float" office:value="528" calcext:value-type="float">
            <text:p>528</text:p>
          </table:table-cell>
          <table:table-cell table:style-name="ce20" table:formula="of:=[.L271]+2" office:value-type="float" office:value="529" calcext:value-type="float">
            <text:p>529</text:p>
          </table:table-cell>
          <table:table-cell table:style-name="ce24" table:formula="of:=INFO.OBBA.OBBA.OBGET(INFO.OBBA.OBBA.OBCALL(&quot;&quot;;[.$B$12];&quot;getRandomNumber&quot;;INFO.OBBA.OBBA.OBMAKE(&quot;&quot;;&quot;int&quot;;[.K272])))" office:value-type="float" office:value="0.749871758600292" calcext:value-type="float">
            <text:p>0,750</text:p>
          </table:table-cell>
          <table:table-cell table:style-name="ce24" table:formula="of:=INFO.OBBA.OBBA.OBGET(INFO.OBBA.OBBA.OBCALL(&quot;&quot;;[.$B$12];&quot;getRandomNumber&quot;;INFO.OBBA.OBBA.OBMAKE(&quot;&quot;;&quot;int&quot;;[.L272])))" office:value-type="float" office:value="0.0651325387425687" calcext:value-type="float">
            <text:p>0,06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5" calcext:value-type="float">
            <text:p>265</text:p>
          </table:table-cell>
          <table:table-cell table:style-name="ce24" table:formula="of:=INFO.OBBA.OBBA.OBGET(INFO.OBBA.OBBA.OBCALL(&quot;&quot;;[.$B$12];&quot;getRandomNumber&quot;;INFO.OBBA.OBBA.OBMAKE(&quot;&quot;;&quot;int&quot;;[.H273])))" office:value-type="float" office:value="0.842135439709721" calcext:value-type="float">
            <text:p>0,842</text:p>
          </table:table-cell>
          <table:table-cell table:style-name="ce1"/>
          <table:table-cell table:style-name="ce20" table:formula="of:=[.K272]+2" office:value-type="float" office:value="530" calcext:value-type="float">
            <text:p>530</text:p>
          </table:table-cell>
          <table:table-cell table:style-name="ce20" table:formula="of:=[.L272]+2" office:value-type="float" office:value="531" calcext:value-type="float">
            <text:p>531</text:p>
          </table:table-cell>
          <table:table-cell table:style-name="ce24" table:formula="of:=INFO.OBBA.OBBA.OBGET(INFO.OBBA.OBBA.OBCALL(&quot;&quot;;[.$B$12];&quot;getRandomNumber&quot;;INFO.OBBA.OBBA.OBMAKE(&quot;&quot;;&quot;int&quot;;[.K273])))" office:value-type="float" office:value="0.446172306520792" calcext:value-type="float">
            <text:p>0,446</text:p>
          </table:table-cell>
          <table:table-cell table:style-name="ce24" table:formula="of:=INFO.OBBA.OBBA.OBGET(INFO.OBBA.OBBA.OBCALL(&quot;&quot;;[.$B$12];&quot;getRandomNumber&quot;;INFO.OBBA.OBBA.OBMAKE(&quot;&quot;;&quot;int&quot;;[.L273])))" office:value-type="float" office:value="0.722896637277861" calcext:value-type="float">
            <text:p>0,72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6" calcext:value-type="float">
            <text:p>266</text:p>
          </table:table-cell>
          <table:table-cell table:style-name="ce24" table:formula="of:=INFO.OBBA.OBBA.OBGET(INFO.OBBA.OBBA.OBCALL(&quot;&quot;;[.$B$12];&quot;getRandomNumber&quot;;INFO.OBBA.OBBA.OBMAKE(&quot;&quot;;&quot;int&quot;;[.H274])))" office:value-type="float" office:value="0.635159460820318" calcext:value-type="float">
            <text:p>0,635</text:p>
          </table:table-cell>
          <table:table-cell table:style-name="ce1"/>
          <table:table-cell table:style-name="ce20" table:formula="of:=[.K273]+2" office:value-type="float" office:value="532" calcext:value-type="float">
            <text:p>532</text:p>
          </table:table-cell>
          <table:table-cell table:style-name="ce20" table:formula="of:=[.L273]+2" office:value-type="float" office:value="533" calcext:value-type="float">
            <text:p>533</text:p>
          </table:table-cell>
          <table:table-cell table:style-name="ce24" table:formula="of:=INFO.OBBA.OBBA.OBGET(INFO.OBBA.OBBA.OBCALL(&quot;&quot;;[.$B$12];&quot;getRandomNumber&quot;;INFO.OBBA.OBBA.OBMAKE(&quot;&quot;;&quot;int&quot;;[.K274])))" office:value-type="float" office:value="0.940003304226741" calcext:value-type="float">
            <text:p>0,940</text:p>
          </table:table-cell>
          <table:table-cell table:style-name="ce24" table:formula="of:=INFO.OBBA.OBBA.OBGET(INFO.OBBA.OBBA.OBCALL(&quot;&quot;;[.$B$12];&quot;getRandomNumber&quot;;INFO.OBBA.OBBA.OBMAKE(&quot;&quot;;&quot;int&quot;;[.L274])))" office:value-type="float" office:value="0.74081838803552" calcext:value-type="float">
            <text:p>0,74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7" calcext:value-type="float">
            <text:p>267</text:p>
          </table:table-cell>
          <table:table-cell table:style-name="ce24" table:formula="of:=INFO.OBBA.OBBA.OBGET(INFO.OBBA.OBBA.OBCALL(&quot;&quot;;[.$B$12];&quot;getRandomNumber&quot;;INFO.OBBA.OBBA.OBMAKE(&quot;&quot;;&quot;int&quot;;[.H275])))" office:value-type="float" office:value="0.585252663210294" calcext:value-type="float">
            <text:p>0,585</text:p>
          </table:table-cell>
          <table:table-cell table:style-name="ce1"/>
          <table:table-cell table:style-name="ce20" table:formula="of:=[.K274]+2" office:value-type="float" office:value="534" calcext:value-type="float">
            <text:p>534</text:p>
          </table:table-cell>
          <table:table-cell table:style-name="ce20" table:formula="of:=[.L274]+2" office:value-type="float" office:value="535" calcext:value-type="float">
            <text:p>535</text:p>
          </table:table-cell>
          <table:table-cell table:style-name="ce24" table:formula="of:=INFO.OBBA.OBBA.OBGET(INFO.OBBA.OBBA.OBCALL(&quot;&quot;;[.$B$12];&quot;getRandomNumber&quot;;INFO.OBBA.OBBA.OBMAKE(&quot;&quot;;&quot;int&quot;;[.K275])))" office:value-type="float" office:value="0.0516788380145544" calcext:value-type="float">
            <text:p>0,052</text:p>
          </table:table-cell>
          <table:table-cell table:style-name="ce24" table:formula="of:=INFO.OBBA.OBBA.OBGET(INFO.OBBA.OBBA.OBCALL(&quot;&quot;;[.$B$12];&quot;getRandomNumber&quot;;INFO.OBBA.OBBA.OBMAKE(&quot;&quot;;&quot;int&quot;;[.L275])))" office:value-type="float" office:value="0.872899761055327" calcext:value-type="float">
            <text:p>0,87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8" calcext:value-type="float">
            <text:p>268</text:p>
          </table:table-cell>
          <table:table-cell table:style-name="ce24" table:formula="of:=INFO.OBBA.OBBA.OBGET(INFO.OBBA.OBBA.OBCALL(&quot;&quot;;[.$B$12];&quot;getRandomNumber&quot;;INFO.OBBA.OBBA.OBMAKE(&quot;&quot;;&quot;int&quot;;[.H276])))" office:value-type="float" office:value="0.553207792657785" calcext:value-type="float">
            <text:p>0,553</text:p>
          </table:table-cell>
          <table:table-cell table:style-name="ce1"/>
          <table:table-cell table:style-name="ce20" table:formula="of:=[.K275]+2" office:value-type="float" office:value="536" calcext:value-type="float">
            <text:p>536</text:p>
          </table:table-cell>
          <table:table-cell table:style-name="ce20" table:formula="of:=[.L275]+2" office:value-type="float" office:value="537" calcext:value-type="float">
            <text:p>537</text:p>
          </table:table-cell>
          <table:table-cell table:style-name="ce24" table:formula="of:=INFO.OBBA.OBBA.OBGET(INFO.OBBA.OBBA.OBCALL(&quot;&quot;;[.$B$12];&quot;getRandomNumber&quot;;INFO.OBBA.OBBA.OBMAKE(&quot;&quot;;&quot;int&quot;;[.K276])))" office:value-type="float" office:value="0.890004914517975" calcext:value-type="float">
            <text:p>0,890</text:p>
          </table:table-cell>
          <table:table-cell table:style-name="ce24" table:formula="of:=INFO.OBBA.OBBA.OBGET(INFO.OBBA.OBBA.OBCALL(&quot;&quot;;[.$B$12];&quot;getRandomNumber&quot;;INFO.OBBA.OBBA.OBMAKE(&quot;&quot;;&quot;int&quot;;[.L276])))" office:value-type="float" office:value="0.399732652498541" calcext:value-type="float">
            <text:p>0,40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9" calcext:value-type="float">
            <text:p>269</text:p>
          </table:table-cell>
          <table:table-cell table:style-name="ce24" table:formula="of:=INFO.OBBA.OBBA.OBGET(INFO.OBBA.OBBA.OBCALL(&quot;&quot;;[.$B$12];&quot;getRandomNumber&quot;;INFO.OBBA.OBBA.OBMAKE(&quot;&quot;;&quot;int&quot;;[.H277])))" office:value-type="float" office:value="0.555090349277807" calcext:value-type="float">
            <text:p>0,555</text:p>
          </table:table-cell>
          <table:table-cell table:style-name="ce1"/>
          <table:table-cell table:style-name="ce20" table:formula="of:=[.K276]+2" office:value-type="float" office:value="538" calcext:value-type="float">
            <text:p>538</text:p>
          </table:table-cell>
          <table:table-cell table:style-name="ce20" table:formula="of:=[.L276]+2" office:value-type="float" office:value="539" calcext:value-type="float">
            <text:p>539</text:p>
          </table:table-cell>
          <table:table-cell table:style-name="ce24" table:formula="of:=INFO.OBBA.OBBA.OBGET(INFO.OBBA.OBBA.OBCALL(&quot;&quot;;[.$B$12];&quot;getRandomNumber&quot;;INFO.OBBA.OBBA.OBMAKE(&quot;&quot;;&quot;int&quot;;[.K277])))" office:value-type="float" office:value="0.757171674444137" calcext:value-type="float">
            <text:p>0,757</text:p>
          </table:table-cell>
          <table:table-cell table:style-name="ce24" table:formula="of:=INFO.OBBA.OBBA.OBGET(INFO.OBBA.OBBA.OBCALL(&quot;&quot;;[.$B$12];&quot;getRandomNumber&quot;;INFO.OBBA.OBBA.OBMAKE(&quot;&quot;;&quot;int&quot;;[.L277])))" office:value-type="float" office:value="0.428505049489456" calcext:value-type="float">
            <text:p>0,42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0" calcext:value-type="float">
            <text:p>270</text:p>
          </table:table-cell>
          <table:table-cell table:style-name="ce24" table:formula="of:=INFO.OBBA.OBBA.OBGET(INFO.OBBA.OBBA.OBCALL(&quot;&quot;;[.$B$12];&quot;getRandomNumber&quot;;INFO.OBBA.OBBA.OBMAKE(&quot;&quot;;&quot;int&quot;;[.H278])))" office:value-type="float" office:value="0.795369959425648" calcext:value-type="float">
            <text:p>0,795</text:p>
          </table:table-cell>
          <table:table-cell table:style-name="ce1"/>
          <table:table-cell table:style-name="ce20" table:formula="of:=[.K277]+2" office:value-type="float" office:value="540" calcext:value-type="float">
            <text:p>540</text:p>
          </table:table-cell>
          <table:table-cell table:style-name="ce20" table:formula="of:=[.L277]+2" office:value-type="float" office:value="541" calcext:value-type="float">
            <text:p>541</text:p>
          </table:table-cell>
          <table:table-cell table:style-name="ce24" table:formula="of:=INFO.OBBA.OBBA.OBGET(INFO.OBBA.OBBA.OBCALL(&quot;&quot;;[.$B$12];&quot;getRandomNumber&quot;;INFO.OBBA.OBBA.OBMAKE(&quot;&quot;;&quot;int&quot;;[.K278])))" office:value-type="float" office:value="0.317346893386059" calcext:value-type="float">
            <text:p>0,317</text:p>
          </table:table-cell>
          <table:table-cell table:style-name="ce24" table:formula="of:=INFO.OBBA.OBBA.OBGET(INFO.OBBA.OBBA.OBCALL(&quot;&quot;;[.$B$12];&quot;getRandomNumber&quot;;INFO.OBBA.OBBA.OBMAKE(&quot;&quot;;&quot;int&quot;;[.L278])))" office:value-type="float" office:value="0.0328219026354453" calcext:value-type="float">
            <text:p>0,03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1" calcext:value-type="float">
            <text:p>271</text:p>
          </table:table-cell>
          <table:table-cell table:style-name="ce24" table:formula="of:=INFO.OBBA.OBBA.OBGET(INFO.OBBA.OBBA.OBCALL(&quot;&quot;;[.$B$12];&quot;getRandomNumber&quot;;INFO.OBBA.OBBA.OBMAKE(&quot;&quot;;&quot;int&quot;;[.H279])))" office:value-type="float" office:value="0.901071699066853" calcext:value-type="float">
            <text:p>0,901</text:p>
          </table:table-cell>
          <table:table-cell table:style-name="ce1"/>
          <table:table-cell table:style-name="ce20" table:formula="of:=[.K278]+2" office:value-type="float" office:value="542" calcext:value-type="float">
            <text:p>542</text:p>
          </table:table-cell>
          <table:table-cell table:style-name="ce20" table:formula="of:=[.L278]+2" office:value-type="float" office:value="543" calcext:value-type="float">
            <text:p>543</text:p>
          </table:table-cell>
          <table:table-cell table:style-name="ce24" table:formula="of:=INFO.OBBA.OBBA.OBGET(INFO.OBBA.OBBA.OBCALL(&quot;&quot;;[.$B$12];&quot;getRandomNumber&quot;;INFO.OBBA.OBBA.OBMAKE(&quot;&quot;;&quot;int&quot;;[.K279])))" office:value-type="float" office:value="0.138947406872347" calcext:value-type="float">
            <text:p>0,139</text:p>
          </table:table-cell>
          <table:table-cell table:style-name="ce24" table:formula="of:=INFO.OBBA.OBBA.OBGET(INFO.OBBA.OBBA.OBCALL(&quot;&quot;;[.$B$12];&quot;getRandomNumber&quot;;INFO.OBBA.OBBA.OBMAKE(&quot;&quot;;&quot;int&quot;;[.L279])))" office:value-type="float" office:value="0.727436975539524" calcext:value-type="float">
            <text:p>0,72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2" calcext:value-type="float">
            <text:p>272</text:p>
          </table:table-cell>
          <table:table-cell table:style-name="ce24" table:formula="of:=INFO.OBBA.OBBA.OBGET(INFO.OBBA.OBBA.OBCALL(&quot;&quot;;[.$B$12];&quot;getRandomNumber&quot;;INFO.OBBA.OBBA.OBMAKE(&quot;&quot;;&quot;int&quot;;[.H280])))" office:value-type="float" office:value="0.0845059617399323" calcext:value-type="float">
            <text:p>0,085</text:p>
          </table:table-cell>
          <table:table-cell table:style-name="ce1"/>
          <table:table-cell table:style-name="ce20" table:formula="of:=[.K279]+2" office:value-type="float" office:value="544" calcext:value-type="float">
            <text:p>544</text:p>
          </table:table-cell>
          <table:table-cell table:style-name="ce20" table:formula="of:=[.L279]+2" office:value-type="float" office:value="545" calcext:value-type="float">
            <text:p>545</text:p>
          </table:table-cell>
          <table:table-cell table:style-name="ce24" table:formula="of:=INFO.OBBA.OBBA.OBGET(INFO.OBBA.OBBA.OBCALL(&quot;&quot;;[.$B$12];&quot;getRandomNumber&quot;;INFO.OBBA.OBBA.OBMAKE(&quot;&quot;;&quot;int&quot;;[.K280])))" office:value-type="float" office:value="0.77377924491399" calcext:value-type="float">
            <text:p>0,774</text:p>
          </table:table-cell>
          <table:table-cell table:style-name="ce24" table:formula="of:=INFO.OBBA.OBBA.OBGET(INFO.OBBA.OBBA.OBCALL(&quot;&quot;;[.$B$12];&quot;getRandomNumber&quot;;INFO.OBBA.OBBA.OBMAKE(&quot;&quot;;&quot;int&quot;;[.L280])))" office:value-type="float" office:value="0.577793552543919" calcext:value-type="float">
            <text:p>0,57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3" calcext:value-type="float">
            <text:p>273</text:p>
          </table:table-cell>
          <table:table-cell table:style-name="ce24" table:formula="of:=INFO.OBBA.OBBA.OBGET(INFO.OBBA.OBBA.OBCALL(&quot;&quot;;[.$B$12];&quot;getRandomNumber&quot;;INFO.OBBA.OBBA.OBMAKE(&quot;&quot;;&quot;int&quot;;[.H281])))" office:value-type="float" office:value="0.583829359273151" calcext:value-type="float">
            <text:p>0,584</text:p>
          </table:table-cell>
          <table:table-cell table:style-name="ce1"/>
          <table:table-cell table:style-name="ce20" table:formula="of:=[.K280]+2" office:value-type="float" office:value="546" calcext:value-type="float">
            <text:p>546</text:p>
          </table:table-cell>
          <table:table-cell table:style-name="ce20" table:formula="of:=[.L280]+2" office:value-type="float" office:value="547" calcext:value-type="float">
            <text:p>547</text:p>
          </table:table-cell>
          <table:table-cell table:style-name="ce24" table:formula="of:=INFO.OBBA.OBBA.OBGET(INFO.OBBA.OBBA.OBCALL(&quot;&quot;;[.$B$12];&quot;getRandomNumber&quot;;INFO.OBBA.OBBA.OBMAKE(&quot;&quot;;&quot;int&quot;;[.K281])))" office:value-type="float" office:value="0.706218412429301" calcext:value-type="float">
            <text:p>0,706</text:p>
          </table:table-cell>
          <table:table-cell table:style-name="ce24" table:formula="of:=INFO.OBBA.OBBA.OBGET(INFO.OBBA.OBBA.OBCALL(&quot;&quot;;[.$B$12];&quot;getRandomNumber&quot;;INFO.OBBA.OBBA.OBMAKE(&quot;&quot;;&quot;int&quot;;[.L281])))" office:value-type="float" office:value="0.102244275979545" calcext:value-type="float">
            <text:p>0,10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4" calcext:value-type="float">
            <text:p>274</text:p>
          </table:table-cell>
          <table:table-cell table:style-name="ce24" table:formula="of:=INFO.OBBA.OBBA.OBGET(INFO.OBBA.OBBA.OBCALL(&quot;&quot;;[.$B$12];&quot;getRandomNumber&quot;;INFO.OBBA.OBBA.OBMAKE(&quot;&quot;;&quot;int&quot;;[.H282])))" office:value-type="float" office:value="0.230693082609085" calcext:value-type="float">
            <text:p>0,231</text:p>
          </table:table-cell>
          <table:table-cell table:style-name="ce1"/>
          <table:table-cell table:style-name="ce20" table:formula="of:=[.K281]+2" office:value-type="float" office:value="548" calcext:value-type="float">
            <text:p>548</text:p>
          </table:table-cell>
          <table:table-cell table:style-name="ce20" table:formula="of:=[.L281]+2" office:value-type="float" office:value="549" calcext:value-type="float">
            <text:p>549</text:p>
          </table:table-cell>
          <table:table-cell table:style-name="ce24" table:formula="of:=INFO.OBBA.OBBA.OBGET(INFO.OBBA.OBBA.OBCALL(&quot;&quot;;[.$B$12];&quot;getRandomNumber&quot;;INFO.OBBA.OBBA.OBMAKE(&quot;&quot;;&quot;int&quot;;[.K282])))" office:value-type="float" office:value="0.571292744124107" calcext:value-type="float">
            <text:p>0,571</text:p>
          </table:table-cell>
          <table:table-cell table:style-name="ce24" table:formula="of:=INFO.OBBA.OBBA.OBGET(INFO.OBBA.OBBA.OBCALL(&quot;&quot;;[.$B$12];&quot;getRandomNumber&quot;;INFO.OBBA.OBBA.OBMAKE(&quot;&quot;;&quot;int&quot;;[.L282])))" office:value-type="float" office:value="0.0110379953549763" calcext:value-type="float">
            <text:p>0,01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5" calcext:value-type="float">
            <text:p>275</text:p>
          </table:table-cell>
          <table:table-cell table:style-name="ce24" table:formula="of:=INFO.OBBA.OBBA.OBGET(INFO.OBBA.OBBA.OBCALL(&quot;&quot;;[.$B$12];&quot;getRandomNumber&quot;;INFO.OBBA.OBBA.OBMAKE(&quot;&quot;;&quot;int&quot;;[.H283])))" office:value-type="float" office:value="0.245167367158173" calcext:value-type="float">
            <text:p>0,245</text:p>
          </table:table-cell>
          <table:table-cell table:style-name="ce1"/>
          <table:table-cell table:style-name="ce20" table:formula="of:=[.K282]+2" office:value-type="float" office:value="550" calcext:value-type="float">
            <text:p>550</text:p>
          </table:table-cell>
          <table:table-cell table:style-name="ce20" table:formula="of:=[.L282]+2" office:value-type="float" office:value="551" calcext:value-type="float">
            <text:p>551</text:p>
          </table:table-cell>
          <table:table-cell table:style-name="ce24" table:formula="of:=INFO.OBBA.OBBA.OBGET(INFO.OBBA.OBBA.OBCALL(&quot;&quot;;[.$B$12];&quot;getRandomNumber&quot;;INFO.OBBA.OBBA.OBMAKE(&quot;&quot;;&quot;int&quot;;[.K283])))" office:value-type="float" office:value="0.164612343021766" calcext:value-type="float">
            <text:p>0,165</text:p>
          </table:table-cell>
          <table:table-cell table:style-name="ce24" table:formula="of:=INFO.OBBA.OBBA.OBGET(INFO.OBBA.OBBA.OBCALL(&quot;&quot;;[.$B$12];&quot;getRandomNumber&quot;;INFO.OBBA.OBBA.OBMAKE(&quot;&quot;;&quot;int&quot;;[.L283])))" office:value-type="float" office:value="0.615114275504568" calcext:value-type="float">
            <text:p>0,61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6" calcext:value-type="float">
            <text:p>276</text:p>
          </table:table-cell>
          <table:table-cell table:style-name="ce24" table:formula="of:=INFO.OBBA.OBBA.OBGET(INFO.OBBA.OBBA.OBCALL(&quot;&quot;;[.$B$12];&quot;getRandomNumber&quot;;INFO.OBBA.OBBA.OBMAKE(&quot;&quot;;&quot;int&quot;;[.H284])))" office:value-type="float" office:value="0.18382826330806" calcext:value-type="float">
            <text:p>0,184</text:p>
          </table:table-cell>
          <table:table-cell table:style-name="ce1"/>
          <table:table-cell table:style-name="ce20" table:formula="of:=[.K283]+2" office:value-type="float" office:value="552" calcext:value-type="float">
            <text:p>552</text:p>
          </table:table-cell>
          <table:table-cell table:style-name="ce20" table:formula="of:=[.L283]+2" office:value-type="float" office:value="553" calcext:value-type="float">
            <text:p>553</text:p>
          </table:table-cell>
          <table:table-cell table:style-name="ce24" table:formula="of:=INFO.OBBA.OBBA.OBGET(INFO.OBBA.OBBA.OBCALL(&quot;&quot;;[.$B$12];&quot;getRandomNumber&quot;;INFO.OBBA.OBBA.OBMAKE(&quot;&quot;;&quot;int&quot;;[.K284])))" office:value-type="float" office:value="0.0609933008438803" calcext:value-type="float">
            <text:p>0,061</text:p>
          </table:table-cell>
          <table:table-cell table:style-name="ce24" table:formula="of:=INFO.OBBA.OBBA.OBGET(INFO.OBBA.OBBA.OBCALL(&quot;&quot;;[.$B$12];&quot;getRandomNumber&quot;;INFO.OBBA.OBBA.OBMAKE(&quot;&quot;;&quot;int&quot;;[.L284])))" office:value-type="float" office:value="0.217378505526453" calcext:value-type="float">
            <text:p>0,21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7" calcext:value-type="float">
            <text:p>277</text:p>
          </table:table-cell>
          <table:table-cell table:style-name="ce24" table:formula="of:=INFO.OBBA.OBBA.OBGET(INFO.OBBA.OBBA.OBCALL(&quot;&quot;;[.$B$12];&quot;getRandomNumber&quot;;INFO.OBBA.OBBA.OBMAKE(&quot;&quot;;&quot;int&quot;;[.H285])))" office:value-type="float" office:value="0.201959406117257" calcext:value-type="float">
            <text:p>0,202</text:p>
          </table:table-cell>
          <table:table-cell table:style-name="ce1"/>
          <table:table-cell table:style-name="ce20" table:formula="of:=[.K284]+2" office:value-type="float" office:value="554" calcext:value-type="float">
            <text:p>554</text:p>
          </table:table-cell>
          <table:table-cell table:style-name="ce20" table:formula="of:=[.L284]+2" office:value-type="float" office:value="555" calcext:value-type="float">
            <text:p>555</text:p>
          </table:table-cell>
          <table:table-cell table:style-name="ce24" table:formula="of:=INFO.OBBA.OBBA.OBGET(INFO.OBBA.OBBA.OBCALL(&quot;&quot;;[.$B$12];&quot;getRandomNumber&quot;;INFO.OBBA.OBBA.OBMAKE(&quot;&quot;;&quot;int&quot;;[.K285])))" office:value-type="float" office:value="0.577809549512791" calcext:value-type="float">
            <text:p>0,578</text:p>
          </table:table-cell>
          <table:table-cell table:style-name="ce24" table:formula="of:=INFO.OBBA.OBBA.OBGET(INFO.OBBA.OBBA.OBCALL(&quot;&quot;;[.$B$12];&quot;getRandomNumber&quot;;INFO.OBBA.OBBA.OBMAKE(&quot;&quot;;&quot;int&quot;;[.L285])))" office:value-type="float" office:value="0.329955113322842" calcext:value-type="float">
            <text:p>0,33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8" calcext:value-type="float">
            <text:p>278</text:p>
          </table:table-cell>
          <table:table-cell table:style-name="ce24" table:formula="of:=INFO.OBBA.OBBA.OBGET(INFO.OBBA.OBBA.OBCALL(&quot;&quot;;[.$B$12];&quot;getRandomNumber&quot;;INFO.OBBA.OBBA.OBMAKE(&quot;&quot;;&quot;int&quot;;[.H286])))" office:value-type="float" office:value="0.380031585249226" calcext:value-type="float">
            <text:p>0,380</text:p>
          </table:table-cell>
          <table:table-cell table:style-name="ce1"/>
          <table:table-cell table:style-name="ce20" table:formula="of:=[.K285]+2" office:value-type="float" office:value="556" calcext:value-type="float">
            <text:p>556</text:p>
          </table:table-cell>
          <table:table-cell table:style-name="ce20" table:formula="of:=[.L285]+2" office:value-type="float" office:value="557" calcext:value-type="float">
            <text:p>557</text:p>
          </table:table-cell>
          <table:table-cell table:style-name="ce24" table:formula="of:=INFO.OBBA.OBBA.OBGET(INFO.OBBA.OBBA.OBCALL(&quot;&quot;;[.$B$12];&quot;getRandomNumber&quot;;INFO.OBBA.OBBA.OBMAKE(&quot;&quot;;&quot;int&quot;;[.K286])))" office:value-type="float" office:value="0.284406708196476" calcext:value-type="float">
            <text:p>0,284</text:p>
          </table:table-cell>
          <table:table-cell table:style-name="ce24" table:formula="of:=INFO.OBBA.OBBA.OBGET(INFO.OBBA.OBBA.OBCALL(&quot;&quot;;[.$B$12];&quot;getRandomNumber&quot;;INFO.OBBA.OBBA.OBMAKE(&quot;&quot;;&quot;int&quot;;[.L286])))" office:value-type="float" office:value="0.875006590606192" calcext:value-type="float">
            <text:p>0,87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9" calcext:value-type="float">
            <text:p>279</text:p>
          </table:table-cell>
          <table:table-cell table:style-name="ce24" table:formula="of:=INFO.OBBA.OBBA.OBGET(INFO.OBBA.OBBA.OBCALL(&quot;&quot;;[.$B$12];&quot;getRandomNumber&quot;;INFO.OBBA.OBBA.OBMAKE(&quot;&quot;;&quot;int&quot;;[.H287])))" office:value-type="float" office:value="0.210031272899193" calcext:value-type="float">
            <text:p>0,210</text:p>
          </table:table-cell>
          <table:table-cell table:style-name="ce1"/>
          <table:table-cell table:style-name="ce20" table:formula="of:=[.K286]+2" office:value-type="float" office:value="558" calcext:value-type="float">
            <text:p>558</text:p>
          </table:table-cell>
          <table:table-cell table:style-name="ce20" table:formula="of:=[.L286]+2" office:value-type="float" office:value="559" calcext:value-type="float">
            <text:p>559</text:p>
          </table:table-cell>
          <table:table-cell table:style-name="ce24" table:formula="of:=INFO.OBBA.OBBA.OBGET(INFO.OBBA.OBBA.OBCALL(&quot;&quot;;[.$B$12];&quot;getRandomNumber&quot;;INFO.OBBA.OBBA.OBMAKE(&quot;&quot;;&quot;int&quot;;[.K287])))" office:value-type="float" office:value="0.540560093118862" calcext:value-type="float">
            <text:p>0,541</text:p>
          </table:table-cell>
          <table:table-cell table:style-name="ce24" table:formula="of:=INFO.OBBA.OBBA.OBGET(INFO.OBBA.OBBA.OBCALL(&quot;&quot;;[.$B$12];&quot;getRandomNumber&quot;;INFO.OBBA.OBBA.OBMAKE(&quot;&quot;;&quot;int&quot;;[.L287])))" office:value-type="float" office:value="0.795281050024764" calcext:value-type="float">
            <text:p>0,79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0" calcext:value-type="float">
            <text:p>280</text:p>
          </table:table-cell>
          <table:table-cell table:style-name="ce24" table:formula="of:=INFO.OBBA.OBBA.OBGET(INFO.OBBA.OBBA.OBCALL(&quot;&quot;;[.$B$12];&quot;getRandomNumber&quot;;INFO.OBBA.OBBA.OBMAKE(&quot;&quot;;&quot;int&quot;;[.H288])))" office:value-type="float" office:value="0.586697066844613" calcext:value-type="float">
            <text:p>0,587</text:p>
          </table:table-cell>
          <table:table-cell table:style-name="ce1"/>
          <table:table-cell table:style-name="ce20" table:formula="of:=[.K287]+2" office:value-type="float" office:value="560" calcext:value-type="float">
            <text:p>560</text:p>
          </table:table-cell>
          <table:table-cell table:style-name="ce20" table:formula="of:=[.L287]+2" office:value-type="float" office:value="561" calcext:value-type="float">
            <text:p>561</text:p>
          </table:table-cell>
          <table:table-cell table:style-name="ce24" table:formula="of:=INFO.OBBA.OBBA.OBGET(INFO.OBBA.OBBA.OBCALL(&quot;&quot;;[.$B$12];&quot;getRandomNumber&quot;;INFO.OBBA.OBBA.OBMAKE(&quot;&quot;;&quot;int&quot;;[.K288])))" office:value-type="float" office:value="0.19409609830147" calcext:value-type="float">
            <text:p>0,194</text:p>
          </table:table-cell>
          <table:table-cell table:style-name="ce24" table:formula="of:=INFO.OBBA.OBBA.OBGET(INFO.OBBA.OBBA.OBCALL(&quot;&quot;;[.$B$12];&quot;getRandomNumber&quot;;INFO.OBBA.OBBA.OBMAKE(&quot;&quot;;&quot;int&quot;;[.L288])))" office:value-type="float" office:value="0.509861114213517" calcext:value-type="float">
            <text:p>0,51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1" calcext:value-type="float">
            <text:p>281</text:p>
          </table:table-cell>
          <table:table-cell table:style-name="ce24" table:formula="of:=INFO.OBBA.OBBA.OBGET(INFO.OBBA.OBBA.OBCALL(&quot;&quot;;[.$B$12];&quot;getRandomNumber&quot;;INFO.OBBA.OBBA.OBMAKE(&quot;&quot;;&quot;int&quot;;[.H289])))" office:value-type="float" office:value="0.449106196219126" calcext:value-type="float">
            <text:p>0,449</text:p>
          </table:table-cell>
          <table:table-cell table:style-name="ce1"/>
          <table:table-cell table:style-name="ce20" table:formula="of:=[.K288]+2" office:value-type="float" office:value="562" calcext:value-type="float">
            <text:p>562</text:p>
          </table:table-cell>
          <table:table-cell table:style-name="ce20" table:formula="of:=[.L288]+2" office:value-type="float" office:value="563" calcext:value-type="float">
            <text:p>563</text:p>
          </table:table-cell>
          <table:table-cell table:style-name="ce24" table:formula="of:=INFO.OBBA.OBBA.OBGET(INFO.OBBA.OBBA.OBCALL(&quot;&quot;;[.$B$12];&quot;getRandomNumber&quot;;INFO.OBBA.OBBA.OBMAKE(&quot;&quot;;&quot;int&quot;;[.K289])))" office:value-type="float" office:value="0.185917235833875" calcext:value-type="float">
            <text:p>0,186</text:p>
          </table:table-cell>
          <table:table-cell table:style-name="ce24" table:formula="of:=INFO.OBBA.OBBA.OBGET(INFO.OBBA.OBBA.OBCALL(&quot;&quot;;[.$B$12];&quot;getRandomNumber&quot;;INFO.OBBA.OBBA.OBMAKE(&quot;&quot;;&quot;int&quot;;[.L289])))" office:value-type="float" office:value="0.191432622677444" calcext:value-type="float">
            <text:p>0,19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2" calcext:value-type="float">
            <text:p>282</text:p>
          </table:table-cell>
          <table:table-cell table:style-name="ce24" table:formula="of:=INFO.OBBA.OBBA.OBGET(INFO.OBBA.OBBA.OBCALL(&quot;&quot;;[.$B$12];&quot;getRandomNumber&quot;;INFO.OBBA.OBBA.OBMAKE(&quot;&quot;;&quot;int&quot;;[.H290])))" office:value-type="float" office:value="0.452031290046256" calcext:value-type="float">
            <text:p>0,452</text:p>
          </table:table-cell>
          <table:table-cell table:style-name="ce1"/>
          <table:table-cell table:style-name="ce20" table:formula="of:=[.K289]+2" office:value-type="float" office:value="564" calcext:value-type="float">
            <text:p>564</text:p>
          </table:table-cell>
          <table:table-cell table:style-name="ce20" table:formula="of:=[.L289]+2" office:value-type="float" office:value="565" calcext:value-type="float">
            <text:p>565</text:p>
          </table:table-cell>
          <table:table-cell table:style-name="ce24" table:formula="of:=INFO.OBBA.OBBA.OBGET(INFO.OBBA.OBBA.OBCALL(&quot;&quot;;[.$B$12];&quot;getRandomNumber&quot;;INFO.OBBA.OBBA.OBMAKE(&quot;&quot;;&quot;int&quot;;[.K290])))" office:value-type="float" office:value="0.0950657999779047" calcext:value-type="float">
            <text:p>0,095</text:p>
          </table:table-cell>
          <table:table-cell table:style-name="ce24" table:formula="of:=INFO.OBBA.OBBA.OBGET(INFO.OBBA.OBBA.OBCALL(&quot;&quot;;[.$B$12];&quot;getRandomNumber&quot;;INFO.OBBA.OBBA.OBMAKE(&quot;&quot;;&quot;int&quot;;[.L290])))" office:value-type="float" office:value="0.545490972753909" calcext:value-type="float">
            <text:p>0,54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3" calcext:value-type="float">
            <text:p>283</text:p>
          </table:table-cell>
          <table:table-cell table:style-name="ce24" table:formula="of:=INFO.OBBA.OBBA.OBGET(INFO.OBBA.OBBA.OBCALL(&quot;&quot;;[.$B$12];&quot;getRandomNumber&quot;;INFO.OBBA.OBBA.OBMAKE(&quot;&quot;;&quot;int&quot;;[.H291])))" office:value-type="float" office:value="0.331340278073393" calcext:value-type="float">
            <text:p>0,331</text:p>
          </table:table-cell>
          <table:table-cell table:style-name="ce1"/>
          <table:table-cell table:style-name="ce20" table:formula="of:=[.K290]+2" office:value-type="float" office:value="566" calcext:value-type="float">
            <text:p>566</text:p>
          </table:table-cell>
          <table:table-cell table:style-name="ce20" table:formula="of:=[.L290]+2" office:value-type="float" office:value="567" calcext:value-type="float">
            <text:p>567</text:p>
          </table:table-cell>
          <table:table-cell table:style-name="ce24" table:formula="of:=INFO.OBBA.OBBA.OBGET(INFO.OBBA.OBBA.OBCALL(&quot;&quot;;[.$B$12];&quot;getRandomNumber&quot;;INFO.OBBA.OBBA.OBMAKE(&quot;&quot;;&quot;int&quot;;[.K291])))" office:value-type="float" office:value="0.761779020224102" calcext:value-type="float">
            <text:p>0,762</text:p>
          </table:table-cell>
          <table:table-cell table:style-name="ce24" table:formula="of:=INFO.OBBA.OBBA.OBGET(INFO.OBBA.OBBA.OBCALL(&quot;&quot;;[.$B$12];&quot;getRandomNumber&quot;;INFO.OBBA.OBBA.OBMAKE(&quot;&quot;;&quot;int&quot;;[.L291])))" office:value-type="float" office:value="0.825042492006876" calcext:value-type="float">
            <text:p>0,82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4" calcext:value-type="float">
            <text:p>284</text:p>
          </table:table-cell>
          <table:table-cell table:style-name="ce24" table:formula="of:=INFO.OBBA.OBBA.OBGET(INFO.OBBA.OBBA.OBCALL(&quot;&quot;;[.$B$12];&quot;getRandomNumber&quot;;INFO.OBBA.OBBA.OBMAKE(&quot;&quot;;&quot;int&quot;;[.H292])))" office:value-type="float" office:value="0.0701673072300231" calcext:value-type="float">
            <text:p>0,070</text:p>
          </table:table-cell>
          <table:table-cell table:style-name="ce1"/>
          <table:table-cell table:style-name="ce20" table:formula="of:=[.K291]+2" office:value-type="float" office:value="568" calcext:value-type="float">
            <text:p>568</text:p>
          </table:table-cell>
          <table:table-cell table:style-name="ce20" table:formula="of:=[.L291]+2" office:value-type="float" office:value="569" calcext:value-type="float">
            <text:p>569</text:p>
          </table:table-cell>
          <table:table-cell table:style-name="ce24" table:formula="of:=INFO.OBBA.OBBA.OBGET(INFO.OBBA.OBBA.OBCALL(&quot;&quot;;[.$B$12];&quot;getRandomNumber&quot;;INFO.OBBA.OBBA.OBMAKE(&quot;&quot;;&quot;int&quot;;[.K292])))" office:value-type="float" office:value="0.526734708743622" calcext:value-type="float">
            <text:p>0,527</text:p>
          </table:table-cell>
          <table:table-cell table:style-name="ce24" table:formula="of:=INFO.OBBA.OBBA.OBGET(INFO.OBBA.OBBA.OBCALL(&quot;&quot;;[.$B$12];&quot;getRandomNumber&quot;;INFO.OBBA.OBBA.OBMAKE(&quot;&quot;;&quot;int&quot;;[.L292])))" office:value-type="float" office:value="0.708575711197879" calcext:value-type="float">
            <text:p>0,70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5" calcext:value-type="float">
            <text:p>285</text:p>
          </table:table-cell>
          <table:table-cell table:style-name="ce24" table:formula="of:=INFO.OBBA.OBBA.OBGET(INFO.OBBA.OBBA.OBCALL(&quot;&quot;;[.$B$12];&quot;getRandomNumber&quot;;INFO.OBBA.OBBA.OBMAKE(&quot;&quot;;&quot;int&quot;;[.H293])))" office:value-type="float" office:value="0.456201976954572" calcext:value-type="float">
            <text:p>0,456</text:p>
          </table:table-cell>
          <table:table-cell table:style-name="ce1"/>
          <table:table-cell table:style-name="ce20" table:formula="of:=[.K292]+2" office:value-type="float" office:value="570" calcext:value-type="float">
            <text:p>570</text:p>
          </table:table-cell>
          <table:table-cell table:style-name="ce20" table:formula="of:=[.L292]+2" office:value-type="float" office:value="571" calcext:value-type="float">
            <text:p>571</text:p>
          </table:table-cell>
          <table:table-cell table:style-name="ce24" table:formula="of:=INFO.OBBA.OBBA.OBGET(INFO.OBBA.OBBA.OBCALL(&quot;&quot;;[.$B$12];&quot;getRandomNumber&quot;;INFO.OBBA.OBBA.OBMAKE(&quot;&quot;;&quot;int&quot;;[.K293])))" office:value-type="float" office:value="0.760342309763237" calcext:value-type="float">
            <text:p>0,760</text:p>
          </table:table-cell>
          <table:table-cell table:style-name="ce24" table:formula="of:=INFO.OBBA.OBBA.OBGET(INFO.OBBA.OBBA.OBCALL(&quot;&quot;;[.$B$12];&quot;getRandomNumber&quot;;INFO.OBBA.OBBA.OBMAKE(&quot;&quot;;&quot;int&quot;;[.L293])))" office:value-type="float" office:value="0.271680013356522" calcext:value-type="float">
            <text:p>0,27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6" calcext:value-type="float">
            <text:p>286</text:p>
          </table:table-cell>
          <table:table-cell table:style-name="ce24" table:formula="of:=INFO.OBBA.OBBA.OBGET(INFO.OBBA.OBBA.OBCALL(&quot;&quot;;[.$B$12];&quot;getRandomNumber&quot;;INFO.OBBA.OBBA.OBMAKE(&quot;&quot;;&quot;int&quot;;[.H294])))" office:value-type="float" office:value="0.532139333020549" calcext:value-type="float">
            <text:p>0,532</text:p>
          </table:table-cell>
          <table:table-cell table:style-name="ce1"/>
          <table:table-cell table:style-name="ce20" table:formula="of:=[.K293]+2" office:value-type="float" office:value="572" calcext:value-type="float">
            <text:p>572</text:p>
          </table:table-cell>
          <table:table-cell table:style-name="ce20" table:formula="of:=[.L293]+2" office:value-type="float" office:value="573" calcext:value-type="float">
            <text:p>573</text:p>
          </table:table-cell>
          <table:table-cell table:style-name="ce24" table:formula="of:=INFO.OBBA.OBBA.OBGET(INFO.OBBA.OBBA.OBCALL(&quot;&quot;;[.$B$12];&quot;getRandomNumber&quot;;INFO.OBBA.OBBA.OBMAKE(&quot;&quot;;&quot;int&quot;;[.K294])))" office:value-type="float" office:value="0.879398562142819" calcext:value-type="float">
            <text:p>0,879</text:p>
          </table:table-cell>
          <table:table-cell table:style-name="ce24" table:formula="of:=INFO.OBBA.OBBA.OBGET(INFO.OBBA.OBBA.OBCALL(&quot;&quot;;[.$B$12];&quot;getRandomNumber&quot;;INFO.OBBA.OBBA.OBMAKE(&quot;&quot;;&quot;int&quot;;[.L294])))" office:value-type="float" office:value="0.681628891344329" calcext:value-type="float">
            <text:p>0,68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7" calcext:value-type="float">
            <text:p>287</text:p>
          </table:table-cell>
          <table:table-cell table:style-name="ce24" table:formula="of:=INFO.OBBA.OBBA.OBGET(INFO.OBBA.OBBA.OBCALL(&quot;&quot;;[.$B$12];&quot;getRandomNumber&quot;;INFO.OBBA.OBBA.OBMAKE(&quot;&quot;;&quot;int&quot;;[.H295])))" office:value-type="float" office:value="0.348418411354681" calcext:value-type="float">
            <text:p>0,348</text:p>
          </table:table-cell>
          <table:table-cell table:style-name="ce1"/>
          <table:table-cell table:style-name="ce20" table:formula="of:=[.K294]+2" office:value-type="float" office:value="574" calcext:value-type="float">
            <text:p>574</text:p>
          </table:table-cell>
          <table:table-cell table:style-name="ce20" table:formula="of:=[.L294]+2" office:value-type="float" office:value="575" calcext:value-type="float">
            <text:p>575</text:p>
          </table:table-cell>
          <table:table-cell table:style-name="ce24" table:formula="of:=INFO.OBBA.OBBA.OBGET(INFO.OBBA.OBBA.OBCALL(&quot;&quot;;[.$B$12];&quot;getRandomNumber&quot;;INFO.OBBA.OBBA.OBMAKE(&quot;&quot;;&quot;int&quot;;[.K295])))" office:value-type="float" office:value="0.715013129508594" calcext:value-type="float">
            <text:p>0,715</text:p>
          </table:table-cell>
          <table:table-cell table:style-name="ce24" table:formula="of:=INFO.OBBA.OBBA.OBGET(INFO.OBBA.OBBA.OBCALL(&quot;&quot;;[.$B$12];&quot;getRandomNumber&quot;;INFO.OBBA.OBBA.OBMAKE(&quot;&quot;;&quot;int&quot;;[.L295])))" office:value-type="float" office:value="0.682940150839767" calcext:value-type="float">
            <text:p>0,68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8" calcext:value-type="float">
            <text:p>288</text:p>
          </table:table-cell>
          <table:table-cell table:style-name="ce24" table:formula="of:=INFO.OBBA.OBBA.OBGET(INFO.OBBA.OBBA.OBCALL(&quot;&quot;;[.$B$12];&quot;getRandomNumber&quot;;INFO.OBBA.OBBA.OBMAKE(&quot;&quot;;&quot;int&quot;;[.H296])))" office:value-type="float" office:value="0.199648690317733" calcext:value-type="float">
            <text:p>0,200</text:p>
          </table:table-cell>
          <table:table-cell table:style-name="ce1"/>
          <table:table-cell table:style-name="ce20" table:formula="of:=[.K295]+2" office:value-type="float" office:value="576" calcext:value-type="float">
            <text:p>576</text:p>
          </table:table-cell>
          <table:table-cell table:style-name="ce20" table:formula="of:=[.L295]+2" office:value-type="float" office:value="577" calcext:value-type="float">
            <text:p>577</text:p>
          </table:table-cell>
          <table:table-cell table:style-name="ce24" table:formula="of:=INFO.OBBA.OBBA.OBGET(INFO.OBBA.OBBA.OBCALL(&quot;&quot;;[.$B$12];&quot;getRandomNumber&quot;;INFO.OBBA.OBBA.OBMAKE(&quot;&quot;;&quot;int&quot;;[.K296])))" office:value-type="float" office:value="0.386592493605506" calcext:value-type="float">
            <text:p>0,387</text:p>
          </table:table-cell>
          <table:table-cell table:style-name="ce24" table:formula="of:=INFO.OBBA.OBBA.OBGET(INFO.OBBA.OBBA.OBCALL(&quot;&quot;;[.$B$12];&quot;getRandomNumber&quot;;INFO.OBBA.OBBA.OBMAKE(&quot;&quot;;&quot;int&quot;;[.L296])))" office:value-type="float" office:value="0.877024977889018" calcext:value-type="float">
            <text:p>0,87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9" calcext:value-type="float">
            <text:p>289</text:p>
          </table:table-cell>
          <table:table-cell table:style-name="ce24" table:formula="of:=INFO.OBBA.OBBA.OBGET(INFO.OBBA.OBBA.OBCALL(&quot;&quot;;[.$B$12];&quot;getRandomNumber&quot;;INFO.OBBA.OBBA.OBMAKE(&quot;&quot;;&quot;int&quot;;[.H297])))" office:value-type="float" office:value="0.994690475794457" calcext:value-type="float">
            <text:p>0,995</text:p>
          </table:table-cell>
          <table:table-cell table:style-name="ce1"/>
          <table:table-cell table:style-name="ce20" table:formula="of:=[.K296]+2" office:value-type="float" office:value="578" calcext:value-type="float">
            <text:p>578</text:p>
          </table:table-cell>
          <table:table-cell table:style-name="ce20" table:formula="of:=[.L296]+2" office:value-type="float" office:value="579" calcext:value-type="float">
            <text:p>579</text:p>
          </table:table-cell>
          <table:table-cell table:style-name="ce24" table:formula="of:=INFO.OBBA.OBBA.OBGET(INFO.OBBA.OBBA.OBCALL(&quot;&quot;;[.$B$12];&quot;getRandomNumber&quot;;INFO.OBBA.OBBA.OBMAKE(&quot;&quot;;&quot;int&quot;;[.K297])))" office:value-type="float" office:value="0.273954644668519" calcext:value-type="float">
            <text:p>0,274</text:p>
          </table:table-cell>
          <table:table-cell table:style-name="ce24" table:formula="of:=INFO.OBBA.OBBA.OBGET(INFO.OBBA.OBBA.OBCALL(&quot;&quot;;[.$B$12];&quot;getRandomNumber&quot;;INFO.OBBA.OBBA.OBMAKE(&quot;&quot;;&quot;int&quot;;[.L297])))" office:value-type="float" office:value="0.574647880209674" calcext:value-type="float">
            <text:p>0,57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0" calcext:value-type="float">
            <text:p>290</text:p>
          </table:table-cell>
          <table:table-cell table:style-name="ce24" table:formula="of:=INFO.OBBA.OBBA.OBGET(INFO.OBBA.OBBA.OBCALL(&quot;&quot;;[.$B$12];&quot;getRandomNumber&quot;;INFO.OBBA.OBBA.OBMAKE(&quot;&quot;;&quot;int&quot;;[.H298])))" office:value-type="float" office:value="0.857676412214018" calcext:value-type="float">
            <text:p>0,858</text:p>
          </table:table-cell>
          <table:table-cell table:style-name="ce1"/>
          <table:table-cell table:style-name="ce20" table:formula="of:=[.K297]+2" office:value-type="float" office:value="580" calcext:value-type="float">
            <text:p>580</text:p>
          </table:table-cell>
          <table:table-cell table:style-name="ce20" table:formula="of:=[.L297]+2" office:value-type="float" office:value="581" calcext:value-type="float">
            <text:p>581</text:p>
          </table:table-cell>
          <table:table-cell table:style-name="ce24" table:formula="of:=INFO.OBBA.OBBA.OBGET(INFO.OBBA.OBBA.OBCALL(&quot;&quot;;[.$B$12];&quot;getRandomNumber&quot;;INFO.OBBA.OBBA.OBMAKE(&quot;&quot;;&quot;int&quot;;[.K298])))" office:value-type="float" office:value="0.554384815854229" calcext:value-type="float">
            <text:p>0,554</text:p>
          </table:table-cell>
          <table:table-cell table:style-name="ce24" table:formula="of:=INFO.OBBA.OBBA.OBGET(INFO.OBBA.OBBA.OBCALL(&quot;&quot;;[.$B$12];&quot;getRandomNumber&quot;;INFO.OBBA.OBBA.OBMAKE(&quot;&quot;;&quot;int&quot;;[.L298])))" office:value-type="float" office:value="0.970699902672918" calcext:value-type="float">
            <text:p>0,97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1" calcext:value-type="float">
            <text:p>291</text:p>
          </table:table-cell>
          <table:table-cell table:style-name="ce24" table:formula="of:=INFO.OBBA.OBBA.OBGET(INFO.OBBA.OBBA.OBCALL(&quot;&quot;;[.$B$12];&quot;getRandomNumber&quot;;INFO.OBBA.OBBA.OBMAKE(&quot;&quot;;&quot;int&quot;;[.H299])))" office:value-type="float" office:value="0.76299466126521" calcext:value-type="float">
            <text:p>0,763</text:p>
          </table:table-cell>
          <table:table-cell table:style-name="ce1"/>
          <table:table-cell table:style-name="ce20" table:formula="of:=[.K298]+2" office:value-type="float" office:value="582" calcext:value-type="float">
            <text:p>582</text:p>
          </table:table-cell>
          <table:table-cell table:style-name="ce20" table:formula="of:=[.L298]+2" office:value-type="float" office:value="583" calcext:value-type="float">
            <text:p>583</text:p>
          </table:table-cell>
          <table:table-cell table:style-name="ce24" table:formula="of:=INFO.OBBA.OBBA.OBGET(INFO.OBBA.OBBA.OBCALL(&quot;&quot;;[.$B$12];&quot;getRandomNumber&quot;;INFO.OBBA.OBBA.OBMAKE(&quot;&quot;;&quot;int&quot;;[.K299])))" office:value-type="float" office:value="0.3941627253845" calcext:value-type="float">
            <text:p>0,394</text:p>
          </table:table-cell>
          <table:table-cell table:style-name="ce24" table:formula="of:=INFO.OBBA.OBBA.OBGET(INFO.OBBA.OBBA.OBCALL(&quot;&quot;;[.$B$12];&quot;getRandomNumber&quot;;INFO.OBBA.OBBA.OBMAKE(&quot;&quot;;&quot;int&quot;;[.L299])))" office:value-type="float" office:value="0.69515197174972" calcext:value-type="float">
            <text:p>0,69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2" calcext:value-type="float">
            <text:p>292</text:p>
          </table:table-cell>
          <table:table-cell table:style-name="ce24" table:formula="of:=INFO.OBBA.OBBA.OBGET(INFO.OBBA.OBBA.OBCALL(&quot;&quot;;[.$B$12];&quot;getRandomNumber&quot;;INFO.OBBA.OBBA.OBMAKE(&quot;&quot;;&quot;int&quot;;[.H300])))" office:value-type="float" office:value="0.918779320536793" calcext:value-type="float">
            <text:p>0,919</text:p>
          </table:table-cell>
          <table:table-cell table:style-name="ce1"/>
          <table:table-cell table:style-name="ce20" table:formula="of:=[.K299]+2" office:value-type="float" office:value="584" calcext:value-type="float">
            <text:p>584</text:p>
          </table:table-cell>
          <table:table-cell table:style-name="ce20" table:formula="of:=[.L299]+2" office:value-type="float" office:value="585" calcext:value-type="float">
            <text:p>585</text:p>
          </table:table-cell>
          <table:table-cell table:style-name="ce24" table:formula="of:=INFO.OBBA.OBBA.OBGET(INFO.OBBA.OBBA.OBCALL(&quot;&quot;;[.$B$12];&quot;getRandomNumber&quot;;INFO.OBBA.OBBA.OBMAKE(&quot;&quot;;&quot;int&quot;;[.K300])))" office:value-type="float" office:value="0.311901862259769" calcext:value-type="float">
            <text:p>0,312</text:p>
          </table:table-cell>
          <table:table-cell table:style-name="ce24" table:formula="of:=INFO.OBBA.OBBA.OBGET(INFO.OBBA.OBBA.OBCALL(&quot;&quot;;[.$B$12];&quot;getRandomNumber&quot;;INFO.OBBA.OBBA.OBMAKE(&quot;&quot;;&quot;int&quot;;[.L300])))" office:value-type="float" office:value="0.590920190093008" calcext:value-type="float">
            <text:p>0,59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3" calcext:value-type="float">
            <text:p>293</text:p>
          </table:table-cell>
          <table:table-cell table:style-name="ce24" table:formula="of:=INFO.OBBA.OBBA.OBGET(INFO.OBBA.OBBA.OBCALL(&quot;&quot;;[.$B$12];&quot;getRandomNumber&quot;;INFO.OBBA.OBBA.OBMAKE(&quot;&quot;;&quot;int&quot;;[.H301])))" office:value-type="float" office:value="0.850669599806577" calcext:value-type="float">
            <text:p>0,851</text:p>
          </table:table-cell>
          <table:table-cell table:style-name="ce1"/>
          <table:table-cell table:style-name="ce20" table:formula="of:=[.K300]+2" office:value-type="float" office:value="586" calcext:value-type="float">
            <text:p>586</text:p>
          </table:table-cell>
          <table:table-cell table:style-name="ce20" table:formula="of:=[.L300]+2" office:value-type="float" office:value="587" calcext:value-type="float">
            <text:p>587</text:p>
          </table:table-cell>
          <table:table-cell table:style-name="ce24" table:formula="of:=INFO.OBBA.OBBA.OBGET(INFO.OBBA.OBBA.OBCALL(&quot;&quot;;[.$B$12];&quot;getRandomNumber&quot;;INFO.OBBA.OBBA.OBMAKE(&quot;&quot;;&quot;int&quot;;[.K301])))" office:value-type="float" office:value="0.300510924530431" calcext:value-type="float">
            <text:p>0,301</text:p>
          </table:table-cell>
          <table:table-cell table:style-name="ce24" table:formula="of:=INFO.OBBA.OBBA.OBGET(INFO.OBBA.OBBA.OBCALL(&quot;&quot;;[.$B$12];&quot;getRandomNumber&quot;;INFO.OBBA.OBBA.OBMAKE(&quot;&quot;;&quot;int&quot;;[.L301])))" office:value-type="float" office:value="0.034495483536018" calcext:value-type="float">
            <text:p>0,03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4" calcext:value-type="float">
            <text:p>294</text:p>
          </table:table-cell>
          <table:table-cell table:style-name="ce24" table:formula="of:=INFO.OBBA.OBBA.OBGET(INFO.OBBA.OBBA.OBCALL(&quot;&quot;;[.$B$12];&quot;getRandomNumber&quot;;INFO.OBBA.OBBA.OBMAKE(&quot;&quot;;&quot;int&quot;;[.H302])))" office:value-type="float" office:value="0.422909849894669" calcext:value-type="float">
            <text:p>0,423</text:p>
          </table:table-cell>
          <table:table-cell table:style-name="ce1"/>
          <table:table-cell table:style-name="ce20" table:formula="of:=[.K301]+2" office:value-type="float" office:value="588" calcext:value-type="float">
            <text:p>588</text:p>
          </table:table-cell>
          <table:table-cell table:style-name="ce20" table:formula="of:=[.L301]+2" office:value-type="float" office:value="589" calcext:value-type="float">
            <text:p>589</text:p>
          </table:table-cell>
          <table:table-cell table:style-name="ce24" table:formula="of:=INFO.OBBA.OBBA.OBGET(INFO.OBBA.OBBA.OBCALL(&quot;&quot;;[.$B$12];&quot;getRandomNumber&quot;;INFO.OBBA.OBBA.OBMAKE(&quot;&quot;;&quot;int&quot;;[.K302])))" office:value-type="float" office:value="0.728729671659815" calcext:value-type="float">
            <text:p>0,729</text:p>
          </table:table-cell>
          <table:table-cell table:style-name="ce24" table:formula="of:=INFO.OBBA.OBBA.OBGET(INFO.OBBA.OBBA.OBCALL(&quot;&quot;;[.$B$12];&quot;getRandomNumber&quot;;INFO.OBBA.OBBA.OBMAKE(&quot;&quot;;&quot;int&quot;;[.L302])))" office:value-type="float" office:value="0.537267824798906" calcext:value-type="float">
            <text:p>0,53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5" calcext:value-type="float">
            <text:p>295</text:p>
          </table:table-cell>
          <table:table-cell table:style-name="ce24" table:formula="of:=INFO.OBBA.OBBA.OBGET(INFO.OBBA.OBBA.OBCALL(&quot;&quot;;[.$B$12];&quot;getRandomNumber&quot;;INFO.OBBA.OBBA.OBMAKE(&quot;&quot;;&quot;int&quot;;[.H303])))" office:value-type="float" office:value="0.304195079206321" calcext:value-type="float">
            <text:p>0,304</text:p>
          </table:table-cell>
          <table:table-cell table:style-name="ce1"/>
          <table:table-cell table:style-name="ce20" table:formula="of:=[.K302]+2" office:value-type="float" office:value="590" calcext:value-type="float">
            <text:p>590</text:p>
          </table:table-cell>
          <table:table-cell table:style-name="ce20" table:formula="of:=[.L302]+2" office:value-type="float" office:value="591" calcext:value-type="float">
            <text:p>591</text:p>
          </table:table-cell>
          <table:table-cell table:style-name="ce24" table:formula="of:=INFO.OBBA.OBBA.OBGET(INFO.OBBA.OBBA.OBCALL(&quot;&quot;;[.$B$12];&quot;getRandomNumber&quot;;INFO.OBBA.OBBA.OBMAKE(&quot;&quot;;&quot;int&quot;;[.K303])))" office:value-type="float" office:value="0.533730898062553" calcext:value-type="float">
            <text:p>0,534</text:p>
          </table:table-cell>
          <table:table-cell table:style-name="ce24" table:formula="of:=INFO.OBBA.OBBA.OBGET(INFO.OBBA.OBBA.OBCALL(&quot;&quot;;[.$B$12];&quot;getRandomNumber&quot;;INFO.OBBA.OBBA.OBMAKE(&quot;&quot;;&quot;int&quot;;[.L303])))" office:value-type="float" office:value="0.609039177424024" calcext:value-type="float">
            <text:p>0,60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6" calcext:value-type="float">
            <text:p>296</text:p>
          </table:table-cell>
          <table:table-cell table:style-name="ce24" table:formula="of:=INFO.OBBA.OBBA.OBGET(INFO.OBBA.OBBA.OBCALL(&quot;&quot;;[.$B$12];&quot;getRandomNumber&quot;;INFO.OBBA.OBBA.OBMAKE(&quot;&quot;;&quot;int&quot;;[.H304])))" office:value-type="float" office:value="0.872472458724812" calcext:value-type="float">
            <text:p>0,872</text:p>
          </table:table-cell>
          <table:table-cell table:style-name="ce1"/>
          <table:table-cell table:style-name="ce20" table:formula="of:=[.K303]+2" office:value-type="float" office:value="592" calcext:value-type="float">
            <text:p>592</text:p>
          </table:table-cell>
          <table:table-cell table:style-name="ce20" table:formula="of:=[.L303]+2" office:value-type="float" office:value="593" calcext:value-type="float">
            <text:p>593</text:p>
          </table:table-cell>
          <table:table-cell table:style-name="ce24" table:formula="of:=INFO.OBBA.OBBA.OBGET(INFO.OBBA.OBBA.OBCALL(&quot;&quot;;[.$B$12];&quot;getRandomNumber&quot;;INFO.OBBA.OBBA.OBMAKE(&quot;&quot;;&quot;int&quot;;[.K304])))" office:value-type="float" office:value="0.426308163193054" calcext:value-type="float">
            <text:p>0,426</text:p>
          </table:table-cell>
          <table:table-cell table:style-name="ce24" table:formula="of:=INFO.OBBA.OBBA.OBGET(INFO.OBBA.OBBA.OBCALL(&quot;&quot;;[.$B$12];&quot;getRandomNumber&quot;;INFO.OBBA.OBBA.OBMAKE(&quot;&quot;;&quot;int&quot;;[.L304])))" office:value-type="float" office:value="0.159275237274111" calcext:value-type="float">
            <text:p>0,15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7" calcext:value-type="float">
            <text:p>297</text:p>
          </table:table-cell>
          <table:table-cell table:style-name="ce24" table:formula="of:=INFO.OBBA.OBBA.OBGET(INFO.OBBA.OBBA.OBCALL(&quot;&quot;;[.$B$12];&quot;getRandomNumber&quot;;INFO.OBBA.OBBA.OBMAKE(&quot;&quot;;&quot;int&quot;;[.H305])))" office:value-type="float" office:value="0.752938493140684" calcext:value-type="float">
            <text:p>0,753</text:p>
          </table:table-cell>
          <table:table-cell table:style-name="ce1"/>
          <table:table-cell table:style-name="ce20" table:formula="of:=[.K304]+2" office:value-type="float" office:value="594" calcext:value-type="float">
            <text:p>594</text:p>
          </table:table-cell>
          <table:table-cell table:style-name="ce20" table:formula="of:=[.L304]+2" office:value-type="float" office:value="595" calcext:value-type="float">
            <text:p>595</text:p>
          </table:table-cell>
          <table:table-cell table:style-name="ce24" table:formula="of:=INFO.OBBA.OBBA.OBGET(INFO.OBBA.OBBA.OBCALL(&quot;&quot;;[.$B$12];&quot;getRandomNumber&quot;;INFO.OBBA.OBBA.OBMAKE(&quot;&quot;;&quot;int&quot;;[.K305])))" office:value-type="float" office:value="0.387862484370726" calcext:value-type="float">
            <text:p>0,388</text:p>
          </table:table-cell>
          <table:table-cell table:style-name="ce24" table:formula="of:=INFO.OBBA.OBBA.OBGET(INFO.OBBA.OBBA.OBCALL(&quot;&quot;;[.$B$12];&quot;getRandomNumber&quot;;INFO.OBBA.OBBA.OBMAKE(&quot;&quot;;&quot;int&quot;;[.L305])))" office:value-type="float" office:value="0.595422649298601" calcext:value-type="float">
            <text:p>0,59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8" calcext:value-type="float">
            <text:p>298</text:p>
          </table:table-cell>
          <table:table-cell table:style-name="ce24" table:formula="of:=INFO.OBBA.OBBA.OBGET(INFO.OBBA.OBBA.OBCALL(&quot;&quot;;[.$B$12];&quot;getRandomNumber&quot;;INFO.OBBA.OBBA.OBMAKE(&quot;&quot;;&quot;int&quot;;[.H306])))" office:value-type="float" office:value="0.075034499336733" calcext:value-type="float">
            <text:p>0,075</text:p>
          </table:table-cell>
          <table:table-cell table:style-name="ce1"/>
          <table:table-cell table:style-name="ce20" table:formula="of:=[.K305]+2" office:value-type="float" office:value="596" calcext:value-type="float">
            <text:p>596</text:p>
          </table:table-cell>
          <table:table-cell table:style-name="ce20" table:formula="of:=[.L305]+2" office:value-type="float" office:value="597" calcext:value-type="float">
            <text:p>597</text:p>
          </table:table-cell>
          <table:table-cell table:style-name="ce24" table:formula="of:=INFO.OBBA.OBBA.OBGET(INFO.OBBA.OBBA.OBCALL(&quot;&quot;;[.$B$12];&quot;getRandomNumber&quot;;INFO.OBBA.OBBA.OBMAKE(&quot;&quot;;&quot;int&quot;;[.K306])))" office:value-type="float" office:value="0.0951974529710306" calcext:value-type="float">
            <text:p>0,095</text:p>
          </table:table-cell>
          <table:table-cell table:style-name="ce24" table:formula="of:=INFO.OBBA.OBBA.OBGET(INFO.OBBA.OBBA.OBCALL(&quot;&quot;;[.$B$12];&quot;getRandomNumber&quot;;INFO.OBBA.OBBA.OBMAKE(&quot;&quot;;&quot;int&quot;;[.L306])))" office:value-type="float" office:value="0.520578666539749" calcext:value-type="float">
            <text:p>0,52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9" calcext:value-type="float">
            <text:p>299</text:p>
          </table:table-cell>
          <table:table-cell table:style-name="ce24" table:formula="of:=INFO.OBBA.OBBA.OBGET(INFO.OBBA.OBBA.OBCALL(&quot;&quot;;[.$B$12];&quot;getRandomNumber&quot;;INFO.OBBA.OBBA.OBMAKE(&quot;&quot;;&quot;int&quot;;[.H307])))" office:value-type="float" office:value="0.267172250695718" calcext:value-type="float">
            <text:p>0,267</text:p>
          </table:table-cell>
          <table:table-cell table:style-name="ce1"/>
          <table:table-cell table:style-name="ce20" table:formula="of:=[.K306]+2" office:value-type="float" office:value="598" calcext:value-type="float">
            <text:p>598</text:p>
          </table:table-cell>
          <table:table-cell table:style-name="ce20" table:formula="of:=[.L306]+2" office:value-type="float" office:value="599" calcext:value-type="float">
            <text:p>599</text:p>
          </table:table-cell>
          <table:table-cell table:style-name="ce24" table:formula="of:=INFO.OBBA.OBBA.OBGET(INFO.OBBA.OBBA.OBCALL(&quot;&quot;;[.$B$12];&quot;getRandomNumber&quot;;INFO.OBBA.OBBA.OBMAKE(&quot;&quot;;&quot;int&quot;;[.K307])))" office:value-type="float" office:value="0.650555166937816" calcext:value-type="float">
            <text:p>0,651</text:p>
          </table:table-cell>
          <table:table-cell table:style-name="ce24" table:formula="of:=INFO.OBBA.OBBA.OBGET(INFO.OBBA.OBBA.OBCALL(&quot;&quot;;[.$B$12];&quot;getRandomNumber&quot;;INFO.OBBA.OBBA.OBMAKE(&quot;&quot;;&quot;int&quot;;[.L307])))" office:value-type="float" office:value="0.997589042210528" calcext:value-type="float">
            <text:p>0,99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0" calcext:value-type="float">
            <text:p>300</text:p>
          </table:table-cell>
          <table:table-cell table:style-name="ce24" table:formula="of:=INFO.OBBA.OBBA.OBGET(INFO.OBBA.OBBA.OBCALL(&quot;&quot;;[.$B$12];&quot;getRandomNumber&quot;;INFO.OBBA.OBBA.OBMAKE(&quot;&quot;;&quot;int&quot;;[.H308])))" office:value-type="float" office:value="0.471794458037734" calcext:value-type="float">
            <text:p>0,472</text:p>
          </table:table-cell>
          <table:table-cell table:style-name="ce1"/>
          <table:table-cell table:style-name="ce20" table:formula="of:=[.K307]+2" office:value-type="float" office:value="600" calcext:value-type="float">
            <text:p>600</text:p>
          </table:table-cell>
          <table:table-cell table:style-name="ce20" table:formula="of:=[.L307]+2" office:value-type="float" office:value="601" calcext:value-type="float">
            <text:p>601</text:p>
          </table:table-cell>
          <table:table-cell table:style-name="ce24" table:formula="of:=INFO.OBBA.OBBA.OBGET(INFO.OBBA.OBBA.OBCALL(&quot;&quot;;[.$B$12];&quot;getRandomNumber&quot;;INFO.OBBA.OBBA.OBMAKE(&quot;&quot;;&quot;int&quot;;[.K308])))" office:value-type="float" office:value="0.634413753659232" calcext:value-type="float">
            <text:p>0,634</text:p>
          </table:table-cell>
          <table:table-cell table:style-name="ce24" table:formula="of:=INFO.OBBA.OBBA.OBGET(INFO.OBBA.OBBA.OBCALL(&quot;&quot;;[.$B$12];&quot;getRandomNumber&quot;;INFO.OBBA.OBBA.OBMAKE(&quot;&quot;;&quot;int&quot;;[.L308])))" office:value-type="float" office:value="0.93526078807963" calcext:value-type="float">
            <text:p>0,93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1" calcext:value-type="float">
            <text:p>301</text:p>
          </table:table-cell>
          <table:table-cell table:style-name="ce24" table:formula="of:=INFO.OBBA.OBBA.OBGET(INFO.OBBA.OBBA.OBCALL(&quot;&quot;;[.$B$12];&quot;getRandomNumber&quot;;INFO.OBBA.OBBA.OBMAKE(&quot;&quot;;&quot;int&quot;;[.H309])))" office:value-type="float" office:value="0.1971637632728" calcext:value-type="float">
            <text:p>0,197</text:p>
          </table:table-cell>
          <table:table-cell table:style-name="ce1"/>
          <table:table-cell table:style-name="ce20" table:formula="of:=[.K308]+2" office:value-type="float" office:value="602" calcext:value-type="float">
            <text:p>602</text:p>
          </table:table-cell>
          <table:table-cell table:style-name="ce20" table:formula="of:=[.L308]+2" office:value-type="float" office:value="603" calcext:value-type="float">
            <text:p>603</text:p>
          </table:table-cell>
          <table:table-cell table:style-name="ce24" table:formula="of:=INFO.OBBA.OBBA.OBGET(INFO.OBBA.OBBA.OBCALL(&quot;&quot;;[.$B$12];&quot;getRandomNumber&quot;;INFO.OBBA.OBBA.OBMAKE(&quot;&quot;;&quot;int&quot;;[.K309])))" office:value-type="float" office:value="0.0577002203458913" calcext:value-type="float">
            <text:p>0,058</text:p>
          </table:table-cell>
          <table:table-cell table:style-name="ce24" table:formula="of:=INFO.OBBA.OBBA.OBGET(INFO.OBBA.OBBA.OBCALL(&quot;&quot;;[.$B$12];&quot;getRandomNumber&quot;;INFO.OBBA.OBBA.OBMAKE(&quot;&quot;;&quot;int&quot;;[.L309])))" office:value-type="float" office:value="0.145373354920264" calcext:value-type="float">
            <text:p>0,14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2" calcext:value-type="float">
            <text:p>302</text:p>
          </table:table-cell>
          <table:table-cell table:style-name="ce24" table:formula="of:=INFO.OBBA.OBBA.OBGET(INFO.OBBA.OBBA.OBCALL(&quot;&quot;;[.$B$12];&quot;getRandomNumber&quot;;INFO.OBBA.OBBA.OBMAKE(&quot;&quot;;&quot;int&quot;;[.H310])))" office:value-type="float" office:value="0.992996961208045" calcext:value-type="float">
            <text:p>0,993</text:p>
          </table:table-cell>
          <table:table-cell table:style-name="ce1"/>
          <table:table-cell table:style-name="ce20" table:formula="of:=[.K309]+2" office:value-type="float" office:value="604" calcext:value-type="float">
            <text:p>604</text:p>
          </table:table-cell>
          <table:table-cell table:style-name="ce20" table:formula="of:=[.L309]+2" office:value-type="float" office:value="605" calcext:value-type="float">
            <text:p>605</text:p>
          </table:table-cell>
          <table:table-cell table:style-name="ce24" table:formula="of:=INFO.OBBA.OBBA.OBGET(INFO.OBBA.OBBA.OBCALL(&quot;&quot;;[.$B$12];&quot;getRandomNumber&quot;;INFO.OBBA.OBBA.OBMAKE(&quot;&quot;;&quot;int&quot;;[.K310])))" office:value-type="float" office:value="0.781723316920117" calcext:value-type="float">
            <text:p>0,782</text:p>
          </table:table-cell>
          <table:table-cell table:style-name="ce24" table:formula="of:=INFO.OBBA.OBBA.OBGET(INFO.OBBA.OBBA.OBCALL(&quot;&quot;;[.$B$12];&quot;getRandomNumber&quot;;INFO.OBBA.OBBA.OBMAKE(&quot;&quot;;&quot;int&quot;;[.L310])))" office:value-type="float" office:value="0.925536032810546" calcext:value-type="float">
            <text:p>0,92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3" calcext:value-type="float">
            <text:p>303</text:p>
          </table:table-cell>
          <table:table-cell table:style-name="ce24" table:formula="of:=INFO.OBBA.OBBA.OBGET(INFO.OBBA.OBBA.OBCALL(&quot;&quot;;[.$B$12];&quot;getRandomNumber&quot;;INFO.OBBA.OBBA.OBMAKE(&quot;&quot;;&quot;int&quot;;[.H311])))" office:value-type="float" office:value="0.872160003702141" calcext:value-type="float">
            <text:p>0,872</text:p>
          </table:table-cell>
          <table:table-cell table:style-name="ce1"/>
          <table:table-cell table:style-name="ce20" table:formula="of:=[.K310]+2" office:value-type="float" office:value="606" calcext:value-type="float">
            <text:p>606</text:p>
          </table:table-cell>
          <table:table-cell table:style-name="ce20" table:formula="of:=[.L310]+2" office:value-type="float" office:value="607" calcext:value-type="float">
            <text:p>607</text:p>
          </table:table-cell>
          <table:table-cell table:style-name="ce24" table:formula="of:=INFO.OBBA.OBBA.OBGET(INFO.OBBA.OBBA.OBCALL(&quot;&quot;;[.$B$12];&quot;getRandomNumber&quot;;INFO.OBBA.OBBA.OBMAKE(&quot;&quot;;&quot;int&quot;;[.K311])))" office:value-type="float" office:value="0.0162182883396886" calcext:value-type="float">
            <text:p>0,016</text:p>
          </table:table-cell>
          <table:table-cell table:style-name="ce24" table:formula="of:=INFO.OBBA.OBBA.OBGET(INFO.OBBA.OBBA.OBCALL(&quot;&quot;;[.$B$12];&quot;getRandomNumber&quot;;INFO.OBBA.OBBA.OBMAKE(&quot;&quot;;&quot;int&quot;;[.L311])))" office:value-type="float" office:value="0.235353601527646" calcext:value-type="float">
            <text:p>0,23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4" calcext:value-type="float">
            <text:p>304</text:p>
          </table:table-cell>
          <table:table-cell table:style-name="ce24" table:formula="of:=INFO.OBBA.OBBA.OBGET(INFO.OBBA.OBBA.OBCALL(&quot;&quot;;[.$B$12];&quot;getRandomNumber&quot;;INFO.OBBA.OBBA.OBMAKE(&quot;&quot;;&quot;int&quot;;[.H312])))" office:value-type="float" office:value="0.301684071431335" calcext:value-type="float">
            <text:p>0,302</text:p>
          </table:table-cell>
          <table:table-cell table:style-name="ce1"/>
          <table:table-cell table:style-name="ce20" table:formula="of:=[.K311]+2" office:value-type="float" office:value="608" calcext:value-type="float">
            <text:p>608</text:p>
          </table:table-cell>
          <table:table-cell table:style-name="ce20" table:formula="of:=[.L311]+2" office:value-type="float" office:value="609" calcext:value-type="float">
            <text:p>609</text:p>
          </table:table-cell>
          <table:table-cell table:style-name="ce24" table:formula="of:=INFO.OBBA.OBBA.OBGET(INFO.OBBA.OBBA.OBCALL(&quot;&quot;;[.$B$12];&quot;getRandomNumber&quot;;INFO.OBBA.OBBA.OBMAKE(&quot;&quot;;&quot;int&quot;;[.K312])))" office:value-type="float" office:value="0.798442861074362" calcext:value-type="float">
            <text:p>0,798</text:p>
          </table:table-cell>
          <table:table-cell table:style-name="ce24" table:formula="of:=INFO.OBBA.OBBA.OBGET(INFO.OBBA.OBBA.OBCALL(&quot;&quot;;[.$B$12];&quot;getRandomNumber&quot;;INFO.OBBA.OBBA.OBMAKE(&quot;&quot;;&quot;int&quot;;[.L312])))" office:value-type="float" office:value="0.559597752859025" calcext:value-type="float">
            <text:p>0,56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5" calcext:value-type="float">
            <text:p>305</text:p>
          </table:table-cell>
          <table:table-cell table:style-name="ce24" table:formula="of:=INFO.OBBA.OBBA.OBGET(INFO.OBBA.OBBA.OBCALL(&quot;&quot;;[.$B$12];&quot;getRandomNumber&quot;;INFO.OBBA.OBBA.OBMAKE(&quot;&quot;;&quot;int&quot;;[.H313])))" office:value-type="float" office:value="0.449081201246203" calcext:value-type="float">
            <text:p>0,449</text:p>
          </table:table-cell>
          <table:table-cell table:style-name="ce1"/>
          <table:table-cell table:style-name="ce20" table:formula="of:=[.K312]+2" office:value-type="float" office:value="610" calcext:value-type="float">
            <text:p>610</text:p>
          </table:table-cell>
          <table:table-cell table:style-name="ce20" table:formula="of:=[.L312]+2" office:value-type="float" office:value="611" calcext:value-type="float">
            <text:p>611</text:p>
          </table:table-cell>
          <table:table-cell table:style-name="ce24" table:formula="of:=INFO.OBBA.OBBA.OBGET(INFO.OBBA.OBBA.OBCALL(&quot;&quot;;[.$B$12];&quot;getRandomNumber&quot;;INFO.OBBA.OBBA.OBMAKE(&quot;&quot;;&quot;int&quot;;[.K313])))" office:value-type="float" office:value="0.345794991720376" calcext:value-type="float">
            <text:p>0,346</text:p>
          </table:table-cell>
          <table:table-cell table:style-name="ce24" table:formula="of:=INFO.OBBA.OBBA.OBGET(INFO.OBBA.OBBA.OBCALL(&quot;&quot;;[.$B$12];&quot;getRandomNumber&quot;;INFO.OBBA.OBBA.OBMAKE(&quot;&quot;;&quot;int&quot;;[.L313])))" office:value-type="float" office:value="0.942503271724739" calcext:value-type="float">
            <text:p>0,94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6" calcext:value-type="float">
            <text:p>306</text:p>
          </table:table-cell>
          <table:table-cell table:style-name="ce24" table:formula="of:=INFO.OBBA.OBBA.OBGET(INFO.OBBA.OBBA.OBCALL(&quot;&quot;;[.$B$12];&quot;getRandomNumber&quot;;INFO.OBBA.OBBA.OBMAKE(&quot;&quot;;&quot;int&quot;;[.H314])))" office:value-type="float" office:value="0.242133989006189" calcext:value-type="float">
            <text:p>0,242</text:p>
          </table:table-cell>
          <table:table-cell table:style-name="ce1"/>
          <table:table-cell table:style-name="ce20" table:formula="of:=[.K313]+2" office:value-type="float" office:value="612" calcext:value-type="float">
            <text:p>612</text:p>
          </table:table-cell>
          <table:table-cell table:style-name="ce20" table:formula="of:=[.L313]+2" office:value-type="float" office:value="613" calcext:value-type="float">
            <text:p>613</text:p>
          </table:table-cell>
          <table:table-cell table:style-name="ce24" table:formula="of:=INFO.OBBA.OBBA.OBGET(INFO.OBBA.OBBA.OBCALL(&quot;&quot;;[.$B$12];&quot;getRandomNumber&quot;;INFO.OBBA.OBBA.OBMAKE(&quot;&quot;;&quot;int&quot;;[.K314])))" office:value-type="float" office:value="0.592517874221708" calcext:value-type="float">
            <text:p>0,593</text:p>
          </table:table-cell>
          <table:table-cell table:style-name="ce24" table:formula="of:=INFO.OBBA.OBBA.OBGET(INFO.OBBA.OBBA.OBCALL(&quot;&quot;;[.$B$12];&quot;getRandomNumber&quot;;INFO.OBBA.OBBA.OBMAKE(&quot;&quot;;&quot;int&quot;;[.L314])))" office:value-type="float" office:value="0.0434562390940945" calcext:value-type="float">
            <text:p>0,04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7" calcext:value-type="float">
            <text:p>307</text:p>
          </table:table-cell>
          <table:table-cell table:style-name="ce24" table:formula="of:=INFO.OBBA.OBBA.OBGET(INFO.OBBA.OBBA.OBCALL(&quot;&quot;;[.$B$12];&quot;getRandomNumber&quot;;INFO.OBBA.OBBA.OBMAKE(&quot;&quot;;&quot;int&quot;;[.H315])))" office:value-type="float" office:value="0.486667090719779" calcext:value-type="float">
            <text:p>0,487</text:p>
          </table:table-cell>
          <table:table-cell table:style-name="ce1"/>
          <table:table-cell table:style-name="ce20" table:formula="of:=[.K314]+2" office:value-type="float" office:value="614" calcext:value-type="float">
            <text:p>614</text:p>
          </table:table-cell>
          <table:table-cell table:style-name="ce20" table:formula="of:=[.L314]+2" office:value-type="float" office:value="615" calcext:value-type="float">
            <text:p>615</text:p>
          </table:table-cell>
          <table:table-cell table:style-name="ce24" table:formula="of:=INFO.OBBA.OBBA.OBGET(INFO.OBBA.OBBA.OBCALL(&quot;&quot;;[.$B$12];&quot;getRandomNumber&quot;;INFO.OBBA.OBBA.OBMAKE(&quot;&quot;;&quot;int&quot;;[.K315])))" office:value-type="float" office:value="0.222366904168606" calcext:value-type="float">
            <text:p>0,222</text:p>
          </table:table-cell>
          <table:table-cell table:style-name="ce24" table:formula="of:=INFO.OBBA.OBBA.OBGET(INFO.OBBA.OBBA.OBCALL(&quot;&quot;;[.$B$12];&quot;getRandomNumber&quot;;INFO.OBBA.OBBA.OBMAKE(&quot;&quot;;&quot;int&quot;;[.L315])))" office:value-type="float" office:value="0.729396545981389" calcext:value-type="float">
            <text:p>0,72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8" calcext:value-type="float">
            <text:p>308</text:p>
          </table:table-cell>
          <table:table-cell table:style-name="ce24" table:formula="of:=INFO.OBBA.OBBA.OBGET(INFO.OBBA.OBBA.OBCALL(&quot;&quot;;[.$B$12];&quot;getRandomNumber&quot;;INFO.OBBA.OBBA.OBMAKE(&quot;&quot;;&quot;int&quot;;[.H316])))" office:value-type="float" office:value="0.582854683469739" calcext:value-type="float">
            <text:p>0,583</text:p>
          </table:table-cell>
          <table:table-cell table:style-name="ce1"/>
          <table:table-cell table:style-name="ce20" table:formula="of:=[.K315]+2" office:value-type="float" office:value="616" calcext:value-type="float">
            <text:p>616</text:p>
          </table:table-cell>
          <table:table-cell table:style-name="ce20" table:formula="of:=[.L315]+2" office:value-type="float" office:value="617" calcext:value-type="float">
            <text:p>617</text:p>
          </table:table-cell>
          <table:table-cell table:style-name="ce24" table:formula="of:=INFO.OBBA.OBBA.OBGET(INFO.OBBA.OBBA.OBCALL(&quot;&quot;;[.$B$12];&quot;getRandomNumber&quot;;INFO.OBBA.OBBA.OBMAKE(&quot;&quot;;&quot;int&quot;;[.K316])))" office:value-type="float" office:value="0.129849358511301" calcext:value-type="float">
            <text:p>0,130</text:p>
          </table:table-cell>
          <table:table-cell table:style-name="ce24" table:formula="of:=INFO.OBBA.OBBA.OBGET(INFO.OBBA.OBBA.OBCALL(&quot;&quot;;[.$B$12];&quot;getRandomNumber&quot;;INFO.OBBA.OBBA.OBMAKE(&quot;&quot;;&quot;int&quot;;[.L316])))" office:value-type="float" office:value="0.0499066342900401" calcext:value-type="float">
            <text:p>0,0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9" calcext:value-type="float">
            <text:p>309</text:p>
          </table:table-cell>
          <table:table-cell table:style-name="ce24" table:formula="of:=INFO.OBBA.OBBA.OBGET(INFO.OBBA.OBBA.OBCALL(&quot;&quot;;[.$B$12];&quot;getRandomNumber&quot;;INFO.OBBA.OBBA.OBMAKE(&quot;&quot;;&quot;int&quot;;[.H317])))" office:value-type="float" office:value="0.52329766548105" calcext:value-type="float">
            <text:p>0,523</text:p>
          </table:table-cell>
          <table:table-cell table:style-name="ce1"/>
          <table:table-cell table:style-name="ce20" table:formula="of:=[.K316]+2" office:value-type="float" office:value="618" calcext:value-type="float">
            <text:p>618</text:p>
          </table:table-cell>
          <table:table-cell table:style-name="ce20" table:formula="of:=[.L316]+2" office:value-type="float" office:value="619" calcext:value-type="float">
            <text:p>619</text:p>
          </table:table-cell>
          <table:table-cell table:style-name="ce24" table:formula="of:=INFO.OBBA.OBBA.OBGET(INFO.OBBA.OBBA.OBCALL(&quot;&quot;;[.$B$12];&quot;getRandomNumber&quot;;INFO.OBBA.OBBA.OBMAKE(&quot;&quot;;&quot;int&quot;;[.K317])))" office:value-type="float" office:value="0.119770325217029" calcext:value-type="float">
            <text:p>0,120</text:p>
          </table:table-cell>
          <table:table-cell table:style-name="ce24" table:formula="of:=INFO.OBBA.OBBA.OBGET(INFO.OBBA.OBBA.OBCALL(&quot;&quot;;[.$B$12];&quot;getRandomNumber&quot;;INFO.OBBA.OBBA.OBMAKE(&quot;&quot;;&quot;int&quot;;[.L317])))" office:value-type="float" office:value="0.0421064493292713" calcext:value-type="float">
            <text:p>0,04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0" calcext:value-type="float">
            <text:p>310</text:p>
          </table:table-cell>
          <table:table-cell table:style-name="ce24" table:formula="of:=INFO.OBBA.OBBA.OBGET(INFO.OBBA.OBBA.OBCALL(&quot;&quot;;[.$B$12];&quot;getRandomNumber&quot;;INFO.OBBA.OBBA.OBMAKE(&quot;&quot;;&quot;int&quot;;[.H318])))" office:value-type="float" office:value="0.0690576375128842" calcext:value-type="float">
            <text:p>0,069</text:p>
          </table:table-cell>
          <table:table-cell table:style-name="ce1"/>
          <table:table-cell table:style-name="ce20" table:formula="of:=[.K317]+2" office:value-type="float" office:value="620" calcext:value-type="float">
            <text:p>620</text:p>
          </table:table-cell>
          <table:table-cell table:style-name="ce20" table:formula="of:=[.L317]+2" office:value-type="float" office:value="621" calcext:value-type="float">
            <text:p>621</text:p>
          </table:table-cell>
          <table:table-cell table:style-name="ce24" table:formula="of:=INFO.OBBA.OBBA.OBGET(INFO.OBBA.OBBA.OBCALL(&quot;&quot;;[.$B$12];&quot;getRandomNumber&quot;;INFO.OBBA.OBBA.OBMAKE(&quot;&quot;;&quot;int&quot;;[.K318])))" office:value-type="float" office:value="0.335926047343143" calcext:value-type="float">
            <text:p>0,336</text:p>
          </table:table-cell>
          <table:table-cell table:style-name="ce24" table:formula="of:=INFO.OBBA.OBBA.OBGET(INFO.OBBA.OBBA.OBCALL(&quot;&quot;;[.$B$12];&quot;getRandomNumber&quot;;INFO.OBBA.OBBA.OBMAKE(&quot;&quot;;&quot;int&quot;;[.L318])))" office:value-type="float" office:value="0.989665335741898" calcext:value-type="float">
            <text:p>0,99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1" calcext:value-type="float">
            <text:p>311</text:p>
          </table:table-cell>
          <table:table-cell table:style-name="ce24" table:formula="of:=INFO.OBBA.OBBA.OBGET(INFO.OBBA.OBBA.OBCALL(&quot;&quot;;[.$B$12];&quot;getRandomNumber&quot;;INFO.OBBA.OBBA.OBMAKE(&quot;&quot;;&quot;int&quot;;[.H319])))" office:value-type="float" office:value="0.905120105160039" calcext:value-type="float">
            <text:p>0,905</text:p>
          </table:table-cell>
          <table:table-cell table:style-name="ce1"/>
          <table:table-cell table:style-name="ce20" table:formula="of:=[.K318]+2" office:value-type="float" office:value="622" calcext:value-type="float">
            <text:p>622</text:p>
          </table:table-cell>
          <table:table-cell table:style-name="ce20" table:formula="of:=[.L318]+2" office:value-type="float" office:value="623" calcext:value-type="float">
            <text:p>623</text:p>
          </table:table-cell>
          <table:table-cell table:style-name="ce24" table:formula="of:=INFO.OBBA.OBBA.OBGET(INFO.OBBA.OBBA.OBCALL(&quot;&quot;;[.$B$12];&quot;getRandomNumber&quot;;INFO.OBBA.OBBA.OBMAKE(&quot;&quot;;&quot;int&quot;;[.K319])))" office:value-type="float" office:value="0.343316769265496" calcext:value-type="float">
            <text:p>0,343</text:p>
          </table:table-cell>
          <table:table-cell table:style-name="ce24" table:formula="of:=INFO.OBBA.OBBA.OBGET(INFO.OBBA.OBBA.OBCALL(&quot;&quot;;[.$B$12];&quot;getRandomNumber&quot;;INFO.OBBA.OBBA.OBMAKE(&quot;&quot;;&quot;int&quot;;[.L319])))" office:value-type="float" office:value="0.408595177397841" calcext:value-type="float">
            <text:p>0,40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2" calcext:value-type="float">
            <text:p>312</text:p>
          </table:table-cell>
          <table:table-cell table:style-name="ce24" table:formula="of:=INFO.OBBA.OBBA.OBGET(INFO.OBBA.OBBA.OBCALL(&quot;&quot;;[.$B$12];&quot;getRandomNumber&quot;;INFO.OBBA.OBBA.OBMAKE(&quot;&quot;;&quot;int&quot;;[.H320])))" office:value-type="float" office:value="0.468926963660018" calcext:value-type="float">
            <text:p>0,469</text:p>
          </table:table-cell>
          <table:table-cell table:style-name="ce1"/>
          <table:table-cell table:style-name="ce20" table:formula="of:=[.K319]+2" office:value-type="float" office:value="624" calcext:value-type="float">
            <text:p>624</text:p>
          </table:table-cell>
          <table:table-cell table:style-name="ce20" table:formula="of:=[.L319]+2" office:value-type="float" office:value="625" calcext:value-type="float">
            <text:p>625</text:p>
          </table:table-cell>
          <table:table-cell table:style-name="ce24" table:formula="of:=INFO.OBBA.OBBA.OBGET(INFO.OBBA.OBBA.OBCALL(&quot;&quot;;[.$B$12];&quot;getRandomNumber&quot;;INFO.OBBA.OBBA.OBMAKE(&quot;&quot;;&quot;int&quot;;[.K320])))" office:value-type="float" office:value="0.517802927409498" calcext:value-type="float">
            <text:p>0,518</text:p>
          </table:table-cell>
          <table:table-cell table:style-name="ce24" table:formula="of:=INFO.OBBA.OBBA.OBGET(INFO.OBBA.OBBA.OBCALL(&quot;&quot;;[.$B$12];&quot;getRandomNumber&quot;;INFO.OBBA.OBBA.OBMAKE(&quot;&quot;;&quot;int&quot;;[.L320])))" office:value-type="float" office:value="0.705591869034931" calcext:value-type="float">
            <text:p>0,70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3" calcext:value-type="float">
            <text:p>313</text:p>
          </table:table-cell>
          <table:table-cell table:style-name="ce24" table:formula="of:=INFO.OBBA.OBBA.OBGET(INFO.OBBA.OBBA.OBCALL(&quot;&quot;;[.$B$12];&quot;getRandomNumber&quot;;INFO.OBBA.OBBA.OBMAKE(&quot;&quot;;&quot;int&quot;;[.H321])))" office:value-type="float" office:value="0.740101374007293" calcext:value-type="float">
            <text:p>0,740</text:p>
          </table:table-cell>
          <table:table-cell table:style-name="ce1"/>
          <table:table-cell table:style-name="ce20" table:formula="of:=[.K320]+2" office:value-type="float" office:value="626" calcext:value-type="float">
            <text:p>626</text:p>
          </table:table-cell>
          <table:table-cell table:style-name="ce20" table:formula="of:=[.L320]+2" office:value-type="float" office:value="627" calcext:value-type="float">
            <text:p>627</text:p>
          </table:table-cell>
          <table:table-cell table:style-name="ce24" table:formula="of:=INFO.OBBA.OBBA.OBGET(INFO.OBBA.OBBA.OBCALL(&quot;&quot;;[.$B$12];&quot;getRandomNumber&quot;;INFO.OBBA.OBBA.OBMAKE(&quot;&quot;;&quot;int&quot;;[.K321])))" office:value-type="float" office:value="0.218516753908079" calcext:value-type="float">
            <text:p>0,219</text:p>
          </table:table-cell>
          <table:table-cell table:style-name="ce24" table:formula="of:=INFO.OBBA.OBBA.OBGET(INFO.OBBA.OBBA.OBCALL(&quot;&quot;;[.$B$12];&quot;getRandomNumber&quot;;INFO.OBBA.OBBA.OBMAKE(&quot;&quot;;&quot;int&quot;;[.L321])))" office:value-type="float" office:value="0.525642587014004" calcext:value-type="float">
            <text:p>0,52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4" calcext:value-type="float">
            <text:p>314</text:p>
          </table:table-cell>
          <table:table-cell table:style-name="ce24" table:formula="of:=INFO.OBBA.OBBA.OBGET(INFO.OBBA.OBBA.OBCALL(&quot;&quot;;[.$B$12];&quot;getRandomNumber&quot;;INFO.OBBA.OBBA.OBMAKE(&quot;&quot;;&quot;int&quot;;[.H322])))" office:value-type="float" office:value="0.269161106112613" calcext:value-type="float">
            <text:p>0,269</text:p>
          </table:table-cell>
          <table:table-cell table:style-name="ce1"/>
          <table:table-cell table:style-name="ce20" table:formula="of:=[.K321]+2" office:value-type="float" office:value="628" calcext:value-type="float">
            <text:p>628</text:p>
          </table:table-cell>
          <table:table-cell table:style-name="ce20" table:formula="of:=[.L321]+2" office:value-type="float" office:value="629" calcext:value-type="float">
            <text:p>629</text:p>
          </table:table-cell>
          <table:table-cell table:style-name="ce24" table:formula="of:=INFO.OBBA.OBBA.OBGET(INFO.OBBA.OBBA.OBCALL(&quot;&quot;;[.$B$12];&quot;getRandomNumber&quot;;INFO.OBBA.OBBA.OBMAKE(&quot;&quot;;&quot;int&quot;;[.K322])))" office:value-type="float" office:value="0.2865045371395" calcext:value-type="float">
            <text:p>0,287</text:p>
          </table:table-cell>
          <table:table-cell table:style-name="ce24" table:formula="of:=INFO.OBBA.OBBA.OBGET(INFO.OBBA.OBBA.OBCALL(&quot;&quot;;[.$B$12];&quot;getRandomNumber&quot;;INFO.OBBA.OBBA.OBMAKE(&quot;&quot;;&quot;int&quot;;[.L322])))" office:value-type="float" office:value="0.977869251864759" calcext:value-type="float">
            <text:p>0,97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5" calcext:value-type="float">
            <text:p>315</text:p>
          </table:table-cell>
          <table:table-cell table:style-name="ce24" table:formula="of:=INFO.OBBA.OBBA.OBGET(INFO.OBBA.OBBA.OBCALL(&quot;&quot;;[.$B$12];&quot;getRandomNumber&quot;;INFO.OBBA.OBBA.OBMAKE(&quot;&quot;;&quot;int&quot;;[.H323])))" office:value-type="float" office:value="0.312438424984667" calcext:value-type="float">
            <text:p>0,312</text:p>
          </table:table-cell>
          <table:table-cell table:style-name="ce1"/>
          <table:table-cell table:style-name="ce20" table:formula="of:=[.K322]+2" office:value-type="float" office:value="630" calcext:value-type="float">
            <text:p>630</text:p>
          </table:table-cell>
          <table:table-cell table:style-name="ce20" table:formula="of:=[.L322]+2" office:value-type="float" office:value="631" calcext:value-type="float">
            <text:p>631</text:p>
          </table:table-cell>
          <table:table-cell table:style-name="ce24" table:formula="of:=INFO.OBBA.OBBA.OBGET(INFO.OBBA.OBBA.OBCALL(&quot;&quot;;[.$B$12];&quot;getRandomNumber&quot;;INFO.OBBA.OBBA.OBMAKE(&quot;&quot;;&quot;int&quot;;[.K323])))" office:value-type="float" office:value="0.664200448733723" calcext:value-type="float">
            <text:p>0,664</text:p>
          </table:table-cell>
          <table:table-cell table:style-name="ce24" table:formula="of:=INFO.OBBA.OBBA.OBGET(INFO.OBBA.OBBA.OBCALL(&quot;&quot;;[.$B$12];&quot;getRandomNumber&quot;;INFO.OBBA.OBBA.OBMAKE(&quot;&quot;;&quot;int&quot;;[.L323])))" office:value-type="float" office:value="0.977848864751653" calcext:value-type="float">
            <text:p>0,97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6" calcext:value-type="float">
            <text:p>316</text:p>
          </table:table-cell>
          <table:table-cell table:style-name="ce24" table:formula="of:=INFO.OBBA.OBBA.OBGET(INFO.OBBA.OBBA.OBCALL(&quot;&quot;;[.$B$12];&quot;getRandomNumber&quot;;INFO.OBBA.OBBA.OBMAKE(&quot;&quot;;&quot;int&quot;;[.H324])))" office:value-type="float" office:value="0.142738345139203" calcext:value-type="float">
            <text:p>0,143</text:p>
          </table:table-cell>
          <table:table-cell table:style-name="ce1"/>
          <table:table-cell table:style-name="ce20" table:formula="of:=[.K323]+2" office:value-type="float" office:value="632" calcext:value-type="float">
            <text:p>632</text:p>
          </table:table-cell>
          <table:table-cell table:style-name="ce20" table:formula="of:=[.L323]+2" office:value-type="float" office:value="633" calcext:value-type="float">
            <text:p>633</text:p>
          </table:table-cell>
          <table:table-cell table:style-name="ce24" table:formula="of:=INFO.OBBA.OBBA.OBGET(INFO.OBBA.OBBA.OBCALL(&quot;&quot;;[.$B$12];&quot;getRandomNumber&quot;;INFO.OBBA.OBBA.OBMAKE(&quot;&quot;;&quot;int&quot;;[.K324])))" office:value-type="float" office:value="0.0840698824545786" calcext:value-type="float">
            <text:p>0,084</text:p>
          </table:table-cell>
          <table:table-cell table:style-name="ce24" table:formula="of:=INFO.OBBA.OBBA.OBGET(INFO.OBBA.OBBA.OBCALL(&quot;&quot;;[.$B$12];&quot;getRandomNumber&quot;;INFO.OBBA.OBBA.OBMAKE(&quot;&quot;;&quot;int&quot;;[.L324])))" office:value-type="float" office:value="0.925822531696944" calcext:value-type="float">
            <text:p>0,92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7" calcext:value-type="float">
            <text:p>317</text:p>
          </table:table-cell>
          <table:table-cell table:style-name="ce24" table:formula="of:=INFO.OBBA.OBBA.OBGET(INFO.OBBA.OBBA.OBCALL(&quot;&quot;;[.$B$12];&quot;getRandomNumber&quot;;INFO.OBBA.OBBA.OBMAKE(&quot;&quot;;&quot;int&quot;;[.H325])))" office:value-type="float" office:value="0.92671972687305" calcext:value-type="float">
            <text:p>0,927</text:p>
          </table:table-cell>
          <table:table-cell table:style-name="ce1"/>
          <table:table-cell table:style-name="ce20" table:formula="of:=[.K324]+2" office:value-type="float" office:value="634" calcext:value-type="float">
            <text:p>634</text:p>
          </table:table-cell>
          <table:table-cell table:style-name="ce20" table:formula="of:=[.L324]+2" office:value-type="float" office:value="635" calcext:value-type="float">
            <text:p>635</text:p>
          </table:table-cell>
          <table:table-cell table:style-name="ce24" table:formula="of:=INFO.OBBA.OBBA.OBGET(INFO.OBBA.OBBA.OBCALL(&quot;&quot;;[.$B$12];&quot;getRandomNumber&quot;;INFO.OBBA.OBBA.OBMAKE(&quot;&quot;;&quot;int&quot;;[.K325])))" office:value-type="float" office:value="0.7693685352481" calcext:value-type="float">
            <text:p>0,769</text:p>
          </table:table-cell>
          <table:table-cell table:style-name="ce24" table:formula="of:=INFO.OBBA.OBBA.OBGET(INFO.OBBA.OBBA.OBCALL(&quot;&quot;;[.$B$12];&quot;getRandomNumber&quot;;INFO.OBBA.OBBA.OBMAKE(&quot;&quot;;&quot;int&quot;;[.L325])))" office:value-type="float" office:value="0.955474226787072" calcext:value-type="float">
            <text:p>0,95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8" calcext:value-type="float">
            <text:p>318</text:p>
          </table:table-cell>
          <table:table-cell table:style-name="ce24" table:formula="of:=INFO.OBBA.OBBA.OBGET(INFO.OBBA.OBBA.OBCALL(&quot;&quot;;[.$B$12];&quot;getRandomNumber&quot;;INFO.OBBA.OBBA.OBMAKE(&quot;&quot;;&quot;int&quot;;[.H326])))" office:value-type="float" office:value="0.871794369416076" calcext:value-type="float">
            <text:p>0,872</text:p>
          </table:table-cell>
          <table:table-cell table:style-name="ce1"/>
          <table:table-cell table:style-name="ce20" table:formula="of:=[.K325]+2" office:value-type="float" office:value="636" calcext:value-type="float">
            <text:p>636</text:p>
          </table:table-cell>
          <table:table-cell table:style-name="ce20" table:formula="of:=[.L325]+2" office:value-type="float" office:value="637" calcext:value-type="float">
            <text:p>637</text:p>
          </table:table-cell>
          <table:table-cell table:style-name="ce24" table:formula="of:=INFO.OBBA.OBBA.OBGET(INFO.OBBA.OBBA.OBCALL(&quot;&quot;;[.$B$12];&quot;getRandomNumber&quot;;INFO.OBBA.OBBA.OBMAKE(&quot;&quot;;&quot;int&quot;;[.K326])))" office:value-type="float" office:value="0.435708961057093" calcext:value-type="float">
            <text:p>0,436</text:p>
          </table:table-cell>
          <table:table-cell table:style-name="ce24" table:formula="of:=INFO.OBBA.OBBA.OBGET(INFO.OBBA.OBBA.OBCALL(&quot;&quot;;[.$B$12];&quot;getRandomNumber&quot;;INFO.OBBA.OBBA.OBMAKE(&quot;&quot;;&quot;int&quot;;[.L326])))" office:value-type="float" office:value="0.036324755242835" calcext:value-type="float">
            <text:p>0,03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9" calcext:value-type="float">
            <text:p>319</text:p>
          </table:table-cell>
          <table:table-cell table:style-name="ce24" table:formula="of:=INFO.OBBA.OBBA.OBGET(INFO.OBBA.OBBA.OBCALL(&quot;&quot;;[.$B$12];&quot;getRandomNumber&quot;;INFO.OBBA.OBBA.OBMAKE(&quot;&quot;;&quot;int&quot;;[.H327])))" office:value-type="float" office:value="0.473308182643285" calcext:value-type="float">
            <text:p>0,473</text:p>
          </table:table-cell>
          <table:table-cell table:style-name="ce1"/>
          <table:table-cell table:style-name="ce20" table:formula="of:=[.K326]+2" office:value-type="float" office:value="638" calcext:value-type="float">
            <text:p>638</text:p>
          </table:table-cell>
          <table:table-cell table:style-name="ce20" table:formula="of:=[.L326]+2" office:value-type="float" office:value="639" calcext:value-type="float">
            <text:p>639</text:p>
          </table:table-cell>
          <table:table-cell table:style-name="ce24" table:formula="of:=INFO.OBBA.OBBA.OBGET(INFO.OBBA.OBBA.OBCALL(&quot;&quot;;[.$B$12];&quot;getRandomNumber&quot;;INFO.OBBA.OBBA.OBMAKE(&quot;&quot;;&quot;int&quot;;[.K327])))" office:value-type="float" office:value="0.954296177892128" calcext:value-type="float">
            <text:p>0,954</text:p>
          </table:table-cell>
          <table:table-cell table:style-name="ce24" table:formula="of:=INFO.OBBA.OBBA.OBGET(INFO.OBBA.OBBA.OBCALL(&quot;&quot;;[.$B$12];&quot;getRandomNumber&quot;;INFO.OBBA.OBBA.OBMAKE(&quot;&quot;;&quot;int&quot;;[.L327])))" office:value-type="float" office:value="0.691863216760862" calcext:value-type="float">
            <text:p>0,69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0" calcext:value-type="float">
            <text:p>320</text:p>
          </table:table-cell>
          <table:table-cell table:style-name="ce24" table:formula="of:=INFO.OBBA.OBBA.OBGET(INFO.OBBA.OBBA.OBCALL(&quot;&quot;;[.$B$12];&quot;getRandomNumber&quot;;INFO.OBBA.OBBA.OBMAKE(&quot;&quot;;&quot;int&quot;;[.H328])))" office:value-type="float" office:value="0.0617101495441852" calcext:value-type="float">
            <text:p>0,062</text:p>
          </table:table-cell>
          <table:table-cell table:style-name="ce1"/>
          <table:table-cell table:style-name="ce20" table:formula="of:=[.K327]+2" office:value-type="float" office:value="640" calcext:value-type="float">
            <text:p>640</text:p>
          </table:table-cell>
          <table:table-cell table:style-name="ce20" table:formula="of:=[.L327]+2" office:value-type="float" office:value="641" calcext:value-type="float">
            <text:p>641</text:p>
          </table:table-cell>
          <table:table-cell table:style-name="ce24" table:formula="of:=INFO.OBBA.OBBA.OBGET(INFO.OBBA.OBBA.OBCALL(&quot;&quot;;[.$B$12];&quot;getRandomNumber&quot;;INFO.OBBA.OBBA.OBMAKE(&quot;&quot;;&quot;int&quot;;[.K328])))" office:value-type="float" office:value="0.403706805614622" calcext:value-type="float">
            <text:p>0,404</text:p>
          </table:table-cell>
          <table:table-cell table:style-name="ce24" table:formula="of:=INFO.OBBA.OBBA.OBGET(INFO.OBBA.OBBA.OBCALL(&quot;&quot;;[.$B$12];&quot;getRandomNumber&quot;;INFO.OBBA.OBBA.OBMAKE(&quot;&quot;;&quot;int&quot;;[.L328])))" office:value-type="float" office:value="0.201360044607541" calcext:value-type="float">
            <text:p>0,20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1" calcext:value-type="float">
            <text:p>321</text:p>
          </table:table-cell>
          <table:table-cell table:style-name="ce24" table:formula="of:=INFO.OBBA.OBBA.OBGET(INFO.OBBA.OBBA.OBCALL(&quot;&quot;;[.$B$12];&quot;getRandomNumber&quot;;INFO.OBBA.OBBA.OBMAKE(&quot;&quot;;&quot;int&quot;;[.H329])))" office:value-type="float" office:value="0.3757035278276" calcext:value-type="float">
            <text:p>0,376</text:p>
          </table:table-cell>
          <table:table-cell table:style-name="ce1"/>
          <table:table-cell table:style-name="ce20" table:formula="of:=[.K328]+2" office:value-type="float" office:value="642" calcext:value-type="float">
            <text:p>642</text:p>
          </table:table-cell>
          <table:table-cell table:style-name="ce20" table:formula="of:=[.L328]+2" office:value-type="float" office:value="643" calcext:value-type="float">
            <text:p>643</text:p>
          </table:table-cell>
          <table:table-cell table:style-name="ce24" table:formula="of:=INFO.OBBA.OBBA.OBGET(INFO.OBBA.OBBA.OBCALL(&quot;&quot;;[.$B$12];&quot;getRandomNumber&quot;;INFO.OBBA.OBBA.OBMAKE(&quot;&quot;;&quot;int&quot;;[.K329])))" office:value-type="float" office:value="0.0758250017640957" calcext:value-type="float">
            <text:p>0,076</text:p>
          </table:table-cell>
          <table:table-cell table:style-name="ce24" table:formula="of:=INFO.OBBA.OBBA.OBGET(INFO.OBBA.OBBA.OBCALL(&quot;&quot;;[.$B$12];&quot;getRandomNumber&quot;;INFO.OBBA.OBBA.OBMAKE(&quot;&quot;;&quot;int&quot;;[.L329])))" office:value-type="float" office:value="0.0779657903396241" calcext:value-type="float">
            <text:p>0,07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2" calcext:value-type="float">
            <text:p>322</text:p>
          </table:table-cell>
          <table:table-cell table:style-name="ce24" table:formula="of:=INFO.OBBA.OBBA.OBGET(INFO.OBBA.OBBA.OBCALL(&quot;&quot;;[.$B$12];&quot;getRandomNumber&quot;;INFO.OBBA.OBBA.OBMAKE(&quot;&quot;;&quot;int&quot;;[.H330])))" office:value-type="float" office:value="0.783094239687529" calcext:value-type="float">
            <text:p>0,783</text:p>
          </table:table-cell>
          <table:table-cell table:style-name="ce1"/>
          <table:table-cell table:style-name="ce20" table:formula="of:=[.K329]+2" office:value-type="float" office:value="644" calcext:value-type="float">
            <text:p>644</text:p>
          </table:table-cell>
          <table:table-cell table:style-name="ce20" table:formula="of:=[.L329]+2" office:value-type="float" office:value="645" calcext:value-type="float">
            <text:p>645</text:p>
          </table:table-cell>
          <table:table-cell table:style-name="ce24" table:formula="of:=INFO.OBBA.OBBA.OBGET(INFO.OBBA.OBBA.OBCALL(&quot;&quot;;[.$B$12];&quot;getRandomNumber&quot;;INFO.OBBA.OBBA.OBMAKE(&quot;&quot;;&quot;int&quot;;[.K330])))" office:value-type="float" office:value="0.691487293940105" calcext:value-type="float">
            <text:p>0,691</text:p>
          </table:table-cell>
          <table:table-cell table:style-name="ce24" table:formula="of:=INFO.OBBA.OBBA.OBGET(INFO.OBBA.OBBA.OBCALL(&quot;&quot;;[.$B$12];&quot;getRandomNumber&quot;;INFO.OBBA.OBBA.OBMAKE(&quot;&quot;;&quot;int&quot;;[.L330])))" office:value-type="float" office:value="0.269483502182449" calcext:value-type="float">
            <text:p>0,26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3" calcext:value-type="float">
            <text:p>323</text:p>
          </table:table-cell>
          <table:table-cell table:style-name="ce24" table:formula="of:=INFO.OBBA.OBBA.OBGET(INFO.OBBA.OBBA.OBCALL(&quot;&quot;;[.$B$12];&quot;getRandomNumber&quot;;INFO.OBBA.OBBA.OBMAKE(&quot;&quot;;&quot;int&quot;;[.H331])))" office:value-type="float" office:value="0.255100757633609" calcext:value-type="float">
            <text:p>0,255</text:p>
          </table:table-cell>
          <table:table-cell table:style-name="ce1"/>
          <table:table-cell table:style-name="ce20" table:formula="of:=[.K330]+2" office:value-type="float" office:value="646" calcext:value-type="float">
            <text:p>646</text:p>
          </table:table-cell>
          <table:table-cell table:style-name="ce20" table:formula="of:=[.L330]+2" office:value-type="float" office:value="647" calcext:value-type="float">
            <text:p>647</text:p>
          </table:table-cell>
          <table:table-cell table:style-name="ce24" table:formula="of:=INFO.OBBA.OBBA.OBGET(INFO.OBBA.OBBA.OBCALL(&quot;&quot;;[.$B$12];&quot;getRandomNumber&quot;;INFO.OBBA.OBBA.OBMAKE(&quot;&quot;;&quot;int&quot;;[.K331])))" office:value-type="float" office:value="0.980063175464489" calcext:value-type="float">
            <text:p>0,980</text:p>
          </table:table-cell>
          <table:table-cell table:style-name="ce24" table:formula="of:=INFO.OBBA.OBBA.OBGET(INFO.OBBA.OBBA.OBCALL(&quot;&quot;;[.$B$12];&quot;getRandomNumber&quot;;INFO.OBBA.OBBA.OBMAKE(&quot;&quot;;&quot;int&quot;;[.L331])))" office:value-type="float" office:value="0.219629707533861" calcext:value-type="float">
            <text:p>0,22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4" calcext:value-type="float">
            <text:p>324</text:p>
          </table:table-cell>
          <table:table-cell table:style-name="ce24" table:formula="of:=INFO.OBBA.OBBA.OBGET(INFO.OBBA.OBBA.OBCALL(&quot;&quot;;[.$B$12];&quot;getRandomNumber&quot;;INFO.OBBA.OBBA.OBMAKE(&quot;&quot;;&quot;int&quot;;[.H332])))" office:value-type="float" office:value="0.613820253351106" calcext:value-type="float">
            <text:p>0,614</text:p>
          </table:table-cell>
          <table:table-cell table:style-name="ce1"/>
          <table:table-cell table:style-name="ce20" table:formula="of:=[.K331]+2" office:value-type="float" office:value="648" calcext:value-type="float">
            <text:p>648</text:p>
          </table:table-cell>
          <table:table-cell table:style-name="ce20" table:formula="of:=[.L331]+2" office:value-type="float" office:value="649" calcext:value-type="float">
            <text:p>649</text:p>
          </table:table-cell>
          <table:table-cell table:style-name="ce24" table:formula="of:=INFO.OBBA.OBBA.OBGET(INFO.OBBA.OBBA.OBCALL(&quot;&quot;;[.$B$12];&quot;getRandomNumber&quot;;INFO.OBBA.OBBA.OBMAKE(&quot;&quot;;&quot;int&quot;;[.K332])))" office:value-type="float" office:value="0.625799040248415" calcext:value-type="float">
            <text:p>0,626</text:p>
          </table:table-cell>
          <table:table-cell table:style-name="ce24" table:formula="of:=INFO.OBBA.OBBA.OBGET(INFO.OBBA.OBBA.OBCALL(&quot;&quot;;[.$B$12];&quot;getRandomNumber&quot;;INFO.OBBA.OBBA.OBMAKE(&quot;&quot;;&quot;int&quot;;[.L332])))" office:value-type="float" office:value="0.24999424910122" calcext:value-type="float">
            <text:p>0,2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5" calcext:value-type="float">
            <text:p>325</text:p>
          </table:table-cell>
          <table:table-cell table:style-name="ce24" table:formula="of:=INFO.OBBA.OBBA.OBGET(INFO.OBBA.OBBA.OBCALL(&quot;&quot;;[.$B$12];&quot;getRandomNumber&quot;;INFO.OBBA.OBBA.OBMAKE(&quot;&quot;;&quot;int&quot;;[.H333])))" office:value-type="float" office:value="0.460194660121356" calcext:value-type="float">
            <text:p>0,460</text:p>
          </table:table-cell>
          <table:table-cell table:style-name="ce1"/>
          <table:table-cell table:style-name="ce20" table:formula="of:=[.K332]+2" office:value-type="float" office:value="650" calcext:value-type="float">
            <text:p>650</text:p>
          </table:table-cell>
          <table:table-cell table:style-name="ce20" table:formula="of:=[.L332]+2" office:value-type="float" office:value="651" calcext:value-type="float">
            <text:p>651</text:p>
          </table:table-cell>
          <table:table-cell table:style-name="ce24" table:formula="of:=INFO.OBBA.OBBA.OBGET(INFO.OBBA.OBBA.OBCALL(&quot;&quot;;[.$B$12];&quot;getRandomNumber&quot;;INFO.OBBA.OBBA.OBMAKE(&quot;&quot;;&quot;int&quot;;[.K333])))" office:value-type="float" office:value="0.613905725694272" calcext:value-type="float">
            <text:p>0,614</text:p>
          </table:table-cell>
          <table:table-cell table:style-name="ce24" table:formula="of:=INFO.OBBA.OBBA.OBGET(INFO.OBBA.OBBA.OBCALL(&quot;&quot;;[.$B$12];&quot;getRandomNumber&quot;;INFO.OBBA.OBBA.OBMAKE(&quot;&quot;;&quot;int&quot;;[.L333])))" office:value-type="float" office:value="0.553686867991693" calcext:value-type="float">
            <text:p>0,55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6" calcext:value-type="float">
            <text:p>326</text:p>
          </table:table-cell>
          <table:table-cell table:style-name="ce24" table:formula="of:=INFO.OBBA.OBBA.OBGET(INFO.OBBA.OBBA.OBCALL(&quot;&quot;;[.$B$12];&quot;getRandomNumber&quot;;INFO.OBBA.OBBA.OBMAKE(&quot;&quot;;&quot;int&quot;;[.H334])))" office:value-type="float" office:value="0.417685292887981" calcext:value-type="float">
            <text:p>0,418</text:p>
          </table:table-cell>
          <table:table-cell table:style-name="ce1"/>
          <table:table-cell table:style-name="ce20" table:formula="of:=[.K333]+2" office:value-type="float" office:value="652" calcext:value-type="float">
            <text:p>652</text:p>
          </table:table-cell>
          <table:table-cell table:style-name="ce20" table:formula="of:=[.L333]+2" office:value-type="float" office:value="653" calcext:value-type="float">
            <text:p>653</text:p>
          </table:table-cell>
          <table:table-cell table:style-name="ce24" table:formula="of:=INFO.OBBA.OBBA.OBGET(INFO.OBBA.OBBA.OBCALL(&quot;&quot;;[.$B$12];&quot;getRandomNumber&quot;;INFO.OBBA.OBBA.OBMAKE(&quot;&quot;;&quot;int&quot;;[.K334])))" office:value-type="float" office:value="0.815308078732918" calcext:value-type="float">
            <text:p>0,815</text:p>
          </table:table-cell>
          <table:table-cell table:style-name="ce24" table:formula="of:=INFO.OBBA.OBBA.OBGET(INFO.OBBA.OBBA.OBCALL(&quot;&quot;;[.$B$12];&quot;getRandomNumber&quot;;INFO.OBBA.OBBA.OBMAKE(&quot;&quot;;&quot;int&quot;;[.L334])))" office:value-type="float" office:value="0.903778683711761" calcext:value-type="float">
            <text:p>0,90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7" calcext:value-type="float">
            <text:p>327</text:p>
          </table:table-cell>
          <table:table-cell table:style-name="ce24" table:formula="of:=INFO.OBBA.OBBA.OBGET(INFO.OBBA.OBBA.OBCALL(&quot;&quot;;[.$B$12];&quot;getRandomNumber&quot;;INFO.OBBA.OBBA.OBMAKE(&quot;&quot;;&quot;int&quot;;[.H335])))" office:value-type="float" office:value="0.607702723090367" calcext:value-type="float">
            <text:p>0,608</text:p>
          </table:table-cell>
          <table:table-cell table:style-name="ce1"/>
          <table:table-cell table:style-name="ce20" table:formula="of:=[.K334]+2" office:value-type="float" office:value="654" calcext:value-type="float">
            <text:p>654</text:p>
          </table:table-cell>
          <table:table-cell table:style-name="ce20" table:formula="of:=[.L334]+2" office:value-type="float" office:value="655" calcext:value-type="float">
            <text:p>655</text:p>
          </table:table-cell>
          <table:table-cell table:style-name="ce24" table:formula="of:=INFO.OBBA.OBBA.OBGET(INFO.OBBA.OBBA.OBCALL(&quot;&quot;;[.$B$12];&quot;getRandomNumber&quot;;INFO.OBBA.OBBA.OBMAKE(&quot;&quot;;&quot;int&quot;;[.K335])))" office:value-type="float" office:value="0.531804049790092" calcext:value-type="float">
            <text:p>0,532</text:p>
          </table:table-cell>
          <table:table-cell table:style-name="ce24" table:formula="of:=INFO.OBBA.OBBA.OBGET(INFO.OBBA.OBBA.OBCALL(&quot;&quot;;[.$B$12];&quot;getRandomNumber&quot;;INFO.OBBA.OBBA.OBMAKE(&quot;&quot;;&quot;int&quot;;[.L335])))" office:value-type="float" office:value="0.963132304921735" calcext:value-type="float">
            <text:p>0,96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8" calcext:value-type="float">
            <text:p>328</text:p>
          </table:table-cell>
          <table:table-cell table:style-name="ce24" table:formula="of:=INFO.OBBA.OBBA.OBGET(INFO.OBBA.OBBA.OBCALL(&quot;&quot;;[.$B$12];&quot;getRandomNumber&quot;;INFO.OBBA.OBBA.OBMAKE(&quot;&quot;;&quot;int&quot;;[.H336])))" office:value-type="float" office:value="0.159292005450542" calcext:value-type="float">
            <text:p>0,159</text:p>
          </table:table-cell>
          <table:table-cell table:style-name="ce1"/>
          <table:table-cell table:style-name="ce20" table:formula="of:=[.K335]+2" office:value-type="float" office:value="656" calcext:value-type="float">
            <text:p>656</text:p>
          </table:table-cell>
          <table:table-cell table:style-name="ce20" table:formula="of:=[.L335]+2" office:value-type="float" office:value="657" calcext:value-type="float">
            <text:p>657</text:p>
          </table:table-cell>
          <table:table-cell table:style-name="ce24" table:formula="of:=INFO.OBBA.OBBA.OBGET(INFO.OBBA.OBBA.OBCALL(&quot;&quot;;[.$B$12];&quot;getRandomNumber&quot;;INFO.OBBA.OBBA.OBMAKE(&quot;&quot;;&quot;int&quot;;[.K336])))" office:value-type="float" office:value="0.0856772112083161" calcext:value-type="float">
            <text:p>0,086</text:p>
          </table:table-cell>
          <table:table-cell table:style-name="ce24" table:formula="of:=INFO.OBBA.OBBA.OBGET(INFO.OBBA.OBBA.OBCALL(&quot;&quot;;[.$B$12];&quot;getRandomNumber&quot;;INFO.OBBA.OBBA.OBMAKE(&quot;&quot;;&quot;int&quot;;[.L336])))" office:value-type="float" office:value="0.49476342879623" calcext:value-type="float">
            <text:p>0,49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9" calcext:value-type="float">
            <text:p>329</text:p>
          </table:table-cell>
          <table:table-cell table:style-name="ce24" table:formula="of:=INFO.OBBA.OBBA.OBGET(INFO.OBBA.OBBA.OBCALL(&quot;&quot;;[.$B$12];&quot;getRandomNumber&quot;;INFO.OBBA.OBBA.OBMAKE(&quot;&quot;;&quot;int&quot;;[.H337])))" office:value-type="float" office:value="0.537457145577058" calcext:value-type="float">
            <text:p>0,537</text:p>
          </table:table-cell>
          <table:table-cell table:style-name="ce1"/>
          <table:table-cell table:style-name="ce20" table:formula="of:=[.K336]+2" office:value-type="float" office:value="658" calcext:value-type="float">
            <text:p>658</text:p>
          </table:table-cell>
          <table:table-cell table:style-name="ce20" table:formula="of:=[.L336]+2" office:value-type="float" office:value="659" calcext:value-type="float">
            <text:p>659</text:p>
          </table:table-cell>
          <table:table-cell table:style-name="ce24" table:formula="of:=INFO.OBBA.OBBA.OBGET(INFO.OBBA.OBBA.OBCALL(&quot;&quot;;[.$B$12];&quot;getRandomNumber&quot;;INFO.OBBA.OBBA.OBMAKE(&quot;&quot;;&quot;int&quot;;[.K337])))" office:value-type="float" office:value="0.415035267174335" calcext:value-type="float">
            <text:p>0,415</text:p>
          </table:table-cell>
          <table:table-cell table:style-name="ce24" table:formula="of:=INFO.OBBA.OBBA.OBGET(INFO.OBBA.OBBA.OBCALL(&quot;&quot;;[.$B$12];&quot;getRandomNumber&quot;;INFO.OBBA.OBBA.OBMAKE(&quot;&quot;;&quot;int&quot;;[.L337])))" office:value-type="float" office:value="0.0961829461664777" calcext:value-type="float">
            <text:p>0,09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0" calcext:value-type="float">
            <text:p>330</text:p>
          </table:table-cell>
          <table:table-cell table:style-name="ce24" table:formula="of:=INFO.OBBA.OBBA.OBGET(INFO.OBBA.OBBA.OBCALL(&quot;&quot;;[.$B$12];&quot;getRandomNumber&quot;;INFO.OBBA.OBBA.OBMAKE(&quot;&quot;;&quot;int&quot;;[.H338])))" office:value-type="float" office:value="0.497405987446002" calcext:value-type="float">
            <text:p>0,497</text:p>
          </table:table-cell>
          <table:table-cell table:style-name="ce1"/>
          <table:table-cell table:style-name="ce20" table:formula="of:=[.K337]+2" office:value-type="float" office:value="660" calcext:value-type="float">
            <text:p>660</text:p>
          </table:table-cell>
          <table:table-cell table:style-name="ce20" table:formula="of:=[.L337]+2" office:value-type="float" office:value="661" calcext:value-type="float">
            <text:p>661</text:p>
          </table:table-cell>
          <table:table-cell table:style-name="ce24" table:formula="of:=INFO.OBBA.OBBA.OBGET(INFO.OBBA.OBBA.OBCALL(&quot;&quot;;[.$B$12];&quot;getRandomNumber&quot;;INFO.OBBA.OBBA.OBMAKE(&quot;&quot;;&quot;int&quot;;[.K338])))" office:value-type="float" office:value="0.685011400088361" calcext:value-type="float">
            <text:p>0,685</text:p>
          </table:table-cell>
          <table:table-cell table:style-name="ce24" table:formula="of:=INFO.OBBA.OBBA.OBGET(INFO.OBBA.OBBA.OBCALL(&quot;&quot;;[.$B$12];&quot;getRandomNumber&quot;;INFO.OBBA.OBBA.OBMAKE(&quot;&quot;;&quot;int&quot;;[.L338])))" office:value-type="float" office:value="0.0338886264458435" calcext:value-type="float">
            <text:p>0,03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1" calcext:value-type="float">
            <text:p>331</text:p>
          </table:table-cell>
          <table:table-cell table:style-name="ce24" table:formula="of:=INFO.OBBA.OBBA.OBGET(INFO.OBBA.OBBA.OBCALL(&quot;&quot;;[.$B$12];&quot;getRandomNumber&quot;;INFO.OBBA.OBBA.OBMAKE(&quot;&quot;;&quot;int&quot;;[.H339])))" office:value-type="float" office:value="0.758930182231331" calcext:value-type="float">
            <text:p>0,759</text:p>
          </table:table-cell>
          <table:table-cell table:style-name="ce1"/>
          <table:table-cell table:style-name="ce20" table:formula="of:=[.K338]+2" office:value-type="float" office:value="662" calcext:value-type="float">
            <text:p>662</text:p>
          </table:table-cell>
          <table:table-cell table:style-name="ce20" table:formula="of:=[.L338]+2" office:value-type="float" office:value="663" calcext:value-type="float">
            <text:p>663</text:p>
          </table:table-cell>
          <table:table-cell table:style-name="ce24" table:formula="of:=INFO.OBBA.OBBA.OBGET(INFO.OBBA.OBBA.OBCALL(&quot;&quot;;[.$B$12];&quot;getRandomNumber&quot;;INFO.OBBA.OBBA.OBMAKE(&quot;&quot;;&quot;int&quot;;[.K339])))" office:value-type="float" office:value="0.605913926241714" calcext:value-type="float">
            <text:p>0,606</text:p>
          </table:table-cell>
          <table:table-cell table:style-name="ce24" table:formula="of:=INFO.OBBA.OBBA.OBGET(INFO.OBBA.OBBA.OBCALL(&quot;&quot;;[.$B$12];&quot;getRandomNumber&quot;;INFO.OBBA.OBBA.OBMAKE(&quot;&quot;;&quot;int&quot;;[.L339])))" office:value-type="float" office:value="0.641189559693639" calcext:value-type="float">
            <text:p>0,64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2" calcext:value-type="float">
            <text:p>332</text:p>
          </table:table-cell>
          <table:table-cell table:style-name="ce24" table:formula="of:=INFO.OBBA.OBBA.OBGET(INFO.OBBA.OBBA.OBCALL(&quot;&quot;;[.$B$12];&quot;getRandomNumber&quot;;INFO.OBBA.OBBA.OBMAKE(&quot;&quot;;&quot;int&quot;;[.H340])))" office:value-type="float" office:value="0.332462371794669" calcext:value-type="float">
            <text:p>0,332</text:p>
          </table:table-cell>
          <table:table-cell table:style-name="ce1"/>
          <table:table-cell table:style-name="ce20" table:formula="of:=[.K339]+2" office:value-type="float" office:value="664" calcext:value-type="float">
            <text:p>664</text:p>
          </table:table-cell>
          <table:table-cell table:style-name="ce20" table:formula="of:=[.L339]+2" office:value-type="float" office:value="665" calcext:value-type="float">
            <text:p>665</text:p>
          </table:table-cell>
          <table:table-cell table:style-name="ce24" table:formula="of:=INFO.OBBA.OBBA.OBGET(INFO.OBBA.OBBA.OBCALL(&quot;&quot;;[.$B$12];&quot;getRandomNumber&quot;;INFO.OBBA.OBBA.OBMAKE(&quot;&quot;;&quot;int&quot;;[.K340])))" office:value-type="float" office:value="0.818701628161487" calcext:value-type="float">
            <text:p>0,819</text:p>
          </table:table-cell>
          <table:table-cell table:style-name="ce24" table:formula="of:=INFO.OBBA.OBBA.OBGET(INFO.OBBA.OBBA.OBCALL(&quot;&quot;;[.$B$12];&quot;getRandomNumber&quot;;INFO.OBBA.OBBA.OBMAKE(&quot;&quot;;&quot;int&quot;;[.L340])))" office:value-type="float" office:value="0.648389235627616" calcext:value-type="float">
            <text:p>0,64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3" calcext:value-type="float">
            <text:p>333</text:p>
          </table:table-cell>
          <table:table-cell table:style-name="ce24" table:formula="of:=INFO.OBBA.OBBA.OBGET(INFO.OBBA.OBBA.OBCALL(&quot;&quot;;[.$B$12];&quot;getRandomNumber&quot;;INFO.OBBA.OBBA.OBMAKE(&quot;&quot;;&quot;int&quot;;[.H341])))" office:value-type="float" office:value="0.493191276747541" calcext:value-type="float">
            <text:p>0,493</text:p>
          </table:table-cell>
          <table:table-cell table:style-name="ce1"/>
          <table:table-cell table:style-name="ce20" table:formula="of:=[.K340]+2" office:value-type="float" office:value="666" calcext:value-type="float">
            <text:p>666</text:p>
          </table:table-cell>
          <table:table-cell table:style-name="ce20" table:formula="of:=[.L340]+2" office:value-type="float" office:value="667" calcext:value-type="float">
            <text:p>667</text:p>
          </table:table-cell>
          <table:table-cell table:style-name="ce24" table:formula="of:=INFO.OBBA.OBBA.OBGET(INFO.OBBA.OBBA.OBCALL(&quot;&quot;;[.$B$12];&quot;getRandomNumber&quot;;INFO.OBBA.OBBA.OBMAKE(&quot;&quot;;&quot;int&quot;;[.K341])))" office:value-type="float" office:value="0.656116479174134" calcext:value-type="float">
            <text:p>0,656</text:p>
          </table:table-cell>
          <table:table-cell table:style-name="ce24" table:formula="of:=INFO.OBBA.OBBA.OBGET(INFO.OBBA.OBBA.OBCALL(&quot;&quot;;[.$B$12];&quot;getRandomNumber&quot;;INFO.OBBA.OBBA.OBMAKE(&quot;&quot;;&quot;int&quot;;[.L341])))" office:value-type="float" office:value="0.953410281290497" calcext:value-type="float">
            <text:p>0,95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4" calcext:value-type="float">
            <text:p>334</text:p>
          </table:table-cell>
          <table:table-cell table:style-name="ce24" table:formula="of:=INFO.OBBA.OBBA.OBGET(INFO.OBBA.OBBA.OBCALL(&quot;&quot;;[.$B$12];&quot;getRandomNumber&quot;;INFO.OBBA.OBBA.OBMAKE(&quot;&quot;;&quot;int&quot;;[.H342])))" office:value-type="float" office:value="0.8701819863959" calcext:value-type="float">
            <text:p>0,870</text:p>
          </table:table-cell>
          <table:table-cell table:style-name="ce1"/>
          <table:table-cell table:style-name="ce20" table:formula="of:=[.K341]+2" office:value-type="float" office:value="668" calcext:value-type="float">
            <text:p>668</text:p>
          </table:table-cell>
          <table:table-cell table:style-name="ce20" table:formula="of:=[.L341]+2" office:value-type="float" office:value="669" calcext:value-type="float">
            <text:p>669</text:p>
          </table:table-cell>
          <table:table-cell table:style-name="ce24" table:formula="of:=INFO.OBBA.OBBA.OBGET(INFO.OBBA.OBBA.OBCALL(&quot;&quot;;[.$B$12];&quot;getRandomNumber&quot;;INFO.OBBA.OBBA.OBMAKE(&quot;&quot;;&quot;int&quot;;[.K342])))" office:value-type="float" office:value="0.495082824722717" calcext:value-type="float">
            <text:p>0,495</text:p>
          </table:table-cell>
          <table:table-cell table:style-name="ce24" table:formula="of:=INFO.OBBA.OBBA.OBGET(INFO.OBBA.OBBA.OBCALL(&quot;&quot;;[.$B$12];&quot;getRandomNumber&quot;;INFO.OBBA.OBBA.OBMAKE(&quot;&quot;;&quot;int&quot;;[.L342])))" office:value-type="float" office:value="0.187129446654399" calcext:value-type="float">
            <text:p>0,18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5" calcext:value-type="float">
            <text:p>335</text:p>
          </table:table-cell>
          <table:table-cell table:style-name="ce24" table:formula="of:=INFO.OBBA.OBBA.OBGET(INFO.OBBA.OBBA.OBCALL(&quot;&quot;;[.$B$12];&quot;getRandomNumber&quot;;INFO.OBBA.OBBA.OBMAKE(&quot;&quot;;&quot;int&quot;;[.H343])))" office:value-type="float" office:value="0.693382876173066" calcext:value-type="float">
            <text:p>0,693</text:p>
          </table:table-cell>
          <table:table-cell table:style-name="ce1"/>
          <table:table-cell table:style-name="ce20" table:formula="of:=[.K342]+2" office:value-type="float" office:value="670" calcext:value-type="float">
            <text:p>670</text:p>
          </table:table-cell>
          <table:table-cell table:style-name="ce20" table:formula="of:=[.L342]+2" office:value-type="float" office:value="671" calcext:value-type="float">
            <text:p>671</text:p>
          </table:table-cell>
          <table:table-cell table:style-name="ce24" table:formula="of:=INFO.OBBA.OBBA.OBGET(INFO.OBBA.OBBA.OBCALL(&quot;&quot;;[.$B$12];&quot;getRandomNumber&quot;;INFO.OBBA.OBBA.OBMAKE(&quot;&quot;;&quot;int&quot;;[.K343])))" office:value-type="float" office:value="0.526332670072944" calcext:value-type="float">
            <text:p>0,526</text:p>
          </table:table-cell>
          <table:table-cell table:style-name="ce24" table:formula="of:=INFO.OBBA.OBBA.OBGET(INFO.OBBA.OBBA.OBCALL(&quot;&quot;;[.$B$12];&quot;getRandomNumber&quot;;INFO.OBBA.OBBA.OBMAKE(&quot;&quot;;&quot;int&quot;;[.L343])))" office:value-type="float" office:value="0.261710117574658" calcext:value-type="float">
            <text:p>0,26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6" calcext:value-type="float">
            <text:p>336</text:p>
          </table:table-cell>
          <table:table-cell table:style-name="ce24" table:formula="of:=INFO.OBBA.OBBA.OBGET(INFO.OBBA.OBBA.OBCALL(&quot;&quot;;[.$B$12];&quot;getRandomNumber&quot;;INFO.OBBA.OBBA.OBMAKE(&quot;&quot;;&quot;int&quot;;[.H344])))" office:value-type="float" office:value="0.633947766051954" calcext:value-type="float">
            <text:p>0,634</text:p>
          </table:table-cell>
          <table:table-cell table:style-name="ce1"/>
          <table:table-cell table:style-name="ce20" table:formula="of:=[.K343]+2" office:value-type="float" office:value="672" calcext:value-type="float">
            <text:p>672</text:p>
          </table:table-cell>
          <table:table-cell table:style-name="ce20" table:formula="of:=[.L343]+2" office:value-type="float" office:value="673" calcext:value-type="float">
            <text:p>673</text:p>
          </table:table-cell>
          <table:table-cell table:style-name="ce24" table:formula="of:=INFO.OBBA.OBBA.OBGET(INFO.OBBA.OBBA.OBCALL(&quot;&quot;;[.$B$12];&quot;getRandomNumber&quot;;INFO.OBBA.OBBA.OBMAKE(&quot;&quot;;&quot;int&quot;;[.K344])))" office:value-type="float" office:value="0.231811736109319" calcext:value-type="float">
            <text:p>0,232</text:p>
          </table:table-cell>
          <table:table-cell table:style-name="ce24" table:formula="of:=INFO.OBBA.OBBA.OBGET(INFO.OBBA.OBBA.OBCALL(&quot;&quot;;[.$B$12];&quot;getRandomNumber&quot;;INFO.OBBA.OBBA.OBMAKE(&quot;&quot;;&quot;int&quot;;[.L344])))" office:value-type="float" office:value="0.596719141000576" calcext:value-type="float">
            <text:p>0,59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7" calcext:value-type="float">
            <text:p>337</text:p>
          </table:table-cell>
          <table:table-cell table:style-name="ce24" table:formula="of:=INFO.OBBA.OBBA.OBGET(INFO.OBBA.OBBA.OBCALL(&quot;&quot;;[.$B$12];&quot;getRandomNumber&quot;;INFO.OBBA.OBBA.OBMAKE(&quot;&quot;;&quot;int&quot;;[.H345])))" office:value-type="float" office:value="0.0309937268481018" calcext:value-type="float">
            <text:p>0,031</text:p>
          </table:table-cell>
          <table:table-cell table:style-name="ce1"/>
          <table:table-cell table:style-name="ce20" table:formula="of:=[.K344]+2" office:value-type="float" office:value="674" calcext:value-type="float">
            <text:p>674</text:p>
          </table:table-cell>
          <table:table-cell table:style-name="ce20" table:formula="of:=[.L344]+2" office:value-type="float" office:value="675" calcext:value-type="float">
            <text:p>675</text:p>
          </table:table-cell>
          <table:table-cell table:style-name="ce24" table:formula="of:=INFO.OBBA.OBBA.OBGET(INFO.OBBA.OBBA.OBCALL(&quot;&quot;;[.$B$12];&quot;getRandomNumber&quot;;INFO.OBBA.OBBA.OBMAKE(&quot;&quot;;&quot;int&quot;;[.K345])))" office:value-type="float" office:value="0.109325667647877" calcext:value-type="float">
            <text:p>0,109</text:p>
          </table:table-cell>
          <table:table-cell table:style-name="ce24" table:formula="of:=INFO.OBBA.OBBA.OBGET(INFO.OBBA.OBBA.OBCALL(&quot;&quot;;[.$B$12];&quot;getRandomNumber&quot;;INFO.OBBA.OBBA.OBMAKE(&quot;&quot;;&quot;int&quot;;[.L345])))" office:value-type="float" office:value="0.137721544169239" calcext:value-type="float">
            <text:p>0,13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8" calcext:value-type="float">
            <text:p>338</text:p>
          </table:table-cell>
          <table:table-cell table:style-name="ce24" table:formula="of:=INFO.OBBA.OBBA.OBGET(INFO.OBBA.OBBA.OBCALL(&quot;&quot;;[.$B$12];&quot;getRandomNumber&quot;;INFO.OBBA.OBBA.OBMAKE(&quot;&quot;;&quot;int&quot;;[.H346])))" office:value-type="float" office:value="0.348010819865204" calcext:value-type="float">
            <text:p>0,348</text:p>
          </table:table-cell>
          <table:table-cell table:style-name="ce1"/>
          <table:table-cell table:style-name="ce20" table:formula="of:=[.K345]+2" office:value-type="float" office:value="676" calcext:value-type="float">
            <text:p>676</text:p>
          </table:table-cell>
          <table:table-cell table:style-name="ce20" table:formula="of:=[.L345]+2" office:value-type="float" office:value="677" calcext:value-type="float">
            <text:p>677</text:p>
          </table:table-cell>
          <table:table-cell table:style-name="ce24" table:formula="of:=INFO.OBBA.OBBA.OBGET(INFO.OBBA.OBBA.OBCALL(&quot;&quot;;[.$B$12];&quot;getRandomNumber&quot;;INFO.OBBA.OBBA.OBMAKE(&quot;&quot;;&quot;int&quot;;[.K346])))" office:value-type="float" office:value="0.368580552013178" calcext:value-type="float">
            <text:p>0,369</text:p>
          </table:table-cell>
          <table:table-cell table:style-name="ce24" table:formula="of:=INFO.OBBA.OBBA.OBGET(INFO.OBBA.OBBA.OBCALL(&quot;&quot;;[.$B$12];&quot;getRandomNumber&quot;;INFO.OBBA.OBBA.OBMAKE(&quot;&quot;;&quot;int&quot;;[.L346])))" office:value-type="float" office:value="0.261886191942353" calcext:value-type="float">
            <text:p>0,26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9" calcext:value-type="float">
            <text:p>339</text:p>
          </table:table-cell>
          <table:table-cell table:style-name="ce24" table:formula="of:=INFO.OBBA.OBBA.OBGET(INFO.OBBA.OBBA.OBCALL(&quot;&quot;;[.$B$12];&quot;getRandomNumber&quot;;INFO.OBBA.OBBA.OBMAKE(&quot;&quot;;&quot;int&quot;;[.H347])))" office:value-type="float" office:value="0.57246282499042" calcext:value-type="float">
            <text:p>0,572</text:p>
          </table:table-cell>
          <table:table-cell table:style-name="ce1"/>
          <table:table-cell table:style-name="ce20" table:formula="of:=[.K346]+2" office:value-type="float" office:value="678" calcext:value-type="float">
            <text:p>678</text:p>
          </table:table-cell>
          <table:table-cell table:style-name="ce20" table:formula="of:=[.L346]+2" office:value-type="float" office:value="679" calcext:value-type="float">
            <text:p>679</text:p>
          </table:table-cell>
          <table:table-cell table:style-name="ce24" table:formula="of:=INFO.OBBA.OBBA.OBGET(INFO.OBBA.OBBA.OBCALL(&quot;&quot;;[.$B$12];&quot;getRandomNumber&quot;;INFO.OBBA.OBBA.OBMAKE(&quot;&quot;;&quot;int&quot;;[.K347])))" office:value-type="float" office:value="0.0376440208783408" calcext:value-type="float">
            <text:p>0,038</text:p>
          </table:table-cell>
          <table:table-cell table:style-name="ce24" table:formula="of:=INFO.OBBA.OBBA.OBGET(INFO.OBBA.OBBA.OBCALL(&quot;&quot;;[.$B$12];&quot;getRandomNumber&quot;;INFO.OBBA.OBBA.OBMAKE(&quot;&quot;;&quot;int&quot;;[.L347])))" office:value-type="float" office:value="0.496228889675279" calcext:value-type="float">
            <text:p>0,49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0" calcext:value-type="float">
            <text:p>340</text:p>
          </table:table-cell>
          <table:table-cell table:style-name="ce24" table:formula="of:=INFO.OBBA.OBBA.OBGET(INFO.OBBA.OBBA.OBCALL(&quot;&quot;;[.$B$12];&quot;getRandomNumber&quot;;INFO.OBBA.OBBA.OBMAKE(&quot;&quot;;&quot;int&quot;;[.H348])))" office:value-type="float" office:value="0.197846782403236" calcext:value-type="float">
            <text:p>0,198</text:p>
          </table:table-cell>
          <table:table-cell table:style-name="ce1"/>
          <table:table-cell table:style-name="ce20" table:formula="of:=[.K347]+2" office:value-type="float" office:value="680" calcext:value-type="float">
            <text:p>680</text:p>
          </table:table-cell>
          <table:table-cell table:style-name="ce20" table:formula="of:=[.L347]+2" office:value-type="float" office:value="681" calcext:value-type="float">
            <text:p>681</text:p>
          </table:table-cell>
          <table:table-cell table:style-name="ce24" table:formula="of:=INFO.OBBA.OBBA.OBGET(INFO.OBBA.OBBA.OBCALL(&quot;&quot;;[.$B$12];&quot;getRandomNumber&quot;;INFO.OBBA.OBBA.OBMAKE(&quot;&quot;;&quot;int&quot;;[.K348])))" office:value-type="float" office:value="0.960657239590154" calcext:value-type="float">
            <text:p>0,961</text:p>
          </table:table-cell>
          <table:table-cell table:style-name="ce24" table:formula="of:=INFO.OBBA.OBBA.OBGET(INFO.OBBA.OBBA.OBCALL(&quot;&quot;;[.$B$12];&quot;getRandomNumber&quot;;INFO.OBBA.OBBA.OBMAKE(&quot;&quot;;&quot;int&quot;;[.L348])))" office:value-type="float" office:value="0.848752844523485" calcext:value-type="float">
            <text:p>0,84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1" calcext:value-type="float">
            <text:p>341</text:p>
          </table:table-cell>
          <table:table-cell table:style-name="ce24" table:formula="of:=INFO.OBBA.OBBA.OBGET(INFO.OBBA.OBBA.OBCALL(&quot;&quot;;[.$B$12];&quot;getRandomNumber&quot;;INFO.OBBA.OBBA.OBMAKE(&quot;&quot;;&quot;int&quot;;[.H349])))" office:value-type="float" office:value="0.253663668979395" calcext:value-type="float">
            <text:p>0,254</text:p>
          </table:table-cell>
          <table:table-cell table:style-name="ce1"/>
          <table:table-cell table:style-name="ce20" table:formula="of:=[.K348]+2" office:value-type="float" office:value="682" calcext:value-type="float">
            <text:p>682</text:p>
          </table:table-cell>
          <table:table-cell table:style-name="ce20" table:formula="of:=[.L348]+2" office:value-type="float" office:value="683" calcext:value-type="float">
            <text:p>683</text:p>
          </table:table-cell>
          <table:table-cell table:style-name="ce24" table:formula="of:=INFO.OBBA.OBBA.OBGET(INFO.OBBA.OBBA.OBCALL(&quot;&quot;;[.$B$12];&quot;getRandomNumber&quot;;INFO.OBBA.OBBA.OBMAKE(&quot;&quot;;&quot;int&quot;;[.K349])))" office:value-type="float" office:value="0.90577341918455" calcext:value-type="float">
            <text:p>0,906</text:p>
          </table:table-cell>
          <table:table-cell table:style-name="ce24" table:formula="of:=INFO.OBBA.OBBA.OBGET(INFO.OBBA.OBBA.OBCALL(&quot;&quot;;[.$B$12];&quot;getRandomNumber&quot;;INFO.OBBA.OBBA.OBMAKE(&quot;&quot;;&quot;int&quot;;[.L349])))" office:value-type="float" office:value="0.0685096741299046" calcext:value-type="float">
            <text:p>0,06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2" calcext:value-type="float">
            <text:p>342</text:p>
          </table:table-cell>
          <table:table-cell table:style-name="ce24" table:formula="of:=INFO.OBBA.OBBA.OBGET(INFO.OBBA.OBBA.OBCALL(&quot;&quot;;[.$B$12];&quot;getRandomNumber&quot;;INFO.OBBA.OBBA.OBMAKE(&quot;&quot;;&quot;int&quot;;[.H350])))" office:value-type="float" office:value="0.643153172528242" calcext:value-type="float">
            <text:p>0,643</text:p>
          </table:table-cell>
          <table:table-cell table:style-name="ce1"/>
          <table:table-cell table:style-name="ce20" table:formula="of:=[.K349]+2" office:value-type="float" office:value="684" calcext:value-type="float">
            <text:p>684</text:p>
          </table:table-cell>
          <table:table-cell table:style-name="ce20" table:formula="of:=[.L349]+2" office:value-type="float" office:value="685" calcext:value-type="float">
            <text:p>685</text:p>
          </table:table-cell>
          <table:table-cell table:style-name="ce24" table:formula="of:=INFO.OBBA.OBBA.OBGET(INFO.OBBA.OBBA.OBCALL(&quot;&quot;;[.$B$12];&quot;getRandomNumber&quot;;INFO.OBBA.OBBA.OBMAKE(&quot;&quot;;&quot;int&quot;;[.K350])))" office:value-type="float" office:value="0.542283916768346" calcext:value-type="float">
            <text:p>0,542</text:p>
          </table:table-cell>
          <table:table-cell table:style-name="ce24" table:formula="of:=INFO.OBBA.OBBA.OBGET(INFO.OBBA.OBBA.OBCALL(&quot;&quot;;[.$B$12];&quot;getRandomNumber&quot;;INFO.OBBA.OBBA.OBMAKE(&quot;&quot;;&quot;int&quot;;[.L350])))" office:value-type="float" office:value="0.15812719354997" calcext:value-type="float">
            <text:p>0,15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3" calcext:value-type="float">
            <text:p>343</text:p>
          </table:table-cell>
          <table:table-cell table:style-name="ce24" table:formula="of:=INFO.OBBA.OBBA.OBGET(INFO.OBBA.OBBA.OBCALL(&quot;&quot;;[.$B$12];&quot;getRandomNumber&quot;;INFO.OBBA.OBBA.OBMAKE(&quot;&quot;;&quot;int&quot;;[.H351])))" office:value-type="float" office:value="0.332536913410088" calcext:value-type="float">
            <text:p>0,333</text:p>
          </table:table-cell>
          <table:table-cell table:style-name="ce1"/>
          <table:table-cell table:style-name="ce20" table:formula="of:=[.K350]+2" office:value-type="float" office:value="686" calcext:value-type="float">
            <text:p>686</text:p>
          </table:table-cell>
          <table:table-cell table:style-name="ce20" table:formula="of:=[.L350]+2" office:value-type="float" office:value="687" calcext:value-type="float">
            <text:p>687</text:p>
          </table:table-cell>
          <table:table-cell table:style-name="ce24" table:formula="of:=INFO.OBBA.OBBA.OBGET(INFO.OBBA.OBBA.OBCALL(&quot;&quot;;[.$B$12];&quot;getRandomNumber&quot;;INFO.OBBA.OBBA.OBMAKE(&quot;&quot;;&quot;int&quot;;[.K351])))" office:value-type="float" office:value="0.21236972616082" calcext:value-type="float">
            <text:p>0,212</text:p>
          </table:table-cell>
          <table:table-cell table:style-name="ce24" table:formula="of:=INFO.OBBA.OBBA.OBGET(INFO.OBBA.OBBA.OBCALL(&quot;&quot;;[.$B$12];&quot;getRandomNumber&quot;;INFO.OBBA.OBBA.OBMAKE(&quot;&quot;;&quot;int&quot;;[.L351])))" office:value-type="float" office:value="0.570892665910487" calcext:value-type="float">
            <text:p>0,57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4" calcext:value-type="float">
            <text:p>344</text:p>
          </table:table-cell>
          <table:table-cell table:style-name="ce24" table:formula="of:=INFO.OBBA.OBBA.OBGET(INFO.OBBA.OBBA.OBCALL(&quot;&quot;;[.$B$12];&quot;getRandomNumber&quot;;INFO.OBBA.OBBA.OBMAKE(&quot;&quot;;&quot;int&quot;;[.H352])))" office:value-type="float" office:value="0.809600795907659" calcext:value-type="float">
            <text:p>0,810</text:p>
          </table:table-cell>
          <table:table-cell table:style-name="ce1"/>
          <table:table-cell table:style-name="ce20" table:formula="of:=[.K351]+2" office:value-type="float" office:value="688" calcext:value-type="float">
            <text:p>688</text:p>
          </table:table-cell>
          <table:table-cell table:style-name="ce20" table:formula="of:=[.L351]+2" office:value-type="float" office:value="689" calcext:value-type="float">
            <text:p>689</text:p>
          </table:table-cell>
          <table:table-cell table:style-name="ce24" table:formula="of:=INFO.OBBA.OBBA.OBGET(INFO.OBBA.OBBA.OBCALL(&quot;&quot;;[.$B$12];&quot;getRandomNumber&quot;;INFO.OBBA.OBBA.OBMAKE(&quot;&quot;;&quot;int&quot;;[.K352])))" office:value-type="float" office:value="0.431599647492294" calcext:value-type="float">
            <text:p>0,432</text:p>
          </table:table-cell>
          <table:table-cell table:style-name="ce24" table:formula="of:=INFO.OBBA.OBBA.OBGET(INFO.OBBA.OBBA.OBCALL(&quot;&quot;;[.$B$12];&quot;getRandomNumber&quot;;INFO.OBBA.OBBA.OBMAKE(&quot;&quot;;&quot;int&quot;;[.L352])))" office:value-type="float" office:value="0.0979156478171633" calcext:value-type="float">
            <text:p>0,09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5" calcext:value-type="float">
            <text:p>345</text:p>
          </table:table-cell>
          <table:table-cell table:style-name="ce24" table:formula="of:=INFO.OBBA.OBBA.OBGET(INFO.OBBA.OBBA.OBCALL(&quot;&quot;;[.$B$12];&quot;getRandomNumber&quot;;INFO.OBBA.OBBA.OBMAKE(&quot;&quot;;&quot;int&quot;;[.H353])))" office:value-type="float" office:value="0.303669349144982" calcext:value-type="float">
            <text:p>0,304</text:p>
          </table:table-cell>
          <table:table-cell table:style-name="ce1"/>
          <table:table-cell table:style-name="ce20" table:formula="of:=[.K352]+2" office:value-type="float" office:value="690" calcext:value-type="float">
            <text:p>690</text:p>
          </table:table-cell>
          <table:table-cell table:style-name="ce20" table:formula="of:=[.L352]+2" office:value-type="float" office:value="691" calcext:value-type="float">
            <text:p>691</text:p>
          </table:table-cell>
          <table:table-cell table:style-name="ce24" table:formula="of:=INFO.OBBA.OBBA.OBGET(INFO.OBBA.OBBA.OBCALL(&quot;&quot;;[.$B$12];&quot;getRandomNumber&quot;;INFO.OBBA.OBBA.OBMAKE(&quot;&quot;;&quot;int&quot;;[.K353])))" office:value-type="float" office:value="0.735334974309516" calcext:value-type="float">
            <text:p>0,735</text:p>
          </table:table-cell>
          <table:table-cell table:style-name="ce24" table:formula="of:=INFO.OBBA.OBBA.OBGET(INFO.OBBA.OBBA.OBCALL(&quot;&quot;;[.$B$12];&quot;getRandomNumber&quot;;INFO.OBBA.OBBA.OBMAKE(&quot;&quot;;&quot;int&quot;;[.L353])))" office:value-type="float" office:value="0.697222726428411" calcext:value-type="float">
            <text:p>0,69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6" calcext:value-type="float">
            <text:p>346</text:p>
          </table:table-cell>
          <table:table-cell table:style-name="ce24" table:formula="of:=INFO.OBBA.OBBA.OBGET(INFO.OBBA.OBBA.OBCALL(&quot;&quot;;[.$B$12];&quot;getRandomNumber&quot;;INFO.OBBA.OBBA.OBMAKE(&quot;&quot;;&quot;int&quot;;[.H354])))" office:value-type="float" office:value="0.904174604419515" calcext:value-type="float">
            <text:p>0,904</text:p>
          </table:table-cell>
          <table:table-cell table:style-name="ce1"/>
          <table:table-cell table:style-name="ce20" table:formula="of:=[.K353]+2" office:value-type="float" office:value="692" calcext:value-type="float">
            <text:p>692</text:p>
          </table:table-cell>
          <table:table-cell table:style-name="ce20" table:formula="of:=[.L353]+2" office:value-type="float" office:value="693" calcext:value-type="float">
            <text:p>693</text:p>
          </table:table-cell>
          <table:table-cell table:style-name="ce24" table:formula="of:=INFO.OBBA.OBBA.OBGET(INFO.OBBA.OBBA.OBCALL(&quot;&quot;;[.$B$12];&quot;getRandomNumber&quot;;INFO.OBBA.OBBA.OBMAKE(&quot;&quot;;&quot;int&quot;;[.K354])))" office:value-type="float" office:value="0.97665653429076" calcext:value-type="float">
            <text:p>0,977</text:p>
          </table:table-cell>
          <table:table-cell table:style-name="ce24" table:formula="of:=INFO.OBBA.OBBA.OBGET(INFO.OBBA.OBBA.OBCALL(&quot;&quot;;[.$B$12];&quot;getRandomNumber&quot;;INFO.OBBA.OBBA.OBMAKE(&quot;&quot;;&quot;int&quot;;[.L354])))" office:value-type="float" office:value="0.701997089246982" calcext:value-type="float">
            <text:p>0,70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7" calcext:value-type="float">
            <text:p>347</text:p>
          </table:table-cell>
          <table:table-cell table:style-name="ce24" table:formula="of:=INFO.OBBA.OBBA.OBGET(INFO.OBBA.OBBA.OBCALL(&quot;&quot;;[.$B$12];&quot;getRandomNumber&quot;;INFO.OBBA.OBBA.OBMAKE(&quot;&quot;;&quot;int&quot;;[.H355])))" office:value-type="float" office:value="0.634031122482842" calcext:value-type="float">
            <text:p>0,634</text:p>
          </table:table-cell>
          <table:table-cell table:style-name="ce1"/>
          <table:table-cell table:style-name="ce20" table:formula="of:=[.K354]+2" office:value-type="float" office:value="694" calcext:value-type="float">
            <text:p>694</text:p>
          </table:table-cell>
          <table:table-cell table:style-name="ce20" table:formula="of:=[.L354]+2" office:value-type="float" office:value="695" calcext:value-type="float">
            <text:p>695</text:p>
          </table:table-cell>
          <table:table-cell table:style-name="ce24" table:formula="of:=INFO.OBBA.OBBA.OBGET(INFO.OBBA.OBBA.OBCALL(&quot;&quot;;[.$B$12];&quot;getRandomNumber&quot;;INFO.OBBA.OBBA.OBMAKE(&quot;&quot;;&quot;int&quot;;[.K355])))" office:value-type="float" office:value="0.595480798497076" calcext:value-type="float">
            <text:p>0,595</text:p>
          </table:table-cell>
          <table:table-cell table:style-name="ce24" table:formula="of:=INFO.OBBA.OBBA.OBGET(INFO.OBBA.OBBA.OBCALL(&quot;&quot;;[.$B$12];&quot;getRandomNumber&quot;;INFO.OBBA.OBBA.OBMAKE(&quot;&quot;;&quot;int&quot;;[.L355])))" office:value-type="float" office:value="0.247672995743606" calcext:value-type="float">
            <text:p>0,24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8" calcext:value-type="float">
            <text:p>348</text:p>
          </table:table-cell>
          <table:table-cell table:style-name="ce24" table:formula="of:=INFO.OBBA.OBBA.OBGET(INFO.OBBA.OBBA.OBCALL(&quot;&quot;;[.$B$12];&quot;getRandomNumber&quot;;INFO.OBBA.OBBA.OBMAKE(&quot;&quot;;&quot;int&quot;;[.H356])))" office:value-type="float" office:value="0.00748007766354752" calcext:value-type="float">
            <text:p>0,007</text:p>
          </table:table-cell>
          <table:table-cell table:style-name="ce1"/>
          <table:table-cell table:style-name="ce20" table:formula="of:=[.K355]+2" office:value-type="float" office:value="696" calcext:value-type="float">
            <text:p>696</text:p>
          </table:table-cell>
          <table:table-cell table:style-name="ce20" table:formula="of:=[.L355]+2" office:value-type="float" office:value="697" calcext:value-type="float">
            <text:p>697</text:p>
          </table:table-cell>
          <table:table-cell table:style-name="ce24" table:formula="of:=INFO.OBBA.OBBA.OBGET(INFO.OBBA.OBBA.OBCALL(&quot;&quot;;[.$B$12];&quot;getRandomNumber&quot;;INFO.OBBA.OBBA.OBMAKE(&quot;&quot;;&quot;int&quot;;[.K356])))" office:value-type="float" office:value="0.50699018627341" calcext:value-type="float">
            <text:p>0,507</text:p>
          </table:table-cell>
          <table:table-cell table:style-name="ce24" table:formula="of:=INFO.OBBA.OBBA.OBGET(INFO.OBBA.OBBA.OBCALL(&quot;&quot;;[.$B$12];&quot;getRandomNumber&quot;;INFO.OBBA.OBBA.OBMAKE(&quot;&quot;;&quot;int&quot;;[.L356])))" office:value-type="float" office:value="0.788673098290721" calcext:value-type="float">
            <text:p>0,78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9" calcext:value-type="float">
            <text:p>349</text:p>
          </table:table-cell>
          <table:table-cell table:style-name="ce24" table:formula="of:=INFO.OBBA.OBBA.OBGET(INFO.OBBA.OBBA.OBCALL(&quot;&quot;;[.$B$12];&quot;getRandomNumber&quot;;INFO.OBBA.OBBA.OBMAKE(&quot;&quot;;&quot;int&quot;;[.H357])))" office:value-type="float" office:value="0.785071161387937" calcext:value-type="float">
            <text:p>0,785</text:p>
          </table:table-cell>
          <table:table-cell table:style-name="ce1"/>
          <table:table-cell table:style-name="ce20" table:formula="of:=[.K356]+2" office:value-type="float" office:value="698" calcext:value-type="float">
            <text:p>698</text:p>
          </table:table-cell>
          <table:table-cell table:style-name="ce20" table:formula="of:=[.L356]+2" office:value-type="float" office:value="699" calcext:value-type="float">
            <text:p>699</text:p>
          </table:table-cell>
          <table:table-cell table:style-name="ce24" table:formula="of:=INFO.OBBA.OBBA.OBGET(INFO.OBBA.OBBA.OBCALL(&quot;&quot;;[.$B$12];&quot;getRandomNumber&quot;;INFO.OBBA.OBBA.OBMAKE(&quot;&quot;;&quot;int&quot;;[.K357])))" office:value-type="float" office:value="0.954158823482016" calcext:value-type="float">
            <text:p>0,954</text:p>
          </table:table-cell>
          <table:table-cell table:style-name="ce24" table:formula="of:=INFO.OBBA.OBBA.OBGET(INFO.OBBA.OBBA.OBCALL(&quot;&quot;;[.$B$12];&quot;getRandomNumber&quot;;INFO.OBBA.OBBA.OBMAKE(&quot;&quot;;&quot;int&quot;;[.L357])))" office:value-type="float" office:value="0.36164300522691" calcext:value-type="float">
            <text:p>0,36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0" calcext:value-type="float">
            <text:p>350</text:p>
          </table:table-cell>
          <table:table-cell table:style-name="ce24" table:formula="of:=INFO.OBBA.OBBA.OBGET(INFO.OBBA.OBBA.OBCALL(&quot;&quot;;[.$B$12];&quot;getRandomNumber&quot;;INFO.OBBA.OBBA.OBMAKE(&quot;&quot;;&quot;int&quot;;[.H358])))" office:value-type="float" office:value="0.833090934702367" calcext:value-type="float">
            <text:p>0,833</text:p>
          </table:table-cell>
          <table:table-cell table:style-name="ce1"/>
          <table:table-cell table:style-name="ce20" table:formula="of:=[.K357]+2" office:value-type="float" office:value="700" calcext:value-type="float">
            <text:p>700</text:p>
          </table:table-cell>
          <table:table-cell table:style-name="ce20" table:formula="of:=[.L357]+2" office:value-type="float" office:value="701" calcext:value-type="float">
            <text:p>701</text:p>
          </table:table-cell>
          <table:table-cell table:style-name="ce24" table:formula="of:=INFO.OBBA.OBBA.OBGET(INFO.OBBA.OBBA.OBCALL(&quot;&quot;;[.$B$12];&quot;getRandomNumber&quot;;INFO.OBBA.OBBA.OBMAKE(&quot;&quot;;&quot;int&quot;;[.K358])))" office:value-type="float" office:value="0.189991334445056" calcext:value-type="float">
            <text:p>0,190</text:p>
          </table:table-cell>
          <table:table-cell table:style-name="ce24" table:formula="of:=INFO.OBBA.OBBA.OBGET(INFO.OBBA.OBBA.OBCALL(&quot;&quot;;[.$B$12];&quot;getRandomNumber&quot;;INFO.OBBA.OBBA.OBMAKE(&quot;&quot;;&quot;int&quot;;[.L358])))" office:value-type="float" office:value="0.753053456519321" calcext:value-type="float">
            <text:p>0,75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1" calcext:value-type="float">
            <text:p>351</text:p>
          </table:table-cell>
          <table:table-cell table:style-name="ce24" table:formula="of:=INFO.OBBA.OBBA.OBGET(INFO.OBBA.OBBA.OBCALL(&quot;&quot;;[.$B$12];&quot;getRandomNumber&quot;;INFO.OBBA.OBBA.OBMAKE(&quot;&quot;;&quot;int&quot;;[.H359])))" office:value-type="float" office:value="0.397452397901428" calcext:value-type="float">
            <text:p>0,397</text:p>
          </table:table-cell>
          <table:table-cell table:style-name="ce1"/>
          <table:table-cell table:style-name="ce20" table:formula="of:=[.K358]+2" office:value-type="float" office:value="702" calcext:value-type="float">
            <text:p>702</text:p>
          </table:table-cell>
          <table:table-cell table:style-name="ce20" table:formula="of:=[.L358]+2" office:value-type="float" office:value="703" calcext:value-type="float">
            <text:p>703</text:p>
          </table:table-cell>
          <table:table-cell table:style-name="ce24" table:formula="of:=INFO.OBBA.OBBA.OBGET(INFO.OBBA.OBBA.OBCALL(&quot;&quot;;[.$B$12];&quot;getRandomNumber&quot;;INFO.OBBA.OBBA.OBMAKE(&quot;&quot;;&quot;int&quot;;[.K359])))" office:value-type="float" office:value="0.6112694812335" calcext:value-type="float">
            <text:p>0,611</text:p>
          </table:table-cell>
          <table:table-cell table:style-name="ce24" table:formula="of:=INFO.OBBA.OBBA.OBGET(INFO.OBBA.OBBA.OBCALL(&quot;&quot;;[.$B$12];&quot;getRandomNumber&quot;;INFO.OBBA.OBBA.OBMAKE(&quot;&quot;;&quot;int&quot;;[.L359])))" office:value-type="float" office:value="0.583691987603179" calcext:value-type="float">
            <text:p>0,58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2" calcext:value-type="float">
            <text:p>352</text:p>
          </table:table-cell>
          <table:table-cell table:style-name="ce24" table:formula="of:=INFO.OBBA.OBBA.OBGET(INFO.OBBA.OBBA.OBCALL(&quot;&quot;;[.$B$12];&quot;getRandomNumber&quot;;INFO.OBBA.OBBA.OBMAKE(&quot;&quot;;&quot;int&quot;;[.H360])))" office:value-type="float" office:value="0.423269671290821" calcext:value-type="float">
            <text:p>0,423</text:p>
          </table:table-cell>
          <table:table-cell table:style-name="ce1"/>
          <table:table-cell table:style-name="ce20" table:formula="of:=[.K359]+2" office:value-type="float" office:value="704" calcext:value-type="float">
            <text:p>704</text:p>
          </table:table-cell>
          <table:table-cell table:style-name="ce20" table:formula="of:=[.L359]+2" office:value-type="float" office:value="705" calcext:value-type="float">
            <text:p>705</text:p>
          </table:table-cell>
          <table:table-cell table:style-name="ce24" table:formula="of:=INFO.OBBA.OBBA.OBGET(INFO.OBBA.OBBA.OBCALL(&quot;&quot;;[.$B$12];&quot;getRandomNumber&quot;;INFO.OBBA.OBBA.OBMAKE(&quot;&quot;;&quot;int&quot;;[.K360])))" office:value-type="float" office:value="0.741619791572725" calcext:value-type="float">
            <text:p>0,742</text:p>
          </table:table-cell>
          <table:table-cell table:style-name="ce24" table:formula="of:=INFO.OBBA.OBBA.OBGET(INFO.OBBA.OBBA.OBCALL(&quot;&quot;;[.$B$12];&quot;getRandomNumber&quot;;INFO.OBBA.OBBA.OBMAKE(&quot;&quot;;&quot;int&quot;;[.L360])))" office:value-type="float" office:value="0.0373596936203934" calcext:value-type="float">
            <text:p>0,03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3" calcext:value-type="float">
            <text:p>353</text:p>
          </table:table-cell>
          <table:table-cell table:style-name="ce24" table:formula="of:=INFO.OBBA.OBBA.OBGET(INFO.OBBA.OBBA.OBCALL(&quot;&quot;;[.$B$12];&quot;getRandomNumber&quot;;INFO.OBBA.OBBA.OBMAKE(&quot;&quot;;&quot;int&quot;;[.H361])))" office:value-type="float" office:value="0.588614513875836" calcext:value-type="float">
            <text:p>0,589</text:p>
          </table:table-cell>
          <table:table-cell table:style-name="ce1"/>
          <table:table-cell table:style-name="ce20" table:formula="of:=[.K360]+2" office:value-type="float" office:value="706" calcext:value-type="float">
            <text:p>706</text:p>
          </table:table-cell>
          <table:table-cell table:style-name="ce20" table:formula="of:=[.L360]+2" office:value-type="float" office:value="707" calcext:value-type="float">
            <text:p>707</text:p>
          </table:table-cell>
          <table:table-cell table:style-name="ce24" table:formula="of:=INFO.OBBA.OBBA.OBGET(INFO.OBBA.OBBA.OBCALL(&quot;&quot;;[.$B$12];&quot;getRandomNumber&quot;;INFO.OBBA.OBBA.OBMAKE(&quot;&quot;;&quot;int&quot;;[.K361])))" office:value-type="float" office:value="0.635399194461125" calcext:value-type="float">
            <text:p>0,635</text:p>
          </table:table-cell>
          <table:table-cell table:style-name="ce24" table:formula="of:=INFO.OBBA.OBBA.OBGET(INFO.OBBA.OBBA.OBCALL(&quot;&quot;;[.$B$12];&quot;getRandomNumber&quot;;INFO.OBBA.OBBA.OBMAKE(&quot;&quot;;&quot;int&quot;;[.L361])))" office:value-type="float" office:value="0.16458652831197" calcext:value-type="float">
            <text:p>0,16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4" calcext:value-type="float">
            <text:p>354</text:p>
          </table:table-cell>
          <table:table-cell table:style-name="ce24" table:formula="of:=INFO.OBBA.OBBA.OBGET(INFO.OBBA.OBBA.OBCALL(&quot;&quot;;[.$B$12];&quot;getRandomNumber&quot;;INFO.OBBA.OBBA.OBMAKE(&quot;&quot;;&quot;int&quot;;[.H362])))" office:value-type="float" office:value="0.156452601232576" calcext:value-type="float">
            <text:p>0,156</text:p>
          </table:table-cell>
          <table:table-cell table:style-name="ce1"/>
          <table:table-cell table:style-name="ce20" table:formula="of:=[.K361]+2" office:value-type="float" office:value="708" calcext:value-type="float">
            <text:p>708</text:p>
          </table:table-cell>
          <table:table-cell table:style-name="ce20" table:formula="of:=[.L361]+2" office:value-type="float" office:value="709" calcext:value-type="float">
            <text:p>709</text:p>
          </table:table-cell>
          <table:table-cell table:style-name="ce24" table:formula="of:=INFO.OBBA.OBBA.OBGET(INFO.OBBA.OBBA.OBCALL(&quot;&quot;;[.$B$12];&quot;getRandomNumber&quot;;INFO.OBBA.OBBA.OBMAKE(&quot;&quot;;&quot;int&quot;;[.K362])))" office:value-type="float" office:value="0.421398482324059" calcext:value-type="float">
            <text:p>0,421</text:p>
          </table:table-cell>
          <table:table-cell table:style-name="ce24" table:formula="of:=INFO.OBBA.OBBA.OBGET(INFO.OBBA.OBBA.OBCALL(&quot;&quot;;[.$B$12];&quot;getRandomNumber&quot;;INFO.OBBA.OBBA.OBMAKE(&quot;&quot;;&quot;int&quot;;[.L362])))" office:value-type="float" office:value="0.772354689792462" calcext:value-type="float">
            <text:p>0,77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5" calcext:value-type="float">
            <text:p>355</text:p>
          </table:table-cell>
          <table:table-cell table:style-name="ce24" table:formula="of:=INFO.OBBA.OBBA.OBGET(INFO.OBBA.OBBA.OBCALL(&quot;&quot;;[.$B$12];&quot;getRandomNumber&quot;;INFO.OBBA.OBBA.OBMAKE(&quot;&quot;;&quot;int&quot;;[.H363])))" office:value-type="float" office:value="0.942882852326684" calcext:value-type="float">
            <text:p>0,943</text:p>
          </table:table-cell>
          <table:table-cell table:style-name="ce1"/>
          <table:table-cell table:style-name="ce20" table:formula="of:=[.K362]+2" office:value-type="float" office:value="710" calcext:value-type="float">
            <text:p>710</text:p>
          </table:table-cell>
          <table:table-cell table:style-name="ce20" table:formula="of:=[.L362]+2" office:value-type="float" office:value="711" calcext:value-type="float">
            <text:p>711</text:p>
          </table:table-cell>
          <table:table-cell table:style-name="ce24" table:formula="of:=INFO.OBBA.OBBA.OBGET(INFO.OBBA.OBBA.OBCALL(&quot;&quot;;[.$B$12];&quot;getRandomNumber&quot;;INFO.OBBA.OBBA.OBMAKE(&quot;&quot;;&quot;int&quot;;[.K363])))" office:value-type="float" office:value="0.295346233513305" calcext:value-type="float">
            <text:p>0,295</text:p>
          </table:table-cell>
          <table:table-cell table:style-name="ce24" table:formula="of:=INFO.OBBA.OBBA.OBGET(INFO.OBBA.OBBA.OBCALL(&quot;&quot;;[.$B$12];&quot;getRandomNumber&quot;;INFO.OBBA.OBBA.OBMAKE(&quot;&quot;;&quot;int&quot;;[.L363])))" office:value-type="float" office:value="0.0576690590488486" calcext:value-type="float">
            <text:p>0,05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6" calcext:value-type="float">
            <text:p>356</text:p>
          </table:table-cell>
          <table:table-cell table:style-name="ce24" table:formula="of:=INFO.OBBA.OBBA.OBGET(INFO.OBBA.OBBA.OBCALL(&quot;&quot;;[.$B$12];&quot;getRandomNumber&quot;;INFO.OBBA.OBBA.OBMAKE(&quot;&quot;;&quot;int&quot;;[.H364])))" office:value-type="float" office:value="0.611646064717711" calcext:value-type="float">
            <text:p>0,612</text:p>
          </table:table-cell>
          <table:table-cell table:style-name="ce1"/>
          <table:table-cell table:style-name="ce20" table:formula="of:=[.K363]+2" office:value-type="float" office:value="712" calcext:value-type="float">
            <text:p>712</text:p>
          </table:table-cell>
          <table:table-cell table:style-name="ce20" table:formula="of:=[.L363]+2" office:value-type="float" office:value="713" calcext:value-type="float">
            <text:p>713</text:p>
          </table:table-cell>
          <table:table-cell table:style-name="ce24" table:formula="of:=INFO.OBBA.OBBA.OBGET(INFO.OBBA.OBBA.OBCALL(&quot;&quot;;[.$B$12];&quot;getRandomNumber&quot;;INFO.OBBA.OBBA.OBMAKE(&quot;&quot;;&quot;int&quot;;[.K364])))" office:value-type="float" office:value="0.31384359108705" calcext:value-type="float">
            <text:p>0,314</text:p>
          </table:table-cell>
          <table:table-cell table:style-name="ce24" table:formula="of:=INFO.OBBA.OBBA.OBGET(INFO.OBBA.OBBA.OBCALL(&quot;&quot;;[.$B$12];&quot;getRandomNumber&quot;;INFO.OBBA.OBBA.OBMAKE(&quot;&quot;;&quot;int&quot;;[.L364])))" office:value-type="float" office:value="0.657677494842472" calcext:value-type="float">
            <text:p>0,65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7" calcext:value-type="float">
            <text:p>357</text:p>
          </table:table-cell>
          <table:table-cell table:style-name="ce24" table:formula="of:=INFO.OBBA.OBBA.OBGET(INFO.OBBA.OBBA.OBCALL(&quot;&quot;;[.$B$12];&quot;getRandomNumber&quot;;INFO.OBBA.OBBA.OBMAKE(&quot;&quot;;&quot;int&quot;;[.H365])))" office:value-type="float" office:value="0.459587123024961" calcext:value-type="float">
            <text:p>0,460</text:p>
          </table:table-cell>
          <table:table-cell table:style-name="ce1"/>
          <table:table-cell table:style-name="ce20" table:formula="of:=[.K364]+2" office:value-type="float" office:value="714" calcext:value-type="float">
            <text:p>714</text:p>
          </table:table-cell>
          <table:table-cell table:style-name="ce20" table:formula="of:=[.L364]+2" office:value-type="float" office:value="715" calcext:value-type="float">
            <text:p>715</text:p>
          </table:table-cell>
          <table:table-cell table:style-name="ce24" table:formula="of:=INFO.OBBA.OBBA.OBGET(INFO.OBBA.OBBA.OBCALL(&quot;&quot;;[.$B$12];&quot;getRandomNumber&quot;;INFO.OBBA.OBBA.OBMAKE(&quot;&quot;;&quot;int&quot;;[.K365])))" office:value-type="float" office:value="0.536145132489867" calcext:value-type="float">
            <text:p>0,536</text:p>
          </table:table-cell>
          <table:table-cell table:style-name="ce24" table:formula="of:=INFO.OBBA.OBBA.OBGET(INFO.OBBA.OBBA.OBCALL(&quot;&quot;;[.$B$12];&quot;getRandomNumber&quot;;INFO.OBBA.OBBA.OBMAKE(&quot;&quot;;&quot;int&quot;;[.L365])))" office:value-type="float" office:value="0.927744903113902" calcext:value-type="float">
            <text:p>0,92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8" calcext:value-type="float">
            <text:p>358</text:p>
          </table:table-cell>
          <table:table-cell table:style-name="ce24" table:formula="of:=INFO.OBBA.OBBA.OBGET(INFO.OBBA.OBBA.OBCALL(&quot;&quot;;[.$B$12];&quot;getRandomNumber&quot;;INFO.OBBA.OBBA.OBMAKE(&quot;&quot;;&quot;int&quot;;[.H366])))" office:value-type="float" office:value="0.0766872237815115" calcext:value-type="float">
            <text:p>0,077</text:p>
          </table:table-cell>
          <table:table-cell table:style-name="ce1"/>
          <table:table-cell table:style-name="ce20" table:formula="of:=[.K365]+2" office:value-type="float" office:value="716" calcext:value-type="float">
            <text:p>716</text:p>
          </table:table-cell>
          <table:table-cell table:style-name="ce20" table:formula="of:=[.L365]+2" office:value-type="float" office:value="717" calcext:value-type="float">
            <text:p>717</text:p>
          </table:table-cell>
          <table:table-cell table:style-name="ce24" table:formula="of:=INFO.OBBA.OBBA.OBGET(INFO.OBBA.OBBA.OBCALL(&quot;&quot;;[.$B$12];&quot;getRandomNumber&quot;;INFO.OBBA.OBBA.OBMAKE(&quot;&quot;;&quot;int&quot;;[.K366])))" office:value-type="float" office:value="0.902035462178202" calcext:value-type="float">
            <text:p>0,902</text:p>
          </table:table-cell>
          <table:table-cell table:style-name="ce24" table:formula="of:=INFO.OBBA.OBBA.OBGET(INFO.OBBA.OBBA.OBCALL(&quot;&quot;;[.$B$12];&quot;getRandomNumber&quot;;INFO.OBBA.OBBA.OBMAKE(&quot;&quot;;&quot;int&quot;;[.L366])))" office:value-type="float" office:value="0.634059698327812" calcext:value-type="float">
            <text:p>0,63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9" calcext:value-type="float">
            <text:p>359</text:p>
          </table:table-cell>
          <table:table-cell table:style-name="ce24" table:formula="of:=INFO.OBBA.OBBA.OBGET(INFO.OBBA.OBBA.OBCALL(&quot;&quot;;[.$B$12];&quot;getRandomNumber&quot;;INFO.OBBA.OBBA.OBMAKE(&quot;&quot;;&quot;int&quot;;[.H367])))" office:value-type="float" office:value="0.8040692126371" calcext:value-type="float">
            <text:p>0,804</text:p>
          </table:table-cell>
          <table:table-cell table:style-name="ce1"/>
          <table:table-cell table:style-name="ce20" table:formula="of:=[.K366]+2" office:value-type="float" office:value="718" calcext:value-type="float">
            <text:p>718</text:p>
          </table:table-cell>
          <table:table-cell table:style-name="ce20" table:formula="of:=[.L366]+2" office:value-type="float" office:value="719" calcext:value-type="float">
            <text:p>719</text:p>
          </table:table-cell>
          <table:table-cell table:style-name="ce24" table:formula="of:=INFO.OBBA.OBBA.OBGET(INFO.OBBA.OBBA.OBCALL(&quot;&quot;;[.$B$12];&quot;getRandomNumber&quot;;INFO.OBBA.OBBA.OBMAKE(&quot;&quot;;&quot;int&quot;;[.K367])))" office:value-type="float" office:value="0.374937913375309" calcext:value-type="float">
            <text:p>0,375</text:p>
          </table:table-cell>
          <table:table-cell table:style-name="ce24" table:formula="of:=INFO.OBBA.OBBA.OBGET(INFO.OBBA.OBBA.OBCALL(&quot;&quot;;[.$B$12];&quot;getRandomNumber&quot;;INFO.OBBA.OBBA.OBMAKE(&quot;&quot;;&quot;int&quot;;[.L367])))" office:value-type="float" office:value="0.650422729442364" calcext:value-type="float">
            <text:p>0,6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0" calcext:value-type="float">
            <text:p>360</text:p>
          </table:table-cell>
          <table:table-cell table:style-name="ce24" table:formula="of:=INFO.OBBA.OBBA.OBGET(INFO.OBBA.OBBA.OBCALL(&quot;&quot;;[.$B$12];&quot;getRandomNumber&quot;;INFO.OBBA.OBBA.OBMAKE(&quot;&quot;;&quot;int&quot;;[.H368])))" office:value-type="float" office:value="0.620270912696858" calcext:value-type="float">
            <text:p>0,620</text:p>
          </table:table-cell>
          <table:table-cell table:style-name="ce1"/>
          <table:table-cell table:style-name="ce20" table:formula="of:=[.K367]+2" office:value-type="float" office:value="720" calcext:value-type="float">
            <text:p>720</text:p>
          </table:table-cell>
          <table:table-cell table:style-name="ce20" table:formula="of:=[.L367]+2" office:value-type="float" office:value="721" calcext:value-type="float">
            <text:p>721</text:p>
          </table:table-cell>
          <table:table-cell table:style-name="ce24" table:formula="of:=INFO.OBBA.OBBA.OBGET(INFO.OBBA.OBBA.OBCALL(&quot;&quot;;[.$B$12];&quot;getRandomNumber&quot;;INFO.OBBA.OBBA.OBMAKE(&quot;&quot;;&quot;int&quot;;[.K368])))" office:value-type="float" office:value="0.703944910407025" calcext:value-type="float">
            <text:p>0,704</text:p>
          </table:table-cell>
          <table:table-cell table:style-name="ce24" table:formula="of:=INFO.OBBA.OBBA.OBGET(INFO.OBBA.OBBA.OBCALL(&quot;&quot;;[.$B$12];&quot;getRandomNumber&quot;;INFO.OBBA.OBBA.OBMAKE(&quot;&quot;;&quot;int&quot;;[.L368])))" office:value-type="float" office:value="0.950464137473758" calcext:value-type="float">
            <text:p>0,9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1" calcext:value-type="float">
            <text:p>361</text:p>
          </table:table-cell>
          <table:table-cell table:style-name="ce24" table:formula="of:=INFO.OBBA.OBBA.OBGET(INFO.OBBA.OBBA.OBCALL(&quot;&quot;;[.$B$12];&quot;getRandomNumber&quot;;INFO.OBBA.OBBA.OBMAKE(&quot;&quot;;&quot;int&quot;;[.H369])))" office:value-type="float" office:value="0.386654760701868" calcext:value-type="float">
            <text:p>0,387</text:p>
          </table:table-cell>
          <table:table-cell table:style-name="ce1"/>
          <table:table-cell table:style-name="ce20" table:formula="of:=[.K368]+2" office:value-type="float" office:value="722" calcext:value-type="float">
            <text:p>722</text:p>
          </table:table-cell>
          <table:table-cell table:style-name="ce20" table:formula="of:=[.L368]+2" office:value-type="float" office:value="723" calcext:value-type="float">
            <text:p>723</text:p>
          </table:table-cell>
          <table:table-cell table:style-name="ce24" table:formula="of:=INFO.OBBA.OBBA.OBGET(INFO.OBBA.OBBA.OBCALL(&quot;&quot;;[.$B$12];&quot;getRandomNumber&quot;;INFO.OBBA.OBBA.OBMAKE(&quot;&quot;;&quot;int&quot;;[.K369])))" office:value-type="float" office:value="0.321824600818824" calcext:value-type="float">
            <text:p>0,322</text:p>
          </table:table-cell>
          <table:table-cell table:style-name="ce24" table:formula="of:=INFO.OBBA.OBBA.OBGET(INFO.OBBA.OBBA.OBCALL(&quot;&quot;;[.$B$12];&quot;getRandomNumber&quot;;INFO.OBBA.OBBA.OBMAKE(&quot;&quot;;&quot;int&quot;;[.L369])))" office:value-type="float" office:value="0.962196734110757" calcext:value-type="float">
            <text:p>0,96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2" calcext:value-type="float">
            <text:p>362</text:p>
          </table:table-cell>
          <table:table-cell table:style-name="ce24" table:formula="of:=INFO.OBBA.OBBA.OBGET(INFO.OBBA.OBBA.OBCALL(&quot;&quot;;[.$B$12];&quot;getRandomNumber&quot;;INFO.OBBA.OBBA.OBMAKE(&quot;&quot;;&quot;int&quot;;[.H370])))" office:value-type="float" office:value="0.987633471110405" calcext:value-type="float">
            <text:p>0,988</text:p>
          </table:table-cell>
          <table:table-cell table:style-name="ce1"/>
          <table:table-cell table:style-name="ce20" table:formula="of:=[.K369]+2" office:value-type="float" office:value="724" calcext:value-type="float">
            <text:p>724</text:p>
          </table:table-cell>
          <table:table-cell table:style-name="ce20" table:formula="of:=[.L369]+2" office:value-type="float" office:value="725" calcext:value-type="float">
            <text:p>725</text:p>
          </table:table-cell>
          <table:table-cell table:style-name="ce24" table:formula="of:=INFO.OBBA.OBBA.OBGET(INFO.OBBA.OBBA.OBCALL(&quot;&quot;;[.$B$12];&quot;getRandomNumber&quot;;INFO.OBBA.OBBA.OBMAKE(&quot;&quot;;&quot;int&quot;;[.K370])))" office:value-type="float" office:value="0.308682031161197" calcext:value-type="float">
            <text:p>0,309</text:p>
          </table:table-cell>
          <table:table-cell table:style-name="ce24" table:formula="of:=INFO.OBBA.OBBA.OBGET(INFO.OBBA.OBBA.OBCALL(&quot;&quot;;[.$B$12];&quot;getRandomNumber&quot;;INFO.OBBA.OBBA.OBMAKE(&quot;&quot;;&quot;int&quot;;[.L370])))" office:value-type="float" office:value="0.70751472784325" calcext:value-type="float">
            <text:p>0,70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3" calcext:value-type="float">
            <text:p>363</text:p>
          </table:table-cell>
          <table:table-cell table:style-name="ce24" table:formula="of:=INFO.OBBA.OBBA.OBGET(INFO.OBBA.OBBA.OBCALL(&quot;&quot;;[.$B$12];&quot;getRandomNumber&quot;;INFO.OBBA.OBBA.OBMAKE(&quot;&quot;;&quot;int&quot;;[.H371])))" office:value-type="float" office:value="0.136868473632283" calcext:value-type="float">
            <text:p>0,137</text:p>
          </table:table-cell>
          <table:table-cell table:style-name="ce1"/>
          <table:table-cell table:style-name="ce20" table:formula="of:=[.K370]+2" office:value-type="float" office:value="726" calcext:value-type="float">
            <text:p>726</text:p>
          </table:table-cell>
          <table:table-cell table:style-name="ce20" table:formula="of:=[.L370]+2" office:value-type="float" office:value="727" calcext:value-type="float">
            <text:p>727</text:p>
          </table:table-cell>
          <table:table-cell table:style-name="ce24" table:formula="of:=INFO.OBBA.OBBA.OBGET(INFO.OBBA.OBBA.OBCALL(&quot;&quot;;[.$B$12];&quot;getRandomNumber&quot;;INFO.OBBA.OBBA.OBMAKE(&quot;&quot;;&quot;int&quot;;[.K371])))" office:value-type="float" office:value="0.571695975739724" calcext:value-type="float">
            <text:p>0,572</text:p>
          </table:table-cell>
          <table:table-cell table:style-name="ce24" table:formula="of:=INFO.OBBA.OBBA.OBGET(INFO.OBBA.OBBA.OBCALL(&quot;&quot;;[.$B$12];&quot;getRandomNumber&quot;;INFO.OBBA.OBBA.OBMAKE(&quot;&quot;;&quot;int&quot;;[.L371])))" office:value-type="float" office:value="0.456087336620627" calcext:value-type="float">
            <text:p>0,45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4" calcext:value-type="float">
            <text:p>364</text:p>
          </table:table-cell>
          <table:table-cell table:style-name="ce24" table:formula="of:=INFO.OBBA.OBBA.OBGET(INFO.OBBA.OBBA.OBCALL(&quot;&quot;;[.$B$12];&quot;getRandomNumber&quot;;INFO.OBBA.OBBA.OBMAKE(&quot;&quot;;&quot;int&quot;;[.H372])))" office:value-type="float" office:value="0.519848691275478" calcext:value-type="float">
            <text:p>0,520</text:p>
          </table:table-cell>
          <table:table-cell table:style-name="ce1"/>
          <table:table-cell table:style-name="ce20" table:formula="of:=[.K371]+2" office:value-type="float" office:value="728" calcext:value-type="float">
            <text:p>728</text:p>
          </table:table-cell>
          <table:table-cell table:style-name="ce20" table:formula="of:=[.L371]+2" office:value-type="float" office:value="729" calcext:value-type="float">
            <text:p>729</text:p>
          </table:table-cell>
          <table:table-cell table:style-name="ce24" table:formula="of:=INFO.OBBA.OBBA.OBGET(INFO.OBBA.OBBA.OBCALL(&quot;&quot;;[.$B$12];&quot;getRandomNumber&quot;;INFO.OBBA.OBBA.OBMAKE(&quot;&quot;;&quot;int&quot;;[.K372])))" office:value-type="float" office:value="0.350116081540425" calcext:value-type="float">
            <text:p>0,350</text:p>
          </table:table-cell>
          <table:table-cell table:style-name="ce24" table:formula="of:=INFO.OBBA.OBBA.OBGET(INFO.OBBA.OBBA.OBCALL(&quot;&quot;;[.$B$12];&quot;getRandomNumber&quot;;INFO.OBBA.OBBA.OBMAKE(&quot;&quot;;&quot;int&quot;;[.L372])))" office:value-type="float" office:value="0.616796706955135" calcext:value-type="float">
            <text:p>0,61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5" calcext:value-type="float">
            <text:p>365</text:p>
          </table:table-cell>
          <table:table-cell table:style-name="ce24" table:formula="of:=INFO.OBBA.OBBA.OBGET(INFO.OBBA.OBBA.OBCALL(&quot;&quot;;[.$B$12];&quot;getRandomNumber&quot;;INFO.OBBA.OBBA.OBMAKE(&quot;&quot;;&quot;int&quot;;[.H373])))" office:value-type="float" office:value="0.553494385158245" calcext:value-type="float">
            <text:p>0,553</text:p>
          </table:table-cell>
          <table:table-cell table:style-name="ce1"/>
          <table:table-cell table:style-name="ce20" table:formula="of:=[.K372]+2" office:value-type="float" office:value="730" calcext:value-type="float">
            <text:p>730</text:p>
          </table:table-cell>
          <table:table-cell table:style-name="ce20" table:formula="of:=[.L372]+2" office:value-type="float" office:value="731" calcext:value-type="float">
            <text:p>731</text:p>
          </table:table-cell>
          <table:table-cell table:style-name="ce24" table:formula="of:=INFO.OBBA.OBBA.OBGET(INFO.OBBA.OBBA.OBCALL(&quot;&quot;;[.$B$12];&quot;getRandomNumber&quot;;INFO.OBBA.OBBA.OBMAKE(&quot;&quot;;&quot;int&quot;;[.K373])))" office:value-type="float" office:value="0.534391092692617" calcext:value-type="float">
            <text:p>0,534</text:p>
          </table:table-cell>
          <table:table-cell table:style-name="ce24" table:formula="of:=INFO.OBBA.OBBA.OBGET(INFO.OBBA.OBBA.OBCALL(&quot;&quot;;[.$B$12];&quot;getRandomNumber&quot;;INFO.OBBA.OBBA.OBMAKE(&quot;&quot;;&quot;int&quot;;[.L373])))" office:value-type="float" office:value="0.016300501442837" calcext:value-type="float">
            <text:p>0,01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6" calcext:value-type="float">
            <text:p>366</text:p>
          </table:table-cell>
          <table:table-cell table:style-name="ce24" table:formula="of:=INFO.OBBA.OBBA.OBGET(INFO.OBBA.OBBA.OBCALL(&quot;&quot;;[.$B$12];&quot;getRandomNumber&quot;;INFO.OBBA.OBBA.OBMAKE(&quot;&quot;;&quot;int&quot;;[.H374])))" office:value-type="float" office:value="0.625835989293514" calcext:value-type="float">
            <text:p>0,626</text:p>
          </table:table-cell>
          <table:table-cell table:style-name="ce1"/>
          <table:table-cell table:style-name="ce20" table:formula="of:=[.K373]+2" office:value-type="float" office:value="732" calcext:value-type="float">
            <text:p>732</text:p>
          </table:table-cell>
          <table:table-cell table:style-name="ce20" table:formula="of:=[.L373]+2" office:value-type="float" office:value="733" calcext:value-type="float">
            <text:p>733</text:p>
          </table:table-cell>
          <table:table-cell table:style-name="ce24" table:formula="of:=INFO.OBBA.OBBA.OBGET(INFO.OBBA.OBBA.OBCALL(&quot;&quot;;[.$B$12];&quot;getRandomNumber&quot;;INFO.OBBA.OBBA.OBMAKE(&quot;&quot;;&quot;int&quot;;[.K374])))" office:value-type="float" office:value="0.491524073536034" calcext:value-type="float">
            <text:p>0,492</text:p>
          </table:table-cell>
          <table:table-cell table:style-name="ce24" table:formula="of:=INFO.OBBA.OBBA.OBGET(INFO.OBBA.OBBA.OBCALL(&quot;&quot;;[.$B$12];&quot;getRandomNumber&quot;;INFO.OBBA.OBBA.OBMAKE(&quot;&quot;;&quot;int&quot;;[.L374])))" office:value-type="float" office:value="0.288216681820083" calcext:value-type="float">
            <text:p>0,28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7" calcext:value-type="float">
            <text:p>367</text:p>
          </table:table-cell>
          <table:table-cell table:style-name="ce24" table:formula="of:=INFO.OBBA.OBBA.OBGET(INFO.OBBA.OBBA.OBCALL(&quot;&quot;;[.$B$12];&quot;getRandomNumber&quot;;INFO.OBBA.OBBA.OBMAKE(&quot;&quot;;&quot;int&quot;;[.H375])))" office:value-type="float" office:value="0.558229394232968" calcext:value-type="float">
            <text:p>0,558</text:p>
          </table:table-cell>
          <table:table-cell table:style-name="ce1"/>
          <table:table-cell table:style-name="ce20" table:formula="of:=[.K374]+2" office:value-type="float" office:value="734" calcext:value-type="float">
            <text:p>734</text:p>
          </table:table-cell>
          <table:table-cell table:style-name="ce20" table:formula="of:=[.L374]+2" office:value-type="float" office:value="735" calcext:value-type="float">
            <text:p>735</text:p>
          </table:table-cell>
          <table:table-cell table:style-name="ce24" table:formula="of:=INFO.OBBA.OBBA.OBGET(INFO.OBBA.OBBA.OBCALL(&quot;&quot;;[.$B$12];&quot;getRandomNumber&quot;;INFO.OBBA.OBBA.OBMAKE(&quot;&quot;;&quot;int&quot;;[.K375])))" office:value-type="float" office:value="0.442606782718097" calcext:value-type="float">
            <text:p>0,443</text:p>
          </table:table-cell>
          <table:table-cell table:style-name="ce24" table:formula="of:=INFO.OBBA.OBBA.OBGET(INFO.OBBA.OBBA.OBCALL(&quot;&quot;;[.$B$12];&quot;getRandomNumber&quot;;INFO.OBBA.OBBA.OBMAKE(&quot;&quot;;&quot;int&quot;;[.L375])))" office:value-type="float" office:value="0.642229097315821" calcext:value-type="float">
            <text:p>0,64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8" calcext:value-type="float">
            <text:p>368</text:p>
          </table:table-cell>
          <table:table-cell table:style-name="ce24" table:formula="of:=INFO.OBBA.OBBA.OBGET(INFO.OBBA.OBBA.OBCALL(&quot;&quot;;[.$B$12];&quot;getRandomNumber&quot;;INFO.OBBA.OBBA.OBMAKE(&quot;&quot;;&quot;int&quot;;[.H376])))" office:value-type="float" office:value="0.477466684807929" calcext:value-type="float">
            <text:p>0,477</text:p>
          </table:table-cell>
          <table:table-cell table:style-name="ce1"/>
          <table:table-cell table:style-name="ce20" table:formula="of:=[.K375]+2" office:value-type="float" office:value="736" calcext:value-type="float">
            <text:p>736</text:p>
          </table:table-cell>
          <table:table-cell table:style-name="ce20" table:formula="of:=[.L375]+2" office:value-type="float" office:value="737" calcext:value-type="float">
            <text:p>737</text:p>
          </table:table-cell>
          <table:table-cell table:style-name="ce24" table:formula="of:=INFO.OBBA.OBBA.OBGET(INFO.OBBA.OBBA.OBCALL(&quot;&quot;;[.$B$12];&quot;getRandomNumber&quot;;INFO.OBBA.OBBA.OBMAKE(&quot;&quot;;&quot;int&quot;;[.K376])))" office:value-type="float" office:value="0.563521778827164" calcext:value-type="float">
            <text:p>0,564</text:p>
          </table:table-cell>
          <table:table-cell table:style-name="ce24" table:formula="of:=INFO.OBBA.OBBA.OBGET(INFO.OBBA.OBBA.OBCALL(&quot;&quot;;[.$B$12];&quot;getRandomNumber&quot;;INFO.OBBA.OBBA.OBMAKE(&quot;&quot;;&quot;int&quot;;[.L376])))" office:value-type="float" office:value="0.828276475823018" calcext:value-type="float">
            <text:p>0,82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9" calcext:value-type="float">
            <text:p>369</text:p>
          </table:table-cell>
          <table:table-cell table:style-name="ce24" table:formula="of:=INFO.OBBA.OBBA.OBGET(INFO.OBBA.OBBA.OBCALL(&quot;&quot;;[.$B$12];&quot;getRandomNumber&quot;;INFO.OBBA.OBBA.OBMAKE(&quot;&quot;;&quot;int&quot;;[.H377])))" office:value-type="float" office:value="0.280222530549308" calcext:value-type="float">
            <text:p>0,280</text:p>
          </table:table-cell>
          <table:table-cell table:style-name="ce1"/>
          <table:table-cell table:style-name="ce20" table:formula="of:=[.K376]+2" office:value-type="float" office:value="738" calcext:value-type="float">
            <text:p>738</text:p>
          </table:table-cell>
          <table:table-cell table:style-name="ce20" table:formula="of:=[.L376]+2" office:value-type="float" office:value="739" calcext:value-type="float">
            <text:p>739</text:p>
          </table:table-cell>
          <table:table-cell table:style-name="ce24" table:formula="of:=INFO.OBBA.OBBA.OBGET(INFO.OBBA.OBBA.OBCALL(&quot;&quot;;[.$B$12];&quot;getRandomNumber&quot;;INFO.OBBA.OBBA.OBMAKE(&quot;&quot;;&quot;int&quot;;[.K377])))" office:value-type="float" office:value="0.361793082372398" calcext:value-type="float">
            <text:p>0,362</text:p>
          </table:table-cell>
          <table:table-cell table:style-name="ce24" table:formula="of:=INFO.OBBA.OBBA.OBGET(INFO.OBBA.OBBA.OBCALL(&quot;&quot;;[.$B$12];&quot;getRandomNumber&quot;;INFO.OBBA.OBBA.OBMAKE(&quot;&quot;;&quot;int&quot;;[.L377])))" office:value-type="float" office:value="0.561699502199448" calcext:value-type="float">
            <text:p>0,56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0" calcext:value-type="float">
            <text:p>370</text:p>
          </table:table-cell>
          <table:table-cell table:style-name="ce24" table:formula="of:=INFO.OBBA.OBBA.OBGET(INFO.OBBA.OBBA.OBCALL(&quot;&quot;;[.$B$12];&quot;getRandomNumber&quot;;INFO.OBBA.OBBA.OBMAKE(&quot;&quot;;&quot;int&quot;;[.H378])))" office:value-type="float" office:value="0.765300628454974" calcext:value-type="float">
            <text:p>0,765</text:p>
          </table:table-cell>
          <table:table-cell table:style-name="ce1"/>
          <table:table-cell table:style-name="ce20" table:formula="of:=[.K377]+2" office:value-type="float" office:value="740" calcext:value-type="float">
            <text:p>740</text:p>
          </table:table-cell>
          <table:table-cell table:style-name="ce20" table:formula="of:=[.L377]+2" office:value-type="float" office:value="741" calcext:value-type="float">
            <text:p>741</text:p>
          </table:table-cell>
          <table:table-cell table:style-name="ce24" table:formula="of:=INFO.OBBA.OBBA.OBGET(INFO.OBBA.OBBA.OBCALL(&quot;&quot;;[.$B$12];&quot;getRandomNumber&quot;;INFO.OBBA.OBBA.OBMAKE(&quot;&quot;;&quot;int&quot;;[.K378])))" office:value-type="float" office:value="0.0633106351493979" calcext:value-type="float">
            <text:p>0,063</text:p>
          </table:table-cell>
          <table:table-cell table:style-name="ce24" table:formula="of:=INFO.OBBA.OBBA.OBGET(INFO.OBBA.OBBA.OBCALL(&quot;&quot;;[.$B$12];&quot;getRandomNumber&quot;;INFO.OBBA.OBBA.OBMAKE(&quot;&quot;;&quot;int&quot;;[.L378])))" office:value-type="float" office:value="0.277181533420053" calcext:value-type="float">
            <text:p>0,27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1" calcext:value-type="float">
            <text:p>371</text:p>
          </table:table-cell>
          <table:table-cell table:style-name="ce24" table:formula="of:=INFO.OBBA.OBBA.OBGET(INFO.OBBA.OBBA.OBCALL(&quot;&quot;;[.$B$12];&quot;getRandomNumber&quot;;INFO.OBBA.OBBA.OBMAKE(&quot;&quot;;&quot;int&quot;;[.H379])))" office:value-type="float" office:value="0.345130871711027" calcext:value-type="float">
            <text:p>0,345</text:p>
          </table:table-cell>
          <table:table-cell table:style-name="ce1"/>
          <table:table-cell table:style-name="ce20" table:formula="of:=[.K378]+2" office:value-type="float" office:value="742" calcext:value-type="float">
            <text:p>742</text:p>
          </table:table-cell>
          <table:table-cell table:style-name="ce20" table:formula="of:=[.L378]+2" office:value-type="float" office:value="743" calcext:value-type="float">
            <text:p>743</text:p>
          </table:table-cell>
          <table:table-cell table:style-name="ce24" table:formula="of:=INFO.OBBA.OBBA.OBGET(INFO.OBBA.OBBA.OBCALL(&quot;&quot;;[.$B$12];&quot;getRandomNumber&quot;;INFO.OBBA.OBBA.OBMAKE(&quot;&quot;;&quot;int&quot;;[.K379])))" office:value-type="float" office:value="0.687723561592829" calcext:value-type="float">
            <text:p>0,688</text:p>
          </table:table-cell>
          <table:table-cell table:style-name="ce24" table:formula="of:=INFO.OBBA.OBBA.OBGET(INFO.OBBA.OBBA.OBCALL(&quot;&quot;;[.$B$12];&quot;getRandomNumber&quot;;INFO.OBBA.OBBA.OBMAKE(&quot;&quot;;&quot;int&quot;;[.L379])))" office:value-type="float" office:value="0.403766881390056" calcext:value-type="float">
            <text:p>0,40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2" calcext:value-type="float">
            <text:p>372</text:p>
          </table:table-cell>
          <table:table-cell table:style-name="ce24" table:formula="of:=INFO.OBBA.OBBA.OBGET(INFO.OBBA.OBBA.OBCALL(&quot;&quot;;[.$B$12];&quot;getRandomNumber&quot;;INFO.OBBA.OBBA.OBMAKE(&quot;&quot;;&quot;int&quot;;[.H380])))" office:value-type="float" office:value="0.248457866687697" calcext:value-type="float">
            <text:p>0,248</text:p>
          </table:table-cell>
          <table:table-cell table:style-name="ce1"/>
          <table:table-cell table:style-name="ce20" table:formula="of:=[.K379]+2" office:value-type="float" office:value="744" calcext:value-type="float">
            <text:p>744</text:p>
          </table:table-cell>
          <table:table-cell table:style-name="ce20" table:formula="of:=[.L379]+2" office:value-type="float" office:value="745" calcext:value-type="float">
            <text:p>745</text:p>
          </table:table-cell>
          <table:table-cell table:style-name="ce24" table:formula="of:=INFO.OBBA.OBBA.OBGET(INFO.OBBA.OBBA.OBCALL(&quot;&quot;;[.$B$12];&quot;getRandomNumber&quot;;INFO.OBBA.OBBA.OBMAKE(&quot;&quot;;&quot;int&quot;;[.K380])))" office:value-type="float" office:value="0.679517942397224" calcext:value-type="float">
            <text:p>0,680</text:p>
          </table:table-cell>
          <table:table-cell table:style-name="ce24" table:formula="of:=INFO.OBBA.OBBA.OBGET(INFO.OBBA.OBBA.OBCALL(&quot;&quot;;[.$B$12];&quot;getRandomNumber&quot;;INFO.OBBA.OBBA.OBMAKE(&quot;&quot;;&quot;int&quot;;[.L380])))" office:value-type="float" office:value="0.838034123627524" calcext:value-type="float">
            <text:p>0,83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3" calcext:value-type="float">
            <text:p>373</text:p>
          </table:table-cell>
          <table:table-cell table:style-name="ce24" table:formula="of:=INFO.OBBA.OBBA.OBGET(INFO.OBBA.OBBA.OBCALL(&quot;&quot;;[.$B$12];&quot;getRandomNumber&quot;;INFO.OBBA.OBBA.OBMAKE(&quot;&quot;;&quot;int&quot;;[.H381])))" office:value-type="float" office:value="0.567438347352861" calcext:value-type="float">
            <text:p>0,567</text:p>
          </table:table-cell>
          <table:table-cell table:style-name="ce1"/>
          <table:table-cell table:style-name="ce20" table:formula="of:=[.K380]+2" office:value-type="float" office:value="746" calcext:value-type="float">
            <text:p>746</text:p>
          </table:table-cell>
          <table:table-cell table:style-name="ce20" table:formula="of:=[.L380]+2" office:value-type="float" office:value="747" calcext:value-type="float">
            <text:p>747</text:p>
          </table:table-cell>
          <table:table-cell table:style-name="ce24" table:formula="of:=INFO.OBBA.OBBA.OBGET(INFO.OBBA.OBBA.OBCALL(&quot;&quot;;[.$B$12];&quot;getRandomNumber&quot;;INFO.OBBA.OBBA.OBMAKE(&quot;&quot;;&quot;int&quot;;[.K381])))" office:value-type="float" office:value="0.155050940044319" calcext:value-type="float">
            <text:p>0,155</text:p>
          </table:table-cell>
          <table:table-cell table:style-name="ce24" table:formula="of:=INFO.OBBA.OBBA.OBGET(INFO.OBBA.OBBA.OBCALL(&quot;&quot;;[.$B$12];&quot;getRandomNumber&quot;;INFO.OBBA.OBBA.OBMAKE(&quot;&quot;;&quot;int&quot;;[.L381])))" office:value-type="float" office:value="0.859840960674473" calcext:value-type="float">
            <text:p>0,86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4" calcext:value-type="float">
            <text:p>374</text:p>
          </table:table-cell>
          <table:table-cell table:style-name="ce24" table:formula="of:=INFO.OBBA.OBBA.OBGET(INFO.OBBA.OBBA.OBCALL(&quot;&quot;;[.$B$12];&quot;getRandomNumber&quot;;INFO.OBBA.OBBA.OBMAKE(&quot;&quot;;&quot;int&quot;;[.H382])))" office:value-type="float" office:value="0.803290401725943" calcext:value-type="float">
            <text:p>0,803</text:p>
          </table:table-cell>
          <table:table-cell table:style-name="ce1"/>
          <table:table-cell table:style-name="ce20" table:formula="of:=[.K381]+2" office:value-type="float" office:value="748" calcext:value-type="float">
            <text:p>748</text:p>
          </table:table-cell>
          <table:table-cell table:style-name="ce20" table:formula="of:=[.L381]+2" office:value-type="float" office:value="749" calcext:value-type="float">
            <text:p>749</text:p>
          </table:table-cell>
          <table:table-cell table:style-name="ce24" table:formula="of:=INFO.OBBA.OBBA.OBGET(INFO.OBBA.OBBA.OBCALL(&quot;&quot;;[.$B$12];&quot;getRandomNumber&quot;;INFO.OBBA.OBBA.OBMAKE(&quot;&quot;;&quot;int&quot;;[.K382])))" office:value-type="float" office:value="0.408123470530404" calcext:value-type="float">
            <text:p>0,408</text:p>
          </table:table-cell>
          <table:table-cell table:style-name="ce24" table:formula="of:=INFO.OBBA.OBBA.OBGET(INFO.OBBA.OBBA.OBCALL(&quot;&quot;;[.$B$12];&quot;getRandomNumber&quot;;INFO.OBBA.OBBA.OBMAKE(&quot;&quot;;&quot;int&quot;;[.L382])))" office:value-type="float" office:value="0.7733490589141" calcext:value-type="float">
            <text:p>0,77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5" calcext:value-type="float">
            <text:p>375</text:p>
          </table:table-cell>
          <table:table-cell table:style-name="ce24" table:formula="of:=INFO.OBBA.OBBA.OBGET(INFO.OBBA.OBBA.OBCALL(&quot;&quot;;[.$B$12];&quot;getRandomNumber&quot;;INFO.OBBA.OBBA.OBMAKE(&quot;&quot;;&quot;int&quot;;[.H383])))" office:value-type="float" office:value="0.578677321310702" calcext:value-type="float">
            <text:p>0,579</text:p>
          </table:table-cell>
          <table:table-cell table:style-name="ce1"/>
          <table:table-cell table:style-name="ce20" table:formula="of:=[.K382]+2" office:value-type="float" office:value="750" calcext:value-type="float">
            <text:p>750</text:p>
          </table:table-cell>
          <table:table-cell table:style-name="ce20" table:formula="of:=[.L382]+2" office:value-type="float" office:value="751" calcext:value-type="float">
            <text:p>751</text:p>
          </table:table-cell>
          <table:table-cell table:style-name="ce24" table:formula="of:=INFO.OBBA.OBBA.OBGET(INFO.OBBA.OBBA.OBCALL(&quot;&quot;;[.$B$12];&quot;getRandomNumber&quot;;INFO.OBBA.OBBA.OBMAKE(&quot;&quot;;&quot;int&quot;;[.K383])))" office:value-type="float" office:value="0.209923830926073" calcext:value-type="float">
            <text:p>0,210</text:p>
          </table:table-cell>
          <table:table-cell table:style-name="ce24" table:formula="of:=INFO.OBBA.OBBA.OBGET(INFO.OBBA.OBBA.OBCALL(&quot;&quot;;[.$B$12];&quot;getRandomNumber&quot;;INFO.OBBA.OBBA.OBMAKE(&quot;&quot;;&quot;int&quot;;[.L383])))" office:value-type="float" office:value="0.443510427136571" calcext:value-type="float">
            <text:p>0,44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6" calcext:value-type="float">
            <text:p>376</text:p>
          </table:table-cell>
          <table:table-cell table:style-name="ce24" table:formula="of:=INFO.OBBA.OBBA.OBGET(INFO.OBBA.OBBA.OBCALL(&quot;&quot;;[.$B$12];&quot;getRandomNumber&quot;;INFO.OBBA.OBBA.OBMAKE(&quot;&quot;;&quot;int&quot;;[.H384])))" office:value-type="float" office:value="0.859331732809303" calcext:value-type="float">
            <text:p>0,859</text:p>
          </table:table-cell>
          <table:table-cell table:style-name="ce1"/>
          <table:table-cell table:style-name="ce20" table:formula="of:=[.K383]+2" office:value-type="float" office:value="752" calcext:value-type="float">
            <text:p>752</text:p>
          </table:table-cell>
          <table:table-cell table:style-name="ce20" table:formula="of:=[.L383]+2" office:value-type="float" office:value="753" calcext:value-type="float">
            <text:p>753</text:p>
          </table:table-cell>
          <table:table-cell table:style-name="ce24" table:formula="of:=INFO.OBBA.OBBA.OBGET(INFO.OBBA.OBBA.OBCALL(&quot;&quot;;[.$B$12];&quot;getRandomNumber&quot;;INFO.OBBA.OBBA.OBMAKE(&quot;&quot;;&quot;int&quot;;[.K384])))" office:value-type="float" office:value="0.00987498682624327" calcext:value-type="float">
            <text:p>0,010</text:p>
          </table:table-cell>
          <table:table-cell table:style-name="ce24" table:formula="of:=INFO.OBBA.OBBA.OBGET(INFO.OBBA.OBBA.OBCALL(&quot;&quot;;[.$B$12];&quot;getRandomNumber&quot;;INFO.OBBA.OBBA.OBMAKE(&quot;&quot;;&quot;int&quot;;[.L384])))" office:value-type="float" office:value="0.826995123953568" calcext:value-type="float">
            <text:p>0,82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7" calcext:value-type="float">
            <text:p>377</text:p>
          </table:table-cell>
          <table:table-cell table:style-name="ce24" table:formula="of:=INFO.OBBA.OBBA.OBGET(INFO.OBBA.OBBA.OBCALL(&quot;&quot;;[.$B$12];&quot;getRandomNumber&quot;;INFO.OBBA.OBBA.OBMAKE(&quot;&quot;;&quot;int&quot;;[.H385])))" office:value-type="float" office:value="0.35341459746776" calcext:value-type="float">
            <text:p>0,353</text:p>
          </table:table-cell>
          <table:table-cell table:style-name="ce1"/>
          <table:table-cell table:style-name="ce20" table:formula="of:=[.K384]+2" office:value-type="float" office:value="754" calcext:value-type="float">
            <text:p>754</text:p>
          </table:table-cell>
          <table:table-cell table:style-name="ce20" table:formula="of:=[.L384]+2" office:value-type="float" office:value="755" calcext:value-type="float">
            <text:p>755</text:p>
          </table:table-cell>
          <table:table-cell table:style-name="ce24" table:formula="of:=INFO.OBBA.OBBA.OBGET(INFO.OBBA.OBBA.OBCALL(&quot;&quot;;[.$B$12];&quot;getRandomNumber&quot;;INFO.OBBA.OBBA.OBMAKE(&quot;&quot;;&quot;int&quot;;[.K385])))" office:value-type="float" office:value="0.119312060458679" calcext:value-type="float">
            <text:p>0,119</text:p>
          </table:table-cell>
          <table:table-cell table:style-name="ce24" table:formula="of:=INFO.OBBA.OBBA.OBGET(INFO.OBBA.OBBA.OBCALL(&quot;&quot;;[.$B$12];&quot;getRandomNumber&quot;;INFO.OBBA.OBBA.OBMAKE(&quot;&quot;;&quot;int&quot;;[.L385])))" office:value-type="float" office:value="0.0532522762197085" calcext:value-type="float">
            <text:p>0,05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8" calcext:value-type="float">
            <text:p>378</text:p>
          </table:table-cell>
          <table:table-cell table:style-name="ce24" table:formula="of:=INFO.OBBA.OBBA.OBGET(INFO.OBBA.OBBA.OBCALL(&quot;&quot;;[.$B$12];&quot;getRandomNumber&quot;;INFO.OBBA.OBBA.OBMAKE(&quot;&quot;;&quot;int&quot;;[.H386])))" office:value-type="float" office:value="0.0647419085842176" calcext:value-type="float">
            <text:p>0,065</text:p>
          </table:table-cell>
          <table:table-cell table:style-name="ce1"/>
          <table:table-cell table:style-name="ce20" table:formula="of:=[.K385]+2" office:value-type="float" office:value="756" calcext:value-type="float">
            <text:p>756</text:p>
          </table:table-cell>
          <table:table-cell table:style-name="ce20" table:formula="of:=[.L385]+2" office:value-type="float" office:value="757" calcext:value-type="float">
            <text:p>757</text:p>
          </table:table-cell>
          <table:table-cell table:style-name="ce24" table:formula="of:=INFO.OBBA.OBBA.OBGET(INFO.OBBA.OBBA.OBCALL(&quot;&quot;;[.$B$12];&quot;getRandomNumber&quot;;INFO.OBBA.OBBA.OBMAKE(&quot;&quot;;&quot;int&quot;;[.K386])))" office:value-type="float" office:value="0.933488361532111" calcext:value-type="float">
            <text:p>0,933</text:p>
          </table:table-cell>
          <table:table-cell table:style-name="ce24" table:formula="of:=INFO.OBBA.OBBA.OBGET(INFO.OBBA.OBBA.OBCALL(&quot;&quot;;[.$B$12];&quot;getRandomNumber&quot;;INFO.OBBA.OBBA.OBMAKE(&quot;&quot;;&quot;int&quot;;[.L386])))" office:value-type="float" office:value="0.993889028250013" calcext:value-type="float">
            <text:p>0,99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9" calcext:value-type="float">
            <text:p>379</text:p>
          </table:table-cell>
          <table:table-cell table:style-name="ce24" table:formula="of:=INFO.OBBA.OBBA.OBGET(INFO.OBBA.OBBA.OBCALL(&quot;&quot;;[.$B$12];&quot;getRandomNumber&quot;;INFO.OBBA.OBBA.OBMAKE(&quot;&quot;;&quot;int&quot;;[.H387])))" office:value-type="float" office:value="0.431636471896409" calcext:value-type="float">
            <text:p>0,432</text:p>
          </table:table-cell>
          <table:table-cell table:style-name="ce1"/>
          <table:table-cell table:style-name="ce20" table:formula="of:=[.K386]+2" office:value-type="float" office:value="758" calcext:value-type="float">
            <text:p>758</text:p>
          </table:table-cell>
          <table:table-cell table:style-name="ce20" table:formula="of:=[.L386]+2" office:value-type="float" office:value="759" calcext:value-type="float">
            <text:p>759</text:p>
          </table:table-cell>
          <table:table-cell table:style-name="ce24" table:formula="of:=INFO.OBBA.OBBA.OBGET(INFO.OBBA.OBBA.OBCALL(&quot;&quot;;[.$B$12];&quot;getRandomNumber&quot;;INFO.OBBA.OBBA.OBMAKE(&quot;&quot;;&quot;int&quot;;[.K387])))" office:value-type="float" office:value="0.925739268806033" calcext:value-type="float">
            <text:p>0,926</text:p>
          </table:table-cell>
          <table:table-cell table:style-name="ce24" table:formula="of:=INFO.OBBA.OBBA.OBGET(INFO.OBBA.OBBA.OBCALL(&quot;&quot;;[.$B$12];&quot;getRandomNumber&quot;;INFO.OBBA.OBBA.OBMAKE(&quot;&quot;;&quot;int&quot;;[.L387])))" office:value-type="float" office:value="0.249699164909162" calcext:value-type="float">
            <text:p>0,2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0" calcext:value-type="float">
            <text:p>380</text:p>
          </table:table-cell>
          <table:table-cell table:style-name="ce24" table:formula="of:=INFO.OBBA.OBBA.OBGET(INFO.OBBA.OBBA.OBCALL(&quot;&quot;;[.$B$12];&quot;getRandomNumber&quot;;INFO.OBBA.OBBA.OBMAKE(&quot;&quot;;&quot;int&quot;;[.H388])))" office:value-type="float" office:value="0.785254847437661" calcext:value-type="float">
            <text:p>0,785</text:p>
          </table:table-cell>
          <table:table-cell table:style-name="ce1"/>
          <table:table-cell table:style-name="ce20" table:formula="of:=[.K387]+2" office:value-type="float" office:value="760" calcext:value-type="float">
            <text:p>760</text:p>
          </table:table-cell>
          <table:table-cell table:style-name="ce20" table:formula="of:=[.L387]+2" office:value-type="float" office:value="761" calcext:value-type="float">
            <text:p>761</text:p>
          </table:table-cell>
          <table:table-cell table:style-name="ce24" table:formula="of:=INFO.OBBA.OBBA.OBGET(INFO.OBBA.OBBA.OBCALL(&quot;&quot;;[.$B$12];&quot;getRandomNumber&quot;;INFO.OBBA.OBBA.OBMAKE(&quot;&quot;;&quot;int&quot;;[.K388])))" office:value-type="float" office:value="0.602871848845839" calcext:value-type="float">
            <text:p>0,603</text:p>
          </table:table-cell>
          <table:table-cell table:style-name="ce24" table:formula="of:=INFO.OBBA.OBBA.OBGET(INFO.OBBA.OBBA.OBCALL(&quot;&quot;;[.$B$12];&quot;getRandomNumber&quot;;INFO.OBBA.OBBA.OBMAKE(&quot;&quot;;&quot;int&quot;;[.L388])))" office:value-type="float" office:value="0.842296927213397" calcext:value-type="float">
            <text:p>0,84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1" calcext:value-type="float">
            <text:p>381</text:p>
          </table:table-cell>
          <table:table-cell table:style-name="ce24" table:formula="of:=INFO.OBBA.OBBA.OBGET(INFO.OBBA.OBBA.OBCALL(&quot;&quot;;[.$B$12];&quot;getRandomNumber&quot;;INFO.OBBA.OBBA.OBMAKE(&quot;&quot;;&quot;int&quot;;[.H389])))" office:value-type="float" office:value="0.881421903931589" calcext:value-type="float">
            <text:p>0,881</text:p>
          </table:table-cell>
          <table:table-cell table:style-name="ce1"/>
          <table:table-cell table:style-name="ce20" table:formula="of:=[.K388]+2" office:value-type="float" office:value="762" calcext:value-type="float">
            <text:p>762</text:p>
          </table:table-cell>
          <table:table-cell table:style-name="ce20" table:formula="of:=[.L388]+2" office:value-type="float" office:value="763" calcext:value-type="float">
            <text:p>763</text:p>
          </table:table-cell>
          <table:table-cell table:style-name="ce24" table:formula="of:=INFO.OBBA.OBBA.OBGET(INFO.OBBA.OBBA.OBCALL(&quot;&quot;;[.$B$12];&quot;getRandomNumber&quot;;INFO.OBBA.OBBA.OBMAKE(&quot;&quot;;&quot;int&quot;;[.K389])))" office:value-type="float" office:value="0.657514635414626" calcext:value-type="float">
            <text:p>0,658</text:p>
          </table:table-cell>
          <table:table-cell table:style-name="ce24" table:formula="of:=INFO.OBBA.OBBA.OBGET(INFO.OBBA.OBBA.OBCALL(&quot;&quot;;[.$B$12];&quot;getRandomNumber&quot;;INFO.OBBA.OBBA.OBMAKE(&quot;&quot;;&quot;int&quot;;[.L389])))" office:value-type="float" office:value="0.16215275016371" calcext:value-type="float">
            <text:p>0,16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2" calcext:value-type="float">
            <text:p>382</text:p>
          </table:table-cell>
          <table:table-cell table:style-name="ce24" table:formula="of:=INFO.OBBA.OBBA.OBGET(INFO.OBBA.OBBA.OBCALL(&quot;&quot;;[.$B$12];&quot;getRandomNumber&quot;;INFO.OBBA.OBBA.OBMAKE(&quot;&quot;;&quot;int&quot;;[.H390])))" office:value-type="float" office:value="0.602889570553108" calcext:value-type="float">
            <text:p>0,603</text:p>
          </table:table-cell>
          <table:table-cell table:style-name="ce1"/>
          <table:table-cell table:style-name="ce20" table:formula="of:=[.K389]+2" office:value-type="float" office:value="764" calcext:value-type="float">
            <text:p>764</text:p>
          </table:table-cell>
          <table:table-cell table:style-name="ce20" table:formula="of:=[.L389]+2" office:value-type="float" office:value="765" calcext:value-type="float">
            <text:p>765</text:p>
          </table:table-cell>
          <table:table-cell table:style-name="ce24" table:formula="of:=INFO.OBBA.OBBA.OBGET(INFO.OBBA.OBBA.OBCALL(&quot;&quot;;[.$B$12];&quot;getRandomNumber&quot;;INFO.OBBA.OBBA.OBMAKE(&quot;&quot;;&quot;int&quot;;[.K390])))" office:value-type="float" office:value="0.399973466886123" calcext:value-type="float">
            <text:p>0,400</text:p>
          </table:table-cell>
          <table:table-cell table:style-name="ce24" table:formula="of:=INFO.OBBA.OBBA.OBGET(INFO.OBBA.OBBA.OBCALL(&quot;&quot;;[.$B$12];&quot;getRandomNumber&quot;;INFO.OBBA.OBBA.OBMAKE(&quot;&quot;;&quot;int&quot;;[.L390])))" office:value-type="float" office:value="0.848994323203192" calcext:value-type="float">
            <text:p>0,84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3" calcext:value-type="float">
            <text:p>383</text:p>
          </table:table-cell>
          <table:table-cell table:style-name="ce24" table:formula="of:=INFO.OBBA.OBBA.OBGET(INFO.OBBA.OBBA.OBCALL(&quot;&quot;;[.$B$12];&quot;getRandomNumber&quot;;INFO.OBBA.OBBA.OBMAKE(&quot;&quot;;&quot;int&quot;;[.H391])))" office:value-type="float" office:value="0.783560723895" calcext:value-type="float">
            <text:p>0,784</text:p>
          </table:table-cell>
          <table:table-cell table:style-name="ce1"/>
          <table:table-cell table:style-name="ce20" table:formula="of:=[.K390]+2" office:value-type="float" office:value="766" calcext:value-type="float">
            <text:p>766</text:p>
          </table:table-cell>
          <table:table-cell table:style-name="ce20" table:formula="of:=[.L390]+2" office:value-type="float" office:value="767" calcext:value-type="float">
            <text:p>767</text:p>
          </table:table-cell>
          <table:table-cell table:style-name="ce24" table:formula="of:=INFO.OBBA.OBBA.OBGET(INFO.OBBA.OBBA.OBCALL(&quot;&quot;;[.$B$12];&quot;getRandomNumber&quot;;INFO.OBBA.OBBA.OBMAKE(&quot;&quot;;&quot;int&quot;;[.K391])))" office:value-type="float" office:value="0.456609577058292" calcext:value-type="float">
            <text:p>0,457</text:p>
          </table:table-cell>
          <table:table-cell table:style-name="ce24" table:formula="of:=INFO.OBBA.OBBA.OBGET(INFO.OBBA.OBBA.OBCALL(&quot;&quot;;[.$B$12];&quot;getRandomNumber&quot;;INFO.OBBA.OBBA.OBMAKE(&quot;&quot;;&quot;int&quot;;[.L391])))" office:value-type="float" office:value="0.0397069280343748" calcext:value-type="float">
            <text:p>0,04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4" calcext:value-type="float">
            <text:p>384</text:p>
          </table:table-cell>
          <table:table-cell table:style-name="ce24" table:formula="of:=INFO.OBBA.OBBA.OBGET(INFO.OBBA.OBBA.OBCALL(&quot;&quot;;[.$B$12];&quot;getRandomNumber&quot;;INFO.OBBA.OBBA.OBMAKE(&quot;&quot;;&quot;int&quot;;[.H392])))" office:value-type="float" office:value="0.353837600387878" calcext:value-type="float">
            <text:p>0,354</text:p>
          </table:table-cell>
          <table:table-cell table:style-name="ce1"/>
          <table:table-cell table:style-name="ce20" table:formula="of:=[.K391]+2" office:value-type="float" office:value="768" calcext:value-type="float">
            <text:p>768</text:p>
          </table:table-cell>
          <table:table-cell table:style-name="ce20" table:formula="of:=[.L391]+2" office:value-type="float" office:value="769" calcext:value-type="float">
            <text:p>769</text:p>
          </table:table-cell>
          <table:table-cell table:style-name="ce24" table:formula="of:=INFO.OBBA.OBBA.OBGET(INFO.OBBA.OBBA.OBCALL(&quot;&quot;;[.$B$12];&quot;getRandomNumber&quot;;INFO.OBBA.OBBA.OBMAKE(&quot;&quot;;&quot;int&quot;;[.K392])))" office:value-type="float" office:value="0.585630302117727" calcext:value-type="float">
            <text:p>0,586</text:p>
          </table:table-cell>
          <table:table-cell table:style-name="ce24" table:formula="of:=INFO.OBBA.OBBA.OBGET(INFO.OBBA.OBBA.OBCALL(&quot;&quot;;[.$B$12];&quot;getRandomNumber&quot;;INFO.OBBA.OBBA.OBMAKE(&quot;&quot;;&quot;int&quot;;[.L392])))" office:value-type="float" office:value="0.155035602693052" calcext:value-type="float">
            <text:p>0,15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5" calcext:value-type="float">
            <text:p>385</text:p>
          </table:table-cell>
          <table:table-cell table:style-name="ce24" table:formula="of:=INFO.OBBA.OBBA.OBGET(INFO.OBBA.OBBA.OBCALL(&quot;&quot;;[.$B$12];&quot;getRandomNumber&quot;;INFO.OBBA.OBBA.OBMAKE(&quot;&quot;;&quot;int&quot;;[.H393])))" office:value-type="float" office:value="0.270647166131659" calcext:value-type="float">
            <text:p>0,271</text:p>
          </table:table-cell>
          <table:table-cell table:style-name="ce1"/>
          <table:table-cell table:style-name="ce20" table:formula="of:=[.K392]+2" office:value-type="float" office:value="770" calcext:value-type="float">
            <text:p>770</text:p>
          </table:table-cell>
          <table:table-cell table:style-name="ce20" table:formula="of:=[.L392]+2" office:value-type="float" office:value="771" calcext:value-type="float">
            <text:p>771</text:p>
          </table:table-cell>
          <table:table-cell table:style-name="ce24" table:formula="of:=INFO.OBBA.OBBA.OBGET(INFO.OBBA.OBBA.OBCALL(&quot;&quot;;[.$B$12];&quot;getRandomNumber&quot;;INFO.OBBA.OBBA.OBMAKE(&quot;&quot;;&quot;int&quot;;[.K393])))" office:value-type="float" office:value="0.926387173051162" calcext:value-type="float">
            <text:p>0,926</text:p>
          </table:table-cell>
          <table:table-cell table:style-name="ce24" table:formula="of:=INFO.OBBA.OBBA.OBGET(INFO.OBBA.OBBA.OBCALL(&quot;&quot;;[.$B$12];&quot;getRandomNumber&quot;;INFO.OBBA.OBBA.OBMAKE(&quot;&quot;;&quot;int&quot;;[.L393])))" office:value-type="float" office:value="0.315174280320291" calcext:value-type="float">
            <text:p>0,31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6" calcext:value-type="float">
            <text:p>386</text:p>
          </table:table-cell>
          <table:table-cell table:style-name="ce24" table:formula="of:=INFO.OBBA.OBBA.OBGET(INFO.OBBA.OBBA.OBCALL(&quot;&quot;;[.$B$12];&quot;getRandomNumber&quot;;INFO.OBBA.OBBA.OBMAKE(&quot;&quot;;&quot;int&quot;;[.H394])))" office:value-type="float" office:value="0.79643099267288" calcext:value-type="float">
            <text:p>0,796</text:p>
          </table:table-cell>
          <table:table-cell table:style-name="ce1"/>
          <table:table-cell table:style-name="ce20" table:formula="of:=[.K393]+2" office:value-type="float" office:value="772" calcext:value-type="float">
            <text:p>772</text:p>
          </table:table-cell>
          <table:table-cell table:style-name="ce20" table:formula="of:=[.L393]+2" office:value-type="float" office:value="773" calcext:value-type="float">
            <text:p>773</text:p>
          </table:table-cell>
          <table:table-cell table:style-name="ce24" table:formula="of:=INFO.OBBA.OBBA.OBGET(INFO.OBBA.OBBA.OBCALL(&quot;&quot;;[.$B$12];&quot;getRandomNumber&quot;;INFO.OBBA.OBBA.OBMAKE(&quot;&quot;;&quot;int&quot;;[.K394])))" office:value-type="float" office:value="0.784922622056807" calcext:value-type="float">
            <text:p>0,785</text:p>
          </table:table-cell>
          <table:table-cell table:style-name="ce24" table:formula="of:=INFO.OBBA.OBBA.OBGET(INFO.OBBA.OBBA.OBCALL(&quot;&quot;;[.$B$12];&quot;getRandomNumber&quot;;INFO.OBBA.OBBA.OBMAKE(&quot;&quot;;&quot;int&quot;;[.L394])))" office:value-type="float" office:value="0.0818636395455556" calcext:value-type="float">
            <text:p>0,08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7" calcext:value-type="float">
            <text:p>387</text:p>
          </table:table-cell>
          <table:table-cell table:style-name="ce24" table:formula="of:=INFO.OBBA.OBBA.OBGET(INFO.OBBA.OBBA.OBCALL(&quot;&quot;;[.$B$12];&quot;getRandomNumber&quot;;INFO.OBBA.OBBA.OBMAKE(&quot;&quot;;&quot;int&quot;;[.H395])))" office:value-type="float" office:value="0.158199562973535" calcext:value-type="float">
            <text:p>0,158</text:p>
          </table:table-cell>
          <table:table-cell table:style-name="ce1"/>
          <table:table-cell table:style-name="ce20" table:formula="of:=[.K394]+2" office:value-type="float" office:value="774" calcext:value-type="float">
            <text:p>774</text:p>
          </table:table-cell>
          <table:table-cell table:style-name="ce20" table:formula="of:=[.L394]+2" office:value-type="float" office:value="775" calcext:value-type="float">
            <text:p>775</text:p>
          </table:table-cell>
          <table:table-cell table:style-name="ce24" table:formula="of:=INFO.OBBA.OBBA.OBGET(INFO.OBBA.OBBA.OBCALL(&quot;&quot;;[.$B$12];&quot;getRandomNumber&quot;;INFO.OBBA.OBBA.OBMAKE(&quot;&quot;;&quot;int&quot;;[.K395])))" office:value-type="float" office:value="0.981258998974792" calcext:value-type="float">
            <text:p>0,981</text:p>
          </table:table-cell>
          <table:table-cell table:style-name="ce24" table:formula="of:=INFO.OBBA.OBBA.OBGET(INFO.OBBA.OBBA.OBCALL(&quot;&quot;;[.$B$12];&quot;getRandomNumber&quot;;INFO.OBBA.OBBA.OBMAKE(&quot;&quot;;&quot;int&quot;;[.L395])))" office:value-type="float" office:value="0.915718473964486" calcext:value-type="float">
            <text:p>0,91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8" calcext:value-type="float">
            <text:p>388</text:p>
          </table:table-cell>
          <table:table-cell table:style-name="ce24" table:formula="of:=INFO.OBBA.OBBA.OBGET(INFO.OBBA.OBBA.OBCALL(&quot;&quot;;[.$B$12];&quot;getRandomNumber&quot;;INFO.OBBA.OBBA.OBMAKE(&quot;&quot;;&quot;int&quot;;[.H396])))" office:value-type="float" office:value="0.932559612305573" calcext:value-type="float">
            <text:p>0,933</text:p>
          </table:table-cell>
          <table:table-cell table:style-name="ce1"/>
          <table:table-cell table:style-name="ce20" table:formula="of:=[.K395]+2" office:value-type="float" office:value="776" calcext:value-type="float">
            <text:p>776</text:p>
          </table:table-cell>
          <table:table-cell table:style-name="ce20" table:formula="of:=[.L395]+2" office:value-type="float" office:value="777" calcext:value-type="float">
            <text:p>777</text:p>
          </table:table-cell>
          <table:table-cell table:style-name="ce24" table:formula="of:=INFO.OBBA.OBBA.OBGET(INFO.OBBA.OBBA.OBCALL(&quot;&quot;;[.$B$12];&quot;getRandomNumber&quot;;INFO.OBBA.OBBA.OBMAKE(&quot;&quot;;&quot;int&quot;;[.K396])))" office:value-type="float" office:value="0.378727976161436" calcext:value-type="float">
            <text:p>0,379</text:p>
          </table:table-cell>
          <table:table-cell table:style-name="ce24" table:formula="of:=INFO.OBBA.OBBA.OBGET(INFO.OBBA.OBBA.OBCALL(&quot;&quot;;[.$B$12];&quot;getRandomNumber&quot;;INFO.OBBA.OBBA.OBMAKE(&quot;&quot;;&quot;int&quot;;[.L396])))" office:value-type="float" office:value="0.447498030035049" calcext:value-type="float">
            <text:p>0,44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9" calcext:value-type="float">
            <text:p>389</text:p>
          </table:table-cell>
          <table:table-cell table:style-name="ce24" table:formula="of:=INFO.OBBA.OBBA.OBGET(INFO.OBBA.OBBA.OBCALL(&quot;&quot;;[.$B$12];&quot;getRandomNumber&quot;;INFO.OBBA.OBBA.OBMAKE(&quot;&quot;;&quot;int&quot;;[.H397])))" office:value-type="float" office:value="0.316413308085608" calcext:value-type="float">
            <text:p>0,316</text:p>
          </table:table-cell>
          <table:table-cell table:style-name="ce1"/>
          <table:table-cell table:style-name="ce20" table:formula="of:=[.K396]+2" office:value-type="float" office:value="778" calcext:value-type="float">
            <text:p>778</text:p>
          </table:table-cell>
          <table:table-cell table:style-name="ce20" table:formula="of:=[.L396]+2" office:value-type="float" office:value="779" calcext:value-type="float">
            <text:p>779</text:p>
          </table:table-cell>
          <table:table-cell table:style-name="ce24" table:formula="of:=INFO.OBBA.OBBA.OBGET(INFO.OBBA.OBBA.OBCALL(&quot;&quot;;[.$B$12];&quot;getRandomNumber&quot;;INFO.OBBA.OBBA.OBMAKE(&quot;&quot;;&quot;int&quot;;[.K397])))" office:value-type="float" office:value="0.403418082067006" calcext:value-type="float">
            <text:p>0,403</text:p>
          </table:table-cell>
          <table:table-cell table:style-name="ce24" table:formula="of:=INFO.OBBA.OBBA.OBGET(INFO.OBBA.OBBA.OBCALL(&quot;&quot;;[.$B$12];&quot;getRandomNumber&quot;;INFO.OBBA.OBBA.OBMAKE(&quot;&quot;;&quot;int&quot;;[.L397])))" office:value-type="float" office:value="0.320640454882629" calcext:value-type="float">
            <text:p>0,32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0" calcext:value-type="float">
            <text:p>390</text:p>
          </table:table-cell>
          <table:table-cell table:style-name="ce24" table:formula="of:=INFO.OBBA.OBBA.OBGET(INFO.OBBA.OBBA.OBCALL(&quot;&quot;;[.$B$12];&quot;getRandomNumber&quot;;INFO.OBBA.OBBA.OBMAKE(&quot;&quot;;&quot;int&quot;;[.H398])))" office:value-type="float" office:value="0.089810330101085" calcext:value-type="float">
            <text:p>0,090</text:p>
          </table:table-cell>
          <table:table-cell table:style-name="ce1"/>
          <table:table-cell table:style-name="ce20" table:formula="of:=[.K397]+2" office:value-type="float" office:value="780" calcext:value-type="float">
            <text:p>780</text:p>
          </table:table-cell>
          <table:table-cell table:style-name="ce20" table:formula="of:=[.L397]+2" office:value-type="float" office:value="781" calcext:value-type="float">
            <text:p>781</text:p>
          </table:table-cell>
          <table:table-cell table:style-name="ce24" table:formula="of:=INFO.OBBA.OBBA.OBGET(INFO.OBBA.OBBA.OBCALL(&quot;&quot;;[.$B$12];&quot;getRandomNumber&quot;;INFO.OBBA.OBBA.OBMAKE(&quot;&quot;;&quot;int&quot;;[.K398])))" office:value-type="float" office:value="0.429055411330205" calcext:value-type="float">
            <text:p>0,429</text:p>
          </table:table-cell>
          <table:table-cell table:style-name="ce24" table:formula="of:=INFO.OBBA.OBBA.OBGET(INFO.OBBA.OBBA.OBCALL(&quot;&quot;;[.$B$12];&quot;getRandomNumber&quot;;INFO.OBBA.OBBA.OBMAKE(&quot;&quot;;&quot;int&quot;;[.L398])))" office:value-type="float" office:value="0.182693002055815" calcext:value-type="float">
            <text:p>0,18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1" calcext:value-type="float">
            <text:p>391</text:p>
          </table:table-cell>
          <table:table-cell table:style-name="ce24" table:formula="of:=INFO.OBBA.OBBA.OBGET(INFO.OBBA.OBBA.OBCALL(&quot;&quot;;[.$B$12];&quot;getRandomNumber&quot;;INFO.OBBA.OBBA.OBMAKE(&quot;&quot;;&quot;int&quot;;[.H399])))" office:value-type="float" office:value="0.871440713254242" calcext:value-type="float">
            <text:p>0,871</text:p>
          </table:table-cell>
          <table:table-cell table:style-name="ce1"/>
          <table:table-cell table:style-name="ce20" table:formula="of:=[.K398]+2" office:value-type="float" office:value="782" calcext:value-type="float">
            <text:p>782</text:p>
          </table:table-cell>
          <table:table-cell table:style-name="ce20" table:formula="of:=[.L398]+2" office:value-type="float" office:value="783" calcext:value-type="float">
            <text:p>783</text:p>
          </table:table-cell>
          <table:table-cell table:style-name="ce24" table:formula="of:=INFO.OBBA.OBBA.OBGET(INFO.OBBA.OBBA.OBCALL(&quot;&quot;;[.$B$12];&quot;getRandomNumber&quot;;INFO.OBBA.OBBA.OBMAKE(&quot;&quot;;&quot;int&quot;;[.K399])))" office:value-type="float" office:value="0.163909889649269" calcext:value-type="float">
            <text:p>0,164</text:p>
          </table:table-cell>
          <table:table-cell table:style-name="ce24" table:formula="of:=INFO.OBBA.OBBA.OBGET(INFO.OBBA.OBBA.OBCALL(&quot;&quot;;[.$B$12];&quot;getRandomNumber&quot;;INFO.OBBA.OBBA.OBMAKE(&quot;&quot;;&quot;int&quot;;[.L399])))" office:value-type="float" office:value="0.336968660606279" calcext:value-type="float">
            <text:p>0,33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2" calcext:value-type="float">
            <text:p>392</text:p>
          </table:table-cell>
          <table:table-cell table:style-name="ce24" table:formula="of:=INFO.OBBA.OBBA.OBGET(INFO.OBBA.OBBA.OBCALL(&quot;&quot;;[.$B$12];&quot;getRandomNumber&quot;;INFO.OBBA.OBBA.OBMAKE(&quot;&quot;;&quot;int&quot;;[.H400])))" office:value-type="float" office:value="0.744615241654196" calcext:value-type="float">
            <text:p>0,745</text:p>
          </table:table-cell>
          <table:table-cell table:style-name="ce1"/>
          <table:table-cell table:style-name="ce20" table:formula="of:=[.K399]+2" office:value-type="float" office:value="784" calcext:value-type="float">
            <text:p>784</text:p>
          </table:table-cell>
          <table:table-cell table:style-name="ce20" table:formula="of:=[.L399]+2" office:value-type="float" office:value="785" calcext:value-type="float">
            <text:p>785</text:p>
          </table:table-cell>
          <table:table-cell table:style-name="ce24" table:formula="of:=INFO.OBBA.OBBA.OBGET(INFO.OBBA.OBBA.OBCALL(&quot;&quot;;[.$B$12];&quot;getRandomNumber&quot;;INFO.OBBA.OBBA.OBMAKE(&quot;&quot;;&quot;int&quot;;[.K400])))" office:value-type="float" office:value="0.354143057496009" calcext:value-type="float">
            <text:p>0,354</text:p>
          </table:table-cell>
          <table:table-cell table:style-name="ce24" table:formula="of:=INFO.OBBA.OBBA.OBGET(INFO.OBBA.OBBA.OBCALL(&quot;&quot;;[.$B$12];&quot;getRandomNumber&quot;;INFO.OBBA.OBBA.OBMAKE(&quot;&quot;;&quot;int&quot;;[.L400])))" office:value-type="float" office:value="0.903456229880727" calcext:value-type="float">
            <text:p>0,90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3" calcext:value-type="float">
            <text:p>393</text:p>
          </table:table-cell>
          <table:table-cell table:style-name="ce24" table:formula="of:=INFO.OBBA.OBBA.OBGET(INFO.OBBA.OBBA.OBCALL(&quot;&quot;;[.$B$12];&quot;getRandomNumber&quot;;INFO.OBBA.OBBA.OBMAKE(&quot;&quot;;&quot;int&quot;;[.H401])))" office:value-type="float" office:value="0.710426741126995" calcext:value-type="float">
            <text:p>0,710</text:p>
          </table:table-cell>
          <table:table-cell table:style-name="ce1"/>
          <table:table-cell table:style-name="ce20" table:formula="of:=[.K400]+2" office:value-type="float" office:value="786" calcext:value-type="float">
            <text:p>786</text:p>
          </table:table-cell>
          <table:table-cell table:style-name="ce20" table:formula="of:=[.L400]+2" office:value-type="float" office:value="787" calcext:value-type="float">
            <text:p>787</text:p>
          </table:table-cell>
          <table:table-cell table:style-name="ce24" table:formula="of:=INFO.OBBA.OBBA.OBGET(INFO.OBBA.OBBA.OBCALL(&quot;&quot;;[.$B$12];&quot;getRandomNumber&quot;;INFO.OBBA.OBBA.OBMAKE(&quot;&quot;;&quot;int&quot;;[.K401])))" office:value-type="float" office:value="0.667243269367903" calcext:value-type="float">
            <text:p>0,667</text:p>
          </table:table-cell>
          <table:table-cell table:style-name="ce24" table:formula="of:=INFO.OBBA.OBBA.OBGET(INFO.OBBA.OBBA.OBCALL(&quot;&quot;;[.$B$12];&quot;getRandomNumber&quot;;INFO.OBBA.OBBA.OBMAKE(&quot;&quot;;&quot;int&quot;;[.L401])))" office:value-type="float" office:value="0.748340821032075" calcext:value-type="float">
            <text:p>0,74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4" calcext:value-type="float">
            <text:p>394</text:p>
          </table:table-cell>
          <table:table-cell table:style-name="ce24" table:formula="of:=INFO.OBBA.OBBA.OBGET(INFO.OBBA.OBBA.OBCALL(&quot;&quot;;[.$B$12];&quot;getRandomNumber&quot;;INFO.OBBA.OBBA.OBMAKE(&quot;&quot;;&quot;int&quot;;[.H402])))" office:value-type="float" office:value="0.470469333014519" calcext:value-type="float">
            <text:p>0,470</text:p>
          </table:table-cell>
          <table:table-cell table:style-name="ce1"/>
          <table:table-cell table:style-name="ce20" table:formula="of:=[.K401]+2" office:value-type="float" office:value="788" calcext:value-type="float">
            <text:p>788</text:p>
          </table:table-cell>
          <table:table-cell table:style-name="ce20" table:formula="of:=[.L401]+2" office:value-type="float" office:value="789" calcext:value-type="float">
            <text:p>789</text:p>
          </table:table-cell>
          <table:table-cell table:style-name="ce24" table:formula="of:=INFO.OBBA.OBBA.OBGET(INFO.OBBA.OBBA.OBCALL(&quot;&quot;;[.$B$12];&quot;getRandomNumber&quot;;INFO.OBBA.OBBA.OBMAKE(&quot;&quot;;&quot;int&quot;;[.K402])))" office:value-type="float" office:value="0.802996078910758" calcext:value-type="float">
            <text:p>0,803</text:p>
          </table:table-cell>
          <table:table-cell table:style-name="ce24" table:formula="of:=INFO.OBBA.OBBA.OBGET(INFO.OBBA.OBBA.OBCALL(&quot;&quot;;[.$B$12];&quot;getRandomNumber&quot;;INFO.OBBA.OBBA.OBMAKE(&quot;&quot;;&quot;int&quot;;[.L402])))" office:value-type="float" office:value="0.2539768397785" calcext:value-type="float">
            <text:p>0,25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5" calcext:value-type="float">
            <text:p>395</text:p>
          </table:table-cell>
          <table:table-cell table:style-name="ce24" table:formula="of:=INFO.OBBA.OBBA.OBGET(INFO.OBBA.OBBA.OBCALL(&quot;&quot;;[.$B$12];&quot;getRandomNumber&quot;;INFO.OBBA.OBBA.OBMAKE(&quot;&quot;;&quot;int&quot;;[.H403])))" office:value-type="float" office:value="0.81425341212602" calcext:value-type="float">
            <text:p>0,814</text:p>
          </table:table-cell>
          <table:table-cell table:style-name="ce1"/>
          <table:table-cell table:style-name="ce20" table:formula="of:=[.K402]+2" office:value-type="float" office:value="790" calcext:value-type="float">
            <text:p>790</text:p>
          </table:table-cell>
          <table:table-cell table:style-name="ce20" table:formula="of:=[.L402]+2" office:value-type="float" office:value="791" calcext:value-type="float">
            <text:p>791</text:p>
          </table:table-cell>
          <table:table-cell table:style-name="ce24" table:formula="of:=INFO.OBBA.OBBA.OBGET(INFO.OBBA.OBBA.OBCALL(&quot;&quot;;[.$B$12];&quot;getRandomNumber&quot;;INFO.OBBA.OBBA.OBMAKE(&quot;&quot;;&quot;int&quot;;[.K403])))" office:value-type="float" office:value="0.0138147420044252" calcext:value-type="float">
            <text:p>0,014</text:p>
          </table:table-cell>
          <table:table-cell table:style-name="ce24" table:formula="of:=INFO.OBBA.OBBA.OBGET(INFO.OBBA.OBBA.OBCALL(&quot;&quot;;[.$B$12];&quot;getRandomNumber&quot;;INFO.OBBA.OBBA.OBMAKE(&quot;&quot;;&quot;int&quot;;[.L403])))" office:value-type="float" office:value="0.421575204041675" calcext:value-type="float">
            <text:p>0,42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6" calcext:value-type="float">
            <text:p>396</text:p>
          </table:table-cell>
          <table:table-cell table:style-name="ce24" table:formula="of:=INFO.OBBA.OBBA.OBGET(INFO.OBBA.OBBA.OBCALL(&quot;&quot;;[.$B$12];&quot;getRandomNumber&quot;;INFO.OBBA.OBBA.OBMAKE(&quot;&quot;;&quot;int&quot;;[.H404])))" office:value-type="float" office:value="0.96897499438821" calcext:value-type="float">
            <text:p>0,969</text:p>
          </table:table-cell>
          <table:table-cell table:style-name="ce1"/>
          <table:table-cell table:style-name="ce20" table:formula="of:=[.K403]+2" office:value-type="float" office:value="792" calcext:value-type="float">
            <text:p>792</text:p>
          </table:table-cell>
          <table:table-cell table:style-name="ce20" table:formula="of:=[.L403]+2" office:value-type="float" office:value="793" calcext:value-type="float">
            <text:p>793</text:p>
          </table:table-cell>
          <table:table-cell table:style-name="ce24" table:formula="of:=INFO.OBBA.OBBA.OBGET(INFO.OBBA.OBBA.OBCALL(&quot;&quot;;[.$B$12];&quot;getRandomNumber&quot;;INFO.OBBA.OBBA.OBMAKE(&quot;&quot;;&quot;int&quot;;[.K404])))" office:value-type="float" office:value="0.0445645709886309" calcext:value-type="float">
            <text:p>0,045</text:p>
          </table:table-cell>
          <table:table-cell table:style-name="ce24" table:formula="of:=INFO.OBBA.OBBA.OBGET(INFO.OBBA.OBBA.OBCALL(&quot;&quot;;[.$B$12];&quot;getRandomNumber&quot;;INFO.OBBA.OBBA.OBMAKE(&quot;&quot;;&quot;int&quot;;[.L404])))" office:value-type="float" office:value="0.23351648237004" calcext:value-type="float">
            <text:p>0,23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7" calcext:value-type="float">
            <text:p>397</text:p>
          </table:table-cell>
          <table:table-cell table:style-name="ce24" table:formula="of:=INFO.OBBA.OBBA.OBGET(INFO.OBBA.OBBA.OBCALL(&quot;&quot;;[.$B$12];&quot;getRandomNumber&quot;;INFO.OBBA.OBBA.OBMAKE(&quot;&quot;;&quot;int&quot;;[.H405])))" office:value-type="float" office:value="0.451364839465048" calcext:value-type="float">
            <text:p>0,451</text:p>
          </table:table-cell>
          <table:table-cell table:style-name="ce1"/>
          <table:table-cell table:style-name="ce20" table:formula="of:=[.K404]+2" office:value-type="float" office:value="794" calcext:value-type="float">
            <text:p>794</text:p>
          </table:table-cell>
          <table:table-cell table:style-name="ce20" table:formula="of:=[.L404]+2" office:value-type="float" office:value="795" calcext:value-type="float">
            <text:p>795</text:p>
          </table:table-cell>
          <table:table-cell table:style-name="ce24" table:formula="of:=INFO.OBBA.OBBA.OBGET(INFO.OBBA.OBBA.OBCALL(&quot;&quot;;[.$B$12];&quot;getRandomNumber&quot;;INFO.OBBA.OBBA.OBMAKE(&quot;&quot;;&quot;int&quot;;[.K405])))" office:value-type="float" office:value="0.235790675141208" calcext:value-type="float">
            <text:p>0,236</text:p>
          </table:table-cell>
          <table:table-cell table:style-name="ce24" table:formula="of:=INFO.OBBA.OBBA.OBGET(INFO.OBBA.OBBA.OBCALL(&quot;&quot;;[.$B$12];&quot;getRandomNumber&quot;;INFO.OBBA.OBBA.OBMAKE(&quot;&quot;;&quot;int&quot;;[.L405])))" office:value-type="float" office:value="0.104989981460766" calcext:value-type="float">
            <text:p>0,10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8" calcext:value-type="float">
            <text:p>398</text:p>
          </table:table-cell>
          <table:table-cell table:style-name="ce24" table:formula="of:=INFO.OBBA.OBBA.OBGET(INFO.OBBA.OBBA.OBCALL(&quot;&quot;;[.$B$12];&quot;getRandomNumber&quot;;INFO.OBBA.OBBA.OBMAKE(&quot;&quot;;&quot;int&quot;;[.H406])))" office:value-type="float" office:value="0.351828052639144" calcext:value-type="float">
            <text:p>0,352</text:p>
          </table:table-cell>
          <table:table-cell table:style-name="ce1"/>
          <table:table-cell table:style-name="ce20" table:formula="of:=[.K405]+2" office:value-type="float" office:value="796" calcext:value-type="float">
            <text:p>796</text:p>
          </table:table-cell>
          <table:table-cell table:style-name="ce20" table:formula="of:=[.L405]+2" office:value-type="float" office:value="797" calcext:value-type="float">
            <text:p>797</text:p>
          </table:table-cell>
          <table:table-cell table:style-name="ce24" table:formula="of:=INFO.OBBA.OBBA.OBGET(INFO.OBBA.OBBA.OBCALL(&quot;&quot;;[.$B$12];&quot;getRandomNumber&quot;;INFO.OBBA.OBBA.OBMAKE(&quot;&quot;;&quot;int&quot;;[.K406])))" office:value-type="float" office:value="0.130399976908056" calcext:value-type="float">
            <text:p>0,130</text:p>
          </table:table-cell>
          <table:table-cell table:style-name="ce24" table:formula="of:=INFO.OBBA.OBBA.OBGET(INFO.OBBA.OBBA.OBCALL(&quot;&quot;;[.$B$12];&quot;getRandomNumber&quot;;INFO.OBBA.OBBA.OBMAKE(&quot;&quot;;&quot;int&quot;;[.L406])))" office:value-type="float" office:value="0.189940477372447" calcext:value-type="float">
            <text:p>0,19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9" calcext:value-type="float">
            <text:p>399</text:p>
          </table:table-cell>
          <table:table-cell table:style-name="ce24" table:formula="of:=INFO.OBBA.OBBA.OBGET(INFO.OBBA.OBBA.OBCALL(&quot;&quot;;[.$B$12];&quot;getRandomNumber&quot;;INFO.OBBA.OBBA.OBMAKE(&quot;&quot;;&quot;int&quot;;[.H407])))" office:value-type="float" office:value="0.512899264043952" calcext:value-type="float">
            <text:p>0,513</text:p>
          </table:table-cell>
          <table:table-cell table:style-name="ce1"/>
          <table:table-cell table:style-name="ce20" table:formula="of:=[.K406]+2" office:value-type="float" office:value="798" calcext:value-type="float">
            <text:p>798</text:p>
          </table:table-cell>
          <table:table-cell table:style-name="ce20" table:formula="of:=[.L406]+2" office:value-type="float" office:value="799" calcext:value-type="float">
            <text:p>799</text:p>
          </table:table-cell>
          <table:table-cell table:style-name="ce24" table:formula="of:=INFO.OBBA.OBBA.OBGET(INFO.OBBA.OBBA.OBCALL(&quot;&quot;;[.$B$12];&quot;getRandomNumber&quot;;INFO.OBBA.OBBA.OBMAKE(&quot;&quot;;&quot;int&quot;;[.K407])))" office:value-type="float" office:value="0.616401960584503" calcext:value-type="float">
            <text:p>0,616</text:p>
          </table:table-cell>
          <table:table-cell table:style-name="ce24" table:formula="of:=INFO.OBBA.OBBA.OBGET(INFO.OBBA.OBBA.OBCALL(&quot;&quot;;[.$B$12];&quot;getRandomNumber&quot;;INFO.OBBA.OBBA.OBMAKE(&quot;&quot;;&quot;int&quot;;[.L407])))" office:value-type="float" office:value="0.00338294287999835" calcext:value-type="float">
            <text:p>0,00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0" calcext:value-type="float">
            <text:p>400</text:p>
          </table:table-cell>
          <table:table-cell table:style-name="ce24" table:formula="of:=INFO.OBBA.OBBA.OBGET(INFO.OBBA.OBBA.OBCALL(&quot;&quot;;[.$B$12];&quot;getRandomNumber&quot;;INFO.OBBA.OBBA.OBMAKE(&quot;&quot;;&quot;int&quot;;[.H408])))" office:value-type="float" office:value="0.159125697252472" calcext:value-type="float">
            <text:p>0,159</text:p>
          </table:table-cell>
          <table:table-cell table:style-name="ce1"/>
          <table:table-cell table:style-name="ce20" table:formula="of:=[.K407]+2" office:value-type="float" office:value="800" calcext:value-type="float">
            <text:p>800</text:p>
          </table:table-cell>
          <table:table-cell table:style-name="ce20" table:formula="of:=[.L407]+2" office:value-type="float" office:value="801" calcext:value-type="float">
            <text:p>801</text:p>
          </table:table-cell>
          <table:table-cell table:style-name="ce24" table:formula="of:=INFO.OBBA.OBBA.OBGET(INFO.OBBA.OBBA.OBCALL(&quot;&quot;;[.$B$12];&quot;getRandomNumber&quot;;INFO.OBBA.OBBA.OBMAKE(&quot;&quot;;&quot;int&quot;;[.K408])))" office:value-type="float" office:value="0.119959805425417" calcext:value-type="float">
            <text:p>0,120</text:p>
          </table:table-cell>
          <table:table-cell table:style-name="ce24" table:formula="of:=INFO.OBBA.OBBA.OBGET(INFO.OBBA.OBBA.OBCALL(&quot;&quot;;[.$B$12];&quot;getRandomNumber&quot;;INFO.OBBA.OBBA.OBMAKE(&quot;&quot;;&quot;int&quot;;[.L408])))" office:value-type="float" office:value="0.661277119763951" calcext:value-type="float">
            <text:p>0,66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1" calcext:value-type="float">
            <text:p>401</text:p>
          </table:table-cell>
          <table:table-cell table:style-name="ce24" table:formula="of:=INFO.OBBA.OBBA.OBGET(INFO.OBBA.OBBA.OBCALL(&quot;&quot;;[.$B$12];&quot;getRandomNumber&quot;;INFO.OBBA.OBBA.OBMAKE(&quot;&quot;;&quot;int&quot;;[.H409])))" office:value-type="float" office:value="0.908437077685542" calcext:value-type="float">
            <text:p>0,908</text:p>
          </table:table-cell>
          <table:table-cell table:style-name="ce1"/>
          <table:table-cell table:style-name="ce20" table:formula="of:=[.K408]+2" office:value-type="float" office:value="802" calcext:value-type="float">
            <text:p>802</text:p>
          </table:table-cell>
          <table:table-cell table:style-name="ce20" table:formula="of:=[.L408]+2" office:value-type="float" office:value="803" calcext:value-type="float">
            <text:p>803</text:p>
          </table:table-cell>
          <table:table-cell table:style-name="ce24" table:formula="of:=INFO.OBBA.OBBA.OBGET(INFO.OBBA.OBBA.OBCALL(&quot;&quot;;[.$B$12];&quot;getRandomNumber&quot;;INFO.OBBA.OBBA.OBMAKE(&quot;&quot;;&quot;int&quot;;[.K409])))" office:value-type="float" office:value="0.365177214382116" calcext:value-type="float">
            <text:p>0,365</text:p>
          </table:table-cell>
          <table:table-cell table:style-name="ce24" table:formula="of:=INFO.OBBA.OBBA.OBGET(INFO.OBBA.OBBA.OBCALL(&quot;&quot;;[.$B$12];&quot;getRandomNumber&quot;;INFO.OBBA.OBBA.OBMAKE(&quot;&quot;;&quot;int&quot;;[.L409])))" office:value-type="float" office:value="0.192804293159227" calcext:value-type="float">
            <text:p>0,19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2" calcext:value-type="float">
            <text:p>402</text:p>
          </table:table-cell>
          <table:table-cell table:style-name="ce24" table:formula="of:=INFO.OBBA.OBBA.OBGET(INFO.OBBA.OBBA.OBCALL(&quot;&quot;;[.$B$12];&quot;getRandomNumber&quot;;INFO.OBBA.OBBA.OBMAKE(&quot;&quot;;&quot;int&quot;;[.H410])))" office:value-type="float" office:value="0.0465853376176098" calcext:value-type="float">
            <text:p>0,047</text:p>
          </table:table-cell>
          <table:table-cell table:style-name="ce1"/>
          <table:table-cell table:style-name="ce20" table:formula="of:=[.K409]+2" office:value-type="float" office:value="804" calcext:value-type="float">
            <text:p>804</text:p>
          </table:table-cell>
          <table:table-cell table:style-name="ce20" table:formula="of:=[.L409]+2" office:value-type="float" office:value="805" calcext:value-type="float">
            <text:p>805</text:p>
          </table:table-cell>
          <table:table-cell table:style-name="ce24" table:formula="of:=INFO.OBBA.OBBA.OBGET(INFO.OBBA.OBBA.OBCALL(&quot;&quot;;[.$B$12];&quot;getRandomNumber&quot;;INFO.OBBA.OBBA.OBMAKE(&quot;&quot;;&quot;int&quot;;[.K410])))" office:value-type="float" office:value="0.830837607992198" calcext:value-type="float">
            <text:p>0,831</text:p>
          </table:table-cell>
          <table:table-cell table:style-name="ce24" table:formula="of:=INFO.OBBA.OBBA.OBGET(INFO.OBBA.OBBA.OBCALL(&quot;&quot;;[.$B$12];&quot;getRandomNumber&quot;;INFO.OBBA.OBBA.OBMAKE(&quot;&quot;;&quot;int&quot;;[.L410])))" office:value-type="float" office:value="0.950392986131484" calcext:value-type="float">
            <text:p>0,9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3" calcext:value-type="float">
            <text:p>403</text:p>
          </table:table-cell>
          <table:table-cell table:style-name="ce24" table:formula="of:=INFO.OBBA.OBBA.OBGET(INFO.OBBA.OBBA.OBCALL(&quot;&quot;;[.$B$12];&quot;getRandomNumber&quot;;INFO.OBBA.OBBA.OBMAKE(&quot;&quot;;&quot;int&quot;;[.H411])))" office:value-type="float" office:value="0.466505717489185" calcext:value-type="float">
            <text:p>0,467</text:p>
          </table:table-cell>
          <table:table-cell table:style-name="ce1"/>
          <table:table-cell table:style-name="ce20" table:formula="of:=[.K410]+2" office:value-type="float" office:value="806" calcext:value-type="float">
            <text:p>806</text:p>
          </table:table-cell>
          <table:table-cell table:style-name="ce20" table:formula="of:=[.L410]+2" office:value-type="float" office:value="807" calcext:value-type="float">
            <text:p>807</text:p>
          </table:table-cell>
          <table:table-cell table:style-name="ce24" table:formula="of:=INFO.OBBA.OBBA.OBGET(INFO.OBBA.OBBA.OBCALL(&quot;&quot;;[.$B$12];&quot;getRandomNumber&quot;;INFO.OBBA.OBBA.OBMAKE(&quot;&quot;;&quot;int&quot;;[.K411])))" office:value-type="float" office:value="0.645520918240401" calcext:value-type="float">
            <text:p>0,646</text:p>
          </table:table-cell>
          <table:table-cell table:style-name="ce24" table:formula="of:=INFO.OBBA.OBBA.OBGET(INFO.OBBA.OBBA.OBCALL(&quot;&quot;;[.$B$12];&quot;getRandomNumber&quot;;INFO.OBBA.OBBA.OBMAKE(&quot;&quot;;&quot;int&quot;;[.L411])))" office:value-type="float" office:value="0.792144692629107" calcext:value-type="float">
            <text:p>0,79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4" calcext:value-type="float">
            <text:p>404</text:p>
          </table:table-cell>
          <table:table-cell table:style-name="ce24" table:formula="of:=INFO.OBBA.OBBA.OBGET(INFO.OBBA.OBBA.OBCALL(&quot;&quot;;[.$B$12];&quot;getRandomNumber&quot;;INFO.OBBA.OBBA.OBMAKE(&quot;&quot;;&quot;int&quot;;[.H412])))" office:value-type="float" office:value="0.0368453071979619" calcext:value-type="float">
            <text:p>0,037</text:p>
          </table:table-cell>
          <table:table-cell table:style-name="ce1"/>
          <table:table-cell table:style-name="ce20" table:formula="of:=[.K411]+2" office:value-type="float" office:value="808" calcext:value-type="float">
            <text:p>808</text:p>
          </table:table-cell>
          <table:table-cell table:style-name="ce20" table:formula="of:=[.L411]+2" office:value-type="float" office:value="809" calcext:value-type="float">
            <text:p>809</text:p>
          </table:table-cell>
          <table:table-cell table:style-name="ce24" table:formula="of:=INFO.OBBA.OBBA.OBGET(INFO.OBBA.OBBA.OBCALL(&quot;&quot;;[.$B$12];&quot;getRandomNumber&quot;;INFO.OBBA.OBBA.OBMAKE(&quot;&quot;;&quot;int&quot;;[.K412])))" office:value-type="float" office:value="0.900109141126534" calcext:value-type="float">
            <text:p>0,900</text:p>
          </table:table-cell>
          <table:table-cell table:style-name="ce24" table:formula="of:=INFO.OBBA.OBBA.OBGET(INFO.OBBA.OBBA.OBCALL(&quot;&quot;;[.$B$12];&quot;getRandomNumber&quot;;INFO.OBBA.OBBA.OBMAKE(&quot;&quot;;&quot;int&quot;;[.L412])))" office:value-type="float" office:value="0.525184405142286" calcext:value-type="float">
            <text:p>0,52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5" calcext:value-type="float">
            <text:p>405</text:p>
          </table:table-cell>
          <table:table-cell table:style-name="ce24" table:formula="of:=INFO.OBBA.OBBA.OBGET(INFO.OBBA.OBBA.OBCALL(&quot;&quot;;[.$B$12];&quot;getRandomNumber&quot;;INFO.OBBA.OBBA.OBMAKE(&quot;&quot;;&quot;int&quot;;[.H413])))" office:value-type="float" office:value="0.303615186635789" calcext:value-type="float">
            <text:p>0,304</text:p>
          </table:table-cell>
          <table:table-cell table:style-name="ce1"/>
          <table:table-cell table:style-name="ce20" table:formula="of:=[.K412]+2" office:value-type="float" office:value="810" calcext:value-type="float">
            <text:p>810</text:p>
          </table:table-cell>
          <table:table-cell table:style-name="ce20" table:formula="of:=[.L412]+2" office:value-type="float" office:value="811" calcext:value-type="float">
            <text:p>811</text:p>
          </table:table-cell>
          <table:table-cell table:style-name="ce24" table:formula="of:=INFO.OBBA.OBBA.OBGET(INFO.OBBA.OBBA.OBCALL(&quot;&quot;;[.$B$12];&quot;getRandomNumber&quot;;INFO.OBBA.OBBA.OBMAKE(&quot;&quot;;&quot;int&quot;;[.K413])))" office:value-type="float" office:value="0.798571943774234" calcext:value-type="float">
            <text:p>0,799</text:p>
          </table:table-cell>
          <table:table-cell table:style-name="ce24" table:formula="of:=INFO.OBBA.OBBA.OBGET(INFO.OBBA.OBBA.OBCALL(&quot;&quot;;[.$B$12];&quot;getRandomNumber&quot;;INFO.OBBA.OBBA.OBMAKE(&quot;&quot;;&quot;int&quot;;[.L413])))" office:value-type="float" office:value="0.850162492929589" calcext:value-type="float">
            <text:p>0,8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6" calcext:value-type="float">
            <text:p>406</text:p>
          </table:table-cell>
          <table:table-cell table:style-name="ce24" table:formula="of:=INFO.OBBA.OBBA.OBGET(INFO.OBBA.OBBA.OBCALL(&quot;&quot;;[.$B$12];&quot;getRandomNumber&quot;;INFO.OBBA.OBBA.OBMAKE(&quot;&quot;;&quot;int&quot;;[.H414])))" office:value-type="float" office:value="0.962074068088498" calcext:value-type="float">
            <text:p>0,962</text:p>
          </table:table-cell>
          <table:table-cell table:style-name="ce1"/>
          <table:table-cell table:style-name="ce20" table:formula="of:=[.K413]+2" office:value-type="float" office:value="812" calcext:value-type="float">
            <text:p>812</text:p>
          </table:table-cell>
          <table:table-cell table:style-name="ce20" table:formula="of:=[.L413]+2" office:value-type="float" office:value="813" calcext:value-type="float">
            <text:p>813</text:p>
          </table:table-cell>
          <table:table-cell table:style-name="ce24" table:formula="of:=INFO.OBBA.OBBA.OBGET(INFO.OBBA.OBBA.OBCALL(&quot;&quot;;[.$B$12];&quot;getRandomNumber&quot;;INFO.OBBA.OBBA.OBMAKE(&quot;&quot;;&quot;int&quot;;[.K414])))" office:value-type="float" office:value="0.99502273742201" calcext:value-type="float">
            <text:p>0,995</text:p>
          </table:table-cell>
          <table:table-cell table:style-name="ce24" table:formula="of:=INFO.OBBA.OBBA.OBGET(INFO.OBBA.OBBA.OBCALL(&quot;&quot;;[.$B$12];&quot;getRandomNumber&quot;;INFO.OBBA.OBBA.OBMAKE(&quot;&quot;;&quot;int&quot;;[.L414])))" office:value-type="float" office:value="0.957545732156532" calcext:value-type="float">
            <text:p>0,95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7" calcext:value-type="float">
            <text:p>407</text:p>
          </table:table-cell>
          <table:table-cell table:style-name="ce24" table:formula="of:=INFO.OBBA.OBBA.OBGET(INFO.OBBA.OBBA.OBCALL(&quot;&quot;;[.$B$12];&quot;getRandomNumber&quot;;INFO.OBBA.OBBA.OBMAKE(&quot;&quot;;&quot;int&quot;;[.H415])))" office:value-type="float" office:value="0.966710889110604" calcext:value-type="float">
            <text:p>0,967</text:p>
          </table:table-cell>
          <table:table-cell table:style-name="ce1"/>
          <table:table-cell table:style-name="ce20" table:formula="of:=[.K414]+2" office:value-type="float" office:value="814" calcext:value-type="float">
            <text:p>814</text:p>
          </table:table-cell>
          <table:table-cell table:style-name="ce20" table:formula="of:=[.L414]+2" office:value-type="float" office:value="815" calcext:value-type="float">
            <text:p>815</text:p>
          </table:table-cell>
          <table:table-cell table:style-name="ce24" table:formula="of:=INFO.OBBA.OBBA.OBGET(INFO.OBBA.OBBA.OBCALL(&quot;&quot;;[.$B$12];&quot;getRandomNumber&quot;;INFO.OBBA.OBBA.OBMAKE(&quot;&quot;;&quot;int&quot;;[.K415])))" office:value-type="float" office:value="0.719046225653096" calcext:value-type="float">
            <text:p>0,719</text:p>
          </table:table-cell>
          <table:table-cell table:style-name="ce24" table:formula="of:=INFO.OBBA.OBBA.OBGET(INFO.OBBA.OBBA.OBCALL(&quot;&quot;;[.$B$12];&quot;getRandomNumber&quot;;INFO.OBBA.OBBA.OBMAKE(&quot;&quot;;&quot;int&quot;;[.L415])))" office:value-type="float" office:value="0.256015772254619" calcext:value-type="float">
            <text:p>0,25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8" calcext:value-type="float">
            <text:p>408</text:p>
          </table:table-cell>
          <table:table-cell table:style-name="ce24" table:formula="of:=INFO.OBBA.OBBA.OBGET(INFO.OBBA.OBBA.OBCALL(&quot;&quot;;[.$B$12];&quot;getRandomNumber&quot;;INFO.OBBA.OBBA.OBMAKE(&quot;&quot;;&quot;int&quot;;[.H416])))" office:value-type="float" office:value="0.103600591389094" calcext:value-type="float">
            <text:p>0,104</text:p>
          </table:table-cell>
          <table:table-cell table:style-name="ce1"/>
          <table:table-cell table:style-name="ce20" table:formula="of:=[.K415]+2" office:value-type="float" office:value="816" calcext:value-type="float">
            <text:p>816</text:p>
          </table:table-cell>
          <table:table-cell table:style-name="ce20" table:formula="of:=[.L415]+2" office:value-type="float" office:value="817" calcext:value-type="float">
            <text:p>817</text:p>
          </table:table-cell>
          <table:table-cell table:style-name="ce24" table:formula="of:=INFO.OBBA.OBBA.OBGET(INFO.OBBA.OBBA.OBCALL(&quot;&quot;;[.$B$12];&quot;getRandomNumber&quot;;INFO.OBBA.OBBA.OBMAKE(&quot;&quot;;&quot;int&quot;;[.K416])))" office:value-type="float" office:value="0.206233517560311" calcext:value-type="float">
            <text:p>0,206</text:p>
          </table:table-cell>
          <table:table-cell table:style-name="ce24" table:formula="of:=INFO.OBBA.OBBA.OBGET(INFO.OBBA.OBBA.OBCALL(&quot;&quot;;[.$B$12];&quot;getRandomNumber&quot;;INFO.OBBA.OBBA.OBMAKE(&quot;&quot;;&quot;int&quot;;[.L416])))" office:value-type="float" office:value="0.327386954548642" calcext:value-type="float">
            <text:p>0,32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9" calcext:value-type="float">
            <text:p>409</text:p>
          </table:table-cell>
          <table:table-cell table:style-name="ce24" table:formula="of:=INFO.OBBA.OBBA.OBGET(INFO.OBBA.OBBA.OBCALL(&quot;&quot;;[.$B$12];&quot;getRandomNumber&quot;;INFO.OBBA.OBBA.OBMAKE(&quot;&quot;;&quot;int&quot;;[.H417])))" office:value-type="float" office:value="0.513273933093358" calcext:value-type="float">
            <text:p>0,513</text:p>
          </table:table-cell>
          <table:table-cell table:style-name="ce1"/>
          <table:table-cell table:style-name="ce20" table:formula="of:=[.K416]+2" office:value-type="float" office:value="818" calcext:value-type="float">
            <text:p>818</text:p>
          </table:table-cell>
          <table:table-cell table:style-name="ce20" table:formula="of:=[.L416]+2" office:value-type="float" office:value="819" calcext:value-type="float">
            <text:p>819</text:p>
          </table:table-cell>
          <table:table-cell table:style-name="ce24" table:formula="of:=INFO.OBBA.OBBA.OBGET(INFO.OBBA.OBBA.OBCALL(&quot;&quot;;[.$B$12];&quot;getRandomNumber&quot;;INFO.OBBA.OBBA.OBMAKE(&quot;&quot;;&quot;int&quot;;[.K417])))" office:value-type="float" office:value="0.251661880097276" calcext:value-type="float">
            <text:p>0,252</text:p>
          </table:table-cell>
          <table:table-cell table:style-name="ce24" table:formula="of:=INFO.OBBA.OBBA.OBGET(INFO.OBBA.OBBA.OBCALL(&quot;&quot;;[.$B$12];&quot;getRandomNumber&quot;;INFO.OBBA.OBBA.OBMAKE(&quot;&quot;;&quot;int&quot;;[.L417])))" office:value-type="float" office:value="0.542242133336003" calcext:value-type="float">
            <text:p>0,54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0" calcext:value-type="float">
            <text:p>410</text:p>
          </table:table-cell>
          <table:table-cell table:style-name="ce24" table:formula="of:=INFO.OBBA.OBBA.OBGET(INFO.OBBA.OBBA.OBCALL(&quot;&quot;;[.$B$12];&quot;getRandomNumber&quot;;INFO.OBBA.OBBA.OBMAKE(&quot;&quot;;&quot;int&quot;;[.H418])))" office:value-type="float" office:value="0.466045855340459" calcext:value-type="float">
            <text:p>0,466</text:p>
          </table:table-cell>
          <table:table-cell table:style-name="ce1"/>
          <table:table-cell table:style-name="ce20" table:formula="of:=[.K417]+2" office:value-type="float" office:value="820" calcext:value-type="float">
            <text:p>820</text:p>
          </table:table-cell>
          <table:table-cell table:style-name="ce20" table:formula="of:=[.L417]+2" office:value-type="float" office:value="821" calcext:value-type="float">
            <text:p>821</text:p>
          </table:table-cell>
          <table:table-cell table:style-name="ce24" table:formula="of:=INFO.OBBA.OBBA.OBGET(INFO.OBBA.OBBA.OBCALL(&quot;&quot;;[.$B$12];&quot;getRandomNumber&quot;;INFO.OBBA.OBBA.OBMAKE(&quot;&quot;;&quot;int&quot;;[.K418])))" office:value-type="float" office:value="0.79094689105928" calcext:value-type="float">
            <text:p>0,791</text:p>
          </table:table-cell>
          <table:table-cell table:style-name="ce24" table:formula="of:=INFO.OBBA.OBBA.OBGET(INFO.OBBA.OBBA.OBCALL(&quot;&quot;;[.$B$12];&quot;getRandomNumber&quot;;INFO.OBBA.OBBA.OBMAKE(&quot;&quot;;&quot;int&quot;;[.L418])))" office:value-type="float" office:value="0.780231045436484" calcext:value-type="float">
            <text:p>0,78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1" calcext:value-type="float">
            <text:p>411</text:p>
          </table:table-cell>
          <table:table-cell table:style-name="ce24" table:formula="of:=INFO.OBBA.OBBA.OBGET(INFO.OBBA.OBBA.OBCALL(&quot;&quot;;[.$B$12];&quot;getRandomNumber&quot;;INFO.OBBA.OBBA.OBMAKE(&quot;&quot;;&quot;int&quot;;[.H419])))" office:value-type="float" office:value="0.357289003814713" calcext:value-type="float">
            <text:p>0,357</text:p>
          </table:table-cell>
          <table:table-cell table:style-name="ce1"/>
          <table:table-cell table:style-name="ce20" table:formula="of:=[.K418]+2" office:value-type="float" office:value="822" calcext:value-type="float">
            <text:p>822</text:p>
          </table:table-cell>
          <table:table-cell table:style-name="ce20" table:formula="of:=[.L418]+2" office:value-type="float" office:value="823" calcext:value-type="float">
            <text:p>823</text:p>
          </table:table-cell>
          <table:table-cell table:style-name="ce24" table:formula="of:=INFO.OBBA.OBBA.OBGET(INFO.OBBA.OBBA.OBCALL(&quot;&quot;;[.$B$12];&quot;getRandomNumber&quot;;INFO.OBBA.OBBA.OBMAKE(&quot;&quot;;&quot;int&quot;;[.K419])))" office:value-type="float" office:value="0.731816582764219" calcext:value-type="float">
            <text:p>0,732</text:p>
          </table:table-cell>
          <table:table-cell table:style-name="ce24" table:formula="of:=INFO.OBBA.OBBA.OBGET(INFO.OBBA.OBBA.OBCALL(&quot;&quot;;[.$B$12];&quot;getRandomNumber&quot;;INFO.OBBA.OBBA.OBMAKE(&quot;&quot;;&quot;int&quot;;[.L419])))" office:value-type="float" office:value="0.390282277182221" calcext:value-type="float">
            <text:p>0,39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2" calcext:value-type="float">
            <text:p>412</text:p>
          </table:table-cell>
          <table:table-cell table:style-name="ce24" table:formula="of:=INFO.OBBA.OBBA.OBGET(INFO.OBBA.OBBA.OBCALL(&quot;&quot;;[.$B$12];&quot;getRandomNumber&quot;;INFO.OBBA.OBBA.OBMAKE(&quot;&quot;;&quot;int&quot;;[.H420])))" office:value-type="float" office:value="0.966079101784659" calcext:value-type="float">
            <text:p>0,966</text:p>
          </table:table-cell>
          <table:table-cell table:style-name="ce1"/>
          <table:table-cell table:style-name="ce20" table:formula="of:=[.K419]+2" office:value-type="float" office:value="824" calcext:value-type="float">
            <text:p>824</text:p>
          </table:table-cell>
          <table:table-cell table:style-name="ce20" table:formula="of:=[.L419]+2" office:value-type="float" office:value="825" calcext:value-type="float">
            <text:p>825</text:p>
          </table:table-cell>
          <table:table-cell table:style-name="ce24" table:formula="of:=INFO.OBBA.OBBA.OBGET(INFO.OBBA.OBBA.OBCALL(&quot;&quot;;[.$B$12];&quot;getRandomNumber&quot;;INFO.OBBA.OBBA.OBMAKE(&quot;&quot;;&quot;int&quot;;[.K420])))" office:value-type="float" office:value="0.495273620798008" calcext:value-type="float">
            <text:p>0,495</text:p>
          </table:table-cell>
          <table:table-cell table:style-name="ce24" table:formula="of:=INFO.OBBA.OBBA.OBGET(INFO.OBBA.OBBA.OBCALL(&quot;&quot;;[.$B$12];&quot;getRandomNumber&quot;;INFO.OBBA.OBBA.OBMAKE(&quot;&quot;;&quot;int&quot;;[.L420])))" office:value-type="float" office:value="0.958980611007318" calcext:value-type="float">
            <text:p>0,95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3" calcext:value-type="float">
            <text:p>413</text:p>
          </table:table-cell>
          <table:table-cell table:style-name="ce24" table:formula="of:=INFO.OBBA.OBBA.OBGET(INFO.OBBA.OBBA.OBCALL(&quot;&quot;;[.$B$12];&quot;getRandomNumber&quot;;INFO.OBBA.OBBA.OBMAKE(&quot;&quot;;&quot;int&quot;;[.H421])))" office:value-type="float" office:value="0.501042139553482" calcext:value-type="float">
            <text:p>0,501</text:p>
          </table:table-cell>
          <table:table-cell table:style-name="ce1"/>
          <table:table-cell table:style-name="ce20" table:formula="of:=[.K420]+2" office:value-type="float" office:value="826" calcext:value-type="float">
            <text:p>826</text:p>
          </table:table-cell>
          <table:table-cell table:style-name="ce20" table:formula="of:=[.L420]+2" office:value-type="float" office:value="827" calcext:value-type="float">
            <text:p>827</text:p>
          </table:table-cell>
          <table:table-cell table:style-name="ce24" table:formula="of:=INFO.OBBA.OBBA.OBGET(INFO.OBBA.OBBA.OBCALL(&quot;&quot;;[.$B$12];&quot;getRandomNumber&quot;;INFO.OBBA.OBBA.OBMAKE(&quot;&quot;;&quot;int&quot;;[.K421])))" office:value-type="float" office:value="0.184580315118559" calcext:value-type="float">
            <text:p>0,185</text:p>
          </table:table-cell>
          <table:table-cell table:style-name="ce24" table:formula="of:=INFO.OBBA.OBBA.OBGET(INFO.OBBA.OBBA.OBCALL(&quot;&quot;;[.$B$12];&quot;getRandomNumber&quot;;INFO.OBBA.OBBA.OBMAKE(&quot;&quot;;&quot;int&quot;;[.L421])))" office:value-type="float" office:value="0.148773559589961" calcext:value-type="float">
            <text:p>0,14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4" calcext:value-type="float">
            <text:p>414</text:p>
          </table:table-cell>
          <table:table-cell table:style-name="ce24" table:formula="of:=INFO.OBBA.OBBA.OBGET(INFO.OBBA.OBBA.OBCALL(&quot;&quot;;[.$B$12];&quot;getRandomNumber&quot;;INFO.OBBA.OBBA.OBMAKE(&quot;&quot;;&quot;int&quot;;[.H422])))" office:value-type="float" office:value="0.518252857934583" calcext:value-type="float">
            <text:p>0,518</text:p>
          </table:table-cell>
          <table:table-cell table:style-name="ce1"/>
          <table:table-cell table:style-name="ce20" table:formula="of:=[.K421]+2" office:value-type="float" office:value="828" calcext:value-type="float">
            <text:p>828</text:p>
          </table:table-cell>
          <table:table-cell table:style-name="ce20" table:formula="of:=[.L421]+2" office:value-type="float" office:value="829" calcext:value-type="float">
            <text:p>829</text:p>
          </table:table-cell>
          <table:table-cell table:style-name="ce24" table:formula="of:=INFO.OBBA.OBBA.OBGET(INFO.OBBA.OBBA.OBCALL(&quot;&quot;;[.$B$12];&quot;getRandomNumber&quot;;INFO.OBBA.OBBA.OBMAKE(&quot;&quot;;&quot;int&quot;;[.K422])))" office:value-type="float" office:value="0.592272973237097" calcext:value-type="float">
            <text:p>0,592</text:p>
          </table:table-cell>
          <table:table-cell table:style-name="ce24" table:formula="of:=INFO.OBBA.OBBA.OBGET(INFO.OBBA.OBBA.OBCALL(&quot;&quot;;[.$B$12];&quot;getRandomNumber&quot;;INFO.OBBA.OBBA.OBMAKE(&quot;&quot;;&quot;int&quot;;[.L422])))" office:value-type="float" office:value="0.344704905194102" calcext:value-type="float">
            <text:p>0,34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5" calcext:value-type="float">
            <text:p>415</text:p>
          </table:table-cell>
          <table:table-cell table:style-name="ce24" table:formula="of:=INFO.OBBA.OBBA.OBGET(INFO.OBBA.OBBA.OBCALL(&quot;&quot;;[.$B$12];&quot;getRandomNumber&quot;;INFO.OBBA.OBBA.OBMAKE(&quot;&quot;;&quot;int&quot;;[.H423])))" office:value-type="float" office:value="0.395434564505935" calcext:value-type="float">
            <text:p>0,395</text:p>
          </table:table-cell>
          <table:table-cell table:style-name="ce1"/>
          <table:table-cell table:style-name="ce20" table:formula="of:=[.K422]+2" office:value-type="float" office:value="830" calcext:value-type="float">
            <text:p>830</text:p>
          </table:table-cell>
          <table:table-cell table:style-name="ce20" table:formula="of:=[.L422]+2" office:value-type="float" office:value="831" calcext:value-type="float">
            <text:p>831</text:p>
          </table:table-cell>
          <table:table-cell table:style-name="ce24" table:formula="of:=INFO.OBBA.OBBA.OBGET(INFO.OBBA.OBBA.OBCALL(&quot;&quot;;[.$B$12];&quot;getRandomNumber&quot;;INFO.OBBA.OBBA.OBMAKE(&quot;&quot;;&quot;int&quot;;[.K423])))" office:value-type="float" office:value="0.602230844818716" calcext:value-type="float">
            <text:p>0,602</text:p>
          </table:table-cell>
          <table:table-cell table:style-name="ce24" table:formula="of:=INFO.OBBA.OBBA.OBGET(INFO.OBBA.OBBA.OBCALL(&quot;&quot;;[.$B$12];&quot;getRandomNumber&quot;;INFO.OBBA.OBBA.OBMAKE(&quot;&quot;;&quot;int&quot;;[.L423])))" office:value-type="float" office:value="0.731949486724199" calcext:value-type="float">
            <text:p>0,73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6" calcext:value-type="float">
            <text:p>416</text:p>
          </table:table-cell>
          <table:table-cell table:style-name="ce24" table:formula="of:=INFO.OBBA.OBBA.OBGET(INFO.OBBA.OBBA.OBCALL(&quot;&quot;;[.$B$12];&quot;getRandomNumber&quot;;INFO.OBBA.OBBA.OBMAKE(&quot;&quot;;&quot;int&quot;;[.H424])))" office:value-type="float" office:value="0.363232299847691" calcext:value-type="float">
            <text:p>0,363</text:p>
          </table:table-cell>
          <table:table-cell table:style-name="ce1"/>
          <table:table-cell table:style-name="ce20" table:formula="of:=[.K423]+2" office:value-type="float" office:value="832" calcext:value-type="float">
            <text:p>832</text:p>
          </table:table-cell>
          <table:table-cell table:style-name="ce20" table:formula="of:=[.L423]+2" office:value-type="float" office:value="833" calcext:value-type="float">
            <text:p>833</text:p>
          </table:table-cell>
          <table:table-cell table:style-name="ce24" table:formula="of:=INFO.OBBA.OBBA.OBGET(INFO.OBBA.OBBA.OBCALL(&quot;&quot;;[.$B$12];&quot;getRandomNumber&quot;;INFO.OBBA.OBBA.OBMAKE(&quot;&quot;;&quot;int&quot;;[.K424])))" office:value-type="float" office:value="0.894298209597127" calcext:value-type="float">
            <text:p>0,894</text:p>
          </table:table-cell>
          <table:table-cell table:style-name="ce24" table:formula="of:=INFO.OBBA.OBBA.OBGET(INFO.OBBA.OBBA.OBCALL(&quot;&quot;;[.$B$12];&quot;getRandomNumber&quot;;INFO.OBBA.OBBA.OBMAKE(&quot;&quot;;&quot;int&quot;;[.L424])))" office:value-type="float" office:value="0.201158081702009" calcext:value-type="float">
            <text:p>0,20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7" calcext:value-type="float">
            <text:p>417</text:p>
          </table:table-cell>
          <table:table-cell table:style-name="ce24" table:formula="of:=INFO.OBBA.OBBA.OBGET(INFO.OBBA.OBBA.OBCALL(&quot;&quot;;[.$B$12];&quot;getRandomNumber&quot;;INFO.OBBA.OBBA.OBMAKE(&quot;&quot;;&quot;int&quot;;[.H425])))" office:value-type="float" office:value="0.738495797759572" calcext:value-type="float">
            <text:p>0,738</text:p>
          </table:table-cell>
          <table:table-cell table:style-name="ce1"/>
          <table:table-cell table:style-name="ce20" table:formula="of:=[.K424]+2" office:value-type="float" office:value="834" calcext:value-type="float">
            <text:p>834</text:p>
          </table:table-cell>
          <table:table-cell table:style-name="ce20" table:formula="of:=[.L424]+2" office:value-type="float" office:value="835" calcext:value-type="float">
            <text:p>835</text:p>
          </table:table-cell>
          <table:table-cell table:style-name="ce24" table:formula="of:=INFO.OBBA.OBBA.OBGET(INFO.OBBA.OBBA.OBCALL(&quot;&quot;;[.$B$12];&quot;getRandomNumber&quot;;INFO.OBBA.OBBA.OBMAKE(&quot;&quot;;&quot;int&quot;;[.K425])))" office:value-type="float" office:value="0.00738927582074533" calcext:value-type="float">
            <text:p>0,007</text:p>
          </table:table-cell>
          <table:table-cell table:style-name="ce24" table:formula="of:=INFO.OBBA.OBBA.OBGET(INFO.OBBA.OBBA.OBCALL(&quot;&quot;;[.$B$12];&quot;getRandomNumber&quot;;INFO.OBBA.OBBA.OBMAKE(&quot;&quot;;&quot;int&quot;;[.L425])))" office:value-type="float" office:value="0.442332402715075" calcext:value-type="float">
            <text:p>0,44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8" calcext:value-type="float">
            <text:p>418</text:p>
          </table:table-cell>
          <table:table-cell table:style-name="ce24" table:formula="of:=INFO.OBBA.OBBA.OBGET(INFO.OBBA.OBBA.OBCALL(&quot;&quot;;[.$B$12];&quot;getRandomNumber&quot;;INFO.OBBA.OBBA.OBMAKE(&quot;&quot;;&quot;int&quot;;[.H426])))" office:value-type="float" office:value="0.332316756450995" calcext:value-type="float">
            <text:p>0,332</text:p>
          </table:table-cell>
          <table:table-cell table:style-name="ce1"/>
          <table:table-cell table:style-name="ce20" table:formula="of:=[.K425]+2" office:value-type="float" office:value="836" calcext:value-type="float">
            <text:p>836</text:p>
          </table:table-cell>
          <table:table-cell table:style-name="ce20" table:formula="of:=[.L425]+2" office:value-type="float" office:value="837" calcext:value-type="float">
            <text:p>837</text:p>
          </table:table-cell>
          <table:table-cell table:style-name="ce24" table:formula="of:=INFO.OBBA.OBBA.OBGET(INFO.OBBA.OBBA.OBCALL(&quot;&quot;;[.$B$12];&quot;getRandomNumber&quot;;INFO.OBBA.OBBA.OBMAKE(&quot;&quot;;&quot;int&quot;;[.K426])))" office:value-type="float" office:value="0.352042023778521" calcext:value-type="float">
            <text:p>0,352</text:p>
          </table:table-cell>
          <table:table-cell table:style-name="ce24" table:formula="of:=INFO.OBBA.OBBA.OBGET(INFO.OBBA.OBBA.OBCALL(&quot;&quot;;[.$B$12];&quot;getRandomNumber&quot;;INFO.OBBA.OBBA.OBMAKE(&quot;&quot;;&quot;int&quot;;[.L426])))" office:value-type="float" office:value="0.136341547600474" calcext:value-type="float">
            <text:p>0,13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9" calcext:value-type="float">
            <text:p>419</text:p>
          </table:table-cell>
          <table:table-cell table:style-name="ce24" table:formula="of:=INFO.OBBA.OBBA.OBGET(INFO.OBBA.OBBA.OBCALL(&quot;&quot;;[.$B$12];&quot;getRandomNumber&quot;;INFO.OBBA.OBBA.OBMAKE(&quot;&quot;;&quot;int&quot;;[.H427])))" office:value-type="float" office:value="0.949554245340301" calcext:value-type="float">
            <text:p>0,950</text:p>
          </table:table-cell>
          <table:table-cell table:style-name="ce1"/>
          <table:table-cell table:style-name="ce20" table:formula="of:=[.K426]+2" office:value-type="float" office:value="838" calcext:value-type="float">
            <text:p>838</text:p>
          </table:table-cell>
          <table:table-cell table:style-name="ce20" table:formula="of:=[.L426]+2" office:value-type="float" office:value="839" calcext:value-type="float">
            <text:p>839</text:p>
          </table:table-cell>
          <table:table-cell table:style-name="ce24" table:formula="of:=INFO.OBBA.OBBA.OBGET(INFO.OBBA.OBBA.OBCALL(&quot;&quot;;[.$B$12];&quot;getRandomNumber&quot;;INFO.OBBA.OBBA.OBMAKE(&quot;&quot;;&quot;int&quot;;[.K427])))" office:value-type="float" office:value="0.77602158528126" calcext:value-type="float">
            <text:p>0,776</text:p>
          </table:table-cell>
          <table:table-cell table:style-name="ce24" table:formula="of:=INFO.OBBA.OBBA.OBGET(INFO.OBBA.OBBA.OBCALL(&quot;&quot;;[.$B$12];&quot;getRandomNumber&quot;;INFO.OBBA.OBBA.OBMAKE(&quot;&quot;;&quot;int&quot;;[.L427])))" office:value-type="float" office:value="0.316551032461068" calcext:value-type="float">
            <text:p>0,31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0" calcext:value-type="float">
            <text:p>420</text:p>
          </table:table-cell>
          <table:table-cell table:style-name="ce24" table:formula="of:=INFO.OBBA.OBBA.OBGET(INFO.OBBA.OBBA.OBCALL(&quot;&quot;;[.$B$12];&quot;getRandomNumber&quot;;INFO.OBBA.OBBA.OBMAKE(&quot;&quot;;&quot;int&quot;;[.H428])))" office:value-type="float" office:value="0.892794908915678" calcext:value-type="float">
            <text:p>0,893</text:p>
          </table:table-cell>
          <table:table-cell table:style-name="ce1"/>
          <table:table-cell table:style-name="ce20" table:formula="of:=[.K427]+2" office:value-type="float" office:value="840" calcext:value-type="float">
            <text:p>840</text:p>
          </table:table-cell>
          <table:table-cell table:style-name="ce20" table:formula="of:=[.L427]+2" office:value-type="float" office:value="841" calcext:value-type="float">
            <text:p>841</text:p>
          </table:table-cell>
          <table:table-cell table:style-name="ce24" table:formula="of:=INFO.OBBA.OBBA.OBGET(INFO.OBBA.OBBA.OBCALL(&quot;&quot;;[.$B$12];&quot;getRandomNumber&quot;;INFO.OBBA.OBBA.OBMAKE(&quot;&quot;;&quot;int&quot;;[.K428])))" office:value-type="float" office:value="0.0158483810638034" calcext:value-type="float">
            <text:p>0,016</text:p>
          </table:table-cell>
          <table:table-cell table:style-name="ce24" table:formula="of:=INFO.OBBA.OBBA.OBGET(INFO.OBBA.OBBA.OBCALL(&quot;&quot;;[.$B$12];&quot;getRandomNumber&quot;;INFO.OBBA.OBBA.OBMAKE(&quot;&quot;;&quot;int&quot;;[.L428])))" office:value-type="float" office:value="0.478016120139997" calcext:value-type="float">
            <text:p>0,47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1" calcext:value-type="float">
            <text:p>421</text:p>
          </table:table-cell>
          <table:table-cell table:style-name="ce24" table:formula="of:=INFO.OBBA.OBBA.OBGET(INFO.OBBA.OBBA.OBCALL(&quot;&quot;;[.$B$12];&quot;getRandomNumber&quot;;INFO.OBBA.OBBA.OBMAKE(&quot;&quot;;&quot;int&quot;;[.H429])))" office:value-type="float" office:value="0.39084955706842" calcext:value-type="float">
            <text:p>0,391</text:p>
          </table:table-cell>
          <table:table-cell table:style-name="ce1"/>
          <table:table-cell table:style-name="ce20" table:formula="of:=[.K428]+2" office:value-type="float" office:value="842" calcext:value-type="float">
            <text:p>842</text:p>
          </table:table-cell>
          <table:table-cell table:style-name="ce20" table:formula="of:=[.L428]+2" office:value-type="float" office:value="843" calcext:value-type="float">
            <text:p>843</text:p>
          </table:table-cell>
          <table:table-cell table:style-name="ce24" table:formula="of:=INFO.OBBA.OBBA.OBGET(INFO.OBBA.OBBA.OBCALL(&quot;&quot;;[.$B$12];&quot;getRandomNumber&quot;;INFO.OBBA.OBBA.OBMAKE(&quot;&quot;;&quot;int&quot;;[.K429])))" office:value-type="float" office:value="0.902597455603673" calcext:value-type="float">
            <text:p>0,903</text:p>
          </table:table-cell>
          <table:table-cell table:style-name="ce24" table:formula="of:=INFO.OBBA.OBBA.OBGET(INFO.OBBA.OBBA.OBCALL(&quot;&quot;;[.$B$12];&quot;getRandomNumber&quot;;INFO.OBBA.OBBA.OBMAKE(&quot;&quot;;&quot;int&quot;;[.L429])))" office:value-type="float" office:value="0.449582210565111" calcext:value-type="float">
            <text:p>0,4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2" calcext:value-type="float">
            <text:p>422</text:p>
          </table:table-cell>
          <table:table-cell table:style-name="ce24" table:formula="of:=INFO.OBBA.OBBA.OBGET(INFO.OBBA.OBBA.OBCALL(&quot;&quot;;[.$B$12];&quot;getRandomNumber&quot;;INFO.OBBA.OBBA.OBMAKE(&quot;&quot;;&quot;int&quot;;[.H430])))" office:value-type="float" office:value="0.347018825926455" calcext:value-type="float">
            <text:p>0,347</text:p>
          </table:table-cell>
          <table:table-cell table:style-name="ce1"/>
          <table:table-cell table:style-name="ce20" table:formula="of:=[.K429]+2" office:value-type="float" office:value="844" calcext:value-type="float">
            <text:p>844</text:p>
          </table:table-cell>
          <table:table-cell table:style-name="ce20" table:formula="of:=[.L429]+2" office:value-type="float" office:value="845" calcext:value-type="float">
            <text:p>845</text:p>
          </table:table-cell>
          <table:table-cell table:style-name="ce24" table:formula="of:=INFO.OBBA.OBBA.OBGET(INFO.OBBA.OBBA.OBCALL(&quot;&quot;;[.$B$12];&quot;getRandomNumber&quot;;INFO.OBBA.OBBA.OBMAKE(&quot;&quot;;&quot;int&quot;;[.K430])))" office:value-type="float" office:value="0.419994935370113" calcext:value-type="float">
            <text:p>0,420</text:p>
          </table:table-cell>
          <table:table-cell table:style-name="ce24" table:formula="of:=INFO.OBBA.OBBA.OBGET(INFO.OBBA.OBBA.OBCALL(&quot;&quot;;[.$B$12];&quot;getRandomNumber&quot;;INFO.OBBA.OBBA.OBMAKE(&quot;&quot;;&quot;int&quot;;[.L430])))" office:value-type="float" office:value="0.115251670024456" calcext:value-type="float">
            <text:p>0,11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3" calcext:value-type="float">
            <text:p>423</text:p>
          </table:table-cell>
          <table:table-cell table:style-name="ce24" table:formula="of:=INFO.OBBA.OBBA.OBGET(INFO.OBBA.OBBA.OBCALL(&quot;&quot;;[.$B$12];&quot;getRandomNumber&quot;;INFO.OBBA.OBBA.OBMAKE(&quot;&quot;;&quot;int&quot;;[.H431])))" office:value-type="float" office:value="0.590800051089876" calcext:value-type="float">
            <text:p>0,591</text:p>
          </table:table-cell>
          <table:table-cell table:style-name="ce1"/>
          <table:table-cell table:style-name="ce20" table:formula="of:=[.K430]+2" office:value-type="float" office:value="846" calcext:value-type="float">
            <text:p>846</text:p>
          </table:table-cell>
          <table:table-cell table:style-name="ce20" table:formula="of:=[.L430]+2" office:value-type="float" office:value="847" calcext:value-type="float">
            <text:p>847</text:p>
          </table:table-cell>
          <table:table-cell table:style-name="ce24" table:formula="of:=INFO.OBBA.OBBA.OBGET(INFO.OBBA.OBBA.OBCALL(&quot;&quot;;[.$B$12];&quot;getRandomNumber&quot;;INFO.OBBA.OBBA.OBMAKE(&quot;&quot;;&quot;int&quot;;[.K431])))" office:value-type="float" office:value="0.564320448288691" calcext:value-type="float">
            <text:p>0,564</text:p>
          </table:table-cell>
          <table:table-cell table:style-name="ce24" table:formula="of:=INFO.OBBA.OBBA.OBGET(INFO.OBBA.OBBA.OBCALL(&quot;&quot;;[.$B$12];&quot;getRandomNumber&quot;;INFO.OBBA.OBBA.OBMAKE(&quot;&quot;;&quot;int&quot;;[.L431])))" office:value-type="float" office:value="0.991787952945415" calcext:value-type="float">
            <text:p>0,99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4" calcext:value-type="float">
            <text:p>424</text:p>
          </table:table-cell>
          <table:table-cell table:style-name="ce24" table:formula="of:=INFO.OBBA.OBBA.OBGET(INFO.OBBA.OBBA.OBCALL(&quot;&quot;;[.$B$12];&quot;getRandomNumber&quot;;INFO.OBBA.OBBA.OBMAKE(&quot;&quot;;&quot;int&quot;;[.H432])))" office:value-type="float" office:value="0.773578304518487" calcext:value-type="float">
            <text:p>0,774</text:p>
          </table:table-cell>
          <table:table-cell table:style-name="ce1"/>
          <table:table-cell table:style-name="ce20" table:formula="of:=[.K431]+2" office:value-type="float" office:value="848" calcext:value-type="float">
            <text:p>848</text:p>
          </table:table-cell>
          <table:table-cell table:style-name="ce20" table:formula="of:=[.L431]+2" office:value-type="float" office:value="849" calcext:value-type="float">
            <text:p>849</text:p>
          </table:table-cell>
          <table:table-cell table:style-name="ce24" table:formula="of:=INFO.OBBA.OBBA.OBGET(INFO.OBBA.OBBA.OBCALL(&quot;&quot;;[.$B$12];&quot;getRandomNumber&quot;;INFO.OBBA.OBBA.OBMAKE(&quot;&quot;;&quot;int&quot;;[.K432])))" office:value-type="float" office:value="0.0116164510189475" calcext:value-type="float">
            <text:p>0,012</text:p>
          </table:table-cell>
          <table:table-cell table:style-name="ce24" table:formula="of:=INFO.OBBA.OBBA.OBGET(INFO.OBBA.OBBA.OBCALL(&quot;&quot;;[.$B$12];&quot;getRandomNumber&quot;;INFO.OBBA.OBBA.OBMAKE(&quot;&quot;;&quot;int&quot;;[.L432])))" office:value-type="float" office:value="0.903448274415783" calcext:value-type="float">
            <text:p>0,90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5" calcext:value-type="float">
            <text:p>425</text:p>
          </table:table-cell>
          <table:table-cell table:style-name="ce24" table:formula="of:=INFO.OBBA.OBBA.OBGET(INFO.OBBA.OBBA.OBCALL(&quot;&quot;;[.$B$12];&quot;getRandomNumber&quot;;INFO.OBBA.OBBA.OBMAKE(&quot;&quot;;&quot;int&quot;;[.H433])))" office:value-type="float" office:value="0.404027326074322" calcext:value-type="float">
            <text:p>0,404</text:p>
          </table:table-cell>
          <table:table-cell table:style-name="ce1"/>
          <table:table-cell table:style-name="ce20" table:formula="of:=[.K432]+2" office:value-type="float" office:value="850" calcext:value-type="float">
            <text:p>850</text:p>
          </table:table-cell>
          <table:table-cell table:style-name="ce20" table:formula="of:=[.L432]+2" office:value-type="float" office:value="851" calcext:value-type="float">
            <text:p>851</text:p>
          </table:table-cell>
          <table:table-cell table:style-name="ce24" table:formula="of:=INFO.OBBA.OBBA.OBGET(INFO.OBBA.OBBA.OBCALL(&quot;&quot;;[.$B$12];&quot;getRandomNumber&quot;;INFO.OBBA.OBBA.OBMAKE(&quot;&quot;;&quot;int&quot;;[.K433])))" office:value-type="float" office:value="0.33905520273108" calcext:value-type="float">
            <text:p>0,339</text:p>
          </table:table-cell>
          <table:table-cell table:style-name="ce24" table:formula="of:=INFO.OBBA.OBBA.OBGET(INFO.OBBA.OBBA.OBCALL(&quot;&quot;;[.$B$12];&quot;getRandomNumber&quot;;INFO.OBBA.OBBA.OBMAKE(&quot;&quot;;&quot;int&quot;;[.L433])))" office:value-type="float" office:value="0.938637808646398" calcext:value-type="float">
            <text:p>0,93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6" calcext:value-type="float">
            <text:p>426</text:p>
          </table:table-cell>
          <table:table-cell table:style-name="ce24" table:formula="of:=INFO.OBBA.OBBA.OBGET(INFO.OBBA.OBBA.OBCALL(&quot;&quot;;[.$B$12];&quot;getRandomNumber&quot;;INFO.OBBA.OBBA.OBMAKE(&quot;&quot;;&quot;int&quot;;[.H434])))" office:value-type="float" office:value="0.800828809935259" calcext:value-type="float">
            <text:p>0,801</text:p>
          </table:table-cell>
          <table:table-cell table:style-name="ce1"/>
          <table:table-cell table:style-name="ce20" table:formula="of:=[.K433]+2" office:value-type="float" office:value="852" calcext:value-type="float">
            <text:p>852</text:p>
          </table:table-cell>
          <table:table-cell table:style-name="ce20" table:formula="of:=[.L433]+2" office:value-type="float" office:value="853" calcext:value-type="float">
            <text:p>853</text:p>
          </table:table-cell>
          <table:table-cell table:style-name="ce24" table:formula="of:=INFO.OBBA.OBBA.OBGET(INFO.OBBA.OBBA.OBCALL(&quot;&quot;;[.$B$12];&quot;getRandomNumber&quot;;INFO.OBBA.OBBA.OBMAKE(&quot;&quot;;&quot;int&quot;;[.K434])))" office:value-type="float" office:value="0.370067646165939" calcext:value-type="float">
            <text:p>0,370</text:p>
          </table:table-cell>
          <table:table-cell table:style-name="ce24" table:formula="of:=INFO.OBBA.OBBA.OBGET(INFO.OBBA.OBBA.OBCALL(&quot;&quot;;[.$B$12];&quot;getRandomNumber&quot;;INFO.OBBA.OBBA.OBMAKE(&quot;&quot;;&quot;int&quot;;[.L434])))" office:value-type="float" office:value="0.386471585491098" calcext:value-type="float">
            <text:p>0,38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7" calcext:value-type="float">
            <text:p>427</text:p>
          </table:table-cell>
          <table:table-cell table:style-name="ce24" table:formula="of:=INFO.OBBA.OBBA.OBGET(INFO.OBBA.OBBA.OBCALL(&quot;&quot;;[.$B$12];&quot;getRandomNumber&quot;;INFO.OBBA.OBBA.OBMAKE(&quot;&quot;;&quot;int&quot;;[.H435])))" office:value-type="float" office:value="0.204718114103466" calcext:value-type="float">
            <text:p>0,205</text:p>
          </table:table-cell>
          <table:table-cell table:style-name="ce1"/>
          <table:table-cell table:style-name="ce20" table:formula="of:=[.K434]+2" office:value-type="float" office:value="854" calcext:value-type="float">
            <text:p>854</text:p>
          </table:table-cell>
          <table:table-cell table:style-name="ce20" table:formula="of:=[.L434]+2" office:value-type="float" office:value="855" calcext:value-type="float">
            <text:p>855</text:p>
          </table:table-cell>
          <table:table-cell table:style-name="ce24" table:formula="of:=INFO.OBBA.OBBA.OBGET(INFO.OBBA.OBBA.OBCALL(&quot;&quot;;[.$B$12];&quot;getRandomNumber&quot;;INFO.OBBA.OBBA.OBMAKE(&quot;&quot;;&quot;int&quot;;[.K435])))" office:value-type="float" office:value="0.337973040456606" calcext:value-type="float">
            <text:p>0,338</text:p>
          </table:table-cell>
          <table:table-cell table:style-name="ce24" table:formula="of:=INFO.OBBA.OBBA.OBGET(INFO.OBBA.OBBA.OBCALL(&quot;&quot;;[.$B$12];&quot;getRandomNumber&quot;;INFO.OBBA.OBBA.OBMAKE(&quot;&quot;;&quot;int&quot;;[.L435])))" office:value-type="float" office:value="0.611267247885613" calcext:value-type="float">
            <text:p>0,61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8" calcext:value-type="float">
            <text:p>428</text:p>
          </table:table-cell>
          <table:table-cell table:style-name="ce24" table:formula="of:=INFO.OBBA.OBBA.OBGET(INFO.OBBA.OBBA.OBCALL(&quot;&quot;;[.$B$12];&quot;getRandomNumber&quot;;INFO.OBBA.OBBA.OBMAKE(&quot;&quot;;&quot;int&quot;;[.H436])))" office:value-type="float" office:value="0.53433251700773" calcext:value-type="float">
            <text:p>0,534</text:p>
          </table:table-cell>
          <table:table-cell table:style-name="ce1"/>
          <table:table-cell table:style-name="ce20" table:formula="of:=[.K435]+2" office:value-type="float" office:value="856" calcext:value-type="float">
            <text:p>856</text:p>
          </table:table-cell>
          <table:table-cell table:style-name="ce20" table:formula="of:=[.L435]+2" office:value-type="float" office:value="857" calcext:value-type="float">
            <text:p>857</text:p>
          </table:table-cell>
          <table:table-cell table:style-name="ce24" table:formula="of:=INFO.OBBA.OBBA.OBGET(INFO.OBBA.OBBA.OBCALL(&quot;&quot;;[.$B$12];&quot;getRandomNumber&quot;;INFO.OBBA.OBBA.OBMAKE(&quot;&quot;;&quot;int&quot;;[.K436])))" office:value-type="float" office:value="0.466158176321419" calcext:value-type="float">
            <text:p>0,466</text:p>
          </table:table-cell>
          <table:table-cell table:style-name="ce24" table:formula="of:=INFO.OBBA.OBBA.OBGET(INFO.OBBA.OBBA.OBCALL(&quot;&quot;;[.$B$12];&quot;getRandomNumber&quot;;INFO.OBBA.OBBA.OBMAKE(&quot;&quot;;&quot;int&quot;;[.L436])))" office:value-type="float" office:value="0.594356991800673" calcext:value-type="float">
            <text:p>0,59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9" calcext:value-type="float">
            <text:p>429</text:p>
          </table:table-cell>
          <table:table-cell table:style-name="ce24" table:formula="of:=INFO.OBBA.OBBA.OBGET(INFO.OBBA.OBBA.OBCALL(&quot;&quot;;[.$B$12];&quot;getRandomNumber&quot;;INFO.OBBA.OBBA.OBMAKE(&quot;&quot;;&quot;int&quot;;[.H437])))" office:value-type="float" office:value="0.116052703568302" calcext:value-type="float">
            <text:p>0,116</text:p>
          </table:table-cell>
          <table:table-cell table:style-name="ce1"/>
          <table:table-cell table:style-name="ce20" table:formula="of:=[.K436]+2" office:value-type="float" office:value="858" calcext:value-type="float">
            <text:p>858</text:p>
          </table:table-cell>
          <table:table-cell table:style-name="ce20" table:formula="of:=[.L436]+2" office:value-type="float" office:value="859" calcext:value-type="float">
            <text:p>859</text:p>
          </table:table-cell>
          <table:table-cell table:style-name="ce24" table:formula="of:=INFO.OBBA.OBBA.OBGET(INFO.OBBA.OBBA.OBCALL(&quot;&quot;;[.$B$12];&quot;getRandomNumber&quot;;INFO.OBBA.OBBA.OBMAKE(&quot;&quot;;&quot;int&quot;;[.K437])))" office:value-type="float" office:value="0.764889254705636" calcext:value-type="float">
            <text:p>0,765</text:p>
          </table:table-cell>
          <table:table-cell table:style-name="ce24" table:formula="of:=INFO.OBBA.OBBA.OBGET(INFO.OBBA.OBBA.OBCALL(&quot;&quot;;[.$B$12];&quot;getRandomNumber&quot;;INFO.OBBA.OBBA.OBMAKE(&quot;&quot;;&quot;int&quot;;[.L437])))" office:value-type="float" office:value="0.545161393674442" calcext:value-type="float">
            <text:p>0,54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0" calcext:value-type="float">
            <text:p>430</text:p>
          </table:table-cell>
          <table:table-cell table:style-name="ce24" table:formula="of:=INFO.OBBA.OBBA.OBGET(INFO.OBBA.OBBA.OBCALL(&quot;&quot;;[.$B$12];&quot;getRandomNumber&quot;;INFO.OBBA.OBBA.OBMAKE(&quot;&quot;;&quot;int&quot;;[.H438])))" office:value-type="float" office:value="0.964099518952692" calcext:value-type="float">
            <text:p>0,964</text:p>
          </table:table-cell>
          <table:table-cell table:style-name="ce1"/>
          <table:table-cell table:style-name="ce20" table:formula="of:=[.K437]+2" office:value-type="float" office:value="860" calcext:value-type="float">
            <text:p>860</text:p>
          </table:table-cell>
          <table:table-cell table:style-name="ce20" table:formula="of:=[.L437]+2" office:value-type="float" office:value="861" calcext:value-type="float">
            <text:p>861</text:p>
          </table:table-cell>
          <table:table-cell table:style-name="ce24" table:formula="of:=INFO.OBBA.OBBA.OBGET(INFO.OBBA.OBBA.OBCALL(&quot;&quot;;[.$B$12];&quot;getRandomNumber&quot;;INFO.OBBA.OBBA.OBMAKE(&quot;&quot;;&quot;int&quot;;[.K438])))" office:value-type="float" office:value="0.324350536120587" calcext:value-type="float">
            <text:p>0,324</text:p>
          </table:table-cell>
          <table:table-cell table:style-name="ce24" table:formula="of:=INFO.OBBA.OBBA.OBGET(INFO.OBBA.OBBA.OBCALL(&quot;&quot;;[.$B$12];&quot;getRandomNumber&quot;;INFO.OBBA.OBBA.OBMAKE(&quot;&quot;;&quot;int&quot;;[.L438])))" office:value-type="float" office:value="0.437549495312303" calcext:value-type="float">
            <text:p>0,43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1" calcext:value-type="float">
            <text:p>431</text:p>
          </table:table-cell>
          <table:table-cell table:style-name="ce24" table:formula="of:=INFO.OBBA.OBBA.OBGET(INFO.OBBA.OBBA.OBCALL(&quot;&quot;;[.$B$12];&quot;getRandomNumber&quot;;INFO.OBBA.OBBA.OBMAKE(&quot;&quot;;&quot;int&quot;;[.H439])))" office:value-type="float" office:value="0.885918834379048" calcext:value-type="float">
            <text:p>0,886</text:p>
          </table:table-cell>
          <table:table-cell table:style-name="ce1"/>
          <table:table-cell table:style-name="ce20" table:formula="of:=[.K438]+2" office:value-type="float" office:value="862" calcext:value-type="float">
            <text:p>862</text:p>
          </table:table-cell>
          <table:table-cell table:style-name="ce20" table:formula="of:=[.L438]+2" office:value-type="float" office:value="863" calcext:value-type="float">
            <text:p>863</text:p>
          </table:table-cell>
          <table:table-cell table:style-name="ce24" table:formula="of:=INFO.OBBA.OBBA.OBGET(INFO.OBBA.OBBA.OBCALL(&quot;&quot;;[.$B$12];&quot;getRandomNumber&quot;;INFO.OBBA.OBBA.OBMAKE(&quot;&quot;;&quot;int&quot;;[.K439])))" office:value-type="float" office:value="0.766427926696085" calcext:value-type="float">
            <text:p>0,766</text:p>
          </table:table-cell>
          <table:table-cell table:style-name="ce24" table:formula="of:=INFO.OBBA.OBBA.OBGET(INFO.OBBA.OBBA.OBCALL(&quot;&quot;;[.$B$12];&quot;getRandomNumber&quot;;INFO.OBBA.OBBA.OBMAKE(&quot;&quot;;&quot;int&quot;;[.L439])))" office:value-type="float" office:value="0.511408291830484" calcext:value-type="float">
            <text:p>0,51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2" calcext:value-type="float">
            <text:p>432</text:p>
          </table:table-cell>
          <table:table-cell table:style-name="ce24" table:formula="of:=INFO.OBBA.OBBA.OBGET(INFO.OBBA.OBBA.OBCALL(&quot;&quot;;[.$B$12];&quot;getRandomNumber&quot;;INFO.OBBA.OBBA.OBMAKE(&quot;&quot;;&quot;int&quot;;[.H440])))" office:value-type="float" office:value="0.677882380790777" calcext:value-type="float">
            <text:p>0,678</text:p>
          </table:table-cell>
          <table:table-cell table:style-name="ce1"/>
          <table:table-cell table:style-name="ce20" table:formula="of:=[.K439]+2" office:value-type="float" office:value="864" calcext:value-type="float">
            <text:p>864</text:p>
          </table:table-cell>
          <table:table-cell table:style-name="ce20" table:formula="of:=[.L439]+2" office:value-type="float" office:value="865" calcext:value-type="float">
            <text:p>865</text:p>
          </table:table-cell>
          <table:table-cell table:style-name="ce24" table:formula="of:=INFO.OBBA.OBBA.OBGET(INFO.OBBA.OBBA.OBCALL(&quot;&quot;;[.$B$12];&quot;getRandomNumber&quot;;INFO.OBBA.OBBA.OBMAKE(&quot;&quot;;&quot;int&quot;;[.K440])))" office:value-type="float" office:value="0.0789813933342725" calcext:value-type="float">
            <text:p>0,079</text:p>
          </table:table-cell>
          <table:table-cell table:style-name="ce24" table:formula="of:=INFO.OBBA.OBBA.OBGET(INFO.OBBA.OBBA.OBCALL(&quot;&quot;;[.$B$12];&quot;getRandomNumber&quot;;INFO.OBBA.OBBA.OBMAKE(&quot;&quot;;&quot;int&quot;;[.L440])))" office:value-type="float" office:value="0.867915236652593" calcext:value-type="float">
            <text:p>0,86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3" calcext:value-type="float">
            <text:p>433</text:p>
          </table:table-cell>
          <table:table-cell table:style-name="ce24" table:formula="of:=INFO.OBBA.OBBA.OBGET(INFO.OBBA.OBBA.OBCALL(&quot;&quot;;[.$B$12];&quot;getRandomNumber&quot;;INFO.OBBA.OBBA.OBMAKE(&quot;&quot;;&quot;int&quot;;[.H441])))" office:value-type="float" office:value="0.0401525270298984" calcext:value-type="float">
            <text:p>0,040</text:p>
          </table:table-cell>
          <table:table-cell table:style-name="ce1"/>
          <table:table-cell table:style-name="ce20" table:formula="of:=[.K440]+2" office:value-type="float" office:value="866" calcext:value-type="float">
            <text:p>866</text:p>
          </table:table-cell>
          <table:table-cell table:style-name="ce20" table:formula="of:=[.L440]+2" office:value-type="float" office:value="867" calcext:value-type="float">
            <text:p>867</text:p>
          </table:table-cell>
          <table:table-cell table:style-name="ce24" table:formula="of:=INFO.OBBA.OBBA.OBGET(INFO.OBBA.OBBA.OBCALL(&quot;&quot;;[.$B$12];&quot;getRandomNumber&quot;;INFO.OBBA.OBBA.OBMAKE(&quot;&quot;;&quot;int&quot;;[.K441])))" office:value-type="float" office:value="0.730968646497013" calcext:value-type="float">
            <text:p>0,731</text:p>
          </table:table-cell>
          <table:table-cell table:style-name="ce24" table:formula="of:=INFO.OBBA.OBBA.OBGET(INFO.OBBA.OBBA.OBCALL(&quot;&quot;;[.$B$12];&quot;getRandomNumber&quot;;INFO.OBBA.OBBA.OBMAKE(&quot;&quot;;&quot;int&quot;;[.L441])))" office:value-type="float" office:value="0.211226135752351" calcext:value-type="float">
            <text:p>0,21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4" calcext:value-type="float">
            <text:p>434</text:p>
          </table:table-cell>
          <table:table-cell table:style-name="ce24" table:formula="of:=INFO.OBBA.OBBA.OBGET(INFO.OBBA.OBBA.OBCALL(&quot;&quot;;[.$B$12];&quot;getRandomNumber&quot;;INFO.OBBA.OBBA.OBMAKE(&quot;&quot;;&quot;int&quot;;[.H442])))" office:value-type="float" office:value="0.475047803723508" calcext:value-type="float">
            <text:p>0,475</text:p>
          </table:table-cell>
          <table:table-cell table:style-name="ce1"/>
          <table:table-cell table:style-name="ce20" table:formula="of:=[.K441]+2" office:value-type="float" office:value="868" calcext:value-type="float">
            <text:p>868</text:p>
          </table:table-cell>
          <table:table-cell table:style-name="ce20" table:formula="of:=[.L441]+2" office:value-type="float" office:value="869" calcext:value-type="float">
            <text:p>869</text:p>
          </table:table-cell>
          <table:table-cell table:style-name="ce24" table:formula="of:=INFO.OBBA.OBBA.OBGET(INFO.OBBA.OBBA.OBCALL(&quot;&quot;;[.$B$12];&quot;getRandomNumber&quot;;INFO.OBBA.OBBA.OBMAKE(&quot;&quot;;&quot;int&quot;;[.K442])))" office:value-type="float" office:value="0.134401058966724" calcext:value-type="float">
            <text:p>0,134</text:p>
          </table:table-cell>
          <table:table-cell table:style-name="ce24" table:formula="of:=INFO.OBBA.OBBA.OBGET(INFO.OBBA.OBBA.OBCALL(&quot;&quot;;[.$B$12];&quot;getRandomNumber&quot;;INFO.OBBA.OBBA.OBMAKE(&quot;&quot;;&quot;int&quot;;[.L442])))" office:value-type="float" office:value="0.807144298326419" calcext:value-type="float">
            <text:p>0,80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5" calcext:value-type="float">
            <text:p>435</text:p>
          </table:table-cell>
          <table:table-cell table:style-name="ce24" table:formula="of:=INFO.OBBA.OBBA.OBGET(INFO.OBBA.OBBA.OBCALL(&quot;&quot;;[.$B$12];&quot;getRandomNumber&quot;;INFO.OBBA.OBBA.OBMAKE(&quot;&quot;;&quot;int&quot;;[.H443])))" office:value-type="float" office:value="0.710950435876996" calcext:value-type="float">
            <text:p>0,711</text:p>
          </table:table-cell>
          <table:table-cell table:style-name="ce1"/>
          <table:table-cell table:style-name="ce20" table:formula="of:=[.K442]+2" office:value-type="float" office:value="870" calcext:value-type="float">
            <text:p>870</text:p>
          </table:table-cell>
          <table:table-cell table:style-name="ce20" table:formula="of:=[.L442]+2" office:value-type="float" office:value="871" calcext:value-type="float">
            <text:p>871</text:p>
          </table:table-cell>
          <table:table-cell table:style-name="ce24" table:formula="of:=INFO.OBBA.OBBA.OBGET(INFO.OBBA.OBBA.OBCALL(&quot;&quot;;[.$B$12];&quot;getRandomNumber&quot;;INFO.OBBA.OBBA.OBMAKE(&quot;&quot;;&quot;int&quot;;[.K443])))" office:value-type="float" office:value="0.221815215306471" calcext:value-type="float">
            <text:p>0,222</text:p>
          </table:table-cell>
          <table:table-cell table:style-name="ce24" table:formula="of:=INFO.OBBA.OBBA.OBGET(INFO.OBBA.OBBA.OBCALL(&quot;&quot;;[.$B$12];&quot;getRandomNumber&quot;;INFO.OBBA.OBBA.OBMAKE(&quot;&quot;;&quot;int&quot;;[.L443])))" office:value-type="float" office:value="0.114420142578141" calcext:value-type="float">
            <text:p>0,11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6" calcext:value-type="float">
            <text:p>436</text:p>
          </table:table-cell>
          <table:table-cell table:style-name="ce24" table:formula="of:=INFO.OBBA.OBBA.OBGET(INFO.OBBA.OBBA.OBCALL(&quot;&quot;;[.$B$12];&quot;getRandomNumber&quot;;INFO.OBBA.OBBA.OBMAKE(&quot;&quot;;&quot;int&quot;;[.H444])))" office:value-type="float" office:value="0.342204826427678" calcext:value-type="float">
            <text:p>0,342</text:p>
          </table:table-cell>
          <table:table-cell table:style-name="ce1"/>
          <table:table-cell table:style-name="ce20" table:formula="of:=[.K443]+2" office:value-type="float" office:value="872" calcext:value-type="float">
            <text:p>872</text:p>
          </table:table-cell>
          <table:table-cell table:style-name="ce20" table:formula="of:=[.L443]+2" office:value-type="float" office:value="873" calcext:value-type="float">
            <text:p>873</text:p>
          </table:table-cell>
          <table:table-cell table:style-name="ce24" table:formula="of:=INFO.OBBA.OBBA.OBGET(INFO.OBBA.OBBA.OBCALL(&quot;&quot;;[.$B$12];&quot;getRandomNumber&quot;;INFO.OBBA.OBBA.OBMAKE(&quot;&quot;;&quot;int&quot;;[.K444])))" office:value-type="float" office:value="0.104431611084552" calcext:value-type="float">
            <text:p>0,104</text:p>
          </table:table-cell>
          <table:table-cell table:style-name="ce24" table:formula="of:=INFO.OBBA.OBBA.OBGET(INFO.OBBA.OBBA.OBCALL(&quot;&quot;;[.$B$12];&quot;getRandomNumber&quot;;INFO.OBBA.OBBA.OBMAKE(&quot;&quot;;&quot;int&quot;;[.L444])))" office:value-type="float" office:value="0.150003570448092" calcext:value-type="float">
            <text:p>0,1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7" calcext:value-type="float">
            <text:p>437</text:p>
          </table:table-cell>
          <table:table-cell table:style-name="ce24" table:formula="of:=INFO.OBBA.OBBA.OBGET(INFO.OBBA.OBBA.OBCALL(&quot;&quot;;[.$B$12];&quot;getRandomNumber&quot;;INFO.OBBA.OBBA.OBMAKE(&quot;&quot;;&quot;int&quot;;[.H445])))" office:value-type="float" office:value="0.436771928762241" calcext:value-type="float">
            <text:p>0,437</text:p>
          </table:table-cell>
          <table:table-cell table:style-name="ce1"/>
          <table:table-cell table:style-name="ce20" table:formula="of:=[.K444]+2" office:value-type="float" office:value="874" calcext:value-type="float">
            <text:p>874</text:p>
          </table:table-cell>
          <table:table-cell table:style-name="ce20" table:formula="of:=[.L444]+2" office:value-type="float" office:value="875" calcext:value-type="float">
            <text:p>875</text:p>
          </table:table-cell>
          <table:table-cell table:style-name="ce24" table:formula="of:=INFO.OBBA.OBBA.OBGET(INFO.OBBA.OBBA.OBCALL(&quot;&quot;;[.$B$12];&quot;getRandomNumber&quot;;INFO.OBBA.OBBA.OBMAKE(&quot;&quot;;&quot;int&quot;;[.K445])))" office:value-type="float" office:value="0.683028928691367" calcext:value-type="float">
            <text:p>0,683</text:p>
          </table:table-cell>
          <table:table-cell table:style-name="ce24" table:formula="of:=INFO.OBBA.OBBA.OBGET(INFO.OBBA.OBBA.OBCALL(&quot;&quot;;[.$B$12];&quot;getRandomNumber&quot;;INFO.OBBA.OBBA.OBMAKE(&quot;&quot;;&quot;int&quot;;[.L445])))" office:value-type="float" office:value="0.822807520883528" calcext:value-type="float">
            <text:p>0,82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8" calcext:value-type="float">
            <text:p>438</text:p>
          </table:table-cell>
          <table:table-cell table:style-name="ce24" table:formula="of:=INFO.OBBA.OBBA.OBGET(INFO.OBBA.OBBA.OBCALL(&quot;&quot;;[.$B$12];&quot;getRandomNumber&quot;;INFO.OBBA.OBBA.OBMAKE(&quot;&quot;;&quot;int&quot;;[.H446])))" office:value-type="float" office:value="0.260137401733796" calcext:value-type="float">
            <text:p>0,260</text:p>
          </table:table-cell>
          <table:table-cell table:style-name="ce1"/>
          <table:table-cell table:style-name="ce20" table:formula="of:=[.K445]+2" office:value-type="float" office:value="876" calcext:value-type="float">
            <text:p>876</text:p>
          </table:table-cell>
          <table:table-cell table:style-name="ce20" table:formula="of:=[.L445]+2" office:value-type="float" office:value="877" calcext:value-type="float">
            <text:p>877</text:p>
          </table:table-cell>
          <table:table-cell table:style-name="ce24" table:formula="of:=INFO.OBBA.OBBA.OBGET(INFO.OBBA.OBBA.OBCALL(&quot;&quot;;[.$B$12];&quot;getRandomNumber&quot;;INFO.OBBA.OBBA.OBMAKE(&quot;&quot;;&quot;int&quot;;[.K446])))" office:value-type="float" office:value="0.502200774638689" calcext:value-type="float">
            <text:p>0,502</text:p>
          </table:table-cell>
          <table:table-cell table:style-name="ce24" table:formula="of:=INFO.OBBA.OBBA.OBGET(INFO.OBBA.OBBA.OBCALL(&quot;&quot;;[.$B$12];&quot;getRandomNumber&quot;;INFO.OBBA.OBBA.OBMAKE(&quot;&quot;;&quot;int&quot;;[.L446])))" office:value-type="float" office:value="0.367325233319842" calcext:value-type="float">
            <text:p>0,36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9" calcext:value-type="float">
            <text:p>439</text:p>
          </table:table-cell>
          <table:table-cell table:style-name="ce24" table:formula="of:=INFO.OBBA.OBBA.OBGET(INFO.OBBA.OBBA.OBCALL(&quot;&quot;;[.$B$12];&quot;getRandomNumber&quot;;INFO.OBBA.OBBA.OBMAKE(&quot;&quot;;&quot;int&quot;;[.H447])))" office:value-type="float" office:value="0.373251893301623" calcext:value-type="float">
            <text:p>0,373</text:p>
          </table:table-cell>
          <table:table-cell table:style-name="ce1"/>
          <table:table-cell table:style-name="ce20" table:formula="of:=[.K446]+2" office:value-type="float" office:value="878" calcext:value-type="float">
            <text:p>878</text:p>
          </table:table-cell>
          <table:table-cell table:style-name="ce20" table:formula="of:=[.L446]+2" office:value-type="float" office:value="879" calcext:value-type="float">
            <text:p>879</text:p>
          </table:table-cell>
          <table:table-cell table:style-name="ce24" table:formula="of:=INFO.OBBA.OBBA.OBGET(INFO.OBBA.OBBA.OBCALL(&quot;&quot;;[.$B$12];&quot;getRandomNumber&quot;;INFO.OBBA.OBBA.OBMAKE(&quot;&quot;;&quot;int&quot;;[.K447])))" office:value-type="float" office:value="0.229058185719871" calcext:value-type="float">
            <text:p>0,229</text:p>
          </table:table-cell>
          <table:table-cell table:style-name="ce24" table:formula="of:=INFO.OBBA.OBBA.OBGET(INFO.OBBA.OBBA.OBCALL(&quot;&quot;;[.$B$12];&quot;getRandomNumber&quot;;INFO.OBBA.OBBA.OBMAKE(&quot;&quot;;&quot;int&quot;;[.L447])))" office:value-type="float" office:value="0.424200558899035" calcext:value-type="float">
            <text:p>0,42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0" calcext:value-type="float">
            <text:p>440</text:p>
          </table:table-cell>
          <table:table-cell table:style-name="ce24" table:formula="of:=INFO.OBBA.OBBA.OBGET(INFO.OBBA.OBBA.OBCALL(&quot;&quot;;[.$B$12];&quot;getRandomNumber&quot;;INFO.OBBA.OBBA.OBMAKE(&quot;&quot;;&quot;int&quot;;[.H448])))" office:value-type="float" office:value="0.369443551723332" calcext:value-type="float">
            <text:p>0,369</text:p>
          </table:table-cell>
          <table:table-cell table:style-name="ce1"/>
          <table:table-cell table:style-name="ce20" table:formula="of:=[.K447]+2" office:value-type="float" office:value="880" calcext:value-type="float">
            <text:p>880</text:p>
          </table:table-cell>
          <table:table-cell table:style-name="ce20" table:formula="of:=[.L447]+2" office:value-type="float" office:value="881" calcext:value-type="float">
            <text:p>881</text:p>
          </table:table-cell>
          <table:table-cell table:style-name="ce24" table:formula="of:=INFO.OBBA.OBBA.OBGET(INFO.OBBA.OBBA.OBCALL(&quot;&quot;;[.$B$12];&quot;getRandomNumber&quot;;INFO.OBBA.OBBA.OBMAKE(&quot;&quot;;&quot;int&quot;;[.K448])))" office:value-type="float" office:value="0.342868773639533" calcext:value-type="float">
            <text:p>0,343</text:p>
          </table:table-cell>
          <table:table-cell table:style-name="ce24" table:formula="of:=INFO.OBBA.OBBA.OBGET(INFO.OBBA.OBBA.OBCALL(&quot;&quot;;[.$B$12];&quot;getRandomNumber&quot;;INFO.OBBA.OBBA.OBMAKE(&quot;&quot;;&quot;int&quot;;[.L448])))" office:value-type="float" office:value="0.868142294563273" calcext:value-type="float">
            <text:p>0,86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1" calcext:value-type="float">
            <text:p>441</text:p>
          </table:table-cell>
          <table:table-cell table:style-name="ce24" table:formula="of:=INFO.OBBA.OBBA.OBGET(INFO.OBBA.OBBA.OBCALL(&quot;&quot;;[.$B$12];&quot;getRandomNumber&quot;;INFO.OBBA.OBBA.OBMAKE(&quot;&quot;;&quot;int&quot;;[.H449])))" office:value-type="float" office:value="0.346095115985111" calcext:value-type="float">
            <text:p>0,346</text:p>
          </table:table-cell>
          <table:table-cell table:style-name="ce1"/>
          <table:table-cell table:style-name="ce20" table:formula="of:=[.K448]+2" office:value-type="float" office:value="882" calcext:value-type="float">
            <text:p>882</text:p>
          </table:table-cell>
          <table:table-cell table:style-name="ce20" table:formula="of:=[.L448]+2" office:value-type="float" office:value="883" calcext:value-type="float">
            <text:p>883</text:p>
          </table:table-cell>
          <table:table-cell table:style-name="ce24" table:formula="of:=INFO.OBBA.OBBA.OBGET(INFO.OBBA.OBBA.OBCALL(&quot;&quot;;[.$B$12];&quot;getRandomNumber&quot;;INFO.OBBA.OBBA.OBMAKE(&quot;&quot;;&quot;int&quot;;[.K449])))" office:value-type="float" office:value="0.351673278206848" calcext:value-type="float">
            <text:p>0,352</text:p>
          </table:table-cell>
          <table:table-cell table:style-name="ce24" table:formula="of:=INFO.OBBA.OBBA.OBGET(INFO.OBBA.OBBA.OBCALL(&quot;&quot;;[.$B$12];&quot;getRandomNumber&quot;;INFO.OBBA.OBBA.OBMAKE(&quot;&quot;;&quot;int&quot;;[.L449])))" office:value-type="float" office:value="0.162382547326722" calcext:value-type="float">
            <text:p>0,16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2" calcext:value-type="float">
            <text:p>442</text:p>
          </table:table-cell>
          <table:table-cell table:style-name="ce24" table:formula="of:=INFO.OBBA.OBBA.OBGET(INFO.OBBA.OBBA.OBCALL(&quot;&quot;;[.$B$12];&quot;getRandomNumber&quot;;INFO.OBBA.OBBA.OBMAKE(&quot;&quot;;&quot;int&quot;;[.H450])))" office:value-type="float" office:value="0.232856327378562" calcext:value-type="float">
            <text:p>0,233</text:p>
          </table:table-cell>
          <table:table-cell table:style-name="ce1"/>
          <table:table-cell table:style-name="ce20" table:formula="of:=[.K449]+2" office:value-type="float" office:value="884" calcext:value-type="float">
            <text:p>884</text:p>
          </table:table-cell>
          <table:table-cell table:style-name="ce20" table:formula="of:=[.L449]+2" office:value-type="float" office:value="885" calcext:value-type="float">
            <text:p>885</text:p>
          </table:table-cell>
          <table:table-cell table:style-name="ce24" table:formula="of:=INFO.OBBA.OBBA.OBGET(INFO.OBBA.OBBA.OBCALL(&quot;&quot;;[.$B$12];&quot;getRandomNumber&quot;;INFO.OBBA.OBBA.OBMAKE(&quot;&quot;;&quot;int&quot;;[.K450])))" office:value-type="float" office:value="0.816310676387655" calcext:value-type="float">
            <text:p>0,816</text:p>
          </table:table-cell>
          <table:table-cell table:style-name="ce24" table:formula="of:=INFO.OBBA.OBBA.OBGET(INFO.OBBA.OBBA.OBCALL(&quot;&quot;;[.$B$12];&quot;getRandomNumber&quot;;INFO.OBBA.OBBA.OBMAKE(&quot;&quot;;&quot;int&quot;;[.L450])))" office:value-type="float" office:value="0.127495742553492" calcext:value-type="float">
            <text:p>0,12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3" calcext:value-type="float">
            <text:p>443</text:p>
          </table:table-cell>
          <table:table-cell table:style-name="ce24" table:formula="of:=INFO.OBBA.OBBA.OBGET(INFO.OBBA.OBBA.OBCALL(&quot;&quot;;[.$B$12];&quot;getRandomNumber&quot;;INFO.OBBA.OBBA.OBMAKE(&quot;&quot;;&quot;int&quot;;[.H451])))" office:value-type="float" office:value="0.207898336394235" calcext:value-type="float">
            <text:p>0,208</text:p>
          </table:table-cell>
          <table:table-cell table:style-name="ce1"/>
          <table:table-cell table:style-name="ce20" table:formula="of:=[.K450]+2" office:value-type="float" office:value="886" calcext:value-type="float">
            <text:p>886</text:p>
          </table:table-cell>
          <table:table-cell table:style-name="ce20" table:formula="of:=[.L450]+2" office:value-type="float" office:value="887" calcext:value-type="float">
            <text:p>887</text:p>
          </table:table-cell>
          <table:table-cell table:style-name="ce24" table:formula="of:=INFO.OBBA.OBBA.OBGET(INFO.OBBA.OBBA.OBCALL(&quot;&quot;;[.$B$12];&quot;getRandomNumber&quot;;INFO.OBBA.OBBA.OBMAKE(&quot;&quot;;&quot;int&quot;;[.K451])))" office:value-type="float" office:value="0.137115000018767" calcext:value-type="float">
            <text:p>0,137</text:p>
          </table:table-cell>
          <table:table-cell table:style-name="ce24" table:formula="of:=INFO.OBBA.OBBA.OBGET(INFO.OBBA.OBBA.OBCALL(&quot;&quot;;[.$B$12];&quot;getRandomNumber&quot;;INFO.OBBA.OBBA.OBMAKE(&quot;&quot;;&quot;int&quot;;[.L451])))" office:value-type="float" office:value="0.460125565637087" calcext:value-type="float">
            <text:p>0,46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4" calcext:value-type="float">
            <text:p>444</text:p>
          </table:table-cell>
          <table:table-cell table:style-name="ce24" table:formula="of:=INFO.OBBA.OBBA.OBGET(INFO.OBBA.OBBA.OBCALL(&quot;&quot;;[.$B$12];&quot;getRandomNumber&quot;;INFO.OBBA.OBBA.OBMAKE(&quot;&quot;;&quot;int&quot;;[.H452])))" office:value-type="float" office:value="0.35773616126051" calcext:value-type="float">
            <text:p>0,358</text:p>
          </table:table-cell>
          <table:table-cell table:style-name="ce1"/>
          <table:table-cell table:style-name="ce20" table:formula="of:=[.K451]+2" office:value-type="float" office:value="888" calcext:value-type="float">
            <text:p>888</text:p>
          </table:table-cell>
          <table:table-cell table:style-name="ce20" table:formula="of:=[.L451]+2" office:value-type="float" office:value="889" calcext:value-type="float">
            <text:p>889</text:p>
          </table:table-cell>
          <table:table-cell table:style-name="ce24" table:formula="of:=INFO.OBBA.OBBA.OBGET(INFO.OBBA.OBBA.OBCALL(&quot;&quot;;[.$B$12];&quot;getRandomNumber&quot;;INFO.OBBA.OBBA.OBMAKE(&quot;&quot;;&quot;int&quot;;[.K452])))" office:value-type="float" office:value="0.952031752447164" calcext:value-type="float">
            <text:p>0,952</text:p>
          </table:table-cell>
          <table:table-cell table:style-name="ce24" table:formula="of:=INFO.OBBA.OBBA.OBGET(INFO.OBBA.OBBA.OBCALL(&quot;&quot;;[.$B$12];&quot;getRandomNumber&quot;;INFO.OBBA.OBBA.OBMAKE(&quot;&quot;;&quot;int&quot;;[.L452])))" office:value-type="float" office:value="0.299334222947187" calcext:value-type="float">
            <text:p>0,29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5" calcext:value-type="float">
            <text:p>445</text:p>
          </table:table-cell>
          <table:table-cell table:style-name="ce24" table:formula="of:=INFO.OBBA.OBBA.OBGET(INFO.OBBA.OBBA.OBCALL(&quot;&quot;;[.$B$12];&quot;getRandomNumber&quot;;INFO.OBBA.OBBA.OBMAKE(&quot;&quot;;&quot;int&quot;;[.H453])))" office:value-type="float" office:value="0.200335616468024" calcext:value-type="float">
            <text:p>0,200</text:p>
          </table:table-cell>
          <table:table-cell table:style-name="ce1"/>
          <table:table-cell table:style-name="ce20" table:formula="of:=[.K452]+2" office:value-type="float" office:value="890" calcext:value-type="float">
            <text:p>890</text:p>
          </table:table-cell>
          <table:table-cell table:style-name="ce20" table:formula="of:=[.L452]+2" office:value-type="float" office:value="891" calcext:value-type="float">
            <text:p>891</text:p>
          </table:table-cell>
          <table:table-cell table:style-name="ce24" table:formula="of:=INFO.OBBA.OBBA.OBGET(INFO.OBBA.OBBA.OBCALL(&quot;&quot;;[.$B$12];&quot;getRandomNumber&quot;;INFO.OBBA.OBBA.OBMAKE(&quot;&quot;;&quot;int&quot;;[.K453])))" office:value-type="float" office:value="0.936960848066859" calcext:value-type="float">
            <text:p>0,937</text:p>
          </table:table-cell>
          <table:table-cell table:style-name="ce24" table:formula="of:=INFO.OBBA.OBBA.OBGET(INFO.OBBA.OBBA.OBCALL(&quot;&quot;;[.$B$12];&quot;getRandomNumber&quot;;INFO.OBBA.OBBA.OBMAKE(&quot;&quot;;&quot;int&quot;;[.L453])))" office:value-type="float" office:value="0.722762092905528" calcext:value-type="float">
            <text:p>0,72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6" calcext:value-type="float">
            <text:p>446</text:p>
          </table:table-cell>
          <table:table-cell table:style-name="ce24" table:formula="of:=INFO.OBBA.OBBA.OBGET(INFO.OBBA.OBBA.OBCALL(&quot;&quot;;[.$B$12];&quot;getRandomNumber&quot;;INFO.OBBA.OBBA.OBMAKE(&quot;&quot;;&quot;int&quot;;[.H454])))" office:value-type="float" office:value="0.264309996462623" calcext:value-type="float">
            <text:p>0,264</text:p>
          </table:table-cell>
          <table:table-cell table:style-name="ce1"/>
          <table:table-cell table:style-name="ce20" table:formula="of:=[.K453]+2" office:value-type="float" office:value="892" calcext:value-type="float">
            <text:p>892</text:p>
          </table:table-cell>
          <table:table-cell table:style-name="ce20" table:formula="of:=[.L453]+2" office:value-type="float" office:value="893" calcext:value-type="float">
            <text:p>893</text:p>
          </table:table-cell>
          <table:table-cell table:style-name="ce24" table:formula="of:=INFO.OBBA.OBBA.OBGET(INFO.OBBA.OBBA.OBCALL(&quot;&quot;;[.$B$12];&quot;getRandomNumber&quot;;INFO.OBBA.OBBA.OBMAKE(&quot;&quot;;&quot;int&quot;;[.K454])))" office:value-type="float" office:value="0.545918690428508" calcext:value-type="float">
            <text:p>0,546</text:p>
          </table:table-cell>
          <table:table-cell table:style-name="ce24" table:formula="of:=INFO.OBBA.OBBA.OBGET(INFO.OBBA.OBBA.OBCALL(&quot;&quot;;[.$B$12];&quot;getRandomNumber&quot;;INFO.OBBA.OBBA.OBMAKE(&quot;&quot;;&quot;int&quot;;[.L454])))" office:value-type="float" office:value="0.450122888334847" calcext:value-type="float">
            <text:p>0,4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7" calcext:value-type="float">
            <text:p>447</text:p>
          </table:table-cell>
          <table:table-cell table:style-name="ce24" table:formula="of:=INFO.OBBA.OBBA.OBGET(INFO.OBBA.OBBA.OBCALL(&quot;&quot;;[.$B$12];&quot;getRandomNumber&quot;;INFO.OBBA.OBBA.OBMAKE(&quot;&quot;;&quot;int&quot;;[.H455])))" office:value-type="float" office:value="0.686291502898018" calcext:value-type="float">
            <text:p>0,686</text:p>
          </table:table-cell>
          <table:table-cell table:style-name="ce1"/>
          <table:table-cell table:style-name="ce20" table:formula="of:=[.K454]+2" office:value-type="float" office:value="894" calcext:value-type="float">
            <text:p>894</text:p>
          </table:table-cell>
          <table:table-cell table:style-name="ce20" table:formula="of:=[.L454]+2" office:value-type="float" office:value="895" calcext:value-type="float">
            <text:p>895</text:p>
          </table:table-cell>
          <table:table-cell table:style-name="ce24" table:formula="of:=INFO.OBBA.OBBA.OBGET(INFO.OBBA.OBBA.OBCALL(&quot;&quot;;[.$B$12];&quot;getRandomNumber&quot;;INFO.OBBA.OBBA.OBMAKE(&quot;&quot;;&quot;int&quot;;[.K455])))" office:value-type="float" office:value="0.989519090002079" calcext:value-type="float">
            <text:p>0,990</text:p>
          </table:table-cell>
          <table:table-cell table:style-name="ce24" table:formula="of:=INFO.OBBA.OBBA.OBGET(INFO.OBBA.OBBA.OBCALL(&quot;&quot;;[.$B$12];&quot;getRandomNumber&quot;;INFO.OBBA.OBBA.OBMAKE(&quot;&quot;;&quot;int&quot;;[.L455])))" office:value-type="float" office:value="0.0722692825028203" calcext:value-type="float">
            <text:p>0,07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8" calcext:value-type="float">
            <text:p>448</text:p>
          </table:table-cell>
          <table:table-cell table:style-name="ce24" table:formula="of:=INFO.OBBA.OBBA.OBGET(INFO.OBBA.OBBA.OBCALL(&quot;&quot;;[.$B$12];&quot;getRandomNumber&quot;;INFO.OBBA.OBBA.OBMAKE(&quot;&quot;;&quot;int&quot;;[.H456])))" office:value-type="float" office:value="0.0133582301410197" calcext:value-type="float">
            <text:p>0,013</text:p>
          </table:table-cell>
          <table:table-cell table:style-name="ce1"/>
          <table:table-cell table:style-name="ce20" table:formula="of:=[.K455]+2" office:value-type="float" office:value="896" calcext:value-type="float">
            <text:p>896</text:p>
          </table:table-cell>
          <table:table-cell table:style-name="ce20" table:formula="of:=[.L455]+2" office:value-type="float" office:value="897" calcext:value-type="float">
            <text:p>897</text:p>
          </table:table-cell>
          <table:table-cell table:style-name="ce24" table:formula="of:=INFO.OBBA.OBBA.OBGET(INFO.OBBA.OBBA.OBCALL(&quot;&quot;;[.$B$12];&quot;getRandomNumber&quot;;INFO.OBBA.OBBA.OBMAKE(&quot;&quot;;&quot;int&quot;;[.K456])))" office:value-type="float" office:value="0.669989873359132" calcext:value-type="float">
            <text:p>0,670</text:p>
          </table:table-cell>
          <table:table-cell table:style-name="ce24" table:formula="of:=INFO.OBBA.OBBA.OBGET(INFO.OBBA.OBBA.OBCALL(&quot;&quot;;[.$B$12];&quot;getRandomNumber&quot;;INFO.OBBA.OBBA.OBMAKE(&quot;&quot;;&quot;int&quot;;[.L456])))" office:value-type="float" office:value="0.217448791260851" calcext:value-type="float">
            <text:p>0,21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9" calcext:value-type="float">
            <text:p>449</text:p>
          </table:table-cell>
          <table:table-cell table:style-name="ce24" table:formula="of:=INFO.OBBA.OBBA.OBGET(INFO.OBBA.OBBA.OBCALL(&quot;&quot;;[.$B$12];&quot;getRandomNumber&quot;;INFO.OBBA.OBBA.OBMAKE(&quot;&quot;;&quot;int&quot;;[.H457])))" office:value-type="float" office:value="0.982108152817378" calcext:value-type="float">
            <text:p>0,982</text:p>
          </table:table-cell>
          <table:table-cell table:style-name="ce1"/>
          <table:table-cell table:style-name="ce20" table:formula="of:=[.K456]+2" office:value-type="float" office:value="898" calcext:value-type="float">
            <text:p>898</text:p>
          </table:table-cell>
          <table:table-cell table:style-name="ce20" table:formula="of:=[.L456]+2" office:value-type="float" office:value="899" calcext:value-type="float">
            <text:p>899</text:p>
          </table:table-cell>
          <table:table-cell table:style-name="ce24" table:formula="of:=INFO.OBBA.OBBA.OBGET(INFO.OBBA.OBBA.OBCALL(&quot;&quot;;[.$B$12];&quot;getRandomNumber&quot;;INFO.OBBA.OBBA.OBMAKE(&quot;&quot;;&quot;int&quot;;[.K457])))" office:value-type="float" office:value="0.294797941236173" calcext:value-type="float">
            <text:p>0,295</text:p>
          </table:table-cell>
          <table:table-cell table:style-name="ce24" table:formula="of:=INFO.OBBA.OBBA.OBGET(INFO.OBBA.OBBA.OBCALL(&quot;&quot;;[.$B$12];&quot;getRandomNumber&quot;;INFO.OBBA.OBBA.OBMAKE(&quot;&quot;;&quot;int&quot;;[.L457])))" office:value-type="float" office:value="0.702624006022351" calcext:value-type="float">
            <text:p>0,70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0" calcext:value-type="float">
            <text:p>450</text:p>
          </table:table-cell>
          <table:table-cell table:style-name="ce24" table:formula="of:=INFO.OBBA.OBBA.OBGET(INFO.OBBA.OBBA.OBCALL(&quot;&quot;;[.$B$12];&quot;getRandomNumber&quot;;INFO.OBBA.OBBA.OBMAKE(&quot;&quot;;&quot;int&quot;;[.H458])))" office:value-type="float" office:value="0.0327275026189195" calcext:value-type="float">
            <text:p>0,033</text:p>
          </table:table-cell>
          <table:table-cell table:style-name="ce1"/>
          <table:table-cell table:style-name="ce20" table:formula="of:=[.K457]+2" office:value-type="float" office:value="900" calcext:value-type="float">
            <text:p>900</text:p>
          </table:table-cell>
          <table:table-cell table:style-name="ce20" table:formula="of:=[.L457]+2" office:value-type="float" office:value="901" calcext:value-type="float">
            <text:p>901</text:p>
          </table:table-cell>
          <table:table-cell table:style-name="ce24" table:formula="of:=INFO.OBBA.OBBA.OBGET(INFO.OBBA.OBBA.OBCALL(&quot;&quot;;[.$B$12];&quot;getRandomNumber&quot;;INFO.OBBA.OBBA.OBMAKE(&quot;&quot;;&quot;int&quot;;[.K458])))" office:value-type="float" office:value="0.552164724711966" calcext:value-type="float">
            <text:p>0,552</text:p>
          </table:table-cell>
          <table:table-cell table:style-name="ce24" table:formula="of:=INFO.OBBA.OBBA.OBGET(INFO.OBBA.OBBA.OBCALL(&quot;&quot;;[.$B$12];&quot;getRandomNumber&quot;;INFO.OBBA.OBBA.OBMAKE(&quot;&quot;;&quot;int&quot;;[.L458])))" office:value-type="float" office:value="0.52906820914795" calcext:value-type="float">
            <text:p>0,52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1" calcext:value-type="float">
            <text:p>451</text:p>
          </table:table-cell>
          <table:table-cell table:style-name="ce24" table:formula="of:=INFO.OBBA.OBBA.OBGET(INFO.OBBA.OBBA.OBCALL(&quot;&quot;;[.$B$12];&quot;getRandomNumber&quot;;INFO.OBBA.OBBA.OBMAKE(&quot;&quot;;&quot;int&quot;;[.H459])))" office:value-type="float" office:value="0.908695271141876" calcext:value-type="float">
            <text:p>0,909</text:p>
          </table:table-cell>
          <table:table-cell table:style-name="ce1"/>
          <table:table-cell table:style-name="ce20" table:formula="of:=[.K458]+2" office:value-type="float" office:value="902" calcext:value-type="float">
            <text:p>902</text:p>
          </table:table-cell>
          <table:table-cell table:style-name="ce20" table:formula="of:=[.L458]+2" office:value-type="float" office:value="903" calcext:value-type="float">
            <text:p>903</text:p>
          </table:table-cell>
          <table:table-cell table:style-name="ce24" table:formula="of:=INFO.OBBA.OBBA.OBGET(INFO.OBBA.OBBA.OBCALL(&quot;&quot;;[.$B$12];&quot;getRandomNumber&quot;;INFO.OBBA.OBBA.OBMAKE(&quot;&quot;;&quot;int&quot;;[.K459])))" office:value-type="float" office:value="0.84228004919355" calcext:value-type="float">
            <text:p>0,842</text:p>
          </table:table-cell>
          <table:table-cell table:style-name="ce24" table:formula="of:=INFO.OBBA.OBBA.OBGET(INFO.OBBA.OBBA.OBCALL(&quot;&quot;;[.$B$12];&quot;getRandomNumber&quot;;INFO.OBBA.OBBA.OBMAKE(&quot;&quot;;&quot;int&quot;;[.L459])))" office:value-type="float" office:value="0.245451733252539" calcext:value-type="float">
            <text:p>0,24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2" calcext:value-type="float">
            <text:p>452</text:p>
          </table:table-cell>
          <table:table-cell table:style-name="ce24" table:formula="of:=INFO.OBBA.OBBA.OBGET(INFO.OBBA.OBBA.OBCALL(&quot;&quot;;[.$B$12];&quot;getRandomNumber&quot;;INFO.OBBA.OBBA.OBMAKE(&quot;&quot;;&quot;int&quot;;[.H460])))" office:value-type="float" office:value="0.934411995948967" calcext:value-type="float">
            <text:p>0,934</text:p>
          </table:table-cell>
          <table:table-cell table:style-name="ce1"/>
          <table:table-cell table:style-name="ce20" table:formula="of:=[.K459]+2" office:value-type="float" office:value="904" calcext:value-type="float">
            <text:p>904</text:p>
          </table:table-cell>
          <table:table-cell table:style-name="ce20" table:formula="of:=[.L459]+2" office:value-type="float" office:value="905" calcext:value-type="float">
            <text:p>905</text:p>
          </table:table-cell>
          <table:table-cell table:style-name="ce24" table:formula="of:=INFO.OBBA.OBBA.OBGET(INFO.OBBA.OBBA.OBCALL(&quot;&quot;;[.$B$12];&quot;getRandomNumber&quot;;INFO.OBBA.OBBA.OBMAKE(&quot;&quot;;&quot;int&quot;;[.K460])))" office:value-type="float" office:value="0.36824809260935" calcext:value-type="float">
            <text:p>0,368</text:p>
          </table:table-cell>
          <table:table-cell table:style-name="ce24" table:formula="of:=INFO.OBBA.OBBA.OBGET(INFO.OBBA.OBBA.OBCALL(&quot;&quot;;[.$B$12];&quot;getRandomNumber&quot;;INFO.OBBA.OBBA.OBMAKE(&quot;&quot;;&quot;int&quot;;[.L460])))" office:value-type="float" office:value="0.776449365787546" calcext:value-type="float">
            <text:p>0,77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3" calcext:value-type="float">
            <text:p>453</text:p>
          </table:table-cell>
          <table:table-cell table:style-name="ce24" table:formula="of:=INFO.OBBA.OBBA.OBGET(INFO.OBBA.OBBA.OBCALL(&quot;&quot;;[.$B$12];&quot;getRandomNumber&quot;;INFO.OBBA.OBBA.OBMAKE(&quot;&quot;;&quot;int&quot;;[.H461])))" office:value-type="float" office:value="0.139069076674531" calcext:value-type="float">
            <text:p>0,139</text:p>
          </table:table-cell>
          <table:table-cell table:style-name="ce1"/>
          <table:table-cell table:style-name="ce20" table:formula="of:=[.K460]+2" office:value-type="float" office:value="906" calcext:value-type="float">
            <text:p>906</text:p>
          </table:table-cell>
          <table:table-cell table:style-name="ce20" table:formula="of:=[.L460]+2" office:value-type="float" office:value="907" calcext:value-type="float">
            <text:p>907</text:p>
          </table:table-cell>
          <table:table-cell table:style-name="ce24" table:formula="of:=INFO.OBBA.OBBA.OBGET(INFO.OBBA.OBBA.OBCALL(&quot;&quot;;[.$B$12];&quot;getRandomNumber&quot;;INFO.OBBA.OBBA.OBMAKE(&quot;&quot;;&quot;int&quot;;[.K461])))" office:value-type="float" office:value="0.229608896556164" calcext:value-type="float">
            <text:p>0,230</text:p>
          </table:table-cell>
          <table:table-cell table:style-name="ce24" table:formula="of:=INFO.OBBA.OBBA.OBGET(INFO.OBBA.OBBA.OBCALL(&quot;&quot;;[.$B$12];&quot;getRandomNumber&quot;;INFO.OBBA.OBBA.OBMAKE(&quot;&quot;;&quot;int&quot;;[.L461])))" office:value-type="float" office:value="0.443527298455396" calcext:value-type="float">
            <text:p>0,44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4" calcext:value-type="float">
            <text:p>454</text:p>
          </table:table-cell>
          <table:table-cell table:style-name="ce24" table:formula="of:=INFO.OBBA.OBBA.OBGET(INFO.OBBA.OBBA.OBCALL(&quot;&quot;;[.$B$12];&quot;getRandomNumber&quot;;INFO.OBBA.OBBA.OBMAKE(&quot;&quot;;&quot;int&quot;;[.H462])))" office:value-type="float" office:value="0.159169675966875" calcext:value-type="float">
            <text:p>0,159</text:p>
          </table:table-cell>
          <table:table-cell table:style-name="ce1"/>
          <table:table-cell table:style-name="ce20" table:formula="of:=[.K461]+2" office:value-type="float" office:value="908" calcext:value-type="float">
            <text:p>908</text:p>
          </table:table-cell>
          <table:table-cell table:style-name="ce20" table:formula="of:=[.L461]+2" office:value-type="float" office:value="909" calcext:value-type="float">
            <text:p>909</text:p>
          </table:table-cell>
          <table:table-cell table:style-name="ce24" table:formula="of:=INFO.OBBA.OBBA.OBGET(INFO.OBBA.OBBA.OBCALL(&quot;&quot;;[.$B$12];&quot;getRandomNumber&quot;;INFO.OBBA.OBBA.OBMAKE(&quot;&quot;;&quot;int&quot;;[.K462])))" office:value-type="float" office:value="0.78610829199358" calcext:value-type="float">
            <text:p>0,786</text:p>
          </table:table-cell>
          <table:table-cell table:style-name="ce24" table:formula="of:=INFO.OBBA.OBBA.OBGET(INFO.OBBA.OBBA.OBCALL(&quot;&quot;;[.$B$12];&quot;getRandomNumber&quot;;INFO.OBBA.OBBA.OBMAKE(&quot;&quot;;&quot;int&quot;;[.L462])))" office:value-type="float" office:value="0.568055988994807" calcext:value-type="float">
            <text:p>0,56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5" calcext:value-type="float">
            <text:p>455</text:p>
          </table:table-cell>
          <table:table-cell table:style-name="ce24" table:formula="of:=INFO.OBBA.OBBA.OBGET(INFO.OBBA.OBBA.OBCALL(&quot;&quot;;[.$B$12];&quot;getRandomNumber&quot;;INFO.OBBA.OBBA.OBMAKE(&quot;&quot;;&quot;int&quot;;[.H463])))" office:value-type="float" office:value="0.433341310500672" calcext:value-type="float">
            <text:p>0,433</text:p>
          </table:table-cell>
          <table:table-cell table:style-name="ce1"/>
          <table:table-cell table:style-name="ce20" table:formula="of:=[.K462]+2" office:value-type="float" office:value="910" calcext:value-type="float">
            <text:p>910</text:p>
          </table:table-cell>
          <table:table-cell table:style-name="ce20" table:formula="of:=[.L462]+2" office:value-type="float" office:value="911" calcext:value-type="float">
            <text:p>911</text:p>
          </table:table-cell>
          <table:table-cell table:style-name="ce24" table:formula="of:=INFO.OBBA.OBBA.OBGET(INFO.OBBA.OBBA.OBCALL(&quot;&quot;;[.$B$12];&quot;getRandomNumber&quot;;INFO.OBBA.OBBA.OBMAKE(&quot;&quot;;&quot;int&quot;;[.K463])))" office:value-type="float" office:value="0.0284443897856422" calcext:value-type="float">
            <text:p>0,028</text:p>
          </table:table-cell>
          <table:table-cell table:style-name="ce24" table:formula="of:=INFO.OBBA.OBBA.OBGET(INFO.OBBA.OBBA.OBCALL(&quot;&quot;;[.$B$12];&quot;getRandomNumber&quot;;INFO.OBBA.OBBA.OBMAKE(&quot;&quot;;&quot;int&quot;;[.L463])))" office:value-type="float" office:value="0.148875744082531" calcext:value-type="float">
            <text:p>0,14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6" calcext:value-type="float">
            <text:p>456</text:p>
          </table:table-cell>
          <table:table-cell table:style-name="ce24" table:formula="of:=INFO.OBBA.OBBA.OBGET(INFO.OBBA.OBBA.OBCALL(&quot;&quot;;[.$B$12];&quot;getRandomNumber&quot;;INFO.OBBA.OBBA.OBMAKE(&quot;&quot;;&quot;int&quot;;[.H464])))" office:value-type="float" office:value="0.834026836753459" calcext:value-type="float">
            <text:p>0,834</text:p>
          </table:table-cell>
          <table:table-cell table:style-name="ce1"/>
          <table:table-cell table:style-name="ce20" table:formula="of:=[.K463]+2" office:value-type="float" office:value="912" calcext:value-type="float">
            <text:p>912</text:p>
          </table:table-cell>
          <table:table-cell table:style-name="ce20" table:formula="of:=[.L463]+2" office:value-type="float" office:value="913" calcext:value-type="float">
            <text:p>913</text:p>
          </table:table-cell>
          <table:table-cell table:style-name="ce24" table:formula="of:=INFO.OBBA.OBBA.OBGET(INFO.OBBA.OBBA.OBCALL(&quot;&quot;;[.$B$12];&quot;getRandomNumber&quot;;INFO.OBBA.OBBA.OBMAKE(&quot;&quot;;&quot;int&quot;;[.K464])))" office:value-type="float" office:value="0.196220774960542" calcext:value-type="float">
            <text:p>0,196</text:p>
          </table:table-cell>
          <table:table-cell table:style-name="ce24" table:formula="of:=INFO.OBBA.OBBA.OBGET(INFO.OBBA.OBBA.OBCALL(&quot;&quot;;[.$B$12];&quot;getRandomNumber&quot;;INFO.OBBA.OBBA.OBMAKE(&quot;&quot;;&quot;int&quot;;[.L464])))" office:value-type="float" office:value="0.192806104852658" calcext:value-type="float">
            <text:p>0,19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7" calcext:value-type="float">
            <text:p>457</text:p>
          </table:table-cell>
          <table:table-cell table:style-name="ce24" table:formula="of:=INFO.OBBA.OBBA.OBGET(INFO.OBBA.OBBA.OBCALL(&quot;&quot;;[.$B$12];&quot;getRandomNumber&quot;;INFO.OBBA.OBBA.OBMAKE(&quot;&quot;;&quot;int&quot;;[.H465])))" office:value-type="float" office:value="0.246164073160514" calcext:value-type="float">
            <text:p>0,246</text:p>
          </table:table-cell>
          <table:table-cell table:style-name="ce1"/>
          <table:table-cell table:style-name="ce20" table:formula="of:=[.K464]+2" office:value-type="float" office:value="914" calcext:value-type="float">
            <text:p>914</text:p>
          </table:table-cell>
          <table:table-cell table:style-name="ce20" table:formula="of:=[.L464]+2" office:value-type="float" office:value="915" calcext:value-type="float">
            <text:p>915</text:p>
          </table:table-cell>
          <table:table-cell table:style-name="ce24" table:formula="of:=INFO.OBBA.OBBA.OBGET(INFO.OBBA.OBBA.OBCALL(&quot;&quot;;[.$B$12];&quot;getRandomNumber&quot;;INFO.OBBA.OBBA.OBMAKE(&quot;&quot;;&quot;int&quot;;[.K465])))" office:value-type="float" office:value="0.291492725822363" calcext:value-type="float">
            <text:p>0,291</text:p>
          </table:table-cell>
          <table:table-cell table:style-name="ce24" table:formula="of:=INFO.OBBA.OBBA.OBGET(INFO.OBBA.OBBA.OBCALL(&quot;&quot;;[.$B$12];&quot;getRandomNumber&quot;;INFO.OBBA.OBBA.OBMAKE(&quot;&quot;;&quot;int&quot;;[.L465])))" office:value-type="float" office:value="0.290184028247122" calcext:value-type="float">
            <text:p>0,29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8" calcext:value-type="float">
            <text:p>458</text:p>
          </table:table-cell>
          <table:table-cell table:style-name="ce24" table:formula="of:=INFO.OBBA.OBBA.OBGET(INFO.OBBA.OBBA.OBCALL(&quot;&quot;;[.$B$12];&quot;getRandomNumber&quot;;INFO.OBBA.OBBA.OBMAKE(&quot;&quot;;&quot;int&quot;;[.H466])))" office:value-type="float" office:value="0.455921943891064" calcext:value-type="float">
            <text:p>0,456</text:p>
          </table:table-cell>
          <table:table-cell table:style-name="ce1"/>
          <table:table-cell table:style-name="ce20" table:formula="of:=[.K465]+2" office:value-type="float" office:value="916" calcext:value-type="float">
            <text:p>916</text:p>
          </table:table-cell>
          <table:table-cell table:style-name="ce20" table:formula="of:=[.L465]+2" office:value-type="float" office:value="917" calcext:value-type="float">
            <text:p>917</text:p>
          </table:table-cell>
          <table:table-cell table:style-name="ce24" table:formula="of:=INFO.OBBA.OBBA.OBGET(INFO.OBBA.OBBA.OBCALL(&quot;&quot;;[.$B$12];&quot;getRandomNumber&quot;;INFO.OBBA.OBBA.OBMAKE(&quot;&quot;;&quot;int&quot;;[.K466])))" office:value-type="float" office:value="0.686451436993066" calcext:value-type="float">
            <text:p>0,686</text:p>
          </table:table-cell>
          <table:table-cell table:style-name="ce24" table:formula="of:=INFO.OBBA.OBBA.OBGET(INFO.OBBA.OBBA.OBCALL(&quot;&quot;;[.$B$12];&quot;getRandomNumber&quot;;INFO.OBBA.OBBA.OBMAKE(&quot;&quot;;&quot;int&quot;;[.L466])))" office:value-type="float" office:value="0.911740061964787" calcext:value-type="float">
            <text:p>0,91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9" calcext:value-type="float">
            <text:p>459</text:p>
          </table:table-cell>
          <table:table-cell table:style-name="ce24" table:formula="of:=INFO.OBBA.OBBA.OBGET(INFO.OBBA.OBBA.OBCALL(&quot;&quot;;[.$B$12];&quot;getRandomNumber&quot;;INFO.OBBA.OBBA.OBMAKE(&quot;&quot;;&quot;int&quot;;[.H467])))" office:value-type="float" office:value="0.858199288544827" calcext:value-type="float">
            <text:p>0,858</text:p>
          </table:table-cell>
          <table:table-cell table:style-name="ce1"/>
          <table:table-cell table:style-name="ce20" table:formula="of:=[.K466]+2" office:value-type="float" office:value="918" calcext:value-type="float">
            <text:p>918</text:p>
          </table:table-cell>
          <table:table-cell table:style-name="ce20" table:formula="of:=[.L466]+2" office:value-type="float" office:value="919" calcext:value-type="float">
            <text:p>919</text:p>
          </table:table-cell>
          <table:table-cell table:style-name="ce24" table:formula="of:=INFO.OBBA.OBBA.OBGET(INFO.OBBA.OBBA.OBCALL(&quot;&quot;;[.$B$12];&quot;getRandomNumber&quot;;INFO.OBBA.OBBA.OBMAKE(&quot;&quot;;&quot;int&quot;;[.K467])))" office:value-type="float" office:value="0.323713853639591" calcext:value-type="float">
            <text:p>0,324</text:p>
          </table:table-cell>
          <table:table-cell table:style-name="ce24" table:formula="of:=INFO.OBBA.OBBA.OBGET(INFO.OBBA.OBBA.OBCALL(&quot;&quot;;[.$B$12];&quot;getRandomNumber&quot;;INFO.OBBA.OBBA.OBMAKE(&quot;&quot;;&quot;int&quot;;[.L467])))" office:value-type="float" office:value="0.781774591342426" calcext:value-type="float">
            <text:p>0,78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0" calcext:value-type="float">
            <text:p>460</text:p>
          </table:table-cell>
          <table:table-cell table:style-name="ce24" table:formula="of:=INFO.OBBA.OBBA.OBGET(INFO.OBBA.OBBA.OBCALL(&quot;&quot;;[.$B$12];&quot;getRandomNumber&quot;;INFO.OBBA.OBBA.OBMAKE(&quot;&quot;;&quot;int&quot;;[.H468])))" office:value-type="float" office:value="0.844848016421101" calcext:value-type="float">
            <text:p>0,845</text:p>
          </table:table-cell>
          <table:table-cell table:style-name="ce1"/>
          <table:table-cell table:style-name="ce20" table:formula="of:=[.K467]+2" office:value-type="float" office:value="920" calcext:value-type="float">
            <text:p>920</text:p>
          </table:table-cell>
          <table:table-cell table:style-name="ce20" table:formula="of:=[.L467]+2" office:value-type="float" office:value="921" calcext:value-type="float">
            <text:p>921</text:p>
          </table:table-cell>
          <table:table-cell table:style-name="ce24" table:formula="of:=INFO.OBBA.OBBA.OBGET(INFO.OBBA.OBBA.OBCALL(&quot;&quot;;[.$B$12];&quot;getRandomNumber&quot;;INFO.OBBA.OBBA.OBMAKE(&quot;&quot;;&quot;int&quot;;[.K468])))" office:value-type="float" office:value="0.948562604081624" calcext:value-type="float">
            <text:p>0,949</text:p>
          </table:table-cell>
          <table:table-cell table:style-name="ce24" table:formula="of:=INFO.OBBA.OBBA.OBGET(INFO.OBBA.OBBA.OBCALL(&quot;&quot;;[.$B$12];&quot;getRandomNumber&quot;;INFO.OBBA.OBBA.OBMAKE(&quot;&quot;;&quot;int&quot;;[.L468])))" office:value-type="float" office:value="0.659551682610214" calcext:value-type="float">
            <text:p>0,66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1" calcext:value-type="float">
            <text:p>461</text:p>
          </table:table-cell>
          <table:table-cell table:style-name="ce24" table:formula="of:=INFO.OBBA.OBBA.OBGET(INFO.OBBA.OBBA.OBCALL(&quot;&quot;;[.$B$12];&quot;getRandomNumber&quot;;INFO.OBBA.OBBA.OBMAKE(&quot;&quot;;&quot;int&quot;;[.H469])))" office:value-type="float" office:value="0.891880472063755" calcext:value-type="float">
            <text:p>0,892</text:p>
          </table:table-cell>
          <table:table-cell table:style-name="ce1"/>
          <table:table-cell table:style-name="ce20" table:formula="of:=[.K468]+2" office:value-type="float" office:value="922" calcext:value-type="float">
            <text:p>922</text:p>
          </table:table-cell>
          <table:table-cell table:style-name="ce20" table:formula="of:=[.L468]+2" office:value-type="float" office:value="923" calcext:value-type="float">
            <text:p>923</text:p>
          </table:table-cell>
          <table:table-cell table:style-name="ce24" table:formula="of:=INFO.OBBA.OBBA.OBGET(INFO.OBBA.OBBA.OBCALL(&quot;&quot;;[.$B$12];&quot;getRandomNumber&quot;;INFO.OBBA.OBBA.OBMAKE(&quot;&quot;;&quot;int&quot;;[.K469])))" office:value-type="float" office:value="0.00679697163947313" calcext:value-type="float">
            <text:p>0,007</text:p>
          </table:table-cell>
          <table:table-cell table:style-name="ce24" table:formula="of:=INFO.OBBA.OBBA.OBGET(INFO.OBBA.OBBA.OBCALL(&quot;&quot;;[.$B$12];&quot;getRandomNumber&quot;;INFO.OBBA.OBBA.OBMAKE(&quot;&quot;;&quot;int&quot;;[.L469])))" office:value-type="float" office:value="0.558653736112567" calcext:value-type="float">
            <text:p>0,55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2" calcext:value-type="float">
            <text:p>462</text:p>
          </table:table-cell>
          <table:table-cell table:style-name="ce24" table:formula="of:=INFO.OBBA.OBBA.OBGET(INFO.OBBA.OBBA.OBCALL(&quot;&quot;;[.$B$12];&quot;getRandomNumber&quot;;INFO.OBBA.OBBA.OBMAKE(&quot;&quot;;&quot;int&quot;;[.H470])))" office:value-type="float" office:value="0.314332511007383" calcext:value-type="float">
            <text:p>0,314</text:p>
          </table:table-cell>
          <table:table-cell table:style-name="ce1"/>
          <table:table-cell table:style-name="ce20" table:formula="of:=[.K469]+2" office:value-type="float" office:value="924" calcext:value-type="float">
            <text:p>924</text:p>
          </table:table-cell>
          <table:table-cell table:style-name="ce20" table:formula="of:=[.L469]+2" office:value-type="float" office:value="925" calcext:value-type="float">
            <text:p>925</text:p>
          </table:table-cell>
          <table:table-cell table:style-name="ce24" table:formula="of:=INFO.OBBA.OBBA.OBGET(INFO.OBBA.OBBA.OBCALL(&quot;&quot;;[.$B$12];&quot;getRandomNumber&quot;;INFO.OBBA.OBBA.OBMAKE(&quot;&quot;;&quot;int&quot;;[.K470])))" office:value-type="float" office:value="0.696010223420529" calcext:value-type="float">
            <text:p>0,696</text:p>
          </table:table-cell>
          <table:table-cell table:style-name="ce24" table:formula="of:=INFO.OBBA.OBBA.OBGET(INFO.OBBA.OBBA.OBCALL(&quot;&quot;;[.$B$12];&quot;getRandomNumber&quot;;INFO.OBBA.OBBA.OBMAKE(&quot;&quot;;&quot;int&quot;;[.L470])))" office:value-type="float" office:value="0.988357975161045" calcext:value-type="float">
            <text:p>0,98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3" calcext:value-type="float">
            <text:p>463</text:p>
          </table:table-cell>
          <table:table-cell table:style-name="ce24" table:formula="of:=INFO.OBBA.OBBA.OBGET(INFO.OBBA.OBBA.OBCALL(&quot;&quot;;[.$B$12];&quot;getRandomNumber&quot;;INFO.OBBA.OBBA.OBMAKE(&quot;&quot;;&quot;int&quot;;[.H471])))" office:value-type="float" office:value="0.708117200273661" calcext:value-type="float">
            <text:p>0,708</text:p>
          </table:table-cell>
          <table:table-cell table:style-name="ce1"/>
          <table:table-cell table:style-name="ce20" table:formula="of:=[.K470]+2" office:value-type="float" office:value="926" calcext:value-type="float">
            <text:p>926</text:p>
          </table:table-cell>
          <table:table-cell table:style-name="ce20" table:formula="of:=[.L470]+2" office:value-type="float" office:value="927" calcext:value-type="float">
            <text:p>927</text:p>
          </table:table-cell>
          <table:table-cell table:style-name="ce24" table:formula="of:=INFO.OBBA.OBBA.OBGET(INFO.OBBA.OBBA.OBCALL(&quot;&quot;;[.$B$12];&quot;getRandomNumber&quot;;INFO.OBBA.OBBA.OBMAKE(&quot;&quot;;&quot;int&quot;;[.K471])))" office:value-type="float" office:value="0.648458693329257" calcext:value-type="float">
            <text:p>0,648</text:p>
          </table:table-cell>
          <table:table-cell table:style-name="ce24" table:formula="of:=INFO.OBBA.OBBA.OBGET(INFO.OBBA.OBBA.OBCALL(&quot;&quot;;[.$B$12];&quot;getRandomNumber&quot;;INFO.OBBA.OBBA.OBMAKE(&quot;&quot;;&quot;int&quot;;[.L471])))" office:value-type="float" office:value="0.526099684633499" calcext:value-type="float">
            <text:p>0,52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4" calcext:value-type="float">
            <text:p>464</text:p>
          </table:table-cell>
          <table:table-cell table:style-name="ce24" table:formula="of:=INFO.OBBA.OBBA.OBGET(INFO.OBBA.OBBA.OBCALL(&quot;&quot;;[.$B$12];&quot;getRandomNumber&quot;;INFO.OBBA.OBBA.OBMAKE(&quot;&quot;;&quot;int&quot;;[.H472])))" office:value-type="float" office:value="0.217506012968346" calcext:value-type="float">
            <text:p>0,218</text:p>
          </table:table-cell>
          <table:table-cell table:style-name="ce1"/>
          <table:table-cell table:style-name="ce20" table:formula="of:=[.K471]+2" office:value-type="float" office:value="928" calcext:value-type="float">
            <text:p>928</text:p>
          </table:table-cell>
          <table:table-cell table:style-name="ce20" table:formula="of:=[.L471]+2" office:value-type="float" office:value="929" calcext:value-type="float">
            <text:p>929</text:p>
          </table:table-cell>
          <table:table-cell table:style-name="ce24" table:formula="of:=INFO.OBBA.OBBA.OBGET(INFO.OBBA.OBBA.OBCALL(&quot;&quot;;[.$B$12];&quot;getRandomNumber&quot;;INFO.OBBA.OBBA.OBMAKE(&quot;&quot;;&quot;int&quot;;[.K472])))" office:value-type="float" office:value="0.381195701196279" calcext:value-type="float">
            <text:p>0,381</text:p>
          </table:table-cell>
          <table:table-cell table:style-name="ce24" table:formula="of:=INFO.OBBA.OBBA.OBGET(INFO.OBBA.OBBA.OBCALL(&quot;&quot;;[.$B$12];&quot;getRandomNumber&quot;;INFO.OBBA.OBBA.OBMAKE(&quot;&quot;;&quot;int&quot;;[.L472])))" office:value-type="float" office:value="0.863909496746848" calcext:value-type="float">
            <text:p>0,86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5" calcext:value-type="float">
            <text:p>465</text:p>
          </table:table-cell>
          <table:table-cell table:style-name="ce24" table:formula="of:=INFO.OBBA.OBBA.OBGET(INFO.OBBA.OBBA.OBCALL(&quot;&quot;;[.$B$12];&quot;getRandomNumber&quot;;INFO.OBBA.OBBA.OBMAKE(&quot;&quot;;&quot;int&quot;;[.H473])))" office:value-type="float" office:value="0.805385087376561" calcext:value-type="float">
            <text:p>0,805</text:p>
          </table:table-cell>
          <table:table-cell table:style-name="ce1"/>
          <table:table-cell table:style-name="ce20" table:formula="of:=[.K472]+2" office:value-type="float" office:value="930" calcext:value-type="float">
            <text:p>930</text:p>
          </table:table-cell>
          <table:table-cell table:style-name="ce20" table:formula="of:=[.L472]+2" office:value-type="float" office:value="931" calcext:value-type="float">
            <text:p>931</text:p>
          </table:table-cell>
          <table:table-cell table:style-name="ce24" table:formula="of:=INFO.OBBA.OBBA.OBGET(INFO.OBBA.OBBA.OBCALL(&quot;&quot;;[.$B$12];&quot;getRandomNumber&quot;;INFO.OBBA.OBBA.OBMAKE(&quot;&quot;;&quot;int&quot;;[.K473])))" office:value-type="float" office:value="0.00726193658553898" calcext:value-type="float">
            <text:p>0,007</text:p>
          </table:table-cell>
          <table:table-cell table:style-name="ce24" table:formula="of:=INFO.OBBA.OBBA.OBGET(INFO.OBBA.OBBA.OBCALL(&quot;&quot;;[.$B$12];&quot;getRandomNumber&quot;;INFO.OBBA.OBBA.OBMAKE(&quot;&quot;;&quot;int&quot;;[.L473])))" office:value-type="float" office:value="0.912894081397751" calcext:value-type="float">
            <text:p>0,91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6" calcext:value-type="float">
            <text:p>466</text:p>
          </table:table-cell>
          <table:table-cell table:style-name="ce24" table:formula="of:=INFO.OBBA.OBBA.OBGET(INFO.OBBA.OBBA.OBCALL(&quot;&quot;;[.$B$12];&quot;getRandomNumber&quot;;INFO.OBBA.OBBA.OBMAKE(&quot;&quot;;&quot;int&quot;;[.H474])))" office:value-type="float" office:value="0.941360052346745" calcext:value-type="float">
            <text:p>0,941</text:p>
          </table:table-cell>
          <table:table-cell table:style-name="ce1"/>
          <table:table-cell table:style-name="ce20" table:formula="of:=[.K473]+2" office:value-type="float" office:value="932" calcext:value-type="float">
            <text:p>932</text:p>
          </table:table-cell>
          <table:table-cell table:style-name="ce20" table:formula="of:=[.L473]+2" office:value-type="float" office:value="933" calcext:value-type="float">
            <text:p>933</text:p>
          </table:table-cell>
          <table:table-cell table:style-name="ce24" table:formula="of:=INFO.OBBA.OBBA.OBGET(INFO.OBBA.OBBA.OBCALL(&quot;&quot;;[.$B$12];&quot;getRandomNumber&quot;;INFO.OBBA.OBBA.OBMAKE(&quot;&quot;;&quot;int&quot;;[.K474])))" office:value-type="float" office:value="0.939960033024243" calcext:value-type="float">
            <text:p>0,940</text:p>
          </table:table-cell>
          <table:table-cell table:style-name="ce24" table:formula="of:=INFO.OBBA.OBBA.OBGET(INFO.OBBA.OBBA.OBCALL(&quot;&quot;;[.$B$12];&quot;getRandomNumber&quot;;INFO.OBBA.OBBA.OBMAKE(&quot;&quot;;&quot;int&quot;;[.L474])))" office:value-type="float" office:value="0.705637798108145" calcext:value-type="float">
            <text:p>0,70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7" calcext:value-type="float">
            <text:p>467</text:p>
          </table:table-cell>
          <table:table-cell table:style-name="ce24" table:formula="of:=INFO.OBBA.OBBA.OBGET(INFO.OBBA.OBBA.OBCALL(&quot;&quot;;[.$B$12];&quot;getRandomNumber&quot;;INFO.OBBA.OBBA.OBMAKE(&quot;&quot;;&quot;int&quot;;[.H475])))" office:value-type="float" office:value="0.515486899695228" calcext:value-type="float">
            <text:p>0,515</text:p>
          </table:table-cell>
          <table:table-cell table:style-name="ce1"/>
          <table:table-cell table:style-name="ce20" table:formula="of:=[.K474]+2" office:value-type="float" office:value="934" calcext:value-type="float">
            <text:p>934</text:p>
          </table:table-cell>
          <table:table-cell table:style-name="ce20" table:formula="of:=[.L474]+2" office:value-type="float" office:value="935" calcext:value-type="float">
            <text:p>935</text:p>
          </table:table-cell>
          <table:table-cell table:style-name="ce24" table:formula="of:=INFO.OBBA.OBBA.OBGET(INFO.OBBA.OBBA.OBCALL(&quot;&quot;;[.$B$12];&quot;getRandomNumber&quot;;INFO.OBBA.OBBA.OBMAKE(&quot;&quot;;&quot;int&quot;;[.K475])))" office:value-type="float" office:value="0.811374674321696" calcext:value-type="float">
            <text:p>0,811</text:p>
          </table:table-cell>
          <table:table-cell table:style-name="ce24" table:formula="of:=INFO.OBBA.OBBA.OBGET(INFO.OBBA.OBBA.OBCALL(&quot;&quot;;[.$B$12];&quot;getRandomNumber&quot;;INFO.OBBA.OBBA.OBMAKE(&quot;&quot;;&quot;int&quot;;[.L475])))" office:value-type="float" office:value="0.284525278224507" calcext:value-type="float">
            <text:p>0,28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8" calcext:value-type="float">
            <text:p>468</text:p>
          </table:table-cell>
          <table:table-cell table:style-name="ce24" table:formula="of:=INFO.OBBA.OBBA.OBGET(INFO.OBBA.OBBA.OBCALL(&quot;&quot;;[.$B$12];&quot;getRandomNumber&quot;;INFO.OBBA.OBBA.OBMAKE(&quot;&quot;;&quot;int&quot;;[.H476])))" office:value-type="float" office:value="0.834497160003663" calcext:value-type="float">
            <text:p>0,834</text:p>
          </table:table-cell>
          <table:table-cell table:style-name="ce1"/>
          <table:table-cell table:style-name="ce20" table:formula="of:=[.K475]+2" office:value-type="float" office:value="936" calcext:value-type="float">
            <text:p>936</text:p>
          </table:table-cell>
          <table:table-cell table:style-name="ce20" table:formula="of:=[.L475]+2" office:value-type="float" office:value="937" calcext:value-type="float">
            <text:p>937</text:p>
          </table:table-cell>
          <table:table-cell table:style-name="ce24" table:formula="of:=INFO.OBBA.OBBA.OBGET(INFO.OBBA.OBBA.OBCALL(&quot;&quot;;[.$B$12];&quot;getRandomNumber&quot;;INFO.OBBA.OBBA.OBMAKE(&quot;&quot;;&quot;int&quot;;[.K476])))" office:value-type="float" office:value="0.00853706379354918" calcext:value-type="float">
            <text:p>0,009</text:p>
          </table:table-cell>
          <table:table-cell table:style-name="ce24" table:formula="of:=INFO.OBBA.OBBA.OBGET(INFO.OBBA.OBBA.OBCALL(&quot;&quot;;[.$B$12];&quot;getRandomNumber&quot;;INFO.OBBA.OBBA.OBMAKE(&quot;&quot;;&quot;int&quot;;[.L476])))" office:value-type="float" office:value="0.63575838900381" calcext:value-type="float">
            <text:p>0,63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9" calcext:value-type="float">
            <text:p>469</text:p>
          </table:table-cell>
          <table:table-cell table:style-name="ce24" table:formula="of:=INFO.OBBA.OBBA.OBGET(INFO.OBBA.OBBA.OBCALL(&quot;&quot;;[.$B$12];&quot;getRandomNumber&quot;;INFO.OBBA.OBBA.OBMAKE(&quot;&quot;;&quot;int&quot;;[.H477])))" office:value-type="float" office:value="0.282470479090295" calcext:value-type="float">
            <text:p>0,282</text:p>
          </table:table-cell>
          <table:table-cell table:style-name="ce1"/>
          <table:table-cell table:style-name="ce20" table:formula="of:=[.K476]+2" office:value-type="float" office:value="938" calcext:value-type="float">
            <text:p>938</text:p>
          </table:table-cell>
          <table:table-cell table:style-name="ce20" table:formula="of:=[.L476]+2" office:value-type="float" office:value="939" calcext:value-type="float">
            <text:p>939</text:p>
          </table:table-cell>
          <table:table-cell table:style-name="ce24" table:formula="of:=INFO.OBBA.OBBA.OBGET(INFO.OBBA.OBBA.OBCALL(&quot;&quot;;[.$B$12];&quot;getRandomNumber&quot;;INFO.OBBA.OBBA.OBMAKE(&quot;&quot;;&quot;int&quot;;[.K477])))" office:value-type="float" office:value="0.473382864987532" calcext:value-type="float">
            <text:p>0,473</text:p>
          </table:table-cell>
          <table:table-cell table:style-name="ce24" table:formula="of:=INFO.OBBA.OBBA.OBGET(INFO.OBBA.OBBA.OBCALL(&quot;&quot;;[.$B$12];&quot;getRandomNumber&quot;;INFO.OBBA.OBBA.OBMAKE(&quot;&quot;;&quot;int&quot;;[.L477])))" office:value-type="float" office:value="0.213442857983479" calcext:value-type="float">
            <text:p>0,21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0" calcext:value-type="float">
            <text:p>470</text:p>
          </table:table-cell>
          <table:table-cell table:style-name="ce24" table:formula="of:=INFO.OBBA.OBBA.OBGET(INFO.OBBA.OBBA.OBCALL(&quot;&quot;;[.$B$12];&quot;getRandomNumber&quot;;INFO.OBBA.OBBA.OBMAKE(&quot;&quot;;&quot;int&quot;;[.H478])))" office:value-type="float" office:value="0.40964766992436" calcext:value-type="float">
            <text:p>0,410</text:p>
          </table:table-cell>
          <table:table-cell table:style-name="ce1"/>
          <table:table-cell table:style-name="ce20" table:formula="of:=[.K477]+2" office:value-type="float" office:value="940" calcext:value-type="float">
            <text:p>940</text:p>
          </table:table-cell>
          <table:table-cell table:style-name="ce20" table:formula="of:=[.L477]+2" office:value-type="float" office:value="941" calcext:value-type="float">
            <text:p>941</text:p>
          </table:table-cell>
          <table:table-cell table:style-name="ce24" table:formula="of:=INFO.OBBA.OBBA.OBGET(INFO.OBBA.OBBA.OBCALL(&quot;&quot;;[.$B$12];&quot;getRandomNumber&quot;;INFO.OBBA.OBBA.OBMAKE(&quot;&quot;;&quot;int&quot;;[.K478])))" office:value-type="float" office:value="0.876329546763929" calcext:value-type="float">
            <text:p>0,876</text:p>
          </table:table-cell>
          <table:table-cell table:style-name="ce24" table:formula="of:=INFO.OBBA.OBBA.OBGET(INFO.OBBA.OBBA.OBCALL(&quot;&quot;;[.$B$12];&quot;getRandomNumber&quot;;INFO.OBBA.OBBA.OBMAKE(&quot;&quot;;&quot;int&quot;;[.L478])))" office:value-type="float" office:value="0.840174036652551" calcext:value-type="float">
            <text:p>0,84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1" calcext:value-type="float">
            <text:p>471</text:p>
          </table:table-cell>
          <table:table-cell table:style-name="ce24" table:formula="of:=INFO.OBBA.OBBA.OBGET(INFO.OBBA.OBBA.OBCALL(&quot;&quot;;[.$B$12];&quot;getRandomNumber&quot;;INFO.OBBA.OBBA.OBMAKE(&quot;&quot;;&quot;int&quot;;[.H479])))" office:value-type="float" office:value="0.488348648202575" calcext:value-type="float">
            <text:p>0,488</text:p>
          </table:table-cell>
          <table:table-cell table:style-name="ce1"/>
          <table:table-cell table:style-name="ce20" table:formula="of:=[.K478]+2" office:value-type="float" office:value="942" calcext:value-type="float">
            <text:p>942</text:p>
          </table:table-cell>
          <table:table-cell table:style-name="ce20" table:formula="of:=[.L478]+2" office:value-type="float" office:value="943" calcext:value-type="float">
            <text:p>943</text:p>
          </table:table-cell>
          <table:table-cell table:style-name="ce24" table:formula="of:=INFO.OBBA.OBBA.OBGET(INFO.OBBA.OBBA.OBCALL(&quot;&quot;;[.$B$12];&quot;getRandomNumber&quot;;INFO.OBBA.OBBA.OBMAKE(&quot;&quot;;&quot;int&quot;;[.K479])))" office:value-type="float" office:value="0.355358044157885" calcext:value-type="float">
            <text:p>0,355</text:p>
          </table:table-cell>
          <table:table-cell table:style-name="ce24" table:formula="of:=INFO.OBBA.OBBA.OBGET(INFO.OBBA.OBBA.OBCALL(&quot;&quot;;[.$B$12];&quot;getRandomNumber&quot;;INFO.OBBA.OBBA.OBMAKE(&quot;&quot;;&quot;int&quot;;[.L479])))" office:value-type="float" office:value="0.450437840455149" calcext:value-type="float">
            <text:p>0,4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2" calcext:value-type="float">
            <text:p>472</text:p>
          </table:table-cell>
          <table:table-cell table:style-name="ce24" table:formula="of:=INFO.OBBA.OBBA.OBGET(INFO.OBBA.OBBA.OBCALL(&quot;&quot;;[.$B$12];&quot;getRandomNumber&quot;;INFO.OBBA.OBBA.OBMAKE(&quot;&quot;;&quot;int&quot;;[.H480])))" office:value-type="float" office:value="0.961522793461399" calcext:value-type="float">
            <text:p>0,962</text:p>
          </table:table-cell>
          <table:table-cell table:style-name="ce1"/>
          <table:table-cell table:style-name="ce20" table:formula="of:=[.K479]+2" office:value-type="float" office:value="944" calcext:value-type="float">
            <text:p>944</text:p>
          </table:table-cell>
          <table:table-cell table:style-name="ce20" table:formula="of:=[.L479]+2" office:value-type="float" office:value="945" calcext:value-type="float">
            <text:p>945</text:p>
          </table:table-cell>
          <table:table-cell table:style-name="ce24" table:formula="of:=INFO.OBBA.OBBA.OBGET(INFO.OBBA.OBBA.OBCALL(&quot;&quot;;[.$B$12];&quot;getRandomNumber&quot;;INFO.OBBA.OBBA.OBMAKE(&quot;&quot;;&quot;int&quot;;[.K480])))" office:value-type="float" office:value="0.944968696276848" calcext:value-type="float">
            <text:p>0,945</text:p>
          </table:table-cell>
          <table:table-cell table:style-name="ce24" table:formula="of:=INFO.OBBA.OBBA.OBGET(INFO.OBBA.OBBA.OBCALL(&quot;&quot;;[.$B$12];&quot;getRandomNumber&quot;;INFO.OBBA.OBBA.OBMAKE(&quot;&quot;;&quot;int&quot;;[.L480])))" office:value-type="float" office:value="0.260376036599171" calcext:value-type="float">
            <text:p>0,26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3" calcext:value-type="float">
            <text:p>473</text:p>
          </table:table-cell>
          <table:table-cell table:style-name="ce24" table:formula="of:=INFO.OBBA.OBBA.OBGET(INFO.OBBA.OBBA.OBCALL(&quot;&quot;;[.$B$12];&quot;getRandomNumber&quot;;INFO.OBBA.OBBA.OBMAKE(&quot;&quot;;&quot;int&quot;;[.H481])))" office:value-type="float" office:value="0.180851155096839" calcext:value-type="float">
            <text:p>0,181</text:p>
          </table:table-cell>
          <table:table-cell table:style-name="ce1"/>
          <table:table-cell table:style-name="ce20" table:formula="of:=[.K480]+2" office:value-type="float" office:value="946" calcext:value-type="float">
            <text:p>946</text:p>
          </table:table-cell>
          <table:table-cell table:style-name="ce20" table:formula="of:=[.L480]+2" office:value-type="float" office:value="947" calcext:value-type="float">
            <text:p>947</text:p>
          </table:table-cell>
          <table:table-cell table:style-name="ce24" table:formula="of:=INFO.OBBA.OBBA.OBGET(INFO.OBBA.OBBA.OBCALL(&quot;&quot;;[.$B$12];&quot;getRandomNumber&quot;;INFO.OBBA.OBBA.OBMAKE(&quot;&quot;;&quot;int&quot;;[.K481])))" office:value-type="float" office:value="0.571885196058993" calcext:value-type="float">
            <text:p>0,572</text:p>
          </table:table-cell>
          <table:table-cell table:style-name="ce24" table:formula="of:=INFO.OBBA.OBBA.OBGET(INFO.OBBA.OBBA.OBCALL(&quot;&quot;;[.$B$12];&quot;getRandomNumber&quot;;INFO.OBBA.OBBA.OBMAKE(&quot;&quot;;&quot;int&quot;;[.L481])))" office:value-type="float" office:value="0.58100426001253" calcext:value-type="float">
            <text:p>0,58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4" calcext:value-type="float">
            <text:p>474</text:p>
          </table:table-cell>
          <table:table-cell table:style-name="ce24" table:formula="of:=INFO.OBBA.OBBA.OBGET(INFO.OBBA.OBBA.OBCALL(&quot;&quot;;[.$B$12];&quot;getRandomNumber&quot;;INFO.OBBA.OBBA.OBMAKE(&quot;&quot;;&quot;int&quot;;[.H482])))" office:value-type="float" office:value="0.869639578280296" calcext:value-type="float">
            <text:p>0,870</text:p>
          </table:table-cell>
          <table:table-cell table:style-name="ce1"/>
          <table:table-cell table:style-name="ce20" table:formula="of:=[.K481]+2" office:value-type="float" office:value="948" calcext:value-type="float">
            <text:p>948</text:p>
          </table:table-cell>
          <table:table-cell table:style-name="ce20" table:formula="of:=[.L481]+2" office:value-type="float" office:value="949" calcext:value-type="float">
            <text:p>949</text:p>
          </table:table-cell>
          <table:table-cell table:style-name="ce24" table:formula="of:=INFO.OBBA.OBBA.OBGET(INFO.OBBA.OBBA.OBCALL(&quot;&quot;;[.$B$12];&quot;getRandomNumber&quot;;INFO.OBBA.OBBA.OBMAKE(&quot;&quot;;&quot;int&quot;;[.K482])))" office:value-type="float" office:value="0.783636005962908" calcext:value-type="float">
            <text:p>0,784</text:p>
          </table:table-cell>
          <table:table-cell table:style-name="ce24" table:formula="of:=INFO.OBBA.OBBA.OBGET(INFO.OBBA.OBBA.OBCALL(&quot;&quot;;[.$B$12];&quot;getRandomNumber&quot;;INFO.OBBA.OBBA.OBMAKE(&quot;&quot;;&quot;int&quot;;[.L482])))" office:value-type="float" office:value="0.720866091516218" calcext:value-type="float">
            <text:p>0,72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5" calcext:value-type="float">
            <text:p>475</text:p>
          </table:table-cell>
          <table:table-cell table:style-name="ce24" table:formula="of:=INFO.OBBA.OBBA.OBGET(INFO.OBBA.OBBA.OBCALL(&quot;&quot;;[.$B$12];&quot;getRandomNumber&quot;;INFO.OBBA.OBBA.OBMAKE(&quot;&quot;;&quot;int&quot;;[.H483])))" office:value-type="float" office:value="0.723382287400549" calcext:value-type="float">
            <text:p>0,723</text:p>
          </table:table-cell>
          <table:table-cell table:style-name="ce1"/>
          <table:table-cell table:style-name="ce20" table:formula="of:=[.K482]+2" office:value-type="float" office:value="950" calcext:value-type="float">
            <text:p>950</text:p>
          </table:table-cell>
          <table:table-cell table:style-name="ce20" table:formula="of:=[.L482]+2" office:value-type="float" office:value="951" calcext:value-type="float">
            <text:p>951</text:p>
          </table:table-cell>
          <table:table-cell table:style-name="ce24" table:formula="of:=INFO.OBBA.OBBA.OBGET(INFO.OBBA.OBBA.OBCALL(&quot;&quot;;[.$B$12];&quot;getRandomNumber&quot;;INFO.OBBA.OBBA.OBMAKE(&quot;&quot;;&quot;int&quot;;[.K483])))" office:value-type="float" office:value="0.324103284794697" calcext:value-type="float">
            <text:p>0,324</text:p>
          </table:table-cell>
          <table:table-cell table:style-name="ce24" table:formula="of:=INFO.OBBA.OBBA.OBGET(INFO.OBBA.OBBA.OBCALL(&quot;&quot;;[.$B$12];&quot;getRandomNumber&quot;;INFO.OBBA.OBBA.OBMAKE(&quot;&quot;;&quot;int&quot;;[.L483])))" office:value-type="float" office:value="0.152893255766897" calcext:value-type="float">
            <text:p>0,15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6" calcext:value-type="float">
            <text:p>476</text:p>
          </table:table-cell>
          <table:table-cell table:style-name="ce24" table:formula="of:=INFO.OBBA.OBBA.OBGET(INFO.OBBA.OBBA.OBCALL(&quot;&quot;;[.$B$12];&quot;getRandomNumber&quot;;INFO.OBBA.OBBA.OBMAKE(&quot;&quot;;&quot;int&quot;;[.H484])))" office:value-type="float" office:value="0.132406402593143" calcext:value-type="float">
            <text:p>0,132</text:p>
          </table:table-cell>
          <table:table-cell table:style-name="ce1"/>
          <table:table-cell table:style-name="ce20" table:formula="of:=[.K483]+2" office:value-type="float" office:value="952" calcext:value-type="float">
            <text:p>952</text:p>
          </table:table-cell>
          <table:table-cell table:style-name="ce20" table:formula="of:=[.L483]+2" office:value-type="float" office:value="953" calcext:value-type="float">
            <text:p>953</text:p>
          </table:table-cell>
          <table:table-cell table:style-name="ce24" table:formula="of:=INFO.OBBA.OBBA.OBGET(INFO.OBBA.OBBA.OBCALL(&quot;&quot;;[.$B$12];&quot;getRandomNumber&quot;;INFO.OBBA.OBBA.OBMAKE(&quot;&quot;;&quot;int&quot;;[.K484])))" office:value-type="float" office:value="0.77419804545096" calcext:value-type="float">
            <text:p>0,774</text:p>
          </table:table-cell>
          <table:table-cell table:style-name="ce24" table:formula="of:=INFO.OBBA.OBBA.OBGET(INFO.OBBA.OBBA.OBCALL(&quot;&quot;;[.$B$12];&quot;getRandomNumber&quot;;INFO.OBBA.OBBA.OBMAKE(&quot;&quot;;&quot;int&quot;;[.L484])))" office:value-type="float" office:value="0.927594208350993" calcext:value-type="float">
            <text:p>0,92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7" calcext:value-type="float">
            <text:p>477</text:p>
          </table:table-cell>
          <table:table-cell table:style-name="ce24" table:formula="of:=INFO.OBBA.OBBA.OBGET(INFO.OBBA.OBBA.OBCALL(&quot;&quot;;[.$B$12];&quot;getRandomNumber&quot;;INFO.OBBA.OBBA.OBMAKE(&quot;&quot;;&quot;int&quot;;[.H485])))" office:value-type="float" office:value="0.889842465732817" calcext:value-type="float">
            <text:p>0,890</text:p>
          </table:table-cell>
          <table:table-cell table:style-name="ce1"/>
          <table:table-cell table:style-name="ce20" table:formula="of:=[.K484]+2" office:value-type="float" office:value="954" calcext:value-type="float">
            <text:p>954</text:p>
          </table:table-cell>
          <table:table-cell table:style-name="ce20" table:formula="of:=[.L484]+2" office:value-type="float" office:value="955" calcext:value-type="float">
            <text:p>955</text:p>
          </table:table-cell>
          <table:table-cell table:style-name="ce24" table:formula="of:=INFO.OBBA.OBBA.OBGET(INFO.OBBA.OBBA.OBCALL(&quot;&quot;;[.$B$12];&quot;getRandomNumber&quot;;INFO.OBBA.OBBA.OBMAKE(&quot;&quot;;&quot;int&quot;;[.K485])))" office:value-type="float" office:value="0.237735451971582" calcext:value-type="float">
            <text:p>0,238</text:p>
          </table:table-cell>
          <table:table-cell table:style-name="ce24" table:formula="of:=INFO.OBBA.OBBA.OBGET(INFO.OBBA.OBBA.OBCALL(&quot;&quot;;[.$B$12];&quot;getRandomNumber&quot;;INFO.OBBA.OBBA.OBMAKE(&quot;&quot;;&quot;int&quot;;[.L485])))" office:value-type="float" office:value="0.543022534966559" calcext:value-type="float">
            <text:p>0,54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8" calcext:value-type="float">
            <text:p>478</text:p>
          </table:table-cell>
          <table:table-cell table:style-name="ce24" table:formula="of:=INFO.OBBA.OBBA.OBGET(INFO.OBBA.OBBA.OBCALL(&quot;&quot;;[.$B$12];&quot;getRandomNumber&quot;;INFO.OBBA.OBBA.OBMAKE(&quot;&quot;;&quot;int&quot;;[.H486])))" office:value-type="float" office:value="0.496430451261283" calcext:value-type="float">
            <text:p>0,496</text:p>
          </table:table-cell>
          <table:table-cell table:style-name="ce1"/>
          <table:table-cell table:style-name="ce20" table:formula="of:=[.K485]+2" office:value-type="float" office:value="956" calcext:value-type="float">
            <text:p>956</text:p>
          </table:table-cell>
          <table:table-cell table:style-name="ce20" table:formula="of:=[.L485]+2" office:value-type="float" office:value="957" calcext:value-type="float">
            <text:p>957</text:p>
          </table:table-cell>
          <table:table-cell table:style-name="ce24" table:formula="of:=INFO.OBBA.OBBA.OBGET(INFO.OBBA.OBBA.OBCALL(&quot;&quot;;[.$B$12];&quot;getRandomNumber&quot;;INFO.OBBA.OBBA.OBMAKE(&quot;&quot;;&quot;int&quot;;[.K486])))" office:value-type="float" office:value="0.81745545947453" calcext:value-type="float">
            <text:p>0,817</text:p>
          </table:table-cell>
          <table:table-cell table:style-name="ce24" table:formula="of:=INFO.OBBA.OBBA.OBGET(INFO.OBBA.OBBA.OBCALL(&quot;&quot;;[.$B$12];&quot;getRandomNumber&quot;;INFO.OBBA.OBBA.OBMAKE(&quot;&quot;;&quot;int&quot;;[.L486])))" office:value-type="float" office:value="0.171091127029965" calcext:value-type="float">
            <text:p>0,17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9" calcext:value-type="float">
            <text:p>479</text:p>
          </table:table-cell>
          <table:table-cell table:style-name="ce24" table:formula="of:=INFO.OBBA.OBBA.OBGET(INFO.OBBA.OBBA.OBCALL(&quot;&quot;;[.$B$12];&quot;getRandomNumber&quot;;INFO.OBBA.OBBA.OBMAKE(&quot;&quot;;&quot;int&quot;;[.H487])))" office:value-type="float" office:value="0.185888091642406" calcext:value-type="float">
            <text:p>0,186</text:p>
          </table:table-cell>
          <table:table-cell table:style-name="ce1"/>
          <table:table-cell table:style-name="ce20" table:formula="of:=[.K486]+2" office:value-type="float" office:value="958" calcext:value-type="float">
            <text:p>958</text:p>
          </table:table-cell>
          <table:table-cell table:style-name="ce20" table:formula="of:=[.L486]+2" office:value-type="float" office:value="959" calcext:value-type="float">
            <text:p>959</text:p>
          </table:table-cell>
          <table:table-cell table:style-name="ce24" table:formula="of:=INFO.OBBA.OBBA.OBGET(INFO.OBBA.OBBA.OBCALL(&quot;&quot;;[.$B$12];&quot;getRandomNumber&quot;;INFO.OBBA.OBBA.OBMAKE(&quot;&quot;;&quot;int&quot;;[.K487])))" office:value-type="float" office:value="0.425346356149641" calcext:value-type="float">
            <text:p>0,425</text:p>
          </table:table-cell>
          <table:table-cell table:style-name="ce24" table:formula="of:=INFO.OBBA.OBBA.OBGET(INFO.OBBA.OBBA.OBCALL(&quot;&quot;;[.$B$12];&quot;getRandomNumber&quot;;INFO.OBBA.OBBA.OBMAKE(&quot;&quot;;&quot;int&quot;;[.L487])))" office:value-type="float" office:value="0.365392154224182" calcext:value-type="float">
            <text:p>0,36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0" calcext:value-type="float">
            <text:p>480</text:p>
          </table:table-cell>
          <table:table-cell table:style-name="ce24" table:formula="of:=INFO.OBBA.OBBA.OBGET(INFO.OBBA.OBBA.OBCALL(&quot;&quot;;[.$B$12];&quot;getRandomNumber&quot;;INFO.OBBA.OBBA.OBMAKE(&quot;&quot;;&quot;int&quot;;[.H488])))" office:value-type="float" office:value="0.783091236164907" calcext:value-type="float">
            <text:p>0,783</text:p>
          </table:table-cell>
          <table:table-cell table:style-name="ce1"/>
          <table:table-cell table:style-name="ce20" table:formula="of:=[.K487]+2" office:value-type="float" office:value="960" calcext:value-type="float">
            <text:p>960</text:p>
          </table:table-cell>
          <table:table-cell table:style-name="ce20" table:formula="of:=[.L487]+2" office:value-type="float" office:value="961" calcext:value-type="float">
            <text:p>961</text:p>
          </table:table-cell>
          <table:table-cell table:style-name="ce24" table:formula="of:=INFO.OBBA.OBBA.OBGET(INFO.OBBA.OBBA.OBCALL(&quot;&quot;;[.$B$12];&quot;getRandomNumber&quot;;INFO.OBBA.OBBA.OBMAKE(&quot;&quot;;&quot;int&quot;;[.K488])))" office:value-type="float" office:value="0.337761357942235" calcext:value-type="float">
            <text:p>0,338</text:p>
          </table:table-cell>
          <table:table-cell table:style-name="ce24" table:formula="of:=INFO.OBBA.OBBA.OBGET(INFO.OBBA.OBBA.OBCALL(&quot;&quot;;[.$B$12];&quot;getRandomNumber&quot;;INFO.OBBA.OBBA.OBMAKE(&quot;&quot;;&quot;int&quot;;[.L488])))" office:value-type="float" office:value="0.697891746915426" calcext:value-type="float">
            <text:p>0,69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1" calcext:value-type="float">
            <text:p>481</text:p>
          </table:table-cell>
          <table:table-cell table:style-name="ce24" table:formula="of:=INFO.OBBA.OBBA.OBGET(INFO.OBBA.OBBA.OBCALL(&quot;&quot;;[.$B$12];&quot;getRandomNumber&quot;;INFO.OBBA.OBBA.OBMAKE(&quot;&quot;;&quot;int&quot;;[.H489])))" office:value-type="float" office:value="0.736827908401322" calcext:value-type="float">
            <text:p>0,737</text:p>
          </table:table-cell>
          <table:table-cell table:style-name="ce1"/>
          <table:table-cell table:style-name="ce20" table:formula="of:=[.K488]+2" office:value-type="float" office:value="962" calcext:value-type="float">
            <text:p>962</text:p>
          </table:table-cell>
          <table:table-cell table:style-name="ce20" table:formula="of:=[.L488]+2" office:value-type="float" office:value="963" calcext:value-type="float">
            <text:p>963</text:p>
          </table:table-cell>
          <table:table-cell table:style-name="ce24" table:formula="of:=INFO.OBBA.OBBA.OBGET(INFO.OBBA.OBBA.OBCALL(&quot;&quot;;[.$B$12];&quot;getRandomNumber&quot;;INFO.OBBA.OBBA.OBMAKE(&quot;&quot;;&quot;int&quot;;[.K489])))" office:value-type="float" office:value="0.0743733004375046" calcext:value-type="float">
            <text:p>0,074</text:p>
          </table:table-cell>
          <table:table-cell table:style-name="ce24" table:formula="of:=INFO.OBBA.OBBA.OBGET(INFO.OBBA.OBBA.OBCALL(&quot;&quot;;[.$B$12];&quot;getRandomNumber&quot;;INFO.OBBA.OBBA.OBMAKE(&quot;&quot;;&quot;int&quot;;[.L489])))" office:value-type="float" office:value="0.476616747726651" calcext:value-type="float">
            <text:p>0,47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2" calcext:value-type="float">
            <text:p>482</text:p>
          </table:table-cell>
          <table:table-cell table:style-name="ce24" table:formula="of:=INFO.OBBA.OBBA.OBGET(INFO.OBBA.OBBA.OBCALL(&quot;&quot;;[.$B$12];&quot;getRandomNumber&quot;;INFO.OBBA.OBBA.OBMAKE(&quot;&quot;;&quot;int&quot;;[.H490])))" office:value-type="float" office:value="0.548470323310931" calcext:value-type="float">
            <text:p>0,548</text:p>
          </table:table-cell>
          <table:table-cell table:style-name="ce1"/>
          <table:table-cell table:style-name="ce20" table:formula="of:=[.K489]+2" office:value-type="float" office:value="964" calcext:value-type="float">
            <text:p>964</text:p>
          </table:table-cell>
          <table:table-cell table:style-name="ce20" table:formula="of:=[.L489]+2" office:value-type="float" office:value="965" calcext:value-type="float">
            <text:p>965</text:p>
          </table:table-cell>
          <table:table-cell table:style-name="ce24" table:formula="of:=INFO.OBBA.OBBA.OBGET(INFO.OBBA.OBBA.OBCALL(&quot;&quot;;[.$B$12];&quot;getRandomNumber&quot;;INFO.OBBA.OBBA.OBMAKE(&quot;&quot;;&quot;int&quot;;[.K490])))" office:value-type="float" office:value="0.607276323698971" calcext:value-type="float">
            <text:p>0,607</text:p>
          </table:table-cell>
          <table:table-cell table:style-name="ce24" table:formula="of:=INFO.OBBA.OBBA.OBGET(INFO.OBBA.OBBA.OBCALL(&quot;&quot;;[.$B$12];&quot;getRandomNumber&quot;;INFO.OBBA.OBBA.OBMAKE(&quot;&quot;;&quot;int&quot;;[.L490])))" office:value-type="float" office:value="0.968818370393064" calcext:value-type="float">
            <text:p>0,96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3" calcext:value-type="float">
            <text:p>483</text:p>
          </table:table-cell>
          <table:table-cell table:style-name="ce24" table:formula="of:=INFO.OBBA.OBBA.OBGET(INFO.OBBA.OBBA.OBCALL(&quot;&quot;;[.$B$12];&quot;getRandomNumber&quot;;INFO.OBBA.OBBA.OBMAKE(&quot;&quot;;&quot;int&quot;;[.H491])))" office:value-type="float" office:value="0.228630647002444" calcext:value-type="float">
            <text:p>0,229</text:p>
          </table:table-cell>
          <table:table-cell table:style-name="ce1"/>
          <table:table-cell table:style-name="ce20" table:formula="of:=[.K490]+2" office:value-type="float" office:value="966" calcext:value-type="float">
            <text:p>966</text:p>
          </table:table-cell>
          <table:table-cell table:style-name="ce20" table:formula="of:=[.L490]+2" office:value-type="float" office:value="967" calcext:value-type="float">
            <text:p>967</text:p>
          </table:table-cell>
          <table:table-cell table:style-name="ce24" table:formula="of:=INFO.OBBA.OBBA.OBGET(INFO.OBBA.OBBA.OBCALL(&quot;&quot;;[.$B$12];&quot;getRandomNumber&quot;;INFO.OBBA.OBBA.OBMAKE(&quot;&quot;;&quot;int&quot;;[.K491])))" office:value-type="float" office:value="0.593678025895772" calcext:value-type="float">
            <text:p>0,594</text:p>
          </table:table-cell>
          <table:table-cell table:style-name="ce24" table:formula="of:=INFO.OBBA.OBBA.OBGET(INFO.OBBA.OBBA.OBCALL(&quot;&quot;;[.$B$12];&quot;getRandomNumber&quot;;INFO.OBBA.OBBA.OBMAKE(&quot;&quot;;&quot;int&quot;;[.L491])))" office:value-type="float" office:value="0.158298691988062" calcext:value-type="float">
            <text:p>0,15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4" calcext:value-type="float">
            <text:p>484</text:p>
          </table:table-cell>
          <table:table-cell table:style-name="ce24" table:formula="of:=INFO.OBBA.OBBA.OBGET(INFO.OBBA.OBBA.OBCALL(&quot;&quot;;[.$B$12];&quot;getRandomNumber&quot;;INFO.OBBA.OBBA.OBMAKE(&quot;&quot;;&quot;int&quot;;[.H492])))" office:value-type="float" office:value="0.294466959113671" calcext:value-type="float">
            <text:p>0,294</text:p>
          </table:table-cell>
          <table:table-cell table:style-name="ce1"/>
          <table:table-cell table:style-name="ce20" table:formula="of:=[.K491]+2" office:value-type="float" office:value="968" calcext:value-type="float">
            <text:p>968</text:p>
          </table:table-cell>
          <table:table-cell table:style-name="ce20" table:formula="of:=[.L491]+2" office:value-type="float" office:value="969" calcext:value-type="float">
            <text:p>969</text:p>
          </table:table-cell>
          <table:table-cell table:style-name="ce24" table:formula="of:=INFO.OBBA.OBBA.OBGET(INFO.OBBA.OBBA.OBCALL(&quot;&quot;;[.$B$12];&quot;getRandomNumber&quot;;INFO.OBBA.OBBA.OBMAKE(&quot;&quot;;&quot;int&quot;;[.K492])))" office:value-type="float" office:value="0.200681646369283" calcext:value-type="float">
            <text:p>0,201</text:p>
          </table:table-cell>
          <table:table-cell table:style-name="ce24" table:formula="of:=INFO.OBBA.OBBA.OBGET(INFO.OBBA.OBBA.OBCALL(&quot;&quot;;[.$B$12];&quot;getRandomNumber&quot;;INFO.OBBA.OBBA.OBMAKE(&quot;&quot;;&quot;int&quot;;[.L492])))" office:value-type="float" office:value="0.139543707254968" calcext:value-type="float">
            <text:p>0,14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5" calcext:value-type="float">
            <text:p>485</text:p>
          </table:table-cell>
          <table:table-cell table:style-name="ce24" table:formula="of:=INFO.OBBA.OBBA.OBGET(INFO.OBBA.OBBA.OBCALL(&quot;&quot;;[.$B$12];&quot;getRandomNumber&quot;;INFO.OBBA.OBBA.OBMAKE(&quot;&quot;;&quot;int&quot;;[.H493])))" office:value-type="float" office:value="0.432136592967211" calcext:value-type="float">
            <text:p>0,432</text:p>
          </table:table-cell>
          <table:table-cell table:style-name="ce1"/>
          <table:table-cell table:style-name="ce20" table:formula="of:=[.K492]+2" office:value-type="float" office:value="970" calcext:value-type="float">
            <text:p>970</text:p>
          </table:table-cell>
          <table:table-cell table:style-name="ce20" table:formula="of:=[.L492]+2" office:value-type="float" office:value="971" calcext:value-type="float">
            <text:p>971</text:p>
          </table:table-cell>
          <table:table-cell table:style-name="ce24" table:formula="of:=INFO.OBBA.OBBA.OBGET(INFO.OBBA.OBBA.OBCALL(&quot;&quot;;[.$B$12];&quot;getRandomNumber&quot;;INFO.OBBA.OBBA.OBMAKE(&quot;&quot;;&quot;int&quot;;[.K493])))" office:value-type="float" office:value="0.811956133518132" calcext:value-type="float">
            <text:p>0,812</text:p>
          </table:table-cell>
          <table:table-cell table:style-name="ce24" table:formula="of:=INFO.OBBA.OBBA.OBGET(INFO.OBBA.OBBA.OBCALL(&quot;&quot;;[.$B$12];&quot;getRandomNumber&quot;;INFO.OBBA.OBBA.OBMAKE(&quot;&quot;;&quot;int&quot;;[.L493])))" office:value-type="float" office:value="0.635878766794715" calcext:value-type="float">
            <text:p>0,63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6" calcext:value-type="float">
            <text:p>486</text:p>
          </table:table-cell>
          <table:table-cell table:style-name="ce24" table:formula="of:=INFO.OBBA.OBBA.OBGET(INFO.OBBA.OBBA.OBCALL(&quot;&quot;;[.$B$12];&quot;getRandomNumber&quot;;INFO.OBBA.OBBA.OBMAKE(&quot;&quot;;&quot;int&quot;;[.H494])))" office:value-type="float" office:value="0.235513052586399" calcext:value-type="float">
            <text:p>0,236</text:p>
          </table:table-cell>
          <table:table-cell table:style-name="ce1"/>
          <table:table-cell table:style-name="ce20" table:formula="of:=[.K493]+2" office:value-type="float" office:value="972" calcext:value-type="float">
            <text:p>972</text:p>
          </table:table-cell>
          <table:table-cell table:style-name="ce20" table:formula="of:=[.L493]+2" office:value-type="float" office:value="973" calcext:value-type="float">
            <text:p>973</text:p>
          </table:table-cell>
          <table:table-cell table:style-name="ce24" table:formula="of:=INFO.OBBA.OBBA.OBGET(INFO.OBBA.OBBA.OBCALL(&quot;&quot;;[.$B$12];&quot;getRandomNumber&quot;;INFO.OBBA.OBBA.OBMAKE(&quot;&quot;;&quot;int&quot;;[.K494])))" office:value-type="float" office:value="0.395524646560592" calcext:value-type="float">
            <text:p>0,396</text:p>
          </table:table-cell>
          <table:table-cell table:style-name="ce24" table:formula="of:=INFO.OBBA.OBBA.OBGET(INFO.OBBA.OBBA.OBCALL(&quot;&quot;;[.$B$12];&quot;getRandomNumber&quot;;INFO.OBBA.OBBA.OBMAKE(&quot;&quot;;&quot;int&quot;;[.L494])))" office:value-type="float" office:value="0.778191196306888" calcext:value-type="float">
            <text:p>0,77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7" calcext:value-type="float">
            <text:p>487</text:p>
          </table:table-cell>
          <table:table-cell table:style-name="ce24" table:formula="of:=INFO.OBBA.OBBA.OBGET(INFO.OBBA.OBBA.OBCALL(&quot;&quot;;[.$B$12];&quot;getRandomNumber&quot;;INFO.OBBA.OBBA.OBMAKE(&quot;&quot;;&quot;int&quot;;[.H495])))" office:value-type="float" office:value="0.0558981646157451" calcext:value-type="float">
            <text:p>0,056</text:p>
          </table:table-cell>
          <table:table-cell table:style-name="ce1"/>
          <table:table-cell table:style-name="ce20" table:formula="of:=[.K494]+2" office:value-type="float" office:value="974" calcext:value-type="float">
            <text:p>974</text:p>
          </table:table-cell>
          <table:table-cell table:style-name="ce20" table:formula="of:=[.L494]+2" office:value-type="float" office:value="975" calcext:value-type="float">
            <text:p>975</text:p>
          </table:table-cell>
          <table:table-cell table:style-name="ce24" table:formula="of:=INFO.OBBA.OBBA.OBGET(INFO.OBBA.OBBA.OBCALL(&quot;&quot;;[.$B$12];&quot;getRandomNumber&quot;;INFO.OBBA.OBBA.OBMAKE(&quot;&quot;;&quot;int&quot;;[.K495])))" office:value-type="float" office:value="0.316756561245269" calcext:value-type="float">
            <text:p>0,317</text:p>
          </table:table-cell>
          <table:table-cell table:style-name="ce24" table:formula="of:=INFO.OBBA.OBBA.OBGET(INFO.OBBA.OBBA.OBCALL(&quot;&quot;;[.$B$12];&quot;getRandomNumber&quot;;INFO.OBBA.OBBA.OBMAKE(&quot;&quot;;&quot;int&quot;;[.L495])))" office:value-type="float" office:value="0.858980743615766" calcext:value-type="float">
            <text:p>0,85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8" calcext:value-type="float">
            <text:p>488</text:p>
          </table:table-cell>
          <table:table-cell table:style-name="ce24" table:formula="of:=INFO.OBBA.OBBA.OBGET(INFO.OBBA.OBBA.OBCALL(&quot;&quot;;[.$B$12];&quot;getRandomNumber&quot;;INFO.OBBA.OBBA.OBMAKE(&quot;&quot;;&quot;int&quot;;[.H496])))" office:value-type="float" office:value="0.504551817141547" calcext:value-type="float">
            <text:p>0,505</text:p>
          </table:table-cell>
          <table:table-cell table:style-name="ce1"/>
          <table:table-cell table:style-name="ce20" table:formula="of:=[.K495]+2" office:value-type="float" office:value="976" calcext:value-type="float">
            <text:p>976</text:p>
          </table:table-cell>
          <table:table-cell table:style-name="ce20" table:formula="of:=[.L495]+2" office:value-type="float" office:value="977" calcext:value-type="float">
            <text:p>977</text:p>
          </table:table-cell>
          <table:table-cell table:style-name="ce24" table:formula="of:=INFO.OBBA.OBBA.OBGET(INFO.OBBA.OBBA.OBCALL(&quot;&quot;;[.$B$12];&quot;getRandomNumber&quot;;INFO.OBBA.OBBA.OBMAKE(&quot;&quot;;&quot;int&quot;;[.K496])))" office:value-type="float" office:value="0.897737644972627" calcext:value-type="float">
            <text:p>0,898</text:p>
          </table:table-cell>
          <table:table-cell table:style-name="ce24" table:formula="of:=INFO.OBBA.OBBA.OBGET(INFO.OBBA.OBBA.OBCALL(&quot;&quot;;[.$B$12];&quot;getRandomNumber&quot;;INFO.OBBA.OBBA.OBMAKE(&quot;&quot;;&quot;int&quot;;[.L496])))" office:value-type="float" office:value="0.334127400390001" calcext:value-type="float">
            <text:p>0,33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9" calcext:value-type="float">
            <text:p>489</text:p>
          </table:table-cell>
          <table:table-cell table:style-name="ce24" table:formula="of:=INFO.OBBA.OBBA.OBGET(INFO.OBBA.OBBA.OBCALL(&quot;&quot;;[.$B$12];&quot;getRandomNumber&quot;;INFO.OBBA.OBBA.OBMAKE(&quot;&quot;;&quot;int&quot;;[.H497])))" office:value-type="float" office:value="0.440071689431982" calcext:value-type="float">
            <text:p>0,440</text:p>
          </table:table-cell>
          <table:table-cell table:style-name="ce1"/>
          <table:table-cell table:style-name="ce20" table:formula="of:=[.K496]+2" office:value-type="float" office:value="978" calcext:value-type="float">
            <text:p>978</text:p>
          </table:table-cell>
          <table:table-cell table:style-name="ce20" table:formula="of:=[.L496]+2" office:value-type="float" office:value="979" calcext:value-type="float">
            <text:p>979</text:p>
          </table:table-cell>
          <table:table-cell table:style-name="ce24" table:formula="of:=INFO.OBBA.OBBA.OBGET(INFO.OBBA.OBBA.OBCALL(&quot;&quot;;[.$B$12];&quot;getRandomNumber&quot;;INFO.OBBA.OBBA.OBMAKE(&quot;&quot;;&quot;int&quot;;[.K497])))" office:value-type="float" office:value="0.854048550020344" calcext:value-type="float">
            <text:p>0,854</text:p>
          </table:table-cell>
          <table:table-cell table:style-name="ce24" table:formula="of:=INFO.OBBA.OBBA.OBGET(INFO.OBBA.OBBA.OBCALL(&quot;&quot;;[.$B$12];&quot;getRandomNumber&quot;;INFO.OBBA.OBBA.OBMAKE(&quot;&quot;;&quot;int&quot;;[.L497])))" office:value-type="float" office:value="0.0719528474994398" calcext:value-type="float">
            <text:p>0,07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0" calcext:value-type="float">
            <text:p>490</text:p>
          </table:table-cell>
          <table:table-cell table:style-name="ce24" table:formula="of:=INFO.OBBA.OBBA.OBGET(INFO.OBBA.OBBA.OBCALL(&quot;&quot;;[.$B$12];&quot;getRandomNumber&quot;;INFO.OBBA.OBBA.OBMAKE(&quot;&quot;;&quot;int&quot;;[.H498])))" office:value-type="float" office:value="0.154699142939573" calcext:value-type="float">
            <text:p>0,155</text:p>
          </table:table-cell>
          <table:table-cell table:style-name="ce1"/>
          <table:table-cell table:style-name="ce20" table:formula="of:=[.K497]+2" office:value-type="float" office:value="980" calcext:value-type="float">
            <text:p>980</text:p>
          </table:table-cell>
          <table:table-cell table:style-name="ce20" table:formula="of:=[.L497]+2" office:value-type="float" office:value="981" calcext:value-type="float">
            <text:p>981</text:p>
          </table:table-cell>
          <table:table-cell table:style-name="ce24" table:formula="of:=INFO.OBBA.OBBA.OBGET(INFO.OBBA.OBBA.OBCALL(&quot;&quot;;[.$B$12];&quot;getRandomNumber&quot;;INFO.OBBA.OBBA.OBMAKE(&quot;&quot;;&quot;int&quot;;[.K498])))" office:value-type="float" office:value="0.397151870670235" calcext:value-type="float">
            <text:p>0,397</text:p>
          </table:table-cell>
          <table:table-cell table:style-name="ce24" table:formula="of:=INFO.OBBA.OBBA.OBGET(INFO.OBBA.OBBA.OBCALL(&quot;&quot;;[.$B$12];&quot;getRandomNumber&quot;;INFO.OBBA.OBBA.OBMAKE(&quot;&quot;;&quot;int&quot;;[.L498])))" office:value-type="float" office:value="0.214665797422913" calcext:value-type="float">
            <text:p>0,21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1" calcext:value-type="float">
            <text:p>491</text:p>
          </table:table-cell>
          <table:table-cell table:style-name="ce24" table:formula="of:=INFO.OBBA.OBBA.OBGET(INFO.OBBA.OBBA.OBCALL(&quot;&quot;;[.$B$12];&quot;getRandomNumber&quot;;INFO.OBBA.OBBA.OBMAKE(&quot;&quot;;&quot;int&quot;;[.H499])))" office:value-type="float" office:value="0.167286554594017" calcext:value-type="float">
            <text:p>0,167</text:p>
          </table:table-cell>
          <table:table-cell table:style-name="ce1"/>
          <table:table-cell table:style-name="ce20" table:formula="of:=[.K498]+2" office:value-type="float" office:value="982" calcext:value-type="float">
            <text:p>982</text:p>
          </table:table-cell>
          <table:table-cell table:style-name="ce20" table:formula="of:=[.L498]+2" office:value-type="float" office:value="983" calcext:value-type="float">
            <text:p>983</text:p>
          </table:table-cell>
          <table:table-cell table:style-name="ce24" table:formula="of:=INFO.OBBA.OBBA.OBGET(INFO.OBBA.OBBA.OBCALL(&quot;&quot;;[.$B$12];&quot;getRandomNumber&quot;;INFO.OBBA.OBBA.OBMAKE(&quot;&quot;;&quot;int&quot;;[.K499])))" office:value-type="float" office:value="0.387615177923326" calcext:value-type="float">
            <text:p>0,388</text:p>
          </table:table-cell>
          <table:table-cell table:style-name="ce24" table:formula="of:=INFO.OBBA.OBBA.OBGET(INFO.OBBA.OBBA.OBCALL(&quot;&quot;;[.$B$12];&quot;getRandomNumber&quot;;INFO.OBBA.OBBA.OBMAKE(&quot;&quot;;&quot;int&quot;;[.L499])))" office:value-type="float" office:value="0.614613420778029" calcext:value-type="float">
            <text:p>0,61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2" calcext:value-type="float">
            <text:p>492</text:p>
          </table:table-cell>
          <table:table-cell table:style-name="ce24" table:formula="of:=INFO.OBBA.OBBA.OBGET(INFO.OBBA.OBBA.OBCALL(&quot;&quot;;[.$B$12];&quot;getRandomNumber&quot;;INFO.OBBA.OBBA.OBMAKE(&quot;&quot;;&quot;int&quot;;[.H500])))" office:value-type="float" office:value="0.162780777695343" calcext:value-type="float">
            <text:p>0,163</text:p>
          </table:table-cell>
          <table:table-cell table:style-name="ce1"/>
          <table:table-cell table:style-name="ce20" table:formula="of:=[.K499]+2" office:value-type="float" office:value="984" calcext:value-type="float">
            <text:p>984</text:p>
          </table:table-cell>
          <table:table-cell table:style-name="ce20" table:formula="of:=[.L499]+2" office:value-type="float" office:value="985" calcext:value-type="float">
            <text:p>985</text:p>
          </table:table-cell>
          <table:table-cell table:style-name="ce24" table:formula="of:=INFO.OBBA.OBBA.OBGET(INFO.OBBA.OBBA.OBCALL(&quot;&quot;;[.$B$12];&quot;getRandomNumber&quot;;INFO.OBBA.OBBA.OBMAKE(&quot;&quot;;&quot;int&quot;;[.K500])))" office:value-type="float" office:value="0.620867920521478" calcext:value-type="float">
            <text:p>0,621</text:p>
          </table:table-cell>
          <table:table-cell table:style-name="ce24" table:formula="of:=INFO.OBBA.OBBA.OBGET(INFO.OBBA.OBBA.OBCALL(&quot;&quot;;[.$B$12];&quot;getRandomNumber&quot;;INFO.OBBA.OBBA.OBMAKE(&quot;&quot;;&quot;int&quot;;[.L500])))" office:value-type="float" office:value="0.465319213525882" calcext:value-type="float">
            <text:p>0,46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3" calcext:value-type="float">
            <text:p>493</text:p>
          </table:table-cell>
          <table:table-cell table:style-name="ce24" table:formula="of:=INFO.OBBA.OBBA.OBGET(INFO.OBBA.OBBA.OBCALL(&quot;&quot;;[.$B$12];&quot;getRandomNumber&quot;;INFO.OBBA.OBBA.OBMAKE(&quot;&quot;;&quot;int&quot;;[.H501])))" office:value-type="float" office:value="0.301592289426611" calcext:value-type="float">
            <text:p>0,302</text:p>
          </table:table-cell>
          <table:table-cell table:style-name="ce1"/>
          <table:table-cell table:style-name="ce20" table:formula="of:=[.K500]+2" office:value-type="float" office:value="986" calcext:value-type="float">
            <text:p>986</text:p>
          </table:table-cell>
          <table:table-cell table:style-name="ce20" table:formula="of:=[.L500]+2" office:value-type="float" office:value="987" calcext:value-type="float">
            <text:p>987</text:p>
          </table:table-cell>
          <table:table-cell table:style-name="ce24" table:formula="of:=INFO.OBBA.OBBA.OBGET(INFO.OBBA.OBBA.OBCALL(&quot;&quot;;[.$B$12];&quot;getRandomNumber&quot;;INFO.OBBA.OBBA.OBMAKE(&quot;&quot;;&quot;int&quot;;[.K501])))" office:value-type="float" office:value="0.336462582571466" calcext:value-type="float">
            <text:p>0,336</text:p>
          </table:table-cell>
          <table:table-cell table:style-name="ce24" table:formula="of:=INFO.OBBA.OBBA.OBGET(INFO.OBBA.OBBA.OBCALL(&quot;&quot;;[.$B$12];&quot;getRandomNumber&quot;;INFO.OBBA.OBBA.OBMAKE(&quot;&quot;;&quot;int&quot;;[.L501])))" office:value-type="float" office:value="0.49832249480744" calcext:value-type="float">
            <text:p>0,49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4" calcext:value-type="float">
            <text:p>494</text:p>
          </table:table-cell>
          <table:table-cell table:style-name="ce24" table:formula="of:=INFO.OBBA.OBBA.OBGET(INFO.OBBA.OBBA.OBCALL(&quot;&quot;;[.$B$12];&quot;getRandomNumber&quot;;INFO.OBBA.OBBA.OBMAKE(&quot;&quot;;&quot;int&quot;;[.H502])))" office:value-type="float" office:value="0.526860244699958" calcext:value-type="float">
            <text:p>0,527</text:p>
          </table:table-cell>
          <table:table-cell table:style-name="ce1"/>
          <table:table-cell table:style-name="ce20" table:formula="of:=[.K501]+2" office:value-type="float" office:value="988" calcext:value-type="float">
            <text:p>988</text:p>
          </table:table-cell>
          <table:table-cell table:style-name="ce20" table:formula="of:=[.L501]+2" office:value-type="float" office:value="989" calcext:value-type="float">
            <text:p>989</text:p>
          </table:table-cell>
          <table:table-cell table:style-name="ce24" table:formula="of:=INFO.OBBA.OBBA.OBGET(INFO.OBBA.OBBA.OBCALL(&quot;&quot;;[.$B$12];&quot;getRandomNumber&quot;;INFO.OBBA.OBBA.OBMAKE(&quot;&quot;;&quot;int&quot;;[.K502])))" office:value-type="float" office:value="0.560995227051927" calcext:value-type="float">
            <text:p>0,561</text:p>
          </table:table-cell>
          <table:table-cell table:style-name="ce24" table:formula="of:=INFO.OBBA.OBBA.OBGET(INFO.OBBA.OBBA.OBCALL(&quot;&quot;;[.$B$12];&quot;getRandomNumber&quot;;INFO.OBBA.OBBA.OBMAKE(&quot;&quot;;&quot;int&quot;;[.L502])))" office:value-type="float" office:value="0.54657904232749" calcext:value-type="float">
            <text:p>0,54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5" calcext:value-type="float">
            <text:p>495</text:p>
          </table:table-cell>
          <table:table-cell table:style-name="ce24" table:formula="of:=INFO.OBBA.OBBA.OBGET(INFO.OBBA.OBBA.OBCALL(&quot;&quot;;[.$B$12];&quot;getRandomNumber&quot;;INFO.OBBA.OBBA.OBMAKE(&quot;&quot;;&quot;int&quot;;[.H503])))" office:value-type="float" office:value="0.212041700364248" calcext:value-type="float">
            <text:p>0,212</text:p>
          </table:table-cell>
          <table:table-cell table:style-name="ce1"/>
          <table:table-cell table:style-name="ce20" table:formula="of:=[.K502]+2" office:value-type="float" office:value="990" calcext:value-type="float">
            <text:p>990</text:p>
          </table:table-cell>
          <table:table-cell table:style-name="ce20" table:formula="of:=[.L502]+2" office:value-type="float" office:value="991" calcext:value-type="float">
            <text:p>991</text:p>
          </table:table-cell>
          <table:table-cell table:style-name="ce24" table:formula="of:=INFO.OBBA.OBBA.OBGET(INFO.OBBA.OBBA.OBCALL(&quot;&quot;;[.$B$12];&quot;getRandomNumber&quot;;INFO.OBBA.OBBA.OBMAKE(&quot;&quot;;&quot;int&quot;;[.K503])))" office:value-type="float" office:value="0.878768424402877" calcext:value-type="float">
            <text:p>0,879</text:p>
          </table:table-cell>
          <table:table-cell table:style-name="ce24" table:formula="of:=INFO.OBBA.OBBA.OBGET(INFO.OBBA.OBBA.OBCALL(&quot;&quot;;[.$B$12];&quot;getRandomNumber&quot;;INFO.OBBA.OBBA.OBMAKE(&quot;&quot;;&quot;int&quot;;[.L503])))" office:value-type="float" office:value="0.0639099969521229" calcext:value-type="float">
            <text:p>0,06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6" calcext:value-type="float">
            <text:p>496</text:p>
          </table:table-cell>
          <table:table-cell table:style-name="ce24" table:formula="of:=INFO.OBBA.OBBA.OBGET(INFO.OBBA.OBBA.OBCALL(&quot;&quot;;[.$B$12];&quot;getRandomNumber&quot;;INFO.OBBA.OBBA.OBMAKE(&quot;&quot;;&quot;int&quot;;[.H504])))" office:value-type="float" office:value="0.947187883946619" calcext:value-type="float">
            <text:p>0,947</text:p>
          </table:table-cell>
          <table:table-cell table:style-name="ce1"/>
          <table:table-cell table:style-name="ce20" table:formula="of:=[.K503]+2" office:value-type="float" office:value="992" calcext:value-type="float">
            <text:p>992</text:p>
          </table:table-cell>
          <table:table-cell table:style-name="ce20" table:formula="of:=[.L503]+2" office:value-type="float" office:value="993" calcext:value-type="float">
            <text:p>993</text:p>
          </table:table-cell>
          <table:table-cell table:style-name="ce24" table:formula="of:=INFO.OBBA.OBBA.OBGET(INFO.OBBA.OBBA.OBCALL(&quot;&quot;;[.$B$12];&quot;getRandomNumber&quot;;INFO.OBBA.OBBA.OBMAKE(&quot;&quot;;&quot;int&quot;;[.K504])))" office:value-type="float" office:value="0.0787420910902875" calcext:value-type="float">
            <text:p>0,079</text:p>
          </table:table-cell>
          <table:table-cell table:style-name="ce24" table:formula="of:=INFO.OBBA.OBBA.OBGET(INFO.OBBA.OBBA.OBCALL(&quot;&quot;;[.$B$12];&quot;getRandomNumber&quot;;INFO.OBBA.OBBA.OBMAKE(&quot;&quot;;&quot;int&quot;;[.L504])))" office:value-type="float" office:value="0.488082276636927" calcext:value-type="float">
            <text:p>0,48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7" calcext:value-type="float">
            <text:p>497</text:p>
          </table:table-cell>
          <table:table-cell table:style-name="ce24" table:formula="of:=INFO.OBBA.OBBA.OBGET(INFO.OBBA.OBBA.OBCALL(&quot;&quot;;[.$B$12];&quot;getRandomNumber&quot;;INFO.OBBA.OBBA.OBMAKE(&quot;&quot;;&quot;int&quot;;[.H505])))" office:value-type="float" office:value="0.0942019290664697" calcext:value-type="float">
            <text:p>0,094</text:p>
          </table:table-cell>
          <table:table-cell table:style-name="ce1"/>
          <table:table-cell table:style-name="ce20" table:formula="of:=[.K504]+2" office:value-type="float" office:value="994" calcext:value-type="float">
            <text:p>994</text:p>
          </table:table-cell>
          <table:table-cell table:style-name="ce20" table:formula="of:=[.L504]+2" office:value-type="float" office:value="995" calcext:value-type="float">
            <text:p>995</text:p>
          </table:table-cell>
          <table:table-cell table:style-name="ce24" table:formula="of:=INFO.OBBA.OBBA.OBGET(INFO.OBBA.OBBA.OBCALL(&quot;&quot;;[.$B$12];&quot;getRandomNumber&quot;;INFO.OBBA.OBBA.OBMAKE(&quot;&quot;;&quot;int&quot;;[.K505])))" office:value-type="float" office:value="0.639961273420525" calcext:value-type="float">
            <text:p>0,640</text:p>
          </table:table-cell>
          <table:table-cell table:style-name="ce24" table:formula="of:=INFO.OBBA.OBBA.OBGET(INFO.OBBA.OBBA.OBCALL(&quot;&quot;;[.$B$12];&quot;getRandomNumber&quot;;INFO.OBBA.OBBA.OBMAKE(&quot;&quot;;&quot;int&quot;;[.L505])))" office:value-type="float" office:value="0.689859763739637" calcext:value-type="float">
            <text:p>0,69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8" calcext:value-type="float">
            <text:p>498</text:p>
          </table:table-cell>
          <table:table-cell table:style-name="ce24" table:formula="of:=INFO.OBBA.OBBA.OBGET(INFO.OBBA.OBBA.OBCALL(&quot;&quot;;[.$B$12];&quot;getRandomNumber&quot;;INFO.OBBA.OBBA.OBMAKE(&quot;&quot;;&quot;int&quot;;[.H506])))" office:value-type="float" office:value="0.0094807970274286" calcext:value-type="float">
            <text:p>0,009</text:p>
          </table:table-cell>
          <table:table-cell table:style-name="ce1"/>
          <table:table-cell table:style-name="ce20" table:formula="of:=[.K505]+2" office:value-type="float" office:value="996" calcext:value-type="float">
            <text:p>996</text:p>
          </table:table-cell>
          <table:table-cell table:style-name="ce20" table:formula="of:=[.L505]+2" office:value-type="float" office:value="997" calcext:value-type="float">
            <text:p>997</text:p>
          </table:table-cell>
          <table:table-cell table:style-name="ce24" table:formula="of:=INFO.OBBA.OBBA.OBGET(INFO.OBBA.OBBA.OBCALL(&quot;&quot;;[.$B$12];&quot;getRandomNumber&quot;;INFO.OBBA.OBBA.OBMAKE(&quot;&quot;;&quot;int&quot;;[.K506])))" office:value-type="float" office:value="0.403134409777914" calcext:value-type="float">
            <text:p>0,403</text:p>
          </table:table-cell>
          <table:table-cell table:style-name="ce24" table:formula="of:=INFO.OBBA.OBBA.OBGET(INFO.OBBA.OBBA.OBCALL(&quot;&quot;;[.$B$12];&quot;getRandomNumber&quot;;INFO.OBBA.OBBA.OBMAKE(&quot;&quot;;&quot;int&quot;;[.L506])))" office:value-type="float" office:value="0.301465222532652" calcext:value-type="float">
            <text:p>0,30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9" calcext:value-type="float">
            <text:p>499</text:p>
          </table:table-cell>
          <table:table-cell table:style-name="ce24" table:formula="of:=INFO.OBBA.OBBA.OBGET(INFO.OBBA.OBBA.OBCALL(&quot;&quot;;[.$B$12];&quot;getRandomNumber&quot;;INFO.OBBA.OBBA.OBMAKE(&quot;&quot;;&quot;int&quot;;[.H507])))" office:value-type="float" office:value="0.444843981061806" calcext:value-type="float">
            <text:p>0,445</text:p>
          </table:table-cell>
          <table:table-cell table:style-name="ce1"/>
          <table:table-cell table:style-name="ce20" table:formula="of:=[.K506]+2" office:value-type="float" office:value="998" calcext:value-type="float">
            <text:p>998</text:p>
          </table:table-cell>
          <table:table-cell table:style-name="ce20" table:formula="of:=[.L506]+2" office:value-type="float" office:value="999" calcext:value-type="float">
            <text:p>999</text:p>
          </table:table-cell>
          <table:table-cell table:style-name="ce24" table:formula="of:=INFO.OBBA.OBBA.OBGET(INFO.OBBA.OBBA.OBCALL(&quot;&quot;;[.$B$12];&quot;getRandomNumber&quot;;INFO.OBBA.OBBA.OBMAKE(&quot;&quot;;&quot;int&quot;;[.K507])))" office:value-type="float" office:value="0.621428103549294" calcext:value-type="float">
            <text:p>0,621</text:p>
          </table:table-cell>
          <table:table-cell table:style-name="ce24" table:formula="of:=INFO.OBBA.OBBA.OBGET(INFO.OBBA.OBBA.OBCALL(&quot;&quot;;[.$B$12];&quot;getRandomNumber&quot;;INFO.OBBA.OBBA.OBMAKE(&quot;&quot;;&quot;int&quot;;[.L507])))" office:value-type="float" office:value="0.658174955522326" calcext:value-type="float">
            <text:p>0,658</text:p>
          </table:table-cell>
          <table:table-cell table:style-name="ce1" table:number-columns-repeated="243"/>
          <table:table-cell table:number-columns-repeated="767"/>
        </table:table-row>
        <table:table-row table:style-name="ro4" table:number-rows-repeated="65029">
          <table:table-cell table:style-name="ce1" table:number-columns-repeated="8"/>
          <table:table-cell table:style-name="ce11"/>
          <table:table-cell table:style-name="ce1" table:number-columns-repeated="3"/>
          <table:table-cell table:style-name="ce11" table:number-columns-repeated="2"/>
          <table:table-cell table:style-name="ce1" table:number-columns-repeated="243"/>
          <table:table-cell table:number-columns-repeated="767"/>
        </table:table-row>
        <table:table-row table:style-name="ro4">
          <table:table-cell/>
          <table:table-cell table:style-name="ce1" table:number-columns-repeated="5"/>
          <table:table-cell table:number-columns-repeated="1018"/>
        </table:table-row>
        <table:table-row table:style-name="ro4" table:number-rows-repeated="98303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obLibs" table:base-cell-address="$'Load Classes'.$E$14" table:cell-range-address="$'Load Classes'.$E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7P0" style:volatile="true">
      <number:number number:decimal-places="0" loext:min-decimal-places="0" number:min-integer-digits="1" number:grouping="true"/>
      <number:text> €</number:text>
    </number:number-style>
    <number:number-style style:name="N13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€</number:text>
    </number:number-style>
    <number:number-style style:name="N14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1P0"/>
    </number:number-style>
    <number:number-style style:name="N145P0" style:volatile="true">
      <number:number number:decimal-places="0" loext:min-decimal-places="0" number:min-integer-digits="1" number:grouping="true"/>
      <number:text> €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5P2" style:volatile="true">
      <number:text> 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0" loext:min-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loext:min-decimal-places="2" number:min-integer-digits="1" number:grouping="true"/>
      <number:text> €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53P2" style:volatile="true">
      <number:text>-</number:text>
      <number:number number:decimal-places="0" loext:min-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loext:min-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57P2" style:volatile="true">
      <number:text>-</number:text>
      <number:number number:decimal-places="0" loext:min-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3" loext:min-decimal-places="3" number:min-integer-digits="1"/>
    </number:number-style>
    <number:number-style style:name="N159">
      <number:number number:decimal-places="4" loext:min-decimal-places="4" number:min-integer-digits="1"/>
    </number:number-style>
    <number:number-style style:name="N161P0" style:volatile="true">
      <number:number number:decimal-places="0" loext:min-decimal-places="0" number:min-integer-digits="1" number:grouping="true"/>
      <number:text> DM</number:text>
    </number:number-style>
    <number:number-style style:name="N161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  <number:text> DM</number:text>
    </number:number-style>
    <number:number-style style:name="N162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62P0"/>
    </number:number-style>
    <number:number-style style:name="N164P0" style:volatile="true">
      <number:number number:decimal-places="2" loext:min-decimal-places="2" number:min-integer-digits="1" number:grouping="true"/>
      <number:text> DM</number:text>
    </number:number-style>
    <number:number-style style:name="N164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DM</number:text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DM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69P2" style:volatile="true">
      <number:text> - DM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     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73P2" style:volatile="true">
      <number:text> -   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loext:min-decimal-places="2" number:min-integer-digits="1" number:grouping="true"/>
      <number:text> DM </number:text>
    </number:number-style>
    <number:number-style style:name="N177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177P2" style:volatile="true">
      <number:text>-</number:text>
      <number:number number:decimal-places="0" loext:min-decimal-places="0" number:min-integer-digits="0"/>
      <number:text> DM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loext:min-decimal-places="2" number:min-integer-digits="1" number:grouping="true"/>
      <number:text>       </number:text>
    </number:number-style>
    <number:number-style style:name="N181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81P2" style:volatile="true">
      <number:text>-</number:text>
      <number:number number:decimal-places="0" loext:min-decimal-places="0" number:min-integer-digits="0"/>
      <number:text>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9" loext:min-decimal-places="9" number:min-integer-digits="1"/>
    </number:number-style>
    <number:number-style style:name="N183">
      <number:number number:decimal-places="8" loext:min-decimal-places="8" number:min-integer-digits="1"/>
    </number:number-style>
    <number:number-style style:name="N184">
      <number:number number:decimal-places="7" loext:min-decimal-places="7" number:min-integer-digits="1"/>
    </number:number-style>
    <number:number-style style:name="N185">
      <number:number number:decimal-places="6" loext:min-decimal-places="6" number:min-integer-digits="1"/>
    </number:number-style>
    <number:number-style style:name="N186">
      <number:number number:decimal-places="5" loext:min-decimal-places="5" number:min-integer-digits="1"/>
    </number:number-style>
    <number:percentage-style style:name="N187">
      <number:number number:decimal-places="1" loext:min-decimal-places="1" number:min-integer-digits="1"/>
      <number:text>%</number:text>
    </number:percentage-style>
    <number:percentage-style style:name="N188">
      <number:number number:decimal-places="3" loext:min-decimal-places="3" number:min-integer-digits="1"/>
      <number:text>%</number:text>
    </number:percentage-style>
    <number:number-style style:name="N189">
      <number:number number:decimal-places="10" loext:min-decimal-places="10" number:min-integer-digits="1"/>
    </number:number-style>
    <number:number-style style:name="N190">
      <number:number number:decimal-places="11" loext:min-decimal-places="11" number:min-integer-digits="1"/>
    </number:number-style>
    <number:number-style style:name="N191">
      <number:number number:decimal-places="12" loext:min-decimal-places="12" number:min-integer-digits="1"/>
    </number:number-style>
    <number:number-style style:name="N192">
      <number:number number:decimal-places="13" loext:min-decimal-places="13" number:min-integer-digits="1"/>
    </number:number-style>
    <number:number-style style:name="N193">
      <number:number number:decimal-places="0" loext:min-decimal-places="0" number:min-integer-digits="4" number:grouping="true"/>
    </number:number-style>
    <number:percentage-style style:name="N194">
      <number:number number:decimal-places="15" loext:min-decimal-places="15" number:min-integer-digits="1"/>
      <number:text>%</number:text>
    </number:percentage-style>
    <number:number-style style:name="N195">
      <number:number number:decimal-places="0" loext:min-decimal-places="0" number:min-integer-digits="5"/>
    </number:number-style>
    <number:number-style style:name="N196">
      <number:number number:decimal-places="1" loext:min-decimal-places="1" number:min-integer-digits="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7"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.00.0000</text:date>, <text:time style:data-style-name="N2" text:time-value="07:22:37.46251581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Fries</meta:initial-creator>
    <meta:creation-date>2012-10-24T16:06:32</meta:creation-date>
    <dc:date>2018-04-27T08:01:17.033568947</dc:date>
    <meta:editing-duration>PT16H38M14S</meta:editing-duration>
    <meta:editing-cycles>27</meta:editing-cycles>
    <meta:generator>LibreOffice/6.0.3.2$MacOSX_X86_64 LibreOffice_project/8f48d515416608e3a835360314dac7e47fd0b821</meta:generator>
    <meta:document-statistic meta:table-count="2" meta:cell-count="30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8">
      <number:number number:decimal-places="3" loext:min-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chart-properties chart:symbol-type="automatic" chart:treat-empty-cells="ignore"/>
    </style:style>
    <style:style style:name="ch3" style:family="chart" style:data-style-name="N158">
      <style:chart-properties chart:display-label="true" chart:logarithmic="false" chart:maximum="1" chart:reverse-direction="false" text:line-break="false" loext:try-staggering-first="true" chart:link-data-style-to-source="true" chart:axis-position="0" chart:axis-label-position="outside-start" chart:tick-mark-position="at-labels"/>
      <style:text-properties fo:color="#000000" style:text-position="0% 58%" fo:font-size="9pt" style:font-size-asian="9pt" style:font-size-complex="9pt"/>
    </style:style>
    <style:style style:name="ch4" style:family="chart" style:data-style-name="N158">
      <style:chart-properties chart:symbol-type="named-symbol" chart:symbol-name="diamond" chart:symbol-width="0.1cm" chart:symbol-height="0.1cm" chart:link-data-style-to-source="true"/>
      <style:graphic-properties draw:stroke="none" svg:stroke-width="0.035cm" svg:stroke-color="#000080" draw:fill-color="#000080"/>
      <style:text-properties fo:font-size="6pt" style:font-size-asian="6pt" style:font-size-complex="6pt"/>
    </style:style>
    <style:style style:name="ch5" style:family="chart">
      <style:graphic-properties draw:stroke="solid" svg:stroke-width="0.035cm" svg:stroke-color="#808080" draw:fill="solid" draw:fill-color="#ffffff"/>
    </style:style>
    <style:style style:name="ch6" style:family="chart">
      <style:graphic-properties draw:fill-color="#d9d9d9"/>
    </style:style>
  </office:automatic-styles>
  <office:body>
    <office:chart>
      <chart:chart svg:width="11.019cm" svg:height="7.444cm" xlink:href=".." xlink:type="simple" chart:class="chart:scatter" chart:style-name="ch1">
        <chart:plot-area chart:style-name="ch2" table:cell-range-address="'Monte Carlo Sequence'.M8:'Monte Carlo Sequence'.N507" svg:x="0.411cm" svg:y="0.146cm" svg:width="10.383cm" svg:height="7.175cm">
          <chartooo:coordinate-region svg:x="1.45cm" svg:y="0.314cm" svg:width="8.948cm" svg:height="6.422cm"/>
          <chart:axis chart:dimension="x" chart:name="primary-x" chart:style-name="ch3"/>
          <chart:axis chart:dimension="y" chart:name="primary-y" chart:style-name="ch3">
            <chart:grid chart:class="major"/>
          </chart:axis>
          <chart:series chart:style-name="ch4" chart:values-cell-range-address="'Monte Carlo Sequence'.N8:'Monte Carlo Sequence'.N507" chart:class="chart:scatter">
            <chart:domain table:cell-range-address="'Monte Carlo Sequence'.M8:'Monte Carlo Sequence'.M507"/>
            <chart:data-point chart:repeated="500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1266787041796">
                <text:p>0.491266787041796</text:p>
                <draw:g>
                  <svg:desc>'Monte Carlo Sequence'.M8:'Monte Carlo Sequence'.M507</svg:desc>
                </draw:g>
              </table:table-cell>
              <table:table-cell office:value-type="float" office:value="0.319959716378707">
                <text:p>0.319959716378707</text:p>
                <draw:g>
                  <svg:desc>'Monte Carlo Sequence'.N8:'Monte Carlo Sequence'.N5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2761712262768">
                <text:p>0.862761712262768</text:p>
              </table:table-cell>
              <table:table-cell office:value-type="float" office:value="0.152408127678771">
                <text:p>0.1524081276787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3554868775577">
                <text:p>0.483554868775577</text:p>
              </table:table-cell>
              <table:table-cell office:value-type="float" office:value="0.195723697013806">
                <text:p>0.195723697013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00331867616665">
                <text:p>0.900331867616665</text:p>
              </table:table-cell>
              <table:table-cell office:value-type="float" office:value="0.691717788948182">
                <text:p>0.691717788948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2798977810858">
                <text:p>0.412798977810858</text:p>
              </table:table-cell>
              <table:table-cell office:value-type="float" office:value="0.311580323425579">
                <text:p>0.311580323425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7926740950651">
                <text:p>0.137926740950651</text:p>
              </table:table-cell>
              <table:table-cell office:value-type="float" office:value="0.576877784020538">
                <text:p>0.5768777840205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2206094016582">
                <text:p>0.332206094016582</text:p>
              </table:table-cell>
              <table:table-cell office:value-type="float" office:value="0.890922290687735">
                <text:p>0.8909222906877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44858204329473">
                <text:p>0.444858204329473</text:p>
              </table:table-cell>
              <table:table-cell office:value-type="float" office:value="0.345015513634154">
                <text:p>0.345015513634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5668937555207">
                <text:p>0.105668937555207</text:p>
              </table:table-cell>
              <table:table-cell office:value-type="float" office:value="0.684963177841517">
                <text:p>0.684963177841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9535147953779">
                <text:p>0.319535147953779</text:p>
              </table:table-cell>
              <table:table-cell office:value-type="float" office:value="0.69428491211106">
                <text:p>0.69428491211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0277615352075">
                <text:p>0.170277615352075</text:p>
              </table:table-cell>
              <table:table-cell office:value-type="float" office:value="0.66853828298524">
                <text:p>0.668538282985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45224288144085">
                <text:p>0.845224288144085</text:p>
              </table:table-cell>
              <table:table-cell office:value-type="float" office:value="0.565938779787297">
                <text:p>0.5659387797872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175577525502">
                <text:p>0.32175577525502</text:p>
              </table:table-cell>
              <table:table-cell office:value-type="float" office:value="0.998857210674226">
                <text:p>0.998857210674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3090995731385">
                <text:p>0.113090995731385</text:p>
              </table:table-cell>
              <table:table-cell office:value-type="float" office:value="0.289203586283748">
                <text:p>0.2892035862837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03730362812233">
                <text:p>0.503730362812233</text:p>
              </table:table-cell>
              <table:table-cell office:value-type="float" office:value="0.425838503254859">
                <text:p>0.425838503254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0672580147404">
                <text:p>0.250672580147404</text:p>
              </table:table-cell>
              <table:table-cell office:value-type="float" office:value="0.936282550911169">
                <text:p>0.9362825509111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9359970424186">
                <text:p>0.169359970424186</text:p>
              </table:table-cell>
              <table:table-cell office:value-type="float" office:value="0.342317069013126">
                <text:p>0.3423170690131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56053540392132">
                <text:p>0.656053540392132</text:p>
              </table:table-cell>
              <table:table-cell office:value-type="float" office:value="0.281368679451911">
                <text:p>0.2813686794519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7387398565359">
                <text:p>0.637387398565359</text:p>
              </table:table-cell>
              <table:table-cell office:value-type="float" office:value="0.453501713142253">
                <text:p>0.4535017131422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9605441675764">
                <text:p>0.389605441675764</text:p>
              </table:table-cell>
              <table:table-cell office:value-type="float" office:value="0.862348303287929">
                <text:p>0.8623483032879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6462041854534">
                <text:p>0.206462041854534</text:p>
              </table:table-cell>
              <table:table-cell office:value-type="float" office:value="0.442802357835815">
                <text:p>0.4428023578358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1555642557828">
                <text:p>0.271555642557828</text:p>
              </table:table-cell>
              <table:table-cell office:value-type="float" office:value="0.25327681776857">
                <text:p>0.253276817768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29797706488562">
                <text:p>0.429797706488562</text:p>
              </table:table-cell>
              <table:table-cell office:value-type="float" office:value="0.793264278360531">
                <text:p>0.7932642783605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5280234297958">
                <text:p>0.955280234297958</text:p>
              </table:table-cell>
              <table:table-cell office:value-type="float" office:value="0.254059303270686">
                <text:p>0.254059303270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5524617316856">
                <text:p>0.195524617316856</text:p>
              </table:table-cell>
              <table:table-cell office:value-type="float" office:value="0.587962107421348">
                <text:p>0.5879621074213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9219772772476">
                <text:p>0.129219772772476</text:p>
              </table:table-cell>
              <table:table-cell office:value-type="float" office:value="0.310467630276009">
                <text:p>0.3104676302760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82369873269862">
                <text:p>0.282369873269862</text:p>
              </table:table-cell>
              <table:table-cell office:value-type="float" office:value="0.960271993639459">
                <text:p>0.9602719936394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74650341030656">
                <text:p>0.474650341030656</text:p>
              </table:table-cell>
              <table:table-cell office:value-type="float" office:value="0.273950084420188">
                <text:p>0.2739500844201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10106189266396">
                <text:p>0.410106189266396</text:p>
              </table:table-cell>
              <table:table-cell office:value-type="float" office:value="0.391023139376141">
                <text:p>0.391023139376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6739386153443">
                <text:p>0.456739386153443</text:p>
              </table:table-cell>
              <table:table-cell office:value-type="float" office:value="0.891967959467788">
                <text:p>0.8919679594677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58549160366524">
                <text:p>0.358549160366524</text:p>
              </table:table-cell>
              <table:table-cell office:value-type="float" office:value="0.141295052354573">
                <text:p>0.1412950523545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0924006109247">
                <text:p>0.130924006109247</text:p>
              </table:table-cell>
              <table:table-cell office:value-type="float" office:value="0.427130400392279">
                <text:p>0.4271304003922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47614055828475">
                <text:p>0.447614055828475</text:p>
              </table:table-cell>
              <table:table-cell office:value-type="float" office:value="0.418760125159711">
                <text:p>0.4187601251597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78630134929669">
                <text:p>0.378630134929669</text:p>
              </table:table-cell>
              <table:table-cell office:value-type="float" office:value="0.514989733775082">
                <text:p>0.5149897337750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5021092319093">
                <text:p>0.185021092319093</text:p>
              </table:table-cell>
              <table:table-cell office:value-type="float" office:value="0.843903291131052">
                <text:p>0.8439032911310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06236462733698">
                <text:p>0.806236462733698</text:p>
              </table:table-cell>
              <table:table-cell office:value-type="float" office:value="0.976151808061484">
                <text:p>0.9761518080614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70366290440483">
                <text:p>0.670366290440483</text:p>
              </table:table-cell>
              <table:table-cell office:value-type="float" office:value="0.681738559585933">
                <text:p>0.6817385595859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88565421256328">
                <text:p>0.988565421256328</text:p>
              </table:table-cell>
              <table:table-cell office:value-type="float" office:value="0.975134355189875">
                <text:p>0.975134355189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2595834315766">
                <text:p>0.372595834315766</text:p>
              </table:table-cell>
              <table:table-cell office:value-type="float" office:value="0.952959008317628">
                <text:p>0.9529590083176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9859940494469">
                <text:p>0.969859940494469</text:p>
              </table:table-cell>
              <table:table-cell office:value-type="float" office:value="0.898269290595008">
                <text:p>0.8982692905950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06780783555355">
                <text:p>0.806780783555355</text:p>
              </table:table-cell>
              <table:table-cell office:value-type="float" office:value="0.854060889254196">
                <text:p>0.8540608892541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62316054421811">
                <text:p>0.562316054421811</text:p>
              </table:table-cell>
              <table:table-cell office:value-type="float" office:value="0.0990719429564013">
                <text:p>0.09907194295640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15726301481846">
                <text:p>0.915726301481846</text:p>
              </table:table-cell>
              <table:table-cell office:value-type="float" office:value="0.500564570252312">
                <text:p>0.5005645702523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95965736735122">
                <text:p>0.595965736735122</text:p>
              </table:table-cell>
              <table:table-cell office:value-type="float" office:value="0.663106773389548">
                <text:p>0.6631067733895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85874179562523">
                <text:p>0.285874179562523</text:p>
              </table:table-cell>
              <table:table-cell office:value-type="float" office:value="0.547912861366432">
                <text:p>0.5479128613664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40637751873356">
                <text:p>0.140637751873356</text:p>
              </table:table-cell>
              <table:table-cell office:value-type="float" office:value="0.352004001127325">
                <text:p>0.3520040011273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3604780610569">
                <text:p>0.133604780610569</text:p>
              </table:table-cell>
              <table:table-cell office:value-type="float" office:value="0.25513896598899">
                <text:p>0.255138965988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11623783107008">
                <text:p>0.611623783107008</text:p>
              </table:table-cell>
              <table:table-cell office:value-type="float" office:value="0.839716373085253">
                <text:p>0.8397163730852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28526497097741">
                <text:p>0.428526497097741</text:p>
              </table:table-cell>
              <table:table-cell office:value-type="float" office:value="0.648723013119825">
                <text:p>0.6487230131198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4438727478741">
                <text:p>0.94438727478741</text:p>
              </table:table-cell>
              <table:table-cell office:value-type="float" office:value="0.832280734343007">
                <text:p>0.8322807343430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22871425553641">
                <text:p>0.322871425553641</text:p>
              </table:table-cell>
              <table:table-cell office:value-type="float" office:value="0.170274483056426">
                <text:p>0.1702744830564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83249462162866">
                <text:p>0.483249462162866</text:p>
              </table:table-cell>
              <table:table-cell office:value-type="float" office:value="0.885271545935874">
                <text:p>0.8852715459358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32512420327919">
                <text:p>0.132512420327919</text:p>
              </table:table-cell>
              <table:table-cell office:value-type="float" office:value="0.0550469905851424">
                <text:p>0.05504699058514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84501872806452">
                <text:p>0.684501872806452</text:p>
              </table:table-cell>
              <table:table-cell office:value-type="float" office:value="0.968533195630013">
                <text:p>0.9685331956300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992794096955">
                <text:p>0.552992794096955</text:p>
              </table:table-cell>
              <table:table-cell office:value-type="float" office:value="0.616128421520225">
                <text:p>0.6161284215202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30830220824308">
                <text:p>0.0430830220824308</text:p>
              </table:table-cell>
              <table:table-cell office:value-type="float" office:value="0.0539236649359544">
                <text:p>0.05392366493595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4120258598313">
                <text:p>0.44120258598313</text:p>
              </table:table-cell>
              <table:table-cell office:value-type="float" office:value="0.361302940605926">
                <text:p>0.3613029406059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62453532006794">
                <text:p>0.962453532006794</text:p>
              </table:table-cell>
              <table:table-cell office:value-type="float" office:value="0.414816703749175">
                <text:p>0.4148167037491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61068155854541">
                <text:p>0.561068155854541</text:p>
              </table:table-cell>
              <table:table-cell office:value-type="float" office:value="0.447636848510664">
                <text:p>0.4476368485106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65220851597543">
                <text:p>0.465220851597543</text:p>
              </table:table-cell>
              <table:table-cell office:value-type="float" office:value="0.607834331165607">
                <text:p>0.6078343311656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984640288084">
                <text:p>0.7984640288084</text:p>
              </table:table-cell>
              <table:table-cell office:value-type="float" office:value="0.515529390191277">
                <text:p>0.5155293901912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68349775399511">
                <text:p>0.668349775399511</text:p>
              </table:table-cell>
              <table:table-cell office:value-type="float" office:value="0.904797674437416">
                <text:p>0.9047976744374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95748740557811">
                <text:p>0.0895748740557811</text:p>
              </table:table-cell>
              <table:table-cell office:value-type="float" office:value="0.363186496335463">
                <text:p>0.3631864963354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4908721778359">
                <text:p>0.74908721778359</text:p>
              </table:table-cell>
              <table:table-cell office:value-type="float" office:value="0.333323579010524">
                <text:p>0.3333235790105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70224246913608">
                <text:p>0.170224246913608</text:p>
              </table:table-cell>
              <table:table-cell office:value-type="float" office:value="0.808831987587184">
                <text:p>0.8088319875871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07433106458745">
                <text:p>0.0707433106458745</text:p>
              </table:table-cell>
              <table:table-cell office:value-type="float" office:value="0.756511286719199">
                <text:p>0.7565112867191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7000187385894">
                <text:p>0.17000187385894</text:p>
              </table:table-cell>
              <table:table-cell office:value-type="float" office:value="0.324292831330839">
                <text:p>0.3242928313308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84514124474141">
                <text:p>0.0584514124474141</text:p>
              </table:table-cell>
              <table:table-cell office:value-type="float" office:value="0.195357102572043">
                <text:p>0.1953571025720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18118370554164">
                <text:p>0.218118370554164</text:p>
              </table:table-cell>
              <table:table-cell office:value-type="float" office:value="0.465567560794013">
                <text:p>0.4655675607940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60054848754996">
                <text:p>0.760054848754996</text:p>
              </table:table-cell>
              <table:table-cell office:value-type="float" office:value="0.278714061926186">
                <text:p>0.2787140619261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3573108873664">
                <text:p>0.103573108873664</text:p>
              </table:table-cell>
              <table:table-cell office:value-type="float" office:value="0.927938595131532">
                <text:p>0.9279385951315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85900599580019">
                <text:p>0.985900599580019</text:p>
              </table:table-cell>
              <table:table-cell office:value-type="float" office:value="0.372604980447667">
                <text:p>0.372604980447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78202453491998">
                <text:p>0.578202453491998</text:p>
              </table:table-cell>
              <table:table-cell office:value-type="float" office:value="0.667231011536823">
                <text:p>0.6672310115368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36587493874488">
                <text:p>0.0336587493874488</text:p>
              </table:table-cell>
              <table:table-cell office:value-type="float" office:value="0.638621836901724">
                <text:p>0.6386218369017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7456596182957">
                <text:p>0.97456596182957</text:p>
              </table:table-cell>
              <table:table-cell office:value-type="float" office:value="0.0709533532411997">
                <text:p>0.07095335324119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4067129368326">
                <text:p>0.134067129368326</text:p>
              </table:table-cell>
              <table:table-cell office:value-type="float" office:value="0.974643191575533">
                <text:p>0.9746431915755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61699790820727">
                <text:p>0.461699790820727</text:p>
              </table:table-cell>
              <table:table-cell office:value-type="float" office:value="0.046703190754844">
                <text:p>0.0467031907548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70009660381101">
                <text:p>0.970009660381101</text:p>
              </table:table-cell>
              <table:table-cell office:value-type="float" office:value="0.106869409555224">
                <text:p>0.1068694095552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27962109640663">
                <text:p>0.927962109640663</text:p>
              </table:table-cell>
              <table:table-cell office:value-type="float" office:value="0.049974649687296">
                <text:p>0.0499746496872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8778923135695">
                <text:p>0.898778923135695</text:p>
              </table:table-cell>
              <table:table-cell office:value-type="float" office:value="0.924657584114594">
                <text:p>0.9246575841145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7975522427749">
                <text:p>0.147975522427749</text:p>
              </table:table-cell>
              <table:table-cell office:value-type="float" office:value="0.91882617827019">
                <text:p>0.918826178270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42725615198763">
                <text:p>0.242725615198763</text:p>
              </table:table-cell>
              <table:table-cell office:value-type="float" office:value="0.342193068263791">
                <text:p>0.3421930682637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42580050830331">
                <text:p>0.942580050830331</text:p>
              </table:table-cell>
              <table:table-cell office:value-type="float" office:value="0.567970328489008">
                <text:p>0.5679703284890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85763409713982">
                <text:p>0.585763409713982</text:p>
              </table:table-cell>
              <table:table-cell office:value-type="float" office:value="0.841076984939657">
                <text:p>0.8410769849396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81823508797017">
                <text:p>0.681823508797017</text:p>
              </table:table-cell>
              <table:table-cell office:value-type="float" office:value="0.0265781444641058">
                <text:p>0.02657814446410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7653878987764">
                <text:p>0.67653878987764</text:p>
              </table:table-cell>
              <table:table-cell office:value-type="float" office:value="0.73166501923371">
                <text:p>0.731665019233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59003673728113">
                <text:p>0.559003673728113</text:p>
              </table:table-cell>
              <table:table-cell office:value-type="float" office:value="0.276364461833399">
                <text:p>0.2763644618333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63213808041243">
                <text:p>0.463213808041243</text:p>
              </table:table-cell>
              <table:table-cell office:value-type="float" office:value="0.133789013799982">
                <text:p>0.1337890137999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56758928264589">
                <text:p>0.956758928264589</text:p>
              </table:table-cell>
              <table:table-cell office:value-type="float" office:value="0.874216841800604">
                <text:p>0.8742168418006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5589182728677">
                <text:p>0.995589182728677</text:p>
              </table:table-cell>
              <table:table-cell office:value-type="float" office:value="0.566534096551673">
                <text:p>0.5665340965516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59510074270377">
                <text:p>0.859510074270377</text:p>
              </table:table-cell>
              <table:table-cell office:value-type="float" office:value="0.666472877760977">
                <text:p>0.6664728777609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70463681406771">
                <text:p>0.0370463681406771</text:p>
              </table:table-cell>
              <table:table-cell office:value-type="float" office:value="0.128332616919877">
                <text:p>0.1283326169198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561283126512794">
                <text:p>0.0561283126512794</text:p>
              </table:table-cell>
              <table:table-cell office:value-type="float" office:value="0.12141524601541">
                <text:p>0.1214152460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1887924643503">
                <text:p>0.931887924643503</text:p>
              </table:table-cell>
              <table:table-cell office:value-type="float" office:value="0.555072919788922">
                <text:p>0.5550729197889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78668657986997">
                <text:p>0.478668657986997</text:p>
              </table:table-cell>
              <table:table-cell office:value-type="float" office:value="0.0273949519752977">
                <text:p>0.02739495197529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9481391428466">
                <text:p>0.19481391428466</text:p>
              </table:table-cell>
              <table:table-cell office:value-type="float" office:value="0.261391164297566">
                <text:p>0.2613911642975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9513305650412">
                <text:p>0.39513305650412</text:p>
              </table:table-cell>
              <table:table-cell office:value-type="float" office:value="0.628552768208528">
                <text:p>0.6285527682085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70004295158384">
                <text:p>0.670004295158384</text:p>
              </table:table-cell>
              <table:table-cell office:value-type="float" office:value="0.233377124133964">
                <text:p>0.2333771241339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36907305947427">
                <text:p>0.436907305947427</text:p>
              </table:table-cell>
              <table:table-cell office:value-type="float" office:value="0.998416216252839">
                <text:p>0.9984162162528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46030208111284">
                <text:p>0.246030208111284</text:p>
              </table:table-cell>
              <table:table-cell office:value-type="float" office:value="0.923633788126073">
                <text:p>0.9236337881260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05032604561904">
                <text:p>0.105032604561904</text:p>
              </table:table-cell>
              <table:table-cell office:value-type="float" office:value="0.708761375696732">
                <text:p>0.7087613756967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68599842721866">
                <text:p>0.468599842721866</text:p>
              </table:table-cell>
              <table:table-cell office:value-type="float" office:value="0.0620983808089973">
                <text:p>0.06209838080899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49495820634061">
                <text:p>0.649495820634061</text:p>
              </table:table-cell>
              <table:table-cell office:value-type="float" office:value="0.334654445095199">
                <text:p>0.3346544450951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85435423463521">
                <text:p>0.185435423463521</text:p>
              </table:table-cell>
              <table:table-cell office:value-type="float" office:value="0.857531608503006">
                <text:p>0.8575316085030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41795287054558">
                <text:p>0.441795287054558</text:p>
              </table:table-cell>
              <table:table-cell office:value-type="float" office:value="0.273366509527656">
                <text:p>0.2733665095276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35437120306377">
                <text:p>0.235437120306377</text:p>
              </table:table-cell>
              <table:table-cell office:value-type="float" office:value="0.723860465082364">
                <text:p>0.7238604650823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57193528620942">
                <text:p>0.857193528620942</text:p>
              </table:table-cell>
              <table:table-cell office:value-type="float" office:value="0.17825568610225">
                <text:p>0.178255686102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29218466286789">
                <text:p>0.429218466286789</text:p>
              </table:table-cell>
              <table:table-cell office:value-type="float" office:value="0.518062960170855">
                <text:p>0.5180629601708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7803582455119">
                <text:p>0.27803582455119</text:p>
              </table:table-cell>
              <table:table-cell office:value-type="float" office:value="0.283387582666438">
                <text:p>0.2833875826664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30043620889996">
                <text:p>0.230043620889996</text:p>
              </table:table-cell>
              <table:table-cell office:value-type="float" office:value="0.732544005290889">
                <text:p>0.7325440052908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70524997441983">
                <text:p>0.270524997441983</text:p>
              </table:table-cell>
              <table:table-cell office:value-type="float" office:value="0.295496094646814">
                <text:p>0.2954960946468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9939229561625">
                <text:p>0.59939229561625</text:p>
              </table:table-cell>
              <table:table-cell office:value-type="float" office:value="0.799977201533892">
                <text:p>0.7999772015338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505557195339251">
                <text:p>0.00505557195339251</text:p>
              </table:table-cell>
              <table:table-cell office:value-type="float" office:value="0.417364511377586">
                <text:p>0.4173645113775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65677831100398">
                <text:p>0.065677831100398</text:p>
              </table:table-cell>
              <table:table-cell office:value-type="float" office:value="0.868769318165264">
                <text:p>0.8687693181652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15199310737291">
                <text:p>0.615199310737291</text:p>
              </table:table-cell>
              <table:table-cell office:value-type="float" office:value="0.501299026243549">
                <text:p>0.5012990262435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43721369435456">
                <text:p>0.443721369435456</text:p>
              </table:table-cell>
              <table:table-cell office:value-type="float" office:value="0.206454436133222">
                <text:p>0.2064544361332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05310858994836">
                <text:p>0.605310858994836</text:p>
              </table:table-cell>
              <table:table-cell office:value-type="float" office:value="0.239087720936877">
                <text:p>0.2390877209368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911891709553832">
                <text:p>0.0911891709553832</text:p>
              </table:table-cell>
              <table:table-cell office:value-type="float" office:value="0.781372498184199">
                <text:p>0.7813724981841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14790059387134">
                <text:p>0.214790059387134</text:p>
              </table:table-cell>
              <table:table-cell office:value-type="float" office:value="0.427732779308842">
                <text:p>0.4277327793088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10498430477794">
                <text:p>0.910498430477794</text:p>
              </table:table-cell>
              <table:table-cell office:value-type="float" office:value="0.261240846258988">
                <text:p>0.2612408462589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59525551863615">
                <text:p>0.959525551863615</text:p>
              </table:table-cell>
              <table:table-cell office:value-type="float" office:value="0.37279069437626">
                <text:p>0.372790694376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26828376612623">
                <text:p>0.926828376612623</text:p>
              </table:table-cell>
              <table:table-cell office:value-type="float" office:value="0.604090600442898">
                <text:p>0.6040906004428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26318474547284">
                <text:p>0.0126318474547284</text:p>
              </table:table-cell>
              <table:table-cell office:value-type="float" office:value="0.789099185153814">
                <text:p>0.7890991851538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58108589116593">
                <text:p>0.458108589116593</text:p>
              </table:table-cell>
              <table:table-cell office:value-type="float" office:value="0.824035138732843">
                <text:p>0.8240351387328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7963540078116">
                <text:p>0.127963540078116</text:p>
              </table:table-cell>
              <table:table-cell office:value-type="float" office:value="0.484518716468852">
                <text:p>0.4845187164688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513340365438">
                <text:p>0.4513340365438</text:p>
              </table:table-cell>
              <table:table-cell office:value-type="float" office:value="0.33443804121941">
                <text:p>0.334438041219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46868697270659">
                <text:p>0.146868697270659</text:p>
              </table:table-cell>
              <table:table-cell office:value-type="float" office:value="0.239505015567584">
                <text:p>0.2395050155675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30223308826654">
                <text:p>0.0030223308826654</text:p>
              </table:table-cell>
              <table:table-cell office:value-type="float" office:value="0.991335061530603">
                <text:p>0.9913350615306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93727111100634">
                <text:p>0.193727111100634</text:p>
              </table:table-cell>
              <table:table-cell office:value-type="float" office:value="0.455571447180288">
                <text:p>0.4555714471802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15580362140276">
                <text:p>0.715580362140276</text:p>
              </table:table-cell>
              <table:table-cell office:value-type="float" office:value="0.702239041907582">
                <text:p>0.7022390419075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86000649118599">
                <text:p>0.286000649118599</text:p>
              </table:table-cell>
              <table:table-cell office:value-type="float" office:value="0.372118267683536">
                <text:p>0.3721182676835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90058594945404">
                <text:p>0.290058594945404</text:p>
              </table:table-cell>
              <table:table-cell office:value-type="float" office:value="0.986227399706414">
                <text:p>0.9862273997064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54596702967493">
                <text:p>0.554596702967493</text:p>
              </table:table-cell>
              <table:table-cell office:value-type="float" office:value="0.842135439709721">
                <text:p>0.8421354397097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35159460820318">
                <text:p>0.635159460820318</text:p>
              </table:table-cell>
              <table:table-cell office:value-type="float" office:value="0.585252663210294">
                <text:p>0.5852526632102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53207792657785">
                <text:p>0.553207792657785</text:p>
              </table:table-cell>
              <table:table-cell office:value-type="float" office:value="0.555090349277807">
                <text:p>0.5550903492778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95369959425648">
                <text:p>0.795369959425648</text:p>
              </table:table-cell>
              <table:table-cell office:value-type="float" office:value="0.901071699066853">
                <text:p>0.9010716990668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845059617399323">
                <text:p>0.0845059617399323</text:p>
              </table:table-cell>
              <table:table-cell office:value-type="float" office:value="0.583829359273151">
                <text:p>0.5838293592731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30693082609085">
                <text:p>0.230693082609085</text:p>
              </table:table-cell>
              <table:table-cell office:value-type="float" office:value="0.245167367158173">
                <text:p>0.2451673671581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8382826330806">
                <text:p>0.18382826330806</text:p>
              </table:table-cell>
              <table:table-cell office:value-type="float" office:value="0.201959406117257">
                <text:p>0.2019594061172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80031585249226">
                <text:p>0.380031585249226</text:p>
              </table:table-cell>
              <table:table-cell office:value-type="float" office:value="0.210031272899193">
                <text:p>0.2100312728991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86697066844613">
                <text:p>0.586697066844613</text:p>
              </table:table-cell>
              <table:table-cell office:value-type="float" office:value="0.449106196219126">
                <text:p>0.4491061962191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52031290046256">
                <text:p>0.452031290046256</text:p>
              </table:table-cell>
              <table:table-cell office:value-type="float" office:value="0.331340278073393">
                <text:p>0.3313402780733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701673072300231">
                <text:p>0.0701673072300231</text:p>
              </table:table-cell>
              <table:table-cell office:value-type="float" office:value="0.456201976954572">
                <text:p>0.4562019769545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32139333020549">
                <text:p>0.532139333020549</text:p>
              </table:table-cell>
              <table:table-cell office:value-type="float" office:value="0.348418411354681">
                <text:p>0.3484184113546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99648690317733">
                <text:p>0.199648690317733</text:p>
              </table:table-cell>
              <table:table-cell office:value-type="float" office:value="0.994690475794457">
                <text:p>0.9946904757944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57676412214018">
                <text:p>0.857676412214018</text:p>
              </table:table-cell>
              <table:table-cell office:value-type="float" office:value="0.76299466126521">
                <text:p>0.762994661265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18779320536793">
                <text:p>0.918779320536793</text:p>
              </table:table-cell>
              <table:table-cell office:value-type="float" office:value="0.850669599806577">
                <text:p>0.8506695998065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22909849894669">
                <text:p>0.422909849894669</text:p>
              </table:table-cell>
              <table:table-cell office:value-type="float" office:value="0.304195079206321">
                <text:p>0.3041950792063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72472458724812">
                <text:p>0.872472458724812</text:p>
              </table:table-cell>
              <table:table-cell office:value-type="float" office:value="0.752938493140684">
                <text:p>0.7529384931406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75034499336733">
                <text:p>0.075034499336733</text:p>
              </table:table-cell>
              <table:table-cell office:value-type="float" office:value="0.267172250695718">
                <text:p>0.2671722506957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71794458037734">
                <text:p>0.471794458037734</text:p>
              </table:table-cell>
              <table:table-cell office:value-type="float" office:value="0.1971637632728">
                <text:p>0.19716376327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92996961208045">
                <text:p>0.992996961208045</text:p>
              </table:table-cell>
              <table:table-cell office:value-type="float" office:value="0.872160003702141">
                <text:p>0.8721600037021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01684071431335">
                <text:p>0.301684071431335</text:p>
              </table:table-cell>
              <table:table-cell office:value-type="float" office:value="0.449081201246203">
                <text:p>0.4490812012462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42133989006189">
                <text:p>0.242133989006189</text:p>
              </table:table-cell>
              <table:table-cell office:value-type="float" office:value="0.486667090719779">
                <text:p>0.4866670907197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82854683469739">
                <text:p>0.582854683469739</text:p>
              </table:table-cell>
              <table:table-cell office:value-type="float" office:value="0.52329766548105">
                <text:p>0.523297665481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90576375128842">
                <text:p>0.0690576375128842</text:p>
              </table:table-cell>
              <table:table-cell office:value-type="float" office:value="0.905120105160039">
                <text:p>0.9051201051600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68926963660018">
                <text:p>0.468926963660018</text:p>
              </table:table-cell>
              <table:table-cell office:value-type="float" office:value="0.740101374007293">
                <text:p>0.7401013740072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69161106112613">
                <text:p>0.269161106112613</text:p>
              </table:table-cell>
              <table:table-cell office:value-type="float" office:value="0.312438424984667">
                <text:p>0.312438424984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42738345139203">
                <text:p>0.142738345139203</text:p>
              </table:table-cell>
              <table:table-cell office:value-type="float" office:value="0.92671972687305">
                <text:p>0.926719726873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71794369416076">
                <text:p>0.871794369416076</text:p>
              </table:table-cell>
              <table:table-cell office:value-type="float" office:value="0.473308182643285">
                <text:p>0.4733081826432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617101495441852">
                <text:p>0.0617101495441852</text:p>
              </table:table-cell>
              <table:table-cell office:value-type="float" office:value="0.3757035278276">
                <text:p>0.37570352782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83094239687529">
                <text:p>0.783094239687529</text:p>
              </table:table-cell>
              <table:table-cell office:value-type="float" office:value="0.255100757633609">
                <text:p>0.2551007576336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13820253351106">
                <text:p>0.613820253351106</text:p>
              </table:table-cell>
              <table:table-cell office:value-type="float" office:value="0.460194660121356">
                <text:p>0.4601946601213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17685292887981">
                <text:p>0.417685292887981</text:p>
              </table:table-cell>
              <table:table-cell office:value-type="float" office:value="0.607702723090367">
                <text:p>0.6077027230903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59292005450542">
                <text:p>0.159292005450542</text:p>
              </table:table-cell>
              <table:table-cell office:value-type="float" office:value="0.537457145577058">
                <text:p>0.5374571455770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97405987446002">
                <text:p>0.497405987446002</text:p>
              </table:table-cell>
              <table:table-cell office:value-type="float" office:value="0.758930182231331">
                <text:p>0.7589301822313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32462371794669">
                <text:p>0.332462371794669</text:p>
              </table:table-cell>
              <table:table-cell office:value-type="float" office:value="0.493191276747541">
                <text:p>0.4931912767475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701819863959">
                <text:p>0.8701819863959</text:p>
              </table:table-cell>
              <table:table-cell office:value-type="float" office:value="0.693382876173066">
                <text:p>0.6933828761730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33947766051954">
                <text:p>0.633947766051954</text:p>
              </table:table-cell>
              <table:table-cell office:value-type="float" office:value="0.0309937268481018">
                <text:p>0.03099372684810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48010819865204">
                <text:p>0.348010819865204</text:p>
              </table:table-cell>
              <table:table-cell office:value-type="float" office:value="0.57246282499042">
                <text:p>0.572462824990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97846782403236">
                <text:p>0.197846782403236</text:p>
              </table:table-cell>
              <table:table-cell office:value-type="float" office:value="0.253663668979395">
                <text:p>0.2536636689793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43153172528242">
                <text:p>0.643153172528242</text:p>
              </table:table-cell>
              <table:table-cell office:value-type="float" office:value="0.332536913410088">
                <text:p>0.3325369134100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09600795907659">
                <text:p>0.809600795907659</text:p>
              </table:table-cell>
              <table:table-cell office:value-type="float" office:value="0.303669349144982">
                <text:p>0.3036693491449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04174604419515">
                <text:p>0.904174604419515</text:p>
              </table:table-cell>
              <table:table-cell office:value-type="float" office:value="0.634031122482842">
                <text:p>0.6340311224828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748007766354752">
                <text:p>0.00748007766354752</text:p>
              </table:table-cell>
              <table:table-cell office:value-type="float" office:value="0.785071161387937">
                <text:p>0.7850711613879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33090934702367">
                <text:p>0.833090934702367</text:p>
              </table:table-cell>
              <table:table-cell office:value-type="float" office:value="0.397452397901428">
                <text:p>0.3974523979014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23269671290821">
                <text:p>0.423269671290821</text:p>
              </table:table-cell>
              <table:table-cell office:value-type="float" office:value="0.588614513875836">
                <text:p>0.5886145138758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56452601232576">
                <text:p>0.156452601232576</text:p>
              </table:table-cell>
              <table:table-cell office:value-type="float" office:value="0.942882852326684">
                <text:p>0.9428828523266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11646064717711">
                <text:p>0.611646064717711</text:p>
              </table:table-cell>
              <table:table-cell office:value-type="float" office:value="0.459587123024961">
                <text:p>0.4595871230249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766872237815115">
                <text:p>0.0766872237815115</text:p>
              </table:table-cell>
              <table:table-cell office:value-type="float" office:value="0.8040692126371">
                <text:p>0.80406921263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20270912696858">
                <text:p>0.620270912696858</text:p>
              </table:table-cell>
              <table:table-cell office:value-type="float" office:value="0.386654760701868">
                <text:p>0.3866547607018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87633471110405">
                <text:p>0.987633471110405</text:p>
              </table:table-cell>
              <table:table-cell office:value-type="float" office:value="0.136868473632283">
                <text:p>0.1368684736322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19848691275478">
                <text:p>0.519848691275478</text:p>
              </table:table-cell>
              <table:table-cell office:value-type="float" office:value="0.553494385158245">
                <text:p>0.5534943851582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25835989293514">
                <text:p>0.625835989293514</text:p>
              </table:table-cell>
              <table:table-cell office:value-type="float" office:value="0.558229394232968">
                <text:p>0.5582293942329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77466684807929">
                <text:p>0.477466684807929</text:p>
              </table:table-cell>
              <table:table-cell office:value-type="float" office:value="0.280222530549308">
                <text:p>0.2802225305493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65300628454974">
                <text:p>0.765300628454974</text:p>
              </table:table-cell>
              <table:table-cell office:value-type="float" office:value="0.345130871711027">
                <text:p>0.3451308717110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48457866687697">
                <text:p>0.248457866687697</text:p>
              </table:table-cell>
              <table:table-cell office:value-type="float" office:value="0.567438347352861">
                <text:p>0.5674383473528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03290401725943">
                <text:p>0.803290401725943</text:p>
              </table:table-cell>
              <table:table-cell office:value-type="float" office:value="0.578677321310702">
                <text:p>0.5786773213107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59331732809303">
                <text:p>0.859331732809303</text:p>
              </table:table-cell>
              <table:table-cell office:value-type="float" office:value="0.35341459746776">
                <text:p>0.353414597467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647419085842176">
                <text:p>0.0647419085842176</text:p>
              </table:table-cell>
              <table:table-cell office:value-type="float" office:value="0.431636471896409">
                <text:p>0.4316364718964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85254847437661">
                <text:p>0.785254847437661</text:p>
              </table:table-cell>
              <table:table-cell office:value-type="float" office:value="0.881421903931589">
                <text:p>0.8814219039315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02889570553108">
                <text:p>0.602889570553108</text:p>
              </table:table-cell>
              <table:table-cell office:value-type="float" office:value="0.783560723895">
                <text:p>0.7835607238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53837600387878">
                <text:p>0.353837600387878</text:p>
              </table:table-cell>
              <table:table-cell office:value-type="float" office:value="0.270647166131659">
                <text:p>0.2706471661316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9643099267288">
                <text:p>0.79643099267288</text:p>
              </table:table-cell>
              <table:table-cell office:value-type="float" office:value="0.158199562973535">
                <text:p>0.1581995629735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32559612305573">
                <text:p>0.932559612305573</text:p>
              </table:table-cell>
              <table:table-cell office:value-type="float" office:value="0.316413308085608">
                <text:p>0.3164133080856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89810330101085">
                <text:p>0.089810330101085</text:p>
              </table:table-cell>
              <table:table-cell office:value-type="float" office:value="0.871440713254242">
                <text:p>0.8714407132542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44615241654196">
                <text:p>0.744615241654196</text:p>
              </table:table-cell>
              <table:table-cell office:value-type="float" office:value="0.710426741126995">
                <text:p>0.7104267411269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70469333014519">
                <text:p>0.470469333014519</text:p>
              </table:table-cell>
              <table:table-cell office:value-type="float" office:value="0.81425341212602">
                <text:p>0.814253412126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6897499438821">
                <text:p>0.96897499438821</text:p>
              </table:table-cell>
              <table:table-cell office:value-type="float" office:value="0.451364839465048">
                <text:p>0.4513648394650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51828052639144">
                <text:p>0.351828052639144</text:p>
              </table:table-cell>
              <table:table-cell office:value-type="float" office:value="0.512899264043952">
                <text:p>0.5128992640439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59125697252472">
                <text:p>0.159125697252472</text:p>
              </table:table-cell>
              <table:table-cell office:value-type="float" office:value="0.908437077685542">
                <text:p>0.90843707768554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465853376176098">
                <text:p>0.0465853376176098</text:p>
              </table:table-cell>
              <table:table-cell office:value-type="float" office:value="0.466505717489185">
                <text:p>0.4665057174891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68453071979619">
                <text:p>0.0368453071979619</text:p>
              </table:table-cell>
              <table:table-cell office:value-type="float" office:value="0.303615186635789">
                <text:p>0.3036151866357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62074068088498">
                <text:p>0.962074068088498</text:p>
              </table:table-cell>
              <table:table-cell office:value-type="float" office:value="0.966710889110604">
                <text:p>0.9667108891106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03600591389094">
                <text:p>0.103600591389094</text:p>
              </table:table-cell>
              <table:table-cell office:value-type="float" office:value="0.513273933093358">
                <text:p>0.5132739330933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66045855340459">
                <text:p>0.466045855340459</text:p>
              </table:table-cell>
              <table:table-cell office:value-type="float" office:value="0.357289003814713">
                <text:p>0.3572890038147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66079101784659">
                <text:p>0.966079101784659</text:p>
              </table:table-cell>
              <table:table-cell office:value-type="float" office:value="0.501042139553482">
                <text:p>0.5010421395534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18252857934583">
                <text:p>0.518252857934583</text:p>
              </table:table-cell>
              <table:table-cell office:value-type="float" office:value="0.395434564505935">
                <text:p>0.3954345645059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63232299847691">
                <text:p>0.363232299847691</text:p>
              </table:table-cell>
              <table:table-cell office:value-type="float" office:value="0.738495797759572">
                <text:p>0.7384957977595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32316756450995">
                <text:p>0.332316756450995</text:p>
              </table:table-cell>
              <table:table-cell office:value-type="float" office:value="0.949554245340301">
                <text:p>0.9495542453403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92794908915678">
                <text:p>0.892794908915678</text:p>
              </table:table-cell>
              <table:table-cell office:value-type="float" office:value="0.39084955706842">
                <text:p>0.390849557068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47018825926455">
                <text:p>0.347018825926455</text:p>
              </table:table-cell>
              <table:table-cell office:value-type="float" office:value="0.590800051089876">
                <text:p>0.5908000510898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73578304518487">
                <text:p>0.773578304518487</text:p>
              </table:table-cell>
              <table:table-cell office:value-type="float" office:value="0.404027326074322">
                <text:p>0.4040273260743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00828809935259">
                <text:p>0.800828809935259</text:p>
              </table:table-cell>
              <table:table-cell office:value-type="float" office:value="0.204718114103466">
                <text:p>0.2047181141034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3433251700773">
                <text:p>0.53433251700773</text:p>
              </table:table-cell>
              <table:table-cell office:value-type="float" office:value="0.116052703568302">
                <text:p>0.1160527035683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64099518952692">
                <text:p>0.964099518952692</text:p>
              </table:table-cell>
              <table:table-cell office:value-type="float" office:value="0.885918834379048">
                <text:p>0.8859188343790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77882380790777">
                <text:p>0.677882380790777</text:p>
              </table:table-cell>
              <table:table-cell office:value-type="float" office:value="0.0401525270298984">
                <text:p>0.04015252702989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75047803723508">
                <text:p>0.475047803723508</text:p>
              </table:table-cell>
              <table:table-cell office:value-type="float" office:value="0.710950435876996">
                <text:p>0.7109504358769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42204826427678">
                <text:p>0.342204826427678</text:p>
              </table:table-cell>
              <table:table-cell office:value-type="float" office:value="0.436771928762241">
                <text:p>0.4367719287622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60137401733796">
                <text:p>0.260137401733796</text:p>
              </table:table-cell>
              <table:table-cell office:value-type="float" office:value="0.373251893301623">
                <text:p>0.3732518933016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69443551723332">
                <text:p>0.369443551723332</text:p>
              </table:table-cell>
              <table:table-cell office:value-type="float" office:value="0.346095115985111">
                <text:p>0.3460951159851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32856327378562">
                <text:p>0.232856327378562</text:p>
              </table:table-cell>
              <table:table-cell office:value-type="float" office:value="0.207898336394235">
                <text:p>0.2078983363942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5773616126051">
                <text:p>0.35773616126051</text:p>
              </table:table-cell>
              <table:table-cell office:value-type="float" office:value="0.200335616468024">
                <text:p>0.2003356164680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64309996462623">
                <text:p>0.264309996462623</text:p>
              </table:table-cell>
              <table:table-cell office:value-type="float" office:value="0.686291502898018">
                <text:p>0.6862915028980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33582301410197">
                <text:p>0.0133582301410197</text:p>
              </table:table-cell>
              <table:table-cell office:value-type="float" office:value="0.982108152817378">
                <text:p>0.9821081528173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327275026189195">
                <text:p>0.0327275026189195</text:p>
              </table:table-cell>
              <table:table-cell office:value-type="float" office:value="0.908695271141876">
                <text:p>0.9086952711418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34411995948967">
                <text:p>0.934411995948967</text:p>
              </table:table-cell>
              <table:table-cell office:value-type="float" office:value="0.139069076674531">
                <text:p>0.1390690766745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59169675966875">
                <text:p>0.159169675966875</text:p>
              </table:table-cell>
              <table:table-cell office:value-type="float" office:value="0.433341310500672">
                <text:p>0.4333413105006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34026836753459">
                <text:p>0.834026836753459</text:p>
              </table:table-cell>
              <table:table-cell office:value-type="float" office:value="0.246164073160514">
                <text:p>0.2461640731605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55921943891064">
                <text:p>0.455921943891064</text:p>
              </table:table-cell>
              <table:table-cell office:value-type="float" office:value="0.858199288544827">
                <text:p>0.8581992885448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44848016421101">
                <text:p>0.844848016421101</text:p>
              </table:table-cell>
              <table:table-cell office:value-type="float" office:value="0.891880472063755">
                <text:p>0.8918804720637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14332511007383">
                <text:p>0.314332511007383</text:p>
              </table:table-cell>
              <table:table-cell office:value-type="float" office:value="0.708117200273661">
                <text:p>0.7081172002736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17506012968346">
                <text:p>0.217506012968346</text:p>
              </table:table-cell>
              <table:table-cell office:value-type="float" office:value="0.805385087376561">
                <text:p>0.8053850873765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41360052346745">
                <text:p>0.941360052346745</text:p>
              </table:table-cell>
              <table:table-cell office:value-type="float" office:value="0.515486899695228">
                <text:p>0.5154868996952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34497160003663">
                <text:p>0.834497160003663</text:p>
              </table:table-cell>
              <table:table-cell office:value-type="float" office:value="0.282470479090295">
                <text:p>0.2824704790902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0964766992436">
                <text:p>0.40964766992436</text:p>
              </table:table-cell>
              <table:table-cell office:value-type="float" office:value="0.488348648202575">
                <text:p>0.4883486482025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61522793461399">
                <text:p>0.961522793461399</text:p>
              </table:table-cell>
              <table:table-cell office:value-type="float" office:value="0.180851155096839">
                <text:p>0.18085115509683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69639578280296">
                <text:p>0.869639578280296</text:p>
              </table:table-cell>
              <table:table-cell office:value-type="float" office:value="0.723382287400549">
                <text:p>0.7233822874005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32406402593143">
                <text:p>0.132406402593143</text:p>
              </table:table-cell>
              <table:table-cell office:value-type="float" office:value="0.889842465732817">
                <text:p>0.8898424657328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96430451261283">
                <text:p>0.496430451261283</text:p>
              </table:table-cell>
              <table:table-cell office:value-type="float" office:value="0.185888091642406">
                <text:p>0.1858880916424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83091236164907">
                <text:p>0.783091236164907</text:p>
              </table:table-cell>
              <table:table-cell office:value-type="float" office:value="0.736827908401322">
                <text:p>0.7368279084013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48470323310931">
                <text:p>0.548470323310931</text:p>
              </table:table-cell>
              <table:table-cell office:value-type="float" office:value="0.228630647002444">
                <text:p>0.2286306470024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94466959113671">
                <text:p>0.294466959113671</text:p>
              </table:table-cell>
              <table:table-cell office:value-type="float" office:value="0.432136592967211">
                <text:p>0.4321365929672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35513052586399">
                <text:p>0.235513052586399</text:p>
              </table:table-cell>
              <table:table-cell office:value-type="float" office:value="0.0558981646157451">
                <text:p>0.05589816461574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04551817141547">
                <text:p>0.504551817141547</text:p>
              </table:table-cell>
              <table:table-cell office:value-type="float" office:value="0.440071689431982">
                <text:p>0.4400716894319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54699142939573">
                <text:p>0.154699142939573</text:p>
              </table:table-cell>
              <table:table-cell office:value-type="float" office:value="0.167286554594017">
                <text:p>0.1672865545940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62780777695343">
                <text:p>0.162780777695343</text:p>
              </table:table-cell>
              <table:table-cell office:value-type="float" office:value="0.301592289426611">
                <text:p>0.3015922894266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26860244699958">
                <text:p>0.526860244699958</text:p>
              </table:table-cell>
              <table:table-cell office:value-type="float" office:value="0.212041700364248">
                <text:p>0.2120417003642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47187883946619">
                <text:p>0.947187883946619</text:p>
              </table:table-cell>
              <table:table-cell office:value-type="float" office:value="0.0942019290664697">
                <text:p>0.09420192906646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94807970274286">
                <text:p>0.0094807970274286</text:p>
              </table:table-cell>
              <table:table-cell office:value-type="float" office:value="0.444843981061806">
                <text:p>0.4448439810618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65119076940831">
                <text:p>0.165119076940831</text:p>
              </table:table-cell>
              <table:table-cell office:value-type="float" office:value="0.356953690973818">
                <text:p>0.3569536909738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68458096525919">
                <text:p>0.868458096525919</text:p>
              </table:table-cell>
              <table:table-cell office:value-type="float" office:value="0.683895054753081">
                <text:p>0.6838950547530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88593728722563">
                <text:p>0.588593728722563</text:p>
              </table:table-cell>
              <table:table-cell office:value-type="float" office:value="0.182075071628423">
                <text:p>0.1820750716284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83710996575845">
                <text:p>0.283710996575845</text:p>
              </table:table-cell>
              <table:table-cell office:value-type="float" office:value="0.650980800425417">
                <text:p>0.6509808004254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25733721265369">
                <text:p>0.225733721265369</text:p>
              </table:table-cell>
              <table:table-cell office:value-type="float" office:value="0.536604599180491">
                <text:p>0.5366045991804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31533347855889">
                <text:p>0.331533347855889</text:p>
              </table:table-cell>
              <table:table-cell office:value-type="float" office:value="0.359896929219293">
                <text:p>0.35989692921929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73635030313569">
                <text:p>0.473635030313569</text:p>
              </table:table-cell>
              <table:table-cell office:value-type="float" office:value="0.413455139582869">
                <text:p>0.4134551395828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609833252503962">
                <text:p>0.609833252503962</text:p>
              </table:table-cell>
              <table:table-cell office:value-type="float" office:value="0.180985326091824">
                <text:p>0.1809853260918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126208370520436">
                <text:p>0.0126208370520436</text:p>
              </table:table-cell>
              <table:table-cell office:value-type="float" office:value="0.0335113775134794">
                <text:p>0.03351137751347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94666748360543">
                <text:p>0.794666748360543</text:p>
              </table:table-cell>
              <table:table-cell office:value-type="float" office:value="0.387700266973052">
                <text:p>0.3877002669730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14911393952872">
                <text:p>0.214911393952872</text:p>
              </table:table-cell>
              <table:table-cell office:value-type="float" office:value="0.979862877091693">
                <text:p>0.9798628770916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64676618945835">
                <text:p>0.564676618945835</text:p>
              </table:table-cell>
              <table:table-cell office:value-type="float" office:value="0.172088305452415">
                <text:p>0.1720883054524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09502911542588">
                <text:p>0.609502911542588</text:p>
              </table:table-cell>
              <table:table-cell office:value-type="float" office:value="0.45430508773719">
                <text:p>0.454305087737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76877015035219">
                <text:p>0.376877015035219</text:p>
              </table:table-cell>
              <table:table-cell office:value-type="float" office:value="0.252324436415043">
                <text:p>0.2523244364150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49871758600292">
                <text:p>0.749871758600292</text:p>
              </table:table-cell>
              <table:table-cell office:value-type="float" office:value="0.0651325387425687">
                <text:p>0.065132538742568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46172306520792">
                <text:p>0.446172306520792</text:p>
              </table:table-cell>
              <table:table-cell office:value-type="float" office:value="0.722896637277861">
                <text:p>0.72289663727786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40003304226741">
                <text:p>0.940003304226741</text:p>
              </table:table-cell>
              <table:table-cell office:value-type="float" office:value="0.74081838803552">
                <text:p>0.740818388035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516788380145544">
                <text:p>0.0516788380145544</text:p>
              </table:table-cell>
              <table:table-cell office:value-type="float" office:value="0.872899761055327">
                <text:p>0.8728997610553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90004914517975">
                <text:p>0.890004914517975</text:p>
              </table:table-cell>
              <table:table-cell office:value-type="float" office:value="0.399732652498541">
                <text:p>0.3997326524985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57171674444137">
                <text:p>0.757171674444137</text:p>
              </table:table-cell>
              <table:table-cell office:value-type="float" office:value="0.428505049489456">
                <text:p>0.4285050494894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17346893386059">
                <text:p>0.317346893386059</text:p>
              </table:table-cell>
              <table:table-cell office:value-type="float" office:value="0.0328219026354453">
                <text:p>0.03282190263544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38947406872347">
                <text:p>0.138947406872347</text:p>
              </table:table-cell>
              <table:table-cell office:value-type="float" office:value="0.727436975539524">
                <text:p>0.7274369755395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77377924491399">
                <text:p>0.77377924491399</text:p>
              </table:table-cell>
              <table:table-cell office:value-type="float" office:value="0.577793552543919">
                <text:p>0.5777935525439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706218412429301">
                <text:p>0.706218412429301</text:p>
              </table:table-cell>
              <table:table-cell office:value-type="float" office:value="0.102244275979545">
                <text:p>0.1022442759795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71292744124107">
                <text:p>0.571292744124107</text:p>
              </table:table-cell>
              <table:table-cell office:value-type="float" office:value="0.0110379953549763">
                <text:p>0.01103799535497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64612343021766">
                <text:p>0.164612343021766</text:p>
              </table:table-cell>
              <table:table-cell office:value-type="float" office:value="0.615114275504568">
                <text:p>0.6151142755045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609933008438803">
                <text:p>0.0609933008438803</text:p>
              </table:table-cell>
              <table:table-cell office:value-type="float" office:value="0.217378505526453">
                <text:p>0.2173785055264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77809549512791">
                <text:p>0.577809549512791</text:p>
              </table:table-cell>
              <table:table-cell office:value-type="float" office:value="0.329955113322842">
                <text:p>0.3299551133228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84406708196476">
                <text:p>0.284406708196476</text:p>
              </table:table-cell>
              <table:table-cell office:value-type="float" office:value="0.875006590606192">
                <text:p>0.8750065906061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40560093118862">
                <text:p>0.540560093118862</text:p>
              </table:table-cell>
              <table:table-cell office:value-type="float" office:value="0.795281050024764">
                <text:p>0.7952810500247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9409609830147">
                <text:p>0.19409609830147</text:p>
              </table:table-cell>
              <table:table-cell office:value-type="float" office:value="0.509861114213517">
                <text:p>0.5098611142135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85917235833875">
                <text:p>0.185917235833875</text:p>
              </table:table-cell>
              <table:table-cell office:value-type="float" office:value="0.191432622677444">
                <text:p>0.1914326226774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950657999779047">
                <text:p>0.0950657999779047</text:p>
              </table:table-cell>
              <table:table-cell office:value-type="float" office:value="0.545490972753909">
                <text:p>0.5454909727539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61779020224102">
                <text:p>0.761779020224102</text:p>
              </table:table-cell>
              <table:table-cell office:value-type="float" office:value="0.825042492006876">
                <text:p>0.8250424920068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26734708743622">
                <text:p>0.526734708743622</text:p>
              </table:table-cell>
              <table:table-cell office:value-type="float" office:value="0.708575711197879">
                <text:p>0.7085757111978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60342309763237">
                <text:p>0.760342309763237</text:p>
              </table:table-cell>
              <table:table-cell office:value-type="float" office:value="0.271680013356522">
                <text:p>0.2716800133565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79398562142819">
                <text:p>0.879398562142819</text:p>
              </table:table-cell>
              <table:table-cell office:value-type="float" office:value="0.681628891344329">
                <text:p>0.6816288913443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715013129508594">
                <text:p>0.715013129508594</text:p>
              </table:table-cell>
              <table:table-cell office:value-type="float" office:value="0.682940150839767">
                <text:p>0.6829401508397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86592493605506">
                <text:p>0.386592493605506</text:p>
              </table:table-cell>
              <table:table-cell office:value-type="float" office:value="0.877024977889018">
                <text:p>0.8770249778890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73954644668519">
                <text:p>0.273954644668519</text:p>
              </table:table-cell>
              <table:table-cell office:value-type="float" office:value="0.574647880209674">
                <text:p>0.5746478802096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54384815854229">
                <text:p>0.554384815854229</text:p>
              </table:table-cell>
              <table:table-cell office:value-type="float" office:value="0.970699902672918">
                <text:p>0.9706999026729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941627253845">
                <text:p>0.3941627253845</text:p>
              </table:table-cell>
              <table:table-cell office:value-type="float" office:value="0.69515197174972">
                <text:p>0.695151971749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11901862259769">
                <text:p>0.311901862259769</text:p>
              </table:table-cell>
              <table:table-cell office:value-type="float" office:value="0.590920190093008">
                <text:p>0.5909201900930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00510924530431">
                <text:p>0.300510924530431</text:p>
              </table:table-cell>
              <table:table-cell office:value-type="float" office:value="0.034495483536018">
                <text:p>0.0344954835360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728729671659815">
                <text:p>0.728729671659815</text:p>
              </table:table-cell>
              <table:table-cell office:value-type="float" office:value="0.537267824798906">
                <text:p>0.5372678247989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33730898062553">
                <text:p>0.533730898062553</text:p>
              </table:table-cell>
              <table:table-cell office:value-type="float" office:value="0.609039177424024">
                <text:p>0.6090391774240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26308163193054">
                <text:p>0.426308163193054</text:p>
              </table:table-cell>
              <table:table-cell office:value-type="float" office:value="0.159275237274111">
                <text:p>0.1592752372741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87862484370726">
                <text:p>0.387862484370726</text:p>
              </table:table-cell>
              <table:table-cell office:value-type="float" office:value="0.595422649298601">
                <text:p>0.5954226492986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951974529710306">
                <text:p>0.0951974529710306</text:p>
              </table:table-cell>
              <table:table-cell office:value-type="float" office:value="0.520578666539749">
                <text:p>0.5205786665397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650555166937816">
                <text:p>0.650555166937816</text:p>
              </table:table-cell>
              <table:table-cell office:value-type="float" office:value="0.997589042210528">
                <text:p>0.99758904221052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34413753659232">
                <text:p>0.634413753659232</text:p>
              </table:table-cell>
              <table:table-cell office:value-type="float" office:value="0.93526078807963">
                <text:p>0.935260788079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577002203458913">
                <text:p>0.0577002203458913</text:p>
              </table:table-cell>
              <table:table-cell office:value-type="float" office:value="0.145373354920264">
                <text:p>0.14537335492026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781723316920117">
                <text:p>0.781723316920117</text:p>
              </table:table-cell>
              <table:table-cell office:value-type="float" office:value="0.925536032810546">
                <text:p>0.92553603281054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162182883396886">
                <text:p>0.0162182883396886</text:p>
              </table:table-cell>
              <table:table-cell office:value-type="float" office:value="0.235353601527646">
                <text:p>0.2353536015276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798442861074362">
                <text:p>0.798442861074362</text:p>
              </table:table-cell>
              <table:table-cell office:value-type="float" office:value="0.559597752859025">
                <text:p>0.5595977528590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45794991720376">
                <text:p>0.345794991720376</text:p>
              </table:table-cell>
              <table:table-cell office:value-type="float" office:value="0.942503271724739">
                <text:p>0.94250327172473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92517874221708">
                <text:p>0.592517874221708</text:p>
              </table:table-cell>
              <table:table-cell office:value-type="float" office:value="0.0434562390940945">
                <text:p>0.04345623909409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22366904168606">
                <text:p>0.222366904168606</text:p>
              </table:table-cell>
              <table:table-cell office:value-type="float" office:value="0.729396545981389">
                <text:p>0.72939654598138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29849358511301">
                <text:p>0.129849358511301</text:p>
              </table:table-cell>
              <table:table-cell office:value-type="float" office:value="0.0499066342900401">
                <text:p>0.04990663429004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19770325217029">
                <text:p>0.119770325217029</text:p>
              </table:table-cell>
              <table:table-cell office:value-type="float" office:value="0.0421064493292713">
                <text:p>0.04210644932927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35926047343143">
                <text:p>0.335926047343143</text:p>
              </table:table-cell>
              <table:table-cell office:value-type="float" office:value="0.989665335741898">
                <text:p>0.9896653357418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43316769265496">
                <text:p>0.343316769265496</text:p>
              </table:table-cell>
              <table:table-cell office:value-type="float" office:value="0.408595177397841">
                <text:p>0.4085951773978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17802927409498">
                <text:p>0.517802927409498</text:p>
              </table:table-cell>
              <table:table-cell office:value-type="float" office:value="0.705591869034931">
                <text:p>0.7055918690349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18516753908079">
                <text:p>0.218516753908079</text:p>
              </table:table-cell>
              <table:table-cell office:value-type="float" office:value="0.525642587014004">
                <text:p>0.5256425870140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865045371395">
                <text:p>0.2865045371395</text:p>
              </table:table-cell>
              <table:table-cell office:value-type="float" office:value="0.977869251864759">
                <text:p>0.9778692518647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664200448733723">
                <text:p>0.664200448733723</text:p>
              </table:table-cell>
              <table:table-cell office:value-type="float" office:value="0.977848864751653">
                <text:p>0.9778488647516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840698824545786">
                <text:p>0.0840698824545786</text:p>
              </table:table-cell>
              <table:table-cell office:value-type="float" office:value="0.925822531696944">
                <text:p>0.9258225316969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7693685352481">
                <text:p>0.7693685352481</text:p>
              </table:table-cell>
              <table:table-cell office:value-type="float" office:value="0.955474226787072">
                <text:p>0.95547422678707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35708961057093">
                <text:p>0.435708961057093</text:p>
              </table:table-cell>
              <table:table-cell office:value-type="float" office:value="0.036324755242835">
                <text:p>0.0363247552428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54296177892128">
                <text:p>0.954296177892128</text:p>
              </table:table-cell>
              <table:table-cell office:value-type="float" office:value="0.691863216760862">
                <text:p>0.6918632167608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03706805614622">
                <text:p>0.403706805614622</text:p>
              </table:table-cell>
              <table:table-cell office:value-type="float" office:value="0.201360044607541">
                <text:p>0.2013600446075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758250017640957">
                <text:p>0.0758250017640957</text:p>
              </table:table-cell>
              <table:table-cell office:value-type="float" office:value="0.0779657903396241">
                <text:p>0.07796579033962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691487293940105">
                <text:p>0.691487293940105</text:p>
              </table:table-cell>
              <table:table-cell office:value-type="float" office:value="0.269483502182449">
                <text:p>0.2694835021824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80063175464489">
                <text:p>0.980063175464489</text:p>
              </table:table-cell>
              <table:table-cell office:value-type="float" office:value="0.219629707533861">
                <text:p>0.2196297075338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625799040248415">
                <text:p>0.625799040248415</text:p>
              </table:table-cell>
              <table:table-cell office:value-type="float" office:value="0.24999424910122">
                <text:p>0.249994249101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13905725694272">
                <text:p>0.613905725694272</text:p>
              </table:table-cell>
              <table:table-cell office:value-type="float" office:value="0.553686867991693">
                <text:p>0.5536868679916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15308078732918">
                <text:p>0.815308078732918</text:p>
              </table:table-cell>
              <table:table-cell office:value-type="float" office:value="0.903778683711761">
                <text:p>0.90377868371176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31804049790092">
                <text:p>0.531804049790092</text:p>
              </table:table-cell>
              <table:table-cell office:value-type="float" office:value="0.963132304921735">
                <text:p>0.9631323049217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856772112083161">
                <text:p>0.0856772112083161</text:p>
              </table:table-cell>
              <table:table-cell office:value-type="float" office:value="0.49476342879623">
                <text:p>0.494763428796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15035267174335">
                <text:p>0.415035267174335</text:p>
              </table:table-cell>
              <table:table-cell office:value-type="float" office:value="0.0961829461664777">
                <text:p>0.096182946166477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85011400088361">
                <text:p>0.685011400088361</text:p>
              </table:table-cell>
              <table:table-cell office:value-type="float" office:value="0.0338886264458435">
                <text:p>0.03388862644584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605913926241714">
                <text:p>0.605913926241714</text:p>
              </table:table-cell>
              <table:table-cell office:value-type="float" office:value="0.641189559693639">
                <text:p>0.6411895596936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18701628161487">
                <text:p>0.818701628161487</text:p>
              </table:table-cell>
              <table:table-cell office:value-type="float" office:value="0.648389235627616">
                <text:p>0.6483892356276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656116479174134">
                <text:p>0.656116479174134</text:p>
              </table:table-cell>
              <table:table-cell office:value-type="float" office:value="0.953410281290497">
                <text:p>0.9534102812904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95082824722717">
                <text:p>0.495082824722717</text:p>
              </table:table-cell>
              <table:table-cell office:value-type="float" office:value="0.187129446654399">
                <text:p>0.1871294466543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526332670072944">
                <text:p>0.526332670072944</text:p>
              </table:table-cell>
              <table:table-cell office:value-type="float" office:value="0.261710117574658">
                <text:p>0.2617101175746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31811736109319">
                <text:p>0.231811736109319</text:p>
              </table:table-cell>
              <table:table-cell office:value-type="float" office:value="0.596719141000576">
                <text:p>0.5967191410005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09325667647877">
                <text:p>0.109325667647877</text:p>
              </table:table-cell>
              <table:table-cell office:value-type="float" office:value="0.137721544169239">
                <text:p>0.1377215441692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68580552013178">
                <text:p>0.368580552013178</text:p>
              </table:table-cell>
              <table:table-cell office:value-type="float" office:value="0.261886191942353">
                <text:p>0.2618861919423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376440208783408">
                <text:p>0.0376440208783408</text:p>
              </table:table-cell>
              <table:table-cell office:value-type="float" office:value="0.496228889675279">
                <text:p>0.4962288896752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60657239590154">
                <text:p>0.960657239590154</text:p>
              </table:table-cell>
              <table:table-cell office:value-type="float" office:value="0.848752844523485">
                <text:p>0.8487528445234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0577341918455">
                <text:p>0.90577341918455</text:p>
              </table:table-cell>
              <table:table-cell office:value-type="float" office:value="0.0685096741299046">
                <text:p>0.06850967412990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542283916768346">
                <text:p>0.542283916768346</text:p>
              </table:table-cell>
              <table:table-cell office:value-type="float" office:value="0.15812719354997">
                <text:p>0.1581271935499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1236972616082">
                <text:p>0.21236972616082</text:p>
              </table:table-cell>
              <table:table-cell office:value-type="float" office:value="0.570892665910487">
                <text:p>0.57089266591048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31599647492294">
                <text:p>0.431599647492294</text:p>
              </table:table-cell>
              <table:table-cell office:value-type="float" office:value="0.0979156478171633">
                <text:p>0.09791564781716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35334974309516">
                <text:p>0.735334974309516</text:p>
              </table:table-cell>
              <table:table-cell office:value-type="float" office:value="0.697222726428411">
                <text:p>0.6972227264284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7665653429076">
                <text:p>0.97665653429076</text:p>
              </table:table-cell>
              <table:table-cell office:value-type="float" office:value="0.701997089246982">
                <text:p>0.7019970892469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595480798497076">
                <text:p>0.595480798497076</text:p>
              </table:table-cell>
              <table:table-cell office:value-type="float" office:value="0.247672995743606">
                <text:p>0.24767299574360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0699018627341">
                <text:p>0.50699018627341</text:p>
              </table:table-cell>
              <table:table-cell office:value-type="float" office:value="0.788673098290721">
                <text:p>0.7886730982907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54158823482016">
                <text:p>0.954158823482016</text:p>
              </table:table-cell>
              <table:table-cell office:value-type="float" office:value="0.36164300522691">
                <text:p>0.361643005226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89991334445056">
                <text:p>0.189991334445056</text:p>
              </table:table-cell>
              <table:table-cell office:value-type="float" office:value="0.753053456519321">
                <text:p>0.75305345651932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6112694812335">
                <text:p>0.6112694812335</text:p>
              </table:table-cell>
              <table:table-cell office:value-type="float" office:value="0.583691987603179">
                <text:p>0.5836919876031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741619791572725">
                <text:p>0.741619791572725</text:p>
              </table:table-cell>
              <table:table-cell office:value-type="float" office:value="0.0373596936203934">
                <text:p>0.03735969362039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635399194461125">
                <text:p>0.635399194461125</text:p>
              </table:table-cell>
              <table:table-cell office:value-type="float" office:value="0.16458652831197">
                <text:p>0.164586528311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21398482324059">
                <text:p>0.421398482324059</text:p>
              </table:table-cell>
              <table:table-cell office:value-type="float" office:value="0.772354689792462">
                <text:p>0.7723546897924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295346233513305">
                <text:p>0.295346233513305</text:p>
              </table:table-cell>
              <table:table-cell office:value-type="float" office:value="0.0576690590488486">
                <text:p>0.05766905904884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1384359108705">
                <text:p>0.31384359108705</text:p>
              </table:table-cell>
              <table:table-cell office:value-type="float" office:value="0.657677494842472">
                <text:p>0.6576774948424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536145132489867">
                <text:p>0.536145132489867</text:p>
              </table:table-cell>
              <table:table-cell office:value-type="float" office:value="0.927744903113902">
                <text:p>0.9277449031139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02035462178202">
                <text:p>0.902035462178202</text:p>
              </table:table-cell>
              <table:table-cell office:value-type="float" office:value="0.634059698327812">
                <text:p>0.6340596983278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74937913375309">
                <text:p>0.374937913375309</text:p>
              </table:table-cell>
              <table:table-cell office:value-type="float" office:value="0.650422729442364">
                <text:p>0.6504227294423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03944910407025">
                <text:p>0.703944910407025</text:p>
              </table:table-cell>
              <table:table-cell office:value-type="float" office:value="0.950464137473758">
                <text:p>0.95046413747375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21824600818824">
                <text:p>0.321824600818824</text:p>
              </table:table-cell>
              <table:table-cell office:value-type="float" office:value="0.962196734110757">
                <text:p>0.9621967341107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08682031161197">
                <text:p>0.308682031161197</text:p>
              </table:table-cell>
              <table:table-cell office:value-type="float" office:value="0.70751472784325">
                <text:p>0.707514727843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571695975739724">
                <text:p>0.571695975739724</text:p>
              </table:table-cell>
              <table:table-cell office:value-type="float" office:value="0.456087336620627">
                <text:p>0.4560873366206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50116081540425">
                <text:p>0.350116081540425</text:p>
              </table:table-cell>
              <table:table-cell office:value-type="float" office:value="0.616796706955135">
                <text:p>0.6167967069551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534391092692617">
                <text:p>0.534391092692617</text:p>
              </table:table-cell>
              <table:table-cell office:value-type="float" office:value="0.016300501442837">
                <text:p>0.0163005014428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91524073536034">
                <text:p>0.491524073536034</text:p>
              </table:table-cell>
              <table:table-cell office:value-type="float" office:value="0.288216681820083">
                <text:p>0.28821668182008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42606782718097">
                <text:p>0.442606782718097</text:p>
              </table:table-cell>
              <table:table-cell office:value-type="float" office:value="0.642229097315821">
                <text:p>0.6422290973158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63521778827164">
                <text:p>0.563521778827164</text:p>
              </table:table-cell>
              <table:table-cell office:value-type="float" office:value="0.828276475823018">
                <text:p>0.8282764758230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61793082372398">
                <text:p>0.361793082372398</text:p>
              </table:table-cell>
              <table:table-cell office:value-type="float" office:value="0.561699502199448">
                <text:p>0.5616995021994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633106351493979">
                <text:p>0.0633106351493979</text:p>
              </table:table-cell>
              <table:table-cell office:value-type="float" office:value="0.277181533420053">
                <text:p>0.2771815334200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687723561592829">
                <text:p>0.687723561592829</text:p>
              </table:table-cell>
              <table:table-cell office:value-type="float" office:value="0.403766881390056">
                <text:p>0.4037668813900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679517942397224">
                <text:p>0.679517942397224</text:p>
              </table:table-cell>
              <table:table-cell office:value-type="float" office:value="0.838034123627524">
                <text:p>0.8380341236275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55050940044319">
                <text:p>0.155050940044319</text:p>
              </table:table-cell>
              <table:table-cell office:value-type="float" office:value="0.859840960674473">
                <text:p>0.8598409606744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408123470530404">
                <text:p>0.408123470530404</text:p>
              </table:table-cell>
              <table:table-cell office:value-type="float" office:value="0.7733490589141">
                <text:p>0.77334905891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09923830926073">
                <text:p>0.209923830926073</text:p>
              </table:table-cell>
              <table:table-cell office:value-type="float" office:value="0.443510427136571">
                <text:p>0.44351042713657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987498682624327">
                <text:p>0.00987498682624327</text:p>
              </table:table-cell>
              <table:table-cell office:value-type="float" office:value="0.826995123953568">
                <text:p>0.82699512395356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19312060458679">
                <text:p>0.119312060458679</text:p>
              </table:table-cell>
              <table:table-cell office:value-type="float" office:value="0.0532522762197085">
                <text:p>0.053252276219708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33488361532111">
                <text:p>0.933488361532111</text:p>
              </table:table-cell>
              <table:table-cell office:value-type="float" office:value="0.993889028250013">
                <text:p>0.9938890282500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25739268806033">
                <text:p>0.925739268806033</text:p>
              </table:table-cell>
              <table:table-cell office:value-type="float" office:value="0.249699164909162">
                <text:p>0.2496991649091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602871848845839">
                <text:p>0.602871848845839</text:p>
              </table:table-cell>
              <table:table-cell office:value-type="float" office:value="0.842296927213397">
                <text:p>0.8422969272133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657514635414626">
                <text:p>0.657514635414626</text:p>
              </table:table-cell>
              <table:table-cell office:value-type="float" office:value="0.16215275016371">
                <text:p>0.1621527501637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99973466886123">
                <text:p>0.399973466886123</text:p>
              </table:table-cell>
              <table:table-cell office:value-type="float" office:value="0.848994323203192">
                <text:p>0.8489943232031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56609577058292">
                <text:p>0.456609577058292</text:p>
              </table:table-cell>
              <table:table-cell office:value-type="float" office:value="0.0397069280343748">
                <text:p>0.03970692803437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85630302117727">
                <text:p>0.585630302117727</text:p>
              </table:table-cell>
              <table:table-cell office:value-type="float" office:value="0.155035602693052">
                <text:p>0.15503560269305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26387173051162">
                <text:p>0.926387173051162</text:p>
              </table:table-cell>
              <table:table-cell office:value-type="float" office:value="0.315174280320291">
                <text:p>0.3151742803202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784922622056807">
                <text:p>0.784922622056807</text:p>
              </table:table-cell>
              <table:table-cell office:value-type="float" office:value="0.0818636395455556">
                <text:p>0.081863639545555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81258998974792">
                <text:p>0.981258998974792</text:p>
              </table:table-cell>
              <table:table-cell office:value-type="float" office:value="0.915718473964486">
                <text:p>0.9157184739644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78727976161436">
                <text:p>0.378727976161436</text:p>
              </table:table-cell>
              <table:table-cell office:value-type="float" office:value="0.447498030035049">
                <text:p>0.4474980300350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03418082067006">
                <text:p>0.403418082067006</text:p>
              </table:table-cell>
              <table:table-cell office:value-type="float" office:value="0.320640454882629">
                <text:p>0.3206404548826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429055411330205">
                <text:p>0.429055411330205</text:p>
              </table:table-cell>
              <table:table-cell office:value-type="float" office:value="0.182693002055815">
                <text:p>0.1826930020558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63909889649269">
                <text:p>0.163909889649269</text:p>
              </table:table-cell>
              <table:table-cell office:value-type="float" office:value="0.336968660606279">
                <text:p>0.33696866060627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54143057496009">
                <text:p>0.354143057496009</text:p>
              </table:table-cell>
              <table:table-cell office:value-type="float" office:value="0.903456229880727">
                <text:p>0.9034562298807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667243269367903">
                <text:p>0.667243269367903</text:p>
              </table:table-cell>
              <table:table-cell office:value-type="float" office:value="0.748340821032075">
                <text:p>0.7483408210320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802996078910758">
                <text:p>0.802996078910758</text:p>
              </table:table-cell>
              <table:table-cell office:value-type="float" office:value="0.2539768397785">
                <text:p>0.25397683977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138147420044252">
                <text:p>0.0138147420044252</text:p>
              </table:table-cell>
              <table:table-cell office:value-type="float" office:value="0.421575204041675">
                <text:p>0.4215752040416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445645709886309">
                <text:p>0.0445645709886309</text:p>
              </table:table-cell>
              <table:table-cell office:value-type="float" office:value="0.23351648237004">
                <text:p>0.233516482370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35790675141208">
                <text:p>0.235790675141208</text:p>
              </table:table-cell>
              <table:table-cell office:value-type="float" office:value="0.104989981460766">
                <text:p>0.10498998146076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30399976908056">
                <text:p>0.130399976908056</text:p>
              </table:table-cell>
              <table:table-cell office:value-type="float" office:value="0.189940477372447">
                <text:p>0.1899404773724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616401960584503">
                <text:p>0.616401960584503</text:p>
              </table:table-cell>
              <table:table-cell office:value-type="float" office:value="0.00338294287999835">
                <text:p>0.0033829428799983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19959805425417">
                <text:p>0.119959805425417</text:p>
              </table:table-cell>
              <table:table-cell office:value-type="float" office:value="0.661277119763951">
                <text:p>0.66127711976395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65177214382116">
                <text:p>0.365177214382116</text:p>
              </table:table-cell>
              <table:table-cell office:value-type="float" office:value="0.192804293159227">
                <text:p>0.19280429315922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30837607992198">
                <text:p>0.830837607992198</text:p>
              </table:table-cell>
              <table:table-cell office:value-type="float" office:value="0.950392986131484">
                <text:p>0.9503929861314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645520918240401">
                <text:p>0.645520918240401</text:p>
              </table:table-cell>
              <table:table-cell office:value-type="float" office:value="0.792144692629107">
                <text:p>0.79214469262910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00109141126534">
                <text:p>0.900109141126534</text:p>
              </table:table-cell>
              <table:table-cell office:value-type="float" office:value="0.525184405142286">
                <text:p>0.5251844051422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798571943774234">
                <text:p>0.798571943774234</text:p>
              </table:table-cell>
              <table:table-cell office:value-type="float" office:value="0.850162492929589">
                <text:p>0.85016249292958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9502273742201">
                <text:p>0.99502273742201</text:p>
              </table:table-cell>
              <table:table-cell office:value-type="float" office:value="0.957545732156532">
                <text:p>0.95754573215653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719046225653096">
                <text:p>0.719046225653096</text:p>
              </table:table-cell>
              <table:table-cell office:value-type="float" office:value="0.256015772254619">
                <text:p>0.2560157722546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206233517560311">
                <text:p>0.206233517560311</text:p>
              </table:table-cell>
              <table:table-cell office:value-type="float" office:value="0.327386954548642">
                <text:p>0.3273869545486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251661880097276">
                <text:p>0.251661880097276</text:p>
              </table:table-cell>
              <table:table-cell office:value-type="float" office:value="0.542242133336003">
                <text:p>0.54224213333600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79094689105928">
                <text:p>0.79094689105928</text:p>
              </table:table-cell>
              <table:table-cell office:value-type="float" office:value="0.780231045436484">
                <text:p>0.7802310454364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731816582764219">
                <text:p>0.731816582764219</text:p>
              </table:table-cell>
              <table:table-cell office:value-type="float" office:value="0.390282277182221">
                <text:p>0.39028227718222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95273620798008">
                <text:p>0.495273620798008</text:p>
              </table:table-cell>
              <table:table-cell office:value-type="float" office:value="0.958980611007318">
                <text:p>0.9589806110073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84580315118559">
                <text:p>0.184580315118559</text:p>
              </table:table-cell>
              <table:table-cell office:value-type="float" office:value="0.148773559589961">
                <text:p>0.1487735595899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592272973237097">
                <text:p>0.592272973237097</text:p>
              </table:table-cell>
              <table:table-cell office:value-type="float" office:value="0.344704905194102">
                <text:p>0.3447049051941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602230844818716">
                <text:p>0.602230844818716</text:p>
              </table:table-cell>
              <table:table-cell office:value-type="float" office:value="0.731949486724199">
                <text:p>0.73194948672419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894298209597127">
                <text:p>0.894298209597127</text:p>
              </table:table-cell>
              <table:table-cell office:value-type="float" office:value="0.201158081702009">
                <text:p>0.2011580817020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738927582074533">
                <text:p>0.00738927582074533</text:p>
              </table:table-cell>
              <table:table-cell office:value-type="float" office:value="0.442332402715075">
                <text:p>0.4423324027150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52042023778521">
                <text:p>0.352042023778521</text:p>
              </table:table-cell>
              <table:table-cell office:value-type="float" office:value="0.136341547600474">
                <text:p>0.13634154760047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77602158528126">
                <text:p>0.77602158528126</text:p>
              </table:table-cell>
              <table:table-cell office:value-type="float" office:value="0.316551032461068">
                <text:p>0.31655103246106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158483810638034">
                <text:p>0.0158483810638034</text:p>
              </table:table-cell>
              <table:table-cell office:value-type="float" office:value="0.478016120139997">
                <text:p>0.4780161201399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02597455603673">
                <text:p>0.902597455603673</text:p>
              </table:table-cell>
              <table:table-cell office:value-type="float" office:value="0.449582210565111">
                <text:p>0.4495822105651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19994935370113">
                <text:p>0.419994935370113</text:p>
              </table:table-cell>
              <table:table-cell office:value-type="float" office:value="0.115251670024456">
                <text:p>0.11525167002445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564320448288691">
                <text:p>0.564320448288691</text:p>
              </table:table-cell>
              <table:table-cell office:value-type="float" office:value="0.991787952945415">
                <text:p>0.9917879529454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116164510189475">
                <text:p>0.0116164510189475</text:p>
              </table:table-cell>
              <table:table-cell office:value-type="float" office:value="0.903448274415783">
                <text:p>0.90344827441578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3905520273108">
                <text:p>0.33905520273108</text:p>
              </table:table-cell>
              <table:table-cell office:value-type="float" office:value="0.938637808646398">
                <text:p>0.9386378086463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70067646165939">
                <text:p>0.370067646165939</text:p>
              </table:table-cell>
              <table:table-cell office:value-type="float" office:value="0.386471585491098">
                <text:p>0.38647158549109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37973040456606">
                <text:p>0.337973040456606</text:p>
              </table:table-cell>
              <table:table-cell office:value-type="float" office:value="0.611267247885613">
                <text:p>0.6112672478856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66158176321419">
                <text:p>0.466158176321419</text:p>
              </table:table-cell>
              <table:table-cell office:value-type="float" office:value="0.594356991800673">
                <text:p>0.59435699180067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764889254705636">
                <text:p>0.764889254705636</text:p>
              </table:table-cell>
              <table:table-cell office:value-type="float" office:value="0.545161393674442">
                <text:p>0.54516139367444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24350536120587">
                <text:p>0.324350536120587</text:p>
              </table:table-cell>
              <table:table-cell office:value-type="float" office:value="0.437549495312303">
                <text:p>0.4375494953123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766427926696085">
                <text:p>0.766427926696085</text:p>
              </table:table-cell>
              <table:table-cell office:value-type="float" office:value="0.511408291830484">
                <text:p>0.5114082918304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789813933342725">
                <text:p>0.0789813933342725</text:p>
              </table:table-cell>
              <table:table-cell office:value-type="float" office:value="0.867915236652593">
                <text:p>0.86791523665259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730968646497013">
                <text:p>0.730968646497013</text:p>
              </table:table-cell>
              <table:table-cell office:value-type="float" office:value="0.211226135752351">
                <text:p>0.21122613575235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34401058966724">
                <text:p>0.134401058966724</text:p>
              </table:table-cell>
              <table:table-cell office:value-type="float" office:value="0.807144298326419">
                <text:p>0.8071442983264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221815215306471">
                <text:p>0.221815215306471</text:p>
              </table:table-cell>
              <table:table-cell office:value-type="float" office:value="0.114420142578141">
                <text:p>0.11442014257814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04431611084552">
                <text:p>0.104431611084552</text:p>
              </table:table-cell>
              <table:table-cell office:value-type="float" office:value="0.150003570448092">
                <text:p>0.1500035704480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683028928691367">
                <text:p>0.683028928691367</text:p>
              </table:table-cell>
              <table:table-cell office:value-type="float" office:value="0.822807520883528">
                <text:p>0.82280752088352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502200774638689">
                <text:p>0.502200774638689</text:p>
              </table:table-cell>
              <table:table-cell office:value-type="float" office:value="0.367325233319842">
                <text:p>0.3673252333198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29058185719871">
                <text:p>0.229058185719871</text:p>
              </table:table-cell>
              <table:table-cell office:value-type="float" office:value="0.424200558899035">
                <text:p>0.4242005588990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42868773639533">
                <text:p>0.342868773639533</text:p>
              </table:table-cell>
              <table:table-cell office:value-type="float" office:value="0.868142294563273">
                <text:p>0.86814229456327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51673278206848">
                <text:p>0.351673278206848</text:p>
              </table:table-cell>
              <table:table-cell office:value-type="float" office:value="0.162382547326722">
                <text:p>0.16238254732672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816310676387655">
                <text:p>0.816310676387655</text:p>
              </table:table-cell>
              <table:table-cell office:value-type="float" office:value="0.127495742553492">
                <text:p>0.12749574255349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37115000018767">
                <text:p>0.137115000018767</text:p>
              </table:table-cell>
              <table:table-cell office:value-type="float" office:value="0.460125565637087">
                <text:p>0.46012556563708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952031752447164">
                <text:p>0.952031752447164</text:p>
              </table:table-cell>
              <table:table-cell office:value-type="float" office:value="0.299334222947187">
                <text:p>0.29933422294718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936960848066859">
                <text:p>0.936960848066859</text:p>
              </table:table-cell>
              <table:table-cell office:value-type="float" office:value="0.722762092905528">
                <text:p>0.72276209290552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545918690428508">
                <text:p>0.545918690428508</text:p>
              </table:table-cell>
              <table:table-cell office:value-type="float" office:value="0.450122888334847">
                <text:p>0.4501228883348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89519090002079">
                <text:p>0.989519090002079</text:p>
              </table:table-cell>
              <table:table-cell office:value-type="float" office:value="0.0722692825028203">
                <text:p>0.072269282502820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669989873359132">
                <text:p>0.669989873359132</text:p>
              </table:table-cell>
              <table:table-cell office:value-type="float" office:value="0.217448791260851">
                <text:p>0.21744879126085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294797941236173">
                <text:p>0.294797941236173</text:p>
              </table:table-cell>
              <table:table-cell office:value-type="float" office:value="0.702624006022351">
                <text:p>0.70262400602235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552164724711966">
                <text:p>0.552164724711966</text:p>
              </table:table-cell>
              <table:table-cell office:value-type="float" office:value="0.52906820914795">
                <text:p>0.5290682091479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84228004919355">
                <text:p>0.84228004919355</text:p>
              </table:table-cell>
              <table:table-cell office:value-type="float" office:value="0.245451733252539">
                <text:p>0.24545173325253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6824809260935">
                <text:p>0.36824809260935</text:p>
              </table:table-cell>
              <table:table-cell office:value-type="float" office:value="0.776449365787546">
                <text:p>0.7764493657875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229608896556164">
                <text:p>0.229608896556164</text:p>
              </table:table-cell>
              <table:table-cell office:value-type="float" office:value="0.443527298455396">
                <text:p>0.44352729845539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78610829199358">
                <text:p>0.78610829199358</text:p>
              </table:table-cell>
              <table:table-cell office:value-type="float" office:value="0.568055988994807">
                <text:p>0.56805598899480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284443897856422">
                <text:p>0.0284443897856422</text:p>
              </table:table-cell>
              <table:table-cell office:value-type="float" office:value="0.148875744082531">
                <text:p>0.1488757440825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96220774960542">
                <text:p>0.196220774960542</text:p>
              </table:table-cell>
              <table:table-cell office:value-type="float" office:value="0.192806104852658">
                <text:p>0.1928061048526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291492725822363">
                <text:p>0.291492725822363</text:p>
              </table:table-cell>
              <table:table-cell office:value-type="float" office:value="0.290184028247122">
                <text:p>0.29018402824712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686451436993066">
                <text:p>0.686451436993066</text:p>
              </table:table-cell>
              <table:table-cell office:value-type="float" office:value="0.911740061964787">
                <text:p>0.9117400619647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323713853639591">
                <text:p>0.323713853639591</text:p>
              </table:table-cell>
              <table:table-cell office:value-type="float" office:value="0.781774591342426">
                <text:p>0.78177459134242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48562604081624">
                <text:p>0.948562604081624</text:p>
              </table:table-cell>
              <table:table-cell office:value-type="float" office:value="0.659551682610214">
                <text:p>0.6595516826102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679697163947313">
                <text:p>0.00679697163947313</text:p>
              </table:table-cell>
              <table:table-cell office:value-type="float" office:value="0.558653736112567">
                <text:p>0.5586537361125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696010223420529">
                <text:p>0.696010223420529</text:p>
              </table:table-cell>
              <table:table-cell office:value-type="float" office:value="0.988357975161045">
                <text:p>0.9883579751610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648458693329257">
                <text:p>0.648458693329257</text:p>
              </table:table-cell>
              <table:table-cell office:value-type="float" office:value="0.526099684633499">
                <text:p>0.52609968463349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381195701196279">
                <text:p>0.381195701196279</text:p>
              </table:table-cell>
              <table:table-cell office:value-type="float" office:value="0.863909496746848">
                <text:p>0.8639094967468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726193658553898">
                <text:p>0.00726193658553898</text:p>
              </table:table-cell>
              <table:table-cell office:value-type="float" office:value="0.912894081397751">
                <text:p>0.91289408139775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939960033024243">
                <text:p>0.939960033024243</text:p>
              </table:table-cell>
              <table:table-cell office:value-type="float" office:value="0.705637798108145">
                <text:p>0.70563779810814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11374674321696">
                <text:p>0.811374674321696</text:p>
              </table:table-cell>
              <table:table-cell office:value-type="float" office:value="0.284525278224507">
                <text:p>0.2845252782245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853706379354918">
                <text:p>0.00853706379354918</text:p>
              </table:table-cell>
              <table:table-cell office:value-type="float" office:value="0.63575838900381">
                <text:p>0.6357583890038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73382864987532">
                <text:p>0.473382864987532</text:p>
              </table:table-cell>
              <table:table-cell office:value-type="float" office:value="0.213442857983479">
                <text:p>0.2134428579834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876329546763929">
                <text:p>0.876329546763929</text:p>
              </table:table-cell>
              <table:table-cell office:value-type="float" office:value="0.840174036652551">
                <text:p>0.8401740366525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55358044157885">
                <text:p>0.355358044157885</text:p>
              </table:table-cell>
              <table:table-cell office:value-type="float" office:value="0.450437840455149">
                <text:p>0.45043784045514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44968696276848">
                <text:p>0.944968696276848</text:p>
              </table:table-cell>
              <table:table-cell office:value-type="float" office:value="0.260376036599171">
                <text:p>0.26037603659917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571885196058993">
                <text:p>0.571885196058993</text:p>
              </table:table-cell>
              <table:table-cell office:value-type="float" office:value="0.58100426001253">
                <text:p>0.581004260012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783636005962908">
                <text:p>0.783636005962908</text:p>
              </table:table-cell>
              <table:table-cell office:value-type="float" office:value="0.720866091516218">
                <text:p>0.7208660915162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24103284794697">
                <text:p>0.324103284794697</text:p>
              </table:table-cell>
              <table:table-cell office:value-type="float" office:value="0.152893255766897">
                <text:p>0.1528932557668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77419804545096">
                <text:p>0.77419804545096</text:p>
              </table:table-cell>
              <table:table-cell office:value-type="float" office:value="0.927594208350993">
                <text:p>0.92759420835099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237735451971582">
                <text:p>0.237735451971582</text:p>
              </table:table-cell>
              <table:table-cell office:value-type="float" office:value="0.543022534966559">
                <text:p>0.5430225349665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81745545947453">
                <text:p>0.81745545947453</text:p>
              </table:table-cell>
              <table:table-cell office:value-type="float" office:value="0.171091127029965">
                <text:p>0.17109112702996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25346356149641">
                <text:p>0.425346356149641</text:p>
              </table:table-cell>
              <table:table-cell office:value-type="float" office:value="0.365392154224182">
                <text:p>0.36539215422418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37761357942235">
                <text:p>0.337761357942235</text:p>
              </table:table-cell>
              <table:table-cell office:value-type="float" office:value="0.697891746915426">
                <text:p>0.69789174691542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743733004375046">
                <text:p>0.0743733004375046</text:p>
              </table:table-cell>
              <table:table-cell office:value-type="float" office:value="0.476616747726651">
                <text:p>0.47661674772665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607276323698971">
                <text:p>0.607276323698971</text:p>
              </table:table-cell>
              <table:table-cell office:value-type="float" office:value="0.968818370393064">
                <text:p>0.9688183703930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593678025895772">
                <text:p>0.593678025895772</text:p>
              </table:table-cell>
              <table:table-cell office:value-type="float" office:value="0.158298691988062">
                <text:p>0.15829869198806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200681646369283">
                <text:p>0.200681646369283</text:p>
              </table:table-cell>
              <table:table-cell office:value-type="float" office:value="0.139543707254968">
                <text:p>0.1395437072549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811956133518132">
                <text:p>0.811956133518132</text:p>
              </table:table-cell>
              <table:table-cell office:value-type="float" office:value="0.635878766794715">
                <text:p>0.6358787667947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95524646560592">
                <text:p>0.395524646560592</text:p>
              </table:table-cell>
              <table:table-cell office:value-type="float" office:value="0.778191196306888">
                <text:p>0.77819119630688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316756561245269">
                <text:p>0.316756561245269</text:p>
              </table:table-cell>
              <table:table-cell office:value-type="float" office:value="0.858980743615766">
                <text:p>0.85898074361576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897737644972627">
                <text:p>0.897737644972627</text:p>
              </table:table-cell>
              <table:table-cell office:value-type="float" office:value="0.334127400390001">
                <text:p>0.3341274003900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854048550020344">
                <text:p>0.854048550020344</text:p>
              </table:table-cell>
              <table:table-cell office:value-type="float" office:value="0.0719528474994398">
                <text:p>0.071952847499439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397151870670235">
                <text:p>0.397151870670235</text:p>
              </table:table-cell>
              <table:table-cell office:value-type="float" office:value="0.214665797422913">
                <text:p>0.21466579742291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87615177923326">
                <text:p>0.387615177923326</text:p>
              </table:table-cell>
              <table:table-cell office:value-type="float" office:value="0.614613420778029">
                <text:p>0.6146134207780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620867920521478">
                <text:p>0.620867920521478</text:p>
              </table:table-cell>
              <table:table-cell office:value-type="float" office:value="0.465319213525882">
                <text:p>0.46531921352588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336462582571466">
                <text:p>0.336462582571466</text:p>
              </table:table-cell>
              <table:table-cell office:value-type="float" office:value="0.49832249480744">
                <text:p>0.4983224948074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560995227051927">
                <text:p>0.560995227051927</text:p>
              </table:table-cell>
              <table:table-cell office:value-type="float" office:value="0.54657904232749">
                <text:p>0.546579042327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878768424402877">
                <text:p>0.878768424402877</text:p>
              </table:table-cell>
              <table:table-cell office:value-type="float" office:value="0.0639099969521229">
                <text:p>0.063909996952122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787420910902875">
                <text:p>0.0787420910902875</text:p>
              </table:table-cell>
              <table:table-cell office:value-type="float" office:value="0.488082276636927">
                <text:p>0.48808227663692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639961273420525">
                <text:p>0.639961273420525</text:p>
              </table:table-cell>
              <table:table-cell office:value-type="float" office:value="0.689859763739637">
                <text:p>0.68985976373963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03134409777914">
                <text:p>0.403134409777914</text:p>
              </table:table-cell>
              <table:table-cell office:value-type="float" office:value="0.301465222532652">
                <text:p>0.30146522253265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621428103549294">
                <text:p>0.621428103549294</text:p>
              </table:table-cell>
              <table:table-cell office:value-type="float" office:value="0.658174955522326">
                <text:p>0.658174955522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MacOSX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